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" calcext:value-type="float">
            <text:p>104148</text:p>
          </table:table-cell>
          <table:table-cell office:value-type="float" office:value="103096" calcext:value-type="float">
            <text:p>1030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.010257" calcext:value-type="float">
            <text:p>2.010257</text:p>
          </table:table-cell>
          <table:table-cell office:value-type="float" office:value="99.0051" calcext:value-type="float">
            <text:p>99.0051</text:p>
          </table:table-cell>
          <table:table-cell office:value-type="float" office:value="96.994843" calcext:value-type="float">
            <text:p>96.994843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023799" calcext:value-type="float">
            <text:p>2.023799</text:p>
          </table:table-cell>
          <table:table-cell office:value-type="float" office:value="99.020524" calcext:value-type="float">
            <text:p>99.020524</text:p>
          </table:table-cell>
          <table:table-cell office:value-type="float" office:value="96.996725" calcext:value-type="float">
            <text:p>96.99672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79" calcext:value-type="float">
            <text:p>1.026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18356" calcext:value-type="float">
            <text:p>2.01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37" calcext:value-type="float">
            <text:p>1.03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08192" calcext:value-type="float">
            <text:p>0.00819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221" calcext:value-type="float">
            <text:p>1.009221</text:p>
          </table:table-cell>
          <table:table-cell office:value-type="float" office:value="99.505111" calcext:value-type="float">
            <text:p>99.505111</text:p>
          </table:table-cell>
          <table:table-cell office:value-type="float" office:value="98.495889" calcext:value-type="float">
            <text:p>98.495889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6117" calcext:value-type="float">
            <text:p>1.046117</text:p>
          </table:table-cell>
          <table:table-cell office:value-type="float" office:value="99.520535" calcext:value-type="float">
            <text:p>99.520535</text:p>
          </table:table-cell>
          <table:table-cell office:value-type="float" office:value="98.474418" calcext:value-type="float">
            <text:p>98.47441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53" calcext:value-type="float">
            <text:p>1.02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" calcext:value-type="float">
            <text:p>1.0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232" calcext:value-type="float">
            <text:p>1.03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3393" calcext:value-type="float">
            <text:p>1.013393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1704" calcext:value-type="float">
            <text:p>98.991704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" calcext:value-type="float">
            <text:p>31244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.046678" calcext:value-type="float">
            <text:p>1.046678</text:p>
          </table:table-cell>
          <table:table-cell office:value-type="float" office:value="99.687194" calcext:value-type="float">
            <text:p>99.687194</text:p>
          </table:table-cell>
          <table:table-cell office:value-type="float" office:value="98.640516" calcext:value-type="float">
            <text:p>98.640516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615" calcext:value-type="float">
            <text:p>1.020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861" calcext:value-type="float">
            <text:p>1.01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753" calcext:value-type="float">
            <text:p>1.03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755103" calcext:value-type="float">
            <text:p>99.755103</text:p>
          </table:table-cell>
          <table:table-cell office:value-type="float" office:value="98.746641" calcext:value-type="float">
            <text:p>98.746641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46469" calcext:value-type="float">
            <text:p>1.046469</text:p>
          </table:table-cell>
          <table:table-cell office:value-type="float" office:value="99.770527" calcext:value-type="float">
            <text:p>99.770527</text:p>
          </table:table-cell>
          <table:table-cell office:value-type="float" office:value="98.724058" calcext:value-type="float">
            <text:p>98.724058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94" calcext:value-type="float">
            <text:p>1.021194</text:p>
          </table:table-cell>
          <table:table-cell office:value-type="float" office:value="12.271078" calcext:value-type="float">
            <text:p>12.271078</text:p>
          </table:table-cell>
          <table:table-cell office:value-type="float" office:value="11.249884" calcext:value-type="float">
            <text:p>11.24988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12.272565" calcext:value-type="float">
            <text:p>12.272565</text:p>
          </table:table-cell>
          <table:table-cell office:value-type="float" office:value="11.259494" calcext:value-type="float">
            <text:p>11.259494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584" calcext:value-type="float">
            <text:p>1.035584</text:p>
          </table:table-cell>
          <table:table-cell office:value-type="float" office:value="12.273919" calcext:value-type="float">
            <text:p>12.273919</text:p>
          </table:table-cell>
          <table:table-cell office:value-type="float" office:value="11.238335" calcext:value-type="float">
            <text:p>11.23833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25235" calcext:value-type="float">
            <text:p>1.025235</text:p>
          </table:table-cell>
          <table:table-cell office:value-type="float" office:value="99.805106" calcext:value-type="float">
            <text:p>99.805106</text:p>
          </table:table-cell>
          <table:table-cell office:value-type="float" office:value="98.779872" calcext:value-type="float">
            <text:p>98.779872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50001" calcext:value-type="float">
            <text:p>1.050001</text:p>
          </table:table-cell>
          <table:table-cell office:value-type="float" office:value="99.82053" calcext:value-type="float">
            <text:p>99.82053</text:p>
          </table:table-cell>
          <table:table-cell office:value-type="float" office:value="98.770529" calcext:value-type="float">
            <text:p>98.770529</text:p>
          </table:table-cell>
          <table:table-cell office:value-type="float" office:value="0.042178" calcext:value-type="float">
            <text:p>0.04217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6881" calcext:value-type="float">
            <text:p>1.026881</text:p>
          </table:table-cell>
          <table:table-cell office:value-type="float" office:value="28.219072" calcext:value-type="float">
            <text:p>28.219072</text:p>
          </table:table-cell>
          <table:table-cell office:value-type="float" office:value="27.192191" calcext:value-type="float">
            <text:p>27.19219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518" calcext:value-type="float">
            <text:p>1.029518</text:p>
          </table:table-cell>
          <table:table-cell office:value-type="float" office:value="28.220559" calcext:value-type="float">
            <text:p>28.220559</text:p>
          </table:table-cell>
          <table:table-cell office:value-type="float" office:value="27.191041" calcext:value-type="float">
            <text:p>27.19104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8997" calcext:value-type="float">
            <text:p>1.038997</text:p>
          </table:table-cell>
          <table:table-cell office:value-type="float" office:value="28.221993" calcext:value-type="float">
            <text:p>28.221993</text:p>
          </table:table-cell>
          <table:table-cell office:value-type="float" office:value="27.182996" calcext:value-type="float">
            <text:p>27.18299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4096" calcext:value-type="float">
            <text:p>0.0409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99.838435" calcext:value-type="float">
            <text:p>99.838435</text:p>
          </table:table-cell>
          <table:table-cell office:value-type="float" office:value="98.827013" calcext:value-type="float">
            <text:p>98.827013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42557" calcext:value-type="float">
            <text:p>1.042557</text:p>
          </table:table-cell>
          <table:table-cell office:value-type="float" office:value="99.853859" calcext:value-type="float">
            <text:p>99.853859</text:p>
          </table:table-cell>
          <table:table-cell office:value-type="float" office:value="98.811301" calcext:value-type="float">
            <text:p>98.811301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134" calcext:value-type="float">
            <text:p>1.02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1" calcext:value-type="float">
            <text:p>1.016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33" calcext:value-type="float">
            <text:p>1.03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862252" calcext:value-type="float">
            <text:p>99.862252</text:p>
          </table:table-cell>
          <table:table-cell office:value-type="float" office:value="98.854011" calcext:value-type="float">
            <text:p>98.85401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49377" calcext:value-type="float">
            <text:p>1.049377</text:p>
          </table:table-cell>
          <table:table-cell office:value-type="float" office:value="99.877676" calcext:value-type="float">
            <text:p>99.877676</text:p>
          </table:table-cell>
          <table:table-cell office:value-type="float" office:value="98.8283" calcext:value-type="float">
            <text:p>98.8283</text:p>
          </table:table-cell>
          <table:table-cell office:value-type="float" office:value="0.059014" calcext:value-type="float">
            <text:p>0.059014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53" calcext:value-type="float">
            <text:p>1.02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312" calcext:value-type="float">
            <text:p>1.03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57344" calcext:value-type="float">
            <text:p>0.0573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99.880096" calcext:value-type="float">
            <text:p>99.880096</text:p>
          </table:table-cell>
          <table:table-cell office:value-type="float" office:value="98.870603" calcext:value-type="float">
            <text:p>98.870603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58579" calcext:value-type="float">
            <text:p>1.058579</text:p>
          </table:table-cell>
          <table:table-cell office:value-type="float" office:value="99.89552" calcext:value-type="float">
            <text:p>99.89552</text:p>
          </table:table-cell>
          <table:table-cell office:value-type="float" office:value="98.836941" calcext:value-type="float">
            <text:p>98.836941</text:p>
          </table:table-cell>
          <table:table-cell office:value-type="float" office:value="0.067439" calcext:value-type="float">
            <text:p>0.067439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285" calcext:value-type="float">
            <text:p>1.03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715" calcext:value-type="float">
            <text:p>1.047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805" calcext:value-type="float">
            <text:p>98.993805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7332" calcext:value-type="float">
            <text:p>937332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1.041528" calcext:value-type="float">
            <text:p>1.041528</text:p>
          </table:table-cell>
          <table:table-cell office:value-type="float" office:value="99.909415" calcext:value-type="float">
            <text:p>99.909415</text:p>
          </table:table-cell>
          <table:table-cell office:value-type="float" office:value="98.867887" calcext:value-type="float">
            <text:p>98.867887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65" calcext:value-type="float">
            <text:p>1.02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483" calcext:value-type="float">
            <text:p>1.03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73728" calcext:value-type="float">
            <text:p>0.07372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05103" calcext:value-type="float">
            <text:p>99.905103</text:p>
          </table:table-cell>
          <table:table-cell office:value-type="float" office:value="98.897822" calcext:value-type="float">
            <text:p>98.89782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48417" calcext:value-type="float">
            <text:p>1.048417</text:p>
          </table:table-cell>
          <table:table-cell office:value-type="float" office:value="99.920527" calcext:value-type="float">
            <text:p>99.920527</text:p>
          </table:table-cell>
          <table:table-cell office:value-type="float" office:value="98.872111" calcext:value-type="float">
            <text:p>98.872111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193" calcext:value-type="float">
            <text:p>1.026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452" calcext:value-type="float">
            <text:p>1.03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441" calcext:value-type="float">
            <text:p>1.010441</text:p>
          </table:table-cell>
          <table:table-cell office:value-type="float" office:value="99.914203" calcext:value-type="float">
            <text:p>99.914203</text:p>
          </table:table-cell>
          <table:table-cell office:value-type="float" office:value="98.903762" calcext:value-type="float">
            <text:p>98.90376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49197" calcext:value-type="float">
            <text:p>1.049197</text:p>
          </table:table-cell>
          <table:table-cell office:value-type="float" office:value="99.929627" calcext:value-type="float">
            <text:p>99.929627</text:p>
          </table:table-cell>
          <table:table-cell office:value-type="float" office:value="98.88043" calcext:value-type="float">
            <text:p>98.88043</text:p>
          </table:table-cell>
          <table:table-cell office:value-type="float" office:value="0.092688" calcext:value-type="float">
            <text:p>0.092688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133" calcext:value-type="float">
            <text:p>1.03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252" calcext:value-type="float">
            <text:p>1.03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0112" calcext:value-type="float">
            <text:p>0.09011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6222" calcext:value-type="float">
            <text:p>1.016222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8879" calcext:value-type="float">
            <text:p>98.988879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49776" calcext:value-type="float">
            <text:p>1249776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.053447" calcext:value-type="float">
            <text:p>1.053447</text:p>
          </table:table-cell>
          <table:table-cell office:value-type="float" office:value="99.937198" calcext:value-type="float">
            <text:p>99.937198</text:p>
          </table:table-cell>
          <table:table-cell office:value-type="float" office:value="98.883751" calcext:value-type="float">
            <text:p>98.883751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344" calcext:value-type="float">
            <text:p>1.028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583" calcext:value-type="float">
            <text:p>1.042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7281" calcext:value-type="float">
            <text:p>1.007281</text:p>
          </table:table-cell>
          <table:table-cell office:value-type="float" office:value="99.928183" calcext:value-type="float">
            <text:p>99.928183</text:p>
          </table:table-cell>
          <table:table-cell office:value-type="float" office:value="98.920902" calcext:value-type="float">
            <text:p>98.920902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44597" calcext:value-type="float">
            <text:p>1.044597</text:p>
          </table:table-cell>
          <table:table-cell office:value-type="float" office:value="99.943607" calcext:value-type="float">
            <text:p>99.943607</text:p>
          </table:table-cell>
          <table:table-cell office:value-type="float" office:value="98.89901" calcext:value-type="float">
            <text:p>98.89901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93" calcext:value-type="float">
            <text:p>1.02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752" calcext:value-type="float">
            <text:p>1.03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06496" calcext:value-type="float">
            <text:p>0.10649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891" calcext:value-type="float">
            <text:p>98.992891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8072" calcext:value-type="float">
            <text:p>1458072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1.048616" calcext:value-type="float">
            <text:p>1.048616</text:p>
          </table:table-cell>
          <table:table-cell office:value-type="float" office:value="99.949101" calcext:value-type="float">
            <text:p>99.949101</text:p>
          </table:table-cell>
          <table:table-cell office:value-type="float" office:value="98.900485" calcext:value-type="float">
            <text:p>98.900485</text:p>
          </table:table-cell>
          <table:table-cell office:value-type="float" office:value="0.117943" calcext:value-type="float">
            <text:p>0.117943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745" calcext:value-type="float">
            <text:p>1.024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701" calcext:value-type="float">
            <text:p>1.01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511" calcext:value-type="float">
            <text:p>1.037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17995" calcext:value-type="float">
            <text:p>1.017995</text:p>
          </table:table-cell>
          <table:table-cell office:value-type="float" office:value="99.93843" calcext:value-type="float">
            <text:p>99.93843</text:p>
          </table:table-cell>
          <table:table-cell office:value-type="float" office:value="98.920434" calcext:value-type="float">
            <text:p>98.920434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" calcext:value-type="float">
            <text:p>1562220</text:p>
          </table:table-cell>
          <table:table-cell office:value-type="float" office:value="1560116" calcext:value-type="float">
            <text:p>1560116</text:p>
          </table:table-cell>
          <table:table-cell office:value-type="float" office:value="1485" calcext:value-type="float">
            <text:p>1485</text:p>
          </table:table-cell>
          <table:table-cell office:value-type="float" office:value="1483" calcext:value-type="float">
            <text:p>1483</text:p>
          </table:table-cell>
          <table:table-cell office:value-type="float" office:value="1.289451" calcext:value-type="float">
            <text:p>1.289451</text:p>
          </table:table-cell>
          <table:table-cell office:value-type="float" office:value="99.953854" calcext:value-type="float">
            <text:p>99.953854</text:p>
          </table:table-cell>
          <table:table-cell office:value-type="float" office:value="98.664402" calcext:value-type="float">
            <text:p>98.664402</text:p>
          </table:table-cell>
          <table:table-cell office:value-type="float" office:value="0.126499" calcext:value-type="float">
            <text:p>0.126499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62405" calcext:value-type="float">
            <text:p>1.262405</text:p>
          </table:table-cell>
          <table:table-cell office:value-type="float" office:value="29.103109" calcext:value-type="float">
            <text:p>29.103109</text:p>
          </table:table-cell>
          <table:table-cell office:value-type="float" office:value="27.840703" calcext:value-type="float">
            <text:p>27.84070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7062" calcext:value-type="float">
            <text:p>1.257062</text:p>
          </table:table-cell>
          <table:table-cell office:value-type="float" office:value="29.089176" calcext:value-type="float">
            <text:p>29.089176</text:p>
          </table:table-cell>
          <table:table-cell office:value-type="float" office:value="27.832114" calcext:value-type="float">
            <text:p>27.8321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78367" calcext:value-type="float">
            <text:p>1.278367</text:p>
          </table:table-cell>
          <table:table-cell office:value-type="float" office:value="29.104443" calcext:value-type="float">
            <text:p>29.104443</text:p>
          </table:table-cell>
          <table:table-cell office:value-type="float" office:value="27.826076" calcext:value-type="float">
            <text:p>27.82607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12288" calcext:value-type="float">
            <text:p>0.1228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1501" calcext:value-type="float">
            <text:p>1.011501</text:p>
          </table:table-cell>
          <table:table-cell office:value-type="float" office:value="99.942614" calcext:value-type="float">
            <text:p>99.942614</text:p>
          </table:table-cell>
          <table:table-cell office:value-type="float" office:value="98.931113" calcext:value-type="float">
            <text:p>98.931113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45377" calcext:value-type="float">
            <text:p>1.045377</text:p>
          </table:table-cell>
          <table:table-cell office:value-type="float" office:value="99.958018" calcext:value-type="float">
            <text:p>99.958018</text:p>
          </table:table-cell>
          <table:table-cell office:value-type="float" office:value="98.912641" calcext:value-type="float">
            <text:p>98.91264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3" calcext:value-type="float">
            <text:p>1.02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292" calcext:value-type="float">
            <text:p>1.03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5401" calcext:value-type="float">
            <text:p>1.015401</text:p>
          </table:table-cell>
          <table:table-cell office:value-type="float" office:value="100.005101" calcext:value-type="float">
            <text:p>100.005101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0516" calcext:value-type="float">
            <text:p>1770516</text:p>
          </table:table-cell>
          <table:table-cell table:number-columns-repeated="2" office:value-type="float" office:value="1683" calcext:value-type="float">
            <text:p>1683</text:p>
          </table:table-cell>
          <table:table-cell office:value-type="float" office:value="1.054517" calcext:value-type="float">
            <text:p>1.054517</text:p>
          </table:table-cell>
          <table:table-cell office:value-type="float" office:value="99.961698" calcext:value-type="float">
            <text:p>99.961698</text:p>
          </table:table-cell>
          <table:table-cell office:value-type="float" office:value="98.907182" calcext:value-type="float">
            <text:p>98.907182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253" calcext:value-type="float">
            <text:p>1.029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3492" calcext:value-type="float">
            <text:p>1.04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9264" calcext:value-type="float">
            <text:p>0.13926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99.949557" calcext:value-type="float">
            <text:p>99.949557</text:p>
          </table:table-cell>
          <table:table-cell office:value-type="float" office:value="98.941215" calcext:value-type="float">
            <text:p>98.941215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50507" calcext:value-type="float">
            <text:p>1.050507</text:p>
          </table:table-cell>
          <table:table-cell office:value-type="float" office:value="99.964981" calcext:value-type="float">
            <text:p>99.964981</text:p>
          </table:table-cell>
          <table:table-cell office:value-type="float" office:value="98.914473" calcext:value-type="float">
            <text:p>98.914473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54" calcext:value-type="float">
            <text:p>1.029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071" calcext:value-type="float">
            <text:p>1.018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8593" calcext:value-type="float">
            <text:p>1.038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08301" calcext:value-type="float">
            <text:p>1.008301</text:p>
          </table:table-cell>
          <table:table-cell office:value-type="float" office:value="99.952465" calcext:value-type="float">
            <text:p>99.952465</text:p>
          </table:table-cell>
          <table:table-cell office:value-type="float" office:value="98.944164" calcext:value-type="float">
            <text:p>98.944164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52537" calcext:value-type="float">
            <text:p>1.052537</text:p>
          </table:table-cell>
          <table:table-cell office:value-type="float" office:value="99.967889" calcext:value-type="float">
            <text:p>99.967889</text:p>
          </table:table-cell>
          <table:table-cell office:value-type="float" office:value="98.915352" calcext:value-type="float">
            <text:p>98.91535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13" calcext:value-type="float">
            <text:p>1.031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552" calcext:value-type="float">
            <text:p>1.041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55648" calcext:value-type="float">
            <text:p>0.15564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8042" calcext:value-type="float">
            <text:p>1.018042</text:p>
          </table:table-cell>
          <table:table-cell office:value-type="float" office:value="99.955111" calcext:value-type="float">
            <text:p>99.955111</text:p>
          </table:table-cell>
          <table:table-cell office:value-type="float" office:value="98.937069" calcext:value-type="float">
            <text:p>98.937069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87251" calcext:value-type="float">
            <text:p>1.287251</text:p>
          </table:table-cell>
          <table:table-cell office:value-type="float" office:value="99.970535" calcext:value-type="float">
            <text:p>99.970535</text:p>
          </table:table-cell>
          <table:table-cell office:value-type="float" office:value="98.683285" calcext:value-type="float">
            <text:p>98.683285</text:p>
          </table:table-cell>
          <table:table-cell office:value-type="float" office:value="0.168519" calcext:value-type="float">
            <text:p>0.16851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8167" calcext:value-type="float">
            <text:p>1.26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064" calcext:value-type="float">
            <text:p>1.26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6346" calcext:value-type="float">
            <text:p>1.27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17372" calcext:value-type="float">
            <text:p>1.017372</text:p>
          </table:table-cell>
          <table:table-cell office:value-type="float" office:value="99.957486" calcext:value-type="float">
            <text:p>99.957486</text:p>
          </table:table-cell>
          <table:table-cell office:value-type="float" office:value="98.940114" calcext:value-type="float">
            <text:p>98.940114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72729" calcext:value-type="float">
            <text:p>1.072729</text:p>
          </table:table-cell>
          <table:table-cell office:value-type="float" office:value="99.97291" calcext:value-type="float">
            <text:p>99.97291</text:p>
          </table:table-cell>
          <table:table-cell office:value-type="float" office:value="98.90018" calcext:value-type="float">
            <text:p>98.90018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032114" calcext:value-type="float">
            <text:p>1.032114</text:p>
          </table:table-cell>
          <table:table-cell office:value-type="float" office:value="53.064682" calcext:value-type="float">
            <text:p>53.064682</text:p>
          </table:table-cell>
          <table:table-cell office:value-type="float" office:value="52.032568" calcext:value-type="float">
            <text:p>52.03256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21061" calcext:value-type="float">
            <text:p>1.021061</text:p>
          </table:table-cell>
          <table:table-cell office:value-type="float" office:value="53.073105" calcext:value-type="float">
            <text:p>53.073105</text:p>
          </table:table-cell>
          <table:table-cell office:value-type="float" office:value="52.052044" calcext:value-type="float">
            <text:p>52.05204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47573" calcext:value-type="float">
            <text:p>1.047573</text:p>
          </table:table-cell>
          <table:table-cell office:value-type="float" office:value="53.066016" calcext:value-type="float">
            <text:p>53.066016</text:p>
          </table:table-cell>
          <table:table-cell office:value-type="float" office:value="52.018444" calcext:value-type="float">
            <text:p>52.01844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172032" calcext:value-type="float">
            <text:p>0.17203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100.005096" calcext:value-type="float">
            <text:p>100.005096</text:p>
          </table:table-cell>
          <table:table-cell office:value-type="float" office:value="98.995595" calcext:value-type="float">
            <text:p>98.99559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1256" calcext:value-type="float">
            <text:p>2291256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.046617" calcext:value-type="float">
            <text:p>1.046617</text:p>
          </table:table-cell>
          <table:table-cell office:value-type="float" office:value="99.975073" calcext:value-type="float">
            <text:p>99.975073</text:p>
          </table:table-cell>
          <table:table-cell office:value-type="float" office:value="98.928457" calcext:value-type="float">
            <text:p>98.928457</text:p>
          </table:table-cell>
          <table:table-cell office:value-type="float" office:value="0.185286" calcext:value-type="float">
            <text:p>0.18528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233" calcext:value-type="float">
            <text:p>1.026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" calcext:value-type="float">
            <text:p>1.0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32" calcext:value-type="float">
            <text:p>1.035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61616" calcext:value-type="float">
            <text:p>99.961616</text:p>
          </table:table-cell>
          <table:table-cell office:value-type="float" office:value="98.947144" calcext:value-type="float">
            <text:p>98.9471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6554" calcext:value-type="float">
            <text:p>1.06554</text:p>
          </table:table-cell>
          <table:table-cell office:value-type="float" office:value="99.97704" calcext:value-type="float">
            <text:p>99.97704</text:p>
          </table:table-cell>
          <table:table-cell office:value-type="float" office:value="98.9115" calcext:value-type="float">
            <text:p>98.9115</text:p>
          </table:table-cell>
          <table:table-cell office:value-type="float" office:value="0.193741" calcext:value-type="float">
            <text:p>0.193741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125" calcext:value-type="float">
            <text:p>1.02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63" calcext:value-type="float">
            <text:p>1.04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8416" calcext:value-type="float">
            <text:p>0.1884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9373" calcext:value-type="float">
            <text:p>1.009373</text:p>
          </table:table-cell>
          <table:table-cell office:value-type="float" office:value="99.96344" calcext:value-type="float">
            <text:p>99.96344</text:p>
          </table:table-cell>
          <table:table-cell office:value-type="float" office:value="98.954067" calcext:value-type="float">
            <text:p>98.954067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43428" calcext:value-type="float">
            <text:p>1.043428</text:p>
          </table:table-cell>
          <table:table-cell office:value-type="float" office:value="99.978864" calcext:value-type="float">
            <text:p>99.978864</text:p>
          </table:table-cell>
          <table:table-cell office:value-type="float" office:value="98.935436" calcext:value-type="float">
            <text:p>98.935436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5" calcext:value-type="float">
            <text:p>1.02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61" calcext:value-type="float">
            <text:p>1.01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43" calcext:value-type="float">
            <text:p>1.03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99.965103" calcext:value-type="float">
            <text:p>99.965103</text:p>
          </table:table-cell>
          <table:table-cell office:value-type="float" office:value="98.956801" calcext:value-type="float">
            <text:p>98.956801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54868" calcext:value-type="float">
            <text:p>1.054868</text:p>
          </table:table-cell>
          <table:table-cell office:value-type="float" office:value="99.980527" calcext:value-type="float">
            <text:p>99.980527</text:p>
          </table:table-cell>
          <table:table-cell office:value-type="float" office:value="98.925659" calcext:value-type="float">
            <text:p>98.925659</text:p>
          </table:table-cell>
          <table:table-cell office:value-type="float" office:value="0.210558" calcext:value-type="float">
            <text:p>0.210558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134" calcext:value-type="float">
            <text:p>1.021134</text:p>
          </table:table-cell>
          <table:table-cell office:value-type="float" office:value="68.058068" calcext:value-type="float">
            <text:p>68.058068</text:p>
          </table:table-cell>
          <table:table-cell office:value-type="float" office:value="67.036934" calcext:value-type="float">
            <text:p>67.0369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071" calcext:value-type="float">
            <text:p>1.017071</text:p>
          </table:table-cell>
          <table:table-cell office:value-type="float" office:value="68.06631" calcext:value-type="float">
            <text:p>68.06631</text:p>
          </table:table-cell>
          <table:table-cell office:value-type="float" office:value="67.04924" calcext:value-type="float">
            <text:p>67.0492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5333" calcext:value-type="float">
            <text:p>1.035333</text:p>
          </table:table-cell>
          <table:table-cell office:value-type="float" office:value="68.059402" calcext:value-type="float">
            <text:p>68.059402</text:p>
          </table:table-cell>
          <table:table-cell office:value-type="float" office:value="67.024069" calcext:value-type="float">
            <text:p>67.02406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11341" calcext:value-type="float">
            <text:p>1.011341</text:p>
          </table:table-cell>
          <table:table-cell office:value-type="float" office:value="100.005111" calcext:value-type="float">
            <text:p>100.005111</text:p>
          </table:table-cell>
          <table:table-cell office:value-type="float" office:value="98.99377" calcext:value-type="float">
            <text:p>98.99377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7848" calcext:value-type="float">
            <text:p>2707848</text:p>
          </table:table-cell>
          <table:table-cell table:number-columns-repeated="2" office:value-type="float" office:value="2574" calcext:value-type="float">
            <text:p>2574</text:p>
          </table:table-cell>
          <table:table-cell office:value-type="float" office:value="1.056103" calcext:value-type="float">
            <text:p>1.056103</text:p>
          </table:table-cell>
          <table:table-cell office:value-type="float" office:value="99.982069" calcext:value-type="float">
            <text:p>99.982069</text:p>
          </table:table-cell>
          <table:table-cell office:value-type="float" office:value="98.925966" calcext:value-type="float">
            <text:p>98.925966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53" calcext:value-type="float">
            <text:p>1.022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89" calcext:value-type="float">
            <text:p>1.01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192" calcext:value-type="float">
            <text:p>1.03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1481" calcext:value-type="float">
            <text:p>1.01148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3616" calcext:value-type="float">
            <text:p>98.993616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1996" calcext:value-type="float">
            <text:p>2811996</text:p>
          </table:table-cell>
          <table:table-cell table:number-columns-repeated="2" office:value-type="float" office:value="2673" calcext:value-type="float">
            <text:p>2673</text:p>
          </table:table-cell>
          <table:table-cell office:value-type="float" office:value="1.041517" calcext:value-type="float">
            <text:p>1.041517</text:p>
          </table:table-cell>
          <table:table-cell office:value-type="float" office:value="99.983495" calcext:value-type="float">
            <text:p>99.983495</text:p>
          </table:table-cell>
          <table:table-cell office:value-type="float" office:value="98.941978" calcext:value-type="float">
            <text:p>98.941978</text:p>
          </table:table-cell>
          <table:table-cell office:value-type="float" office:value="0.227365" calcext:value-type="float">
            <text:p>0.227365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73" calcext:value-type="float">
            <text:p>1.0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09" calcext:value-type="float">
            <text:p>1.0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12" calcext:value-type="float">
            <text:p>1.03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1184" calcext:value-type="float">
            <text:p>0.22118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99.969385" calcext:value-type="float">
            <text:p>99.969385</text:p>
          </table:table-cell>
          <table:table-cell office:value-type="float" office:value="98.960964" calcext:value-type="float">
            <text:p>98.960964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57058" calcext:value-type="float">
            <text:p>1.057058</text:p>
          </table:table-cell>
          <table:table-cell office:value-type="float" office:value="99.984809" calcext:value-type="float">
            <text:p>99.984809</text:p>
          </table:table-cell>
          <table:table-cell office:value-type="float" office:value="98.927751" calcext:value-type="float">
            <text:p>98.927751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53" calcext:value-type="float">
            <text:p>1.030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" calcext:value-type="float">
            <text:p>1.0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572" calcext:value-type="float">
            <text:p>1.04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08493" calcext:value-type="float">
            <text:p>1.008493</text:p>
          </table:table-cell>
          <table:table-cell office:value-type="float" office:value="99.970628" calcext:value-type="float">
            <text:p>99.970628</text:p>
          </table:table-cell>
          <table:table-cell office:value-type="float" office:value="98.962136" calcext:value-type="float">
            <text:p>98.962136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60611" calcext:value-type="float">
            <text:p>1.060611</text:p>
          </table:table-cell>
          <table:table-cell office:value-type="float" office:value="99.986052" calcext:value-type="float">
            <text:p>99.986052</text:p>
          </table:table-cell>
          <table:table-cell office:value-type="float" office:value="98.925441" calcext:value-type="float">
            <text:p>98.925441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475" calcext:value-type="float">
            <text:p>1.02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71" calcext:value-type="float">
            <text:p>1.014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016" calcext:value-type="float">
            <text:p>1.04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37568" calcext:value-type="float">
            <text:p>0.23756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4404" calcext:value-type="float">
            <text:p>1.014404</text:p>
          </table:table-cell>
          <table:table-cell office:value-type="float" office:value="100.005107" calcext:value-type="float">
            <text:p>100.005107</text:p>
          </table:table-cell>
          <table:table-cell office:value-type="float" office:value="98.990703" calcext:value-type="float">
            <text:p>98.990703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4440" calcext:value-type="float">
            <text:p>312444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99.987184" calcext:value-type="float">
            <text:p>99.987184</text:p>
          </table:table-cell>
          <table:table-cell office:value-type="float" office:value="98.934954" calcext:value-type="float">
            <text:p>98.934954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36" calcext:value-type="float">
            <text:p>1.02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475" calcext:value-type="float">
            <text:p>1.03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07373" calcext:value-type="float">
            <text:p>1.007373</text:p>
          </table:table-cell>
          <table:table-cell office:value-type="float" office:value="99.972856" calcext:value-type="float">
            <text:p>99.972856</text:p>
          </table:table-cell>
          <table:table-cell office:value-type="float" office:value="98.965483" calcext:value-type="float">
            <text:p>98.965483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49239" calcext:value-type="float">
            <text:p>1.049239</text:p>
          </table:table-cell>
          <table:table-cell office:value-type="float" office:value="99.98826" calcext:value-type="float">
            <text:p>99.98826</text:p>
          </table:table-cell>
          <table:table-cell office:value-type="float" office:value="98.939021" calcext:value-type="float">
            <text:p>98.939021</text:p>
          </table:table-cell>
          <table:table-cell office:value-type="float" office:value="0.261057" calcext:value-type="float">
            <text:p>0.261057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85" calcext:value-type="float">
            <text:p>1.02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61" calcext:value-type="float">
            <text:p>1.01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43" calcext:value-type="float">
            <text:p>1.029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53952" calcext:value-type="float">
            <text:p>0.2539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99.973851" calcext:value-type="float">
            <text:p>99.973851</text:p>
          </table:table-cell>
          <table:table-cell office:value-type="float" office:value="98.957389" calcext:value-type="float">
            <text:p>98.957389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6562" calcext:value-type="float">
            <text:p>1.06562</text:p>
          </table:table-cell>
          <table:table-cell office:value-type="float" office:value="99.989275" calcext:value-type="float">
            <text:p>99.989275</text:p>
          </table:table-cell>
          <table:table-cell office:value-type="float" office:value="98.923655" calcext:value-type="float">
            <text:p>98.923655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9317" calcext:value-type="float">
            <text:p>1.03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71" calcext:value-type="float">
            <text:p>1.02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4495" calcext:value-type="float">
            <text:p>1.05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13441" calcext:value-type="float">
            <text:p>1.013441</text:p>
          </table:table-cell>
          <table:table-cell office:value-type="float" office:value="100.005098" calcext:value-type="float">
            <text:p>100.005098</text:p>
          </table:table-cell>
          <table:table-cell office:value-type="float" office:value="98.991657" calcext:value-type="float">
            <text:p>98.991657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6884" calcext:value-type="float">
            <text:p>3436884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1.046438" calcext:value-type="float">
            <text:p>1.046438</text:p>
          </table:table-cell>
          <table:table-cell office:value-type="float" office:value="99.990216" calcext:value-type="float">
            <text:p>99.990216</text:p>
          </table:table-cell>
          <table:table-cell office:value-type="float" office:value="98.943778" calcext:value-type="float">
            <text:p>98.943778</text:p>
          </table:table-cell>
          <table:table-cell office:value-type="float" office:value="0.277886" calcext:value-type="float">
            <text:p>0.277886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33" calcext:value-type="float">
            <text:p>1.023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" calcext:value-type="float">
            <text:p>1.0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852" calcext:value-type="float">
            <text:p>1.029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0336" calcext:value-type="float">
            <text:p>0.27033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99.975685" calcext:value-type="float">
            <text:p>99.975685</text:p>
          </table:table-cell>
          <table:table-cell office:value-type="float" office:value="98.959472" calcext:value-type="float">
            <text:p>98.959472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2411" calcext:value-type="float">
            <text:p>1.052411</text:p>
          </table:table-cell>
          <table:table-cell office:value-type="float" office:value="99.991109" calcext:value-type="float">
            <text:p>99.991109</text:p>
          </table:table-cell>
          <table:table-cell office:value-type="float" office:value="98.938698" calcext:value-type="float">
            <text:p>98.938698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85" calcext:value-type="float">
            <text:p>1.02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61" calcext:value-type="float">
            <text:p>1.01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486" calcext:value-type="float">
            <text:p>1.041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20221" calcext:value-type="float">
            <text:p>1.020221</text:p>
          </table:table-cell>
          <table:table-cell office:value-type="float" office:value="99.976541" calcext:value-type="float">
            <text:p>99.976541</text:p>
          </table:table-cell>
          <table:table-cell office:value-type="float" office:value="98.95632" calcext:value-type="float">
            <text:p>98.9563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5129" calcext:value-type="float">
            <text:p>1.05129</text:p>
          </table:table-cell>
          <table:table-cell office:value-type="float" office:value="99.991965" calcext:value-type="float">
            <text:p>99.991965</text:p>
          </table:table-cell>
          <table:table-cell office:value-type="float" office:value="98.940675" calcext:value-type="float">
            <text:p>98.940675</text:p>
          </table:table-cell>
          <table:table-cell office:value-type="float" office:value="0.294737" calcext:value-type="float">
            <text:p>0.294737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71" calcext:value-type="float">
            <text:p>1.025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064" calcext:value-type="float">
            <text:p>1.024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0325" calcext:value-type="float">
            <text:p>1.040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8672" calcext:value-type="float">
            <text:p>0.2867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6262" calcext:value-type="float">
            <text:p>1.016262</text:p>
          </table:table-cell>
          <table:table-cell office:value-type="float" office:value="99.977325" calcext:value-type="float">
            <text:p>99.977325</text:p>
          </table:table-cell>
          <table:table-cell office:value-type="float" office:value="98.961063" calcext:value-type="float">
            <text:p>98.961063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58801" calcext:value-type="float">
            <text:p>1.058801</text:p>
          </table:table-cell>
          <table:table-cell office:value-type="float" office:value="99.992749" calcext:value-type="float">
            <text:p>99.992749</text:p>
          </table:table-cell>
          <table:table-cell office:value-type="float" office:value="98.933949" calcext:value-type="float">
            <text:p>98.933949</text:p>
          </table:table-cell>
          <table:table-cell office:value-type="float" office:value="0.303178" calcext:value-type="float">
            <text:p>0.303178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74" calcext:value-type="float">
            <text:p>1.02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791" calcext:value-type="float">
            <text:p>1.018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955" calcext:value-type="float">
            <text:p>1.03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15221" calcext:value-type="float">
            <text:p>1.015221</text:p>
          </table:table-cell>
          <table:table-cell office:value-type="float" office:value="100.005112" calcext:value-type="float">
            <text:p>100.005112</text:p>
          </table:table-cell>
          <table:table-cell office:value-type="float" office:value="98.989891" calcext:value-type="float">
            <text:p>98.989891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853476" calcext:value-type="float">
            <text:p>3853476</text:p>
          </table:table-cell>
          <table:table-cell office:value-type="float" office:value="3815604" calcext:value-type="float">
            <text:p>3815604</text:p>
          </table:table-cell>
          <table:table-cell office:value-type="float" office:value="3663" calcext:value-type="float">
            <text:p>3663</text:p>
          </table:table-cell>
          <table:table-cell office:value-type="float" office:value="3627" calcext:value-type="float">
            <text:p>3627</text:p>
          </table:table-cell>
          <table:table-cell office:value-type="float" office:value="2.049908" calcext:value-type="float">
            <text:p>2.049908</text:p>
          </table:table-cell>
          <table:table-cell office:value-type="float" office:value="99.993489" calcext:value-type="float">
            <text:p>99.993489</text:p>
          </table:table-cell>
          <table:table-cell office:value-type="float" office:value="97.943581" calcext:value-type="float">
            <text:p>97.943581</text:p>
          </table:table-cell>
          <table:table-cell office:value-type="float" office:value="0.311657" calcext:value-type="float">
            <text:p>0.311657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53" calcext:value-type="float">
            <text:p>1.02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1" calcext:value-type="float">
            <text:p>1.0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38963" calcext:value-type="float">
            <text:p>2.03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03104" calcext:value-type="float">
            <text:p>0.303104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3241" calcext:value-type="float">
            <text:p>1.013241</text:p>
          </table:table-cell>
          <table:table-cell office:value-type="float" office:value="100.005105" calcext:value-type="float">
            <text:p>100.005105</text:p>
          </table:table-cell>
          <table:table-cell office:value-type="float" office:value="98.991864" calcext:value-type="float">
            <text:p>98.991864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7624" calcext:value-type="float">
            <text:p>3957624</text:p>
          </table:table-cell>
          <table:table-cell office:value-type="float" office:value="3918700" calcext:value-type="float">
            <text:p>3918700</text:p>
          </table:table-cell>
          <table:table-cell office:value-type="float" office:value="3762" calcext:value-type="float">
            <text:p>3762</text:p>
          </table:table-cell>
          <table:table-cell office:value-type="float" office:value="3725" calcext:value-type="float">
            <text:p>3725</text:p>
          </table:table-cell>
          <table:table-cell office:value-type="float" office:value="2.060874" calcext:value-type="float">
            <text:p>2.060874</text:p>
          </table:table-cell>
          <table:table-cell office:value-type="float" office:value="99.994203" calcext:value-type="float">
            <text:p>99.994203</text:p>
          </table:table-cell>
          <table:table-cell office:value-type="float" office:value="97.933328" calcext:value-type="float">
            <text:p>97.933328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213" calcext:value-type="float">
            <text:p>1.02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07" calcext:value-type="float">
            <text:p>1.01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9543" calcext:value-type="float">
            <text:p>2.029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07273" calcext:value-type="float">
            <text:p>1.007273</text:p>
          </table:table-cell>
          <table:table-cell office:value-type="float" office:value="99.979469" calcext:value-type="float">
            <text:p>99.979469</text:p>
          </table:table-cell>
          <table:table-cell office:value-type="float" office:value="98.972196" calcext:value-type="float">
            <text:p>98.972196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50411" calcext:value-type="float">
            <text:p>1.050411</text:p>
          </table:table-cell>
          <table:table-cell office:value-type="float" office:value="99.994893" calcext:value-type="float">
            <text:p>99.994893</text:p>
          </table:table-cell>
          <table:table-cell office:value-type="float" office:value="98.944482" calcext:value-type="float">
            <text:p>98.944482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667" calcext:value-type="float">
            <text:p>1.032667</text:p>
          </table:table-cell>
          <table:table-cell office:value-type="float" office:value="69.072476" calcext:value-type="float">
            <text:p>69.072476</text:p>
          </table:table-cell>
          <table:table-cell office:value-type="float" office:value="68.039809" calcext:value-type="float">
            <text:p>68.03980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9071" calcext:value-type="float">
            <text:p>1.019071</text:p>
          </table:table-cell>
          <table:table-cell office:value-type="float" office:value="69.04818" calcext:value-type="float">
            <text:p>69.04818</text:p>
          </table:table-cell>
          <table:table-cell office:value-type="float" office:value="68.029108" calcext:value-type="float">
            <text:p>68.02910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9386" calcext:value-type="float">
            <text:p>1.039386</text:p>
          </table:table-cell>
          <table:table-cell office:value-type="float" office:value="69.07393" calcext:value-type="float">
            <text:p>69.07393</text:p>
          </table:table-cell>
          <table:table-cell office:value-type="float" office:value="68.034544" calcext:value-type="float">
            <text:p>68.0345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19488" calcext:value-type="float">
            <text:p>0.31948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99.980109" calcext:value-type="float">
            <text:p>99.980109</text:p>
          </table:table-cell>
          <table:table-cell office:value-type="float" office:value="98.971867" calcext:value-type="float">
            <text:p>98.971867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7839" calcext:value-type="float">
            <text:p>1.047839</text:p>
          </table:table-cell>
          <table:table-cell office:value-type="float" office:value="99.995533" calcext:value-type="float">
            <text:p>99.995533</text:p>
          </table:table-cell>
          <table:table-cell office:value-type="float" office:value="98.947693" calcext:value-type="float">
            <text:p>98.947693</text:p>
          </table:table-cell>
          <table:table-cell office:value-type="float" office:value="0.336818" calcext:value-type="float">
            <text:p>0.3368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413" calcext:value-type="float">
            <text:p>1.023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7" calcext:value-type="float">
            <text:p>1.0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975" calcext:value-type="float">
            <text:p>1.036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11322" calcext:value-type="float">
            <text:p>1.011322</text:p>
          </table:table-cell>
          <table:table-cell office:value-type="float" office:value="99.98071" calcext:value-type="float">
            <text:p>99.98071</text:p>
          </table:table-cell>
          <table:table-cell office:value-type="float" office:value="98.969388" calcext:value-type="float">
            <text:p>98.969388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72305" calcext:value-type="float">
            <text:p>1.072305</text:p>
          </table:table-cell>
          <table:table-cell office:value-type="float" office:value="99.996134" calcext:value-type="float">
            <text:p>99.996134</text:p>
          </table:table-cell>
          <table:table-cell office:value-type="float" office:value="98.923829" calcext:value-type="float">
            <text:p>98.923829</text:p>
          </table:table-cell>
          <table:table-cell office:value-type="float" office:value="0.345322" calcext:value-type="float">
            <text:p>0.345322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357" calcext:value-type="float">
            <text:p>1.03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1" calcext:value-type="float">
            <text:p>1.02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555" calcext:value-type="float">
            <text:p>1.04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35872" calcext:value-type="float">
            <text:p>0.335872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473" calcext:value-type="float">
            <text:p>1.014473</text:p>
          </table:table-cell>
          <table:table-cell office:value-type="float" office:value="99.981301" calcext:value-type="float">
            <text:p>99.981301</text:p>
          </table:table-cell>
          <table:table-cell office:value-type="float" office:value="98.966828" calcext:value-type="float">
            <text:p>98.9668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8391" calcext:value-type="float">
            <text:p>1.048391</text:p>
          </table:table-cell>
          <table:table-cell office:value-type="float" office:value="99.996725" calcext:value-type="float">
            <text:p>99.996725</text:p>
          </table:table-cell>
          <table:table-cell office:value-type="float" office:value="98.948334" calcext:value-type="float">
            <text:p>98.948334</text:p>
          </table:table-cell>
          <table:table-cell office:value-type="float" office:value="0.353657" calcext:value-type="float">
            <text:p>0.353657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945" calcext:value-type="float">
            <text:p>1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61" calcext:value-type="float">
            <text:p>1.02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7386" calcext:value-type="float">
            <text:p>1.037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10502" calcext:value-type="float">
            <text:p>1.010502</text:p>
          </table:table-cell>
          <table:table-cell office:value-type="float" office:value="99.98185" calcext:value-type="float">
            <text:p>99.98185</text:p>
          </table:table-cell>
          <table:table-cell office:value-type="float" office:value="98.971348" calcext:value-type="float">
            <text:p>98.971348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76166" calcext:value-type="float">
            <text:p>1.076166</text:p>
          </table:table-cell>
          <table:table-cell office:value-type="float" office:value="99.997274" calcext:value-type="float">
            <text:p>99.997274</text:p>
          </table:table-cell>
          <table:table-cell office:value-type="float" office:value="98.921108" calcext:value-type="float">
            <text:p>98.921108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057" calcext:value-type="float">
            <text:p>1.03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71" calcext:value-type="float">
            <text:p>1.0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495" calcext:value-type="float">
            <text:p>1.04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52256" calcext:value-type="float">
            <text:p>0.35225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1373" calcext:value-type="float">
            <text:p>1.011373</text:p>
          </table:table-cell>
          <table:table-cell office:value-type="float" office:value="99.982386" calcext:value-type="float">
            <text:p>99.982386</text:p>
          </table:table-cell>
          <table:table-cell office:value-type="float" office:value="98.971013" calcext:value-type="float">
            <text:p>98.971013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5531" calcext:value-type="float">
            <text:p>1.045531</text:p>
          </table:table-cell>
          <table:table-cell office:value-type="float" office:value="99.99779" calcext:value-type="float">
            <text:p>99.99779</text:p>
          </table:table-cell>
          <table:table-cell office:value-type="float" office:value="98.952259" calcext:value-type="float">
            <text:p>98.952259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45" calcext:value-type="float">
            <text:p>1.019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386" calcext:value-type="float">
            <text:p>1.03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16213" calcext:value-type="float">
            <text:p>1.016213</text:p>
          </table:table-cell>
          <table:table-cell office:value-type="float" office:value="100.005104" calcext:value-type="float">
            <text:p>100.005104</text:p>
          </table:table-cell>
          <table:table-cell office:value-type="float" office:value="98.988891" calcext:value-type="float">
            <text:p>98.988891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6660" calcext:value-type="float">
            <text:p>4686660</text:p>
          </table:table-cell>
          <table:table-cell table:number-columns-repeated="2" office:value-type="float" office:value="4455" calcext:value-type="float">
            <text:p>4455</text:p>
          </table:table-cell>
          <table:table-cell office:value-type="float" office:value="1.046391" calcext:value-type="float">
            <text:p>1.046391</text:p>
          </table:table-cell>
          <table:table-cell office:value-type="float" office:value="99.998301" calcext:value-type="float">
            <text:p>99.998301</text:p>
          </table:table-cell>
          <table:table-cell office:value-type="float" office:value="98.95191" calcext:value-type="float">
            <text:p>98.9519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125" calcext:value-type="float">
            <text:p>1.02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21" calcext:value-type="float">
            <text:p>1.01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406" calcext:value-type="float">
            <text:p>1.03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2293" calcext:value-type="float">
            <text:p>1.012293</text:p>
          </table:table-cell>
          <table:table-cell office:value-type="float" office:value="100.005103" calcext:value-type="float">
            <text:p>100.005103</text:p>
          </table:table-cell>
          <table:table-cell office:value-type="float" office:value="98.992811" calcext:value-type="float">
            <text:p>98.992811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0808" calcext:value-type="float">
            <text:p>4790808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1.072285" calcext:value-type="float">
            <text:p>1.072285</text:p>
          </table:table-cell>
          <table:table-cell office:value-type="float" office:value="99.998781" calcext:value-type="float">
            <text:p>99.998781</text:p>
          </table:table-cell>
          <table:table-cell office:value-type="float" office:value="98.926495" calcext:value-type="float">
            <text:p>98.926495</text:p>
          </table:table-cell>
          <table:table-cell office:value-type="float" office:value="0.387424" calcext:value-type="float">
            <text:p>0.387424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67" calcext:value-type="float">
            <text:p>1.03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61" calcext:value-type="float">
            <text:p>1.02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1786" calcext:value-type="float">
            <text:p>1.04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4253" calcext:value-type="float">
            <text:p>1.014253</text:p>
          </table:table-cell>
          <table:table-cell office:value-type="float" office:value="99.98382" calcext:value-type="float">
            <text:p>99.98382</text:p>
          </table:table-cell>
          <table:table-cell office:value-type="float" office:value="98.969567" calcext:value-type="float">
            <text:p>98.969567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56041" calcext:value-type="float">
            <text:p>1.056041</text:p>
          </table:table-cell>
          <table:table-cell office:value-type="float" office:value="99.999244" calcext:value-type="float">
            <text:p>99.999244</text:p>
          </table:table-cell>
          <table:table-cell office:value-type="float" office:value="98.943202" calcext:value-type="float">
            <text:p>98.943202</text:p>
          </table:table-cell>
          <table:table-cell office:value-type="float" office:value="0.395779" calcext:value-type="float">
            <text:p>0.395779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187" calcext:value-type="float">
            <text:p>1.03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01" calcext:value-type="float">
            <text:p>1.01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566" calcext:value-type="float">
            <text:p>1.036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85024" calcext:value-type="float">
            <text:p>0.38502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10501" calcext:value-type="float">
            <text:p>1.010501</text:p>
          </table:table-cell>
          <table:table-cell office:value-type="float" office:value="100.005164" calcext:value-type="float">
            <text:p>100.005164</text:p>
          </table:table-cell>
          <table:table-cell office:value-type="float" office:value="98.994663" calcext:value-type="float">
            <text:p>98.994663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999104" calcext:value-type="float">
            <text:p>4999104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1.046147" calcext:value-type="float">
            <text:p>1.046147</text:p>
          </table:table-cell>
          <table:table-cell office:value-type="float" office:value="99.999681" calcext:value-type="float">
            <text:p>99.999681</text:p>
          </table:table-cell>
          <table:table-cell office:value-type="float" office:value="98.953534" calcext:value-type="float">
            <text:p>98.953534</text:p>
          </table:table-cell>
          <table:table-cell office:value-type="float" office:value="0.404158" calcext:value-type="float">
            <text:p>0.404158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113" calcext:value-type="float">
            <text:p>1.01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635" calcext:value-type="float">
            <text:p>1.032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0301" calcext:value-type="float">
            <text:p>1.010301</text:p>
          </table:table-cell>
          <table:table-cell office:value-type="float" office:value="100.005612" calcext:value-type="float">
            <text:p>100.005612</text:p>
          </table:table-cell>
          <table:table-cell office:value-type="float" office:value="98.995311" calcext:value-type="float">
            <text:p>98.995311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3252" calcext:value-type="float">
            <text:p>5103252</text:p>
          </table:table-cell>
          <table:table-cell table:number-columns-repeated="2" office:value-type="float" office:value="4851" calcext:value-type="float">
            <text:p>4851</text:p>
          </table:table-cell>
          <table:table-cell office:value-type="float" office:value="1.041699" calcext:value-type="float">
            <text:p>1.041699</text:p>
          </table:table-cell>
          <table:table-cell office:value-type="float" office:value="100.00011" calcext:value-type="float">
            <text:p>100.00011</text:p>
          </table:table-cell>
          <table:table-cell office:value-type="float" office:value="98.95841" calcext:value-type="float">
            <text:p>98.95841</text:p>
          </table:table-cell>
          <table:table-cell office:value-type="float" office:value="0.412557" calcext:value-type="float">
            <text:p>0.412557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073" calcext:value-type="float">
            <text:p>1.01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655" calcext:value-type="float">
            <text:p>1.030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1408" calcext:value-type="float">
            <text:p>0.40140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3273" calcext:value-type="float">
            <text:p>1.013273</text:p>
          </table:table-cell>
          <table:table-cell office:value-type="float" office:value="99.98613" calcext:value-type="float">
            <text:p>99.98613</text:p>
          </table:table-cell>
          <table:table-cell office:value-type="float" office:value="98.972857" calcext:value-type="float">
            <text:p>98.972857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52251" calcext:value-type="float">
            <text:p>1.052251</text:p>
          </table:table-cell>
          <table:table-cell office:value-type="float" office:value="100.000534" calcext:value-type="float">
            <text:p>100.000534</text:p>
          </table:table-cell>
          <table:table-cell office:value-type="float" office:value="98.948283" calcext:value-type="float">
            <text:p>98.948283</text:p>
          </table:table-cell>
          <table:table-cell office:value-type="float" office:value="0.42102" calcext:value-type="float">
            <text:p>0.4210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9705" calcext:value-type="float">
            <text:p>1.019705</text:p>
          </table:table-cell>
          <table:table-cell office:value-type="float" office:value="93.094263" calcext:value-type="float">
            <text:p>93.094263</text:p>
          </table:table-cell>
          <table:table-cell office:value-type="float" office:value="92.074559" calcext:value-type="float">
            <text:p>92.07455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15921" calcext:value-type="float">
            <text:p>1.015921</text:p>
          </table:table-cell>
          <table:table-cell office:value-type="float" office:value="93.09575" calcext:value-type="float">
            <text:p>93.09575</text:p>
          </table:table-cell>
          <table:table-cell office:value-type="float" office:value="92.079829" calcext:value-type="float">
            <text:p>92.07982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32916" calcext:value-type="float">
            <text:p>1.032916</text:p>
          </table:table-cell>
          <table:table-cell office:value-type="float" office:value="93.097404" calcext:value-type="float">
            <text:p>93.097404</text:p>
          </table:table-cell>
          <table:table-cell office:value-type="float" office:value="92.064488" calcext:value-type="float">
            <text:p>92.06448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4273" calcext:value-type="float">
            <text:p>1.014273</text:p>
          </table:table-cell>
          <table:table-cell office:value-type="float" office:value="100.006581" calcext:value-type="float">
            <text:p>100.006581</text:p>
          </table:table-cell>
          <table:table-cell office:value-type="float" office:value="98.992308" calcext:value-type="float">
            <text:p>98.992308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1548" calcext:value-type="float">
            <text:p>5311548</text:p>
          </table:table-cell>
          <table:table-cell table:number-columns-repeated="2" office:value-type="float" office:value="5049" calcext:value-type="float">
            <text:p>5049</text:p>
          </table:table-cell>
          <table:table-cell office:value-type="float" office:value="1.064881" calcext:value-type="float">
            <text:p>1.064881</text:p>
          </table:table-cell>
          <table:table-cell office:value-type="float" office:value="100.000918" calcext:value-type="float">
            <text:p>100.000918</text:p>
          </table:table-cell>
          <table:table-cell office:value-type="float" office:value="98.936037" calcext:value-type="float">
            <text:p>98.936037</text:p>
          </table:table-cell>
          <table:table-cell office:value-type="float" office:value="0.429493" calcext:value-type="float">
            <text:p>0.429493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137" calcext:value-type="float">
            <text:p>1.03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04" calcext:value-type="float">
            <text:p>1.027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4176" calcext:value-type="float">
            <text:p>1.044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17792" calcext:value-type="float">
            <text:p>0.41779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00.006849" calcext:value-type="float">
            <text:p>100.006849</text:p>
          </table:table-cell>
          <table:table-cell office:value-type="float" office:value="98.990387" calcext:value-type="float">
            <text:p>98.990387</text:p>
          </table:table-cell>
          <table:table-cell office:value-type="float" office:value="0.43776" calcext:value-type="float">
            <text:p>0.43776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5696" calcext:value-type="float">
            <text:p>5415696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1.058881" calcext:value-type="float">
            <text:p>1.058881</text:p>
          </table:table-cell>
          <table:table-cell office:value-type="float" office:value="100.001286" calcext:value-type="float">
            <text:p>100.001286</text:p>
          </table:table-cell>
          <table:table-cell office:value-type="float" office:value="98.942405" calcext:value-type="float">
            <text:p>98.942405</text:p>
          </table:table-cell>
          <table:table-cell office:value-type="float" office:value="0.437887" calcext:value-type="float">
            <text:p>0.437887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337" calcext:value-type="float">
            <text:p>1.029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071" calcext:value-type="float">
            <text:p>1.020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2375" calcext:value-type="float">
            <text:p>1.04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08462" calcext:value-type="float">
            <text:p>1.008462</text:p>
          </table:table-cell>
          <table:table-cell office:value-type="float" office:value="99.98831" calcext:value-type="float">
            <text:p>99.98831</text:p>
          </table:table-cell>
          <table:table-cell office:value-type="float" office:value="98.979848" calcext:value-type="float">
            <text:p>98.979848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58982" calcext:value-type="float">
            <text:p>1.058982</text:p>
          </table:table-cell>
          <table:table-cell office:value-type="float" office:value="100.001654" calcext:value-type="float">
            <text:p>100.001654</text:p>
          </table:table-cell>
          <table:table-cell office:value-type="float" office:value="98.942672" calcext:value-type="float">
            <text:p>98.942672</text:p>
          </table:table-cell>
          <table:table-cell office:value-type="float" office:value="0.446306" calcext:value-type="float">
            <text:p>0.446306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85" calcext:value-type="float">
            <text:p>1.03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898" calcext:value-type="float">
            <text:p>1.030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8057" calcext:value-type="float">
            <text:p>1.04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8461" calcext:value-type="float">
            <text:p>1.008461</text:p>
          </table:table-cell>
          <table:table-cell office:value-type="float" office:value="99.98918" calcext:value-type="float">
            <text:p>99.98918</text:p>
          </table:table-cell>
          <table:table-cell office:value-type="float" office:value="98.980719" calcext:value-type="float">
            <text:p>98.980719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41359" calcext:value-type="float">
            <text:p>1.041359</text:p>
          </table:table-cell>
          <table:table-cell office:value-type="float" office:value="100.002004" calcext:value-type="float">
            <text:p>100.002004</text:p>
          </table:table-cell>
          <table:table-cell office:value-type="float" office:value="98.960645" calcext:value-type="float">
            <text:p>98.960645</text:p>
          </table:table-cell>
          <table:table-cell office:value-type="float" office:value="0.454645" calcext:value-type="float">
            <text:p>0.454645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13" calcext:value-type="float">
            <text:p>1.01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07" calcext:value-type="float">
            <text:p>1.0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335" calcext:value-type="float">
            <text:p>1.03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5313" calcext:value-type="float">
            <text:p>1.015313</text:p>
          </table:table-cell>
          <table:table-cell office:value-type="float" office:value="100.008066" calcext:value-type="float">
            <text:p>100.008066</text:p>
          </table:table-cell>
          <table:table-cell office:value-type="float" office:value="98.992753" calcext:value-type="float">
            <text:p>98.992753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728140" calcext:value-type="float">
            <text:p>5728140</text:p>
          </table:table-cell>
          <table:table-cell office:value-type="float" office:value="5714464" calcext:value-type="float">
            <text:p>5714464</text:p>
          </table:table-cell>
          <table:table-cell office:value-type="float" office:value="5445" calcext:value-type="float">
            <text:p>5445</text:p>
          </table:table-cell>
          <table:table-cell office:value-type="float" office:value="5432" calcext:value-type="float">
            <text:p>5432</text:p>
          </table:table-cell>
          <table:table-cell office:value-type="float" office:value="1.303851" calcext:value-type="float">
            <text:p>1.303851</text:p>
          </table:table-cell>
          <table:table-cell office:value-type="float" office:value="100.002343" calcext:value-type="float">
            <text:p>100.002343</text:p>
          </table:table-cell>
          <table:table-cell office:value-type="float" office:value="98.698493" calcext:value-type="float">
            <text:p>98.698493</text:p>
          </table:table-cell>
          <table:table-cell office:value-type="float" office:value="0.463186" calcext:value-type="float">
            <text:p>0.463186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354" calcext:value-type="float">
            <text:p>1.27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71" calcext:value-type="float">
            <text:p>1.262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4555" calcext:value-type="float">
            <text:p>1.28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056" calcext:value-type="float">
            <text:p>0.45056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08273" calcext:value-type="float">
            <text:p>1.008273</text:p>
          </table:table-cell>
          <table:table-cell office:value-type="float" office:value="99.990484" calcext:value-type="float">
            <text:p>99.990484</text:p>
          </table:table-cell>
          <table:table-cell office:value-type="float" office:value="98.982211" calcext:value-type="float">
            <text:p>98.982211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58495" calcext:value-type="float">
            <text:p>1.058495</text:p>
          </table:table-cell>
          <table:table-cell office:value-type="float" office:value="100.002668" calcext:value-type="float">
            <text:p>100.002668</text:p>
          </table:table-cell>
          <table:table-cell office:value-type="float" office:value="98.944173" calcext:value-type="float">
            <text:p>98.944173</text:p>
          </table:table-cell>
          <table:table-cell office:value-type="float" office:value="0.471562" calcext:value-type="float">
            <text:p>0.471562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167" calcext:value-type="float">
            <text:p>1.027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061" calcext:value-type="float">
            <text:p>1.01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751" calcext:value-type="float">
            <text:p>1.04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16461" calcext:value-type="float">
            <text:p>1.016461</text:p>
          </table:table-cell>
          <table:table-cell office:value-type="float" office:value="99.99108" calcext:value-type="float">
            <text:p>99.99108</text:p>
          </table:table-cell>
          <table:table-cell office:value-type="float" office:value="98.974619" calcext:value-type="float">
            <text:p>98.974619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100.002984" calcext:value-type="float">
            <text:p>100.002984</text:p>
          </table:table-cell>
          <table:table-cell office:value-type="float" office:value="98.942294" calcext:value-type="float">
            <text:p>98.942294</text:p>
          </table:table-cell>
          <table:table-cell office:value-type="float" office:value="0.479992" calcext:value-type="float">
            <text:p>0.479992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476" calcext:value-type="float">
            <text:p>1.0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93" calcext:value-type="float">
            <text:p>1.02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877" calcext:value-type="float">
            <text:p>1.04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66944" calcext:value-type="float">
            <text:p>0.46694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07341" calcext:value-type="float">
            <text:p>1.007341</text:p>
          </table:table-cell>
          <table:table-cell office:value-type="float" office:value="100.008745" calcext:value-type="float">
            <text:p>100.008745</text:p>
          </table:table-cell>
          <table:table-cell office:value-type="float" office:value="99.001404" calcext:value-type="float">
            <text:p>99.001404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0584" calcext:value-type="float">
            <text:p>6040584</text:p>
          </table:table-cell>
          <table:table-cell table:number-columns-repeated="2" office:value-type="float" office:value="5742" calcext:value-type="float">
            <text:p>5742</text:p>
          </table:table-cell>
          <table:table-cell office:value-type="float" office:value="1.064083" calcext:value-type="float">
            <text:p>1.064083</text:p>
          </table:table-cell>
          <table:table-cell office:value-type="float" office:value="100.003283" calcext:value-type="float">
            <text:p>100.003283</text:p>
          </table:table-cell>
          <table:table-cell office:value-type="float" office:value="98.9392" calcext:value-type="float">
            <text:p>98.9392</text:p>
          </table:table-cell>
          <table:table-cell office:value-type="float" office:value="0.488428" calcext:value-type="float">
            <text:p>0.488428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624" calcext:value-type="float">
            <text:p>1.03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017" calcext:value-type="float">
            <text:p>1.030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6365" calcext:value-type="float">
            <text:p>1.04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28779" calcext:value-type="float">
            <text:p>1.028779</text:p>
          </table:table-cell>
          <table:table-cell office:value-type="float" office:value="99.992221" calcext:value-type="float">
            <text:p>99.992221</text:p>
          </table:table-cell>
          <table:table-cell office:value-type="float" office:value="98.963442" calcext:value-type="float">
            <text:p>98.963442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409" calcext:value-type="float">
            <text:p>1.016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144732" calcext:value-type="float">
            <text:p>6144732</text:p>
          </table:table-cell>
          <table:table-cell office:value-type="float" office:value="6128952" calcext:value-type="float">
            <text:p>6128952</text:p>
          </table:table-cell>
          <table:table-cell office:value-type="float" office:value="5841" calcext:value-type="float">
            <text:p>5841</text:p>
          </table:table-cell>
          <table:table-cell office:value-type="float" office:value="5826" calcext:value-type="float">
            <text:p>5826</text:p>
          </table:table-cell>
          <table:table-cell office:value-type="float" office:value="1.310711" calcext:value-type="float">
            <text:p>1.310711</text:p>
          </table:table-cell>
          <table:table-cell office:value-type="float" office:value="100.003585" calcext:value-type="float">
            <text:p>100.003585</text:p>
          </table:table-cell>
          <table:table-cell office:value-type="float" office:value="98.692873" calcext:value-type="float">
            <text:p>98.692873</text:p>
          </table:table-cell>
          <table:table-cell office:value-type="float" office:value="0.49681" calcext:value-type="float">
            <text:p>0.49681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8404" calcext:value-type="float">
            <text:p>1.27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898" calcext:value-type="float">
            <text:p>1.26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88803" calcext:value-type="float">
            <text:p>1.288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83328" calcext:value-type="float">
            <text:p>0.4833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12382" calcext:value-type="float">
            <text:p>1.012382</text:p>
          </table:table-cell>
          <table:table-cell office:value-type="float" office:value="99.998347" calcext:value-type="float">
            <text:p>99.998347</text:p>
          </table:table-cell>
          <table:table-cell office:value-type="float" office:value="98.985965" calcext:value-type="float">
            <text:p>98.985965</text:p>
          </table:table-cell>
          <table:table-cell office:value-type="float" office:value="0.505032" calcext:value-type="float">
            <text:p>0.505032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0" calcext:value-type="float">
            <text:p>624888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076251" calcext:value-type="float">
            <text:p>1.076251</text:p>
          </table:table-cell>
          <table:table-cell office:value-type="float" office:value="100.009431" calcext:value-type="float">
            <text:p>100.009431</text:p>
          </table:table-cell>
          <table:table-cell office:value-type="float" office:value="98.93318" calcext:value-type="float">
            <text:p>98.93318</text:p>
          </table:table-cell>
          <table:table-cell office:value-type="float" office:value="0.505301" calcext:value-type="float">
            <text:p>0.50530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527" calcext:value-type="float">
            <text:p>1.025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61" calcext:value-type="float">
            <text:p>1.015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45148" calcext:value-type="float">
            <text:p>1.04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28892" calcext:value-type="float">
            <text:p>6228892</text:p>
          </table:table-cell>
          <table:table-cell office:value-type="float" office:value="6039" calcext:value-type="float">
            <text:p>6039</text:p>
          </table:table-cell>
          <table:table-cell office:value-type="float" office:value="5921" calcext:value-type="float">
            <text:p>5921</text:p>
          </table:table-cell>
          <table:table-cell office:value-type="float" office:value="1.008442" calcext:value-type="float">
            <text:p>1.008442</text:p>
          </table:table-cell>
          <table:table-cell office:value-type="float" office:value="99.988705" calcext:value-type="float">
            <text:p>99.988705</text:p>
          </table:table-cell>
          <table:table-cell office:value-type="float" office:value="98.980263" calcext:value-type="float">
            <text:p>98.980263</text:p>
          </table:table-cell>
          <table:table-cell office:value-type="float" office:value="0.503445" calcext:value-type="float">
            <text:p>0.503445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5843860" calcext:value-type="float">
            <text:p>5843860</text:p>
          </table:table-cell>
          <table:table-cell office:value-type="float" office:value="6039" calcext:value-type="float">
            <text:p>6039</text:p>
          </table:table-cell>
          <table:table-cell office:value-type="float" office:value="5555" calcext:value-type="float">
            <text:p>5555</text:p>
          </table:table-cell>
          <table:table-cell office:value-type="float" office:value="1.050803" calcext:value-type="float">
            <text:p>1.050803</text:p>
          </table:table-cell>
          <table:table-cell office:value-type="float" office:value="100.379212" calcext:value-type="float">
            <text:p>100.379212</text:p>
          </table:table-cell>
          <table:table-cell office:value-type="float" office:value="99.328409" calcext:value-type="float">
            <text:p>99.328409</text:p>
          </table:table-cell>
          <table:table-cell office:value-type="float" office:value="0.47067" calcext:value-type="float">
            <text:p>0.47067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6408" calcext:value-type="float">
            <text:p>16408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1.025117" calcext:value-type="float">
            <text:p>1.025117</text:p>
          </table:table-cell>
          <table:table-cell office:value-type="float" office:value="99.991874" calcext:value-type="float">
            <text:p>99.991874</text:p>
          </table:table-cell>
          <table:table-cell office:value-type="float" office:value="98.966757" calcext:value-type="float">
            <text:p>98.966757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56" calcext:value-type="float">
            <text:p>3456</text:p>
          </table:table-cell>
          <table:table-cell office:value-type="float" office:value="3408" calcext:value-type="float">
            <text:p>340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.014071" calcext:value-type="float">
            <text:p>1.014071</text:p>
          </table:table-cell>
          <table:table-cell office:value-type="float" office:value="99.994894" calcext:value-type="float">
            <text:p>99.994894</text:p>
          </table:table-cell>
          <table:table-cell office:value-type="float" office:value="98.980823" calcext:value-type="float">
            <text:p>98.98082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39778" calcext:value-type="float">
            <text:p>1.039778</text:p>
          </table:table-cell>
          <table:table-cell office:value-type="float" office:value="99.993468" calcext:value-type="float">
            <text:p>99.993468</text:p>
          </table:table-cell>
          <table:table-cell office:value-type="float" office:value="98.95369" calcext:value-type="float">
            <text:p>98.9536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92" calcext:value-type="float">
            <text:p>6192</text:p>
          </table:table-cell>
          <table:table-cell office:value-type="float" office:value="5952" calcext:value-type="float">
            <text:p>5952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26.618807" calcext:value-type="float">
            <text:p>26.618807</text:p>
          </table:table-cell>
          <table:table-cell office:value-type="float" office:value="99.523311" calcext:value-type="float">
            <text:p>99.523311</text:p>
          </table:table-cell>
          <table:table-cell office:value-type="float" office:value="72.904504" calcext:value-type="float">
            <text:p>72.904504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499712" calcext:value-type="float">
            <text:p>0.499712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246776" calcext:value-type="float">
            <text:p>6246776</text:p>
          </table:table-cell>
          <table:table-cell office:value-type="float" office:value="6139" calcext:value-type="float">
            <text:p>6139</text:p>
          </table:table-cell>
          <table:table-cell office:value-type="float" office:value="5938" calcext:value-type="float">
            <text:p>5938</text:p>
          </table:table-cell>
          <table:table-cell office:value-type="float" office:value="1.018051" calcext:value-type="float">
            <text:p>1.018051</text:p>
          </table:table-cell>
          <table:table-cell office:value-type="float" office:value="100.396196" calcext:value-type="float">
            <text:p>100.396196</text:p>
          </table:table-cell>
          <table:table-cell office:value-type="float" office:value="99.378146" calcext:value-type="float">
            <text:p>99.378146</text:p>
          </table:table-cell>
          <table:table-cell office:value-type="float" office:value="0.502869" calcext:value-type="float">
            <text:p>0.502869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7176" calcext:value-type="float">
            <text:p>6457176</text:p>
          </table:table-cell>
          <table:table-cell office:value-type="float" office:value="5802832" calcext:value-type="float">
            <text:p>5802832</text:p>
          </table:table-cell>
          <table:table-cell office:value-type="float" office:value="6138" calcext:value-type="float">
            <text:p>6138</text:p>
          </table:table-cell>
          <table:table-cell office:value-type="float" office:value="5516" calcext:value-type="float">
            <text:p>5516</text:p>
          </table:table-cell>
          <table:table-cell office:value-type="float" office:value="1.292671" calcext:value-type="float">
            <text:p>1.292671</text:p>
          </table:table-cell>
          <table:table-cell office:value-type="float" office:value="101.13032" calcext:value-type="float">
            <text:p>101.13032</text:p>
          </table:table-cell>
          <table:table-cell office:value-type="float" office:value="99.837648" calcext:value-type="float">
            <text:p>99.837648</text:p>
          </table:table-cell>
          <table:table-cell office:value-type="float" office:value="0.464981" calcext:value-type="float">
            <text:p>0.464981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1.267085" calcext:value-type="float">
            <text:p>1.267085</text:p>
          </table:table-cell>
          <table:table-cell office:value-type="float" office:value="101.015521" calcext:value-type="float">
            <text:p>101.015521</text:p>
          </table:table-cell>
          <table:table-cell office:value-type="float" office:value="99.748436" calcext:value-type="float">
            <text:p>99.748436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72" calcext:value-type="float">
            <text:p>3072</text:p>
          </table:table-cell>
          <table:table-cell office:value-type="float" office:value="3024" calcext:value-type="float">
            <text:p>302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.256079" calcext:value-type="float">
            <text:p>1.256079</text:p>
          </table:table-cell>
          <table:table-cell office:value-type="float" office:value="100.317692" calcext:value-type="float">
            <text:p>100.317692</text:p>
          </table:table-cell>
          <table:table-cell office:value-type="float" office:value="99.061612" calcext:value-type="float">
            <text:p>99.06161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.281767" calcext:value-type="float">
            <text:p>1.281767</text:p>
          </table:table-cell>
          <table:table-cell office:value-type="float" office:value="99.862611" calcext:value-type="float">
            <text:p>99.862611</text:p>
          </table:table-cell>
          <table:table-cell office:value-type="float" office:value="98.580844" calcext:value-type="float">
            <text:p>98.5808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0" calcext:value-type="float">
            <text:p>8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.82156" calcext:value-type="float">
            <text:p>12.82156</text:p>
          </table:table-cell>
          <table:table-cell office:value-type="float" office:value="101.013955" calcext:value-type="float">
            <text:p>101.013955</text:p>
          </table:table-cell>
          <table:table-cell office:value-type="float" office:value="88.192395" calcext:value-type="float">
            <text:p>88.19239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270972" calcext:value-type="float">
            <text:p>6270972</text:p>
          </table:table-cell>
          <table:table-cell office:value-type="float" office:value="6237" calcext:value-type="float">
            <text:p>6237</text:p>
          </table:table-cell>
          <table:table-cell office:value-type="float" office:value="5961" calcext:value-type="float">
            <text:p>5961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0.192621" calcext:value-type="float">
            <text:p>100.192621</text:p>
          </table:table-cell>
          <table:table-cell office:value-type="float" office:value="99.177229" calcext:value-type="float">
            <text:p>99.17722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545092" calcext:value-type="float">
            <text:p>5545092</text:p>
          </table:table-cell>
          <table:table-cell office:value-type="float" office:value="6237" calcext:value-type="float">
            <text:p>6237</text:p>
          </table:table-cell>
          <table:table-cell office:value-type="float" office:value="5271" calcext:value-type="float">
            <text:p>5271</text:p>
          </table:table-cell>
          <table:table-cell office:value-type="float" office:value="1.066163" calcext:value-type="float">
            <text:p>1.066163</text:p>
          </table:table-cell>
          <table:table-cell office:value-type="float" office:value="100.430938" calcext:value-type="float">
            <text:p>100.430938</text:p>
          </table:table-cell>
          <table:table-cell office:value-type="float" office:value="99.364775" calcext:value-type="float">
            <text:p>99.364775</text:p>
          </table:table-cell>
          <table:table-cell office:value-type="float" office:value="0.446443" calcext:value-type="float">
            <text:p>0.446443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4240" calcext:value-type="float">
            <text:p>3424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1.030623" calcext:value-type="float">
            <text:p>1.030623</text:p>
          </table:table-cell>
          <table:table-cell office:value-type="float" office:value="99.55078" calcext:value-type="float">
            <text:p>99.55078</text:p>
          </table:table-cell>
          <table:table-cell office:value-type="float" office:value="98.520156" calcext:value-type="float">
            <text:p>98.520156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4032" calcext:value-type="float">
            <text:p>403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.0267" calcext:value-type="float">
            <text:p>1.0267</text:p>
          </table:table-cell>
          <table:table-cell office:value-type="float" office:value="99.581413" calcext:value-type="float">
            <text:p>99.581413</text:p>
          </table:table-cell>
          <table:table-cell office:value-type="float" office:value="98.554713" calcext:value-type="float">
            <text:p>98.554713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550" calcext:value-type="float">
            <text:p>255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.044135" calcext:value-type="float">
            <text:p>1.044135</text:p>
          </table:table-cell>
          <table:table-cell office:value-type="float" office:value="99.552114" calcext:value-type="float">
            <text:p>99.552114</text:p>
          </table:table-cell>
          <table:table-cell office:value-type="float" office:value="98.507979" calcext:value-type="float">
            <text:p>98.507979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440" calcext:value-type="float">
            <text:p>13440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8.625214" calcext:value-type="float">
            <text:p>8.625214</text:p>
          </table:table-cell>
          <table:table-cell office:value-type="float" office:value="99.093154" calcext:value-type="float">
            <text:p>99.093154</text:p>
          </table:table-cell>
          <table:table-cell office:value-type="float" office:value="90.46794" calcext:value-type="float">
            <text:p>90.46794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516096" calcext:value-type="float">
            <text:p>0.51609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299376" calcext:value-type="float">
            <text:p>6299376</text:p>
          </table:table-cell>
          <table:table-cell office:value-type="float" office:value="6336" calcext:value-type="float">
            <text:p>6336</text:p>
          </table:table-cell>
          <table:table-cell office:value-type="float" office:value="5988" calcext:value-type="float">
            <text:p>5988</text:p>
          </table:table-cell>
          <table:table-cell office:value-type="float" office:value="1.016301" calcext:value-type="float">
            <text:p>1.016301</text:p>
          </table:table-cell>
          <table:table-cell office:value-type="float" office:value="100.220012" calcext:value-type="float">
            <text:p>100.220012</text:p>
          </table:table-cell>
          <table:table-cell office:value-type="float" office:value="99.203711" calcext:value-type="float">
            <text:p>99.203711</text:p>
          </table:table-cell>
          <table:table-cell office:value-type="float" office:value="0.507995" calcext:value-type="float">
            <text:p>0.507995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6336" calcext:value-type="float">
            <text:p>6336</text:p>
          </table:table-cell>
          <table:table-cell office:value-type="float" office:value="5120" calcext:value-type="float">
            <text:p>5120</text:p>
          </table:table-cell>
          <table:table-cell office:value-type="float" office:value="1.065214" calcext:value-type="float">
            <text:p>1.065214</text:p>
          </table:table-cell>
          <table:table-cell office:value-type="float" office:value="100.336256" calcext:value-type="float">
            <text:p>100.336256</text:p>
          </table:table-cell>
          <table:table-cell office:value-type="float" office:value="99.271042" calcext:value-type="float">
            <text:p>99.271042</text:p>
          </table:table-cell>
          <table:table-cell office:value-type="float" office:value="0.434063" calcext:value-type="float">
            <text:p>0.43406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37448" calcext:value-type="float">
            <text:p>37448</text:p>
          </table:table-cell>
          <table:table-cell table:number-columns-repeated="2" office:value-type="float" office:value="910" calcext:value-type="float">
            <text:p>910</text:p>
          </table:table-cell>
          <table:table-cell office:value-type="float" office:value="1.031004" calcext:value-type="float">
            <text:p>1.031004</text:p>
          </table:table-cell>
          <table:table-cell office:value-type="float" office:value="100.147349" calcext:value-type="float">
            <text:p>100.147349</text:p>
          </table:table-cell>
          <table:table-cell office:value-type="float" office:value="99.116345" calcext:value-type="float">
            <text:p>99.116345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3744" calcext:value-type="float">
            <text:p>374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100.08996" calcext:value-type="float">
            <text:p>100.08996</text:p>
          </table:table-cell>
          <table:table-cell office:value-type="float" office:value="99.060423" calcext:value-type="float">
            <text:p>99.060423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90" calcext:value-type="float">
            <text:p>249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.043325" calcext:value-type="float">
            <text:p>1.043325</text:p>
          </table:table-cell>
          <table:table-cell office:value-type="float" office:value="99.800444" calcext:value-type="float">
            <text:p>99.800444</text:p>
          </table:table-cell>
          <table:table-cell office:value-type="float" office:value="98.757118" calcext:value-type="float">
            <text:p>98.75711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6.658716" calcext:value-type="float">
            <text:p>6.658716</text:p>
          </table:table-cell>
          <table:table-cell office:value-type="float" office:value="100.138823" calcext:value-type="float">
            <text:p>100.138823</text:p>
          </table:table-cell>
          <table:table-cell office:value-type="float" office:value="93.480107" calcext:value-type="float">
            <text:p>93.480107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333040" calcext:value-type="float">
            <text:p>6333040</text:p>
          </table:table-cell>
          <table:table-cell office:value-type="float" office:value="6436" calcext:value-type="float">
            <text:p>6436</text:p>
          </table:table-cell>
          <table:table-cell office:value-type="float" office:value="6020" calcext:value-type="float">
            <text:p>6020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274297" calcext:value-type="float">
            <text:p>100.274297</text:p>
          </table:table-cell>
          <table:table-cell office:value-type="float" office:value="99.264935" calcext:value-type="float">
            <text:p>99.264935</text:p>
          </table:table-cell>
          <table:table-cell office:value-type="float" office:value="0.510395" calcext:value-type="float">
            <text:p>0.510395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69620" calcext:value-type="float">
            <text:p>6769620</text:p>
          </table:table-cell>
          <table:table-cell office:value-type="float" office:value="5099044" calcext:value-type="float">
            <text:p>5099044</text:p>
          </table:table-cell>
          <table:table-cell office:value-type="float" office:value="6435" calcext:value-type="float">
            <text:p>6435</text:p>
          </table:table-cell>
          <table:table-cell office:value-type="float" office:value="4847" calcext:value-type="float">
            <text:p>4847</text:p>
          </table:table-cell>
          <table:table-cell office:value-type="float" office:value="1.060233" calcext:value-type="float">
            <text:p>1.060233</text:p>
          </table:table-cell>
          <table:table-cell office:value-type="float" office:value="100.494151" calcext:value-type="float">
            <text:p>100.494151</text:p>
          </table:table-cell>
          <table:table-cell office:value-type="float" office:value="99.433919" calcext:value-type="float">
            <text:p>99.433919</text:p>
          </table:table-cell>
          <table:table-cell office:value-type="float" office:value="0.410246" calcext:value-type="float">
            <text:p>0.410246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3864" calcext:value-type="float">
            <text:p>43864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1.029504" calcext:value-type="float">
            <text:p>1.029504</text:p>
          </table:table-cell>
          <table:table-cell office:value-type="float" office:value="99.569934" calcext:value-type="float">
            <text:p>99.569934</text:p>
          </table:table-cell>
          <table:table-cell office:value-type="float" office:value="98.54043" calcext:value-type="float">
            <text:p>98.54043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3552" calcext:value-type="float">
            <text:p>355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.027817" calcext:value-type="float">
            <text:p>1.027817</text:p>
          </table:table-cell>
          <table:table-cell office:value-type="float" office:value="99.589162" calcext:value-type="float">
            <text:p>99.589162</text:p>
          </table:table-cell>
          <table:table-cell office:value-type="float" office:value="98.561345" calcext:value-type="float">
            <text:p>98.561345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370" calcext:value-type="float">
            <text:p>23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.043725" calcext:value-type="float">
            <text:p>1.043725</text:p>
          </table:table-cell>
          <table:table-cell office:value-type="float" office:value="99.571268" calcext:value-type="float">
            <text:p>99.571268</text:p>
          </table:table-cell>
          <table:table-cell office:value-type="float" office:value="98.527543" calcext:value-type="float">
            <text:p>98.52754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3152" calcext:value-type="float">
            <text:p>13152</text:p>
          </table:table-cell>
          <table:table-cell office:value-type="float" office:value="13056" calcext:value-type="float">
            <text:p>13056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6.583318" calcext:value-type="float">
            <text:p>6.583318</text:p>
          </table:table-cell>
          <table:table-cell office:value-type="float" office:value="99.162928" calcext:value-type="float">
            <text:p>99.162928</text:p>
          </table:table-cell>
          <table:table-cell office:value-type="float" office:value="92.579609" calcext:value-type="float">
            <text:p>92.579609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53248" calcext:value-type="float">
            <text:p>0.5324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366704" calcext:value-type="float">
            <text:p>6366704</text:p>
          </table:table-cell>
          <table:table-cell office:value-type="float" office:value="6535" calcext:value-type="float">
            <text:p>6535</text:p>
          </table:table-cell>
          <table:table-cell office:value-type="float" office:value="6052" calcext:value-type="float">
            <text:p>6052</text:p>
          </table:table-cell>
          <table:table-cell office:value-type="float" office:value="1.009302" calcext:value-type="float">
            <text:p>1.009302</text:p>
          </table:table-cell>
          <table:table-cell office:value-type="float" office:value="100.128138" calcext:value-type="float">
            <text:p>100.128138</text:p>
          </table:table-cell>
          <table:table-cell office:value-type="float" office:value="99.118836" calcext:value-type="float">
            <text:p>99.118836</text:p>
          </table:table-cell>
          <table:table-cell office:value-type="float" office:value="0.513864" calcext:value-type="float">
            <text:p>0.513864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5023300" calcext:value-type="float">
            <text:p>5023300</text:p>
          </table:table-cell>
          <table:table-cell office:value-type="float" office:value="6534" calcext:value-type="float">
            <text:p>6534</text:p>
          </table:table-cell>
          <table:table-cell office:value-type="float" office:value="4775" calcext:value-type="float">
            <text:p>4775</text:p>
          </table:table-cell>
          <table:table-cell office:value-type="float" office:value="1.058375" calcext:value-type="float">
            <text:p>1.058375</text:p>
          </table:table-cell>
          <table:table-cell office:value-type="float" office:value="100.466914" calcext:value-type="float">
            <text:p>100.466914</text:p>
          </table:table-cell>
          <table:table-cell office:value-type="float" office:value="99.40854" calcext:value-type="float">
            <text:p>99.40854</text:p>
          </table:table-cell>
          <table:table-cell office:value-type="float" office:value="0.404255" calcext:value-type="float">
            <text:p>0.404255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51632" calcext:value-type="float">
            <text:p>51632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.024068" calcext:value-type="float">
            <text:p>1.024068</text:p>
          </table:table-cell>
          <table:table-cell office:value-type="float" office:value="100.306505" calcext:value-type="float">
            <text:p>100.306505</text:p>
          </table:table-cell>
          <table:table-cell office:value-type="float" office:value="99.282437" calcext:value-type="float">
            <text:p>99.282437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4176" calcext:value-type="float">
            <text:p>417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.014062" calcext:value-type="float">
            <text:p>1.014062</text:p>
          </table:table-cell>
          <table:table-cell office:value-type="float" office:value="100.277544" calcext:value-type="float">
            <text:p>100.277544</text:p>
          </table:table-cell>
          <table:table-cell office:value-type="float" office:value="99.263482" calcext:value-type="float">
            <text:p>99.263482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700" calcext:value-type="float">
            <text:p>27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.032207" calcext:value-type="float">
            <text:p>1.032207</text:p>
          </table:table-cell>
          <table:table-cell office:value-type="float" office:value="100.450507" calcext:value-type="float">
            <text:p>100.450507</text:p>
          </table:table-cell>
          <table:table-cell office:value-type="float" office:value="99.4183" calcext:value-type="float">
            <text:p>99.4183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5072" calcext:value-type="float">
            <text:p>15072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.184527" calcext:value-type="float">
            <text:p>5.184527</text:p>
          </table:table-cell>
          <table:table-cell office:value-type="float" office:value="97.715662" calcext:value-type="float">
            <text:p>97.715662</text:p>
          </table:table-cell>
          <table:table-cell office:value-type="float" office:value="92.531135" calcext:value-type="float">
            <text:p>92.531135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378276" calcext:value-type="float">
            <text:p>6378276</text:p>
          </table:table-cell>
          <table:table-cell office:value-type="float" office:value="6634" calcext:value-type="float">
            <text:p>6634</text:p>
          </table:table-cell>
          <table:table-cell office:value-type="float" office:value="6063" calcext:value-type="float">
            <text:p>6063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394722" calcext:value-type="float">
            <text:p>100.394722</text:p>
          </table:table-cell>
          <table:table-cell office:value-type="float" office:value="99.378361" calcext:value-type="float">
            <text:p>99.378361</text:p>
          </table:table-cell>
          <table:table-cell office:value-type="float" office:value="0.513454" calcext:value-type="float">
            <text:p>0.513454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7916" calcext:value-type="float">
            <text:p>6977916</text:p>
          </table:table-cell>
          <table:table-cell office:value-type="float" office:value="4769768" calcext:value-type="float">
            <text:p>4769768</text:p>
          </table:table-cell>
          <table:table-cell office:value-type="float" office:value="6633" calcext:value-type="float">
            <text:p>6633</text:p>
          </table:table-cell>
          <table:table-cell office:value-type="float" office:value="4534" calcext:value-type="float">
            <text:p>4534</text:p>
          </table:table-cell>
          <table:table-cell office:value-type="float" office:value="1.060491" calcext:value-type="float">
            <text:p>1.060491</text:p>
          </table:table-cell>
          <table:table-cell office:value-type="float" office:value="100.417141" calcext:value-type="float">
            <text:p>100.417141</text:p>
          </table:table-cell>
          <table:table-cell office:value-type="float" office:value="99.356649" calcext:value-type="float">
            <text:p>99.356649</text:p>
          </table:table-cell>
          <table:table-cell office:value-type="float" office:value="0.384052" calcext:value-type="float">
            <text:p>0.384052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59992" calcext:value-type="float">
            <text:p>59992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1.028116" calcext:value-type="float">
            <text:p>1.028116</text:p>
          </table:table-cell>
          <table:table-cell office:value-type="float" office:value="100.07223" calcext:value-type="float">
            <text:p>100.07223</text:p>
          </table:table-cell>
          <table:table-cell office:value-type="float" office:value="99.044114" calcext:value-type="float">
            <text:p>99.044114</text:p>
          </table:table-cell>
          <table:table-cell office:value-type="float" office:value="0.004846" calcext:value-type="float">
            <text:p>0.004846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4224" calcext:value-type="float">
            <text:p>422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.024453" calcext:value-type="float">
            <text:p>1.024453</text:p>
          </table:table-cell>
          <table:table-cell office:value-type="float" office:value="100.329802" calcext:value-type="float">
            <text:p>100.329802</text:p>
          </table:table-cell>
          <table:table-cell office:value-type="float" office:value="99.305349" calcext:value-type="float">
            <text:p>99.30534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880" calcext:value-type="float">
            <text:p>288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.035315" calcext:value-type="float">
            <text:p>1.035315</text:p>
          </table:table-cell>
          <table:table-cell office:value-type="float" office:value="99.934828" calcext:value-type="float">
            <text:p>99.934828</text:p>
          </table:table-cell>
          <table:table-cell office:value-type="float" office:value="98.899514" calcext:value-type="float">
            <text:p>98.89951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784" calcext:value-type="float">
            <text:p>20784</text:p>
          </table:table-cell>
          <table:table-cell office:value-type="float" office:value="20544" calcext:value-type="float">
            <text:p>20544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5.655844" calcext:value-type="float">
            <text:p>5.655844</text:p>
          </table:table-cell>
          <table:table-cell office:value-type="float" office:value="100.065302" calcext:value-type="float">
            <text:p>100.065302</text:p>
          </table:table-cell>
          <table:table-cell office:value-type="float" office:value="94.409458" calcext:value-type="float">
            <text:p>94.409458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548864" calcext:value-type="float">
            <text:p>0.54886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407732" calcext:value-type="float">
            <text:p>6407732</text:p>
          </table:table-cell>
          <table:table-cell office:value-type="float" office:value="6733" calcext:value-type="float">
            <text:p>6733</text:p>
          </table:table-cell>
          <table:table-cell office:value-type="float" office:value="6091" calcext:value-type="float">
            <text:p>6091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100.503133" calcext:value-type="float">
            <text:p>100.503133</text:p>
          </table:table-cell>
          <table:table-cell office:value-type="float" office:value="99.494831" calcext:value-type="float">
            <text:p>99.494831</text:p>
          </table:table-cell>
          <table:table-cell office:value-type="float" office:value="0.515221" calcext:value-type="float">
            <text:p>0.51522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2064" calcext:value-type="float">
            <text:p>7082064</text:p>
          </table:table-cell>
          <table:table-cell office:value-type="float" office:value="4613020" calcext:value-type="float">
            <text:p>4613020</text:p>
          </table:table-cell>
          <table:table-cell office:value-type="float" office:value="6732" calcext:value-type="float">
            <text:p>6732</text:p>
          </table:table-cell>
          <table:table-cell office:value-type="float" office:value="4385" calcext:value-type="float">
            <text:p>4385</text:p>
          </table:table-cell>
          <table:table-cell office:value-type="float" office:value="1.053421" calcext:value-type="float">
            <text:p>1.053421</text:p>
          </table:table-cell>
          <table:table-cell office:value-type="float" office:value="100.538499" calcext:value-type="float">
            <text:p>100.538499</text:p>
          </table:table-cell>
          <table:table-cell office:value-type="float" office:value="99.485078" calcext:value-type="float">
            <text:p>99.485078</text:p>
          </table:table-cell>
          <table:table-cell office:value-type="float" office:value="0.370952" calcext:value-type="float">
            <text:p>0.370952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64608" calcext:value-type="float">
            <text:p>64608</text:p>
          </table:table-cell>
          <table:table-cell table:number-columns-repeated="2" office:value-type="float" office:value="1581" calcext:value-type="float">
            <text:p>1581</text:p>
          </table:table-cell>
          <table:table-cell office:value-type="float" office:value="1.023767" calcext:value-type="float">
            <text:p>1.023767</text:p>
          </table:table-cell>
          <table:table-cell office:value-type="float" office:value="100.541471" calcext:value-type="float">
            <text:p>100.541471</text:p>
          </table:table-cell>
          <table:table-cell office:value-type="float" office:value="99.517704" calcext:value-type="float">
            <text:p>99.517704</text:p>
          </table:table-cell>
          <table:table-cell office:value-type="float" office:value="0.005194" calcext:value-type="float">
            <text:p>0.005194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56" calcext:value-type="float">
            <text:p>4656</text:p>
          </table:table-cell>
          <table:table-cell office:value-type="float" office:value="4368" calcext:value-type="float">
            <text:p>436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.013071" calcext:value-type="float">
            <text:p>1.013071</text:p>
          </table:table-cell>
          <table:table-cell office:value-type="float" office:value="99.237542" calcext:value-type="float">
            <text:p>99.237542</text:p>
          </table:table-cell>
          <table:table-cell office:value-type="float" office:value="98.224471" calcext:value-type="float">
            <text:p>98.224471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10" calcext:value-type="float">
            <text:p>291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034065" calcext:value-type="float">
            <text:p>1.034065</text:p>
          </table:table-cell>
          <table:table-cell office:value-type="float" office:value="99.020371" calcext:value-type="float">
            <text:p>99.020371</text:p>
          </table:table-cell>
          <table:table-cell office:value-type="float" office:value="97.986305" calcext:value-type="float">
            <text:p>97.98630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9536" calcext:value-type="float">
            <text:p>19536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.335965" calcext:value-type="float">
            <text:p>4.335965</text:p>
          </table:table-cell>
          <table:table-cell office:value-type="float" office:value="98.972107" calcext:value-type="float">
            <text:p>98.972107</text:p>
          </table:table-cell>
          <table:table-cell office:value-type="float" office:value="94.636142" calcext:value-type="float">
            <text:p>94.636142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447708" calcext:value-type="float">
            <text:p>6447708</text:p>
          </table:table-cell>
          <table:table-cell office:value-type="float" office:value="6831" calcext:value-type="float">
            <text:p>6831</text:p>
          </table:table-cell>
          <table:table-cell office:value-type="float" office:value="6129" calcext:value-type="float">
            <text:p>6129</text:p>
          </table:table-cell>
          <table:table-cell office:value-type="float" office:value="1.011441" calcext:value-type="float">
            <text:p>1.011441</text:p>
          </table:table-cell>
          <table:table-cell office:value-type="float" office:value="100.421342" calcext:value-type="float">
            <text:p>100.421342</text:p>
          </table:table-cell>
          <table:table-cell office:value-type="float" office:value="99.409901" calcext:value-type="float">
            <text:p>99.409901</text:p>
          </table:table-cell>
          <table:table-cell office:value-type="float" office:value="0.518879" calcext:value-type="float">
            <text:p>0.518879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4568836" calcext:value-type="float">
            <text:p>4568836</text:p>
          </table:table-cell>
          <table:table-cell office:value-type="float" office:value="6831" calcext:value-type="float">
            <text:p>6831</text:p>
          </table:table-cell>
          <table:table-cell office:value-type="float" office:value="4343" calcext:value-type="float">
            <text:p>4343</text:p>
          </table:table-cell>
          <table:table-cell office:value-type="float" office:value="1.072441" calcext:value-type="float">
            <text:p>1.072441</text:p>
          </table:table-cell>
          <table:table-cell office:value-type="float" office:value="100.467365" calcext:value-type="float">
            <text:p>100.467365</text:p>
          </table:table-cell>
          <table:table-cell office:value-type="float" office:value="99.394924" calcext:value-type="float">
            <text:p>99.394924</text:p>
          </table:table-cell>
          <table:table-cell office:value-type="float" office:value="0.367732" calcext:value-type="float">
            <text:p>0.367732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69008" calcext:value-type="float">
            <text:p>69008</text:p>
          </table:table-cell>
          <table:table-cell table:number-columns-repeated="2" office:value-type="float" office:value="1689" calcext:value-type="float">
            <text:p>1689</text:p>
          </table:table-cell>
          <table:table-cell office:value-type="float" office:value="1.026436" calcext:value-type="float">
            <text:p>1.026436</text:p>
          </table:table-cell>
          <table:table-cell office:value-type="float" office:value="100.354069" calcext:value-type="float">
            <text:p>100.354069</text:p>
          </table:table-cell>
          <table:table-cell office:value-type="float" office:value="99.327633" calcext:value-type="float">
            <text:p>99.327633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52" calcext:value-type="float">
            <text:p>4752</text:p>
          </table:table-cell>
          <table:table-cell office:value-type="float" office:value="4272" calcext:value-type="float">
            <text:p>427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.022173" calcext:value-type="float">
            <text:p>1.022173</text:p>
          </table:table-cell>
          <table:table-cell office:value-type="float" office:value="99.819931" calcext:value-type="float">
            <text:p>99.819931</text:p>
          </table:table-cell>
          <table:table-cell office:value-type="float" office:value="98.797758" calcext:value-type="float">
            <text:p>98.797758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70" calcext:value-type="float">
            <text:p>2970</text:p>
          </table:table-cell>
          <table:table-cell office:value-type="float" office:value="2910" calcext:value-type="float">
            <text:p>291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.041217" calcext:value-type="float">
            <text:p>1.041217</text:p>
          </table:table-cell>
          <table:table-cell office:value-type="float" office:value="99.804883" calcext:value-type="float">
            <text:p>99.804883</text:p>
          </table:table-cell>
          <table:table-cell office:value-type="float" office:value="98.763665" calcext:value-type="float">
            <text:p>98.76366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880" calcext:value-type="float">
            <text:p>20880</text:p>
          </table:table-cell>
          <table:table-cell office:value-type="float" office:value="20688" calcext:value-type="float">
            <text:p>20688</text:p>
          </table:table-cell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3.972825" calcext:value-type="float">
            <text:p>3.972825</text:p>
          </table:table-cell>
          <table:table-cell office:value-type="float" office:value="101.009773" calcext:value-type="float">
            <text:p>101.009773</text:p>
          </table:table-cell>
          <table:table-cell office:value-type="float" office:value="97.036948" calcext:value-type="float">
            <text:p>97.036948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.565248" calcext:value-type="float">
            <text:p>0.56524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6497152" calcext:value-type="float">
            <text:p>6497152</text:p>
          </table:table-cell>
          <table:table-cell office:value-type="float" office:value="6931" calcext:value-type="float">
            <text:p>6931</text:p>
          </table:table-cell>
          <table:table-cell office:value-type="float" office:value="6176" calcext:value-type="float">
            <text:p>6176</text:p>
          </table:table-cell>
          <table:table-cell office:value-type="float" office:value="1.008253" calcext:value-type="float">
            <text:p>1.008253</text:p>
          </table:table-cell>
          <table:table-cell office:value-type="float" office:value="100.487214" calcext:value-type="float">
            <text:p>100.487214</text:p>
          </table:table-cell>
          <table:table-cell office:value-type="float" office:value="99.478962" calcext:value-type="float">
            <text:p>99.478962</text:p>
          </table:table-cell>
          <table:table-cell office:value-type="float" office:value="0.522495" calcext:value-type="float">
            <text:p>0.522495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0360" calcext:value-type="float">
            <text:p>7290360</text:p>
          </table:table-cell>
          <table:table-cell office:value-type="float" office:value="4293212" calcext:value-type="float">
            <text:p>4293212</text:p>
          </table:table-cell>
          <table:table-cell office:value-type="float" office:value="6930" calcext:value-type="float">
            <text:p>6930</text:p>
          </table:table-cell>
          <table:table-cell office:value-type="float" office:value="4081" calcext:value-type="float">
            <text:p>4081</text:p>
          </table:table-cell>
          <table:table-cell office:value-type="float" office:value="1.073558" calcext:value-type="float">
            <text:p>1.073558</text:p>
          </table:table-cell>
          <table:table-cell office:value-type="float" office:value="100.514458" calcext:value-type="float">
            <text:p>100.514458</text:p>
          </table:table-cell>
          <table:table-cell office:value-type="float" office:value="99.4409" calcext:value-type="float">
            <text:p>99.4409</text:p>
          </table:table-cell>
          <table:table-cell office:value-type="float" office:value="0.345388" calcext:value-type="float">
            <text:p>0.34538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77912" calcext:value-type="float">
            <text:p>77912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float" office:value="1.03674" calcext:value-type="float">
            <text:p>1.03674</text:p>
          </table:table-cell>
          <table:table-cell office:value-type="float" office:value="100.488709" calcext:value-type="float">
            <text:p>100.488709</text:p>
          </table:table-cell>
          <table:table-cell office:value-type="float" office:value="99.451969" calcext:value-type="float">
            <text:p>99.451969</text:p>
          </table:table-cell>
          <table:table-cell office:value-type="float" office:value="0.006267" calcext:value-type="float">
            <text:p>0.006267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8" calcext:value-type="float">
            <text:p>4128</text:p>
          </table:table-cell>
          <table:table-cell office:value-type="float" office:value="3840" calcext:value-type="float">
            <text:p>384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.021944" calcext:value-type="float">
            <text:p>1.021944</text:p>
          </table:table-cell>
          <table:table-cell office:value-type="float" office:value="99.949519" calcext:value-type="float">
            <text:p>99.949519</text:p>
          </table:table-cell>
          <table:table-cell office:value-type="float" office:value="98.927575" calcext:value-type="float">
            <text:p>98.92757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580" calcext:value-type="float">
            <text:p>258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.043279" calcext:value-type="float">
            <text:p>1.043279</text:p>
          </table:table-cell>
          <table:table-cell office:value-type="float" office:value="99.541248" calcext:value-type="float">
            <text:p>99.541248</text:p>
          </table:table-cell>
          <table:table-cell office:value-type="float" office:value="98.497969" calcext:value-type="float">
            <text:p>98.49796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5472" calcext:value-type="float">
            <text:p>35472</text:p>
          </table:table-cell>
          <table:table-cell office:value-type="float" office:value="33792" calcext:value-type="float">
            <text:p>33792</text:p>
          </table:table-cell>
          <table:table-cell office:value-type="float" office:value="739" calcext:value-type="float">
            <text:p>739</text:p>
          </table:table-cell>
          <table:table-cell office:value-type="float" office:value="704" calcext:value-type="float">
            <text:p>704</text:p>
          </table:table-cell>
          <table:table-cell office:value-type="float" office:value="4.699609" calcext:value-type="float">
            <text:p>4.699609</text:p>
          </table:table-cell>
          <table:table-cell office:value-type="float" office:value="109.023338" calcext:value-type="float">
            <text:p>109.023338</text:p>
          </table:table-cell>
          <table:table-cell office:value-type="float" office:value="104.323729" calcext:value-type="float">
            <text:p>104.323729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6540284" calcext:value-type="float">
            <text:p>6540284</text:p>
          </table:table-cell>
          <table:table-cell office:value-type="float" office:value="7030" calcext:value-type="float">
            <text:p>7030</text:p>
          </table:table-cell>
          <table:table-cell office:value-type="float" office:value="6217" calcext:value-type="float">
            <text:p>6217</text:p>
          </table:table-cell>
          <table:table-cell office:value-type="float" office:value="1.016393" calcext:value-type="float">
            <text:p>1.016393</text:p>
          </table:table-cell>
          <table:table-cell office:value-type="float" office:value="100.42598" calcext:value-type="float">
            <text:p>100.42598</text:p>
          </table:table-cell>
          <table:table-cell office:value-type="float" office:value="99.409587" calcext:value-type="float">
            <text:p>99.409587</text:p>
          </table:table-cell>
          <table:table-cell office:value-type="float" office:value="0.52633" calcext:value-type="float">
            <text:p>0.5263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4508" calcext:value-type="float">
            <text:p>7394508</text:p>
          </table:table-cell>
          <table:table-cell office:value-type="float" office:value="4165920" calcext:value-type="float">
            <text:p>4165920</text:p>
          </table:table-cell>
          <table:table-cell office:value-type="float" office:value="7029" calcext:value-type="float">
            <text:p>7029</text:p>
          </table:table-cell>
          <table:table-cell office:value-type="float" office:value="3960" calcext:value-type="float">
            <text:p>3960</text:p>
          </table:table-cell>
          <table:table-cell office:value-type="float" office:value="1.060953" calcext:value-type="float">
            <text:p>1.060953</text:p>
          </table:table-cell>
          <table:table-cell office:value-type="float" office:value="100.470596" calcext:value-type="float">
            <text:p>100.470596</text:p>
          </table:table-cell>
          <table:table-cell office:value-type="float" office:value="99.409643" calcext:value-type="float">
            <text:p>99.409643</text:p>
          </table:table-cell>
          <table:table-cell office:value-type="float" office:value="0.335253" calcext:value-type="float">
            <text:p>0.33525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76768" calcext:value-type="float">
            <text:p>76768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1.032505" calcext:value-type="float">
            <text:p>1.032505</text:p>
          </table:table-cell>
          <table:table-cell office:value-type="float" office:value="100.348724" calcext:value-type="float">
            <text:p>100.348724</text:p>
          </table:table-cell>
          <table:table-cell office:value-type="float" office:value="99.316219" calcext:value-type="float">
            <text:p>99.316219</text:p>
          </table:table-cell>
          <table:table-cell office:value-type="float" office:value="0.006184" calcext:value-type="float">
            <text:p>0.006184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24" calcext:value-type="float">
            <text:p>4224</text:p>
          </table:table-cell>
          <table:table-cell office:value-type="float" office:value="3600" calcext:value-type="float">
            <text:p>360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.029769" calcext:value-type="float">
            <text:p>1.029769</text:p>
          </table:table-cell>
          <table:table-cell office:value-type="float" office:value="100.225939" calcext:value-type="float">
            <text:p>100.225939</text:p>
          </table:table-cell>
          <table:table-cell office:value-type="float" office:value="99.19617" calcext:value-type="float">
            <text:p>99.1961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640" calcext:value-type="float">
            <text:p>264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.044567" calcext:value-type="float">
            <text:p>1.044567</text:p>
          </table:table-cell>
          <table:table-cell office:value-type="float" office:value="99.997635" calcext:value-type="float">
            <text:p>99.997635</text:p>
          </table:table-cell>
          <table:table-cell office:value-type="float" office:value="98.953068" calcext:value-type="float">
            <text:p>98.953068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0400" calcext:value-type="float">
            <text:p>20400</text:p>
          </table:table-cell>
          <table:table-cell office:value-type="float" office:value="19872" calcext:value-type="float">
            <text:p>19872</text:p>
          </table:table-cell>
          <table:table-cell office:value-type="float" office:value="425" calcext:value-type="float">
            <text:p>425</text:p>
          </table:table-cell>
          <table:table-cell office:value-type="float" office:value="414" calcext:value-type="float">
            <text:p>414</text:p>
          </table:table-cell>
          <table:table-cell office:value-type="float" office:value="4.717745" calcext:value-type="float">
            <text:p>4.717745</text:p>
          </table:table-cell>
          <table:table-cell office:value-type="float" office:value="100.0276" calcext:value-type="float">
            <text:p>100.0276</text:p>
          </table:table-cell>
          <table:table-cell office:value-type="float" office:value="95.309854" calcext:value-type="float">
            <text:p>95.309854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581632" calcext:value-type="float">
            <text:p>0.58163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6511880" calcext:value-type="float">
            <text:p>6511880</text:p>
          </table:table-cell>
          <table:table-cell office:value-type="float" office:value="7128" calcext:value-type="float">
            <text:p>7128</text:p>
          </table:table-cell>
          <table:table-cell office:value-type="float" office:value="6190" calcext:value-type="float">
            <text:p>6190</text:p>
          </table:table-cell>
          <table:table-cell office:value-type="float" office:value="1.010321" calcext:value-type="float">
            <text:p>1.010321</text:p>
          </table:table-cell>
          <table:table-cell office:value-type="float" office:value="100.433254" calcext:value-type="float">
            <text:p>100.433254</text:p>
          </table:table-cell>
          <table:table-cell office:value-type="float" office:value="99.422933" calcext:value-type="float">
            <text:p>99.422933</text:p>
          </table:table-cell>
          <table:table-cell office:value-type="float" office:value="0.523974" calcext:value-type="float">
            <text:p>0.52397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4019692" calcext:value-type="float">
            <text:p>4019692</text:p>
          </table:table-cell>
          <table:table-cell office:value-type="float" office:value="7128" calcext:value-type="float">
            <text:p>7128</text:p>
          </table:table-cell>
          <table:table-cell office:value-type="float" office:value="3821" calcext:value-type="float">
            <text:p>3821</text:p>
          </table:table-cell>
          <table:table-cell office:value-type="float" office:value="2.076445" calcext:value-type="float">
            <text:p>2.076445</text:p>
          </table:table-cell>
          <table:table-cell office:value-type="float" office:value="100.549973" calcext:value-type="float">
            <text:p>100.549973</text:p>
          </table:table-cell>
          <table:table-cell office:value-type="float" office:value="98.473527" calcext:value-type="float">
            <text:p>98.473527</text:p>
          </table:table-cell>
          <table:table-cell office:value-type="float" office:value="0.32656" calcext:value-type="float">
            <text:p>0.326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0920" calcext:value-type="float">
            <text:p>90920</text:p>
          </table:table-cell>
          <table:table-cell table:number-columns-repeated="2" office:value-type="float" office:value="2229" calcext:value-type="float">
            <text:p>2229</text:p>
          </table:table-cell>
          <table:table-cell office:value-type="float" office:value="1.027696" calcext:value-type="float">
            <text:p>1.027696</text:p>
          </table:table-cell>
          <table:table-cell office:value-type="float" office:value="100.578378" calcext:value-type="float">
            <text:p>100.578378</text:p>
          </table:table-cell>
          <table:table-cell office:value-type="float" office:value="99.550682" calcext:value-type="float">
            <text:p>99.550682</text:p>
          </table:table-cell>
          <table:table-cell office:value-type="float" office:value="0.007306" calcext:value-type="float">
            <text:p>0.00730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760" calcext:value-type="float">
            <text:p>5760</text:p>
          </table:table-cell>
          <table:table-cell office:value-type="float" office:value="4944" calcext:value-type="float">
            <text:p>494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.021593" calcext:value-type="float">
            <text:p>1.021593</text:p>
          </table:table-cell>
          <table:table-cell office:value-type="float" office:value="100.24436" calcext:value-type="float">
            <text:p>100.24436</text:p>
          </table:table-cell>
          <table:table-cell office:value-type="float" office:value="99.222767" calcext:value-type="float">
            <text:p>99.222767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600" calcext:value-type="float">
            <text:p>3600</text:p>
          </table:table-cell>
          <table:table-cell office:value-type="float" office:value="3540" calcext:value-type="float">
            <text:p>354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.040683" calcext:value-type="float">
            <text:p>2.040683</text:p>
          </table:table-cell>
          <table:table-cell office:value-type="float" office:value="100.30374" calcext:value-type="float">
            <text:p>100.30374</text:p>
          </table:table-cell>
          <table:table-cell office:value-type="float" office:value="98.263057" calcext:value-type="float">
            <text:p>98.26305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25056" calcext:value-type="float">
            <text:p>25056</text:p>
          </table:table-cell>
          <table:table-cell office:value-type="float" office:value="24576" calcext:value-type="float">
            <text:p>24576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  <table:table-cell office:value-type="float" office:value="6.51587" calcext:value-type="float">
            <text:p>6.51587</text:p>
          </table:table-cell>
          <table:table-cell office:value-type="float" office:value="100.576972" calcext:value-type="float">
            <text:p>100.576972</text:p>
          </table:table-cell>
          <table:table-cell office:value-type="float" office:value="94.061102" calcext:value-type="float">
            <text:p>94.061102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6568688" calcext:value-type="float">
            <text:p>6568688</text:p>
          </table:table-cell>
          <table:table-cell office:value-type="float" office:value="7228" calcext:value-type="float">
            <text:p>7228</text:p>
          </table:table-cell>
          <table:table-cell office:value-type="float" office:value="6244" calcext:value-type="float">
            <text:p>6244</text:p>
          </table:table-cell>
          <table:table-cell office:value-type="float" office:value="1.016362" calcext:value-type="float">
            <text:p>1.016362</text:p>
          </table:table-cell>
          <table:table-cell office:value-type="float" office:value="100.535929" calcext:value-type="float">
            <text:p>100.535929</text:p>
          </table:table-cell>
          <table:table-cell office:value-type="float" office:value="99.519567" calcext:value-type="float">
            <text:p>99.519567</text:p>
          </table:table-cell>
          <table:table-cell office:value-type="float" office:value="0.528032" calcext:value-type="float">
            <text:p>0.528032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2804" calcext:value-type="float">
            <text:p>7602804</text:p>
          </table:table-cell>
          <table:table-cell office:value-type="float" office:value="3986028" calcext:value-type="float">
            <text:p>3986028</text:p>
          </table:table-cell>
          <table:table-cell office:value-type="float" office:value="7227" calcext:value-type="float">
            <text:p>7227</text:p>
          </table:table-cell>
          <table:table-cell office:value-type="float" office:value="3789" calcext:value-type="float">
            <text:p>3789</text:p>
          </table:table-cell>
          <table:table-cell office:value-type="float" office:value="1.078124" calcext:value-type="float">
            <text:p>1.078124</text:p>
          </table:table-cell>
          <table:table-cell office:value-type="float" office:value="101.137183" calcext:value-type="float">
            <text:p>101.137183</text:p>
          </table:table-cell>
          <table:table-cell office:value-type="float" office:value="100.059059" calcext:value-type="float">
            <text:p>100.059059</text:p>
          </table:table-cell>
          <table:table-cell office:value-type="float" office:value="0.318694" calcext:value-type="float">
            <text:p>0.318694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2024" calcext:value-type="float">
            <text:p>92024</text:p>
          </table:table-cell>
          <table:table-cell table:number-columns-repeated="2" office:value-type="float" office:value="2262" calcext:value-type="float">
            <text:p>2262</text:p>
          </table:table-cell>
          <table:table-cell office:value-type="float" office:value="1.037169" calcext:value-type="float">
            <text:p>1.037169</text:p>
          </table:table-cell>
          <table:table-cell office:value-type="float" office:value="101.123378" calcext:value-type="float">
            <text:p>101.123378</text:p>
          </table:table-cell>
          <table:table-cell office:value-type="float" office:value="100.086208" calcext:value-type="float">
            <text:p>100.086208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92" calcext:value-type="float">
            <text:p>4992</text:p>
          </table:table-cell>
          <table:table-cell office:value-type="float" office:value="4032" calcext:value-type="float">
            <text:p>4032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.024333" calcext:value-type="float">
            <text:p>1.024333</text:p>
          </table:table-cell>
          <table:table-cell office:value-type="float" office:value="101.1317" calcext:value-type="float">
            <text:p>101.1317</text:p>
          </table:table-cell>
          <table:table-cell office:value-type="float" office:value="100.107367" calcext:value-type="float">
            <text:p>100.107367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20" calcext:value-type="float">
            <text:p>3120</text:p>
          </table:table-cell>
          <table:table-cell office:value-type="float" office:value="3090" calcext:value-type="float">
            <text:p>309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.052911" calcext:value-type="float">
            <text:p>1.052911</text:p>
          </table:table-cell>
          <table:table-cell office:value-type="float" office:value="101.124732" calcext:value-type="float">
            <text:p>101.124732</text:p>
          </table:table-cell>
          <table:table-cell office:value-type="float" office:value="100.071821" calcext:value-type="float">
            <text:p>100.071821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38352" calcext:value-type="float">
            <text:p>38352</text:p>
          </table:table-cell>
          <table:table-cell office:value-type="float" office:value="37440" calcext:value-type="float">
            <text:p>37440</text:p>
          </table:table-cell>
          <table:table-cell office:value-type="float" office:value="799" calcext:value-type="float">
            <text:p>799</text:p>
          </table:table-cell>
          <table:table-cell office:value-type="float" office:value="780" calcext:value-type="float">
            <text:p>780</text:p>
          </table:table-cell>
          <table:table-cell office:value-type="float" office:value="5.030722" calcext:value-type="float">
            <text:p>5.030722</text:p>
          </table:table-cell>
          <table:table-cell office:value-type="float" office:value="109.027972" calcext:value-type="float">
            <text:p>109.027972</text:p>
          </table:table-cell>
          <table:table-cell office:value-type="float" office:value="103.99725" calcext:value-type="float">
            <text:p>103.99725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598016" calcext:value-type="float">
            <text:p>0.5980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6622340" calcext:value-type="float">
            <text:p>6622340</text:p>
          </table:table-cell>
          <table:table-cell office:value-type="float" office:value="7326" calcext:value-type="float">
            <text:p>7326</text:p>
          </table:table-cell>
          <table:table-cell office:value-type="float" office:value="6295" calcext:value-type="float">
            <text:p>6295</text:p>
          </table:table-cell>
          <table:table-cell office:value-type="float" office:value="1.014282" calcext:value-type="float">
            <text:p>1.014282</text:p>
          </table:table-cell>
          <table:table-cell office:value-type="float" office:value="100.467605" calcext:value-type="float">
            <text:p>100.467605</text:p>
          </table:table-cell>
          <table:table-cell office:value-type="float" office:value="99.453323" calcext:value-type="float">
            <text:p>99.453323</text:p>
          </table:table-cell>
          <table:table-cell office:value-type="float" office:value="0.532699" calcext:value-type="float">
            <text:p>0.532699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3684104" calcext:value-type="float">
            <text:p>3684104</text:p>
          </table:table-cell>
          <table:table-cell office:value-type="float" office:value="7326" calcext:value-type="float">
            <text:p>7326</text:p>
          </table:table-cell>
          <table:table-cell office:value-type="float" office:value="3502" calcext:value-type="float">
            <text:p>3502</text:p>
          </table:table-cell>
          <table:table-cell office:value-type="float" office:value="1.074329" calcext:value-type="float">
            <text:p>1.074329</text:p>
          </table:table-cell>
          <table:table-cell office:value-type="float" office:value="100.487495" calcext:value-type="float">
            <text:p>100.487495</text:p>
          </table:table-cell>
          <table:table-cell office:value-type="float" office:value="99.413166" calcext:value-type="float">
            <text:p>99.413166</text:p>
          </table:table-cell>
          <table:table-cell office:value-type="float" office:value="0.296468" calcext:value-type="float">
            <text:p>0.296468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744" calcext:value-type="float">
            <text:p>96744</text:p>
          </table:table-cell>
          <table:table-cell table:number-columns-repeated="2" office:value-type="float" office:value="2380" calcext:value-type="float">
            <text:p>2380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100.449003" calcext:value-type="float">
            <text:p>100.449003</text:p>
          </table:table-cell>
          <table:table-cell office:value-type="float" office:value="99.421346" calcext:value-type="float">
            <text:p>99.421346</text:p>
          </table:table-cell>
          <table:table-cell office:value-type="float" office:value="0.007785" calcext:value-type="float">
            <text:p>0.007785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2976" calcext:value-type="float">
            <text:p>2976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.022593" calcext:value-type="float">
            <text:p>1.022593</text:p>
          </table:table-cell>
          <table:table-cell office:value-type="float" office:value="99.629107" calcext:value-type="float">
            <text:p>99.629107</text:p>
          </table:table-cell>
          <table:table-cell office:value-type="float" office:value="98.606514" calcext:value-type="float">
            <text:p>98.606514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310" calcext:value-type="float">
            <text:p>231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.042878" calcext:value-type="float">
            <text:p>1.042878</text:p>
          </table:table-cell>
          <table:table-cell office:value-type="float" office:value="99.652489" calcext:value-type="float">
            <text:p>99.652489</text:p>
          </table:table-cell>
          <table:table-cell office:value-type="float" office:value="98.609611" calcext:value-type="float">
            <text:p>98.60961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1504" calcext:value-type="float">
            <text:p>51504</text:p>
          </table:table-cell>
          <table:table-cell office:value-type="float" office:value="47568" calcext:value-type="float">
            <text:p>47568</text:p>
          </table:table-cell>
          <table:table-cell office:value-type="float" office:value="1073" calcext:value-type="float">
            <text:p>1073</text:p>
          </table:table-cell>
          <table:table-cell office:value-type="float" office:value="991" calcext:value-type="float">
            <text:p>991</text:p>
          </table:table-cell>
          <table:table-cell office:value-type="float" office:value="3.822518" calcext:value-type="float">
            <text:p>3.822518</text:p>
          </table:table-cell>
          <table:table-cell office:value-type="float" office:value="109.025299" calcext:value-type="float">
            <text:p>109.025299</text:p>
          </table:table-cell>
          <table:table-cell office:value-type="float" office:value="105.202781" calcext:value-type="float">
            <text:p>105.202781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6637068" calcext:value-type="float">
            <text:p>6637068</text:p>
          </table:table-cell>
          <table:table-cell office:value-type="float" office:value="7426" calcext:value-type="float">
            <text:p>7426</text:p>
          </table:table-cell>
          <table:table-cell office:value-type="float" office:value="6309" calcext:value-type="float">
            <text:p>6309</text:p>
          </table:table-cell>
          <table:table-cell office:value-type="float" office:value="1.010342" calcext:value-type="float">
            <text:p>1.010342</text:p>
          </table:table-cell>
          <table:table-cell office:value-type="float" office:value="100.536718" calcext:value-type="float">
            <text:p>100.536718</text:p>
          </table:table-cell>
          <table:table-cell office:value-type="float" office:value="99.526376" calcext:value-type="float">
            <text:p>99.526376</text:p>
          </table:table-cell>
          <table:table-cell office:value-type="float" office:value="0.533492" calcext:value-type="float">
            <text:p>0.533492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1100" calcext:value-type="float">
            <text:p>7811100</text:p>
          </table:table-cell>
          <table:table-cell office:value-type="float" office:value="3599944" calcext:value-type="float">
            <text:p>3599944</text:p>
          </table:table-cell>
          <table:table-cell office:value-type="float" office:value="7425" calcext:value-type="float">
            <text:p>7425</text:p>
          </table:table-cell>
          <table:table-cell office:value-type="float" office:value="3422" calcext:value-type="float">
            <text:p>3422</text:p>
          </table:table-cell>
          <table:table-cell office:value-type="float" office:value="1.070149" calcext:value-type="float">
            <text:p>1.070149</text:p>
          </table:table-cell>
          <table:table-cell office:value-type="float" office:value="100.576741" calcext:value-type="float">
            <text:p>100.576741</text:p>
          </table:table-cell>
          <table:table-cell office:value-type="float" office:value="99.506592" calcext:value-type="float">
            <text:p>99.506592</text:p>
          </table:table-cell>
          <table:table-cell office:value-type="float" office:value="0.289424" calcext:value-type="float">
            <text:p>0.289424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14864" calcext:value-type="float">
            <text:p>114864</text:p>
          </table:table-cell>
          <table:table-cell table:number-columns-repeated="2" office:value-type="float" office:value="2825" calcext:value-type="float">
            <text:p>2825</text:p>
          </table:table-cell>
          <table:table-cell office:value-type="float" office:value="1.022217" calcext:value-type="float">
            <text:p>1.022217</text:p>
          </table:table-cell>
          <table:table-cell office:value-type="float" office:value="100.253801" calcext:value-type="float">
            <text:p>100.253801</text:p>
          </table:table-cell>
          <table:table-cell office:value-type="float" office:value="99.231585" calcext:value-type="float">
            <text:p>99.231585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12" calcext:value-type="float">
            <text:p>4512</text:p>
          </table:table-cell>
          <table:table-cell office:value-type="float" office:value="3264" calcext:value-type="float">
            <text:p>3264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.013011" calcext:value-type="float">
            <text:p>1.013011</text:p>
          </table:table-cell>
          <table:table-cell office:value-type="float" office:value="99.562841" calcext:value-type="float">
            <text:p>99.562841</text:p>
          </table:table-cell>
          <table:table-cell office:value-type="float" office:value="98.54983" calcext:value-type="float">
            <text:p>98.54983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20" calcext:value-type="float">
            <text:p>2820</text:p>
          </table:table-cell>
          <table:table-cell office:value-type="float" office:value="2790" calcext:value-type="float">
            <text:p>27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.038478" calcext:value-type="float">
            <text:p>1.038478</text:p>
          </table:table-cell>
          <table:table-cell office:value-type="float" office:value="99.62205" calcext:value-type="float">
            <text:p>99.62205</text:p>
          </table:table-cell>
          <table:table-cell office:value-type="float" office:value="98.583572" calcext:value-type="float">
            <text:p>98.583572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9056" calcext:value-type="float">
            <text:p>49056</text:p>
          </table:table-cell>
          <table:table-cell office:value-type="float" office:value="46896" calcext:value-type="float">
            <text:p>46896</text:p>
          </table:table-cell>
          <table:table-cell office:value-type="float" office:value="1022" calcext:value-type="float">
            <text:p>1022</text:p>
          </table:table-cell>
          <table:table-cell office:value-type="float" office:value="977" calcext:value-type="float">
            <text:p>977</text:p>
          </table:table-cell>
          <table:table-cell office:value-type="float" office:value="3.2777" calcext:value-type="float">
            <text:p>3.2777</text:p>
          </table:table-cell>
          <table:table-cell office:value-type="float" office:value="109.023048" calcext:value-type="float">
            <text:p>109.023048</text:p>
          </table:table-cell>
          <table:table-cell office:value-type="float" office:value="105.745348" calcext:value-type="float">
            <text:p>105.745348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6771724" calcext:value-type="float">
            <text:p>6771724</text:p>
          </table:table-cell>
          <table:table-cell office:value-type="float" office:value="7524" calcext:value-type="float">
            <text:p>7524</text:p>
          </table:table-cell>
          <table:table-cell office:value-type="float" office:value="6437" calcext:value-type="float">
            <text:p>6437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28626" calcext:value-type="float">
            <text:p>100.28626</text:p>
          </table:table-cell>
          <table:table-cell office:value-type="float" office:value="99.276959" calcext:value-type="float">
            <text:p>99.276959</text:p>
          </table:table-cell>
          <table:table-cell office:value-type="float" office:value="0.545683" calcext:value-type="float">
            <text:p>0.545683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3718820" calcext:value-type="float">
            <text:p>3718820</text:p>
          </table:table-cell>
          <table:table-cell office:value-type="float" office:value="7524" calcext:value-type="float">
            <text:p>7524</text:p>
          </table:table-cell>
          <table:table-cell office:value-type="float" office:value="3535" calcext:value-type="float">
            <text:p>3535</text:p>
          </table:table-cell>
          <table:table-cell office:value-type="float" office:value="1.057513" calcext:value-type="float">
            <text:p>1.057513</text:p>
          </table:table-cell>
          <table:table-cell office:value-type="float" office:value="100.755132" calcext:value-type="float">
            <text:p>100.755132</text:p>
          </table:table-cell>
          <table:table-cell office:value-type="float" office:value="99.697619" calcext:value-type="float">
            <text:p>99.697619</text:p>
          </table:table-cell>
          <table:table-cell office:value-type="float" office:value="0.298408" calcext:value-type="float">
            <text:p>0.298408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03648" calcext:value-type="float">
            <text:p>103648</text:p>
          </table:table-cell>
          <table:table-cell table:number-columns-repeated="2" office:value-type="float" office:value="2551" calcext:value-type="float">
            <text:p>2551</text:p>
          </table:table-cell>
          <table:table-cell office:value-type="float" office:value="1.025606" calcext:value-type="float">
            <text:p>1.025606</text:p>
          </table:table-cell>
          <table:table-cell office:value-type="float" office:value="100.225083" calcext:value-type="float">
            <text:p>100.225083</text:p>
          </table:table-cell>
          <table:table-cell office:value-type="float" office:value="99.199477" calcext:value-type="float">
            <text:p>99.199477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3168" calcext:value-type="float">
            <text:p>316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.01407" calcext:value-type="float">
            <text:p>1.01407</text:p>
          </table:table-cell>
          <table:table-cell office:value-type="float" office:value="100.287687" calcext:value-type="float">
            <text:p>100.287687</text:p>
          </table:table-cell>
          <table:table-cell office:value-type="float" office:value="99.273617" calcext:value-type="float">
            <text:p>99.273617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20" calcext:value-type="float">
            <text:p>2520</text:p>
          </table:table-cell>
          <table:table-cell office:value-type="float" office:value="2490" calcext:value-type="float">
            <text:p>249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.040967" calcext:value-type="float">
            <text:p>1.040967</text:p>
          </table:table-cell>
          <table:table-cell office:value-type="float" office:value="100.226417" calcext:value-type="float">
            <text:p>100.226417</text:p>
          </table:table-cell>
          <table:table-cell office:value-type="float" office:value="99.185449" calcext:value-type="float">
            <text:p>99.185449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536" calcext:value-type="float">
            <text:p>55536</text:p>
          </table:table-cell>
          <table:table-cell office:value-type="float" office:value="50400" calcext:value-type="float">
            <text:p>50400</text:p>
          </table:table-cell>
          <table:table-cell office:value-type="float" office:value="1157" calcext:value-type="float">
            <text:p>1157</text:p>
          </table:table-cell>
          <table:table-cell office:value-type="float" office:value="1050" calcext:value-type="float">
            <text:p>1050</text:p>
          </table:table-cell>
          <table:table-cell office:value-type="float" office:value="3.153678" calcext:value-type="float">
            <text:p>3.153678</text:p>
          </table:table-cell>
          <table:table-cell office:value-type="float" office:value="109.02619" calcext:value-type="float">
            <text:p>109.02619</text:p>
          </table:table-cell>
          <table:table-cell office:value-type="float" office:value="105.872511" calcext:value-type="float">
            <text:p>105.872511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6661264" calcext:value-type="float">
            <text:p>6661264</text:p>
          </table:table-cell>
          <table:table-cell office:value-type="float" office:value="7623" calcext:value-type="float">
            <text:p>7623</text:p>
          </table:table-cell>
          <table:table-cell office:value-type="float" office:value="6332" calcext:value-type="float">
            <text:p>6332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394463" calcext:value-type="float">
            <text:p>100.394463</text:p>
          </table:table-cell>
          <table:table-cell office:value-type="float" office:value="99.387041" calcext:value-type="float">
            <text:p>99.387041</text:p>
          </table:table-cell>
          <table:table-cell office:value-type="float" office:value="0.536188" calcext:value-type="float">
            <text:p>0.536188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3430572" calcext:value-type="float">
            <text:p>3430572</text:p>
          </table:table-cell>
          <table:table-cell office:value-type="float" office:value="7623" calcext:value-type="float">
            <text:p>7623</text:p>
          </table:table-cell>
          <table:table-cell office:value-type="float" office:value="3261" calcext:value-type="float">
            <text:p>3261</text:p>
          </table:table-cell>
          <table:table-cell office:value-type="float" office:value="1.057943" calcext:value-type="float">
            <text:p>1.057943</text:p>
          </table:table-cell>
          <table:table-cell office:value-type="float" office:value="100.546244" calcext:value-type="float">
            <text:p>100.546244</text:p>
          </table:table-cell>
          <table:table-cell office:value-type="float" office:value="99.488301" calcext:value-type="float">
            <text:p>99.488301</text:p>
          </table:table-cell>
          <table:table-cell office:value-type="float" office:value="0.275857" calcext:value-type="float">
            <text:p>0.275857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12392" calcext:value-type="float">
            <text:p>112392</text:p>
          </table:table-cell>
          <table:table-cell table:number-columns-repeated="2" office:value-type="float" office:value="2765" calcext:value-type="float">
            <text:p>2765</text:p>
          </table:table-cell>
          <table:table-cell office:value-type="float" office:value="1.024637" calcext:value-type="float">
            <text:p>1.024637</text:p>
          </table:table-cell>
          <table:table-cell office:value-type="float" office:value="100.125957" calcext:value-type="float">
            <text:p>100.125957</text:p>
          </table:table-cell>
          <table:table-cell office:value-type="float" office:value="99.10132" calcext:value-type="float">
            <text:p>99.10132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04" calcext:value-type="float">
            <text:p>4704</text:p>
          </table:table-cell>
          <table:table-cell office:value-type="float" office:value="3456" calcext:value-type="float">
            <text:p>3456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.020693" calcext:value-type="float">
            <text:p>1.020693</text:p>
          </table:table-cell>
          <table:table-cell office:value-type="float" office:value="100.39593" calcext:value-type="float">
            <text:p>100.39593</text:p>
          </table:table-cell>
          <table:table-cell office:value-type="float" office:value="99.375237" calcext:value-type="float">
            <text:p>99.37523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40" calcext:value-type="float">
            <text:p>2940</text:p>
          </table:table-cell>
          <table:table-cell office:value-type="float" office:value="2850" calcext:value-type="float">
            <text:p>285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.038188" calcext:value-type="float">
            <text:p>1.038188</text:p>
          </table:table-cell>
          <table:table-cell office:value-type="float" office:value="100.132813" calcext:value-type="float">
            <text:p>100.132813</text:p>
          </table:table-cell>
          <table:table-cell office:value-type="float" office:value="99.094625" calcext:value-type="float">
            <text:p>99.09462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4336" calcext:value-type="float">
            <text:p>54336</text:p>
          </table:table-cell>
          <table:table-cell office:value-type="float" office:value="51360" calcext:value-type="float">
            <text:p>51360</text:p>
          </table:table-cell>
          <table:table-cell office:value-type="float" office:value="1132" calcext:value-type="float">
            <text:p>1132</text:p>
          </table:table-cell>
          <table:table-cell office:value-type="float" office:value="1070" calcext:value-type="float">
            <text:p>1070</text:p>
          </table:table-cell>
          <table:table-cell office:value-type="float" office:value="3.820957" calcext:value-type="float">
            <text:p>3.820957</text:p>
          </table:table-cell>
          <table:table-cell office:value-type="float" office:value="109.026143" calcext:value-type="float">
            <text:p>109.026143</text:p>
          </table:table-cell>
          <table:table-cell office:value-type="float" office:value="105.205186" calcext:value-type="float">
            <text:p>105.205186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630784" calcext:value-type="float">
            <text:p>0.630784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6856936" calcext:value-type="float">
            <text:p>6856936</text:p>
          </table:table-cell>
          <table:table-cell office:value-type="float" office:value="7722" calcext:value-type="float">
            <text:p>7722</text:p>
          </table:table-cell>
          <table:table-cell office:value-type="float" office:value="6518" calcext:value-type="float">
            <text:p>6518</text:p>
          </table:table-cell>
          <table:table-cell office:value-type="float" office:value="1.009402" calcext:value-type="float">
            <text:p>1.009402</text:p>
          </table:table-cell>
          <table:table-cell office:value-type="float" office:value="100.515717" calcext:value-type="float">
            <text:p>100.515717</text:p>
          </table:table-cell>
          <table:table-cell office:value-type="float" office:value="99.506315" calcext:value-type="float">
            <text:p>99.506315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3325372" calcext:value-type="float">
            <text:p>3325372</text:p>
          </table:table-cell>
          <table:table-cell office:value-type="float" office:value="7722" calcext:value-type="float">
            <text:p>7722</text:p>
          </table:table-cell>
          <table:table-cell office:value-type="float" office:value="3161" calcext:value-type="float">
            <text:p>3161</text:p>
          </table:table-cell>
          <table:table-cell office:value-type="float" office:value="1.077915" calcext:value-type="float">
            <text:p>1.077915</text:p>
          </table:table-cell>
          <table:table-cell office:value-type="float" office:value="100.538236" calcext:value-type="float">
            <text:p>100.538236</text:p>
          </table:table-cell>
          <table:table-cell office:value-type="float" office:value="99.46032" calcext:value-type="float">
            <text:p>99.46032</text:p>
          </table:table-cell>
          <table:table-cell office:value-type="float" office:value="0.267473" calcext:value-type="float">
            <text:p>0.267473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09136" calcext:value-type="float">
            <text:p>109136</text:p>
          </table:table-cell>
          <table:table-cell table:number-columns-repeated="2" office:value-type="float" office:value="2687" calcext:value-type="float">
            <text:p>2687</text:p>
          </table:table-cell>
          <table:table-cell office:value-type="float" office:value="1.022397" calcext:value-type="float">
            <text:p>1.022397</text:p>
          </table:table-cell>
          <table:table-cell office:value-type="float" office:value="100.03328" calcext:value-type="float">
            <text:p>100.03328</text:p>
          </table:table-cell>
          <table:table-cell office:value-type="float" office:value="99.010883" calcext:value-type="float">
            <text:p>99.010883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2" calcext:value-type="float">
            <text:p>4272</text:p>
          </table:table-cell>
          <table:table-cell office:value-type="float" office:value="3120" calcext:value-type="float">
            <text:p>3120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.012071" calcext:value-type="float">
            <text:p>1.012071</text:p>
          </table:table-cell>
          <table:table-cell office:value-type="float" office:value="98.481947" calcext:value-type="float">
            <text:p>98.481947</text:p>
          </table:table-cell>
          <table:table-cell office:value-type="float" office:value="97.469876" calcext:value-type="float">
            <text:p>97.469876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70" calcext:value-type="float">
            <text:p>2670</text:p>
          </table:table-cell>
          <table:table-cell office:value-type="float" office:value="2640" calcext:value-type="float">
            <text:p>264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29075" calcext:value-type="float">
            <text:p>1.029075</text:p>
          </table:table-cell>
          <table:table-cell office:value-type="float" office:value="98.189002" calcext:value-type="float">
            <text:p>98.189002</text:p>
          </table:table-cell>
          <table:table-cell office:value-type="float" office:value="97.159927" calcext:value-type="float">
            <text:p>97.159927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464" calcext:value-type="float">
            <text:p>52464</text:p>
          </table:table-cell>
          <table:table-cell office:value-type="float" office:value="49920" calcext:value-type="float">
            <text:p>49920</text:p>
          </table:table-cell>
          <table:table-cell office:value-type="float" office:value="1093" calcext:value-type="float">
            <text:p>1093</text:p>
          </table:table-cell>
          <table:table-cell office:value-type="float" office:value="1040" calcext:value-type="float">
            <text:p>1040</text:p>
          </table:table-cell>
          <table:table-cell office:value-type="float" office:value="3.851291" calcext:value-type="float">
            <text:p>3.851291</text:p>
          </table:table-cell>
          <table:table-cell office:value-type="float" office:value="109.024498" calcext:value-type="float">
            <text:p>109.024498</text:p>
          </table:table-cell>
          <table:table-cell office:value-type="float" office:value="105.173208" calcext:value-type="float">
            <text:p>105.173208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6873768" calcext:value-type="float">
            <text:p>6873768</text:p>
          </table:table-cell>
          <table:table-cell office:value-type="float" office:value="7821" calcext:value-type="float">
            <text:p>7821</text:p>
          </table:table-cell>
          <table:table-cell office:value-type="float" office:value="6534" calcext:value-type="float">
            <text:p>6534</text:p>
          </table:table-cell>
          <table:table-cell office:value-type="float" office:value="1.010493" calcext:value-type="float">
            <text:p>1.010493</text:p>
          </table:table-cell>
          <table:table-cell office:value-type="float" office:value="100.443536" calcext:value-type="float">
            <text:p>100.443536</text:p>
          </table:table-cell>
          <table:table-cell office:value-type="float" office:value="99.433044" calcext:value-type="float">
            <text:p>99.433044</text:p>
          </table:table-cell>
          <table:table-cell office:value-type="float" office:value="0.553037" calcext:value-type="float">
            <text:p>0.553037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3151792" calcext:value-type="float">
            <text:p>3151792</text:p>
          </table:table-cell>
          <table:table-cell office:value-type="float" office:value="7821" calcext:value-type="float">
            <text:p>7821</text:p>
          </table:table-cell>
          <table:table-cell office:value-type="float" office:value="2996" calcext:value-type="float">
            <text:p>2996</text:p>
          </table:table-cell>
          <table:table-cell office:value-type="float" office:value="1.056664" calcext:value-type="float">
            <text:p>1.056664</text:p>
          </table:table-cell>
          <table:table-cell office:value-type="float" office:value="100.574448" calcext:value-type="float">
            <text:p>100.574448</text:p>
          </table:table-cell>
          <table:table-cell office:value-type="float" office:value="99.517784" calcext:value-type="float">
            <text:p>99.517784</text:p>
          </table:table-cell>
          <table:table-cell office:value-type="float" office:value="0.253365" calcext:value-type="float">
            <text:p>0.253365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5056" calcext:value-type="float">
            <text:p>125056</text:p>
          </table:table-cell>
          <table:table-cell table:number-columns-repeated="2" office:value-type="float" office:value="3083" calcext:value-type="float">
            <text:p>3083</text:p>
          </table:table-cell>
          <table:table-cell office:value-type="float" office:value="1.024027" calcext:value-type="float">
            <text:p>1.024027</text:p>
          </table:table-cell>
          <table:table-cell office:value-type="float" office:value="100.486747" calcext:value-type="float">
            <text:p>100.486747</text:p>
          </table:table-cell>
          <table:table-cell office:value-type="float" office:value="99.46272" calcext:value-type="float">
            <text:p>99.46272</text:p>
          </table:table-cell>
          <table:table-cell office:value-type="float" office:value="0.010059" calcext:value-type="float">
            <text:p>0.010059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2688" calcext:value-type="float">
            <text:p>2688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99.466647" calcext:value-type="float">
            <text:p>99.466647</text:p>
          </table:table-cell>
          <table:table-cell office:value-type="float" office:value="98.446443" calcext:value-type="float">
            <text:p>98.446443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10" calcext:value-type="float">
            <text:p>2610</text:p>
          </table:table-cell>
          <table:table-cell office:value-type="float" office:value="2490" calcext:value-type="float">
            <text:p>24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.037129" calcext:value-type="float">
            <text:p>1.037129</text:p>
          </table:table-cell>
          <table:table-cell office:value-type="float" office:value="99.947549" calcext:value-type="float">
            <text:p>99.947549</text:p>
          </table:table-cell>
          <table:table-cell office:value-type="float" office:value="98.910421" calcext:value-type="float">
            <text:p>98.91042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304" calcext:value-type="float">
            <text:p>56304</text:p>
          </table:table-cell>
          <table:table-cell office:value-type="float" office:value="51024" calcext:value-type="float">
            <text:p>51024</text:p>
          </table:table-cell>
          <table:table-cell office:value-type="float" office:value="1173" calcext:value-type="float">
            <text:p>1173</text:p>
          </table:table-cell>
          <table:table-cell office:value-type="float" office:value="1063" calcext:value-type="float">
            <text:p>1063</text:p>
          </table:table-cell>
          <table:table-cell office:value-type="float" office:value="4.795105" calcext:value-type="float">
            <text:p>4.795105</text:p>
          </table:table-cell>
          <table:table-cell office:value-type="float" office:value="109.026016" calcext:value-type="float">
            <text:p>109.026016</text:p>
          </table:table-cell>
          <table:table-cell office:value-type="float" office:value="104.23091" calcext:value-type="float">
            <text:p>104.23091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647168" calcext:value-type="float">
            <text:p>0.64716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6774880" calcext:value-type="float">
            <text:p>6774880</text:p>
          </table:table-cell>
          <table:table-cell office:value-type="float" office:value="7920" calcext:value-type="float">
            <text:p>7920</text:p>
          </table:table-cell>
          <table:table-cell office:value-type="float" office:value="6440" calcext:value-type="float">
            <text:p>6440</text:p>
          </table:table-cell>
          <table:table-cell office:value-type="float" office:value="1.015402" calcext:value-type="float">
            <text:p>1.015402</text:p>
          </table:table-cell>
          <table:table-cell office:value-type="float" office:value="100.406948" calcext:value-type="float">
            <text:p>100.406948</text:p>
          </table:table-cell>
          <table:table-cell office:value-type="float" office:value="99.391546" calcext:value-type="float">
            <text:p>99.391546</text:p>
          </table:table-cell>
          <table:table-cell office:value-type="float" office:value="0.545308" calcext:value-type="float">
            <text:p>0.54530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3292760" calcext:value-type="float">
            <text:p>3292760</text:p>
          </table:table-cell>
          <table:table-cell office:value-type="float" office:value="7920" calcext:value-type="float">
            <text:p>7920</text:p>
          </table:table-cell>
          <table:table-cell office:value-type="float" office:value="3130" calcext:value-type="float">
            <text:p>3130</text:p>
          </table:table-cell>
          <table:table-cell office:value-type="float" office:value="1.085515" calcext:value-type="float">
            <text:p>1.085515</text:p>
          </table:table-cell>
          <table:table-cell office:value-type="float" office:value="100.614375" calcext:value-type="float">
            <text:p>100.614375</text:p>
          </table:table-cell>
          <table:table-cell office:value-type="float" office:value="99.52886" calcext:value-type="float">
            <text:p>99.52886</text:p>
          </table:table-cell>
          <table:table-cell office:value-type="float" office:value="0.264668" calcext:value-type="float">
            <text:p>0.264668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1040" calcext:value-type="float">
            <text:p>121040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1.033819" calcext:value-type="float">
            <text:p>1.033819</text:p>
          </table:table-cell>
          <table:table-cell office:value-type="float" office:value="100.214843" calcext:value-type="float">
            <text:p>100.214843</text:p>
          </table:table-cell>
          <table:table-cell office:value-type="float" office:value="99.181023" calcext:value-type="float">
            <text:p>99.181023</text:p>
          </table:table-cell>
          <table:table-cell office:value-type="float" office:value="0.009763" calcext:value-type="float">
            <text:p>0.009763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52" calcext:value-type="float">
            <text:p>4752</text:p>
          </table:table-cell>
          <table:table-cell office:value-type="float" office:value="3408" calcext:value-type="float">
            <text:p>3408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.023433" calcext:value-type="float">
            <text:p>1.023433</text:p>
          </table:table-cell>
          <table:table-cell office:value-type="float" office:value="99.547375" calcext:value-type="float">
            <text:p>99.547375</text:p>
          </table:table-cell>
          <table:table-cell office:value-type="float" office:value="98.523942" calcext:value-type="float">
            <text:p>98.523942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70" calcext:value-type="float">
            <text:p>2970</text:p>
          </table:table-cell>
          <table:table-cell office:value-type="float" office:value="2880" calcext:value-type="float">
            <text:p>288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.048701" calcext:value-type="float">
            <text:p>1.048701</text:p>
          </table:table-cell>
          <table:table-cell office:value-type="float" office:value="99.641638" calcext:value-type="float">
            <text:p>99.641638</text:p>
          </table:table-cell>
          <table:table-cell office:value-type="float" office:value="98.592937" calcext:value-type="float">
            <text:p>98.59293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2720" calcext:value-type="float">
            <text:p>42720</text:p>
          </table:table-cell>
          <table:table-cell office:value-type="float" office:value="39312" calcext:value-type="float">
            <text:p>39312</text:p>
          </table:table-cell>
          <table:table-cell office:value-type="float" office:value="890" calcext:value-type="float">
            <text:p>890</text:p>
          </table:table-cell>
          <table:table-cell office:value-type="float" office:value="819" calcext:value-type="float">
            <text:p>819</text:p>
          </table:table-cell>
          <table:table-cell office:value-type="float" office:value="4.074425" calcext:value-type="float">
            <text:p>4.074425</text:p>
          </table:table-cell>
          <table:table-cell office:value-type="float" office:value="109.025098" calcext:value-type="float">
            <text:p>109.025098</text:p>
          </table:table-cell>
          <table:table-cell office:value-type="float" office:value="104.950672" calcext:value-type="float">
            <text:p>104.950672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6775932" calcext:value-type="float">
            <text:p>6775932</text:p>
          </table:table-cell>
          <table:table-cell office:value-type="float" office:value="8020" calcext:value-type="float">
            <text:p>8020</text:p>
          </table:table-cell>
          <table:table-cell office:value-type="float" office:value="6441" calcext:value-type="float">
            <text:p>6441</text:p>
          </table:table-cell>
          <table:table-cell office:value-type="float" office:value="1.016333" calcext:value-type="float">
            <text:p>1.016333</text:p>
          </table:table-cell>
          <table:table-cell office:value-type="float" office:value="100.496754" calcext:value-type="float">
            <text:p>100.496754</text:p>
          </table:table-cell>
          <table:table-cell office:value-type="float" office:value="99.480421" calcext:value-type="float">
            <text:p>99.480421</text:p>
          </table:table-cell>
          <table:table-cell office:value-type="float" office:value="0.544906" calcext:value-type="float">
            <text:p>0.544906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3027656" calcext:value-type="float">
            <text:p>3027656</text:p>
          </table:table-cell>
          <table:table-cell office:value-type="float" office:value="8019" calcext:value-type="float">
            <text:p>8019</text:p>
          </table:table-cell>
          <table:table-cell office:value-type="float" office:value="2878" calcext:value-type="float">
            <text:p>2878</text:p>
          </table:table-cell>
          <table:table-cell office:value-type="float" office:value="1.065417" calcext:value-type="float">
            <text:p>1.065417</text:p>
          </table:table-cell>
          <table:table-cell office:value-type="float" office:value="100.479012" calcext:value-type="float">
            <text:p>100.479012</text:p>
          </table:table-cell>
          <table:table-cell office:value-type="float" office:value="99.413595" calcext:value-type="float">
            <text:p>99.413595</text:p>
          </table:table-cell>
          <table:table-cell office:value-type="float" office:value="0.243641" calcext:value-type="float">
            <text:p>0.243641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9928" calcext:value-type="float">
            <text:p>129928</text:p>
          </table:table-cell>
          <table:table-cell table:number-columns-repeated="2" office:value-type="float" office:value="3197" calcext:value-type="float">
            <text:p>3197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100.498148" calcext:value-type="float">
            <text:p>100.498148</text:p>
          </table:table-cell>
          <table:table-cell office:value-type="float" office:value="99.464138" calcext:value-type="float">
            <text:p>99.464138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472" calcext:value-type="float">
            <text:p>5472</text:p>
          </table:table-cell>
          <table:table-cell office:value-type="float" office:value="3696" calcext:value-type="float">
            <text:p>3696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.024564" calcext:value-type="float">
            <text:p>1.024564</text:p>
          </table:table-cell>
          <table:table-cell office:value-type="float" office:value="99.887897" calcext:value-type="float">
            <text:p>99.887897</text:p>
          </table:table-cell>
          <table:table-cell office:value-type="float" office:value="98.863333" calcext:value-type="float">
            <text:p>98.86333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420" calcext:value-type="float">
            <text:p>3420</text:p>
          </table:table-cell>
          <table:table-cell office:value-type="float" office:value="3210" calcext:value-type="float">
            <text:p>3210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.049091" calcext:value-type="float">
            <text:p>1.049091</text:p>
          </table:table-cell>
          <table:table-cell office:value-type="float" office:value="99.48696" calcext:value-type="float">
            <text:p>99.48696</text:p>
          </table:table-cell>
          <table:table-cell office:value-type="float" office:value="98.437869" calcext:value-type="float">
            <text:p>98.43786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360" calcext:value-type="float">
            <text:p>57360</text:p>
          </table:table-cell>
          <table:table-cell office:value-type="float" office:value="53856" calcext:value-type="float">
            <text:p>53856</text:p>
          </table:table-cell>
          <table:table-cell office:value-type="float" office:value="1195" calcext:value-type="float">
            <text:p>1195</text:p>
          </table:table-cell>
          <table:table-cell office:value-type="float" office:value="1122" calcext:value-type="float">
            <text:p>1122</text:p>
          </table:table-cell>
          <table:table-cell office:value-type="float" office:value="2.848098" calcext:value-type="float">
            <text:p>2.848098</text:p>
          </table:table-cell>
          <table:table-cell office:value-type="float" office:value="109.025281" calcext:value-type="float">
            <text:p>109.025281</text:p>
          </table:table-cell>
          <table:table-cell office:value-type="float" office:value="106.177183" calcext:value-type="float">
            <text:p>106.177183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663552" calcext:value-type="float">
            <text:p>0.663552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7009476" calcext:value-type="float">
            <text:p>7009476</text:p>
          </table:table-cell>
          <table:table-cell office:value-type="float" office:value="8118" calcext:value-type="float">
            <text:p>8118</text:p>
          </table:table-cell>
          <table:table-cell office:value-type="float" office:value="6663" calcext:value-type="float">
            <text:p>6663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469917" calcext:value-type="float">
            <text:p>100.469917</text:p>
          </table:table-cell>
          <table:table-cell office:value-type="float" office:value="99.454675" calcext:value-type="float">
            <text:p>99.454675</text:p>
          </table:table-cell>
          <table:table-cell office:value-type="float" office:value="0.563833" calcext:value-type="float">
            <text:p>0.563833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2546892" calcext:value-type="float">
            <text:p>2546892</text:p>
          </table:table-cell>
          <table:table-cell office:value-type="float" office:value="8118" calcext:value-type="float">
            <text:p>8118</text:p>
          </table:table-cell>
          <table:table-cell office:value-type="float" office:value="2421" calcext:value-type="float">
            <text:p>2421</text:p>
          </table:table-cell>
          <table:table-cell office:value-type="float" office:value="1.067897" calcext:value-type="float">
            <text:p>1.067897</text:p>
          </table:table-cell>
          <table:table-cell office:value-type="float" office:value="100.492009" calcext:value-type="float">
            <text:p>100.492009</text:p>
          </table:table-cell>
          <table:table-cell office:value-type="float" office:value="99.424112" calcext:value-type="float">
            <text:p>99.424112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2704" calcext:value-type="float">
            <text:p>122704</text:p>
          </table:table-cell>
          <table:table-cell table:number-columns-repeated="2" office:value-type="float" office:value="3027" calcext:value-type="float">
            <text:p>3027</text:p>
          </table:table-cell>
          <table:table-cell office:value-type="float" office:value="1.03534" calcext:value-type="float">
            <text:p>1.03534</text:p>
          </table:table-cell>
          <table:table-cell office:value-type="float" office:value="100.510735" calcext:value-type="float">
            <text:p>100.510735</text:p>
          </table:table-cell>
          <table:table-cell office:value-type="float" office:value="99.475395" calcext:value-type="float">
            <text:p>99.475395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2344" calcext:value-type="float">
            <text:p>234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.023213" calcext:value-type="float">
            <text:p>1.023213</text:p>
          </table:table-cell>
          <table:table-cell office:value-type="float" office:value="99.787176" calcext:value-type="float">
            <text:p>99.787176</text:p>
          </table:table-cell>
          <table:table-cell office:value-type="float" office:value="98.763964" calcext:value-type="float">
            <text:p>98.76396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2280" calcext:value-type="float">
            <text:p>228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.048381" calcext:value-type="float">
            <text:p>1.048381</text:p>
          </table:table-cell>
          <table:table-cell office:value-type="float" office:value="99.33513" calcext:value-type="float">
            <text:p>99.33513</text:p>
          </table:table-cell>
          <table:table-cell office:value-type="float" office:value="98.286749" calcext:value-type="float">
            <text:p>98.28674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3376" calcext:value-type="float">
            <text:p>53376</text:p>
          </table:table-cell>
          <table:table-cell office:value-type="float" office:value="51216" calcext:value-type="float">
            <text:p>51216</text:p>
          </table:table-cell>
          <table:table-cell office:value-type="float" office:value="1112" calcext:value-type="float">
            <text:p>1112</text:p>
          </table:table-cell>
          <table:table-cell office:value-type="float" office:value="1067" calcext:value-type="float">
            <text:p>1067</text:p>
          </table:table-cell>
          <table:table-cell office:value-type="float" office:value="3.034672" calcext:value-type="float">
            <text:p>3.034672</text:p>
          </table:table-cell>
          <table:table-cell office:value-type="float" office:value="109.028729" calcext:value-type="float">
            <text:p>109.028729</text:p>
          </table:table-cell>
          <table:table-cell office:value-type="float" office:value="105.994057" calcext:value-type="float">
            <text:p>105.994057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6895860" calcext:value-type="float">
            <text:p>6895860</text:p>
          </table:table-cell>
          <table:table-cell office:value-type="float" office:value="8217" calcext:value-type="float">
            <text:p>8217</text:p>
          </table:table-cell>
          <table:table-cell office:value-type="float" office:value="6555" calcext:value-type="float">
            <text:p>6555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386516" calcext:value-type="float">
            <text:p>100.386516</text:p>
          </table:table-cell>
          <table:table-cell office:value-type="float" office:value="99.374195" calcext:value-type="float">
            <text:p>99.374195</text:p>
          </table:table-cell>
          <table:table-cell office:value-type="float" office:value="0.555143" calcext:value-type="float">
            <text:p>0.555143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3251732" calcext:value-type="float">
            <text:p>3251732</text:p>
          </table:table-cell>
          <table:table-cell office:value-type="float" office:value="8217" calcext:value-type="float">
            <text:p>8217</text:p>
          </table:table-cell>
          <table:table-cell office:value-type="float" office:value="3091" calcext:value-type="float">
            <text:p>3091</text:p>
          </table:table-cell>
          <table:table-cell office:value-type="float" office:value="1.055249" calcext:value-type="float">
            <text:p>1.055249</text:p>
          </table:table-cell>
          <table:table-cell office:value-type="float" office:value="100.98643" calcext:value-type="float">
            <text:p>100.98643</text:p>
          </table:table-cell>
          <table:table-cell office:value-type="float" office:value="99.931181" calcext:value-type="float">
            <text:p>99.931181</text:p>
          </table:table-cell>
          <table:table-cell office:value-type="float" office:value="0.260318" calcext:value-type="float">
            <text:p>0.260318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0920" calcext:value-type="float">
            <text:p>120920</text:p>
          </table:table-cell>
          <table:table-cell table:number-columns-repeated="2" office:value-type="float" office:value="2977" calcext:value-type="float">
            <text:p>2977</text:p>
          </table:table-cell>
          <table:table-cell office:value-type="float" office:value="1.024476" calcext:value-type="float">
            <text:p>1.024476</text:p>
          </table:table-cell>
          <table:table-cell office:value-type="float" office:value="101.016713" calcext:value-type="float">
            <text:p>101.016713</text:p>
          </table:table-cell>
          <table:table-cell office:value-type="float" office:value="99.992237" calcext:value-type="float">
            <text:p>99.992237</text:p>
          </table:table-cell>
          <table:table-cell office:value-type="float" office:value="0.009674" calcext:value-type="float">
            <text:p>0.009674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8" calcext:value-type="float">
            <text:p>4368</text:p>
          </table:table-cell>
          <table:table-cell office:value-type="float" office:value="2496" calcext:value-type="float">
            <text:p>249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1.020433" calcext:value-type="float">
            <text:p>1.020433</text:p>
          </table:table-cell>
          <table:table-cell office:value-type="float" office:value="100.761202" calcext:value-type="float">
            <text:p>100.761202</text:p>
          </table:table-cell>
          <table:table-cell office:value-type="float" office:value="99.74077" calcext:value-type="float">
            <text:p>99.7407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658" calcext:value-type="float">
            <text:p>265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.036437" calcext:value-type="float">
            <text:p>1.036437</text:p>
          </table:table-cell>
          <table:table-cell office:value-type="float" office:value="100.759636" calcext:value-type="float">
            <text:p>100.759636</text:p>
          </table:table-cell>
          <table:table-cell office:value-type="float" office:value="99.723199" calcext:value-type="float">
            <text:p>99.723199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488" calcext:value-type="float">
            <text:p>55488</text:p>
          </table:table-cell>
          <table:table-cell office:value-type="float" office:value="51936" calcext:value-type="float">
            <text:p>51936</text:p>
          </table:table-cell>
          <table:table-cell office:value-type="float" office:value="1156" calcext:value-type="float">
            <text:p>1156</text:p>
          </table:table-cell>
          <table:table-cell office:value-type="float" office:value="1082" calcext:value-type="float">
            <text:p>1082</text:p>
          </table:table-cell>
          <table:table-cell office:value-type="float" office:value="3.152357" calcext:value-type="float">
            <text:p>3.152357</text:p>
          </table:table-cell>
          <table:table-cell office:value-type="float" office:value="109.026951" calcext:value-type="float">
            <text:p>109.026951</text:p>
          </table:table-cell>
          <table:table-cell office:value-type="float" office:value="105.874593" calcext:value-type="float">
            <text:p>105.874593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679936" calcext:value-type="float">
            <text:p>0.67993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6990540" calcext:value-type="float">
            <text:p>6990540</text:p>
          </table:table-cell>
          <table:table-cell office:value-type="float" office:value="8316" calcext:value-type="float">
            <text:p>8316</text:p>
          </table:table-cell>
          <table:table-cell office:value-type="float" office:value="6645" calcext:value-type="float">
            <text:p>6645</text:p>
          </table:table-cell>
          <table:table-cell office:value-type="float" office:value="1.011361" calcext:value-type="float">
            <text:p>1.011361</text:p>
          </table:table-cell>
          <table:table-cell office:value-type="float" office:value="100.407852" calcext:value-type="float">
            <text:p>100.407852</text:p>
          </table:table-cell>
          <table:table-cell office:value-type="float" office:value="99.396491" calcext:value-type="float">
            <text:p>99.396491</text:p>
          </table:table-cell>
          <table:table-cell office:value-type="float" office:value="0.562639" calcext:value-type="float">
            <text:p>0.56263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3036072" calcext:value-type="float">
            <text:p>3036072</text:p>
          </table:table-cell>
          <table:table-cell office:value-type="float" office:value="8316" calcext:value-type="float">
            <text:p>8316</text:p>
          </table:table-cell>
          <table:table-cell office:value-type="float" office:value="2886" calcext:value-type="float">
            <text:p>2886</text:p>
          </table:table-cell>
          <table:table-cell office:value-type="float" office:value="1.077968" calcext:value-type="float">
            <text:p>1.077968</text:p>
          </table:table-cell>
          <table:table-cell office:value-type="float" office:value="100.497424" calcext:value-type="float">
            <text:p>100.497424</text:p>
          </table:table-cell>
          <table:table-cell office:value-type="float" office:value="99.419456" calcext:value-type="float">
            <text:p>99.419456</text:p>
          </table:table-cell>
          <table:table-cell office:value-type="float" office:value="0.244304" calcext:value-type="float">
            <text:p>0.244304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28080" calcext:value-type="float">
            <text:p>128080</text:p>
          </table:table-cell>
          <table:table-cell table:number-columns-repeated="2" office:value-type="float" office:value="3157" calcext:value-type="float">
            <text:p>3157</text:p>
          </table:table-cell>
          <table:table-cell office:value-type="float" office:value="1.024794" calcext:value-type="float">
            <text:p>1.024794</text:p>
          </table:table-cell>
          <table:table-cell office:value-type="float" office:value="100.049311" calcext:value-type="float">
            <text:p>100.049311</text:p>
          </table:table-cell>
          <table:table-cell office:value-type="float" office:value="99.024517" calcext:value-type="float">
            <text:p>99.024517</text:p>
          </table:table-cell>
          <table:table-cell office:value-type="float" office:value="0.010347" calcext:value-type="float">
            <text:p>0.01034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3120" calcext:value-type="float">
            <text:p>312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.020831" calcext:value-type="float">
            <text:p>1.020831</text:p>
          </table:table-cell>
          <table:table-cell office:value-type="float" office:value="100.500497" calcext:value-type="float">
            <text:p>100.500497</text:p>
          </table:table-cell>
          <table:table-cell office:value-type="float" office:value="99.479666" calcext:value-type="float">
            <text:p>99.479666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98" calcext:value-type="float">
            <text:p>2898</text:p>
          </table:table-cell>
          <table:table-cell office:value-type="float" office:value="2748" calcext:value-type="float">
            <text:p>2748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.037175" calcext:value-type="float">
            <text:p>1.037175</text:p>
          </table:table-cell>
          <table:table-cell office:value-type="float" office:value="100.499011" calcext:value-type="float">
            <text:p>100.499011</text:p>
          </table:table-cell>
          <table:table-cell office:value-type="float" office:value="99.461835" calcext:value-type="float">
            <text:p>99.46183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992" calcext:value-type="float">
            <text:p>52992</text:p>
          </table:table-cell>
          <table:table-cell office:value-type="float" office:value="49632" calcext:value-type="float">
            <text:p>49632</text:p>
          </table:table-cell>
          <table:table-cell office:value-type="float" office:value="1104" calcext:value-type="float">
            <text:p>1104</text:p>
          </table:table-cell>
          <table:table-cell office:value-type="float" office:value="1034" calcext:value-type="float">
            <text:p>1034</text:p>
          </table:table-cell>
          <table:table-cell office:value-type="float" office:value="3.782635" calcext:value-type="float">
            <text:p>3.782635</text:p>
          </table:table-cell>
          <table:table-cell office:value-type="float" office:value="109.026156" calcext:value-type="float">
            <text:p>109.026156</text:p>
          </table:table-cell>
          <table:table-cell office:value-type="float" office:value="105.243521" calcext:value-type="float">
            <text:p>105.243521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6851676" calcext:value-type="float">
            <text:p>6851676</text:p>
          </table:table-cell>
          <table:table-cell office:value-type="float" office:value="8415" calcext:value-type="float">
            <text:p>8415</text:p>
          </table:table-cell>
          <table:table-cell office:value-type="float" office:value="6513" calcext:value-type="float">
            <text:p>6513</text:p>
          </table:table-cell>
          <table:table-cell office:value-type="float" office:value="1.014361" calcext:value-type="float">
            <text:p>1.014361</text:p>
          </table:table-cell>
          <table:table-cell office:value-type="float" office:value="100.475546" calcext:value-type="float">
            <text:p>100.475546</text:p>
          </table:table-cell>
          <table:table-cell office:value-type="float" office:value="99.461185" calcext:value-type="float">
            <text:p>99.461185</text:p>
          </table:table-cell>
          <table:table-cell office:value-type="float" office:value="0.551104" calcext:value-type="float">
            <text:p>0.55110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2640520" calcext:value-type="float">
            <text:p>2640520</text:p>
          </table:table-cell>
          <table:table-cell office:value-type="float" office:value="8415" calcext:value-type="float">
            <text:p>8415</text:p>
          </table:table-cell>
          <table:table-cell office:value-type="float" office:value="2510" calcext:value-type="float">
            <text:p>2510</text:p>
          </table:table-cell>
          <table:table-cell office:value-type="float" office:value="1.078541" calcext:value-type="float">
            <text:p>1.078541</text:p>
          </table:table-cell>
          <table:table-cell office:value-type="float" office:value="100.563335" calcext:value-type="float">
            <text:p>100.563335</text:p>
          </table:table-cell>
          <table:table-cell office:value-type="float" office:value="99.484794" calcext:value-type="float">
            <text:p>99.484794</text:p>
          </table:table-cell>
          <table:table-cell office:value-type="float" office:value="0.212336" calcext:value-type="float">
            <text:p>0.212336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9968" calcext:value-type="float">
            <text:p>139968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float" office:value="1.032159" calcext:value-type="float">
            <text:p>1.032159</text:p>
          </table:table-cell>
          <table:table-cell office:value-type="float" office:value="100.530383" calcext:value-type="float">
            <text:p>100.530383</text:p>
          </table:table-cell>
          <table:table-cell office:value-type="float" office:value="99.498224" calcext:value-type="float">
            <text:p>99.498224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56" calcext:value-type="float">
            <text:p>4656</text:p>
          </table:table-cell>
          <table:table-cell office:value-type="float" office:value="2592" calcext:value-type="float">
            <text:p>259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.022693" calcext:value-type="float">
            <text:p>1.022693</text:p>
          </table:table-cell>
          <table:table-cell office:value-type="float" office:value="100.50451" calcext:value-type="float">
            <text:p>100.50451</text:p>
          </table:table-cell>
          <table:table-cell office:value-type="float" office:value="99.481817" calcext:value-type="float">
            <text:p>99.481817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28" calcext:value-type="float">
            <text:p>2928</text:p>
          </table:table-cell>
          <table:table-cell office:value-type="float" office:value="2868" calcext:value-type="float">
            <text:p>286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.503104" calcext:value-type="float">
            <text:p>100.503104</text:p>
          </table:table-cell>
          <table:table-cell office:value-type="float" office:value="99.455934" calcext:value-type="float">
            <text:p>99.45593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600" calcext:value-type="float">
            <text:p>57600</text:p>
          </table:table-cell>
          <table:table-cell office:value-type="float" office:value="54096" calcext:value-type="float">
            <text:p>54096</text:p>
          </table:table-cell>
          <table:table-cell office:value-type="float" office:value="1200" calcext:value-type="float">
            <text:p>1200</text:p>
          </table:table-cell>
          <table:table-cell office:value-type="float" office:value="1127" calcext:value-type="float">
            <text:p>1127</text:p>
          </table:table-cell>
          <table:table-cell office:value-type="float" office:value="2.726967" calcext:value-type="float">
            <text:p>2.726967</text:p>
          </table:table-cell>
          <table:table-cell office:value-type="float" office:value="109.023781" calcext:value-type="float">
            <text:p>109.023781</text:p>
          </table:table-cell>
          <table:table-cell office:value-type="float" office:value="106.296814" calcext:value-type="float">
            <text:p>106.296814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69632" calcext:value-type="float">
            <text:p>0.6963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7124144" calcext:value-type="float">
            <text:p>7124144</text:p>
          </table:table-cell>
          <table:table-cell office:value-type="float" office:value="8514" calcext:value-type="float">
            <text:p>8514</text:p>
          </table:table-cell>
          <table:table-cell office:value-type="float" office:value="6772" calcext:value-type="float">
            <text:p>6772</text:p>
          </table:table-cell>
          <table:table-cell office:value-type="float" office:value="1.009362" calcext:value-type="float">
            <text:p>1.009362</text:p>
          </table:table-cell>
          <table:table-cell office:value-type="float" office:value="100.420243" calcext:value-type="float">
            <text:p>100.420243</text:p>
          </table:table-cell>
          <table:table-cell office:value-type="float" office:value="99.410881" calcext:value-type="float">
            <text:p>99.410881</text:p>
          </table:table-cell>
          <table:table-cell office:value-type="float" office:value="0.573309" calcext:value-type="float">
            <text:p>0.57330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2664716" calcext:value-type="float">
            <text:p>2664716</text:p>
          </table:table-cell>
          <table:table-cell office:value-type="float" office:value="8514" calcext:value-type="float">
            <text:p>8514</text:p>
          </table:table-cell>
          <table:table-cell office:value-type="float" office:value="2533" calcext:value-type="float">
            <text:p>2533</text:p>
          </table:table-cell>
          <table:table-cell office:value-type="float" office:value="1.305007" calcext:value-type="float">
            <text:p>1.305007</text:p>
          </table:table-cell>
          <table:table-cell office:value-type="float" office:value="100.537214" calcext:value-type="float">
            <text:p>100.537214</text:p>
          </table:table-cell>
          <table:table-cell office:value-type="float" office:value="99.232207" calcext:value-type="float">
            <text:p>99.232207</text:p>
          </table:table-cell>
          <table:table-cell office:value-type="float" office:value="0.214827" calcext:value-type="float">
            <text:p>0.21482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7440" calcext:value-type="float">
            <text:p>137440</text:p>
          </table:table-cell>
          <table:table-cell table:number-columns-repeated="2" office:value-type="float" office:value="3392" calcext:value-type="float">
            <text:p>3392</text:p>
          </table:table-cell>
          <table:table-cell office:value-type="float" office:value="1.264775" calcext:value-type="float">
            <text:p>1.264775</text:p>
          </table:table-cell>
          <table:table-cell office:value-type="float" office:value="100.266375" calcext:value-type="float">
            <text:p>100.266375</text:p>
          </table:table-cell>
          <table:table-cell office:value-type="float" office:value="99.0016" calcext:value-type="float">
            <text:p>99.0016</text:p>
          </table:table-cell>
          <table:table-cell office:value-type="float" office:value="0.011106" calcext:value-type="float">
            <text:p>0.01110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80" calcext:value-type="float">
            <text:p>5280</text:p>
          </table:table-cell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1.254069" calcext:value-type="float">
            <text:p>1.254069</text:p>
          </table:table-cell>
          <table:table-cell office:value-type="float" office:value="99.551354" calcext:value-type="float">
            <text:p>99.551354</text:p>
          </table:table-cell>
          <table:table-cell office:value-type="float" office:value="98.297286" calcext:value-type="float">
            <text:p>98.29728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00" calcext:value-type="float">
            <text:p>3300</text:p>
          </table:table-cell>
          <table:table-cell office:value-type="float" office:value="3090" calcext:value-type="float">
            <text:p>3090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.279956" calcext:value-type="float">
            <text:p>1.279956</text:p>
          </table:table-cell>
          <table:table-cell office:value-type="float" office:value="99.665524" calcext:value-type="float">
            <text:p>99.665524</text:p>
          </table:table-cell>
          <table:table-cell office:value-type="float" office:value="98.385568" calcext:value-type="float">
            <text:p>98.38556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896" calcext:value-type="float">
            <text:p>52896</text:p>
          </table:table-cell>
          <table:table-cell office:value-type="float" office:value="49872" calcext:value-type="float">
            <text:p>49872</text:p>
          </table:table-cell>
          <table:table-cell office:value-type="float" office:value="1102" calcext:value-type="float">
            <text:p>1102</text:p>
          </table:table-cell>
          <table:table-cell office:value-type="float" office:value="1039" calcext:value-type="float">
            <text:p>1039</text:p>
          </table:table-cell>
          <table:table-cell office:value-type="float" office:value="3.735825" calcext:value-type="float">
            <text:p>3.735825</text:p>
          </table:table-cell>
          <table:table-cell office:value-type="float" office:value="109.025691" calcext:value-type="float">
            <text:p>109.025691</text:p>
          </table:table-cell>
          <table:table-cell office:value-type="float" office:value="105.289866" calcext:value-type="float">
            <text:p>105.289866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6821168" calcext:value-type="float">
            <text:p>6821168</text:p>
          </table:table-cell>
          <table:table-cell office:value-type="float" office:value="8613" calcext:value-type="float">
            <text:p>8613</text:p>
          </table:table-cell>
          <table:table-cell office:value-type="float" office:value="6484" calcext:value-type="float">
            <text:p>6484</text:p>
          </table:table-cell>
          <table:table-cell office:value-type="float" office:value="1.011301" calcext:value-type="float">
            <text:p>1.011301</text:p>
          </table:table-cell>
          <table:table-cell office:value-type="float" office:value="100.505763" calcext:value-type="float">
            <text:p>100.505763</text:p>
          </table:table-cell>
          <table:table-cell office:value-type="float" office:value="99.494462" calcext:value-type="float">
            <text:p>99.494462</text:p>
          </table:table-cell>
          <table:table-cell office:value-type="float" office:value="0.548466" calcext:value-type="float">
            <text:p>0.548466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2679444" calcext:value-type="float">
            <text:p>2679444</text:p>
          </table:table-cell>
          <table:table-cell office:value-type="float" office:value="8613" calcext:value-type="float">
            <text:p>8613</text:p>
          </table:table-cell>
          <table:table-cell office:value-type="float" office:value="2547" calcext:value-type="float">
            <text:p>2547</text:p>
          </table:table-cell>
          <table:table-cell office:value-type="float" office:value="1.072495" calcext:value-type="float">
            <text:p>1.072495</text:p>
          </table:table-cell>
          <table:table-cell office:value-type="float" office:value="100.775376" calcext:value-type="float">
            <text:p>100.775376</text:p>
          </table:table-cell>
          <table:table-cell office:value-type="float" office:value="99.702881" calcext:value-type="float">
            <text:p>99.702881</text:p>
          </table:table-cell>
          <table:table-cell office:value-type="float" office:value="0.214994" calcext:value-type="float">
            <text:p>0.214994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0808" calcext:value-type="float">
            <text:p>150808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float" office:value="1.032047" calcext:value-type="float">
            <text:p>1.032047</text:p>
          </table:table-cell>
          <table:table-cell office:value-type="float" office:value="100.087495" calcext:value-type="float">
            <text:p>100.087495</text:p>
          </table:table-cell>
          <table:table-cell office:value-type="float" office:value="99.055448" calcext:value-type="float">
            <text:p>99.055448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64" calcext:value-type="float">
            <text:p>4464</text:p>
          </table:table-cell>
          <table:table-cell office:value-type="float" office:value="2448" calcext:value-type="float">
            <text:p>244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1.019481" calcext:value-type="float">
            <text:p>1.019481</text:p>
          </table:table-cell>
          <table:table-cell office:value-type="float" office:value="98.44428" calcext:value-type="float">
            <text:p>98.44428</text:p>
          </table:table-cell>
          <table:table-cell office:value-type="float" office:value="97.4248" calcext:value-type="float">
            <text:p>97.424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90" calcext:value-type="float">
            <text:p>2790</text:p>
          </table:table-cell>
          <table:table-cell office:value-type="float" office:value="2640" calcext:value-type="float">
            <text:p>264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.047398" calcext:value-type="float">
            <text:p>1.047398</text:p>
          </table:table-cell>
          <table:table-cell office:value-type="float" office:value="99.169085" calcext:value-type="float">
            <text:p>99.169085</text:p>
          </table:table-cell>
          <table:table-cell office:value-type="float" office:value="98.121687" calcext:value-type="float">
            <text:p>98.12168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216" calcext:value-type="float">
            <text:p>57216</text:p>
          </table:table-cell>
          <table:table-cell office:value-type="float" office:value="53664" calcext:value-type="float">
            <text:p>53664</text:p>
          </table:table-cell>
          <table:table-cell office:value-type="float" office:value="1192" calcext:value-type="float">
            <text:p>1192</text:p>
          </table:table-cell>
          <table:table-cell office:value-type="float" office:value="1118" calcext:value-type="float">
            <text:p>1118</text:p>
          </table:table-cell>
          <table:table-cell office:value-type="float" office:value="4.277451" calcext:value-type="float">
            <text:p>4.277451</text:p>
          </table:table-cell>
          <table:table-cell office:value-type="float" office:value="109.025071" calcext:value-type="float">
            <text:p>109.025071</text:p>
          </table:table-cell>
          <table:table-cell office:value-type="float" office:value="104.747621" calcext:value-type="float">
            <text:p>104.747621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712704" calcext:value-type="float">
            <text:p>0.712704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7219876" calcext:value-type="float">
            <text:p>7219876</text:p>
          </table:table-cell>
          <table:table-cell office:value-type="float" office:value="8713" calcext:value-type="float">
            <text:p>8713</text:p>
          </table:table-cell>
          <table:table-cell office:value-type="float" office:value="6863" calcext:value-type="float">
            <text:p>6863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495903" calcext:value-type="float">
            <text:p>100.495903</text:p>
          </table:table-cell>
          <table:table-cell office:value-type="float" office:value="99.487541" calcext:value-type="float">
            <text:p>99.487541</text:p>
          </table:table-cell>
          <table:table-cell office:value-type="float" office:value="0.580565" calcext:value-type="float">
            <text:p>0.58056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5024" calcext:value-type="float">
            <text:p>9165024</text:p>
          </table:table-cell>
          <table:table-cell office:value-type="float" office:value="2586868" calcext:value-type="float">
            <text:p>2586868</text:p>
          </table:table-cell>
          <table:table-cell office:value-type="float" office:value="8712" calcext:value-type="float">
            <text:p>8712</text:p>
          </table:table-cell>
          <table:table-cell office:value-type="float" office:value="2459" calcext:value-type="float">
            <text:p>2459</text:p>
          </table:table-cell>
          <table:table-cell office:value-type="float" office:value="1.085615" calcext:value-type="float">
            <text:p>1.085615</text:p>
          </table:table-cell>
          <table:table-cell office:value-type="float" office:value="100.629867" calcext:value-type="float">
            <text:p>100.629867</text:p>
          </table:table-cell>
          <table:table-cell office:value-type="float" office:value="99.544251" calcext:value-type="float">
            <text:p>99.544251</text:p>
          </table:table-cell>
          <table:table-cell office:value-type="float" office:value="0.207897" calcext:value-type="float">
            <text:p>0.207897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32624" calcext:value-type="float">
            <text:p>132624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589" calcext:value-type="float">
            <text:p>1.031589</text:p>
          </table:table-cell>
          <table:table-cell office:value-type="float" office:value="100.644998" calcext:value-type="float">
            <text:p>100.644998</text:p>
          </table:table-cell>
          <table:table-cell office:value-type="float" office:value="99.613409" calcext:value-type="float">
            <text:p>99.613409</text:p>
          </table:table-cell>
          <table:table-cell office:value-type="float" office:value="0.010651" calcext:value-type="float">
            <text:p>0.010651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52" calcext:value-type="float">
            <text:p>4752</text:p>
          </table:table-cell>
          <table:table-cell office:value-type="float" office:value="2928" calcext:value-type="float">
            <text:p>2928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.022063" calcext:value-type="float">
            <text:p>1.022063</text:p>
          </table:table-cell>
          <table:table-cell office:value-type="float" office:value="100.643551" calcext:value-type="float">
            <text:p>100.643551</text:p>
          </table:table-cell>
          <table:table-cell office:value-type="float" office:value="99.621488" calcext:value-type="float">
            <text:p>99.62148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40" calcext:value-type="float">
            <text:p>2940</text:p>
          </table:table-cell>
          <table:table-cell office:value-type="float" office:value="2700" calcext:value-type="float">
            <text:p>27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.044131" calcext:value-type="float">
            <text:p>1.044131</text:p>
          </table:table-cell>
          <table:table-cell office:value-type="float" office:value="99.699949" calcext:value-type="float">
            <text:p>99.699949</text:p>
          </table:table-cell>
          <table:table-cell office:value-type="float" office:value="98.655819" calcext:value-type="float">
            <text:p>98.655819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4174" calcext:value-type="float">
            <text:p>54174</text:p>
          </table:table-cell>
          <table:table-cell office:value-type="float" office:value="52350" calcext:value-type="float">
            <text:p>52350</text:p>
          </table:table-cell>
          <table:table-cell office:value-type="float" office:value="1129" calcext:value-type="float">
            <text:p>1129</text:p>
          </table:table-cell>
          <table:table-cell office:value-type="float" office:value="1091" calcext:value-type="float">
            <text:p>1091</text:p>
          </table:table-cell>
          <table:table-cell office:value-type="float" office:value="4.169969" calcext:value-type="float">
            <text:p>4.169969</text:p>
          </table:table-cell>
          <table:table-cell office:value-type="float" office:value="109.025022" calcext:value-type="float">
            <text:p>109.025022</text:p>
          </table:table-cell>
          <table:table-cell office:value-type="float" office:value="104.855053" calcext:value-type="float">
            <text:p>104.855053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6954772" calcext:value-type="float">
            <text:p>6954772</text:p>
          </table:table-cell>
          <table:table-cell office:value-type="float" office:value="8812" calcext:value-type="float">
            <text:p>8812</text:p>
          </table:table-cell>
          <table:table-cell office:value-type="float" office:value="6611" calcext:value-type="float">
            <text:p>6611</text:p>
          </table:table-cell>
          <table:table-cell office:value-type="float" office:value="1.013402" calcext:value-type="float">
            <text:p>1.013402</text:p>
          </table:table-cell>
          <table:table-cell office:value-type="float" office:value="100.078318" calcext:value-type="float">
            <text:p>100.078318</text:p>
          </table:table-cell>
          <table:table-cell office:value-type="float" office:value="99.064916" calcext:value-type="float">
            <text:p>99.064916</text:p>
          </table:table-cell>
          <table:table-cell office:value-type="float" office:value="0.561634" calcext:value-type="float">
            <text:p>0.561634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69172" calcext:value-type="float">
            <text:p>9269172</text:p>
          </table:table-cell>
          <table:table-cell office:value-type="float" office:value="2495344" calcext:value-type="float">
            <text:p>2495344</text:p>
          </table:table-cell>
          <table:table-cell office:value-type="float" office:value="8811" calcext:value-type="float">
            <text:p>8811</text:p>
          </table:table-cell>
          <table:table-cell office:value-type="float" office:value="2372" calcext:value-type="float">
            <text:p>2372</text:p>
          </table:table-cell>
          <table:table-cell office:value-type="float" office:value="1.072495" calcext:value-type="float">
            <text:p>1.072495</text:p>
          </table:table-cell>
          <table:table-cell office:value-type="float" office:value="100.473004" calcext:value-type="float">
            <text:p>100.473004</text:p>
          </table:table-cell>
          <table:table-cell office:value-type="float" office:value="99.400508" calcext:value-type="float">
            <text:p>99.400508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2456" calcext:value-type="float">
            <text:p>152456</text:p>
          </table:table-cell>
          <table:table-cell table:number-columns-repeated="2" office:value-type="float" office:value="3759" calcext:value-type="float">
            <text:p>3759</text:p>
          </table:table-cell>
          <table:table-cell office:value-type="float" office:value="1.032169" calcext:value-type="float">
            <text:p>1.032169</text:p>
          </table:table-cell>
          <table:table-cell office:value-type="float" office:value="99.905688" calcext:value-type="float">
            <text:p>99.905688</text:p>
          </table:table-cell>
          <table:table-cell office:value-type="float" office:value="98.873519" calcext:value-type="float">
            <text:p>98.873519</text:p>
          </table:table-cell>
          <table:table-cell office:value-type="float" office:value="0.012335" calcext:value-type="float">
            <text:p>0.012335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376" calcext:value-type="float">
            <text:p>5376</text:p>
          </table:table-cell>
          <table:table-cell office:value-type="float" office:value="3216" calcext:value-type="float">
            <text:p>3216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.022783" calcext:value-type="float">
            <text:p>1.022783</text:p>
          </table:table-cell>
          <table:table-cell office:value-type="float" office:value="99.908548" calcext:value-type="float">
            <text:p>99.908548</text:p>
          </table:table-cell>
          <table:table-cell office:value-type="float" office:value="98.885765" calcext:value-type="float">
            <text:p>98.88576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360" calcext:value-type="float">
            <text:p>3360</text:p>
          </table:table-cell>
          <table:table-cell office:value-type="float" office:value="3150" calcext:value-type="float">
            <text:p>3150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.045491" calcext:value-type="float">
            <text:p>1.045491</text:p>
          </table:table-cell>
          <table:table-cell office:value-type="float" office:value="99.907022" calcext:value-type="float">
            <text:p>99.907022</text:p>
          </table:table-cell>
          <table:table-cell office:value-type="float" office:value="98.861531" calcext:value-type="float">
            <text:p>98.861531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3664" calcext:value-type="float">
            <text:p>53664</text:p>
          </table:table-cell>
          <table:table-cell office:value-type="float" office:value="51072" calcext:value-type="float">
            <text:p>51072</text:p>
          </table:table-cell>
          <table:table-cell office:value-type="float" office:value="1118" calcext:value-type="float">
            <text:p>1118</text:p>
          </table:table-cell>
          <table:table-cell office:value-type="float" office:value="1064" calcext:value-type="float">
            <text:p>1064</text:p>
          </table:table-cell>
          <table:table-cell office:value-type="float" office:value="3.731737" calcext:value-type="float">
            <text:p>3.731737</text:p>
          </table:table-cell>
          <table:table-cell office:value-type="float" office:value="109.024565" calcext:value-type="float">
            <text:p>109.024565</text:p>
          </table:table-cell>
          <table:table-cell office:value-type="float" office:value="105.292829" calcext:value-type="float">
            <text:p>105.292829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729088" calcext:value-type="float">
            <text:p>0.72908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7004216" calcext:value-type="float">
            <text:p>7004216</text:p>
          </table:table-cell>
          <table:table-cell office:value-type="float" office:value="8911" calcext:value-type="float">
            <text:p>8911</text:p>
          </table:table-cell>
          <table:table-cell office:value-type="float" office:value="6658" calcext:value-type="float">
            <text:p>6658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542548" calcext:value-type="float">
            <text:p>100.542548</text:p>
          </table:table-cell>
          <table:table-cell office:value-type="float" office:value="99.532336" calcext:value-type="float">
            <text:p>99.532336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3320" calcext:value-type="float">
            <text:p>9373320</text:p>
          </table:table-cell>
          <table:table-cell office:value-type="float" office:value="2548996" calcext:value-type="float">
            <text:p>2548996</text:p>
          </table:table-cell>
          <table:table-cell office:value-type="float" office:value="8910" calcext:value-type="float">
            <text:p>8910</text:p>
          </table:table-cell>
          <table:table-cell office:value-type="float" office:value="2423" calcext:value-type="float">
            <text:p>2423</text:p>
          </table:table-cell>
          <table:table-cell office:value-type="float" office:value="1.064547" calcext:value-type="float">
            <text:p>1.064547</text:p>
          </table:table-cell>
          <table:table-cell office:value-type="float" office:value="100.580648" calcext:value-type="float">
            <text:p>100.580648</text:p>
          </table:table-cell>
          <table:table-cell office:value-type="float" office:value="99.516102" calcext:value-type="float">
            <text:p>99.516102</text:p>
          </table:table-cell>
          <table:table-cell office:value-type="float" office:value="0.204911" calcext:value-type="float">
            <text:p>0.204911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8632" calcext:value-type="float">
            <text:p>148632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1.03109" calcext:value-type="float">
            <text:p>1.03109</text:p>
          </table:table-cell>
          <table:table-cell office:value-type="float" office:value="100.079454" calcext:value-type="float">
            <text:p>100.079454</text:p>
          </table:table-cell>
          <table:table-cell office:value-type="float" office:value="99.048364" calcext:value-type="float">
            <text:p>99.048364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04" calcext:value-type="float">
            <text:p>4704</text:p>
          </table:table-cell>
          <table:table-cell office:value-type="float" office:value="3024" calcext:value-type="float">
            <text:p>302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.018704" calcext:value-type="float">
            <text:p>1.018704</text:p>
          </table:table-cell>
          <table:table-cell office:value-type="float" office:value="100.050714" calcext:value-type="float">
            <text:p>100.050714</text:p>
          </table:table-cell>
          <table:table-cell office:value-type="float" office:value="99.03201" calcext:value-type="float">
            <text:p>99.03201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40" calcext:value-type="float">
            <text:p>2940</text:p>
          </table:table-cell>
          <table:table-cell office:value-type="float" office:value="2610" calcext:value-type="float">
            <text:p>2610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.045191" calcext:value-type="float">
            <text:p>1.045191</text:p>
          </table:table-cell>
          <table:table-cell office:value-type="float" office:value="99.501758" calcext:value-type="float">
            <text:p>99.501758</text:p>
          </table:table-cell>
          <table:table-cell office:value-type="float" office:value="98.456567" calcext:value-type="float">
            <text:p>98.456567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232" calcext:value-type="float">
            <text:p>59232</text:p>
          </table:table-cell>
          <table:table-cell office:value-type="float" office:value="55536" calcext:value-type="float">
            <text:p>55536</text:p>
          </table:table-cell>
          <table:table-cell office:value-type="float" office:value="1234" calcext:value-type="float">
            <text:p>1234</text:p>
          </table:table-cell>
          <table:table-cell office:value-type="float" office:value="1157" calcext:value-type="float">
            <text:p>1157</text:p>
          </table:table-cell>
          <table:table-cell office:value-type="float" office:value="3.739585" calcext:value-type="float">
            <text:p>3.739585</text:p>
          </table:table-cell>
          <table:table-cell office:value-type="float" office:value="109.024622" calcext:value-type="float">
            <text:p>109.024622</text:p>
          </table:table-cell>
          <table:table-cell office:value-type="float" office:value="105.285037" calcext:value-type="float">
            <text:p>105.28503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7042088" calcext:value-type="float">
            <text:p>7042088</text:p>
          </table:table-cell>
          <table:table-cell office:value-type="float" office:value="9009" calcext:value-type="float">
            <text:p>9009</text:p>
          </table:table-cell>
          <table:table-cell office:value-type="float" office:value="6694" calcext:value-type="float">
            <text:p>6694</text:p>
          </table:table-cell>
          <table:table-cell office:value-type="float" office:value="1.011333" calcext:value-type="float">
            <text:p>1.011333</text:p>
          </table:table-cell>
          <table:table-cell office:value-type="float" office:value="100.485697" calcext:value-type="float">
            <text:p>100.485697</text:p>
          </table:table-cell>
          <table:table-cell office:value-type="float" office:value="99.474364" calcext:value-type="float">
            <text:p>99.474364</text:p>
          </table:table-cell>
          <table:table-cell office:value-type="float" office:value="0.566344" calcext:value-type="float">
            <text:p>0.566344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2503760" calcext:value-type="float">
            <text:p>2503760</text:p>
          </table:table-cell>
          <table:table-cell office:value-type="float" office:value="9009" calcext:value-type="float">
            <text:p>9009</text:p>
          </table:table-cell>
          <table:table-cell office:value-type="float" office:value="2380" calcext:value-type="float">
            <text:p>2380</text:p>
          </table:table-cell>
          <table:table-cell office:value-type="float" office:value="1.084717" calcext:value-type="float">
            <text:p>1.084717</text:p>
          </table:table-cell>
          <table:table-cell office:value-type="float" office:value="100.514386" calcext:value-type="float">
            <text:p>100.514386</text:p>
          </table:table-cell>
          <table:table-cell office:value-type="float" office:value="99.429669" calcext:value-type="float">
            <text:p>99.429669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6920" calcext:value-type="float">
            <text:p>146920</text:p>
          </table:table-cell>
          <table:table-cell table:number-columns-repeated="2" office:value-type="float" office:value="3626" calcext:value-type="float">
            <text:p>3626</text:p>
          </table:table-cell>
          <table:table-cell office:value-type="float" office:value="1.023207" calcext:value-type="float">
            <text:p>1.023207</text:p>
          </table:table-cell>
          <table:table-cell office:value-type="float" office:value="100.520745" calcext:value-type="float">
            <text:p>100.520745</text:p>
          </table:table-cell>
          <table:table-cell office:value-type="float" office:value="99.497537" calcext:value-type="float">
            <text:p>99.497537</text:p>
          </table:table-cell>
          <table:table-cell office:value-type="float" office:value="0.011813" calcext:value-type="float">
            <text:p>0.011813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2688" calcext:value-type="float">
            <text:p>2688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.019464" calcext:value-type="float">
            <text:p>1.019464</text:p>
          </table:table-cell>
          <table:table-cell office:value-type="float" office:value="100.530042" calcext:value-type="float">
            <text:p>100.530042</text:p>
          </table:table-cell>
          <table:table-cell office:value-type="float" office:value="99.510578" calcext:value-type="float">
            <text:p>99.51057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98" calcext:value-type="float">
            <text:p>2898</text:p>
          </table:table-cell>
          <table:table-cell office:value-type="float" office:value="2778" calcext:value-type="float">
            <text:p>277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.041961" calcext:value-type="float">
            <text:p>1.041961</text:p>
          </table:table-cell>
          <table:table-cell office:value-type="float" office:value="100.528636" calcext:value-type="float">
            <text:p>100.528636</text:p>
          </table:table-cell>
          <table:table-cell office:value-type="float" office:value="99.486675" calcext:value-type="float">
            <text:p>99.48667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784" calcext:value-type="float">
            <text:p>56784</text:p>
          </table:table-cell>
          <table:table-cell office:value-type="float" office:value="52368" calcext:value-type="float">
            <text:p>52368</text:p>
          </table:table-cell>
          <table:table-cell office:value-type="float" office:value="1183" calcext:value-type="float">
            <text:p>1183</text:p>
          </table:table-cell>
          <table:table-cell office:value-type="float" office:value="1091" calcext:value-type="float">
            <text:p>1091</text:p>
          </table:table-cell>
          <table:table-cell office:value-type="float" office:value="3.992923" calcext:value-type="float">
            <text:p>3.992923</text:p>
          </table:table-cell>
          <table:table-cell office:value-type="float" office:value="109.02795" calcext:value-type="float">
            <text:p>109.02795</text:p>
          </table:table-cell>
          <table:table-cell office:value-type="float" office:value="105.035027" calcext:value-type="float">
            <text:p>105.035027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745472" calcext:value-type="float">
            <text:p>0.745472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7158860" calcext:value-type="float">
            <text:p>7158860</text:p>
          </table:table-cell>
          <table:table-cell office:value-type="float" office:value="9109" calcext:value-type="float">
            <text:p>9109</text:p>
          </table:table-cell>
          <table:table-cell office:value-type="float" office:value="6805" calcext:value-type="float">
            <text:p>6805</text:p>
          </table:table-cell>
          <table:table-cell office:value-type="float" office:value="1.015212" calcext:value-type="float">
            <text:p>1.015212</text:p>
          </table:table-cell>
          <table:table-cell office:value-type="float" office:value="100.50785" calcext:value-type="float">
            <text:p>100.50785</text:p>
          </table:table-cell>
          <table:table-cell office:value-type="float" office:value="99.492638" calcext:value-type="float">
            <text:p>99.492638</text:p>
          </table:table-cell>
          <table:table-cell office:value-type="float" office:value="0.575629" calcext:value-type="float">
            <text:p>0.57562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1616" calcext:value-type="float">
            <text:p>9581616</text:p>
          </table:table-cell>
          <table:table-cell office:value-type="float" office:value="2378572" calcext:value-type="float">
            <text:p>2378572</text:p>
          </table:table-cell>
          <table:table-cell office:value-type="float" office:value="9108" calcext:value-type="float">
            <text:p>9108</text:p>
          </table:table-cell>
          <table:table-cell office:value-type="float" office:value="2261" calcext:value-type="float">
            <text:p>2261</text:p>
          </table:table-cell>
          <table:table-cell office:value-type="float" office:value="1.075449" calcext:value-type="float">
            <text:p>1.075449</text:p>
          </table:table-cell>
          <table:table-cell office:value-type="float" office:value="100.658646" calcext:value-type="float">
            <text:p>100.658646</text:p>
          </table:table-cell>
          <table:table-cell office:value-type="float" office:value="99.583197" calcext:value-type="float">
            <text:p>99.583197</text:p>
          </table:table-cell>
          <table:table-cell office:value-type="float" office:value="0.191082" calcext:value-type="float">
            <text:p>0.19108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5032" calcext:value-type="float">
            <text:p>155032</text:p>
          </table:table-cell>
          <table:table-cell table:number-columns-repeated="2" office:value-type="float" office:value="3822" calcext:value-type="float">
            <text:p>3822</text:p>
          </table:table-cell>
          <table:table-cell office:value-type="float" office:value="1.029975" calcext:value-type="float">
            <text:p>1.029975</text:p>
          </table:table-cell>
          <table:table-cell office:value-type="float" office:value="100.273206" calcext:value-type="float">
            <text:p>100.273206</text:p>
          </table:table-cell>
          <table:table-cell office:value-type="float" office:value="99.243232" calcext:value-type="float">
            <text:p>99.243232</text:p>
          </table:table-cell>
          <table:table-cell office:value-type="float" office:value="0.012497" calcext:value-type="float">
            <text:p>0.012497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56" calcext:value-type="float">
            <text:p>4656</text:p>
          </table:table-cell>
          <table:table-cell office:value-type="float" office:value="2496" calcext:value-type="float">
            <text:p>2496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1.028448" calcext:value-type="float">
            <text:p>1.028448</text:p>
          </table:table-cell>
          <table:table-cell office:value-type="float" office:value="99.614345" calcext:value-type="float">
            <text:p>99.614345</text:p>
          </table:table-cell>
          <table:table-cell office:value-type="float" office:value="98.585897" calcext:value-type="float">
            <text:p>98.585897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10" calcext:value-type="float">
            <text:p>2910</text:p>
          </table:table-cell>
          <table:table-cell office:value-type="float" office:value="2610" calcext:value-type="float">
            <text:p>2610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.042176" calcext:value-type="float">
            <text:p>1.042176</text:p>
          </table:table-cell>
          <table:table-cell office:value-type="float" office:value="99.800287" calcext:value-type="float">
            <text:p>99.800287</text:p>
          </table:table-cell>
          <table:table-cell office:value-type="float" office:value="98.758111" calcext:value-type="float">
            <text:p>98.75811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984" calcext:value-type="float">
            <text:p>57984</text:p>
          </table:table-cell>
          <table:table-cell office:value-type="float" office:value="54096" calcext:value-type="float">
            <text:p>54096</text:p>
          </table:table-cell>
          <table:table-cell office:value-type="float" office:value="1208" calcext:value-type="float">
            <text:p>1208</text:p>
          </table:table-cell>
          <table:table-cell office:value-type="float" office:value="1127" calcext:value-type="float">
            <text:p>1127</text:p>
          </table:table-cell>
          <table:table-cell office:value-type="float" office:value="3.985618" calcext:value-type="float">
            <text:p>3.985618</text:p>
          </table:table-cell>
          <table:table-cell office:value-type="float" office:value="109.025264" calcext:value-type="float">
            <text:p>109.025264</text:p>
          </table:table-cell>
          <table:table-cell office:value-type="float" office:value="105.039646" calcext:value-type="float">
            <text:p>105.039646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7126248" calcext:value-type="float">
            <text:p>7126248</text:p>
          </table:table-cell>
          <table:table-cell office:value-type="float" office:value="9208" calcext:value-type="float">
            <text:p>9208</text:p>
          </table:table-cell>
          <table:table-cell office:value-type="float" office:value="6774" calcext:value-type="float">
            <text:p>6774</text:p>
          </table:table-cell>
          <table:table-cell office:value-type="float" office:value="1.019309" calcext:value-type="float">
            <text:p>1.019309</text:p>
          </table:table-cell>
          <table:table-cell office:value-type="float" office:value="100.523483" calcext:value-type="float">
            <text:p>100.523483</text:p>
          </table:table-cell>
          <table:table-cell office:value-type="float" office:value="99.504173" calcext:value-type="float">
            <text:p>99.504173</text:p>
          </table:table-cell>
          <table:table-cell office:value-type="float" office:value="0.572941" calcext:value-type="float">
            <text:p>0.572941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5764" calcext:value-type="float">
            <text:p>9685764</text:p>
          </table:table-cell>
          <table:table-cell office:value-type="float" office:value="2218668" calcext:value-type="float">
            <text:p>2218668</text:p>
          </table:table-cell>
          <table:table-cell office:value-type="float" office:value="9207" calcext:value-type="float">
            <text:p>9207</text:p>
          </table:table-cell>
          <table:table-cell office:value-type="float" office:value="2109" calcext:value-type="float">
            <text:p>2109</text:p>
          </table:table-cell>
          <table:table-cell office:value-type="float" office:value="1.311919" calcext:value-type="float">
            <text:p>1.311919</text:p>
          </table:table-cell>
          <table:table-cell office:value-type="float" office:value="100.60996" calcext:value-type="float">
            <text:p>100.60996</text:p>
          </table:table-cell>
          <table:table-cell office:value-type="float" office:value="99.298041" calcext:value-type="float">
            <text:p>99.298041</text:p>
          </table:table-cell>
          <table:table-cell office:value-type="float" office:value="0.178748" calcext:value-type="float">
            <text:p>0.178748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3472" calcext:value-type="float">
            <text:p>153472</text:p>
          </table:table-cell>
          <table:table-cell table:number-columns-repeated="2" office:value-type="float" office:value="3791" calcext:value-type="float">
            <text:p>3791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00.613032" calcext:value-type="float">
            <text:p>100.613032</text:p>
          </table:table-cell>
          <table:table-cell office:value-type="float" office:value="99.335142" calcext:value-type="float">
            <text:p>99.33514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64" calcext:value-type="float">
            <text:p>4464</text:p>
          </table:table-cell>
          <table:table-cell office:value-type="float" office:value="2112" calcext:value-type="float">
            <text:p>2112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1.265824" calcext:value-type="float">
            <text:p>1.265824</text:p>
          </table:table-cell>
          <table:table-cell office:value-type="float" office:value="98.867469" calcext:value-type="float">
            <text:p>98.867469</text:p>
          </table:table-cell>
          <table:table-cell office:value-type="float" office:value="97.601645" calcext:value-type="float">
            <text:p>97.60164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90" calcext:value-type="float">
            <text:p>2790</text:p>
          </table:table-cell>
          <table:table-cell office:value-type="float" office:value="2640" calcext:value-type="float">
            <text:p>264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.284429" calcext:value-type="float">
            <text:p>1.284429</text:p>
          </table:table-cell>
          <table:table-cell office:value-type="float" office:value="99.623022" calcext:value-type="float">
            <text:p>99.623022</text:p>
          </table:table-cell>
          <table:table-cell office:value-type="float" office:value="98.338593" calcext:value-type="float">
            <text:p>98.338593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160" calcext:value-type="float">
            <text:p>56160</text:p>
          </table:table-cell>
          <table:table-cell office:value-type="float" office:value="51504" calcext:value-type="float">
            <text:p>51504</text:p>
          </table:table-cell>
          <table:table-cell office:value-type="float" office:value="1170" calcext:value-type="float">
            <text:p>1170</text:p>
          </table:table-cell>
          <table:table-cell office:value-type="float" office:value="1073" calcext:value-type="float">
            <text:p>1073</text:p>
          </table:table-cell>
          <table:table-cell office:value-type="float" office:value="3.563071" calcext:value-type="float">
            <text:p>3.563071</text:p>
          </table:table-cell>
          <table:table-cell office:value-type="float" office:value="109.025159" calcext:value-type="float">
            <text:p>109.025159</text:p>
          </table:table-cell>
          <table:table-cell office:value-type="float" office:value="105.462088" calcext:value-type="float">
            <text:p>105.462088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761856" calcext:value-type="float">
            <text:p>0.76185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7169380" calcext:value-type="float">
            <text:p>7169380</text:p>
          </table:table-cell>
          <table:table-cell office:value-type="float" office:value="9306" calcext:value-type="float">
            <text:p>9306</text:p>
          </table:table-cell>
          <table:table-cell office:value-type="float" office:value="6815" calcext:value-type="float">
            <text:p>6815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490909" calcext:value-type="float">
            <text:p>100.490909</text:p>
          </table:table-cell>
          <table:table-cell office:value-type="float" office:value="99.471319" calcext:value-type="float">
            <text:p>99.471319</text:p>
          </table:table-cell>
          <table:table-cell office:value-type="float" office:value="0.576599" calcext:value-type="float">
            <text:p>0.57659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2350168" calcext:value-type="float">
            <text:p>2350168</text:p>
          </table:table-cell>
          <table:table-cell office:value-type="float" office:value="9306" calcext:value-type="float">
            <text:p>9306</text:p>
          </table:table-cell>
          <table:table-cell office:value-type="float" office:value="2234" calcext:value-type="float">
            <text:p>2234</text:p>
          </table:table-cell>
          <table:table-cell office:value-type="float" office:value="1.09396" calcext:value-type="float">
            <text:p>1.09396</text:p>
          </table:table-cell>
          <table:table-cell office:value-type="float" office:value="100.497986" calcext:value-type="float">
            <text:p>100.497986</text:p>
          </table:table-cell>
          <table:table-cell office:value-type="float" office:value="99.404026" calcext:value-type="float">
            <text:p>99.404026</text:p>
          </table:table-cell>
          <table:table-cell office:value-type="float" office:value="0.189141" calcext:value-type="float">
            <text:p>0.18914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8176" calcext:value-type="float">
            <text:p>158176</text:p>
          </table:table-cell>
          <table:table-cell table:number-columns-repeated="2" office:value-type="float" office:value="3902" calcext:value-type="float">
            <text:p>3902</text:p>
          </table:table-cell>
          <table:table-cell office:value-type="float" office:value="1.038079" calcext:value-type="float">
            <text:p>1.038079</text:p>
          </table:table-cell>
          <table:table-cell office:value-type="float" office:value="100.534633" calcext:value-type="float">
            <text:p>100.534633</text:p>
          </table:table-cell>
          <table:table-cell office:value-type="float" office:value="99.496554" calcext:value-type="float">
            <text:p>99.496554</text:p>
          </table:table-cell>
          <table:table-cell office:value-type="float" office:value="0.012718" calcext:value-type="float">
            <text:p>0.012718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32" calcext:value-type="float">
            <text:p>5232</text:p>
          </table:table-cell>
          <table:table-cell office:value-type="float" office:value="2784" calcext:value-type="float">
            <text:p>2784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.036532" calcext:value-type="float">
            <text:p>1.036532</text:p>
          </table:table-cell>
          <table:table-cell office:value-type="float" office:value="100.522828" calcext:value-type="float">
            <text:p>100.522828</text:p>
          </table:table-cell>
          <table:table-cell office:value-type="float" office:value="99.486296" calcext:value-type="float">
            <text:p>99.48629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240" calcext:value-type="float">
            <text:p>3240</text:p>
          </table:table-cell>
          <table:table-cell office:value-type="float" office:value="3030" calcext:value-type="float">
            <text:p>3030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97.708118" calcext:value-type="float">
            <text:p>97.708118</text:p>
          </table:table-cell>
          <table:table-cell office:value-type="float" office:value="96.657978" calcext:value-type="float">
            <text:p>96.65797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3598" calcext:value-type="float">
            <text:p>53598</text:p>
          </table:table-cell>
          <table:table-cell office:value-type="float" office:value="49278" calcext:value-type="float">
            <text:p>49278</text:p>
          </table:table-cell>
          <table:table-cell office:value-type="float" office:value="1117" calcext:value-type="float">
            <text:p>1117</text:p>
          </table:table-cell>
          <table:table-cell office:value-type="float" office:value="1027" calcext:value-type="float">
            <text:p>1027</text:p>
          </table:table-cell>
          <table:table-cell office:value-type="float" office:value="2.913328" calcext:value-type="float">
            <text:p>2.913328</text:p>
          </table:table-cell>
          <table:table-cell office:value-type="float" office:value="109.025162" calcext:value-type="float">
            <text:p>109.025162</text:p>
          </table:table-cell>
          <table:table-cell office:value-type="float" office:value="106.111834" calcext:value-type="float">
            <text:p>106.111834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7358740" calcext:value-type="float">
            <text:p>7358740</text:p>
          </table:table-cell>
          <table:table-cell office:value-type="float" office:value="9405" calcext:value-type="float">
            <text:p>9405</text:p>
          </table:table-cell>
          <table:table-cell office:value-type="float" office:value="6995" calcext:value-type="float">
            <text:p>6995</text:p>
          </table:table-cell>
          <table:table-cell office:value-type="float" office:value="1.011293" calcext:value-type="float">
            <text:p>1.011293</text:p>
          </table:table-cell>
          <table:table-cell office:value-type="float" office:value="100.513128" calcext:value-type="float">
            <text:p>100.513128</text:p>
          </table:table-cell>
          <table:table-cell office:value-type="float" office:value="99.501836" calcext:value-type="float">
            <text:p>99.501836</text:p>
          </table:table-cell>
          <table:table-cell office:value-type="float" office:value="0.591647" calcext:value-type="float">
            <text:p>0.591647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2113468" calcext:value-type="float">
            <text:p>2113468</text:p>
          </table:table-cell>
          <table:table-cell office:value-type="float" office:value="9405" calcext:value-type="float">
            <text:p>9405</text:p>
          </table:table-cell>
          <table:table-cell office:value-type="float" office:value="2009" calcext:value-type="float">
            <text:p>2009</text:p>
          </table:table-cell>
          <table:table-cell office:value-type="float" office:value="1.088138" calcext:value-type="float">
            <text:p>1.088138</text:p>
          </table:table-cell>
          <table:table-cell office:value-type="float" office:value="100.70274" calcext:value-type="float">
            <text:p>100.70274</text:p>
          </table:table-cell>
          <table:table-cell office:value-type="float" office:value="99.614602" calcext:value-type="float">
            <text:p>99.614602</text:p>
          </table:table-cell>
          <table:table-cell office:value-type="float" office:value="0.169732" calcext:value-type="float">
            <text:p>0.169732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5136" calcext:value-type="float">
            <text:p>155136</text:p>
          </table:table-cell>
          <table:table-cell office:value-type="float" office:value="154856" calcext:value-type="float">
            <text:p>154856</text:p>
          </table:table-cell>
          <table:table-cell office:value-type="float" office:value="3831" calcext:value-type="float">
            <text:p>3831</text:p>
          </table:table-cell>
          <table:table-cell office:value-type="float" office:value="3824" calcext:value-type="float">
            <text:p>3824</text:p>
          </table:table-cell>
          <table:table-cell office:value-type="float" office:value="1.03152" calcext:value-type="float">
            <text:p>1.03152</text:p>
          </table:table-cell>
          <table:table-cell office:value-type="float" office:value="100.533306" calcext:value-type="float">
            <text:p>100.533306</text:p>
          </table:table-cell>
          <table:table-cell office:value-type="float" office:value="99.501786" calcext:value-type="float">
            <text:p>99.501786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2" calcext:value-type="float">
            <text:p>4272</text:p>
          </table:table-cell>
          <table:table-cell office:value-type="float" office:value="2112" calcext:value-type="float">
            <text:p>211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.022074" calcext:value-type="float">
            <text:p>1.022074</text:p>
          </table:table-cell>
          <table:table-cell office:value-type="float" office:value="100.436956" calcext:value-type="float">
            <text:p>100.436956</text:p>
          </table:table-cell>
          <table:table-cell office:value-type="float" office:value="99.414882" calcext:value-type="float">
            <text:p>99.41488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88" calcext:value-type="float">
            <text:p>2688</text:p>
          </table:table-cell>
          <table:table-cell office:value-type="float" office:value="2538" calcext:value-type="float">
            <text:p>253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.045961" calcext:value-type="float">
            <text:p>1.045961</text:p>
          </table:table-cell>
          <table:table-cell office:value-type="float" office:value="100.433915" calcext:value-type="float">
            <text:p>100.433915</text:p>
          </table:table-cell>
          <table:table-cell office:value-type="float" office:value="99.387954" calcext:value-type="float">
            <text:p>99.38795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792" calcext:value-type="float">
            <text:p>57792</text:p>
          </table:table-cell>
          <table:table-cell office:value-type="float" office:value="54144" calcext:value-type="float">
            <text:p>54144</text:p>
          </table:table-cell>
          <table:table-cell office:value-type="float" office:value="1204" calcext:value-type="float">
            <text:p>1204</text:p>
          </table:table-cell>
          <table:table-cell office:value-type="float" office:value="1128" calcext:value-type="float">
            <text:p>1128</text:p>
          </table:table-cell>
          <table:table-cell office:value-type="float" office:value="2.584629" calcext:value-type="float">
            <text:p>2.584629</text:p>
          </table:table-cell>
          <table:table-cell office:value-type="float" office:value="109.024408" calcext:value-type="float">
            <text:p>109.024408</text:p>
          </table:table-cell>
          <table:table-cell office:value-type="float" office:value="106.439779" calcext:value-type="float">
            <text:p>106.439779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77824" calcext:value-type="float">
            <text:p>0.7782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7306140" calcext:value-type="float">
            <text:p>7306140</text:p>
          </table:table-cell>
          <table:table-cell office:value-type="float" office:value="9504" calcext:value-type="float">
            <text:p>9504</text:p>
          </table:table-cell>
          <table:table-cell office:value-type="float" office:value="6945" calcext:value-type="float">
            <text:p>6945</text:p>
          </table:table-cell>
          <table:table-cell office:value-type="float" office:value="1.008401" calcext:value-type="float">
            <text:p>1.008401</text:p>
          </table:table-cell>
          <table:table-cell office:value-type="float" office:value="100.518479" calcext:value-type="float">
            <text:p>100.518479</text:p>
          </table:table-cell>
          <table:table-cell office:value-type="float" office:value="99.510078" calcext:value-type="float">
            <text:p>99.510078</text:p>
          </table:table-cell>
          <table:table-cell office:value-type="float" office:value="0.587369" calcext:value-type="float">
            <text:p>0.587369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2264956" calcext:value-type="float">
            <text:p>2264956</text:p>
          </table:table-cell>
          <table:table-cell office:value-type="float" office:value="9504" calcext:value-type="float">
            <text:p>9504</text:p>
          </table:table-cell>
          <table:table-cell office:value-type="float" office:value="2153" calcext:value-type="float">
            <text:p>2153</text:p>
          </table:table-cell>
          <table:table-cell office:value-type="float" office:value="1.080493" calcext:value-type="float">
            <text:p>1.080493</text:p>
          </table:table-cell>
          <table:table-cell office:value-type="float" office:value="100.885978" calcext:value-type="float">
            <text:p>100.885978</text:p>
          </table:table-cell>
          <table:table-cell office:value-type="float" office:value="99.805485" calcext:value-type="float">
            <text:p>99.805485</text:p>
          </table:table-cell>
          <table:table-cell office:value-type="float" office:value="0.18155" calcext:value-type="float">
            <text:p>0.18155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57256" calcext:value-type="float">
            <text:p>157256</text:p>
          </table:table-cell>
          <table:table-cell table:number-columns-repeated="2" office:value-type="float" office:value="3884" calcext:value-type="float">
            <text:p>3884</text:p>
          </table:table-cell>
          <table:table-cell office:value-type="float" office:value="1.029599" calcext:value-type="float">
            <text:p>1.029599</text:p>
          </table:table-cell>
          <table:table-cell office:value-type="float" office:value="100.535548" calcext:value-type="float">
            <text:p>100.535548</text:p>
          </table:table-cell>
          <table:table-cell office:value-type="float" office:value="99.50595" calcext:value-type="float">
            <text:p>99.50595</text:p>
          </table:table-cell>
          <table:table-cell office:value-type="float" office:value="0.012643" calcext:value-type="float">
            <text:p>0.012643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2256" calcext:value-type="float">
            <text:p>225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00.671178" calcext:value-type="float">
            <text:p>100.671178</text:p>
          </table:table-cell>
          <table:table-cell office:value-type="float" office:value="99.652105" calcext:value-type="float">
            <text:p>99.6521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310" calcext:value-type="float">
            <text:p>231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.049993" calcext:value-type="float">
            <text:p>1.049993</text:p>
          </table:table-cell>
          <table:table-cell office:value-type="float" office:value="100.304293" calcext:value-type="float">
            <text:p>100.304293</text:p>
          </table:table-cell>
          <table:table-cell office:value-type="float" office:value="99.2543" calcext:value-type="float">
            <text:p>99.254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160" calcext:value-type="float">
            <text:p>56160</text:p>
          </table:table-cell>
          <table:table-cell office:value-type="float" office:value="51360" calcext:value-type="float">
            <text:p>51360</text:p>
          </table:table-cell>
          <table:table-cell office:value-type="float" office:value="1170" calcext:value-type="float">
            <text:p>1170</text:p>
          </table:table-cell>
          <table:table-cell office:value-type="float" office:value="1070" calcext:value-type="float">
            <text:p>1070</text:p>
          </table:table-cell>
          <table:table-cell office:value-type="float" office:value="2.902732" calcext:value-type="float">
            <text:p>2.902732</text:p>
          </table:table-cell>
          <table:table-cell office:value-type="float" office:value="109.026486" calcext:value-type="float">
            <text:p>109.026486</text:p>
          </table:table-cell>
          <table:table-cell office:value-type="float" office:value="106.123754" calcext:value-type="float">
            <text:p>106.123754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7429224" calcext:value-type="float">
            <text:p>7429224</text:p>
          </table:table-cell>
          <table:table-cell office:value-type="float" office:value="9604" calcext:value-type="float">
            <text:p>9604</text:p>
          </table:table-cell>
          <table:table-cell office:value-type="float" office:value="7062" calcext:value-type="float">
            <text:p>7062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496177" calcext:value-type="float">
            <text:p>100.496177</text:p>
          </table:table-cell>
          <table:table-cell office:value-type="float" office:value="99.488815" calcext:value-type="float">
            <text:p>99.488815</text:p>
          </table:table-cell>
          <table:table-cell office:value-type="float" office:value="0.597392" calcext:value-type="float">
            <text:p>0.597392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2356" calcext:value-type="float">
            <text:p>10102356</text:p>
          </table:table-cell>
          <table:table-cell office:value-type="float" office:value="1940940" calcext:value-type="float">
            <text:p>1940940</text:p>
          </table:table-cell>
          <table:table-cell office:value-type="float" office:value="9603" calcext:value-type="float">
            <text:p>9603</text:p>
          </table:table-cell>
          <table:table-cell office:value-type="float" office:value="1845" calcext:value-type="float">
            <text:p>1845</text:p>
          </table:table-cell>
          <table:table-cell office:value-type="float" office:value="1.091061" calcext:value-type="float">
            <text:p>1.091061</text:p>
          </table:table-cell>
          <table:table-cell office:value-type="float" office:value="100.551604" calcext:value-type="float">
            <text:p>100.551604</text:p>
          </table:table-cell>
          <table:table-cell office:value-type="float" office:value="99.460543" calcext:value-type="float">
            <text:p>99.460543</text:p>
          </table:table-cell>
          <table:table-cell office:value-type="float" office:value="0.156117" calcext:value-type="float">
            <text:p>0.156117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9040" calcext:value-type="float">
            <text:p>159040</text:p>
          </table:table-cell>
          <table:table-cell office:value-type="float" office:value="158960" calcext:value-type="float">
            <text:p>158960</text:p>
          </table:table-cell>
          <table:table-cell office:value-type="float" office:value="3930" calcext:value-type="float">
            <text:p>3930</text:p>
          </table:table-cell>
          <table:table-cell office:value-type="float" office:value="3928" calcext:value-type="float">
            <text:p>3928</text:p>
          </table:table-cell>
          <table:table-cell office:value-type="float" office:value="1.041619" calcext:value-type="float">
            <text:p>1.041619</text:p>
          </table:table-cell>
          <table:table-cell office:value-type="float" office:value="100.671084" calcext:value-type="float">
            <text:p>100.671084</text:p>
          </table:table-cell>
          <table:table-cell office:value-type="float" office:value="99.629465" calcext:value-type="float">
            <text:p>99.629465</text:p>
          </table:table-cell>
          <table:table-cell office:value-type="float" office:value="0.012764" calcext:value-type="float">
            <text:p>0.012764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72" calcext:value-type="float">
            <text:p>4272</text:p>
          </table:table-cell>
          <table:table-cell office:value-type="float" office:value="2160" calcext:value-type="float">
            <text:p>2160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.031974" calcext:value-type="float">
            <text:p>1.031974</text:p>
          </table:table-cell>
          <table:table-cell office:value-type="float" office:value="101.00637" calcext:value-type="float">
            <text:p>101.00637</text:p>
          </table:table-cell>
          <table:table-cell office:value-type="float" office:value="99.974395" calcext:value-type="float">
            <text:p>99.97439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8" calcext:value-type="float">
            <text:p>2628</text:p>
          </table:table-cell>
          <table:table-cell office:value-type="float" office:value="2508" calcext:value-type="float">
            <text:p>2508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.05686" calcext:value-type="float">
            <text:p>1.05686</text:p>
          </table:table-cell>
          <table:table-cell office:value-type="float" office:value="100.554805" calcext:value-type="float">
            <text:p>100.554805</text:p>
          </table:table-cell>
          <table:table-cell office:value-type="float" office:value="99.497945" calcext:value-type="float">
            <text:p>99.49794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014" calcext:value-type="float">
            <text:p>58014</text:p>
          </table:table-cell>
          <table:table-cell office:value-type="float" office:value="54270" calcext:value-type="float">
            <text:p>54270</text:p>
          </table:table-cell>
          <table:table-cell office:value-type="float" office:value="1209" calcext:value-type="float">
            <text:p>1209</text:p>
          </table:table-cell>
          <table:table-cell office:value-type="float" office:value="1131" calcext:value-type="float">
            <text:p>1131</text:p>
          </table:table-cell>
          <table:table-cell office:value-type="float" office:value="2.579876" calcext:value-type="float">
            <text:p>2.579876</text:p>
          </table:table-cell>
          <table:table-cell office:value-type="float" office:value="109.02487" calcext:value-type="float">
            <text:p>109.02487</text:p>
          </table:table-cell>
          <table:table-cell office:value-type="float" office:value="106.444995" calcext:value-type="float">
            <text:p>106.444995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794624" calcext:value-type="float">
            <text:p>0.794624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7396612" calcext:value-type="float">
            <text:p>7396612</text:p>
          </table:table-cell>
          <table:table-cell office:value-type="float" office:value="9702" calcext:value-type="float">
            <text:p>9702</text:p>
          </table:table-cell>
          <table:table-cell office:value-type="float" office:value="7031" calcext:value-type="float">
            <text:p>7031</text:p>
          </table:table-cell>
          <table:table-cell office:value-type="float" office:value="1.010302" calcext:value-type="float">
            <text:p>1.010302</text:p>
          </table:table-cell>
          <table:table-cell office:value-type="float" office:value="100.520343" calcext:value-type="float">
            <text:p>100.520343</text:p>
          </table:table-cell>
          <table:table-cell office:value-type="float" office:value="99.510041" calcext:value-type="float">
            <text:p>99.510041</text:p>
          </table:table-cell>
          <table:table-cell office:value-type="float" office:value="0.594642" calcext:value-type="float">
            <text:p>0.59464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2064024" calcext:value-type="float">
            <text:p>2064024</text:p>
          </table:table-cell>
          <table:table-cell office:value-type="float" office:value="9702" calcext:value-type="float">
            <text:p>9702</text:p>
          </table:table-cell>
          <table:table-cell office:value-type="float" office:value="1962" calcext:value-type="float">
            <text:p>1962</text:p>
          </table:table-cell>
          <table:table-cell office:value-type="float" office:value="1.087414" calcext:value-type="float">
            <text:p>1.087414</text:p>
          </table:table-cell>
          <table:table-cell office:value-type="float" office:value="100.477563" calcext:value-type="float">
            <text:p>100.477563</text:p>
          </table:table-cell>
          <table:table-cell office:value-type="float" office:value="99.390149" calcext:value-type="float">
            <text:p>99.390149</text:p>
          </table:table-cell>
          <table:table-cell office:value-type="float" office:value="0.166135" calcext:value-type="float">
            <text:p>0.166135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0680" calcext:value-type="float">
            <text:p>160680</text:p>
          </table:table-cell>
          <table:table-cell office:value-type="float" office:value="160360" calcext:value-type="float">
            <text:p>160360</text:p>
          </table:table-cell>
          <table:table-cell office:value-type="float" office:value="3966" calcext:value-type="float">
            <text:p>3966</text:p>
          </table:table-cell>
          <table:table-cell office:value-type="float" office:value="3958" calcext:value-type="float">
            <text:p>3958</text:p>
          </table:table-cell>
          <table:table-cell office:value-type="float" office:value="1.030769" calcext:value-type="float">
            <text:p>1.030769</text:p>
          </table:table-cell>
          <table:table-cell office:value-type="float" office:value="100.548063" calcext:value-type="float">
            <text:p>100.548063</text:p>
          </table:table-cell>
          <table:table-cell office:value-type="float" office:value="99.517294" calcext:value-type="float">
            <text:p>99.517294</text:p>
          </table:table-cell>
          <table:table-cell office:value-type="float" office:value="0.012891" calcext:value-type="float">
            <text:p>0.012891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8" calcext:value-type="float">
            <text:p>4368</text:p>
          </table:table-cell>
          <table:table-cell office:value-type="float" office:value="2008" calcext:value-type="float">
            <text:p>200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.021063" calcext:value-type="float">
            <text:p>1.021063</text:p>
          </table:table-cell>
          <table:table-cell office:value-type="float" office:value="98.801107" calcext:value-type="float">
            <text:p>98.801107</text:p>
          </table:table-cell>
          <table:table-cell office:value-type="float" office:value="97.780044" calcext:value-type="float">
            <text:p>97.78004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2370" calcext:value-type="float">
            <text:p>237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.050593" calcext:value-type="float">
            <text:p>1.050593</text:p>
          </table:table-cell>
          <table:table-cell office:value-type="float" office:value="98.740712" calcext:value-type="float">
            <text:p>98.740712</text:p>
          </table:table-cell>
          <table:table-cell office:value-type="float" office:value="97.690119" calcext:value-type="float">
            <text:p>97.69011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5824" calcext:value-type="float">
            <text:p>55824</text:p>
          </table:table-cell>
          <table:table-cell office:value-type="float" office:value="52848" calcext:value-type="float">
            <text:p>52848</text:p>
          </table:table-cell>
          <table:table-cell office:value-type="float" office:value="1163" calcext:value-type="float">
            <text:p>1163</text:p>
          </table:table-cell>
          <table:table-cell office:value-type="float" office:value="1101" calcext:value-type="float">
            <text:p>1101</text:p>
          </table:table-cell>
          <table:table-cell office:value-type="float" office:value="2.740769" calcext:value-type="float">
            <text:p>2.740769</text:p>
          </table:table-cell>
          <table:table-cell office:value-type="float" office:value="109.023906" calcext:value-type="float">
            <text:p>109.023906</text:p>
          </table:table-cell>
          <table:table-cell office:value-type="float" office:value="106.283137" calcext:value-type="float">
            <text:p>106.283137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7348220" calcext:value-type="float">
            <text:p>7348220</text:p>
          </table:table-cell>
          <table:table-cell office:value-type="float" office:value="9802" calcext:value-type="float">
            <text:p>9802</text:p>
          </table:table-cell>
          <table:table-cell office:value-type="float" office:value="6985" calcext:value-type="float">
            <text:p>6985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498212" calcext:value-type="float">
            <text:p>100.498212</text:p>
          </table:table-cell>
          <table:table-cell office:value-type="float" office:value="99.483931" calcext:value-type="float">
            <text:p>99.483931</text:p>
          </table:table-cell>
          <table:table-cell office:value-type="float" office:value="0.590907" calcext:value-type="float">
            <text:p>0.590907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0652" calcext:value-type="float">
            <text:p>10310652</text:p>
          </table:table-cell>
          <table:table-cell office:value-type="float" office:value="1902016" calcext:value-type="float">
            <text:p>1902016</text:p>
          </table:table-cell>
          <table:table-cell office:value-type="float" office:value="9801" calcext:value-type="float">
            <text:p>9801</text:p>
          </table:table-cell>
          <table:table-cell office:value-type="float" office:value="1808" calcext:value-type="float">
            <text:p>1808</text:p>
          </table:table-cell>
          <table:table-cell office:value-type="float" office:value="1.305073" calcext:value-type="float">
            <text:p>1.305073</text:p>
          </table:table-cell>
          <table:table-cell office:value-type="float" office:value="100.526821" calcext:value-type="float">
            <text:p>100.526821</text:p>
          </table:table-cell>
          <table:table-cell office:value-type="float" office:value="99.221749" calcext:value-type="float">
            <text:p>99.221749</text:p>
          </table:table-cell>
          <table:table-cell office:value-type="float" office:value="0.153355" calcext:value-type="float">
            <text:p>0.153355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4080" calcext:value-type="float">
            <text:p>164080</text:p>
          </table:table-cell>
          <table:table-cell office:value-type="float" office:value="163800" calcext:value-type="float">
            <text:p>163800</text:p>
          </table:table-cell>
          <table:table-cell office:value-type="float" office:value="4052" calcext:value-type="float">
            <text:p>4052</text:p>
          </table:table-cell>
          <table:table-cell office:value-type="float" office:value="4045" calcext:value-type="float">
            <text:p>4045</text:p>
          </table:table-cell>
          <table:table-cell office:value-type="float" office:value="1.261392" calcext:value-type="float">
            <text:p>1.261392</text:p>
          </table:table-cell>
          <table:table-cell office:value-type="float" office:value="100.553652" calcext:value-type="float">
            <text:p>100.553652</text:p>
          </table:table-cell>
          <table:table-cell office:value-type="float" office:value="99.292259" calcext:value-type="float">
            <text:p>99.292259</text:p>
          </table:table-cell>
          <table:table-cell office:value-type="float" office:value="0.013197" calcext:value-type="float">
            <text:p>0.013197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04" calcext:value-type="float">
            <text:p>4504</text:p>
          </table:table-cell>
          <table:table-cell office:value-type="float" office:value="1816" calcext:value-type="float">
            <text:p>1816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1.252066" calcext:value-type="float">
            <text:p>1.252066</text:p>
          </table:table-cell>
          <table:table-cell office:value-type="float" office:value="100.550687" calcext:value-type="float">
            <text:p>100.550687</text:p>
          </table:table-cell>
          <table:table-cell office:value-type="float" office:value="99.298621" calcext:value-type="float">
            <text:p>99.29862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10" calcext:value-type="float">
            <text:p>2610</text:p>
          </table:table-cell>
          <table:table-cell office:value-type="float" office:value="2490" calcext:value-type="float">
            <text:p>24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.274633" calcext:value-type="float">
            <text:p>1.274633</text:p>
          </table:table-cell>
          <table:table-cell office:value-type="float" office:value="98.493133" calcext:value-type="float">
            <text:p>98.493133</text:p>
          </table:table-cell>
          <table:table-cell office:value-type="float" office:value="97.2185" calcext:value-type="float">
            <text:p>97.218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4654" calcext:value-type="float">
            <text:p>54654</text:p>
          </table:table-cell>
          <table:table-cell office:value-type="float" office:value="53070" calcext:value-type="float">
            <text:p>53070</text:p>
          </table:table-cell>
          <table:table-cell office:value-type="float" office:value="1139" calcext:value-type="float">
            <text:p>1139</text:p>
          </table:table-cell>
          <table:table-cell office:value-type="float" office:value="1106" calcext:value-type="float">
            <text:p>1106</text:p>
          </table:table-cell>
          <table:table-cell office:value-type="float" office:value="2.998874" calcext:value-type="float">
            <text:p>2.998874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106.025126" calcext:value-type="float">
            <text:p>106.025126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811008" calcext:value-type="float">
            <text:p>0.81100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7304036" calcext:value-type="float">
            <text:p>7304036</text:p>
          </table:table-cell>
          <table:table-cell office:value-type="float" office:value="9900" calcext:value-type="float">
            <text:p>9900</text:p>
          </table:table-cell>
          <table:table-cell office:value-type="float" office:value="6943" calcext:value-type="float">
            <text:p>6943</text:p>
          </table:table-cell>
          <table:table-cell office:value-type="float" office:value="1.010242" calcext:value-type="float">
            <text:p>1.010242</text:p>
          </table:table-cell>
          <table:table-cell office:value-type="float" office:value="100.512774" calcext:value-type="float">
            <text:p>100.512774</text:p>
          </table:table-cell>
          <table:table-cell office:value-type="float" office:value="99.502532" calcext:value-type="float">
            <text:p>99.502532</text:p>
          </table:table-cell>
          <table:table-cell office:value-type="float" office:value="0.587244" calcext:value-type="float">
            <text:p>0.587244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3748" calcext:value-type="float">
            <text:p>10413748</text:p>
          </table:table-cell>
          <table:table-cell office:value-type="float" office:value="2004060" calcext:value-type="float">
            <text:p>2004060</text:p>
          </table:table-cell>
          <table:table-cell office:value-type="float" office:value="9899" calcext:value-type="float">
            <text:p>9899</text:p>
          </table:table-cell>
          <table:table-cell office:value-type="float" office:value="1905" calcext:value-type="float">
            <text:p>1905</text:p>
          </table:table-cell>
          <table:table-cell office:value-type="float" office:value="1.068433" calcext:value-type="float">
            <text:p>1.068433</text:p>
          </table:table-cell>
          <table:table-cell office:value-type="float" office:value="100.814552" calcext:value-type="float">
            <text:p>100.814552</text:p>
          </table:table-cell>
          <table:table-cell office:value-type="float" office:value="99.746119" calcext:value-type="float">
            <text:p>99.746119</text:p>
          </table:table-cell>
          <table:table-cell office:value-type="float" office:value="0.160733" calcext:value-type="float">
            <text:p>0.160733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5312" calcext:value-type="float">
            <text:p>165312</text:p>
          </table:table-cell>
          <table:table-cell office:value-type="float" office:value="164912" calcext:value-type="float">
            <text:p>164912</text:p>
          </table:table-cell>
          <table:table-cell office:value-type="float" office:value="4078" calcext:value-type="float">
            <text:p>4078</text:p>
          </table:table-cell>
          <table:table-cell office:value-type="float" office:value="4068" calcext:value-type="float">
            <text:p>4068</text:p>
          </table:table-cell>
          <table:table-cell office:value-type="float" office:value="1.027899" calcext:value-type="float">
            <text:p>1.027899</text:p>
          </table:table-cell>
          <table:table-cell office:value-type="float" office:value="100.292725" calcext:value-type="float">
            <text:p>100.292725</text:p>
          </table:table-cell>
          <table:table-cell office:value-type="float" office:value="99.264826" calcext:value-type="float">
            <text:p>99.264826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92" calcext:value-type="float">
            <text:p>4992</text:p>
          </table:table-cell>
          <table:table-cell office:value-type="float" office:value="2400" calcext:value-type="float">
            <text:p>240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.018573" calcext:value-type="float">
            <text:p>1.018573</text:p>
          </table:table-cell>
          <table:table-cell office:value-type="float" office:value="100.816159" calcext:value-type="float">
            <text:p>100.816159</text:p>
          </table:table-cell>
          <table:table-cell office:value-type="float" office:value="99.797585" calcext:value-type="float">
            <text:p>99.79758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3138" calcext:value-type="float">
            <text:p>3138</text:p>
          </table:table-cell>
          <table:table-cell office:value-type="float" office:value="2958" calcext:value-type="float">
            <text:p>2958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.041661" calcext:value-type="float">
            <text:p>1.041661</text:p>
          </table:table-cell>
          <table:table-cell office:value-type="float" office:value="100.596259" calcext:value-type="float">
            <text:p>100.596259</text:p>
          </table:table-cell>
          <table:table-cell office:value-type="float" office:value="99.554598" calcext:value-type="float">
            <text:p>99.55459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464" calcext:value-type="float">
            <text:p>58464</text:p>
          </table:table-cell>
          <table:table-cell office:value-type="float" office:value="55056" calcext:value-type="float">
            <text:p>55056</text:p>
          </table:table-cell>
          <table:table-cell office:value-type="float" office:value="1218" calcext:value-type="float">
            <text:p>1218</text:p>
          </table:table-cell>
          <table:table-cell office:value-type="float" office:value="1147" calcext:value-type="float">
            <text:p>1147</text:p>
          </table:table-cell>
          <table:table-cell office:value-type="float" office:value="3.753815" calcext:value-type="float">
            <text:p>3.753815</text:p>
          </table:table-cell>
          <table:table-cell office:value-type="float" office:value="109.024743" calcext:value-type="float">
            <text:p>109.024743</text:p>
          </table:table-cell>
          <table:table-cell office:value-type="float" office:value="105.270929" calcext:value-type="float">
            <text:p>105.270929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7425016" calcext:value-type="float">
            <text:p>7425016</text:p>
          </table:table-cell>
          <table:table-cell office:value-type="float" office:value="10000" calcext:value-type="float">
            <text:p>10000</text:p>
          </table:table-cell>
          <table:table-cell office:value-type="float" office:value="7058" calcext:value-type="float">
            <text:p>7058</text:p>
          </table:table-cell>
          <table:table-cell office:value-type="float" office:value="1.008421" calcext:value-type="float">
            <text:p>1.008421</text:p>
          </table:table-cell>
          <table:table-cell office:value-type="float" office:value="100.547366" calcext:value-type="float">
            <text:p>100.547366</text:p>
          </table:table-cell>
          <table:table-cell office:value-type="float" office:value="99.538944" calcext:value-type="float">
            <text:p>99.538944</text:p>
          </table:table-cell>
          <table:table-cell office:value-type="float" office:value="0.596753" calcext:value-type="float">
            <text:p>0.596753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17896" calcext:value-type="float">
            <text:p>10517896</text:p>
          </table:table-cell>
          <table:table-cell office:value-type="float" office:value="2128196" calcext:value-type="float">
            <text:p>2128196</text:p>
          </table:table-cell>
          <table:table-cell office:value-type="float" office:value="9998" calcext:value-type="float">
            <text:p>9998</text:p>
          </table:table-cell>
          <table:table-cell office:value-type="float" office:value="2023" calcext:value-type="float">
            <text:p>2023</text:p>
          </table:table-cell>
          <table:table-cell office:value-type="float" office:value="1.319499" calcext:value-type="float">
            <text:p>1.319499</text:p>
          </table:table-cell>
          <table:table-cell office:value-type="float" office:value="100.703784" calcext:value-type="float">
            <text:p>100.703784</text:p>
          </table:table-cell>
          <table:table-cell office:value-type="float" office:value="99.384285" calcext:value-type="float">
            <text:p>99.384285</text:p>
          </table:table-cell>
          <table:table-cell office:value-type="float" office:value="0.17131" calcext:value-type="float">
            <text:p>0.1713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6488" calcext:value-type="float">
            <text:p>156488</text:p>
          </table:table-cell>
          <table:table-cell office:value-type="float" office:value="156120" calcext:value-type="float">
            <text:p>156120</text:p>
          </table:table-cell>
          <table:table-cell office:value-type="float" office:value="3863" calcext:value-type="float">
            <text:p>3863</text:p>
          </table:table-cell>
          <table:table-cell office:value-type="float" office:value="3854" calcext:value-type="float">
            <text:p>3854</text:p>
          </table:table-cell>
          <table:table-cell office:value-type="float" office:value="1.276057" calcext:value-type="float">
            <text:p>1.276057</text:p>
          </table:table-cell>
          <table:table-cell office:value-type="float" office:value="100.716262" calcext:value-type="float">
            <text:p>100.716262</text:p>
          </table:table-cell>
          <table:table-cell office:value-type="float" office:value="99.440205" calcext:value-type="float">
            <text:p>99.440205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12" calcext:value-type="float">
            <text:p>4912</text:p>
          </table:table-cell>
          <table:table-cell office:value-type="float" office:value="3104" calcext:value-type="float">
            <text:p>3104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.265191" calcext:value-type="float">
            <text:p>1.265191</text:p>
          </table:table-cell>
          <table:table-cell office:value-type="float" office:value="100.713298" calcext:value-type="float">
            <text:p>100.713298</text:p>
          </table:table-cell>
          <table:table-cell office:value-type="float" office:value="99.448107" calcext:value-type="float">
            <text:p>99.448107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58" calcext:value-type="float">
            <text:p>2958</text:p>
          </table:table-cell>
          <table:table-cell office:value-type="float" office:value="2838" calcext:value-type="float">
            <text:p>2838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.289219" calcext:value-type="float">
            <text:p>1.289219</text:p>
          </table:table-cell>
          <table:table-cell office:value-type="float" office:value="100.587209" calcext:value-type="float">
            <text:p>100.587209</text:p>
          </table:table-cell>
          <table:table-cell office:value-type="float" office:value="99.29799" calcext:value-type="float">
            <text:p>99.2979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822" calcext:value-type="float">
            <text:p>57822</text:p>
          </table:table-cell>
          <table:table-cell office:value-type="float" office:value="52926" calcext:value-type="float">
            <text:p>52926</text:p>
          </table:table-cell>
          <table:table-cell office:value-type="float" office:value="1205" calcext:value-type="float">
            <text:p>1205</text:p>
          </table:table-cell>
          <table:table-cell office:value-type="float" office:value="1103" calcext:value-type="float">
            <text:p>1103</text:p>
          </table:table-cell>
          <table:table-cell office:value-type="float" office:value="2.941715" calcext:value-type="float">
            <text:p>2.941715</text:p>
          </table:table-cell>
          <table:table-cell office:value-type="float" office:value="109.026393" calcext:value-type="float">
            <text:p>109.026393</text:p>
          </table:table-cell>
          <table:table-cell office:value-type="float" office:value="106.084678" calcext:value-type="float">
            <text:p>106.084678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827392" calcext:value-type="float">
            <text:p>0.827392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7352428" calcext:value-type="float">
            <text:p>7352428</text:p>
          </table:table-cell>
          <table:table-cell office:value-type="float" office:value="10098" calcext:value-type="float">
            <text:p>10098</text:p>
          </table:table-cell>
          <table:table-cell office:value-type="float" office:value="6989" calcext:value-type="float">
            <text:p>6989</text:p>
          </table:table-cell>
          <table:table-cell office:value-type="float" office:value="1.013453" calcext:value-type="float">
            <text:p>1.013453</text:p>
          </table:table-cell>
          <table:table-cell office:value-type="float" office:value="100.522185" calcext:value-type="float">
            <text:p>100.522185</text:p>
          </table:table-cell>
          <table:table-cell office:value-type="float" office:value="99.508733" calcext:value-type="float">
            <text:p>99.508733</text:p>
          </table:table-cell>
          <table:table-cell office:value-type="float" office:value="0.591098" calcext:value-type="float">
            <text:p>0.591098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2044" calcext:value-type="float">
            <text:p>10622044</text:p>
          </table:table-cell>
          <table:table-cell office:value-type="float" office:value="2062972" calcext:value-type="float">
            <text:p>2062972</text:p>
          </table:table-cell>
          <table:table-cell office:value-type="float" office:value="10097" calcext:value-type="float">
            <text:p>10097</text:p>
          </table:table-cell>
          <table:table-cell office:value-type="float" office:value="1961" calcext:value-type="float">
            <text:p>1961</text:p>
          </table:table-cell>
          <table:table-cell office:value-type="float" office:value="1.322383" calcext:value-type="float">
            <text:p>1.322383</text:p>
          </table:table-cell>
          <table:table-cell office:value-type="float" office:value="100.867393" calcext:value-type="float">
            <text:p>100.867393</text:p>
          </table:table-cell>
          <table:table-cell office:value-type="float" office:value="99.54501" calcext:value-type="float">
            <text:p>99.54501</text:p>
          </table:table-cell>
          <table:table-cell office:value-type="float" office:value="0.165792" calcext:value-type="float">
            <text:p>0.165792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3608" calcext:value-type="float">
            <text:p>163608</text:p>
          </table:table-cell>
          <table:table-cell office:value-type="float" office:value="163448" calcext:value-type="float">
            <text:p>163448</text:p>
          </table:table-cell>
          <table:table-cell office:value-type="float" office:value="4043" calcext:value-type="float">
            <text:p>4043</text:p>
          </table:table-cell>
          <table:table-cell office:value-type="float" office:value="4039" calcext:value-type="float">
            <text:p>4039</text:p>
          </table:table-cell>
          <table:table-cell office:value-type="float" office:value="1.273719" calcext:value-type="float">
            <text:p>1.273719</text:p>
          </table:table-cell>
          <table:table-cell office:value-type="float" office:value="100.537609" calcext:value-type="float">
            <text:p>100.537609</text:p>
          </table:table-cell>
          <table:table-cell office:value-type="float" office:value="99.26389" calcext:value-type="float">
            <text:p>99.26389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6" calcext:value-type="float">
            <text:p>4296</text:p>
          </table:table-cell>
          <table:table-cell office:value-type="float" office:value="2064" calcext:value-type="float">
            <text:p>206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.262693" calcext:value-type="float">
            <text:p>1.262693</text:p>
          </table:table-cell>
          <table:table-cell office:value-type="float" office:value="100.871816" calcext:value-type="float">
            <text:p>100.871816</text:p>
          </table:table-cell>
          <table:table-cell office:value-type="float" office:value="99.609123" calcext:value-type="float">
            <text:p>99.60912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8" calcext:value-type="float">
            <text:p>2628</text:p>
          </table:table-cell>
          <table:table-cell office:value-type="float" office:value="2448" calcext:value-type="float">
            <text:p>244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.291783" calcext:value-type="float">
            <text:p>1.291783</text:p>
          </table:table-cell>
          <table:table-cell office:value-type="float" office:value="100.648454" calcext:value-type="float">
            <text:p>100.648454</text:p>
          </table:table-cell>
          <table:table-cell office:value-type="float" office:value="99.356671" calcext:value-type="float">
            <text:p>99.356671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552" calcext:value-type="float">
            <text:p>57552</text:p>
          </table:table-cell>
          <table:table-cell office:value-type="float" office:value="55728" calcext:value-type="float">
            <text:p>55728</text:p>
          </table:table-cell>
          <table:table-cell office:value-type="float" office:value="1199" calcext:value-type="float">
            <text:p>1199</text:p>
          </table:table-cell>
          <table:table-cell office:value-type="float" office:value="1161" calcext:value-type="float">
            <text:p>1161</text:p>
          </table:table-cell>
          <table:table-cell office:value-type="float" office:value="3.750251" calcext:value-type="float">
            <text:p>3.750251</text:p>
          </table:table-cell>
          <table:table-cell office:value-type="float" office:value="109.02465" calcext:value-type="float">
            <text:p>109.02465</text:p>
          </table:table-cell>
          <table:table-cell office:value-type="float" office:value="105.274399" calcext:value-type="float">
            <text:p>105.274399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7514436" calcext:value-type="float">
            <text:p>7514436</text:p>
          </table:table-cell>
          <table:table-cell office:value-type="float" office:value="10197" calcext:value-type="float">
            <text:p>10197</text:p>
          </table:table-cell>
          <table:table-cell office:value-type="float" office:value="7143" calcext:value-type="float">
            <text:p>7143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217" calcext:value-type="float">
            <text:p>100.5217</text:p>
          </table:table-cell>
          <table:table-cell office:value-type="float" office:value="99.508419" calcext:value-type="float">
            <text:p>99.508419</text:p>
          </table:table-cell>
          <table:table-cell office:value-type="float" office:value="0.604125" calcext:value-type="float">
            <text:p>0.604125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6192" calcext:value-type="float">
            <text:p>10726192</text:p>
          </table:table-cell>
          <table:table-cell office:value-type="float" office:value="2110312" calcext:value-type="float">
            <text:p>2110312</text:p>
          </table:table-cell>
          <table:table-cell office:value-type="float" office:value="10196" calcext:value-type="float">
            <text:p>10196</text:p>
          </table:table-cell>
          <table:table-cell office:value-type="float" office:value="2006" calcext:value-type="float">
            <text:p>2006</text:p>
          </table:table-cell>
          <table:table-cell office:value-type="float" office:value="1.081373" calcext:value-type="float">
            <text:p>1.081373</text:p>
          </table:table-cell>
          <table:table-cell office:value-type="float" office:value="100.729514" calcext:value-type="float">
            <text:p>100.729514</text:p>
          </table:table-cell>
          <table:table-cell office:value-type="float" office:value="99.648141" calcext:value-type="float">
            <text:p>99.648141</text:p>
          </table:table-cell>
          <table:table-cell office:value-type="float" office:value="0.169421" calcext:value-type="float">
            <text:p>0.169421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4136" calcext:value-type="float">
            <text:p>154136</text:p>
          </table:table-cell>
          <table:table-cell office:value-type="float" office:value="153816" calcext:value-type="float">
            <text:p>153816</text:p>
          </table:table-cell>
          <table:table-cell office:value-type="float" office:value="3803" calcext:value-type="float">
            <text:p>3803</text:p>
          </table:table-cell>
          <table:table-cell office:value-type="float" office:value="3795" calcext:value-type="float">
            <text:p>3795</text:p>
          </table:table-cell>
          <table:table-cell office:value-type="float" office:value="1.036641" calcext:value-type="float">
            <text:p>1.036641</text:p>
          </table:table-cell>
          <table:table-cell office:value-type="float" office:value="100.743412" calcext:value-type="float">
            <text:p>100.743412</text:p>
          </table:table-cell>
          <table:table-cell office:value-type="float" office:value="99.70677" calcext:value-type="float">
            <text:p>99.70677</text:p>
          </table:table-cell>
          <table:table-cell office:value-type="float" office:value="0.012341" calcext:value-type="float">
            <text:p>0.012341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0" calcext:value-type="float">
            <text:p>4600</text:p>
          </table:table-cell>
          <table:table-cell office:value-type="float" office:value="2328" calcext:value-type="float">
            <text:p>232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.027175" calcext:value-type="float">
            <text:p>1.027175</text:p>
          </table:table-cell>
          <table:table-cell office:value-type="float" office:value="100.740508" calcext:value-type="float">
            <text:p>100.740508</text:p>
          </table:table-cell>
          <table:table-cell office:value-type="float" office:value="99.713332" calcext:value-type="float">
            <text:p>99.71333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88" calcext:value-type="float">
            <text:p>2688</text:p>
          </table:table-cell>
          <table:table-cell office:value-type="float" office:value="2538" calcext:value-type="float">
            <text:p>253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.056725" calcext:value-type="float">
            <text:p>1.056725</text:p>
          </table:table-cell>
          <table:table-cell office:value-type="float" office:value="100.504733" calcext:value-type="float">
            <text:p>100.504733</text:p>
          </table:table-cell>
          <table:table-cell office:value-type="float" office:value="99.448008" calcext:value-type="float">
            <text:p>99.44800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782" calcext:value-type="float">
            <text:p>58782</text:p>
          </table:table-cell>
          <table:table-cell office:value-type="float" office:value="55950" calcext:value-type="float">
            <text:p>55950</text:p>
          </table:table-cell>
          <table:table-cell office:value-type="float" office:value="1225" calcext:value-type="float">
            <text:p>1225</text:p>
          </table:table-cell>
          <table:table-cell office:value-type="float" office:value="1166" calcext:value-type="float">
            <text:p>1166</text:p>
          </table:table-cell>
          <table:table-cell office:value-type="float" office:value="2.782063" calcext:value-type="float">
            <text:p>2.782063</text:p>
          </table:table-cell>
          <table:table-cell office:value-type="float" office:value="109.026555" calcext:value-type="float">
            <text:p>109.026555</text:p>
          </table:table-cell>
          <table:table-cell office:value-type="float" office:value="106.244492" calcext:value-type="float">
            <text:p>106.244492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843776" calcext:value-type="float">
            <text:p>0.84377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7722732" calcext:value-type="float">
            <text:p>7722732</text:p>
          </table:table-cell>
          <table:table-cell office:value-type="float" office:value="10296" calcext:value-type="float">
            <text:p>10296</text:p>
          </table:table-cell>
          <table:table-cell office:value-type="float" office:value="7341" calcext:value-type="float">
            <text:p>7341</text:p>
          </table:table-cell>
          <table:table-cell office:value-type="float" office:value="1.007253" calcext:value-type="float">
            <text:p>1.007253</text:p>
          </table:table-cell>
          <table:table-cell office:value-type="float" office:value="100.364692" calcext:value-type="float">
            <text:p>100.364692</text:p>
          </table:table-cell>
          <table:table-cell office:value-type="float" office:value="99.35744" calcext:value-type="float">
            <text:p>99.35744</text:p>
          </table:table-cell>
          <table:table-cell office:value-type="float" office:value="0.621814" calcext:value-type="float">
            <text:p>0.621814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0340" calcext:value-type="float">
            <text:p>10830340</text:p>
          </table:table-cell>
          <table:table-cell office:value-type="float" office:value="2122936" calcext:value-type="float">
            <text:p>2122936</text:p>
          </table:table-cell>
          <table:table-cell office:value-type="float" office:value="10295" calcext:value-type="float">
            <text:p>10295</text:p>
          </table:table-cell>
          <table:table-cell office:value-type="float" office:value="2018" calcext:value-type="float">
            <text:p>2018</text:p>
          </table:table-cell>
          <table:table-cell office:value-type="float" office:value="1.076473" calcext:value-type="float">
            <text:p>1.076473</text:p>
          </table:table-cell>
          <table:table-cell office:value-type="float" office:value="100.565096" calcext:value-type="float">
            <text:p>100.565096</text:p>
          </table:table-cell>
          <table:table-cell office:value-type="float" office:value="99.488622" calcext:value-type="float">
            <text:p>99.488622</text:p>
          </table:table-cell>
          <table:table-cell office:value-type="float" office:value="0.170708" calcext:value-type="float">
            <text:p>0.17070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49240" calcext:value-type="float">
            <text:p>149240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100.39725" calcext:value-type="float">
            <text:p>100.39725</text:p>
          </table:table-cell>
          <table:table-cell office:value-type="float" office:value="99.36928" calcext:value-type="float">
            <text:p>99.36928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1968" calcext:value-type="float">
            <text:p>196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1.017324" calcext:value-type="float">
            <text:p>1.017324</text:p>
          </table:table-cell>
          <table:table-cell office:value-type="float" office:value="100.404744" calcext:value-type="float">
            <text:p>100.404744</text:p>
          </table:table-cell>
          <table:table-cell office:value-type="float" office:value="99.38742" calcext:value-type="float">
            <text:p>99.3874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68" calcext:value-type="float">
            <text:p>2568</text:p>
          </table:table-cell>
          <table:table-cell office:value-type="float" office:value="2388" calcext:value-type="float">
            <text:p>238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100.402915" calcext:value-type="float">
            <text:p>100.402915</text:p>
          </table:table-cell>
          <table:table-cell office:value-type="float" office:value="99.356701" calcext:value-type="float">
            <text:p>99.35670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840" calcext:value-type="float">
            <text:p>57840</text:p>
          </table:table-cell>
          <table:table-cell office:value-type="float" office:value="52704" calcext:value-type="float">
            <text:p>52704</text:p>
          </table:table-cell>
          <table:table-cell office:value-type="float" office:value="1205" calcext:value-type="float">
            <text:p>1205</text:p>
          </table:table-cell>
          <table:table-cell office:value-type="float" office:value="1098" calcext:value-type="float">
            <text:p>1098</text:p>
          </table:table-cell>
          <table:table-cell office:value-type="float" office:value="2.640294" calcext:value-type="float">
            <text:p>2.640294</text:p>
          </table:table-cell>
          <table:table-cell office:value-type="float" office:value="109.026305" calcext:value-type="float">
            <text:p>109.026305</text:p>
          </table:table-cell>
          <table:table-cell office:value-type="float" office:value="106.386011" calcext:value-type="float">
            <text:p>106.386011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6907432" calcext:value-type="float">
            <text:p>6907432</text:p>
          </table:table-cell>
          <table:table-cell office:value-type="float" office:value="10395" calcext:value-type="float">
            <text:p>10395</text:p>
          </table:table-cell>
          <table:table-cell office:value-type="float" office:value="6566" calcext:value-type="float">
            <text:p>6566</text:p>
          </table:table-cell>
          <table:table-cell office:value-type="float" office:value="1.019501" calcext:value-type="float">
            <text:p>1.019501</text:p>
          </table:table-cell>
          <table:table-cell office:value-type="float" office:value="100.502898" calcext:value-type="float">
            <text:p>100.502898</text:p>
          </table:table-cell>
          <table:table-cell office:value-type="float" office:value="99.483398" calcext:value-type="float">
            <text:p>99.483398</text:p>
          </table:table-cell>
          <table:table-cell office:value-type="float" office:value="0.555464" calcext:value-type="float">
            <text:p>0.555464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4488" calcext:value-type="float">
            <text:p>10934488</text:p>
          </table:table-cell>
          <table:table-cell office:value-type="float" office:value="1711604" calcext:value-type="float">
            <text:p>1711604</text:p>
          </table:table-cell>
          <table:table-cell office:value-type="float" office:value="10394" calcext:value-type="float">
            <text:p>10394</text:p>
          </table:table-cell>
          <table:table-cell office:value-type="float" office:value="1627" calcext:value-type="float">
            <text:p>1627</text:p>
          </table:table-cell>
          <table:table-cell office:value-type="float" office:value="1.088447" calcext:value-type="float">
            <text:p>1.088447</text:p>
          </table:table-cell>
          <table:table-cell office:value-type="float" office:value="100.574032" calcext:value-type="float">
            <text:p>100.574032</text:p>
          </table:table-cell>
          <table:table-cell office:value-type="float" office:value="99.485584" calcext:value-type="float">
            <text:p>99.485584</text:p>
          </table:table-cell>
          <table:table-cell office:value-type="float" office:value="0.137636" calcext:value-type="float">
            <text:p>0.137636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0024" calcext:value-type="float">
            <text:p>190024</text:p>
          </table:table-cell>
          <table:table-cell office:value-type="float" office:value="189264" calcext:value-type="float">
            <text:p>189264</text:p>
          </table:table-cell>
          <table:table-cell office:value-type="float" office:value="4694" calcext:value-type="float">
            <text:p>4694</text:p>
          </table:table-cell>
          <table:table-cell office:value-type="float" office:value="4675" calcext:value-type="float">
            <text:p>4675</text:p>
          </table:table-cell>
          <table:table-cell office:value-type="float" office:value="1.047843" calcext:value-type="float">
            <text:p>1.047843</text:p>
          </table:table-cell>
          <table:table-cell office:value-type="float" office:value="100.19758" calcext:value-type="float">
            <text:p>100.19758</text:p>
          </table:table-cell>
          <table:table-cell office:value-type="float" office:value="99.149736" calcext:value-type="float">
            <text:p>99.149736</text:p>
          </table:table-cell>
          <table:table-cell office:value-type="float" office:value="0.015271" calcext:value-type="float">
            <text:p>0.015271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80" calcext:value-type="float">
            <text:p>4880</text:p>
          </table:table-cell>
          <table:table-cell office:value-type="float" office:value="2088" calcext:value-type="float">
            <text:p>2088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1.038597" calcext:value-type="float">
            <text:p>1.038597</text:p>
          </table:table-cell>
          <table:table-cell office:value-type="float" office:value="98.124582" calcext:value-type="float">
            <text:p>98.124582</text:p>
          </table:table-cell>
          <table:table-cell office:value-type="float" office:value="97.085985" calcext:value-type="float">
            <text:p>97.08598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50" calcext:value-type="float">
            <text:p>2850</text:p>
          </table:table-cell>
          <table:table-cell office:value-type="float" office:value="2730" calcext:value-type="float">
            <text:p>2730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.065447" calcext:value-type="float">
            <text:p>1.065447</text:p>
          </table:table-cell>
          <table:table-cell office:value-type="float" office:value="99.351533" calcext:value-type="float">
            <text:p>99.351533</text:p>
          </table:table-cell>
          <table:table-cell office:value-type="float" office:value="98.286085" calcext:value-type="float">
            <text:p>98.28608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032" calcext:value-type="float">
            <text:p>58032</text:p>
          </table:table-cell>
          <table:table-cell office:value-type="float" office:value="54192" calcext:value-type="float">
            <text:p>54192</text:p>
          </table:table-cell>
          <table:table-cell office:value-type="float" office:value="1209" calcext:value-type="float">
            <text:p>1209</text:p>
          </table:table-cell>
          <table:table-cell office:value-type="float" office:value="1129" calcext:value-type="float">
            <text:p>1129</text:p>
          </table:table-cell>
          <table:table-cell office:value-type="float" office:value="3.871212" calcext:value-type="float">
            <text:p>3.871212</text:p>
          </table:table-cell>
          <table:table-cell office:value-type="float" office:value="109.025996" calcext:value-type="float">
            <text:p>109.025996</text:p>
          </table:table-cell>
          <table:table-cell office:value-type="float" office:value="105.154784" calcext:value-type="float">
            <text:p>105.154784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86016" calcext:value-type="float">
            <text:p>0.86016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7277736" calcext:value-type="float">
            <text:p>7277736</text:p>
          </table:table-cell>
          <table:table-cell office:value-type="float" office:value="10495" calcext:value-type="float">
            <text:p>10495</text:p>
          </table:table-cell>
          <table:table-cell office:value-type="float" office:value="6918" calcext:value-type="float">
            <text:p>6918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527775" calcext:value-type="float">
            <text:p>100.527775</text:p>
          </table:table-cell>
          <table:table-cell office:value-type="float" office:value="99.518463" calcext:value-type="float">
            <text:p>99.518463</text:p>
          </table:table-cell>
          <table:table-cell office:value-type="float" office:value="0.585036" calcext:value-type="float">
            <text:p>0.58503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38636" calcext:value-type="float">
            <text:p>11038636</text:p>
          </table:table-cell>
          <table:table-cell office:value-type="float" office:value="1814700" calcext:value-type="float">
            <text:p>1814700</text:p>
          </table:table-cell>
          <table:table-cell office:value-type="float" office:value="10493" calcext:value-type="float">
            <text:p>10493</text:p>
          </table:table-cell>
          <table:table-cell office:value-type="float" office:value="1725" calcext:value-type="float">
            <text:p>1725</text:p>
          </table:table-cell>
          <table:table-cell office:value-type="float" office:value="1.307424" calcext:value-type="float">
            <text:p>1.307424</text:p>
          </table:table-cell>
          <table:table-cell office:value-type="float" office:value="100.691567" calcext:value-type="float">
            <text:p>100.691567</text:p>
          </table:table-cell>
          <table:table-cell office:value-type="float" office:value="99.384143" calcext:value-type="float">
            <text:p>99.384143</text:p>
          </table:table-cell>
          <table:table-cell office:value-type="float" office:value="0.146076" calcext:value-type="float">
            <text:p>0.14607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4216" calcext:value-type="float">
            <text:p>174216</text:p>
          </table:table-cell>
          <table:table-cell office:value-type="float" office:value="173936" calcext:value-type="float">
            <text:p>173936</text:p>
          </table:table-cell>
          <table:table-cell office:value-type="float" office:value="4306" calcext:value-type="float">
            <text:p>4306</text:p>
          </table:table-cell>
          <table:table-cell office:value-type="float" office:value="4299" calcext:value-type="float">
            <text:p>4299</text:p>
          </table:table-cell>
          <table:table-cell office:value-type="float" office:value="1.263849" calcext:value-type="float">
            <text:p>1.263849</text:p>
          </table:table-cell>
          <table:table-cell office:value-type="float" office:value="100.703336" calcext:value-type="float">
            <text:p>100.703336</text:p>
          </table:table-cell>
          <table:table-cell office:value-type="float" office:value="99.439487" calcext:value-type="float">
            <text:p>99.439487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64" calcext:value-type="float">
            <text:p>3864</text:p>
          </table:table-cell>
          <table:table-cell office:value-type="float" office:value="1392" calcext:value-type="float">
            <text:p>139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.253003" calcext:value-type="float">
            <text:p>1.253003</text:p>
          </table:table-cell>
          <table:table-cell office:value-type="float" office:value="100.700332" calcext:value-type="float">
            <text:p>100.700332</text:p>
          </table:table-cell>
          <table:table-cell office:value-type="float" office:value="99.447329" calcext:value-type="float">
            <text:p>99.44732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2178" calcext:value-type="float">
            <text:p>21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.282493" calcext:value-type="float">
            <text:p>1.282493</text:p>
          </table:table-cell>
          <table:table-cell office:value-type="float" office:value="100.488617" calcext:value-type="float">
            <text:p>100.488617</text:p>
          </table:table-cell>
          <table:table-cell office:value-type="float" office:value="99.206124" calcext:value-type="float">
            <text:p>99.20612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734" calcext:value-type="float">
            <text:p>58734</text:p>
          </table:table-cell>
          <table:table-cell office:value-type="float" office:value="55182" calcext:value-type="float">
            <text:p>55182</text:p>
          </table:table-cell>
          <table:table-cell office:value-type="float" office:value="1224" calcext:value-type="float">
            <text:p>1224</text:p>
          </table:table-cell>
          <table:table-cell office:value-type="float" office:value="1150" calcext:value-type="float">
            <text:p>1150</text:p>
          </table:table-cell>
          <table:table-cell office:value-type="float" office:value="3.608125" calcext:value-type="float">
            <text:p>3.608125</text:p>
          </table:table-cell>
          <table:table-cell office:value-type="float" office:value="109.025075" calcext:value-type="float">
            <text:p>109.025075</text:p>
          </table:table-cell>
          <table:table-cell office:value-type="float" office:value="105.41695" calcext:value-type="float">
            <text:p>105.41695</text:p>
          </table:table-cell>
          <table:table-cell office:value-type="float" office:value="0.004188" calcext:value-type="float">
            <text:p>0.004188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7698536" calcext:value-type="float">
            <text:p>7698536</text:p>
          </table:table-cell>
          <table:table-cell office:value-type="float" office:value="10594" calcext:value-type="float">
            <text:p>10594</text:p>
          </table:table-cell>
          <table:table-cell office:value-type="float" office:value="7318" calcext:value-type="float">
            <text:p>7318</text:p>
          </table:table-cell>
          <table:table-cell office:value-type="float" office:value="1.013213" calcext:value-type="float">
            <text:p>1.013213</text:p>
          </table:table-cell>
          <table:table-cell office:value-type="float" office:value="100.514261" calcext:value-type="float">
            <text:p>100.514261</text:p>
          </table:table-cell>
          <table:table-cell office:value-type="float" office:value="99.501048" calcext:value-type="float">
            <text:p>99.501048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2784" calcext:value-type="float">
            <text:p>11142784</text:p>
          </table:table-cell>
          <table:table-cell office:value-type="float" office:value="1827324" calcext:value-type="float">
            <text:p>1827324</text:p>
          </table:table-cell>
          <table:table-cell office:value-type="float" office:value="10592" calcext:value-type="float">
            <text:p>10592</text:p>
          </table:table-cell>
          <table:table-cell office:value-type="float" office:value="1737" calcext:value-type="float">
            <text:p>1737</text:p>
          </table:table-cell>
          <table:table-cell office:value-type="float" office:value="1.0954" calcext:value-type="float">
            <text:p>1.0954</text:p>
          </table:table-cell>
          <table:table-cell office:value-type="float" office:value="100.707851" calcext:value-type="float">
            <text:p>100.707851</text:p>
          </table:table-cell>
          <table:table-cell office:value-type="float" office:value="99.612451" calcext:value-type="float">
            <text:p>99.612451</text:p>
          </table:table-cell>
          <table:table-cell office:value-type="float" office:value="0.146755" calcext:value-type="float">
            <text:p>0.146755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2792" calcext:value-type="float">
            <text:p>152792</text:p>
          </table:table-cell>
          <table:table-cell office:value-type="float" office:value="152672" calcext:value-type="float">
            <text:p>152672</text:p>
          </table:table-cell>
          <table:table-cell office:value-type="float" office:value="3773" calcext:value-type="float">
            <text:p>3773</text:p>
          </table:table-cell>
          <table:table-cell office:value-type="float" office:value="3770" calcext:value-type="float">
            <text:p>3770</text:p>
          </table:table-cell>
          <table:table-cell office:value-type="float" office:value="1.028195" calcext:value-type="float">
            <text:p>1.028195</text:p>
          </table:table-cell>
          <table:table-cell office:value-type="float" office:value="100.562722" calcext:value-type="float">
            <text:p>100.562722</text:p>
          </table:table-cell>
          <table:table-cell office:value-type="float" office:value="99.534527" calcext:value-type="float">
            <text:p>99.534527</text:p>
          </table:table-cell>
          <table:table-cell office:value-type="float" office:value="0.012271" calcext:value-type="float">
            <text:p>0.012271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2112" calcext:value-type="float">
            <text:p>2112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.026649" calcext:value-type="float">
            <text:p>1.026649</text:p>
          </table:table-cell>
          <table:table-cell office:value-type="float" office:value="100.725822" calcext:value-type="float">
            <text:p>100.725822</text:p>
          </table:table-cell>
          <table:table-cell office:value-type="float" office:value="99.699173" calcext:value-type="float">
            <text:p>99.69917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8" calcext:value-type="float">
            <text:p>2448</text:p>
          </table:table-cell>
          <table:table-cell office:value-type="float" office:value="2388" calcext:value-type="float">
            <text:p>238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.051542" calcext:value-type="float">
            <text:p>1.051542</text:p>
          </table:table-cell>
          <table:table-cell office:value-type="float" office:value="100.723512" calcext:value-type="float">
            <text:p>100.723512</text:p>
          </table:table-cell>
          <table:table-cell office:value-type="float" office:value="99.67197" calcext:value-type="float">
            <text:p>99.6719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400" calcext:value-type="float">
            <text:p>56400</text:p>
          </table:table-cell>
          <table:table-cell office:value-type="float" office:value="52512" calcext:value-type="float">
            <text:p>52512</text:p>
          </table:table-cell>
          <table:table-cell office:value-type="float" office:value="1175" calcext:value-type="float">
            <text:p>1175</text:p>
          </table:table-cell>
          <table:table-cell office:value-type="float" office:value="1094" calcext:value-type="float">
            <text:p>1094</text:p>
          </table:table-cell>
          <table:table-cell office:value-type="float" office:value="5.217221" calcext:value-type="float">
            <text:p>5.217221</text:p>
          </table:table-cell>
          <table:table-cell office:value-type="float" office:value="109.027185" calcext:value-type="float">
            <text:p>109.027185</text:p>
          </table:table-cell>
          <table:table-cell office:value-type="float" office:value="103.809964" calcext:value-type="float">
            <text:p>103.809964</text:p>
          </table:table-cell>
          <table:table-cell office:value-type="float" office:value="0.004047" calcext:value-type="float">
            <text:p>0.004047</text:p>
          </table:table-cell>
          <table:table-cell office:value-type="float" office:value="0.876544" calcext:value-type="float">
            <text:p>0.876544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7545996" calcext:value-type="float">
            <text:p>7545996</text:p>
          </table:table-cell>
          <table:table-cell office:value-type="float" office:value="10693" calcext:value-type="float">
            <text:p>10693</text:p>
          </table:table-cell>
          <table:table-cell office:value-type="float" office:value="7173" calcext:value-type="float">
            <text:p>7173</text:p>
          </table:table-cell>
          <table:table-cell office:value-type="float" office:value="1.014213" calcext:value-type="float">
            <text:p>1.014213</text:p>
          </table:table-cell>
          <table:table-cell office:value-type="float" office:value="100.497428" calcext:value-type="float">
            <text:p>100.497428</text:p>
          </table:table-cell>
          <table:table-cell office:value-type="float" office:value="99.483216" calcext:value-type="float">
            <text:p>99.483216</text:p>
          </table:table-cell>
          <table:table-cell office:value-type="float" office:value="0.606816" calcext:value-type="float">
            <text:p>0.606816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6932" calcext:value-type="float">
            <text:p>11246932</text:p>
          </table:table-cell>
          <table:table-cell office:value-type="float" office:value="1971448" calcext:value-type="float">
            <text:p>1971448</text:p>
          </table:table-cell>
          <table:table-cell office:value-type="float" office:value="10691" calcext:value-type="float">
            <text:p>10691</text:p>
          </table:table-cell>
          <table:table-cell office:value-type="float" office:value="1874" calcext:value-type="float">
            <text:p>1874</text:p>
          </table:table-cell>
          <table:table-cell office:value-type="float" office:value="1.074611" calcext:value-type="float">
            <text:p>1.074611</text:p>
          </table:table-cell>
          <table:table-cell office:value-type="float" office:value="100.562779" calcext:value-type="float">
            <text:p>100.562779</text:p>
          </table:table-cell>
          <table:table-cell office:value-type="float" office:value="99.488168" calcext:value-type="float">
            <text:p>99.488168</text:p>
          </table:table-cell>
          <table:table-cell office:value-type="float" office:value="0.158527" calcext:value-type="float">
            <text:p>0.158527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8424" calcext:value-type="float">
            <text:p>158424</text:p>
          </table:table-cell>
          <table:table-cell office:value-type="float" office:value="157864" calcext:value-type="float">
            <text:p>157864</text:p>
          </table:table-cell>
          <table:table-cell office:value-type="float" office:value="3912" calcext:value-type="float">
            <text:p>3912</text:p>
          </table:table-cell>
          <table:table-cell office:value-type="float" office:value="3898" calcext:value-type="float">
            <text:p>3898</text:p>
          </table:table-cell>
          <table:table-cell office:value-type="float" office:value="1.037093" calcext:value-type="float">
            <text:p>1.037093</text:p>
          </table:table-cell>
          <table:table-cell office:value-type="float" office:value="100.255833" calcext:value-type="float">
            <text:p>100.255833</text:p>
          </table:table-cell>
          <table:table-cell office:value-type="float" office:value="99.21874" calcext:value-type="float">
            <text:p>99.21874</text:p>
          </table:table-cell>
          <table:table-cell office:value-type="float" office:value="0.012729" calcext:value-type="float">
            <text:p>0.01272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2" calcext:value-type="float">
            <text:p>4432</text:p>
          </table:table-cell>
          <table:table-cell office:value-type="float" office:value="1912" calcext:value-type="float">
            <text:p>1912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.027527" calcext:value-type="float">
            <text:p>1.027527</text:p>
          </table:table-cell>
          <table:table-cell office:value-type="float" office:value="100.566091" calcext:value-type="float">
            <text:p>100.566091</text:p>
          </table:table-cell>
          <table:table-cell office:value-type="float" office:value="99.538564" calcext:value-type="float">
            <text:p>99.53856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388" calcext:value-type="float">
            <text:p>2388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.049494" calcext:value-type="float">
            <text:p>1.049494</text:p>
          </table:table-cell>
          <table:table-cell office:value-type="float" office:value="100.564685" calcext:value-type="float">
            <text:p>100.564685</text:p>
          </table:table-cell>
          <table:table-cell office:value-type="float" office:value="99.515191" calcext:value-type="float">
            <text:p>99.51519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016" calcext:value-type="float">
            <text:p>56016</text:p>
          </table:table-cell>
          <table:table-cell office:value-type="float" office:value="51600" calcext:value-type="float">
            <text:p>51600</text:p>
          </table:table-cell>
          <table:table-cell office:value-type="float" office:value="1167" calcext:value-type="float">
            <text:p>1167</text:p>
          </table:table-cell>
          <table:table-cell office:value-type="float" office:value="1075" calcext:value-type="float">
            <text:p>1075</text:p>
          </table:table-cell>
          <table:table-cell office:value-type="float" office:value="2.662407" calcext:value-type="float">
            <text:p>2.662407</text:p>
          </table:table-cell>
          <table:table-cell office:value-type="float" office:value="109.025349" calcext:value-type="float">
            <text:p>109.025349</text:p>
          </table:table-cell>
          <table:table-cell office:value-type="float" office:value="106.362941" calcext:value-type="float">
            <text:p>106.362941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7575452" calcext:value-type="float">
            <text:p>7575452</text:p>
          </table:table-cell>
          <table:table-cell office:value-type="float" office:value="10791" calcext:value-type="float">
            <text:p>10791</text:p>
          </table:table-cell>
          <table:table-cell office:value-type="float" office:value="7201" calcext:value-type="float">
            <text:p>7201</text:p>
          </table:table-cell>
          <table:table-cell office:value-type="float" office:value="1.010462" calcext:value-type="float">
            <text:p>1.010462</text:p>
          </table:table-cell>
          <table:table-cell office:value-type="float" office:value="100.471465" calcext:value-type="float">
            <text:p>100.471465</text:p>
          </table:table-cell>
          <table:table-cell office:value-type="float" office:value="99.461003" calcext:value-type="float">
            <text:p>99.461003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1080" calcext:value-type="float">
            <text:p>11351080</text:p>
          </table:table-cell>
          <table:table-cell office:value-type="float" office:value="1770516" calcext:value-type="float">
            <text:p>1770516</text:p>
          </table:table-cell>
          <table:table-cell office:value-type="float" office:value="10790" calcext:value-type="float">
            <text:p>10790</text:p>
          </table:table-cell>
          <table:table-cell office:value-type="float" office:value="1683" calcext:value-type="float">
            <text:p>1683</text:p>
          </table:table-cell>
          <table:table-cell office:value-type="float" office:value="1.060686" calcext:value-type="float">
            <text:p>1.060686</text:p>
          </table:table-cell>
          <table:table-cell office:value-type="float" office:value="100.709919" calcext:value-type="float">
            <text:p>100.709919</text:p>
          </table:table-cell>
          <table:table-cell office:value-type="float" office:value="99.649233" calcext:value-type="float">
            <text:p>99.649233</text:p>
          </table:table-cell>
          <table:table-cell office:value-type="float" office:value="0.14214" calcext:value-type="float">
            <text:p>0.14214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0248" calcext:value-type="float">
            <text:p>170248</text:p>
          </table:table-cell>
          <table:table-cell office:value-type="float" office:value="169768" calcext:value-type="float">
            <text:p>169768</text:p>
          </table:table-cell>
          <table:table-cell office:value-type="float" office:value="4199" calcext:value-type="float">
            <text:p>4199</text:p>
          </table:table-cell>
          <table:table-cell office:value-type="float" office:value="4187" calcext:value-type="float">
            <text:p>4187</text:p>
          </table:table-cell>
          <table:table-cell office:value-type="float" office:value="1.027919" calcext:value-type="float">
            <text:p>1.027919</text:p>
          </table:table-cell>
          <table:table-cell office:value-type="float" office:value="100.28609" calcext:value-type="float">
            <text:p>100.28609</text:p>
          </table:table-cell>
          <table:table-cell office:value-type="float" office:value="99.258171" calcext:value-type="float">
            <text:p>99.258171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8" calcext:value-type="float">
            <text:p>4568</text:p>
          </table:table-cell>
          <table:table-cell office:value-type="float" office:value="2056" calcext:value-type="float">
            <text:p>2056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1.018593" calcext:value-type="float">
            <text:p>1.018593</text:p>
          </table:table-cell>
          <table:table-cell office:value-type="float" office:value="100.712991" calcext:value-type="float">
            <text:p>100.712991</text:p>
          </table:table-cell>
          <table:table-cell office:value-type="float" office:value="99.694398" calcext:value-type="float">
            <text:p>99.694398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48" calcext:value-type="float">
            <text:p>2748</text:p>
          </table:table-cell>
          <table:table-cell office:value-type="float" office:value="2478" calcext:value-type="float">
            <text:p>247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.040241" calcext:value-type="float">
            <text:p>1.040241</text:p>
          </table:table-cell>
          <table:table-cell office:value-type="float" office:value="100.711345" calcext:value-type="float">
            <text:p>100.711345</text:p>
          </table:table-cell>
          <table:table-cell office:value-type="float" office:value="99.671105" calcext:value-type="float">
            <text:p>99.67110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192" calcext:value-type="float">
            <text:p>60192</text:p>
          </table:table-cell>
          <table:table-cell office:value-type="float" office:value="56208" calcext:value-type="float">
            <text:p>56208</text:p>
          </table:table-cell>
          <table:table-cell office:value-type="float" office:value="1254" calcext:value-type="float">
            <text:p>1254</text:p>
          </table:table-cell>
          <table:table-cell office:value-type="float" office:value="1171" calcext:value-type="float">
            <text:p>1171</text:p>
          </table:table-cell>
          <table:table-cell office:value-type="float" office:value="2.702614" calcext:value-type="float">
            <text:p>2.702614</text:p>
          </table:table-cell>
          <table:table-cell office:value-type="float" office:value="109.023532" calcext:value-type="float">
            <text:p>109.023532</text:p>
          </table:table-cell>
          <table:table-cell office:value-type="float" office:value="106.320919" calcext:value-type="float">
            <text:p>106.320919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892928" calcext:value-type="float">
            <text:p>0.89292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7824776" calcext:value-type="float">
            <text:p>7824776</text:p>
          </table:table-cell>
          <table:table-cell office:value-type="float" office:value="10891" calcext:value-type="float">
            <text:p>10891</text:p>
          </table:table-cell>
          <table:table-cell office:value-type="float" office:value="7438" calcext:value-type="float">
            <text:p>7438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526226" calcext:value-type="float">
            <text:p>100.526226</text:p>
          </table:table-cell>
          <table:table-cell office:value-type="float" office:value="99.516865" calcext:value-type="float">
            <text:p>99.516865</text:p>
          </table:table-cell>
          <table:table-cell office:value-type="float" office:value="0.629021" calcext:value-type="float">
            <text:p>0.62902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5228" calcext:value-type="float">
            <text:p>11455228</text:p>
          </table:table-cell>
          <table:table-cell office:value-type="float" office:value="1762100" calcext:value-type="float">
            <text:p>1762100</text:p>
          </table:table-cell>
          <table:table-cell office:value-type="float" office:value="10889" calcext:value-type="float">
            <text:p>10889</text:p>
          </table:table-cell>
          <table:table-cell office:value-type="float" office:value="1675" calcext:value-type="float">
            <text:p>1675</text:p>
          </table:table-cell>
          <table:table-cell office:value-type="float" office:value="1.101533" calcext:value-type="float">
            <text:p>1.101533</text:p>
          </table:table-cell>
          <table:table-cell office:value-type="float" office:value="100.778285" calcext:value-type="float">
            <text:p>100.778285</text:p>
          </table:table-cell>
          <table:table-cell office:value-type="float" office:value="99.676752" calcext:value-type="float">
            <text:p>99.676752</text:p>
          </table:table-cell>
          <table:table-cell office:value-type="float" office:value="0.141425" calcext:value-type="float">
            <text:p>0.14142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480" calcext:value-type="float">
            <text:p>166480</text:p>
          </table:table-cell>
          <table:table-cell office:value-type="float" office:value="166120" calcext:value-type="float">
            <text:p>166120</text:p>
          </table:table-cell>
          <table:table-cell office:value-type="float" office:value="4116" calcext:value-type="float">
            <text:p>4116</text:p>
          </table:table-cell>
          <table:table-cell office:value-type="float" office:value="4107" calcext:value-type="float">
            <text:p>4107</text:p>
          </table:table-cell>
          <table:table-cell office:value-type="float" office:value="1.028439" calcext:value-type="float">
            <text:p>1.028439</text:p>
          </table:table-cell>
          <table:table-cell office:value-type="float" office:value="100.690183" calcext:value-type="float">
            <text:p>100.690183</text:p>
          </table:table-cell>
          <table:table-cell office:value-type="float" office:value="99.661744" calcext:value-type="float">
            <text:p>99.661744</text:p>
          </table:table-cell>
          <table:table-cell office:value-type="float" office:value="0.013335" calcext:value-type="float">
            <text:p>0.013335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1664" calcext:value-type="float">
            <text:p>1664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.019073" calcext:value-type="float">
            <text:p>1.019073</text:p>
          </table:table-cell>
          <table:table-cell office:value-type="float" office:value="100.781198" calcext:value-type="float">
            <text:p>100.781198</text:p>
          </table:table-cell>
          <table:table-cell office:value-type="float" office:value="99.762125" calcext:value-type="float">
            <text:p>99.7621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2058" calcext:value-type="float">
            <text:p>205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.053695" calcext:value-type="float">
            <text:p>1.053695</text:p>
          </table:table-cell>
          <table:table-cell office:value-type="float" office:value="100.509399" calcext:value-type="float">
            <text:p>100.509399</text:p>
          </table:table-cell>
          <table:table-cell office:value-type="float" office:value="99.455704" calcext:value-type="float">
            <text:p>99.455704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254" calcext:value-type="float">
            <text:p>58254</text:p>
          </table:table-cell>
          <table:table-cell office:value-type="float" office:value="53838" calcext:value-type="float">
            <text:p>53838</text:p>
          </table:table-cell>
          <table:table-cell office:value-type="float" office:value="1214" calcext:value-type="float">
            <text:p>1214</text:p>
          </table:table-cell>
          <table:table-cell office:value-type="float" office:value="1122" calcext:value-type="float">
            <text:p>1122</text:p>
          </table:table-cell>
          <table:table-cell office:value-type="float" office:value="4.264815" calcext:value-type="float">
            <text:p>4.264815</text:p>
          </table:table-cell>
          <table:table-cell office:value-type="float" office:value="109.026149" calcext:value-type="float">
            <text:p>109.026149</text:p>
          </table:table-cell>
          <table:table-cell office:value-type="float" office:value="104.761334" calcext:value-type="float">
            <text:p>104.761334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7477616" calcext:value-type="float">
            <text:p>7477616</text:p>
          </table:table-cell>
          <table:table-cell office:value-type="float" office:value="10990" calcext:value-type="float">
            <text:p>10990</text:p>
          </table:table-cell>
          <table:table-cell office:value-type="float" office:value="7108" calcext:value-type="float">
            <text:p>7108</text:p>
          </table:table-cell>
          <table:table-cell office:value-type="float" office:value="1.011362" calcext:value-type="float">
            <text:p>1.011362</text:p>
          </table:table-cell>
          <table:table-cell office:value-type="float" office:value="100.465722" calcext:value-type="float">
            <text:p>100.465722</text:p>
          </table:table-cell>
          <table:table-cell office:value-type="float" office:value="99.45436" calcext:value-type="float">
            <text:p>99.45436</text:p>
          </table:table-cell>
          <table:table-cell office:value-type="float" office:value="0.601491" calcext:value-type="float">
            <text:p>0.601491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59376" calcext:value-type="float">
            <text:p>11559376</text:p>
          </table:table-cell>
          <table:table-cell office:value-type="float" office:value="1667420" calcext:value-type="float">
            <text:p>1667420</text:p>
          </table:table-cell>
          <table:table-cell office:value-type="float" office:value="10988" calcext:value-type="float">
            <text:p>10988</text:p>
          </table:table-cell>
          <table:table-cell office:value-type="float" office:value="1585" calcext:value-type="float">
            <text:p>1585</text:p>
          </table:table-cell>
          <table:table-cell office:value-type="float" office:value="1.089819" calcext:value-type="float">
            <text:p>1.089819</text:p>
          </table:table-cell>
          <table:table-cell office:value-type="float" office:value="100.775113" calcext:value-type="float">
            <text:p>100.775113</text:p>
          </table:table-cell>
          <table:table-cell office:value-type="float" office:value="99.685294" calcext:value-type="float">
            <text:p>99.685294</text:p>
          </table:table-cell>
          <table:table-cell office:value-type="float" office:value="0.133815" calcext:value-type="float">
            <text:p>0.133815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648" calcext:value-type="float">
            <text:p>183648</text:p>
          </table:table-cell>
          <table:table-cell office:value-type="float" office:value="183400" calcext:value-type="float">
            <text:p>183400</text:p>
          </table:table-cell>
          <table:table-cell office:value-type="float" office:value="4533" calcext:value-type="float">
            <text:p>4533</text:p>
          </table:table-cell>
          <table:table-cell office:value-type="float" office:value="4527" calcext:value-type="float">
            <text:p>4527</text:p>
          </table:table-cell>
          <table:table-cell office:value-type="float" office:value="1.033417" calcext:value-type="float">
            <text:p>1.033417</text:p>
          </table:table-cell>
          <table:table-cell office:value-type="float" office:value="100.121046" calcext:value-type="float">
            <text:p>100.121046</text:p>
          </table:table-cell>
          <table:table-cell office:value-type="float" office:value="99.087629" calcext:value-type="float">
            <text:p>99.087629</text:p>
          </table:table-cell>
          <table:table-cell office:value-type="float" office:value="0.014807" calcext:value-type="float">
            <text:p>0.014807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8" calcext:value-type="float">
            <text:p>4128</text:p>
          </table:table-cell>
          <table:table-cell office:value-type="float" office:value="2064" calcext:value-type="float">
            <text:p>2064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1.030661" calcext:value-type="float">
            <text:p>1.030661</text:p>
          </table:table-cell>
          <table:table-cell office:value-type="float" office:value="99.925568" calcext:value-type="float">
            <text:p>99.925568</text:p>
          </table:table-cell>
          <table:table-cell office:value-type="float" office:value="98.894907" calcext:value-type="float">
            <text:p>98.894907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2370" calcext:value-type="float">
            <text:p>237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.062307" calcext:value-type="float">
            <text:p>1.062307</text:p>
          </table:table-cell>
          <table:table-cell office:value-type="float" office:value="99.764035" calcext:value-type="float">
            <text:p>99.764035</text:p>
          </table:table-cell>
          <table:table-cell office:value-type="float" office:value="98.701728" calcext:value-type="float">
            <text:p>98.70172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52" calcext:value-type="float">
            <text:p>59952</text:p>
          </table:table-cell>
          <table:table-cell office:value-type="float" office:value="56640" calcext:value-type="float">
            <text:p>56640</text:p>
          </table:table-cell>
          <table:table-cell office:value-type="float" office:value="1249" calcext:value-type="float">
            <text:p>1249</text:p>
          </table:table-cell>
          <table:table-cell office:value-type="float" office:value="1180" calcext:value-type="float">
            <text:p>1180</text:p>
          </table:table-cell>
          <table:table-cell office:value-type="float" office:value="3.535884" calcext:value-type="float">
            <text:p>3.535884</text:p>
          </table:table-cell>
          <table:table-cell office:value-type="float" office:value="109.02399" calcext:value-type="float">
            <text:p>109.02399</text:p>
          </table:table-cell>
          <table:table-cell office:value-type="float" office:value="105.488105" calcext:value-type="float">
            <text:p>105.488105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909312" calcext:value-type="float">
            <text:p>0.909312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7254592" calcext:value-type="float">
            <text:p>7254592</text:p>
          </table:table-cell>
          <table:table-cell office:value-type="float" office:value="11089" calcext:value-type="float">
            <text:p>11089</text:p>
          </table:table-cell>
          <table:table-cell office:value-type="float" office:value="6896" calcext:value-type="float">
            <text:p>6896</text:p>
          </table:table-cell>
          <table:table-cell office:value-type="float" office:value="1.012262" calcext:value-type="float">
            <text:p>1.012262</text:p>
          </table:table-cell>
          <table:table-cell office:value-type="float" office:value="100.499057" calcext:value-type="float">
            <text:p>100.499057</text:p>
          </table:table-cell>
          <table:table-cell office:value-type="float" office:value="99.486795" calcext:value-type="float">
            <text:p>99.486795</text:p>
          </table:table-cell>
          <table:table-cell office:value-type="float" office:value="0.583361" calcext:value-type="float">
            <text:p>0.583361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3524" calcext:value-type="float">
            <text:p>11663524</text:p>
          </table:table-cell>
          <table:table-cell office:value-type="float" office:value="1680044" calcext:value-type="float">
            <text:p>1680044</text:p>
          </table:table-cell>
          <table:table-cell office:value-type="float" office:value="11087" calcext:value-type="float">
            <text:p>11087</text:p>
          </table:table-cell>
          <table:table-cell office:value-type="float" office:value="1597" calcext:value-type="float">
            <text:p>1597</text:p>
          </table:table-cell>
          <table:table-cell office:value-type="float" office:value="1.106925" calcext:value-type="float">
            <text:p>1.106925</text:p>
          </table:table-cell>
          <table:table-cell office:value-type="float" office:value="100.534304" calcext:value-type="float">
            <text:p>100.534304</text:p>
          </table:table-cell>
          <table:table-cell office:value-type="float" office:value="99.427378" calcext:value-type="float">
            <text:p>99.427378</text:p>
          </table:table-cell>
          <table:table-cell office:value-type="float" office:value="0.135178" calcext:value-type="float">
            <text:p>0.13517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5056" calcext:value-type="float">
            <text:p>185056</text:p>
          </table:table-cell>
          <table:table-cell office:value-type="float" office:value="184656" calcext:value-type="float">
            <text:p>184656</text:p>
          </table:table-cell>
          <table:table-cell office:value-type="float" office:value="4575" calcext:value-type="float">
            <text:p>4575</text:p>
          </table:table-cell>
          <table:table-cell office:value-type="float" office:value="4565" calcext:value-type="float">
            <text:p>4565</text:p>
          </table:table-cell>
          <table:table-cell office:value-type="float" office:value="1.028495" calcext:value-type="float">
            <text:p>1.028495</text:p>
          </table:table-cell>
          <table:table-cell office:value-type="float" office:value="100.551085" calcext:value-type="float">
            <text:p>100.551085</text:p>
          </table:table-cell>
          <table:table-cell office:value-type="float" office:value="99.52259" calcext:value-type="float">
            <text:p>99.52259</text:p>
          </table:table-cell>
          <table:table-cell office:value-type="float" office:value="0.014843" calcext:value-type="float">
            <text:p>0.01484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04" calcext:value-type="float">
            <text:p>3704</text:p>
          </table:table-cell>
          <table:table-cell office:value-type="float" office:value="1096" calcext:value-type="float">
            <text:p>109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.025778" calcext:value-type="float">
            <text:p>1.025778</text:p>
          </table:table-cell>
          <table:table-cell office:value-type="float" office:value="100.403393" calcext:value-type="float">
            <text:p>100.403393</text:p>
          </table:table-cell>
          <table:table-cell office:value-type="float" office:value="99.377615" calcext:value-type="float">
            <text:p>99.377615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2040" calcext:value-type="float">
            <text:p>204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.046579" calcext:value-type="float">
            <text:p>1.046579</text:p>
          </table:table-cell>
          <table:table-cell office:value-type="float" office:value="100.371546" calcext:value-type="float">
            <text:p>100.371546</text:p>
          </table:table-cell>
          <table:table-cell office:value-type="float" office:value="99.324967" calcext:value-type="float">
            <text:p>99.32496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040" calcext:value-type="float">
            <text:p>59040</text:p>
          </table:table-cell>
          <table:table-cell office:value-type="float" office:value="54864" calcext:value-type="float">
            <text:p>54864</text:p>
          </table:table-cell>
          <table:table-cell office:value-type="float" office:value="1230" calcext:value-type="float">
            <text:p>1230</text:p>
          </table:table-cell>
          <table:table-cell office:value-type="float" office:value="1143" calcext:value-type="float">
            <text:p>1143</text:p>
          </table:table-cell>
          <table:table-cell office:value-type="float" office:value="3.043042" calcext:value-type="float">
            <text:p>3.043042</text:p>
          </table:table-cell>
          <table:table-cell office:value-type="float" office:value="109.026759" calcext:value-type="float">
            <text:p>109.026759</text:p>
          </table:table-cell>
          <table:table-cell office:value-type="float" office:value="105.983717" calcext:value-type="float">
            <text:p>105.983717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7613324" calcext:value-type="float">
            <text:p>7613324</text:p>
          </table:table-cell>
          <table:table-cell office:value-type="float" office:value="11187" calcext:value-type="float">
            <text:p>11187</text:p>
          </table:table-cell>
          <table:table-cell office:value-type="float" office:value="7237" calcext:value-type="float">
            <text:p>7237</text:p>
          </table:table-cell>
          <table:table-cell office:value-type="float" office:value="1.010442" calcext:value-type="float">
            <text:p>1.010442</text:p>
          </table:table-cell>
          <table:table-cell office:value-type="float" office:value="100.518338" calcext:value-type="float">
            <text:p>100.518338</text:p>
          </table:table-cell>
          <table:table-cell office:value-type="float" office:value="99.507896" calcext:value-type="float">
            <text:p>99.507896</text:p>
          </table:table-cell>
          <table:table-cell office:value-type="float" office:value="0.612078" calcext:value-type="float">
            <text:p>0.612078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7672" calcext:value-type="float">
            <text:p>11767672</text:p>
          </table:table-cell>
          <table:table-cell office:value-type="float" office:value="1776828" calcext:value-type="float">
            <text:p>1776828</text:p>
          </table:table-cell>
          <table:table-cell office:value-type="float" office:value="11186" calcext:value-type="float">
            <text:p>11186</text:p>
          </table:table-cell>
          <table:table-cell office:value-type="float" office:value="1689" calcext:value-type="float">
            <text:p>1689</text:p>
          </table:table-cell>
          <table:table-cell office:value-type="float" office:value="1.081945" calcext:value-type="float">
            <text:p>1.081945</text:p>
          </table:table-cell>
          <table:table-cell office:value-type="float" office:value="100.550715" calcext:value-type="float">
            <text:p>100.550715</text:p>
          </table:table-cell>
          <table:table-cell office:value-type="float" office:value="99.46877" calcext:value-type="float">
            <text:p>99.46877</text:p>
          </table:table-cell>
          <table:table-cell office:value-type="float" office:value="0.142905" calcext:value-type="float">
            <text:p>0.142905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848" calcext:value-type="float">
            <text:p>169848</text:p>
          </table:table-cell>
          <table:table-cell office:value-type="float" office:value="169568" calcext:value-type="float">
            <text:p>169568</text:p>
          </table:table-cell>
          <table:table-cell office:value-type="float" office:value="4187" calcext:value-type="float">
            <text:p>4187</text:p>
          </table:table-cell>
          <table:table-cell office:value-type="float" office:value="4180" calcext:value-type="float">
            <text:p>4180</text:p>
          </table:table-cell>
          <table:table-cell office:value-type="float" office:value="1.025345" calcext:value-type="float">
            <text:p>1.025345</text:p>
          </table:table-cell>
          <table:table-cell office:value-type="float" office:value="100.533867" calcext:value-type="float">
            <text:p>100.533867</text:p>
          </table:table-cell>
          <table:table-cell office:value-type="float" office:value="99.508522" calcext:value-type="float">
            <text:p>99.508522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2" calcext:value-type="float">
            <text:p>4552</text:p>
          </table:table-cell>
          <table:table-cell office:value-type="float" office:value="1392" calcext:value-type="float">
            <text:p>139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1.023878" calcext:value-type="float">
            <text:p>1.023878</text:p>
          </table:table-cell>
          <table:table-cell office:value-type="float" office:value="99.891389" calcext:value-type="float">
            <text:p>99.891389</text:p>
          </table:table-cell>
          <table:table-cell office:value-type="float" office:value="98.867511" calcext:value-type="float">
            <text:p>98.86751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70" calcext:value-type="float">
            <text:p>2670</text:p>
          </table:table-cell>
          <table:table-cell office:value-type="float" office:value="2490" calcext:value-type="float">
            <text:p>249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.059937" calcext:value-type="float">
            <text:p>1.059937</text:p>
          </table:table-cell>
          <table:table-cell office:value-type="float" office:value="96.947017" calcext:value-type="float">
            <text:p>96.947017</text:p>
          </table:table-cell>
          <table:table-cell office:value-type="float" office:value="95.887081" calcext:value-type="float">
            <text:p>95.88708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624" calcext:value-type="float">
            <text:p>60624</text:p>
          </table:table-cell>
          <table:table-cell office:value-type="float" office:value="55920" calcext:value-type="float">
            <text:p>55920</text:p>
          </table:table-cell>
          <table:table-cell office:value-type="float" office:value="1263" calcext:value-type="float">
            <text:p>1263</text:p>
          </table:table-cell>
          <table:table-cell office:value-type="float" office:value="1165" calcext:value-type="float">
            <text:p>1165</text:p>
          </table:table-cell>
          <table:table-cell office:value-type="float" office:value="2.576778" calcext:value-type="float">
            <text:p>2.576778</text:p>
          </table:table-cell>
          <table:table-cell office:value-type="float" office:value="109.022644" calcext:value-type="float">
            <text:p>109.022644</text:p>
          </table:table-cell>
          <table:table-cell office:value-type="float" office:value="106.445865" calcext:value-type="float">
            <text:p>106.445865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925696" calcext:value-type="float">
            <text:p>0.92569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11286" calcext:value-type="float">
            <text:p>11286</text:p>
          </table:table-cell>
          <table:table-cell office:value-type="float" office:value="7821" calcext:value-type="float">
            <text:p>7821</text:p>
          </table:table-cell>
          <table:table-cell office:value-type="float" office:value="1.011242" calcext:value-type="float">
            <text:p>1.011242</text:p>
          </table:table-cell>
          <table:table-cell office:value-type="float" office:value="100.570273" calcext:value-type="float">
            <text:p>100.570273</text:p>
          </table:table-cell>
          <table:table-cell office:value-type="float" office:value="99.559031" calcext:value-type="float">
            <text:p>99.559031</text:p>
          </table:table-cell>
          <table:table-cell office:value-type="float" office:value="0.661131" calcext:value-type="float">
            <text:p>0.661131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1820" calcext:value-type="float">
            <text:p>11871820</text:p>
          </table:table-cell>
          <table:table-cell office:value-type="float" office:value="1569584" calcext:value-type="float">
            <text:p>1569584</text:p>
          </table:table-cell>
          <table:table-cell office:value-type="float" office:value="11285" calcext:value-type="float">
            <text:p>11285</text:p>
          </table:table-cell>
          <table:table-cell office:value-type="float" office:value="1492" calcext:value-type="float">
            <text:p>1492</text:p>
          </table:table-cell>
          <table:table-cell office:value-type="float" office:value="1.091763" calcext:value-type="float">
            <text:p>1.091763</text:p>
          </table:table-cell>
          <table:table-cell office:value-type="float" office:value="100.805999" calcext:value-type="float">
            <text:p>100.805999</text:p>
          </table:table-cell>
          <table:table-cell office:value-type="float" office:value="99.714236" calcext:value-type="float">
            <text:p>99.714236</text:p>
          </table:table-cell>
          <table:table-cell office:value-type="float" office:value="0.125927" calcext:value-type="float">
            <text:p>0.125927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4024" calcext:value-type="float">
            <text:p>154024</text:p>
          </table:table-cell>
          <table:table-cell office:value-type="float" office:value="153224" calcext:value-type="float">
            <text:p>153224</text:p>
          </table:table-cell>
          <table:table-cell office:value-type="float" office:value="3802" calcext:value-type="float">
            <text:p>3802</text:p>
          </table:table-cell>
          <table:table-cell office:value-type="float" office:value="3782" calcext:value-type="float">
            <text:p>3782</text:p>
          </table:table-cell>
          <table:table-cell office:value-type="float" office:value="1.044321" calcext:value-type="float">
            <text:p>1.044321</text:p>
          </table:table-cell>
          <table:table-cell office:value-type="float" office:value="100.620229" calcext:value-type="float">
            <text:p>100.620229</text:p>
          </table:table-cell>
          <table:table-cell office:value-type="float" office:value="99.575908" calcext:value-type="float">
            <text:p>99.575908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6" calcext:value-type="float">
            <text:p>4416</text:p>
          </table:table-cell>
          <table:table-cell office:value-type="float" office:value="1872" calcext:value-type="float">
            <text:p>1872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.028714" calcext:value-type="float">
            <text:p>1.028714</text:p>
          </table:table-cell>
          <table:table-cell office:value-type="float" office:value="107.84769" calcext:value-type="float">
            <text:p>107.84769</text:p>
          </table:table-cell>
          <table:table-cell office:value-type="float" office:value="106.818976" calcext:value-type="float">
            <text:p>106.81897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2178" calcext:value-type="float">
            <text:p>21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.056603" calcext:value-type="float">
            <text:p>1.056603</text:p>
          </table:table-cell>
          <table:table-cell office:value-type="float" office:value="100.064178" calcext:value-type="float">
            <text:p>100.064178</text:p>
          </table:table-cell>
          <table:table-cell office:value-type="float" office:value="99.007575" calcext:value-type="float">
            <text:p>99.00757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984" calcext:value-type="float">
            <text:p>57984</text:p>
          </table:table-cell>
          <table:table-cell office:value-type="float" office:value="56304" calcext:value-type="float">
            <text:p>56304</text:p>
          </table:table-cell>
          <table:table-cell office:value-type="float" office:value="1208" calcext:value-type="float">
            <text:p>1208</text:p>
          </table:table-cell>
          <table:table-cell office:value-type="float" office:value="1173" calcext:value-type="float">
            <text:p>1173</text:p>
          </table:table-cell>
          <table:table-cell office:value-type="float" office:value="3.082135" calcext:value-type="float">
            <text:p>3.082135</text:p>
          </table:table-cell>
          <table:table-cell office:value-type="float" office:value="109.028244" calcext:value-type="float">
            <text:p>109.028244</text:p>
          </table:table-cell>
          <table:table-cell office:value-type="float" office:value="105.946109" calcext:value-type="float">
            <text:p>105.946109</text:p>
          </table:table-cell>
          <table:table-cell office:value-type="float" office:value="0.004252" calcext:value-type="float">
            <text:p>0.004252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7755344" calcext:value-type="float">
            <text:p>7755344</text:p>
          </table:table-cell>
          <table:table-cell office:value-type="float" office:value="11386" calcext:value-type="float">
            <text:p>11386</text:p>
          </table:table-cell>
          <table:table-cell office:value-type="float" office:value="7372" calcext:value-type="float">
            <text:p>7372</text:p>
          </table:table-cell>
          <table:table-cell office:value-type="float" office:value="1.013502" calcext:value-type="float">
            <text:p>1.013502</text:p>
          </table:table-cell>
          <table:table-cell office:value-type="float" office:value="100.520184" calcext:value-type="float">
            <text:p>100.520184</text:p>
          </table:table-cell>
          <table:table-cell office:value-type="float" office:value="99.506682" calcext:value-type="float">
            <text:p>99.506682</text:p>
          </table:table-cell>
          <table:table-cell office:value-type="float" office:value="0.623503" calcext:value-type="float">
            <text:p>0.623503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5968" calcext:value-type="float">
            <text:p>11975968</text:p>
          </table:table-cell>
          <table:table-cell office:value-type="float" office:value="1412836" calcext:value-type="float">
            <text:p>1412836</text:p>
          </table:table-cell>
          <table:table-cell office:value-type="float" office:value="11384" calcext:value-type="float">
            <text:p>11384</text:p>
          </table:table-cell>
          <table:table-cell office:value-type="float" office:value="1343" calcext:value-type="float">
            <text:p>1343</text:p>
          </table:table-cell>
          <table:table-cell office:value-type="float" office:value="1.114656" calcext:value-type="float">
            <text:p>1.114656</text:p>
          </table:table-cell>
          <table:table-cell office:value-type="float" office:value="100.661837" calcext:value-type="float">
            <text:p>100.661837</text:p>
          </table:table-cell>
          <table:table-cell office:value-type="float" office:value="99.547181" calcext:value-type="float">
            <text:p>99.547181</text:p>
          </table:table-cell>
          <table:table-cell office:value-type="float" office:value="0.113541" calcext:value-type="float">
            <text:p>0.113541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9800" calcext:value-type="float">
            <text:p>179800</text:p>
          </table:table-cell>
          <table:table-cell office:value-type="float" office:value="179080" calcext:value-type="float">
            <text:p>179080</text:p>
          </table:table-cell>
          <table:table-cell office:value-type="float" office:value="4447" calcext:value-type="float">
            <text:p>4447</text:p>
          </table:table-cell>
          <table:table-cell office:value-type="float" office:value="4429" calcext:value-type="float">
            <text:p>4429</text:p>
          </table:table-cell>
          <table:table-cell office:value-type="float" office:value="1.035459" calcext:value-type="float">
            <text:p>1.035459</text:p>
          </table:table-cell>
          <table:table-cell office:value-type="float" office:value="100.887565" calcext:value-type="float">
            <text:p>100.887565</text:p>
          </table:table-cell>
          <table:table-cell office:value-type="float" office:value="99.852106" calcext:value-type="float">
            <text:p>99.852106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1528" calcext:value-type="float">
            <text:p>152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.033972" calcext:value-type="float">
            <text:p>1.033972</text:p>
          </table:table-cell>
          <table:table-cell office:value-type="float" office:value="101.02707" calcext:value-type="float">
            <text:p>101.02707</text:p>
          </table:table-cell>
          <table:table-cell office:value-type="float" office:value="99.993098" calcext:value-type="float">
            <text:p>99.99309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48" calcext:value-type="float">
            <text:p>2448</text:p>
          </table:table-cell>
          <table:table-cell office:value-type="float" office:value="2298" calcext:value-type="float">
            <text:p>229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.076259" calcext:value-type="float">
            <text:p>1.076259</text:p>
          </table:table-cell>
          <table:table-cell office:value-type="float" office:value="101.025664" calcext:value-type="float">
            <text:p>101.025664</text:p>
          </table:table-cell>
          <table:table-cell office:value-type="float" office:value="99.949405" calcext:value-type="float">
            <text:p>99.9494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504" calcext:value-type="float">
            <text:p>57504</text:p>
          </table:table-cell>
          <table:table-cell office:value-type="float" office:value="54816" calcext:value-type="float">
            <text:p>54816</text:p>
          </table:table-cell>
          <table:table-cell office:value-type="float" office:value="1198" calcext:value-type="float">
            <text:p>1198</text:p>
          </table:table-cell>
          <table:table-cell office:value-type="float" office:value="1142" calcext:value-type="float">
            <text:p>1142</text:p>
          </table:table-cell>
          <table:table-cell office:value-type="float" office:value="3.851899" calcext:value-type="float">
            <text:p>3.851899</text:p>
          </table:table-cell>
          <table:table-cell office:value-type="float" office:value="109.026739" calcext:value-type="float">
            <text:p>109.026739</text:p>
          </table:table-cell>
          <table:table-cell office:value-type="float" office:value="105.17484" calcext:value-type="float">
            <text:p>105.17484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94208" calcext:value-type="float">
            <text:p>0.94208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7972056" calcext:value-type="float">
            <text:p>7972056</text:p>
          </table:table-cell>
          <table:table-cell office:value-type="float" office:value="11484" calcext:value-type="float">
            <text:p>11484</text:p>
          </table:table-cell>
          <table:table-cell office:value-type="float" office:value="7578" calcext:value-type="float">
            <text:p>7578</text:p>
          </table:table-cell>
          <table:table-cell office:value-type="float" office:value="1.010273" calcext:value-type="float">
            <text:p>1.010273</text:p>
          </table:table-cell>
          <table:table-cell office:value-type="float" office:value="100.488593" calcext:value-type="float">
            <text:p>100.488593</text:p>
          </table:table-cell>
          <table:table-cell office:value-type="float" office:value="99.47832" calcext:value-type="float">
            <text:p>99.47832</text:p>
          </table:table-cell>
          <table:table-cell office:value-type="float" office:value="0.641109" calcext:value-type="float">
            <text:p>0.641109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0116" calcext:value-type="float">
            <text:p>12080116</text:p>
          </table:table-cell>
          <table:table-cell office:value-type="float" office:value="1512776" calcext:value-type="float">
            <text:p>1512776</text:p>
          </table:table-cell>
          <table:table-cell office:value-type="float" office:value="11483" calcext:value-type="float">
            <text:p>11483</text:p>
          </table:table-cell>
          <table:table-cell office:value-type="float" office:value="1438" calcext:value-type="float">
            <text:p>1438</text:p>
          </table:table-cell>
          <table:table-cell office:value-type="float" office:value="3.100905" calcext:value-type="float">
            <text:p>3.100905</text:p>
          </table:table-cell>
          <table:table-cell office:value-type="float" office:value="100.556889" calcext:value-type="float">
            <text:p>100.556889</text:p>
          </table:table-cell>
          <table:table-cell office:value-type="float" office:value="97.455984" calcext:value-type="float">
            <text:p>97.455984</text:p>
          </table:table-cell>
          <table:table-cell office:value-type="float" office:value="0.124181" calcext:value-type="float">
            <text:p>0.124181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1688" calcext:value-type="float">
            <text:p>171688</text:p>
          </table:table-cell>
          <table:table-cell office:value-type="float" office:value="171440" calcext:value-type="float">
            <text:p>171440</text:p>
          </table:table-cell>
          <table:table-cell office:value-type="float" office:value="4241" calcext:value-type="float">
            <text:p>4241</text:p>
          </table:table-cell>
          <table:table-cell office:value-type="float" office:value="4235" calcext:value-type="float">
            <text:p>4235</text:p>
          </table:table-cell>
          <table:table-cell office:value-type="float" office:value="1.034533" calcext:value-type="float">
            <text:p>1.034533</text:p>
          </table:table-cell>
          <table:table-cell office:value-type="float" office:value="100.118552" calcext:value-type="float">
            <text:p>100.118552</text:p>
          </table:table-cell>
          <table:table-cell office:value-type="float" office:value="99.08402" calcext:value-type="float">
            <text:p>99.08402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0" calcext:value-type="float">
            <text:p>3960</text:p>
          </table:table-cell>
          <table:table-cell office:value-type="float" office:value="1384" calcext:value-type="float">
            <text:p>1384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.018244" calcext:value-type="float">
            <text:p>1.018244</text:p>
          </table:table-cell>
          <table:table-cell office:value-type="float" office:value="100.558415" calcext:value-type="float">
            <text:p>100.558415</text:p>
          </table:table-cell>
          <table:table-cell office:value-type="float" office:value="99.540171" calcext:value-type="float">
            <text:p>99.54017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18" calcext:value-type="float">
            <text:p>2418</text:p>
          </table:table-cell>
          <table:table-cell office:value-type="float" office:value="2298" calcext:value-type="float">
            <text:p>229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.047666" calcext:value-type="float">
            <text:p>3.047666</text:p>
          </table:table-cell>
          <table:table-cell office:value-type="float" office:value="100.501123" calcext:value-type="float">
            <text:p>100.501123</text:p>
          </table:table-cell>
          <table:table-cell office:value-type="float" office:value="97.453456" calcext:value-type="float">
            <text:p>97.45345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3952" calcext:value-type="float">
            <text:p>53952</text:p>
          </table:table-cell>
          <table:table-cell office:value-type="float" office:value="50064" calcext:value-type="float">
            <text:p>50064</text:p>
          </table:table-cell>
          <table:table-cell office:value-type="float" office:value="1124" calcext:value-type="float">
            <text:p>1124</text:p>
          </table:table-cell>
          <table:table-cell office:value-type="float" office:value="1043" calcext:value-type="float">
            <text:p>1043</text:p>
          </table:table-cell>
          <table:table-cell office:value-type="float" office:value="5.713272" calcext:value-type="float">
            <text:p>5.713272</text:p>
          </table:table-cell>
          <table:table-cell office:value-type="float" office:value="109.024427" calcext:value-type="float">
            <text:p>109.024427</text:p>
          </table:table-cell>
          <table:table-cell office:value-type="float" office:value="103.311155" calcext:value-type="float">
            <text:p>103.311155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7958380" calcext:value-type="float">
            <text:p>7958380</text:p>
          </table:table-cell>
          <table:table-cell office:value-type="float" office:value="11583" calcext:value-type="float">
            <text:p>11583</text:p>
          </table:table-cell>
          <table:table-cell office:value-type="float" office:value="7565" calcext:value-type="float">
            <text:p>7565</text:p>
          </table:table-cell>
          <table:table-cell office:value-type="float" office:value="1.011302" calcext:value-type="float">
            <text:p>1.011302</text:p>
          </table:table-cell>
          <table:table-cell office:value-type="float" office:value="100.479798" calcext:value-type="float">
            <text:p>100.479798</text:p>
          </table:table-cell>
          <table:table-cell office:value-type="float" office:value="99.468496" calcext:value-type="float">
            <text:p>99.468496</text:p>
          </table:table-cell>
          <table:table-cell office:value-type="float" office:value="0.640072" calcext:value-type="float">
            <text:p>0.640072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4264" calcext:value-type="float">
            <text:p>12184264</text:p>
          </table:table-cell>
          <table:table-cell office:value-type="float" office:value="1439136" calcext:value-type="float">
            <text:p>1439136</text:p>
          </table:table-cell>
          <table:table-cell office:value-type="float" office:value="11582" calcext:value-type="float">
            <text:p>11582</text:p>
          </table:table-cell>
          <table:table-cell office:value-type="float" office:value="1368" calcext:value-type="float">
            <text:p>1368</text:p>
          </table:table-cell>
          <table:table-cell office:value-type="float" office:value="1.090938" calcext:value-type="float">
            <text:p>1.090938</text:p>
          </table:table-cell>
          <table:table-cell office:value-type="float" office:value="100.497763" calcext:value-type="float">
            <text:p>100.497763</text:p>
          </table:table-cell>
          <table:table-cell office:value-type="float" office:value="99.406825" calcext:value-type="float">
            <text:p>99.406825</text:p>
          </table:table-cell>
          <table:table-cell office:value-type="float" office:value="0.115818" calcext:value-type="float">
            <text:p>0.115818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2880" calcext:value-type="float">
            <text:p>172880</text:p>
          </table:table-cell>
          <table:table-cell office:value-type="float" office:value="4274" calcext:value-type="float">
            <text:p>4274</text:p>
          </table:table-cell>
          <table:table-cell office:value-type="float" office:value="4271" calcext:value-type="float">
            <text:p>4271</text:p>
          </table:table-cell>
          <table:table-cell office:value-type="float" office:value="1.035312" calcext:value-type="float">
            <text:p>1.035312</text:p>
          </table:table-cell>
          <table:table-cell office:value-type="float" office:value="100.575992" calcext:value-type="float">
            <text:p>100.575992</text:p>
          </table:table-cell>
          <table:table-cell office:value-type="float" office:value="99.54068" calcext:value-type="float">
            <text:p>99.54068</text:p>
          </table:table-cell>
          <table:table-cell office:value-type="float" office:value="0.013894" calcext:value-type="float">
            <text:p>0.013894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1632" calcext:value-type="float">
            <text:p>163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.025947" calcext:value-type="float">
            <text:p>1.025947</text:p>
          </table:table-cell>
          <table:table-cell office:value-type="float" office:value="101.005727" calcext:value-type="float">
            <text:p>101.005727</text:p>
          </table:table-cell>
          <table:table-cell office:value-type="float" office:value="99.97978" calcext:value-type="float">
            <text:p>99.9797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2178" calcext:value-type="float">
            <text:p>21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.054716" calcext:value-type="float">
            <text:p>1.054716</text:p>
          </table:table-cell>
          <table:table-cell office:value-type="float" office:value="100.557315" calcext:value-type="float">
            <text:p>100.557315</text:p>
          </table:table-cell>
          <table:table-cell office:value-type="float" office:value="99.502599" calcext:value-type="float">
            <text:p>99.50259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022" calcext:value-type="float">
            <text:p>59022</text:p>
          </table:table-cell>
          <table:table-cell office:value-type="float" office:value="56622" calcext:value-type="float">
            <text:p>56622</text:p>
          </table:table-cell>
          <table:table-cell office:value-type="float" office:value="1230" calcext:value-type="float">
            <text:p>1230</text:p>
          </table:table-cell>
          <table:table-cell office:value-type="float" office:value="1180" calcext:value-type="float">
            <text:p>1180</text:p>
          </table:table-cell>
          <table:table-cell office:value-type="float" office:value="2.510824" calcext:value-type="float">
            <text:p>2.510824</text:p>
          </table:table-cell>
          <table:table-cell office:value-type="float" office:value="109.023614" calcext:value-type="float">
            <text:p>109.023614</text:p>
          </table:table-cell>
          <table:table-cell office:value-type="float" office:value="106.51279" calcext:value-type="float">
            <text:p>106.51279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958464" calcext:value-type="float">
            <text:p>0.95846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7730096" calcext:value-type="float">
            <text:p>7730096</text:p>
          </table:table-cell>
          <table:table-cell office:value-type="float" office:value="11683" calcext:value-type="float">
            <text:p>11683</text:p>
          </table:table-cell>
          <table:table-cell office:value-type="float" office:value="7348" calcext:value-type="float">
            <text:p>7348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29451" calcext:value-type="float">
            <text:p>100.529451</text:p>
          </table:table-cell>
          <table:table-cell office:value-type="float" office:value="99.51617" calcext:value-type="float">
            <text:p>99.51617</text:p>
          </table:table-cell>
          <table:table-cell office:value-type="float" office:value="0.621414" calcext:value-type="float">
            <text:p>0.621414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88412" calcext:value-type="float">
            <text:p>12288412</text:p>
          </table:table-cell>
          <table:table-cell office:value-type="float" office:value="1648484" calcext:value-type="float">
            <text:p>1648484</text:p>
          </table:table-cell>
          <table:table-cell office:value-type="float" office:value="11681" calcext:value-type="float">
            <text:p>11681</text:p>
          </table:table-cell>
          <table:table-cell office:value-type="float" office:value="1567" calcext:value-type="float">
            <text:p>1567</text:p>
          </table:table-cell>
          <table:table-cell office:value-type="float" office:value="1.091411" calcext:value-type="float">
            <text:p>1.091411</text:p>
          </table:table-cell>
          <table:table-cell office:value-type="float" office:value="100.622822" calcext:value-type="float">
            <text:p>100.622822</text:p>
          </table:table-cell>
          <table:table-cell office:value-type="float" office:value="99.531411" calcext:value-type="float">
            <text:p>99.531411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136" calcext:value-type="float">
            <text:p>173136</text:p>
          </table:table-cell>
          <table:table-cell office:value-type="float" office:value="171808" calcext:value-type="float">
            <text:p>171808</text:p>
          </table:table-cell>
          <table:table-cell office:value-type="float" office:value="4277" calcext:value-type="float">
            <text:p>4277</text:p>
          </table:table-cell>
          <table:table-cell office:value-type="float" office:value="4244" calcext:value-type="float">
            <text:p>4244</text:p>
          </table:table-cell>
          <table:table-cell office:value-type="float" office:value="1.039669" calcext:value-type="float">
            <text:p>1.039669</text:p>
          </table:table-cell>
          <table:table-cell office:value-type="float" office:value="100.659377" calcext:value-type="float">
            <text:p>100.659377</text:p>
          </table:table-cell>
          <table:table-cell office:value-type="float" office:value="99.619707" calcext:value-type="float">
            <text:p>99.619707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80" calcext:value-type="float">
            <text:p>5080</text:p>
          </table:table-cell>
          <table:table-cell office:value-type="float" office:value="1688" calcext:value-type="float">
            <text:p>1688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.038083" calcext:value-type="float">
            <text:p>1.038083</text:p>
          </table:table-cell>
          <table:table-cell office:value-type="float" office:value="97.558254" calcext:value-type="float">
            <text:p>97.558254</text:p>
          </table:table-cell>
          <table:table-cell office:value-type="float" office:value="96.520171" calcext:value-type="float">
            <text:p>96.52017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0" calcext:value-type="float">
            <text:p>2550</text:p>
          </table:table-cell>
          <table:table-cell office:value-type="float" office:value="2310" calcext:value-type="float">
            <text:p>231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.057513" calcext:value-type="float">
            <text:p>1.057513</text:p>
          </table:table-cell>
          <table:table-cell office:value-type="float" office:value="99.559846" calcext:value-type="float">
            <text:p>99.559846</text:p>
          </table:table-cell>
          <table:table-cell office:value-type="float" office:value="98.502332" calcext:value-type="float">
            <text:p>98.50233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128" calcext:value-type="float">
            <text:p>58128</text:p>
          </table:table-cell>
          <table:table-cell office:value-type="float" office:value="53568" calcext:value-type="float">
            <text:p>53568</text:p>
          </table:table-cell>
          <table:table-cell office:value-type="float" office:value="1211" calcext:value-type="float">
            <text:p>1211</text:p>
          </table:table-cell>
          <table:table-cell office:value-type="float" office:value="1116" calcext:value-type="float">
            <text:p>1116</text:p>
          </table:table-cell>
          <table:table-cell office:value-type="float" office:value="2.617014" calcext:value-type="float">
            <text:p>2.617014</text:p>
          </table:table-cell>
          <table:table-cell office:value-type="float" office:value="109.025902" calcext:value-type="float">
            <text:p>109.025902</text:p>
          </table:table-cell>
          <table:table-cell office:value-type="float" office:value="106.408888" calcext:value-type="float">
            <text:p>106.408888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7640676" calcext:value-type="float">
            <text:p>7640676</text:p>
          </table:table-cell>
          <table:table-cell office:value-type="float" office:value="11782" calcext:value-type="float">
            <text:p>11782</text:p>
          </table:table-cell>
          <table:table-cell office:value-type="float" office:value="7263" calcext:value-type="float">
            <text:p>7263</text:p>
          </table:table-cell>
          <table:table-cell office:value-type="float" office:value="1.008241" calcext:value-type="float">
            <text:p>1.008241</text:p>
          </table:table-cell>
          <table:table-cell office:value-type="float" office:value="100.525317" calcext:value-type="float">
            <text:p>100.525317</text:p>
          </table:table-cell>
          <table:table-cell office:value-type="float" office:value="99.517076" calcext:value-type="float">
            <text:p>99.517076</text:p>
          </table:table-cell>
          <table:table-cell office:value-type="float" office:value="0.61422" calcext:value-type="float">
            <text:p>0.61422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2560" calcext:value-type="float">
            <text:p>12392560</text:p>
          </table:table-cell>
          <table:table-cell office:value-type="float" office:value="1545388" calcext:value-type="float">
            <text:p>1545388</text:p>
          </table:table-cell>
          <table:table-cell office:value-type="float" office:value="11780" calcext:value-type="float">
            <text:p>11780</text:p>
          </table:table-cell>
          <table:table-cell office:value-type="float" office:value="1469" calcext:value-type="float">
            <text:p>1469</text:p>
          </table:table-cell>
          <table:table-cell office:value-type="float" office:value="1.068019" calcext:value-type="float">
            <text:p>1.068019</text:p>
          </table:table-cell>
          <table:table-cell office:value-type="float" office:value="100.829953" calcext:value-type="float">
            <text:p>100.829953</text:p>
          </table:table-cell>
          <table:table-cell office:value-type="float" office:value="99.761934" calcext:value-type="float">
            <text:p>99.761934</text:p>
          </table:table-cell>
          <table:table-cell office:value-type="float" office:value="0.123926" calcext:value-type="float">
            <text:p>0.123926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800" calcext:value-type="float">
            <text:p>181800</text:p>
          </table:table-cell>
          <table:table-cell office:value-type="float" office:value="181320" calcext:value-type="float">
            <text:p>181320</text:p>
          </table:table-cell>
          <table:table-cell office:value-type="float" office:value="4492" calcext:value-type="float">
            <text:p>4492</text:p>
          </table:table-cell>
          <table:table-cell office:value-type="float" office:value="4480" calcext:value-type="float">
            <text:p>4480</text:p>
          </table:table-cell>
          <table:table-cell office:value-type="float" office:value="1.025719" calcext:value-type="float">
            <text:p>1.025719</text:p>
          </table:table-cell>
          <table:table-cell office:value-type="float" office:value="100.583764" calcext:value-type="float">
            <text:p>100.583764</text:p>
          </table:table-cell>
          <table:table-cell office:value-type="float" office:value="99.558046" calcext:value-type="float">
            <text:p>99.558046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24" calcext:value-type="float">
            <text:p>4024</text:p>
          </table:table-cell>
          <table:table-cell office:value-type="float" office:value="1440" calcext:value-type="float">
            <text:p>1440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.016433" calcext:value-type="float">
            <text:p>1.016433</text:p>
          </table:table-cell>
          <table:table-cell office:value-type="float" office:value="100.834304" calcext:value-type="float">
            <text:p>100.834304</text:p>
          </table:table-cell>
          <table:table-cell office:value-type="float" office:value="99.817871" calcext:value-type="float">
            <text:p>99.81787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298" calcext:value-type="float">
            <text:p>229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100.565742" calcext:value-type="float">
            <text:p>100.565742</text:p>
          </table:table-cell>
          <table:table-cell office:value-type="float" office:value="99.528001" calcext:value-type="float">
            <text:p>99.52800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446" calcext:value-type="float">
            <text:p>58446</text:p>
          </table:table-cell>
          <table:table-cell office:value-type="float" office:value="51966" calcext:value-type="float">
            <text:p>51966</text:p>
          </table:table-cell>
          <table:table-cell office:value-type="float" office:value="1218" calcext:value-type="float">
            <text:p>1218</text:p>
          </table:table-cell>
          <table:table-cell office:value-type="float" office:value="1083" calcext:value-type="float">
            <text:p>1083</text:p>
          </table:table-cell>
          <table:table-cell office:value-type="float" office:value="3.046067" calcext:value-type="float">
            <text:p>3.046067</text:p>
          </table:table-cell>
          <table:table-cell office:value-type="float" office:value="109.024816" calcext:value-type="float">
            <text:p>109.024816</text:p>
          </table:table-cell>
          <table:table-cell office:value-type="float" office:value="105.978749" calcext:value-type="float">
            <text:p>105.978749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974848" calcext:value-type="float">
            <text:p>0.97484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7914196" calcext:value-type="float">
            <text:p>7914196</text:p>
          </table:table-cell>
          <table:table-cell office:value-type="float" office:value="11881" calcext:value-type="float">
            <text:p>11881</text:p>
          </table:table-cell>
          <table:table-cell office:value-type="float" office:value="7523" calcext:value-type="float">
            <text:p>7523</text:p>
          </table:table-cell>
          <table:table-cell office:value-type="float" office:value="1.019551" calcext:value-type="float">
            <text:p>1.019551</text:p>
          </table:table-cell>
          <table:table-cell office:value-type="float" office:value="100.83816" calcext:value-type="float">
            <text:p>100.83816</text:p>
          </table:table-cell>
          <table:table-cell office:value-type="float" office:value="99.818608" calcext:value-type="float">
            <text:p>99.818608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6708" calcext:value-type="float">
            <text:p>12496708</text:p>
          </table:table-cell>
          <table:table-cell office:value-type="float" office:value="1503308" calcext:value-type="float">
            <text:p>1503308</text:p>
          </table:table-cell>
          <table:table-cell office:value-type="float" office:value="11879" calcext:value-type="float">
            <text:p>11879</text:p>
          </table:table-cell>
          <table:table-cell office:value-type="float" office:value="1429" calcext:value-type="float">
            <text:p>1429</text:p>
          </table:table-cell>
          <table:table-cell office:value-type="float" office:value="1.318704" calcext:value-type="float">
            <text:p>1.318704</text:p>
          </table:table-cell>
          <table:table-cell office:value-type="float" office:value="100.242995" calcext:value-type="float">
            <text:p>100.242995</text:p>
          </table:table-cell>
          <table:table-cell office:value-type="float" office:value="98.924291" calcext:value-type="float">
            <text:p>98.924291</text:p>
          </table:table-cell>
          <table:table-cell office:value-type="float" office:value="0.121572" calcext:value-type="float">
            <text:p>0.12157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048" calcext:value-type="float">
            <text:p>177048</text:p>
          </table:table-cell>
          <table:table-cell office:value-type="float" office:value="176928" calcext:value-type="float">
            <text:p>176928</text:p>
          </table:table-cell>
          <table:table-cell office:value-type="float" office:value="4370" calcext:value-type="float">
            <text:p>4370</text:p>
          </table:table-cell>
          <table:table-cell office:value-type="float" office:value="4367" calcext:value-type="float">
            <text:p>4367</text:p>
          </table:table-cell>
          <table:table-cell office:value-type="float" office:value="1.267886" calcext:value-type="float">
            <text:p>1.267886</text:p>
          </table:table-cell>
          <table:table-cell office:value-type="float" office:value="100.56467" calcext:value-type="float">
            <text:p>100.56467</text:p>
          </table:table-cell>
          <table:table-cell office:value-type="float" office:value="99.296784" calcext:value-type="float">
            <text:p>99.296784</text:p>
          </table:table-cell>
          <table:table-cell office:value-type="float" office:value="0.014254" calcext:value-type="float">
            <text:p>0.01425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1184" calcext:value-type="float">
            <text:p>1184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100.839786" calcext:value-type="float">
            <text:p>100.839786</text:p>
          </table:table-cell>
          <table:table-cell office:value-type="float" office:value="99.582146" calcext:value-type="float">
            <text:p>99.58214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68" calcext:value-type="float">
            <text:p>2568</text:p>
          </table:table-cell>
          <table:table-cell office:value-type="float" office:value="2478" calcext:value-type="float">
            <text:p>247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.28589" calcext:value-type="float">
            <text:p>1.28589</text:p>
          </table:table-cell>
          <table:table-cell office:value-type="float" office:value="100.497572" calcext:value-type="float">
            <text:p>100.497572</text:p>
          </table:table-cell>
          <table:table-cell office:value-type="float" office:value="99.211682" calcext:value-type="float">
            <text:p>99.21168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088" calcext:value-type="float">
            <text:p>59088</text:p>
          </table:table-cell>
          <table:table-cell office:value-type="float" office:value="56112" calcext:value-type="float">
            <text:p>56112</text:p>
          </table:table-cell>
          <table:table-cell office:value-type="float" office:value="1231" calcext:value-type="float">
            <text:p>1231</text:p>
          </table:table-cell>
          <table:table-cell office:value-type="float" office:value="1169" calcext:value-type="float">
            <text:p>1169</text:p>
          </table:table-cell>
          <table:table-cell office:value-type="float" office:value="3.964387" calcext:value-type="float">
            <text:p>3.964387</text:p>
          </table:table-cell>
          <table:table-cell office:value-type="float" office:value="109.023712" calcext:value-type="float">
            <text:p>109.023712</text:p>
          </table:table-cell>
          <table:table-cell office:value-type="float" office:value="105.059325" calcext:value-type="float">
            <text:p>105.059325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7649092" calcext:value-type="float">
            <text:p>7649092</text:p>
          </table:table-cell>
          <table:table-cell office:value-type="float" office:value="11979" calcext:value-type="float">
            <text:p>11979</text:p>
          </table:table-cell>
          <table:table-cell office:value-type="float" office:value="7271" calcext:value-type="float">
            <text:p>7271</text:p>
          </table:table-cell>
          <table:table-cell office:value-type="float" office:value="1.020504" calcext:value-type="float">
            <text:p>1.020504</text:p>
          </table:table-cell>
          <table:table-cell office:value-type="float" office:value="100.51027" calcext:value-type="float">
            <text:p>100.51027</text:p>
          </table:table-cell>
          <table:table-cell office:value-type="float" office:value="99.489766" calcext:value-type="float">
            <text:p>99.489766</text:p>
          </table:table-cell>
          <table:table-cell office:value-type="float" office:value="0.615066" calcext:value-type="float">
            <text:p>0.615066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0856" calcext:value-type="float">
            <text:p>12600856</text:p>
          </table:table-cell>
          <table:table-cell office:value-type="float" office:value="1516984" calcext:value-type="float">
            <text:p>1516984</text:p>
          </table:table-cell>
          <table:table-cell office:value-type="float" office:value="11978" calcext:value-type="float">
            <text:p>11978</text:p>
          </table:table-cell>
          <table:table-cell office:value-type="float" office:value="1442" calcext:value-type="float">
            <text:p>1442</text:p>
          </table:table-cell>
          <table:table-cell office:value-type="float" office:value="1.105554" calcext:value-type="float">
            <text:p>1.105554</text:p>
          </table:table-cell>
          <table:table-cell office:value-type="float" office:value="100.74358" calcext:value-type="float">
            <text:p>100.74358</text:p>
          </table:table-cell>
          <table:table-cell office:value-type="float" office:value="99.638026" calcext:value-type="float">
            <text:p>99.63802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008" calcext:value-type="float">
            <text:p>182008</text:p>
          </table:table-cell>
          <table:table-cell office:value-type="float" office:value="181208" calcext:value-type="float">
            <text:p>181208</text:p>
          </table:table-cell>
          <table:table-cell office:value-type="float" office:value="4494" calcext:value-type="float">
            <text:p>4494</text:p>
          </table:table-cell>
          <table:table-cell office:value-type="float" office:value="4474" calcext:value-type="float">
            <text:p>4474</text:p>
          </table:table-cell>
          <table:table-cell office:value-type="float" office:value="1.031697" calcext:value-type="float">
            <text:p>1.031697</text:p>
          </table:table-cell>
          <table:table-cell office:value-type="float" office:value="100.252025" calcext:value-type="float">
            <text:p>100.252025</text:p>
          </table:table-cell>
          <table:table-cell office:value-type="float" office:value="99.220328" calcext:value-type="float">
            <text:p>99.220328</text:p>
          </table:table-cell>
          <table:table-cell office:value-type="float" office:value="0.014611" calcext:value-type="float">
            <text:p>0.014611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48" calcext:value-type="float">
            <text:p>4848</text:p>
          </table:table-cell>
          <table:table-cell office:value-type="float" office:value="1616" calcext:value-type="float">
            <text:p>1616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.03003" calcext:value-type="float">
            <text:p>1.03003</text:p>
          </table:table-cell>
          <table:table-cell office:value-type="float" office:value="100.745126" calcext:value-type="float">
            <text:p>100.745126</text:p>
          </table:table-cell>
          <table:table-cell office:value-type="float" office:value="99.715096" calcext:value-type="float">
            <text:p>99.7150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898" calcext:value-type="float">
            <text:p>2898</text:p>
          </table:table-cell>
          <table:table-cell office:value-type="float" office:value="2748" calcext:value-type="float">
            <text:p>2748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.061837" calcext:value-type="float">
            <text:p>1.061837</text:p>
          </table:table-cell>
          <table:table-cell office:value-type="float" office:value="100.538507" calcext:value-type="float">
            <text:p>100.538507</text:p>
          </table:table-cell>
          <table:table-cell office:value-type="float" office:value="99.47667" calcext:value-type="float">
            <text:p>99.47667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992" calcext:value-type="float">
            <text:p>58992</text:p>
          </table:table-cell>
          <table:table-cell office:value-type="float" office:value="54528" calcext:value-type="float">
            <text:p>54528</text:p>
          </table:table-cell>
          <table:table-cell office:value-type="float" office:value="1229" calcext:value-type="float">
            <text:p>1229</text:p>
          </table:table-cell>
          <table:table-cell office:value-type="float" office:value="1136" calcext:value-type="float">
            <text:p>1136</text:p>
          </table:table-cell>
          <table:table-cell office:value-type="float" office:value="3.569564" calcext:value-type="float">
            <text:p>3.569564</text:p>
          </table:table-cell>
          <table:table-cell office:value-type="float" office:value="109.02629" calcext:value-type="float">
            <text:p>109.02629</text:p>
          </table:table-cell>
          <table:table-cell office:value-type="float" office:value="105.456726" calcext:value-type="float">
            <text:p>105.456726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991232" calcext:value-type="float">
            <text:p>0.99123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7805840" calcext:value-type="float">
            <text:p>7805840</text:p>
          </table:table-cell>
          <table:table-cell office:value-type="float" office:value="12079" calcext:value-type="float">
            <text:p>12079</text:p>
          </table:table-cell>
          <table:table-cell office:value-type="float" office:value="7420" calcext:value-type="float">
            <text:p>7420</text:p>
          </table:table-cell>
          <table:table-cell office:value-type="float" office:value="1.012213" calcext:value-type="float">
            <text:p>1.012213</text:p>
          </table:table-cell>
          <table:table-cell office:value-type="float" office:value="100.552449" calcext:value-type="float">
            <text:p>100.552449</text:p>
          </table:table-cell>
          <table:table-cell office:value-type="float" office:value="99.540236" calcext:value-type="float">
            <text:p>99.540236</text:p>
          </table:table-cell>
          <table:table-cell office:value-type="float" office:value="0.627352" calcext:value-type="float">
            <text:p>0.627352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5004" calcext:value-type="float">
            <text:p>12705004</text:p>
          </table:table-cell>
          <table:table-cell office:value-type="float" office:value="1470696" calcext:value-type="float">
            <text:p>1470696</text:p>
          </table:table-cell>
          <table:table-cell office:value-type="float" office:value="12077" calcext:value-type="float">
            <text:p>12077</text:p>
          </table:table-cell>
          <table:table-cell office:value-type="float" office:value="1398" calcext:value-type="float">
            <text:p>1398</text:p>
          </table:table-cell>
          <table:table-cell office:value-type="float" office:value="1.101901" calcext:value-type="float">
            <text:p>1.101901</text:p>
          </table:table-cell>
          <table:table-cell office:value-type="float" office:value="100.668453" calcext:value-type="float">
            <text:p>100.668453</text:p>
          </table:table-cell>
          <table:table-cell office:value-type="float" office:value="99.566552" calcext:value-type="float">
            <text:p>99.566552</text:p>
          </table:table-cell>
          <table:table-cell office:value-type="float" office:value="0.118168" calcext:value-type="float">
            <text:p>0.11816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0968" calcext:value-type="float">
            <text:p>180968</text:p>
          </table:table-cell>
          <table:table-cell office:value-type="float" office:value="180888" calcext:value-type="float">
            <text:p>180888</text:p>
          </table:table-cell>
          <table:table-cell office:value-type="float" office:value="4469" calcext:value-type="float">
            <text:p>4469</text:p>
          </table:table-cell>
          <table:table-cell office:value-type="float" office:value="4467" calcext:value-type="float">
            <text:p>4467</text:p>
          </table:table-cell>
          <table:table-cell office:value-type="float" office:value="1.038549" calcext:value-type="float">
            <text:p>1.038549</text:p>
          </table:table-cell>
          <table:table-cell office:value-type="float" office:value="100.788172" calcext:value-type="float">
            <text:p>100.788172</text:p>
          </table:table-cell>
          <table:table-cell office:value-type="float" office:value="99.749623" calcext:value-type="float">
            <text:p>99.749623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1632" calcext:value-type="float">
            <text:p>1632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.037122" calcext:value-type="float">
            <text:p>1.037122</text:p>
          </table:table-cell>
          <table:table-cell office:value-type="float" office:value="95.748706" calcext:value-type="float">
            <text:p>95.748706</text:p>
          </table:table-cell>
          <table:table-cell office:value-type="float" office:value="94.711584" calcext:value-type="float">
            <text:p>94.71158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2100" calcext:value-type="float">
            <text:p>21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.056653" calcext:value-type="float">
            <text:p>1.056653</text:p>
          </table:table-cell>
          <table:table-cell office:value-type="float" office:value="95.643904" calcext:value-type="float">
            <text:p>95.643904</text:p>
          </table:table-cell>
          <table:table-cell office:value-type="float" office:value="94.587251" calcext:value-type="float">
            <text:p>94.58725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52" calcext:value-type="float">
            <text:p>59952</text:p>
          </table:table-cell>
          <table:table-cell office:value-type="float" office:value="55824" calcext:value-type="float">
            <text:p>55824</text:p>
          </table:table-cell>
          <table:table-cell office:value-type="float" office:value="1249" calcext:value-type="float">
            <text:p>1249</text:p>
          </table:table-cell>
          <table:table-cell office:value-type="float" office:value="1163" calcext:value-type="float">
            <text:p>1163</text:p>
          </table:table-cell>
          <table:table-cell office:value-type="float" office:value="2.981649" calcext:value-type="float">
            <text:p>2.981649</text:p>
          </table:table-cell>
          <table:table-cell office:value-type="float" office:value="109.024769" calcext:value-type="float">
            <text:p>109.024769</text:p>
          </table:table-cell>
          <table:table-cell office:value-type="float" office:value="106.04312" calcext:value-type="float">
            <text:p>106.04312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7863700" calcext:value-type="float">
            <text:p>7863700</text:p>
          </table:table-cell>
          <table:table-cell office:value-type="float" office:value="12178" calcext:value-type="float">
            <text:p>12178</text:p>
          </table:table-cell>
          <table:table-cell office:value-type="float" office:value="7475" calcext:value-type="float">
            <text:p>7475</text:p>
          </table:table-cell>
          <table:table-cell office:value-type="float" office:value="1.018382" calcext:value-type="float">
            <text:p>1.018382</text:p>
          </table:table-cell>
          <table:table-cell office:value-type="float" office:value="100.537033" calcext:value-type="float">
            <text:p>100.537033</text:p>
          </table:table-cell>
          <table:table-cell office:value-type="float" office:value="99.518651" calcext:value-type="float">
            <text:p>99.518651</text:p>
          </table:table-cell>
          <table:table-cell office:value-type="float" office:value="0.632139" calcext:value-type="float">
            <text:p>0.632139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09152" calcext:value-type="float">
            <text:p>12809152</text:p>
          </table:table-cell>
          <table:table-cell office:value-type="float" office:value="1368652" calcext:value-type="float">
            <text:p>1368652</text:p>
          </table:table-cell>
          <table:table-cell office:value-type="float" office:value="12176" calcext:value-type="float">
            <text:p>12176</text:p>
          </table:table-cell>
          <table:table-cell office:value-type="float" office:value="1301" calcext:value-type="float">
            <text:p>1301</text:p>
          </table:table-cell>
          <table:table-cell office:value-type="float" office:value="1.307665" calcext:value-type="float">
            <text:p>1.307665</text:p>
          </table:table-cell>
          <table:table-cell office:value-type="float" office:value="100.744135" calcext:value-type="float">
            <text:p>100.744135</text:p>
          </table:table-cell>
          <table:table-cell office:value-type="float" office:value="99.43647" calcext:value-type="float">
            <text:p>99.43647</text:p>
          </table:table-cell>
          <table:table-cell office:value-type="float" office:value="0.110113" calcext:value-type="float">
            <text:p>0.110113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800" calcext:value-type="float">
            <text:p>177800</text:p>
          </table:table-cell>
          <table:table-cell office:value-type="float" office:value="177240" calcext:value-type="float">
            <text:p>177240</text:p>
          </table:table-cell>
          <table:table-cell office:value-type="float" office:value="4397" calcext:value-type="float">
            <text:p>4397</text:p>
          </table:table-cell>
          <table:table-cell office:value-type="float" office:value="4383" calcext:value-type="float">
            <text:p>4383</text:p>
          </table:table-cell>
          <table:table-cell office:value-type="float" office:value="1.26151" calcext:value-type="float">
            <text:p>1.26151</text:p>
          </table:table-cell>
          <table:table-cell office:value-type="float" office:value="100.622413" calcext:value-type="float">
            <text:p>100.622413</text:p>
          </table:table-cell>
          <table:table-cell office:value-type="float" office:value="99.360903" calcext:value-type="float">
            <text:p>99.360903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56" calcext:value-type="float">
            <text:p>4056</text:p>
          </table:table-cell>
          <table:table-cell office:value-type="float" office:value="1632" calcext:value-type="float">
            <text:p>163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.252064" calcext:value-type="float">
            <text:p>1.252064</text:p>
          </table:table-cell>
          <table:table-cell office:value-type="float" office:value="100.750063" calcext:value-type="float">
            <text:p>100.750063</text:p>
          </table:table-cell>
          <table:table-cell office:value-type="float" office:value="99.497999" calcext:value-type="float">
            <text:p>99.49799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2178" calcext:value-type="float">
            <text:p>21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.279974" calcext:value-type="float">
            <text:p>1.279974</text:p>
          </table:table-cell>
          <table:table-cell office:value-type="float" office:value="100.520306" calcext:value-type="float">
            <text:p>100.520306</text:p>
          </table:table-cell>
          <table:table-cell office:value-type="float" office:value="99.240332" calcext:value-type="float">
            <text:p>99.24033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430" calcext:value-type="float">
            <text:p>56430</text:p>
          </table:table-cell>
          <table:table-cell office:value-type="float" office:value="52302" calcext:value-type="float">
            <text:p>52302</text:p>
          </table:table-cell>
          <table:table-cell office:value-type="float" office:value="1176" calcext:value-type="float">
            <text:p>1176</text:p>
          </table:table-cell>
          <table:table-cell office:value-type="float" office:value="1090" calcext:value-type="float">
            <text:p>1090</text:p>
          </table:table-cell>
          <table:table-cell office:value-type="float" office:value="4.259016" calcext:value-type="float">
            <text:p>4.259016</text:p>
          </table:table-cell>
          <table:table-cell office:value-type="float" office:value="109.023006" calcext:value-type="float">
            <text:p>109.023006</text:p>
          </table:table-cell>
          <table:table-cell office:value-type="float" office:value="104.76399" calcext:value-type="float">
            <text:p>104.76399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1.007616" calcext:value-type="float">
            <text:p>1.007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7835296" calcext:value-type="float">
            <text:p>7835296</text:p>
          </table:table-cell>
          <table:table-cell office:value-type="float" office:value="12277" calcext:value-type="float">
            <text:p>12277</text:p>
          </table:table-cell>
          <table:table-cell office:value-type="float" office:value="7448" calcext:value-type="float">
            <text:p>7448</text:p>
          </table:table-cell>
          <table:table-cell office:value-type="float" office:value="1.008222" calcext:value-type="float">
            <text:p>1.008222</text:p>
          </table:table-cell>
          <table:table-cell office:value-type="float" office:value="100.555569" calcext:value-type="float">
            <text:p>100.555569</text:p>
          </table:table-cell>
          <table:table-cell office:value-type="float" office:value="99.547347" calcext:value-type="float">
            <text:p>99.547347</text:p>
          </table:table-cell>
          <table:table-cell office:value-type="float" office:value="0.629674" calcext:value-type="float">
            <text:p>0.62967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3300" calcext:value-type="float">
            <text:p>12913300</text:p>
          </table:table-cell>
          <table:table-cell office:value-type="float" office:value="1413888" calcext:value-type="float">
            <text:p>1413888</text:p>
          </table:table-cell>
          <table:table-cell office:value-type="float" office:value="12275" calcext:value-type="float">
            <text:p>12275</text:p>
          </table:table-cell>
          <table:table-cell office:value-type="float" office:value="1344" calcext:value-type="float">
            <text:p>1344</text:p>
          </table:table-cell>
          <table:table-cell office:value-type="float" office:value="1.098686" calcext:value-type="float">
            <text:p>1.098686</text:p>
          </table:table-cell>
          <table:table-cell office:value-type="float" office:value="100.670002" calcext:value-type="float">
            <text:p>100.670002</text:p>
          </table:table-cell>
          <table:table-cell office:value-type="float" office:value="99.571315" calcext:value-type="float">
            <text:p>99.571315</text:p>
          </table:table-cell>
          <table:table-cell office:value-type="float" office:value="0.113598" calcext:value-type="float">
            <text:p>0.11359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112" calcext:value-type="float">
            <text:p>178112</text:p>
          </table:table-cell>
          <table:table-cell office:value-type="float" office:value="177632" calcext:value-type="float">
            <text:p>177632</text:p>
          </table:table-cell>
          <table:table-cell office:value-type="float" office:value="4401" calcext:value-type="float">
            <text:p>4401</text:p>
          </table:table-cell>
          <table:table-cell office:value-type="float" office:value="4389" calcext:value-type="float">
            <text:p>4389</text:p>
          </table:table-cell>
          <table:table-cell office:value-type="float" office:value="1.032792" calcext:value-type="float">
            <text:p>1.032792</text:p>
          </table:table-cell>
          <table:table-cell office:value-type="float" office:value="101.191832" calcext:value-type="float">
            <text:p>101.191832</text:p>
          </table:table-cell>
          <table:table-cell office:value-type="float" office:value="100.15904" calcext:value-type="float">
            <text:p>100.15904</text:p>
          </table:table-cell>
          <table:table-cell office:value-type="float" office:value="0.014188" calcext:value-type="float">
            <text:p>0.01418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1280" calcext:value-type="float">
            <text:p>128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.023766" calcext:value-type="float">
            <text:p>1.023766</text:p>
          </table:table-cell>
          <table:table-cell office:value-type="float" office:value="101.190385" calcext:value-type="float">
            <text:p>101.190385</text:p>
          </table:table-cell>
          <table:table-cell office:value-type="float" office:value="100.166619" calcext:value-type="float">
            <text:p>100.16661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0" calcext:value-type="float">
            <text:p>2130</text:p>
          </table:table-cell>
          <table:table-cell office:value-type="float" office:value="1980" calcext:value-type="float">
            <text:p>19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.044833" calcext:value-type="float">
            <text:p>1.044833</text:p>
          </table:table-cell>
          <table:table-cell office:value-type="float" office:value="99.348433" calcext:value-type="float">
            <text:p>99.348433</text:p>
          </table:table-cell>
          <table:table-cell office:value-type="float" office:value="98.303599" calcext:value-type="float">
            <text:p>98.303599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742" calcext:value-type="float">
            <text:p>59742</text:p>
          </table:table-cell>
          <table:table-cell office:value-type="float" office:value="56430" calcext:value-type="float">
            <text:p>56430</text:p>
          </table:table-cell>
          <table:table-cell office:value-type="float" office:value="1245" calcext:value-type="float">
            <text:p>1245</text:p>
          </table:table-cell>
          <table:table-cell office:value-type="float" office:value="1176" calcext:value-type="float">
            <text:p>1176</text:p>
          </table:table-cell>
          <table:table-cell office:value-type="float" office:value="2.589637" calcext:value-type="float">
            <text:p>2.589637</text:p>
          </table:table-cell>
          <table:table-cell office:value-type="float" office:value="109.02683" calcext:value-type="float">
            <text:p>109.02683</text:p>
          </table:table-cell>
          <table:table-cell office:value-type="float" office:value="106.437193" calcext:value-type="float">
            <text:p>106.437193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8265564" calcext:value-type="float">
            <text:p>8265564</text:p>
          </table:table-cell>
          <table:table-cell office:value-type="float" office:value="12375" calcext:value-type="float">
            <text:p>12375</text:p>
          </table:table-cell>
          <table:table-cell office:value-type="float" office:value="7857" calcext:value-type="float">
            <text:p>7857</text:p>
          </table:table-cell>
          <table:table-cell office:value-type="float" office:value="1.010353" calcext:value-type="float">
            <text:p>1.010353</text:p>
          </table:table-cell>
          <table:table-cell office:value-type="float" office:value="100.993578" calcext:value-type="float">
            <text:p>100.993578</text:p>
          </table:table-cell>
          <table:table-cell office:value-type="float" office:value="99.983225" calcext:value-type="float">
            <text:p>99.983225</text:p>
          </table:table-cell>
          <table:table-cell office:value-type="float" office:value="0.661356" calcext:value-type="float">
            <text:p>0.661356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7448" calcext:value-type="float">
            <text:p>13017448</text:p>
          </table:table-cell>
          <table:table-cell office:value-type="float" office:value="1470696" calcext:value-type="float">
            <text:p>1470696</text:p>
          </table:table-cell>
          <table:table-cell office:value-type="float" office:value="12374" calcext:value-type="float">
            <text:p>12374</text:p>
          </table:table-cell>
          <table:table-cell office:value-type="float" office:value="1398" calcext:value-type="float">
            <text:p>1398</text:p>
          </table:table-cell>
          <table:table-cell office:value-type="float" office:value="1.104937" calcext:value-type="float">
            <text:p>1.104937</text:p>
          </table:table-cell>
          <table:table-cell office:value-type="float" office:value="101.343011" calcext:value-type="float">
            <text:p>101.343011</text:p>
          </table:table-cell>
          <table:table-cell office:value-type="float" office:value="100.238074" calcext:value-type="float">
            <text:p>100.238074</text:p>
          </table:table-cell>
          <table:table-cell office:value-type="float" office:value="0.117376" calcext:value-type="float">
            <text:p>0.117376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496" calcext:value-type="float">
            <text:p>169496</text:p>
          </table:table-cell>
          <table:table-cell office:value-type="float" office:value="168576" calcext:value-type="float">
            <text:p>168576</text:p>
          </table:table-cell>
          <table:table-cell office:value-type="float" office:value="4187" calcext:value-type="float">
            <text:p>4187</text:p>
          </table:table-cell>
          <table:table-cell office:value-type="float" office:value="4164" calcext:value-type="float">
            <text:p>4164</text:p>
          </table:table-cell>
          <table:table-cell office:value-type="float" office:value="1.033741" calcext:value-type="float">
            <text:p>1.033741</text:p>
          </table:table-cell>
          <table:table-cell office:value-type="float" office:value="101.100463" calcext:value-type="float">
            <text:p>101.100463</text:p>
          </table:table-cell>
          <table:table-cell office:value-type="float" office:value="100.066723" calcext:value-type="float">
            <text:p>100.066723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2" calcext:value-type="float">
            <text:p>4392</text:p>
          </table:table-cell>
          <table:table-cell office:value-type="float" office:value="1656" calcext:value-type="float">
            <text:p>1656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.024375" calcext:value-type="float">
            <text:p>1.024375</text:p>
          </table:table-cell>
          <table:table-cell office:value-type="float" office:value="101.347722" calcext:value-type="float">
            <text:p>101.347722</text:p>
          </table:table-cell>
          <table:table-cell office:value-type="float" office:value="100.323347" calcext:value-type="float">
            <text:p>100.32334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2118" calcext:value-type="float">
            <text:p>211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.052615" calcext:value-type="float">
            <text:p>1.052615</text:p>
          </table:table-cell>
          <table:table-cell office:value-type="float" office:value="100.165802" calcext:value-type="float">
            <text:p>100.165802</text:p>
          </table:table-cell>
          <table:table-cell office:value-type="float" office:value="99.113187" calcext:value-type="float">
            <text:p>99.11318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380" calcext:value-type="float">
            <text:p>58380</text:p>
          </table:table-cell>
          <table:table-cell office:value-type="float" office:value="54252" calcext:value-type="float">
            <text:p>54252</text:p>
          </table:table-cell>
          <table:table-cell office:value-type="float" office:value="1217" calcext:value-type="float">
            <text:p>1217</text:p>
          </table:table-cell>
          <table:table-cell office:value-type="float" office:value="1131" calcext:value-type="float">
            <text:p>1131</text:p>
          </table:table-cell>
          <table:table-cell office:value-type="float" office:value="3.554785" calcext:value-type="float">
            <text:p>3.554785</text:p>
          </table:table-cell>
          <table:table-cell office:value-type="float" office:value="109.027331" calcext:value-type="float">
            <text:p>109.027331</text:p>
          </table:table-cell>
          <table:table-cell office:value-type="float" office:value="105.472546" calcext:value-type="float">
            <text:p>105.472546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7718524" calcext:value-type="float">
            <text:p>7718524</text:p>
          </table:table-cell>
          <table:table-cell office:value-type="float" office:value="12474" calcext:value-type="float">
            <text:p>12474</text:p>
          </table:table-cell>
          <table:table-cell office:value-type="float" office:value="7337" calcext:value-type="float">
            <text:p>7337</text:p>
          </table:table-cell>
          <table:table-cell office:value-type="float" office:value="1.010422" calcext:value-type="float">
            <text:p>1.010422</text:p>
          </table:table-cell>
          <table:table-cell office:value-type="float" office:value="100.477474" calcext:value-type="float">
            <text:p>100.477474</text:p>
          </table:table-cell>
          <table:table-cell office:value-type="float" office:value="99.467052" calcext:value-type="float">
            <text:p>99.467052</text:p>
          </table:table-cell>
          <table:table-cell office:value-type="float" office:value="0.62079" calcext:value-type="float">
            <text:p>0.6207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1596" calcext:value-type="float">
            <text:p>13121596</text:p>
          </table:table-cell>
          <table:table-cell office:value-type="float" office:value="1468592" calcext:value-type="float">
            <text:p>1468592</text:p>
          </table:table-cell>
          <table:table-cell office:value-type="float" office:value="12473" calcext:value-type="float">
            <text:p>12473</text:p>
          </table:table-cell>
          <table:table-cell office:value-type="float" office:value="1396" calcext:value-type="float">
            <text:p>1396</text:p>
          </table:table-cell>
          <table:table-cell office:value-type="float" office:value="1.077593" calcext:value-type="float">
            <text:p>1.077593</text:p>
          </table:table-cell>
          <table:table-cell office:value-type="float" office:value="100.625626" calcext:value-type="float">
            <text:p>100.625626</text:p>
          </table:table-cell>
          <table:table-cell office:value-type="float" office:value="99.548033" calcext:value-type="float">
            <text:p>99.548033</text:p>
          </table:table-cell>
          <table:table-cell office:value-type="float" office:value="0.118021" calcext:value-type="float">
            <text:p>0.11802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216" calcext:value-type="float">
            <text:p>182216</text:p>
          </table:table-cell>
          <table:table-cell office:value-type="float" office:value="181928" calcext:value-type="float">
            <text:p>181928</text:p>
          </table:table-cell>
          <table:table-cell office:value-type="float" office:value="4502" calcext:value-type="float">
            <text:p>4502</text:p>
          </table:table-cell>
          <table:table-cell office:value-type="float" office:value="4495" calcext:value-type="float">
            <text:p>4495</text:p>
          </table:table-cell>
          <table:table-cell office:value-type="float" office:value="1.032962" calcext:value-type="float">
            <text:p>1.032962</text:p>
          </table:table-cell>
          <table:table-cell office:value-type="float" office:value="100.542286" calcext:value-type="float">
            <text:p>100.542286</text:p>
          </table:table-cell>
          <table:table-cell office:value-type="float" office:value="99.509324" calcext:value-type="float">
            <text:p>99.509324</text:p>
          </table:table-cell>
          <table:table-cell office:value-type="float" office:value="0.014626" calcext:value-type="float">
            <text:p>0.014626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52" calcext:value-type="float">
            <text:p>4552</text:p>
          </table:table-cell>
          <table:table-cell office:value-type="float" office:value="1408" calcext:value-type="float">
            <text:p>1408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.023716" calcext:value-type="float">
            <text:p>1.023716</text:p>
          </table:table-cell>
          <table:table-cell office:value-type="float" office:value="100.629378" calcext:value-type="float">
            <text:p>100.629378</text:p>
          </table:table-cell>
          <table:table-cell office:value-type="float" office:value="99.605662" calcext:value-type="float">
            <text:p>99.6056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628" calcext:value-type="float">
            <text:p>2628</text:p>
          </table:table-cell>
          <table:table-cell office:value-type="float" office:value="2538" calcext:value-type="float">
            <text:p>253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51206" calcext:value-type="float">
            <text:p>1.051206</text:p>
          </table:table-cell>
          <table:table-cell office:value-type="float" office:value="100.496801" calcext:value-type="float">
            <text:p>100.496801</text:p>
          </table:table-cell>
          <table:table-cell office:value-type="float" office:value="99.445595" calcext:value-type="float">
            <text:p>99.44559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928" calcext:value-type="float">
            <text:p>56928</text:p>
          </table:table-cell>
          <table:table-cell office:value-type="float" office:value="53520" calcext:value-type="float">
            <text:p>53520</text:p>
          </table:table-cell>
          <table:table-cell office:value-type="float" office:value="1186" calcext:value-type="float">
            <text:p>1186</text:p>
          </table:table-cell>
          <table:table-cell office:value-type="float" office:value="1115" calcext:value-type="float">
            <text:p>1115</text:p>
          </table:table-cell>
          <table:table-cell office:value-type="float" office:value="3.065948" calcext:value-type="float">
            <text:p>3.065948</text:p>
          </table:table-cell>
          <table:table-cell office:value-type="float" office:value="109.024904" calcext:value-type="float">
            <text:p>109.024904</text:p>
          </table:table-cell>
          <table:table-cell office:value-type="float" office:value="105.958956" calcext:value-type="float">
            <text:p>105.958956</text:p>
          </table:table-cell>
          <table:table-cell office:value-type="float" office:value="0.004041" calcext:value-type="float">
            <text:p>0.00404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12573" calcext:value-type="float">
            <text:p>12573</text:p>
          </table:table-cell>
          <table:table-cell office:value-type="float" office:value="7426" calcext:value-type="float">
            <text:p>7426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516227" calcext:value-type="float">
            <text:p>100.516227</text:p>
          </table:table-cell>
          <table:table-cell office:value-type="float" office:value="99.506006" calcext:value-type="float">
            <text:p>99.506006</text:p>
          </table:table-cell>
          <table:table-cell office:value-type="float" office:value="0.628075" calcext:value-type="float">
            <text:p>0.628075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5744" calcext:value-type="float">
            <text:p>13225744</text:p>
          </table:table-cell>
          <table:table-cell office:value-type="float" office:value="1449656" calcext:value-type="float">
            <text:p>1449656</text:p>
          </table:table-cell>
          <table:table-cell office:value-type="float" office:value="12572" calcext:value-type="float">
            <text:p>12572</text:p>
          </table:table-cell>
          <table:table-cell office:value-type="float" office:value="1378" calcext:value-type="float">
            <text:p>1378</text:p>
          </table:table-cell>
          <table:table-cell office:value-type="float" office:value="1.119017" calcext:value-type="float">
            <text:p>1.119017</text:p>
          </table:table-cell>
          <table:table-cell office:value-type="float" office:value="100.696007" calcext:value-type="float">
            <text:p>100.696007</text:p>
          </table:table-cell>
          <table:table-cell office:value-type="float" office:value="99.57699" calcext:value-type="float">
            <text:p>99.57699</text:p>
          </table:table-cell>
          <table:table-cell office:value-type="float" office:value="0.116465" calcext:value-type="float">
            <text:p>0.116465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0528" calcext:value-type="float">
            <text:p>180528</text:p>
          </table:table-cell>
          <table:table-cell office:value-type="float" office:value="180248" calcext:value-type="float">
            <text:p>180248</text:p>
          </table:table-cell>
          <table:table-cell office:value-type="float" office:value="4459" calcext:value-type="float">
            <text:p>4459</text:p>
          </table:table-cell>
          <table:table-cell office:value-type="float" office:value="4452" calcext:value-type="float">
            <text:p>4452</text:p>
          </table:table-cell>
          <table:table-cell office:value-type="float" office:value="1.038984" calcext:value-type="float">
            <text:p>1.038984</text:p>
          </table:table-cell>
          <table:table-cell office:value-type="float" office:value="100.578191" calcext:value-type="float">
            <text:p>100.578191</text:p>
          </table:table-cell>
          <table:table-cell office:value-type="float" office:value="99.539207" calcext:value-type="float">
            <text:p>99.539207</text:p>
          </table:table-cell>
          <table:table-cell office:value-type="float" office:value="0.014487" calcext:value-type="float">
            <text:p>0.014487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84" calcext:value-type="float">
            <text:p>3784</text:p>
          </table:table-cell>
          <table:table-cell office:value-type="float" office:value="1296" calcext:value-type="float">
            <text:p>129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1.023935" calcext:value-type="float">
            <text:p>1.023935</text:p>
          </table:table-cell>
          <table:table-cell office:value-type="float" office:value="92.714444" calcext:value-type="float">
            <text:p>92.714444</text:p>
          </table:table-cell>
          <table:table-cell office:value-type="float" office:value="91.690509" calcext:value-type="float">
            <text:p>91.69050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0" calcext:value-type="float">
            <text:p>2340</text:p>
          </table:table-cell>
          <table:table-cell office:value-type="float" office:value="2220" calcext:value-type="float">
            <text:p>222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.066768" calcext:value-type="float">
            <text:p>1.066768</text:p>
          </table:table-cell>
          <table:table-cell office:value-type="float" office:value="99.91472" calcext:value-type="float">
            <text:p>99.91472</text:p>
          </table:table-cell>
          <table:table-cell office:value-type="float" office:value="98.847952" calcext:value-type="float">
            <text:p>98.84795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48" calcext:value-type="float">
            <text:p>60048</text:p>
          </table:table-cell>
          <table:table-cell office:value-type="float" office:value="56640" calcext:value-type="float">
            <text:p>56640</text:p>
          </table:table-cell>
          <table:table-cell office:value-type="float" office:value="1251" calcext:value-type="float">
            <text:p>1251</text:p>
          </table:table-cell>
          <table:table-cell office:value-type="float" office:value="1180" calcext:value-type="float">
            <text:p>1180</text:p>
          </table:table-cell>
          <table:table-cell office:value-type="float" office:value="3.046806" calcext:value-type="float">
            <text:p>3.046806</text:p>
          </table:table-cell>
          <table:table-cell office:value-type="float" office:value="109.025754" calcext:value-type="float">
            <text:p>109.025754</text:p>
          </table:table-cell>
          <table:table-cell office:value-type="float" office:value="105.978948" calcext:value-type="float">
            <text:p>105.978948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1.040384" calcext:value-type="float">
            <text:p>1.04038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8351828" calcext:value-type="float">
            <text:p>8351828</text:p>
          </table:table-cell>
          <table:table-cell office:value-type="float" office:value="12672" calcext:value-type="float">
            <text:p>12672</text:p>
          </table:table-cell>
          <table:table-cell office:value-type="float" office:value="7939" calcext:value-type="float">
            <text:p>7939</text:p>
          </table:table-cell>
          <table:table-cell office:value-type="float" office:value="1.036315" calcext:value-type="float">
            <text:p>1.036315</text:p>
          </table:table-cell>
          <table:table-cell office:value-type="float" office:value="100.490576" calcext:value-type="float">
            <text:p>100.490576</text:p>
          </table:table-cell>
          <table:table-cell office:value-type="float" office:value="99.454261" calcext:value-type="float">
            <text:p>99.454261</text:p>
          </table:table-cell>
          <table:table-cell office:value-type="float" office:value="0.671813" calcext:value-type="float">
            <text:p>0.671813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288" calcext:value-type="float">
            <text:p>60288</text:p>
          </table:table-cell>
          <table:table-cell office:value-type="float" office:value="56688" calcext:value-type="float">
            <text:p>56688</text:p>
          </table:table-cell>
          <table:table-cell office:value-type="float" office:value="1256" calcext:value-type="float">
            <text:p>1256</text:p>
          </table:table-cell>
          <table:table-cell office:value-type="float" office:value="1181" calcext:value-type="float">
            <text:p>1181</text:p>
          </table:table-cell>
          <table:table-cell office:value-type="float" office:value="1.017178" calcext:value-type="float">
            <text:p>1.017178</text:p>
          </table:table-cell>
          <table:table-cell office:value-type="float" office:value="109.02609" calcext:value-type="float">
            <text:p>109.02609</text:p>
          </table:table-cell>
          <table:table-cell office:value-type="float" office:value="108.008912" calcext:value-type="float">
            <text:p>108.008912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29892" calcext:value-type="float">
            <text:p>13329892</text:p>
          </table:table-cell>
          <table:table-cell office:value-type="float" office:value="1478060" calcext:value-type="float">
            <text:p>1478060</text:p>
          </table:table-cell>
          <table:table-cell office:value-type="float" office:value="12671" calcext:value-type="float">
            <text:p>12671</text:p>
          </table:table-cell>
          <table:table-cell office:value-type="float" office:value="1405" calcext:value-type="float">
            <text:p>1405</text:p>
          </table:table-cell>
          <table:table-cell office:value-type="float" office:value="1.121533" calcext:value-type="float">
            <text:p>1.121533</text:p>
          </table:table-cell>
          <table:table-cell office:value-type="float" office:value="100.633294" calcext:value-type="float">
            <text:p>100.633294</text:p>
          </table:table-cell>
          <table:table-cell office:value-type="float" office:value="99.511761" calcext:value-type="float">
            <text:p>99.51176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656" calcext:value-type="float">
            <text:p>166656</text:p>
          </table:table-cell>
          <table:table-cell office:value-type="float" office:value="166536" calcext:value-type="float">
            <text:p>166536</text:p>
          </table:table-cell>
          <table:table-cell office:value-type="float" office:value="4113" calcext:value-type="float">
            <text:p>4113</text:p>
          </table:table-cell>
          <table:table-cell office:value-type="float" office:value="4110" calcext:value-type="float">
            <text:p>4110</text:p>
          </table:table-cell>
          <table:table-cell office:value-type="float" office:value="1.037961" calcext:value-type="float">
            <text:p>1.037961</text:p>
          </table:table-cell>
          <table:table-cell office:value-type="float" office:value="100.639315" calcext:value-type="float">
            <text:p>100.639315</text:p>
          </table:table-cell>
          <table:table-cell office:value-type="float" office:value="99.601354" calcext:value-type="float">
            <text:p>99.601354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1200" calcext:value-type="float">
            <text:p>12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2.130007" calcext:value-type="float">
            <text:p>12.130007</text:p>
          </table:table-cell>
          <table:table-cell office:value-type="float" office:value="96.573464" calcext:value-type="float">
            <text:p>96.573464</text:p>
          </table:table-cell>
          <table:table-cell office:value-type="float" office:value="84.443457" calcext:value-type="float">
            <text:p>84.44345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10" calcext:value-type="float">
            <text:p>2310</text:p>
          </table:table-cell>
          <table:table-cell office:value-type="float" office:value="2100" calcext:value-type="float">
            <text:p>210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.055645" calcext:value-type="float">
            <text:p>1.055645</text:p>
          </table:table-cell>
          <table:table-cell office:value-type="float" office:value="96.512151" calcext:value-type="float">
            <text:p>96.512151</text:p>
          </table:table-cell>
          <table:table-cell office:value-type="float" office:value="95.456506" calcext:value-type="float">
            <text:p>95.4565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7922612" calcext:value-type="float">
            <text:p>7922612</text:p>
          </table:table-cell>
          <table:table-cell office:value-type="float" office:value="12771" calcext:value-type="float">
            <text:p>12771</text:p>
          </table:table-cell>
          <table:table-cell office:value-type="float" office:value="7531" calcext:value-type="float">
            <text:p>7531</text:p>
          </table:table-cell>
          <table:table-cell office:value-type="float" office:value="1.007401" calcext:value-type="float">
            <text:p>1.007401</text:p>
          </table:table-cell>
          <table:table-cell office:value-type="float" office:value="100.488094" calcext:value-type="float">
            <text:p>100.488094</text:p>
          </table:table-cell>
          <table:table-cell office:value-type="float" office:value="99.480693" calcext:value-type="float">
            <text:p>99.480693</text:p>
          </table:table-cell>
          <table:table-cell office:value-type="float" office:value="0.637118" calcext:value-type="float">
            <text:p>0.637118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4040" calcext:value-type="float">
            <text:p>13434040</text:p>
          </table:table-cell>
          <table:table-cell office:value-type="float" office:value="1290804" calcext:value-type="float">
            <text:p>1290804</text:p>
          </table:table-cell>
          <table:table-cell office:value-type="float" office:value="12770" calcext:value-type="float">
            <text:p>12770</text:p>
          </table:table-cell>
          <table:table-cell office:value-type="float" office:value="1227" calcext:value-type="float">
            <text:p>1227</text:p>
          </table:table-cell>
          <table:table-cell office:value-type="float" office:value="1.084587" calcext:value-type="float">
            <text:p>1.084587</text:p>
          </table:table-cell>
          <table:table-cell office:value-type="float" office:value="100.455933" calcext:value-type="float">
            <text:p>100.455933</text:p>
          </table:table-cell>
          <table:table-cell office:value-type="float" office:value="99.371345" calcext:value-type="float">
            <text:p>99.371345</text:p>
          </table:table-cell>
          <table:table-cell office:value-type="float" office:value="0.103918" calcext:value-type="float">
            <text:p>0.103918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840" calcext:value-type="float">
            <text:p>184840</text:p>
          </table:table-cell>
          <table:table-cell office:value-type="float" office:value="183512" calcext:value-type="float">
            <text:p>183512</text:p>
          </table:table-cell>
          <table:table-cell office:value-type="float" office:value="4570" calcext:value-type="float">
            <text:p>4570</text:p>
          </table:table-cell>
          <table:table-cell office:value-type="float" office:value="4537" calcext:value-type="float">
            <text:p>4537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100.496569" calcext:value-type="float">
            <text:p>100.496569</text:p>
          </table:table-cell>
          <table:table-cell office:value-type="float" office:value="99.47139" calcext:value-type="float">
            <text:p>99.47139</text:p>
          </table:table-cell>
          <table:table-cell office:value-type="float" office:value="0.014759" calcext:value-type="float">
            <text:p>0.014759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80" calcext:value-type="float">
            <text:p>4280</text:p>
          </table:table-cell>
          <table:table-cell office:value-type="float" office:value="1536" calcext:value-type="float">
            <text:p>1536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.015653" calcext:value-type="float">
            <text:p>1.015653</text:p>
          </table:table-cell>
          <table:table-cell office:value-type="float" office:value="100.08273" calcext:value-type="float">
            <text:p>100.08273</text:p>
          </table:table-cell>
          <table:table-cell office:value-type="float" office:value="99.067078" calcext:value-type="float">
            <text:p>99.06707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250" calcext:value-type="float">
            <text:p>22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.054208" calcext:value-type="float">
            <text:p>1.054208</text:p>
          </table:table-cell>
          <table:table-cell office:value-type="float" office:value="99.705578" calcext:value-type="float">
            <text:p>99.705578</text:p>
          </table:table-cell>
          <table:table-cell office:value-type="float" office:value="98.65137" calcext:value-type="float">
            <text:p>98.6513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136" calcext:value-type="float">
            <text:p>59136</text:p>
          </table:table-cell>
          <table:table-cell office:value-type="float" office:value="56112" calcext:value-type="float">
            <text:p>56112</text:p>
          </table:table-cell>
          <table:table-cell office:value-type="float" office:value="1232" calcext:value-type="float">
            <text:p>1232</text:p>
          </table:table-cell>
          <table:table-cell office:value-type="float" office:value="1169" calcext:value-type="float">
            <text:p>1169</text:p>
          </table:table-cell>
          <table:table-cell office:value-type="float" office:value="2.478113" calcext:value-type="float">
            <text:p>2.478113</text:p>
          </table:table-cell>
          <table:table-cell office:value-type="float" office:value="109.025203" calcext:value-type="float">
            <text:p>109.025203</text:p>
          </table:table-cell>
          <table:table-cell office:value-type="float" office:value="106.54709" calcext:value-type="float">
            <text:p>106.54709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1.056768" calcext:value-type="float">
            <text:p>1.056768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8035176" calcext:value-type="float">
            <text:p>8035176</text:p>
          </table:table-cell>
          <table:table-cell office:value-type="float" office:value="12870" calcext:value-type="float">
            <text:p>12870</text:p>
          </table:table-cell>
          <table:table-cell office:value-type="float" office:value="7638" calcext:value-type="float">
            <text:p>7638</text:p>
          </table:table-cell>
          <table:table-cell office:value-type="float" office:value="1.023021" calcext:value-type="float">
            <text:p>1.023021</text:p>
          </table:table-cell>
          <table:table-cell office:value-type="float" office:value="100.383543" calcext:value-type="float">
            <text:p>100.383543</text:p>
          </table:table-cell>
          <table:table-cell office:value-type="float" office:value="99.360522" calcext:value-type="float">
            <text:p>99.360522</text:p>
          </table:table-cell>
          <table:table-cell office:value-type="float" office:value="0.646951" calcext:value-type="float">
            <text:p>0.64695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214" calcext:value-type="float">
            <text:p>59214</text:p>
          </table:table-cell>
          <table:table-cell office:value-type="float" office:value="54798" calcext:value-type="float">
            <text:p>54798</text:p>
          </table:table-cell>
          <table:table-cell office:value-type="float" office:value="1234" calcext:value-type="float">
            <text:p>1234</text:p>
          </table:table-cell>
          <table:table-cell office:value-type="float" office:value="1142" calcext:value-type="float">
            <text:p>1142</text:p>
          </table:table-cell>
          <table:table-cell office:value-type="float" office:value="1.010168" calcext:value-type="float">
            <text:p>1.010168</text:p>
          </table:table-cell>
          <table:table-cell office:value-type="float" office:value="109.022608" calcext:value-type="float">
            <text:p>109.022608</text:p>
          </table:table-cell>
          <table:table-cell office:value-type="float" office:value="108.01244" calcext:value-type="float">
            <text:p>108.01244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8188" calcext:value-type="float">
            <text:p>13538188</text:p>
          </table:table-cell>
          <table:table-cell office:value-type="float" office:value="1261348" calcext:value-type="float">
            <text:p>1261348</text:p>
          </table:table-cell>
          <table:table-cell office:value-type="float" office:value="12869" calcext:value-type="float">
            <text:p>12869</text:p>
          </table:table-cell>
          <table:table-cell office:value-type="float" office:value="1199" calcext:value-type="float">
            <text:p>1199</text:p>
          </table:table-cell>
          <table:table-cell office:value-type="float" office:value="1.316802" calcext:value-type="float">
            <text:p>1.316802</text:p>
          </table:table-cell>
          <table:table-cell office:value-type="float" office:value="100.606513" calcext:value-type="float">
            <text:p>100.606513</text:p>
          </table:table-cell>
          <table:table-cell office:value-type="float" office:value="99.289711" calcext:value-type="float">
            <text:p>99.289711</text:p>
          </table:table-cell>
          <table:table-cell office:value-type="float" office:value="0.10163" calcext:value-type="float">
            <text:p>0.1016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112" calcext:value-type="float">
            <text:p>186112</text:p>
          </table:table-cell>
          <table:table-cell office:value-type="float" office:value="185392" calcext:value-type="float">
            <text:p>185392</text:p>
          </table:table-cell>
          <table:table-cell office:value-type="float" office:value="4601" calcext:value-type="float">
            <text:p>4601</text:p>
          </table:table-cell>
          <table:table-cell office:value-type="float" office:value="4583" calcext:value-type="float">
            <text:p>4583</text:p>
          </table:table-cell>
          <table:table-cell office:value-type="float" office:value="1.277109" calcext:value-type="float">
            <text:p>1.277109</text:p>
          </table:table-cell>
          <table:table-cell office:value-type="float" office:value="100.615471" calcext:value-type="float">
            <text:p>100.615471</text:p>
          </table:table-cell>
          <table:table-cell office:value-type="float" office:value="99.338362" calcext:value-type="float">
            <text:p>99.338362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32" calcext:value-type="float">
            <text:p>4032</text:p>
          </table:table-cell>
          <table:table-cell office:value-type="float" office:value="1344" calcext:value-type="float">
            <text:p>134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.262061" calcext:value-type="float">
            <text:p>1.262061</text:p>
          </table:table-cell>
          <table:table-cell office:value-type="float" office:value="100.611101" calcext:value-type="float">
            <text:p>100.611101</text:p>
          </table:table-cell>
          <table:table-cell office:value-type="float" office:value="99.34904" calcext:value-type="float">
            <text:p>99.3490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2370" calcext:value-type="float">
            <text:p>237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.289311" calcext:value-type="float">
            <text:p>1.289311</text:p>
          </table:table-cell>
          <table:table-cell office:value-type="float" office:value="99.936322" calcext:value-type="float">
            <text:p>99.936322</text:p>
          </table:table-cell>
          <table:table-cell office:value-type="float" office:value="98.647012" calcext:value-type="float">
            <text:p>98.64701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8075152" calcext:value-type="float">
            <text:p>8075152</text:p>
          </table:table-cell>
          <table:table-cell office:value-type="float" office:value="12969" calcext:value-type="float">
            <text:p>12969</text:p>
          </table:table-cell>
          <table:table-cell office:value-type="float" office:value="7676" calcext:value-type="float">
            <text:p>7676</text:p>
          </table:table-cell>
          <table:table-cell office:value-type="float" office:value="1.012413" calcext:value-type="float">
            <text:p>1.012413</text:p>
          </table:table-cell>
          <table:table-cell office:value-type="float" office:value="100.524319" calcext:value-type="float">
            <text:p>100.524319</text:p>
          </table:table-cell>
          <table:table-cell office:value-type="float" office:value="99.511906" calcext:value-type="float">
            <text:p>99.511906</text:p>
          </table:table-cell>
          <table:table-cell office:value-type="float" office:value="0.649181" calcext:value-type="float">
            <text:p>0.649181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2336" calcext:value-type="float">
            <text:p>13642336</text:p>
          </table:table-cell>
          <table:table-cell office:value-type="float" office:value="1339196" calcext:value-type="float">
            <text:p>1339196</text:p>
          </table:table-cell>
          <table:table-cell office:value-type="float" office:value="12968" calcext:value-type="float">
            <text:p>12968</text:p>
          </table:table-cell>
          <table:table-cell office:value-type="float" office:value="1273" calcext:value-type="float">
            <text:p>1273</text:p>
          </table:table-cell>
          <table:table-cell office:value-type="float" office:value="1.09452" calcext:value-type="float">
            <text:p>1.09452</text:p>
          </table:table-cell>
          <table:table-cell office:value-type="float" office:value="100.6747" calcext:value-type="float">
            <text:p>100.6747</text:p>
          </table:table-cell>
          <table:table-cell office:value-type="float" office:value="99.58018" calcext:value-type="float">
            <text:p>99.58018</text:p>
          </table:table-cell>
          <table:table-cell office:value-type="float" office:value="0.107587" calcext:value-type="float">
            <text:p>0.107587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9672" calcext:value-type="float">
            <text:p>179672</text:p>
          </table:table-cell>
          <table:table-cell office:value-type="float" office:value="179632" calcext:value-type="float">
            <text:p>179632</text:p>
          </table:table-cell>
          <table:table-cell office:value-type="float" office:value="4440" calcext:value-type="float">
            <text:p>4440</text:p>
          </table:table-cell>
          <table:table-cell office:value-type="float" office:value="4439" calcext:value-type="float">
            <text:p>4439</text:p>
          </table:table-cell>
          <table:table-cell office:value-type="float" office:value="1.032598" calcext:value-type="float">
            <text:p>1.032598</text:p>
          </table:table-cell>
          <table:table-cell office:value-type="float" office:value="100.696994" calcext:value-type="float">
            <text:p>100.696994</text:p>
          </table:table-cell>
          <table:table-cell office:value-type="float" office:value="99.664396" calcext:value-type="float">
            <text:p>99.664396</text:p>
          </table:table-cell>
          <table:table-cell office:value-type="float" office:value="0.014419" calcext:value-type="float">
            <text:p>0.014419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0" calcext:value-type="float">
            <text:p>3880</text:p>
          </table:table-cell>
          <table:table-cell office:value-type="float" office:value="960" calcext:value-type="float">
            <text:p>96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.031171" calcext:value-type="float">
            <text:p>1.031171</text:p>
          </table:table-cell>
          <table:table-cell office:value-type="float" office:value="98.305421" calcext:value-type="float">
            <text:p>98.305421</text:p>
          </table:table-cell>
          <table:table-cell office:value-type="float" office:value="97.27425" calcext:value-type="float">
            <text:p>97.27425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190" calcext:value-type="float">
            <text:p>219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.055985" calcext:value-type="float">
            <text:p>1.055985</text:p>
          </table:table-cell>
          <table:table-cell office:value-type="float" office:value="100.05712" calcext:value-type="float">
            <text:p>100.05712</text:p>
          </table:table-cell>
          <table:table-cell office:value-type="float" office:value="99.001136" calcext:value-type="float">
            <text:p>99.001136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472" calcext:value-type="float">
            <text:p>59472</text:p>
          </table:table-cell>
          <table:table-cell office:value-type="float" office:value="55296" calcext:value-type="float">
            <text:p>55296</text:p>
          </table:table-cell>
          <table:table-cell office:value-type="float" office:value="1239" calcext:value-type="float">
            <text:p>1239</text:p>
          </table:table-cell>
          <table:table-cell office:value-type="float" office:value="1152" calcext:value-type="float">
            <text:p>1152</text:p>
          </table:table-cell>
          <table:table-cell office:value-type="float" office:value="2.548389" calcext:value-type="float">
            <text:p>2.548389</text:p>
          </table:table-cell>
          <table:table-cell office:value-type="float" office:value="109.025509" calcext:value-type="float">
            <text:p>109.025509</text:p>
          </table:table-cell>
          <table:table-cell office:value-type="float" office:value="106.47712" calcext:value-type="float">
            <text:p>106.47712</text:p>
          </table:table-cell>
          <table:table-cell office:value-type="float" office:value="0.004155" calcext:value-type="float">
            <text:p>0.004155</text:p>
          </table:table-cell>
          <table:table-cell office:value-type="float" office:value="1.073152" calcext:value-type="float">
            <text:p>1.07315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7344012" calcext:value-type="float">
            <text:p>7344012</text:p>
          </table:table-cell>
          <table:table-cell office:value-type="float" office:value="13068" calcext:value-type="float">
            <text:p>13068</text:p>
          </table:table-cell>
          <table:table-cell office:value-type="float" office:value="6981" calcext:value-type="float">
            <text:p>6981</text:p>
          </table:table-cell>
          <table:table-cell office:value-type="float" office:value="1.009293" calcext:value-type="float">
            <text:p>1.009293</text:p>
          </table:table-cell>
          <table:table-cell office:value-type="float" office:value="100.525604" calcext:value-type="float">
            <text:p>100.525604</text:p>
          </table:table-cell>
          <table:table-cell office:value-type="float" office:value="99.516311" calcext:value-type="float">
            <text:p>99.516311</text:p>
          </table:table-cell>
          <table:table-cell office:value-type="float" office:value="0.590377" calcext:value-type="float">
            <text:p>0.59037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6484" calcext:value-type="float">
            <text:p>13746484</text:p>
          </table:table-cell>
          <table:table-cell office:value-type="float" office:value="1267660" calcext:value-type="float">
            <text:p>1267660</text:p>
          </table:table-cell>
          <table:table-cell office:value-type="float" office:value="13067" calcext:value-type="float">
            <text:p>13067</text:p>
          </table:table-cell>
          <table:table-cell office:value-type="float" office:value="1205" calcext:value-type="float">
            <text:p>1205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100.532861" calcext:value-type="float">
            <text:p>100.532861</text:p>
          </table:table-cell>
          <table:table-cell office:value-type="float" office:value="99.441221" calcext:value-type="float">
            <text:p>99.441221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264" calcext:value-type="float">
            <text:p>208264</text:p>
          </table:table-cell>
          <table:table-cell office:value-type="float" office:value="207944" calcext:value-type="float">
            <text:p>207944</text:p>
          </table:table-cell>
          <table:table-cell office:value-type="float" office:value="5147" calcext:value-type="float">
            <text:p>5147</text:p>
          </table:table-cell>
          <table:table-cell office:value-type="float" office:value="5139" calcext:value-type="float">
            <text:p>5139</text:p>
          </table:table-cell>
          <table:table-cell office:value-type="float" office:value="1.038075" calcext:value-type="float">
            <text:p>1.038075</text:p>
          </table:table-cell>
          <table:table-cell office:value-type="float" office:value="100.610518" calcext:value-type="float">
            <text:p>100.610518</text:p>
          </table:table-cell>
          <table:table-cell office:value-type="float" office:value="99.572442" calcext:value-type="float">
            <text:p>99.572442</text:p>
          </table:table-cell>
          <table:table-cell office:value-type="float" office:value="0.016707" calcext:value-type="float">
            <text:p>0.01670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8" calcext:value-type="float">
            <text:p>4688</text:p>
          </table:table-cell>
          <table:table-cell office:value-type="float" office:value="1184" calcext:value-type="float">
            <text:p>118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.023247" calcext:value-type="float">
            <text:p>1.023247</text:p>
          </table:table-cell>
          <table:table-cell office:value-type="float" office:value="100.588252" calcext:value-type="float">
            <text:p>100.588252</text:p>
          </table:table-cell>
          <table:table-cell office:value-type="float" office:value="99.565006" calcext:value-type="float">
            <text:p>99.56500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538" calcext:value-type="float">
            <text:p>253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.050357" calcext:value-type="float">
            <text:p>1.050357</text:p>
          </table:table-cell>
          <table:table-cell office:value-type="float" office:value="100.578122" calcext:value-type="float">
            <text:p>100.578122</text:p>
          </table:table-cell>
          <table:table-cell office:value-type="float" office:value="99.527766" calcext:value-type="float">
            <text:p>99.527766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68" calcext:value-type="float">
            <text:p>59568</text:p>
          </table:table-cell>
          <table:table-cell office:value-type="float" office:value="54144" calcext:value-type="float">
            <text:p>54144</text:p>
          </table:table-cell>
          <table:table-cell office:value-type="float" office:value="1241" calcext:value-type="float">
            <text:p>1241</text:p>
          </table:table-cell>
          <table:table-cell office:value-type="float" office:value="1128" calcext:value-type="float">
            <text:p>1128</text:p>
          </table:table-cell>
          <table:table-cell office:value-type="float" office:value="2.451826" calcext:value-type="float">
            <text:p>2.451826</text:p>
          </table:table-cell>
          <table:table-cell office:value-type="float" office:value="109.023916" calcext:value-type="float">
            <text:p>109.023916</text:p>
          </table:table-cell>
          <table:table-cell office:value-type="float" office:value="106.57209" calcext:value-type="float">
            <text:p>106.57209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7792164" calcext:value-type="float">
            <text:p>7792164</text:p>
          </table:table-cell>
          <table:table-cell office:value-type="float" office:value="13167" calcext:value-type="float">
            <text:p>13167</text:p>
          </table:table-cell>
          <table:table-cell office:value-type="float" office:value="7407" calcext:value-type="float">
            <text:p>7407</text:p>
          </table:table-cell>
          <table:table-cell office:value-type="float" office:value="1.008381" calcext:value-type="float">
            <text:p>1.008381</text:p>
          </table:table-cell>
          <table:table-cell office:value-type="float" office:value="100.514039" calcext:value-type="float">
            <text:p>100.514039</text:p>
          </table:table-cell>
          <table:table-cell office:value-type="float" office:value="99.505657" calcext:value-type="float">
            <text:p>99.505657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0632" calcext:value-type="float">
            <text:p>13850632</text:p>
          </table:table-cell>
          <table:table-cell office:value-type="float" office:value="1264504" calcext:value-type="float">
            <text:p>1264504</text:p>
          </table:table-cell>
          <table:table-cell office:value-type="float" office:value="13166" calcext:value-type="float">
            <text:p>13166</text:p>
          </table:table-cell>
          <table:table-cell office:value-type="float" office:value="1202" calcext:value-type="float">
            <text:p>1202</text:p>
          </table:table-cell>
          <table:table-cell office:value-type="float" office:value="1.109229" calcext:value-type="float">
            <text:p>1.109229</text:p>
          </table:table-cell>
          <table:table-cell office:value-type="float" office:value="100.561215" calcext:value-type="float">
            <text:p>100.561215</text:p>
          </table:table-cell>
          <table:table-cell office:value-type="float" office:value="99.451986" calcext:value-type="float">
            <text:p>99.451986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592" calcext:value-type="float">
            <text:p>193592</text:p>
          </table:table-cell>
          <table:table-cell office:value-type="float" office:value="192544" calcext:value-type="float">
            <text:p>192544</text:p>
          </table:table-cell>
          <table:table-cell office:value-type="float" office:value="4786" calcext:value-type="float">
            <text:p>4786</text:p>
          </table:table-cell>
          <table:table-cell office:value-type="float" office:value="4760" calcext:value-type="float">
            <text:p>4760</text:p>
          </table:table-cell>
          <table:table-cell office:value-type="float" office:value="1.029067" calcext:value-type="float">
            <text:p>1.029067</text:p>
          </table:table-cell>
          <table:table-cell office:value-type="float" office:value="100.980457" calcext:value-type="float">
            <text:p>100.980457</text:p>
          </table:table-cell>
          <table:table-cell office:value-type="float" office:value="99.95139" calcext:value-type="float">
            <text:p>99.95139</text:p>
          </table:table-cell>
          <table:table-cell office:value-type="float" office:value="0.015411" calcext:value-type="float">
            <text:p>0.015411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8" calcext:value-type="float">
            <text:p>4488</text:p>
          </table:table-cell>
          <table:table-cell office:value-type="float" office:value="1416" calcext:value-type="float">
            <text:p>1416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100.537788" calcext:value-type="float">
            <text:p>100.537788</text:p>
          </table:table-cell>
          <table:table-cell office:value-type="float" office:value="99.510308" calcext:value-type="float">
            <text:p>99.5103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2148" calcext:value-type="float">
            <text:p>214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.046731" calcext:value-type="float">
            <text:p>1.046731</text:p>
          </table:table-cell>
          <table:table-cell office:value-type="float" office:value="100.13284" calcext:value-type="float">
            <text:p>100.13284</text:p>
          </table:table-cell>
          <table:table-cell office:value-type="float" office:value="99.086109" calcext:value-type="float">
            <text:p>99.086109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174" calcext:value-type="float">
            <text:p>60174</text:p>
          </table:table-cell>
          <table:table-cell office:value-type="float" office:value="55566" calcext:value-type="float">
            <text:p>55566</text:p>
          </table:table-cell>
          <table:table-cell office:value-type="float" office:value="1254" calcext:value-type="float">
            <text:p>1254</text:p>
          </table:table-cell>
          <table:table-cell office:value-type="float" office:value="1158" calcext:value-type="float">
            <text:p>1158</text:p>
          </table:table-cell>
          <table:table-cell office:value-type="float" office:value="2.467469" calcext:value-type="float">
            <text:p>2.467469</text:p>
          </table:table-cell>
          <table:table-cell office:value-type="float" office:value="109.025119" calcext:value-type="float">
            <text:p>109.025119</text:p>
          </table:table-cell>
          <table:table-cell office:value-type="float" office:value="106.55765" calcext:value-type="float">
            <text:p>106.55765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1.089536" calcext:value-type="float">
            <text:p>1.08953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8065684" calcext:value-type="float">
            <text:p>8065684</text:p>
          </table:table-cell>
          <table:table-cell office:value-type="float" office:value="13266" calcext:value-type="float">
            <text:p>13266</text:p>
          </table:table-cell>
          <table:table-cell office:value-type="float" office:value="7667" calcext:value-type="float">
            <text:p>7667</text:p>
          </table:table-cell>
          <table:table-cell office:value-type="float" office:value="1.008293" calcext:value-type="float">
            <text:p>1.008293</text:p>
          </table:table-cell>
          <table:table-cell office:value-type="float" office:value="100.566275" calcext:value-type="float">
            <text:p>100.566275</text:p>
          </table:table-cell>
          <table:table-cell office:value-type="float" office:value="99.557982" calcext:value-type="float">
            <text:p>99.557982</text:p>
          </table:table-cell>
          <table:table-cell office:value-type="float" office:value="0.64812" calcext:value-type="float">
            <text:p>0.64812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4780" calcext:value-type="float">
            <text:p>13954780</text:p>
          </table:table-cell>
          <table:table-cell office:value-type="float" office:value="1336040" calcext:value-type="float">
            <text:p>1336040</text:p>
          </table:table-cell>
          <table:table-cell office:value-type="float" office:value="13265" calcext:value-type="float">
            <text:p>13265</text:p>
          </table:table-cell>
          <table:table-cell office:value-type="float" office:value="1270" calcext:value-type="float">
            <text:p>1270</text:p>
          </table:table-cell>
          <table:table-cell office:value-type="float" office:value="1.091712" calcext:value-type="float">
            <text:p>1.091712</text:p>
          </table:table-cell>
          <table:table-cell office:value-type="float" office:value="100.61074" calcext:value-type="float">
            <text:p>100.61074</text:p>
          </table:table-cell>
          <table:table-cell office:value-type="float" office:value="99.519028" calcext:value-type="float">
            <text:p>99.519028</text:p>
          </table:table-cell>
          <table:table-cell office:value-type="float" office:value="0.1074" calcext:value-type="float">
            <text:p>0.1074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85528" calcext:value-type="float">
            <text:p>185528</text:p>
          </table:table-cell>
          <table:table-cell table:number-columns-repeated="2" office:value-type="float" office:value="4585" calcext:value-type="float">
            <text:p>4585</text:p>
          </table:table-cell>
          <table:table-cell office:value-type="float" office:value="1.028898" calcext:value-type="float">
            <text:p>1.028898</text:p>
          </table:table-cell>
          <table:table-cell office:value-type="float" office:value="100.312256" calcext:value-type="float">
            <text:p>100.312256</text:p>
          </table:table-cell>
          <table:table-cell office:value-type="float" office:value="99.283358" calcext:value-type="float">
            <text:p>99.283358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16" calcext:value-type="float">
            <text:p>3216</text:p>
          </table:table-cell>
          <table:table-cell office:value-type="float" office:value="912" calcext:value-type="float">
            <text:p>912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1.027331" calcext:value-type="float">
            <text:p>1.027331</text:p>
          </table:table-cell>
          <table:table-cell office:value-type="float" office:value="101.009362" calcext:value-type="float">
            <text:p>101.009362</text:p>
          </table:table-cell>
          <table:table-cell office:value-type="float" office:value="99.982031" calcext:value-type="float">
            <text:p>99.982031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956" calcext:value-type="float">
            <text:p>195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.046882" calcext:value-type="float">
            <text:p>1.046882</text:p>
          </table:table-cell>
          <table:table-cell office:value-type="float" office:value="100.620991" calcext:value-type="float">
            <text:p>100.620991</text:p>
          </table:table-cell>
          <table:table-cell office:value-type="float" office:value="99.574109" calcext:value-type="float">
            <text:p>99.57410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68" calcext:value-type="float">
            <text:p>59568</text:p>
          </table:table-cell>
          <table:table-cell office:value-type="float" office:value="57648" calcext:value-type="float">
            <text:p>57648</text:p>
          </table:table-cell>
          <table:table-cell office:value-type="float" office:value="1241" calcext:value-type="float">
            <text:p>1241</text:p>
          </table:table-cell>
          <table:table-cell office:value-type="float" office:value="1201" calcext:value-type="float">
            <text:p>1201</text:p>
          </table:table-cell>
          <table:table-cell office:value-type="float" office:value="2.542116" calcext:value-type="float">
            <text:p>2.542116</text:p>
          </table:table-cell>
          <table:table-cell office:value-type="float" office:value="109.02544" calcext:value-type="float">
            <text:p>109.02544</text:p>
          </table:table-cell>
          <table:table-cell office:value-type="float" office:value="106.483324" calcext:value-type="float">
            <text:p>106.483324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7941548" calcext:value-type="float">
            <text:p>7941548</text:p>
          </table:table-cell>
          <table:table-cell office:value-type="float" office:value="13366" calcext:value-type="float">
            <text:p>13366</text:p>
          </table:table-cell>
          <table:table-cell office:value-type="float" office:value="7549" calcext:value-type="float">
            <text:p>7549</text:p>
          </table:table-cell>
          <table:table-cell office:value-type="float" office:value="1.007362" calcext:value-type="float">
            <text:p>1.007362</text:p>
          </table:table-cell>
          <table:table-cell office:value-type="float" office:value="100.277664" calcext:value-type="float">
            <text:p>100.277664</text:p>
          </table:table-cell>
          <table:table-cell office:value-type="float" office:value="99.270302" calcext:value-type="float">
            <text:p>99.270302</text:p>
          </table:table-cell>
          <table:table-cell office:value-type="float" office:value="0.639994" calcext:value-type="float">
            <text:p>0.639994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58928" calcext:value-type="float">
            <text:p>14058928</text:p>
          </table:table-cell>
          <table:table-cell office:value-type="float" office:value="1273972" calcext:value-type="float">
            <text:p>1273972</text:p>
          </table:table-cell>
          <table:table-cell office:value-type="float" office:value="13364" calcext:value-type="float">
            <text:p>13364</text:p>
          </table:table-cell>
          <table:table-cell office:value-type="float" office:value="1211" calcext:value-type="float">
            <text:p>1211</text:p>
          </table:table-cell>
          <table:table-cell office:value-type="float" office:value="1.097052" calcext:value-type="float">
            <text:p>1.097052</text:p>
          </table:table-cell>
          <table:table-cell office:value-type="float" office:value="102.97151" calcext:value-type="float">
            <text:p>102.97151</text:p>
          </table:table-cell>
          <table:table-cell office:value-type="float" office:value="101.874458" calcext:value-type="float">
            <text:p>101.874458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0640" calcext:value-type="float">
            <text:p>190640</text:p>
          </table:table-cell>
          <table:table-cell office:value-type="float" office:value="189640" calcext:value-type="float">
            <text:p>189640</text:p>
          </table:table-cell>
          <table:table-cell office:value-type="float" office:value="4715" calcext:value-type="float">
            <text:p>4715</text:p>
          </table:table-cell>
          <table:table-cell office:value-type="float" office:value="4690" calcext:value-type="float">
            <text:p>4690</text:p>
          </table:table-cell>
          <table:table-cell office:value-type="float" office:value="1.037523" calcext:value-type="float">
            <text:p>1.037523</text:p>
          </table:table-cell>
          <table:table-cell office:value-type="float" office:value="102.468408" calcext:value-type="float">
            <text:p>102.468408</text:p>
          </table:table-cell>
          <table:table-cell office:value-type="float" office:value="101.430884" calcext:value-type="float">
            <text:p>101.430884</text:p>
          </table:table-cell>
          <table:table-cell office:value-type="float" office:value="0.014957" calcext:value-type="float">
            <text:p>0.014957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96" calcext:value-type="float">
            <text:p>3696</text:p>
          </table:table-cell>
          <table:table-cell office:value-type="float" office:value="1328" calcext:value-type="float">
            <text:p>1328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.015393" calcext:value-type="float">
            <text:p>1.015393</text:p>
          </table:table-cell>
          <table:table-cell office:value-type="float" office:value="102.471328" calcext:value-type="float">
            <text:p>102.471328</text:p>
          </table:table-cell>
          <table:table-cell office:value-type="float" office:value="101.455934" calcext:value-type="float">
            <text:p>101.45593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0" calcext:value-type="float">
            <text:p>2010</text:p>
          </table:table-cell>
          <table:table-cell office:value-type="float" office:value="1950" calcext:value-type="float">
            <text:p>195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.055707" calcext:value-type="float">
            <text:p>1.055707</text:p>
          </table:table-cell>
          <table:table-cell office:value-type="float" office:value="102.469762" calcext:value-type="float">
            <text:p>102.469762</text:p>
          </table:table-cell>
          <table:table-cell office:value-type="float" office:value="101.414054" calcext:value-type="float">
            <text:p>101.41405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48" calcext:value-type="float">
            <text:p>60048</text:p>
          </table:table-cell>
          <table:table-cell office:value-type="float" office:value="55056" calcext:value-type="float">
            <text:p>55056</text:p>
          </table:table-cell>
          <table:table-cell office:value-type="float" office:value="1251" calcext:value-type="float">
            <text:p>1251</text:p>
          </table:table-cell>
          <table:table-cell office:value-type="float" office:value="1147" calcext:value-type="float">
            <text:p>1147</text:p>
          </table:table-cell>
          <table:table-cell office:value-type="float" office:value="3.093014" calcext:value-type="float">
            <text:p>3.093014</text:p>
          </table:table-cell>
          <table:table-cell office:value-type="float" office:value="109.024261" calcext:value-type="float">
            <text:p>109.024261</text:p>
          </table:table-cell>
          <table:table-cell office:value-type="float" office:value="105.931247" calcext:value-type="float">
            <text:p>105.931247</text:p>
          </table:table-cell>
          <table:table-cell office:value-type="float" office:value="0.004158" calcext:value-type="float">
            <text:p>0.004158</text:p>
          </table:table-cell>
          <table:table-cell office:value-type="float" office:value="1.10592" calcext:value-type="float">
            <text:p>1.1059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8446508" calcext:value-type="float">
            <text:p>8446508</text:p>
          </table:table-cell>
          <table:table-cell office:value-type="float" office:value="13465" calcext:value-type="float">
            <text:p>13465</text:p>
          </table:table-cell>
          <table:table-cell office:value-type="float" office:value="8029" calcext:value-type="float">
            <text:p>8029</text:p>
          </table:table-cell>
          <table:table-cell office:value-type="float" office:value="1.01831" calcext:value-type="float">
            <text:p>1.01831</text:p>
          </table:table-cell>
          <table:table-cell office:value-type="float" office:value="100.51315" calcext:value-type="float">
            <text:p>100.51315</text:p>
          </table:table-cell>
          <table:table-cell office:value-type="float" office:value="99.49484" calcext:value-type="float">
            <text:p>99.49484</text:p>
          </table:table-cell>
          <table:table-cell office:value-type="float" office:value="0.679151" calcext:value-type="float">
            <text:p>0.67915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3076" calcext:value-type="float">
            <text:p>14163076</text:p>
          </table:table-cell>
          <table:table-cell office:value-type="float" office:value="1187708" calcext:value-type="float">
            <text:p>1187708</text:p>
          </table:table-cell>
          <table:table-cell office:value-type="float" office:value="13463" calcext:value-type="float">
            <text:p>13463</text:p>
          </table:table-cell>
          <table:table-cell office:value-type="float" office:value="1129" calcext:value-type="float">
            <text:p>1129</text:p>
          </table:table-cell>
          <table:table-cell office:value-type="float" office:value="1.099612" calcext:value-type="float">
            <text:p>1.099612</text:p>
          </table:table-cell>
          <table:table-cell office:value-type="float" office:value="100.770283" calcext:value-type="float">
            <text:p>100.770283</text:p>
          </table:table-cell>
          <table:table-cell office:value-type="float" office:value="99.670671" calcext:value-type="float">
            <text:p>99.670671</text:p>
          </table:table-cell>
          <table:table-cell office:value-type="float" office:value="0.095331" calcext:value-type="float">
            <text:p>0.09533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784" calcext:value-type="float">
            <text:p>181784</text:p>
          </table:table-cell>
          <table:table-cell office:value-type="float" office:value="181664" calcext:value-type="float">
            <text:p>181664</text:p>
          </table:table-cell>
          <table:table-cell office:value-type="float" office:value="4498" calcext:value-type="float">
            <text:p>4498</text:p>
          </table:table-cell>
          <table:table-cell office:value-type="float" office:value="4495" calcext:value-type="float">
            <text:p>4495</text:p>
          </table:table-cell>
          <table:table-cell office:value-type="float" office:value="1.039723" calcext:value-type="float">
            <text:p>1.039723</text:p>
          </table:table-cell>
          <table:table-cell office:value-type="float" office:value="100.019782" calcext:value-type="float">
            <text:p>100.019782</text:p>
          </table:table-cell>
          <table:table-cell office:value-type="float" office:value="98.980059" calcext:value-type="float">
            <text:p>98.980059</text:p>
          </table:table-cell>
          <table:table-cell office:value-type="float" office:value="0.014683" calcext:value-type="float">
            <text:p>0.01468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76" calcext:value-type="float">
            <text:p>3576</text:p>
          </table:table-cell>
          <table:table-cell office:value-type="float" office:value="1344" calcext:value-type="float">
            <text:p>134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.04121" calcext:value-type="float">
            <text:p>1.04121</text:p>
          </table:table-cell>
          <table:table-cell office:value-type="float" office:value="100.793813" calcext:value-type="float">
            <text:p>100.793813</text:p>
          </table:table-cell>
          <table:table-cell office:value-type="float" office:value="99.752603" calcext:value-type="float">
            <text:p>99.75260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2118" calcext:value-type="float">
            <text:p>211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.064677" calcext:value-type="float">
            <text:p>1.064677</text:p>
          </table:table-cell>
          <table:table-cell office:value-type="float" office:value="100.792407" calcext:value-type="float">
            <text:p>100.792407</text:p>
          </table:table-cell>
          <table:table-cell office:value-type="float" office:value="99.727731" calcext:value-type="float">
            <text:p>99.72773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00" calcext:value-type="float">
            <text:p>58800</text:p>
          </table:table-cell>
          <table:table-cell office:value-type="float" office:value="54336" calcext:value-type="float">
            <text:p>54336</text:p>
          </table:table-cell>
          <table:table-cell office:value-type="float" office:value="1225" calcext:value-type="float">
            <text:p>1225</text:p>
          </table:table-cell>
          <table:table-cell office:value-type="float" office:value="1132" calcext:value-type="float">
            <text:p>1132</text:p>
          </table:table-cell>
          <table:table-cell office:value-type="float" office:value="2.505579" calcext:value-type="float">
            <text:p>2.505579</text:p>
          </table:table-cell>
          <table:table-cell office:value-type="float" office:value="109.022794" calcext:value-type="float">
            <text:p>109.022794</text:p>
          </table:table-cell>
          <table:table-cell office:value-type="float" office:value="106.517215" calcext:value-type="float">
            <text:p>106.517215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8127752" calcext:value-type="float">
            <text:p>8127752</text:p>
          </table:table-cell>
          <table:table-cell office:value-type="float" office:value="13564" calcext:value-type="float">
            <text:p>13564</text:p>
          </table:table-cell>
          <table:table-cell office:value-type="float" office:value="7726" calcext:value-type="float">
            <text:p>7726</text:p>
          </table:table-cell>
          <table:table-cell office:value-type="float" office:value="1.011342" calcext:value-type="float">
            <text:p>1.011342</text:p>
          </table:table-cell>
          <table:table-cell office:value-type="float" office:value="100.524988" calcext:value-type="float">
            <text:p>100.524988</text:p>
          </table:table-cell>
          <table:table-cell office:value-type="float" office:value="99.513646" calcext:value-type="float">
            <text:p>99.513646</text:p>
          </table:table-cell>
          <table:table-cell office:value-type="float" office:value="0.653398" calcext:value-type="float">
            <text:p>0.653398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7224" calcext:value-type="float">
            <text:p>14267224</text:p>
          </table:table-cell>
          <table:table-cell office:value-type="float" office:value="1253984" calcext:value-type="float">
            <text:p>1253984</text:p>
          </table:table-cell>
          <table:table-cell office:value-type="float" office:value="13562" calcext:value-type="float">
            <text:p>13562</text:p>
          </table:table-cell>
          <table:table-cell office:value-type="float" office:value="1192" calcext:value-type="float">
            <text:p>1192</text:p>
          </table:table-cell>
          <table:table-cell office:value-type="float" office:value="1.100793" calcext:value-type="float">
            <text:p>1.100793</text:p>
          </table:table-cell>
          <table:table-cell office:value-type="float" office:value="100.704845" calcext:value-type="float">
            <text:p>100.704845</text:p>
          </table:table-cell>
          <table:table-cell office:value-type="float" office:value="99.604052" calcext:value-type="float">
            <text:p>99.604052</text:p>
          </table:table-cell>
          <table:table-cell office:value-type="float" office:value="0.100718" calcext:value-type="float">
            <text:p>0.100718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528" calcext:value-type="float">
            <text:p>182528</text:p>
          </table:table-cell>
          <table:table-cell office:value-type="float" office:value="181800" calcext:value-type="float">
            <text:p>181800</text:p>
          </table:table-cell>
          <table:table-cell office:value-type="float" office:value="4511" calcext:value-type="float">
            <text:p>4511</text:p>
          </table:table-cell>
          <table:table-cell office:value-type="float" office:value="4493" calcext:value-type="float">
            <text:p>4493</text:p>
          </table:table-cell>
          <table:table-cell office:value-type="float" office:value="1.042693" calcext:value-type="float">
            <text:p>1.042693</text:p>
          </table:table-cell>
          <table:table-cell office:value-type="float" office:value="100.54853" calcext:value-type="float">
            <text:p>100.54853</text:p>
          </table:table-cell>
          <table:table-cell office:value-type="float" office:value="99.505838" calcext:value-type="float">
            <text:p>99.505838</text:p>
          </table:table-cell>
          <table:table-cell office:value-type="float" office:value="0.014616" calcext:value-type="float">
            <text:p>0.014616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12" calcext:value-type="float">
            <text:p>3512</text:p>
          </table:table-cell>
          <table:table-cell office:value-type="float" office:value="1232" calcext:value-type="float">
            <text:p>123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.041286" calcext:value-type="float">
            <text:p>1.041286</text:p>
          </table:table-cell>
          <table:table-cell office:value-type="float" office:value="94.652739" calcext:value-type="float">
            <text:p>94.652739</text:p>
          </table:table-cell>
          <table:table-cell office:value-type="float" office:value="93.611453" calcext:value-type="float">
            <text:p>93.61145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2040" calcext:value-type="float">
            <text:p>204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.071222" calcext:value-type="float">
            <text:p>1.071222</text:p>
          </table:table-cell>
          <table:table-cell office:value-type="float" office:value="99.721192" calcext:value-type="float">
            <text:p>99.721192</text:p>
          </table:table-cell>
          <table:table-cell office:value-type="float" office:value="98.64997" calcext:value-type="float">
            <text:p>98.64997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232" calcext:value-type="float">
            <text:p>59232</text:p>
          </table:table-cell>
          <table:table-cell office:value-type="float" office:value="54240" calcext:value-type="float">
            <text:p>54240</text:p>
          </table:table-cell>
          <table:table-cell office:value-type="float" office:value="1234" calcext:value-type="float">
            <text:p>1234</text:p>
          </table:table-cell>
          <table:table-cell office:value-type="float" office:value="1130" calcext:value-type="float">
            <text:p>1130</text:p>
          </table:table-cell>
          <table:table-cell office:value-type="float" office:value="4.205383" calcext:value-type="float">
            <text:p>4.205383</text:p>
          </table:table-cell>
          <table:table-cell office:value-type="float" office:value="109.022579" calcext:value-type="float">
            <text:p>109.022579</text:p>
          </table:table-cell>
          <table:table-cell office:value-type="float" office:value="104.817196" calcext:value-type="float">
            <text:p>104.817196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1.122304" calcext:value-type="float">
            <text:p>1.12230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8862048" calcext:value-type="float">
            <text:p>8862048</text:p>
          </table:table-cell>
          <table:table-cell office:value-type="float" office:value="13662" calcext:value-type="float">
            <text:p>13662</text:p>
          </table:table-cell>
          <table:table-cell office:value-type="float" office:value="8424" calcext:value-type="float">
            <text:p>8424</text:p>
          </table:table-cell>
          <table:table-cell office:value-type="float" office:value="1.016289" calcext:value-type="float">
            <text:p>1.016289</text:p>
          </table:table-cell>
          <table:table-cell office:value-type="float" office:value="100.516603" calcext:value-type="float">
            <text:p>100.516603</text:p>
          </table:table-cell>
          <table:table-cell office:value-type="float" office:value="99.500313" calcext:value-type="float">
            <text:p>99.500313</text:p>
          </table:table-cell>
          <table:table-cell office:value-type="float" office:value="0.712524" calcext:value-type="float">
            <text:p>0.71252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1372" calcext:value-type="float">
            <text:p>14371372</text:p>
          </table:table-cell>
          <table:table-cell office:value-type="float" office:value="1215060" calcext:value-type="float">
            <text:p>1215060</text:p>
          </table:table-cell>
          <table:table-cell office:value-type="float" office:value="13661" calcext:value-type="float">
            <text:p>13661</text:p>
          </table:table-cell>
          <table:table-cell office:value-type="float" office:value="1155" calcext:value-type="float">
            <text:p>1155</text:p>
          </table:table-cell>
          <table:table-cell office:value-type="float" office:value="2.093722" calcext:value-type="float">
            <text:p>2.093722</text:p>
          </table:table-cell>
          <table:table-cell office:value-type="float" office:value="100.764793" calcext:value-type="float">
            <text:p>100.764793</text:p>
          </table:table-cell>
          <table:table-cell office:value-type="float" office:value="98.671071" calcext:value-type="float">
            <text:p>98.671071</text:p>
          </table:table-cell>
          <table:table-cell office:value-type="float" office:value="0.098514" calcext:value-type="float">
            <text:p>0.098514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4024" calcext:value-type="float">
            <text:p>164024</text:p>
          </table:table-cell>
          <table:table-cell office:value-type="float" office:value="163544" calcext:value-type="float">
            <text:p>163544</text:p>
          </table:table-cell>
          <table:table-cell office:value-type="float" office:value="4055" calcext:value-type="float">
            <text:p>4055</text:p>
          </table:table-cell>
          <table:table-cell office:value-type="float" office:value="4043" calcext:value-type="float">
            <text:p>4043</text:p>
          </table:table-cell>
          <table:table-cell office:value-type="float" office:value="1.044672" calcext:value-type="float">
            <text:p>1.044672</text:p>
          </table:table-cell>
          <table:table-cell office:value-type="float" office:value="100.773801" calcext:value-type="float">
            <text:p>100.773801</text:p>
          </table:table-cell>
          <table:table-cell office:value-type="float" office:value="99.729129" calcext:value-type="float">
            <text:p>99.729129</text:p>
          </table:table-cell>
          <table:table-cell office:value-type="float" office:value="0.013119" calcext:value-type="float">
            <text:p>0.0131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44" calcext:value-type="float">
            <text:p>4144</text:p>
          </table:table-cell>
          <table:table-cell office:value-type="float" office:value="1656" calcext:value-type="float">
            <text:p>1656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.043125" calcext:value-type="float">
            <text:p>1.043125</text:p>
          </table:table-cell>
          <table:table-cell office:value-type="float" office:value="100.541411" calcext:value-type="float">
            <text:p>100.541411</text:p>
          </table:table-cell>
          <table:table-cell office:value-type="float" office:value="99.498285" calcext:value-type="float">
            <text:p>99.49828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0" calcext:value-type="float">
            <text:p>2340</text:p>
          </table:table-cell>
          <table:table-cell office:value-type="float" office:value="2250" calcext:value-type="float">
            <text:p>225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.055306" calcext:value-type="float">
            <text:p>2.055306</text:p>
          </table:table-cell>
          <table:table-cell office:value-type="float" office:value="100.242183" calcext:value-type="float">
            <text:p>100.242183</text:p>
          </table:table-cell>
          <table:table-cell office:value-type="float" office:value="98.186877" calcext:value-type="float">
            <text:p>98.18687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312" calcext:value-type="float">
            <text:p>57312</text:p>
          </table:table-cell>
          <table:table-cell office:value-type="float" office:value="52416" calcext:value-type="float">
            <text:p>52416</text:p>
          </table:table-cell>
          <table:table-cell office:value-type="float" office:value="1194" calcext:value-type="float">
            <text:p>1194</text:p>
          </table:table-cell>
          <table:table-cell office:value-type="float" office:value="1092" calcext:value-type="float">
            <text:p>1092</text:p>
          </table:table-cell>
          <table:table-cell office:value-type="float" office:value="4.066877" calcext:value-type="float">
            <text:p>4.066877</text:p>
          </table:table-cell>
          <table:table-cell office:value-type="float" office:value="109.023766" calcext:value-type="float">
            <text:p>109.023766</text:p>
          </table:table-cell>
          <table:table-cell office:value-type="float" office:value="104.95689" calcext:value-type="float">
            <text:p>104.95689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9074552" calcext:value-type="float">
            <text:p>9074552</text:p>
          </table:table-cell>
          <table:table-cell office:value-type="float" office:value="13761" calcext:value-type="float">
            <text:p>13761</text:p>
          </table:table-cell>
          <table:table-cell office:value-type="float" office:value="8626" calcext:value-type="float">
            <text:p>8626</text:p>
          </table:table-cell>
          <table:table-cell office:value-type="float" office:value="1.019284" calcext:value-type="float">
            <text:p>1.019284</text:p>
          </table:table-cell>
          <table:table-cell office:value-type="float" office:value="100.50433" calcext:value-type="float">
            <text:p>100.50433</text:p>
          </table:table-cell>
          <table:table-cell office:value-type="float" office:value="99.485046" calcext:value-type="float">
            <text:p>99.485046</text:p>
          </table:table-cell>
          <table:table-cell office:value-type="float" office:value="0.729722" calcext:value-type="float">
            <text:p>0.729722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5520" calcext:value-type="float">
            <text:p>14475520</text:p>
          </table:table-cell>
          <table:table-cell office:value-type="float" office:value="1139316" calcext:value-type="float">
            <text:p>1139316</text:p>
          </table:table-cell>
          <table:table-cell office:value-type="float" office:value="13760" calcext:value-type="float">
            <text:p>13760</text:p>
          </table:table-cell>
          <table:table-cell office:value-type="float" office:value="1083" calcext:value-type="float">
            <text:p>1083</text:p>
          </table:table-cell>
          <table:table-cell office:value-type="float" office:value="1.121743" calcext:value-type="float">
            <text:p>1.121743</text:p>
          </table:table-cell>
          <table:table-cell office:value-type="float" office:value="100.517308" calcext:value-type="float">
            <text:p>100.517308</text:p>
          </table:table-cell>
          <table:table-cell office:value-type="float" office:value="99.395564" calcext:value-type="float">
            <text:p>99.395564</text:p>
          </table:table-cell>
          <table:table-cell office:value-type="float" office:value="0.0917" calcext:value-type="float">
            <text:p>0.0917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55280" calcext:value-type="float">
            <text:p>155280</text:p>
          </table:table-cell>
          <table:table-cell office:value-type="float" office:value="155080" calcext:value-type="float">
            <text:p>155080</text:p>
          </table:table-cell>
          <table:table-cell office:value-type="float" office:value="3832" calcext:value-type="float">
            <text:p>3832</text:p>
          </table:table-cell>
          <table:table-cell office:value-type="float" office:value="3827" calcext:value-type="float">
            <text:p>3827</text:p>
          </table:table-cell>
          <table:table-cell office:value-type="float" office:value="1.030557" calcext:value-type="float">
            <text:p>1.030557</text:p>
          </table:table-cell>
          <table:table-cell office:value-type="float" office:value="100.626292" calcext:value-type="float">
            <text:p>100.626292</text:p>
          </table:table-cell>
          <table:table-cell office:value-type="float" office:value="99.595736" calcext:value-type="float">
            <text:p>99.595736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1056" calcext:value-type="float">
            <text:p>1056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.02899" calcext:value-type="float">
            <text:p>1.02899</text:p>
          </table:table-cell>
          <table:table-cell office:value-type="float" office:value="101.004566" calcext:value-type="float">
            <text:p>101.004566</text:p>
          </table:table-cell>
          <table:table-cell office:value-type="float" office:value="99.975576" calcext:value-type="float">
            <text:p>99.975576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2058" calcext:value-type="float">
            <text:p>2058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.053723" calcext:value-type="float">
            <text:p>1.053723</text:p>
          </table:table-cell>
          <table:table-cell office:value-type="float" office:value="100.511806" calcext:value-type="float">
            <text:p>100.511806</text:p>
          </table:table-cell>
          <table:table-cell office:value-type="float" office:value="99.458082" calcext:value-type="float">
            <text:p>99.45808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166" calcext:value-type="float">
            <text:p>59166</text:p>
          </table:table-cell>
          <table:table-cell office:value-type="float" office:value="57246" calcext:value-type="float">
            <text:p>57246</text:p>
          </table:table-cell>
          <table:table-cell office:value-type="float" office:value="1233" calcext:value-type="float">
            <text:p>1233</text:p>
          </table:table-cell>
          <table:table-cell office:value-type="float" office:value="1193" calcext:value-type="float">
            <text:p>1193</text:p>
          </table:table-cell>
          <table:table-cell office:value-type="float" office:value="2.872695" calcext:value-type="float">
            <text:p>2.872695</text:p>
          </table:table-cell>
          <table:table-cell office:value-type="float" office:value="109.024894" calcext:value-type="float">
            <text:p>109.024894</text:p>
          </table:table-cell>
          <table:table-cell office:value-type="float" office:value="106.152199" calcext:value-type="float">
            <text:p>106.152199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1.138688" calcext:value-type="float">
            <text:p>1.138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8363400" calcext:value-type="float">
            <text:p>8363400</text:p>
          </table:table-cell>
          <table:table-cell office:value-type="float" office:value="13861" calcext:value-type="float">
            <text:p>13861</text:p>
          </table:table-cell>
          <table:table-cell office:value-type="float" office:value="7950" calcext:value-type="float">
            <text:p>7950</text:p>
          </table:table-cell>
          <table:table-cell office:value-type="float" office:value="1.01959" calcext:value-type="float">
            <text:p>1.01959</text:p>
          </table:table-cell>
          <table:table-cell office:value-type="float" office:value="100.5057" calcext:value-type="float">
            <text:p>100.5057</text:p>
          </table:table-cell>
          <table:table-cell office:value-type="float" office:value="99.48611" calcext:value-type="float">
            <text:p>99.48611</text:p>
          </table:table-cell>
          <table:table-cell office:value-type="float" office:value="0.672528" calcext:value-type="float">
            <text:p>0.67252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79668" calcext:value-type="float">
            <text:p>14579668</text:p>
          </table:table-cell>
          <table:table-cell office:value-type="float" office:value="1149836" calcext:value-type="float">
            <text:p>1149836</text:p>
          </table:table-cell>
          <table:table-cell office:value-type="float" office:value="13859" calcext:value-type="float">
            <text:p>13859</text:p>
          </table:table-cell>
          <table:table-cell office:value-type="float" office:value="1093" calcext:value-type="float">
            <text:p>1093</text:p>
          </table:table-cell>
          <table:table-cell office:value-type="float" office:value="1.123271" calcext:value-type="float">
            <text:p>1.123271</text:p>
          </table:table-cell>
          <table:table-cell office:value-type="float" office:value="100.756514" calcext:value-type="float">
            <text:p>100.756514</text:p>
          </table:table-cell>
          <table:table-cell office:value-type="float" office:value="99.633243" calcext:value-type="float">
            <text:p>99.633243</text:p>
          </table:table-cell>
          <table:table-cell office:value-type="float" office:value="0.092325" calcext:value-type="float">
            <text:p>0.092325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424" calcext:value-type="float">
            <text:p>177424</text:p>
          </table:table-cell>
          <table:table-cell office:value-type="float" office:value="177224" calcext:value-type="float">
            <text:p>177224</text:p>
          </table:table-cell>
          <table:table-cell office:value-type="float" office:value="4387" calcext:value-type="float">
            <text:p>4387</text:p>
          </table:table-cell>
          <table:table-cell office:value-type="float" office:value="4382" calcext:value-type="float">
            <text:p>4382</text:p>
          </table:table-cell>
          <table:table-cell office:value-type="float" office:value="1.035721" calcext:value-type="float">
            <text:p>1.035721</text:p>
          </table:table-cell>
          <table:table-cell office:value-type="float" office:value="100.613904" calcext:value-type="float">
            <text:p>100.613904</text:p>
          </table:table-cell>
          <table:table-cell office:value-type="float" office:value="99.578183" calcext:value-type="float">
            <text:p>99.578183</text:p>
          </table:table-cell>
          <table:table-cell office:value-type="float" office:value="0.014238" calcext:value-type="float">
            <text:p>0.01423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08" calcext:value-type="float">
            <text:p>3808</text:p>
          </table:table-cell>
          <table:table-cell office:value-type="float" office:value="1296" calcext:value-type="float">
            <text:p>129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.037247" calcext:value-type="float">
            <text:p>1.037247</text:p>
          </table:table-cell>
          <table:table-cell office:value-type="float" office:value="100.758545" calcext:value-type="float">
            <text:p>100.758545</text:p>
          </table:table-cell>
          <table:table-cell office:value-type="float" office:value="99.721298" calcext:value-type="float">
            <text:p>99.72129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2118" calcext:value-type="float">
            <text:p>211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.056381" calcext:value-type="float">
            <text:p>1.056381</text:p>
          </table:table-cell>
          <table:table-cell office:value-type="float" office:value="100.693016" calcext:value-type="float">
            <text:p>100.693016</text:p>
          </table:table-cell>
          <table:table-cell office:value-type="float" office:value="99.636635" calcext:value-type="float">
            <text:p>99.63663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00" calcext:value-type="float">
            <text:p>58800</text:p>
          </table:table-cell>
          <table:table-cell office:value-type="float" office:value="55632" calcext:value-type="float">
            <text:p>55632</text:p>
          </table:table-cell>
          <table:table-cell office:value-type="float" office:value="1225" calcext:value-type="float">
            <text:p>1225</text:p>
          </table:table-cell>
          <table:table-cell office:value-type="float" office:value="1159" calcext:value-type="float">
            <text:p>1159</text:p>
          </table:table-cell>
          <table:table-cell office:value-type="float" office:value="2.98335" calcext:value-type="float">
            <text:p>2.98335</text:p>
          </table:table-cell>
          <table:table-cell office:value-type="float" office:value="109.024567" calcext:value-type="float">
            <text:p>109.024567</text:p>
          </table:table-cell>
          <table:table-cell office:value-type="float" office:value="106.041217" calcext:value-type="float">
            <text:p>106.041217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7960484" calcext:value-type="float">
            <text:p>7960484</text:p>
          </table:table-cell>
          <table:table-cell office:value-type="float" office:value="13959" calcext:value-type="float">
            <text:p>13959</text:p>
          </table:table-cell>
          <table:table-cell office:value-type="float" office:value="7567" calcext:value-type="float">
            <text:p>7567</text:p>
          </table:table-cell>
          <table:table-cell office:value-type="float" office:value="1.009361" calcext:value-type="float">
            <text:p>1.009361</text:p>
          </table:table-cell>
          <table:table-cell office:value-type="float" office:value="100.350594" calcext:value-type="float">
            <text:p>100.350594</text:p>
          </table:table-cell>
          <table:table-cell office:value-type="float" office:value="99.341232" calcext:value-type="float">
            <text:p>99.341232</text:p>
          </table:table-cell>
          <table:table-cell office:value-type="float" office:value="0.641062" calcext:value-type="float">
            <text:p>0.64106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3816" calcext:value-type="float">
            <text:p>14683816</text:p>
          </table:table-cell>
          <table:table-cell office:value-type="float" office:value="1149836" calcext:value-type="float">
            <text:p>1149836</text:p>
          </table:table-cell>
          <table:table-cell office:value-type="float" office:value="13958" calcext:value-type="float">
            <text:p>13958</text:p>
          </table:table-cell>
          <table:table-cell office:value-type="float" office:value="1093" calcext:value-type="float">
            <text:p>1093</text:p>
          </table:table-cell>
          <table:table-cell office:value-type="float" office:value="1.085969" calcext:value-type="float">
            <text:p>1.085969</text:p>
          </table:table-cell>
          <table:table-cell office:value-type="float" office:value="100.493702" calcext:value-type="float">
            <text:p>100.493702</text:p>
          </table:table-cell>
          <table:table-cell office:value-type="float" office:value="99.407732" calcext:value-type="float">
            <text:p>99.407732</text:p>
          </table:table-cell>
          <table:table-cell office:value-type="float" office:value="0.092535" calcext:value-type="float">
            <text:p>0.092535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8680" calcext:value-type="float">
            <text:p>188680</text:p>
          </table:table-cell>
          <table:table-cell office:value-type="float" office:value="188160" calcext:value-type="float">
            <text:p>188160</text:p>
          </table:table-cell>
          <table:table-cell office:value-type="float" office:value="4659" calcext:value-type="float">
            <text:p>4659</text:p>
          </table:table-cell>
          <table:table-cell office:value-type="float" office:value="4646" calcext:value-type="float">
            <text:p>4646</text:p>
          </table:table-cell>
          <table:table-cell office:value-type="float" office:value="1.029787" calcext:value-type="float">
            <text:p>1.029787</text:p>
          </table:table-cell>
          <table:table-cell office:value-type="float" office:value="99.776217" calcext:value-type="float">
            <text:p>99.776217</text:p>
          </table:table-cell>
          <table:table-cell office:value-type="float" office:value="98.74643" calcext:value-type="float">
            <text:p>98.74643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44" calcext:value-type="float">
            <text:p>4344</text:p>
          </table:table-cell>
          <table:table-cell office:value-type="float" office:value="1504" calcext:value-type="float">
            <text:p>1504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.0283" calcext:value-type="float">
            <text:p>1.0283</text:p>
          </table:table-cell>
          <table:table-cell office:value-type="float" office:value="100.122418" calcext:value-type="float">
            <text:p>100.122418</text:p>
          </table:table-cell>
          <table:table-cell office:value-type="float" office:value="99.094118" calcext:value-type="float">
            <text:p>99.09411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2220" calcext:value-type="float">
            <text:p>222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047751" calcext:value-type="float">
            <text:p>1.047751</text:p>
          </table:table-cell>
          <table:table-cell office:value-type="float" office:value="98.861312" calcext:value-type="float">
            <text:p>98.861312</text:p>
          </table:table-cell>
          <table:table-cell office:value-type="float" office:value="97.813561" calcext:value-type="float">
            <text:p>97.81356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712" calcext:value-type="float">
            <text:p>59712</text:p>
          </table:table-cell>
          <table:table-cell office:value-type="float" office:value="55824" calcext:value-type="float">
            <text:p>55824</text:p>
          </table:table-cell>
          <table:table-cell office:value-type="float" office:value="1244" calcext:value-type="float">
            <text:p>1244</text:p>
          </table:table-cell>
          <table:table-cell office:value-type="float" office:value="1163" calcext:value-type="float">
            <text:p>1163</text:p>
          </table:table-cell>
          <table:table-cell office:value-type="float" office:value="2.924642" calcext:value-type="float">
            <text:p>2.924642</text:p>
          </table:table-cell>
          <table:table-cell office:value-type="float" office:value="109.024446" calcext:value-type="float">
            <text:p>109.024446</text:p>
          </table:table-cell>
          <table:table-cell office:value-type="float" office:value="106.099804" calcext:value-type="float">
            <text:p>106.099804</text:p>
          </table:table-cell>
          <table:table-cell office:value-type="float" office:value="0.004209" calcext:value-type="float">
            <text:p>0.004209</text:p>
          </table:table-cell>
          <table:table-cell office:value-type="float" office:value="1.155072" calcext:value-type="float">
            <text:p>1.155072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7898416" calcext:value-type="float">
            <text:p>7898416</text:p>
          </table:table-cell>
          <table:table-cell office:value-type="float" office:value="14058" calcext:value-type="float">
            <text:p>14058</text:p>
          </table:table-cell>
          <table:table-cell office:value-type="float" office:value="7508" calcext:value-type="float">
            <text:p>7508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100.496378" calcext:value-type="float">
            <text:p>100.496378</text:p>
          </table:table-cell>
          <table:table-cell office:value-type="float" office:value="99.477008" calcext:value-type="float">
            <text:p>99.477008</text:p>
          </table:table-cell>
          <table:table-cell office:value-type="float" office:value="0.635195" calcext:value-type="float">
            <text:p>0.63519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7964" calcext:value-type="float">
            <text:p>14787964</text:p>
          </table:table-cell>
          <table:table-cell office:value-type="float" office:value="1197176" calcext:value-type="float">
            <text:p>1197176</text:p>
          </table:table-cell>
          <table:table-cell office:value-type="float" office:value="14057" calcext:value-type="float">
            <text:p>14057</text:p>
          </table:table-cell>
          <table:table-cell office:value-type="float" office:value="1138" calcext:value-type="float">
            <text:p>1138</text:p>
          </table:table-cell>
          <table:table-cell office:value-type="float" office:value="1.112517" calcext:value-type="float">
            <text:p>1.112517</text:p>
          </table:table-cell>
          <table:table-cell office:value-type="float" office:value="100.27731" calcext:value-type="float">
            <text:p>100.27731</text:p>
          </table:table-cell>
          <table:table-cell office:value-type="float" office:value="99.164792" calcext:value-type="float">
            <text:p>99.164792</text:p>
          </table:table-cell>
          <table:table-cell office:value-type="float" office:value="0.096581" calcext:value-type="float">
            <text:p>0.09658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8416" calcext:value-type="float">
            <text:p>188416</text:p>
          </table:table-cell>
          <table:table-cell office:value-type="float" office:value="187616" calcext:value-type="float">
            <text:p>187616</text:p>
          </table:table-cell>
          <table:table-cell office:value-type="float" office:value="4655" calcext:value-type="float">
            <text:p>4655</text:p>
          </table:table-cell>
          <table:table-cell office:value-type="float" office:value="4635" calcext:value-type="float">
            <text:p>4635</text:p>
          </table:table-cell>
          <table:table-cell office:value-type="float" office:value="1.036391" calcext:value-type="float">
            <text:p>1.036391</text:p>
          </table:table-cell>
          <table:table-cell office:value-type="float" office:value="100.627222" calcext:value-type="float">
            <text:p>100.627222</text:p>
          </table:table-cell>
          <table:table-cell office:value-type="float" office:value="99.590831" calcext:value-type="float">
            <text:p>99.590831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336" calcext:value-type="float">
            <text:p>5336</text:p>
          </table:table-cell>
          <table:table-cell office:value-type="float" office:value="1552" calcext:value-type="float">
            <text:p>1552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.038747" calcext:value-type="float">
            <text:p>1.038747</text:p>
          </table:table-cell>
          <table:table-cell office:value-type="float" office:value="101.014217" calcext:value-type="float">
            <text:p>101.014217</text:p>
          </table:table-cell>
          <table:table-cell office:value-type="float" office:value="99.97547" calcext:value-type="float">
            <text:p>99.9754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928" calcext:value-type="float">
            <text:p>2928</text:p>
          </table:table-cell>
          <table:table-cell office:value-type="float" office:value="2598" calcext:value-type="float">
            <text:p>259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.083975" calcext:value-type="float">
            <text:p>1.083975</text:p>
          </table:table-cell>
          <table:table-cell office:value-type="float" office:value="100.52427" calcext:value-type="float">
            <text:p>100.52427</text:p>
          </table:table-cell>
          <table:table-cell office:value-type="float" office:value="99.440296" calcext:value-type="float">
            <text:p>99.440296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832" calcext:value-type="float">
            <text:p>56832</text:p>
          </table:table-cell>
          <table:table-cell office:value-type="float" office:value="52944" calcext:value-type="float">
            <text:p>52944</text:p>
          </table:table-cell>
          <table:table-cell office:value-type="float" office:value="1184" calcext:value-type="float">
            <text:p>1184</text:p>
          </table:table-cell>
          <table:table-cell office:value-type="float" office:value="1103" calcext:value-type="float">
            <text:p>1103</text:p>
          </table:table-cell>
          <table:table-cell office:value-type="float" office:value="3.183986" calcext:value-type="float">
            <text:p>3.183986</text:p>
          </table:table-cell>
          <table:table-cell office:value-type="float" office:value="109.024309" calcext:value-type="float">
            <text:p>109.024309</text:p>
          </table:table-cell>
          <table:table-cell office:value-type="float" office:value="105.840323" calcext:value-type="float">
            <text:p>105.840323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7320868" calcext:value-type="float">
            <text:p>7320868</text:p>
          </table:table-cell>
          <table:table-cell office:value-type="float" office:value="14157" calcext:value-type="float">
            <text:p>14157</text:p>
          </table:table-cell>
          <table:table-cell office:value-type="float" office:value="6959" calcext:value-type="float">
            <text:p>6959</text:p>
          </table:table-cell>
          <table:table-cell office:value-type="float" office:value="1.008242" calcext:value-type="float">
            <text:p>1.008242</text:p>
          </table:table-cell>
          <table:table-cell office:value-type="float" office:value="100.527752" calcext:value-type="float">
            <text:p>100.527752</text:p>
          </table:table-cell>
          <table:table-cell office:value-type="float" office:value="99.51951" calcext:value-type="float">
            <text:p>99.51951</text:p>
          </table:table-cell>
          <table:table-cell office:value-type="float" office:value="0.588497" calcext:value-type="float">
            <text:p>0.588497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2112" calcext:value-type="float">
            <text:p>14892112</text:p>
          </table:table-cell>
          <table:table-cell office:value-type="float" office:value="1328676" calcext:value-type="float">
            <text:p>1328676</text:p>
          </table:table-cell>
          <table:table-cell office:value-type="float" office:value="14156" calcext:value-type="float">
            <text:p>14156</text:p>
          </table:table-cell>
          <table:table-cell office:value-type="float" office:value="1263" calcext:value-type="float">
            <text:p>1263</text:p>
          </table:table-cell>
          <table:table-cell office:value-type="float" office:value="1.109368" calcext:value-type="float">
            <text:p>1.109368</text:p>
          </table:table-cell>
          <table:table-cell office:value-type="float" office:value="100.371496" calcext:value-type="float">
            <text:p>100.371496</text:p>
          </table:table-cell>
          <table:table-cell office:value-type="float" office:value="99.262128" calcext:value-type="float">
            <text:p>99.262128</text:p>
          </table:table-cell>
          <table:table-cell office:value-type="float" office:value="0.107084" calcext:value-type="float">
            <text:p>0.107084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968" calcext:value-type="float">
            <text:p>196968</text:p>
          </table:table-cell>
          <table:table-cell office:value-type="float" office:value="196248" calcext:value-type="float">
            <text:p>196248</text:p>
          </table:table-cell>
          <table:table-cell office:value-type="float" office:value="4861" calcext:value-type="float">
            <text:p>4861</text:p>
          </table:table-cell>
          <table:table-cell office:value-type="float" office:value="4843" calcext:value-type="float">
            <text:p>4843</text:p>
          </table:table-cell>
          <table:table-cell office:value-type="float" office:value="1.043356" calcext:value-type="float">
            <text:p>1.043356</text:p>
          </table:table-cell>
          <table:table-cell office:value-type="float" office:value="100.571351" calcext:value-type="float">
            <text:p>100.571351</text:p>
          </table:table-cell>
          <table:table-cell office:value-type="float" office:value="99.527995" calcext:value-type="float">
            <text:p>99.527995</text:p>
          </table:table-cell>
          <table:table-cell office:value-type="float" office:value="0.015774" calcext:value-type="float">
            <text:p>0.015774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20" calcext:value-type="float">
            <text:p>4920</text:p>
          </table:table-cell>
          <table:table-cell office:value-type="float" office:value="1320" calcext:value-type="float">
            <text:p>1320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98.543533" calcext:value-type="float">
            <text:p>98.543533</text:p>
          </table:table-cell>
          <table:table-cell office:value-type="float" office:value="97.521577" calcext:value-type="float">
            <text:p>97.52157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00" calcext:value-type="float">
            <text:p>2700</text:p>
          </table:table-cell>
          <table:table-cell office:value-type="float" office:value="2430" calcext:value-type="float">
            <text:p>243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1.073405" calcext:value-type="float">
            <text:p>1.073405</text:p>
          </table:table-cell>
          <table:table-cell office:value-type="float" office:value="99.569116" calcext:value-type="float">
            <text:p>99.569116</text:p>
          </table:table-cell>
          <table:table-cell office:value-type="float" office:value="98.495711" calcext:value-type="float">
            <text:p>98.495711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632" calcext:value-type="float">
            <text:p>61632</text:p>
          </table:table-cell>
          <table:table-cell office:value-type="float" office:value="57984" calcext:value-type="float">
            <text:p>57984</text:p>
          </table:table-cell>
          <table:table-cell office:value-type="float" office:value="1284" calcext:value-type="float">
            <text:p>1284</text:p>
          </table:table-cell>
          <table:table-cell office:value-type="float" office:value="1208" calcext:value-type="float">
            <text:p>1208</text:p>
          </table:table-cell>
          <table:table-cell office:value-type="float" office:value="3.048303" calcext:value-type="float">
            <text:p>3.048303</text:p>
          </table:table-cell>
          <table:table-cell office:value-type="float" office:value="109.028039" calcext:value-type="float">
            <text:p>109.028039</text:p>
          </table:table-cell>
          <table:table-cell office:value-type="float" office:value="105.979736" calcext:value-type="float">
            <text:p>105.979736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1.171456" calcext:value-type="float">
            <text:p>1.17145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8212964" calcext:value-type="float">
            <text:p>8212964</text:p>
          </table:table-cell>
          <table:table-cell office:value-type="float" office:value="14257" calcext:value-type="float">
            <text:p>14257</text:p>
          </table:table-cell>
          <table:table-cell office:value-type="float" office:value="7807" calcext:value-type="float">
            <text:p>7807</text:p>
          </table:table-cell>
          <table:table-cell office:value-type="float" office:value="1.015301" calcext:value-type="float">
            <text:p>1.015301</text:p>
          </table:table-cell>
          <table:table-cell office:value-type="float" office:value="100.535826" calcext:value-type="float">
            <text:p>100.535826</text:p>
          </table:table-cell>
          <table:table-cell office:value-type="float" office:value="99.520525" calcext:value-type="float">
            <text:p>99.520525</text:p>
          </table:table-cell>
          <table:table-cell office:value-type="float" office:value="0.660203" calcext:value-type="float">
            <text:p>0.66020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6260" calcext:value-type="float">
            <text:p>14996260</text:p>
          </table:table-cell>
          <table:table-cell office:value-type="float" office:value="1237152" calcext:value-type="float">
            <text:p>1237152</text:p>
          </table:table-cell>
          <table:table-cell office:value-type="float" office:value="14255" calcext:value-type="float">
            <text:p>14255</text:p>
          </table:table-cell>
          <table:table-cell office:value-type="float" office:value="1176" calcext:value-type="float">
            <text:p>1176</text:p>
          </table:table-cell>
          <table:table-cell office:value-type="float" office:value="1.102299" calcext:value-type="float">
            <text:p>1.102299</text:p>
          </table:table-cell>
          <table:table-cell office:value-type="float" office:value="100.822557" calcext:value-type="float">
            <text:p>100.822557</text:p>
          </table:table-cell>
          <table:table-cell office:value-type="float" office:value="99.720258" calcext:value-type="float">
            <text:p>99.720258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680" calcext:value-type="float">
            <text:p>178680</text:p>
          </table:table-cell>
          <table:table-cell office:value-type="float" office:value="176960" calcext:value-type="float">
            <text:p>176960</text:p>
          </table:table-cell>
          <table:table-cell office:value-type="float" office:value="4419" calcext:value-type="float">
            <text:p>4419</text:p>
          </table:table-cell>
          <table:table-cell office:value-type="float" office:value="4376" calcext:value-type="float">
            <text:p>4376</text:p>
          </table:table-cell>
          <table:table-cell office:value-type="float" office:value="1.039225" calcext:value-type="float">
            <text:p>1.039225</text:p>
          </table:table-cell>
          <table:table-cell office:value-type="float" office:value="100.129912" calcext:value-type="float">
            <text:p>100.129912</text:p>
          </table:table-cell>
          <table:table-cell office:value-type="float" office:value="99.090687" calcext:value-type="float">
            <text:p>99.090687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52" calcext:value-type="float">
            <text:p>2952</text:p>
          </table:table-cell>
          <table:table-cell office:value-type="float" office:value="816" calcext:value-type="float">
            <text:p>816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.037718" calcext:value-type="float">
            <text:p>1.037718</text:p>
          </table:table-cell>
          <table:table-cell office:value-type="float" office:value="100.832514" calcext:value-type="float">
            <text:p>100.832514</text:p>
          </table:table-cell>
          <table:table-cell office:value-type="float" office:value="99.794796" calcext:value-type="float">
            <text:p>99.794796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26" calcext:value-type="float">
            <text:p>1626</text:p>
          </table:table-cell>
          <table:table-cell office:value-type="float" office:value="1536" calcext:value-type="float">
            <text:p>153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.062671" calcext:value-type="float">
            <text:p>1.062671</text:p>
          </table:table-cell>
          <table:table-cell office:value-type="float" office:value="100.603674" calcext:value-type="float">
            <text:p>100.603674</text:p>
          </table:table-cell>
          <table:table-cell office:value-type="float" office:value="99.541002" calcext:value-type="float">
            <text:p>99.54100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336" calcext:value-type="float">
            <text:p>60336</text:p>
          </table:table-cell>
          <table:table-cell office:value-type="float" office:value="56832" calcext:value-type="float">
            <text:p>56832</text:p>
          </table:table-cell>
          <table:table-cell office:value-type="float" office:value="1257" calcext:value-type="float">
            <text:p>1257</text:p>
          </table:table-cell>
          <table:table-cell office:value-type="float" office:value="1184" calcext:value-type="float">
            <text:p>1184</text:p>
          </table:table-cell>
          <table:table-cell office:value-type="float" office:value="2.459887" calcext:value-type="float">
            <text:p>2.459887</text:p>
          </table:table-cell>
          <table:table-cell office:value-type="float" office:value="109.025625" calcext:value-type="float">
            <text:p>109.025625</text:p>
          </table:table-cell>
          <table:table-cell office:value-type="float" office:value="106.565738" calcext:value-type="float">
            <text:p>106.565738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8009928" calcext:value-type="float">
            <text:p>8009928</text:p>
          </table:table-cell>
          <table:table-cell office:value-type="float" office:value="14355" calcext:value-type="float">
            <text:p>14355</text:p>
          </table:table-cell>
          <table:table-cell office:value-type="float" office:value="7614" calcext:value-type="float">
            <text:p>7614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514728" calcext:value-type="float">
            <text:p>100.514728</text:p>
          </table:table-cell>
          <table:table-cell office:value-type="float" office:value="99.499368" calcext:value-type="float">
            <text:p>99.499368</text:p>
          </table:table-cell>
          <table:table-cell office:value-type="float" office:value="0.644018" calcext:value-type="float">
            <text:p>0.644018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0408" calcext:value-type="float">
            <text:p>15100408</text:p>
          </table:table-cell>
          <table:table-cell office:value-type="float" office:value="1197176" calcext:value-type="float">
            <text:p>1197176</text:p>
          </table:table-cell>
          <table:table-cell office:value-type="float" office:value="14354" calcext:value-type="float">
            <text:p>14354</text:p>
          </table:table-cell>
          <table:table-cell office:value-type="float" office:value="1138" calcext:value-type="float">
            <text:p>1138</text:p>
          </table:table-cell>
          <table:table-cell office:value-type="float" office:value="1.102763" calcext:value-type="float">
            <text:p>1.102763</text:p>
          </table:table-cell>
          <table:table-cell office:value-type="float" office:value="100.524706" calcext:value-type="float">
            <text:p>100.524706</text:p>
          </table:table-cell>
          <table:table-cell office:value-type="float" office:value="99.421943" calcext:value-type="float">
            <text:p>99.421943</text:p>
          </table:table-cell>
          <table:table-cell office:value-type="float" office:value="0.096331" calcext:value-type="float">
            <text:p>0.09633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064" calcext:value-type="float">
            <text:p>189064</text:p>
          </table:table-cell>
          <table:table-cell office:value-type="float" office:value="188576" calcext:value-type="float">
            <text:p>188576</text:p>
          </table:table-cell>
          <table:table-cell office:value-type="float" office:value="4679" calcext:value-type="float">
            <text:p>4679</text:p>
          </table:table-cell>
          <table:table-cell office:value-type="float" office:value="4667" calcext:value-type="float">
            <text:p>4667</text:p>
          </table:table-cell>
          <table:table-cell office:value-type="float" office:value="1.033828" calcext:value-type="float">
            <text:p>1.033828</text:p>
          </table:table-cell>
          <table:table-cell office:value-type="float" office:value="100.539895" calcext:value-type="float">
            <text:p>100.539895</text:p>
          </table:table-cell>
          <table:table-cell office:value-type="float" office:value="99.506067" calcext:value-type="float">
            <text:p>99.506067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952" calcext:value-type="float">
            <text:p>95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.031351" calcext:value-type="float">
            <text:p>1.031351</text:p>
          </table:table-cell>
          <table:table-cell office:value-type="float" office:value="100.103623" calcext:value-type="float">
            <text:p>100.103623</text:p>
          </table:table-cell>
          <table:table-cell office:value-type="float" office:value="99.072272" calcext:value-type="float">
            <text:p>99.07227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0" calcext:value-type="float">
            <text:p>2040</text:p>
          </table:table-cell>
          <table:table-cell office:value-type="float" office:value="1890" calcext:value-type="float">
            <text:p>189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.058445" calcext:value-type="float">
            <text:p>1.058445</text:p>
          </table:table-cell>
          <table:table-cell office:value-type="float" office:value="99.639349" calcext:value-type="float">
            <text:p>99.639349</text:p>
          </table:table-cell>
          <table:table-cell office:value-type="float" office:value="98.580905" calcext:value-type="float">
            <text:p>98.5809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976" calcext:value-type="float">
            <text:p>56976</text:p>
          </table:table-cell>
          <table:table-cell office:value-type="float" office:value="52800" calcext:value-type="float">
            <text:p>52800</text:p>
          </table:table-cell>
          <table:table-cell office:value-type="float" office:value="1187" calcext:value-type="float">
            <text:p>1187</text:p>
          </table:table-cell>
          <table:table-cell office:value-type="float" office:value="1100" calcext:value-type="float">
            <text:p>1100</text:p>
          </table:table-cell>
          <table:table-cell office:value-type="float" office:value="2.502748" calcext:value-type="float">
            <text:p>2.502748</text:p>
          </table:table-cell>
          <table:table-cell office:value-type="float" office:value="109.023683" calcext:value-type="float">
            <text:p>109.023683</text:p>
          </table:table-cell>
          <table:table-cell office:value-type="float" office:value="106.520935" calcext:value-type="float">
            <text:p>106.520935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1.18784" calcext:value-type="float">
            <text:p>1.1878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7179900" calcext:value-type="float">
            <text:p>7179900</text:p>
          </table:table-cell>
          <table:table-cell office:value-type="float" office:value="14455" calcext:value-type="float">
            <text:p>14455</text:p>
          </table:table-cell>
          <table:table-cell office:value-type="float" office:value="6825" calcext:value-type="float">
            <text:p>6825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507083" calcext:value-type="float">
            <text:p>100.507083</text:p>
          </table:table-cell>
          <table:table-cell office:value-type="float" office:value="99.490854" calcext:value-type="float">
            <text:p>99.490854</text:p>
          </table:table-cell>
          <table:table-cell office:value-type="float" office:value="0.577331" calcext:value-type="float">
            <text:p>0.57733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4556" calcext:value-type="float">
            <text:p>15204556</text:p>
          </table:table-cell>
          <table:table-cell office:value-type="float" office:value="1318156" calcext:value-type="float">
            <text:p>1318156</text:p>
          </table:table-cell>
          <table:table-cell office:value-type="float" office:value="14453" calcext:value-type="float">
            <text:p>14453</text:p>
          </table:table-cell>
          <table:table-cell office:value-type="float" office:value="1253" calcext:value-type="float">
            <text:p>1253</text:p>
          </table:table-cell>
          <table:table-cell office:value-type="float" office:value="1.101983" calcext:value-type="float">
            <text:p>1.101983</text:p>
          </table:table-cell>
          <table:table-cell office:value-type="float" office:value="101.002679" calcext:value-type="float">
            <text:p>101.002679</text:p>
          </table:table-cell>
          <table:table-cell office:value-type="float" office:value="99.900695" calcext:value-type="float">
            <text:p>99.900695</text:p>
          </table:table-cell>
          <table:table-cell office:value-type="float" office:value="0.105557" calcext:value-type="float">
            <text:p>0.10555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5848" calcext:value-type="float">
            <text:p>205848</text:p>
          </table:table-cell>
          <table:table-cell office:value-type="float" office:value="205648" calcext:value-type="float">
            <text:p>205648</text:p>
          </table:table-cell>
          <table:table-cell office:value-type="float" office:value="5087" calcext:value-type="float">
            <text:p>5087</text:p>
          </table:table-cell>
          <table:table-cell office:value-type="float" office:value="5082" calcext:value-type="float">
            <text:p>5082</text:p>
          </table:table-cell>
          <table:table-cell office:value-type="float" office:value="1.037863" calcext:value-type="float">
            <text:p>1.037863</text:p>
          </table:table-cell>
          <table:table-cell office:value-type="float" office:value="101.026614" calcext:value-type="float">
            <text:p>101.026614</text:p>
          </table:table-cell>
          <table:table-cell office:value-type="float" office:value="99.988752" calcext:value-type="float">
            <text:p>99.988752</text:p>
          </table:table-cell>
          <table:table-cell office:value-type="float" office:value="0.016454" calcext:value-type="float">
            <text:p>0.01645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8" calcext:value-type="float">
            <text:p>3888</text:p>
          </table:table-cell>
          <table:table-cell office:value-type="float" office:value="1008" calcext:value-type="float">
            <text:p>100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.039409" calcext:value-type="float">
            <text:p>1.039409</text:p>
          </table:table-cell>
          <table:table-cell office:value-type="float" office:value="100.515989" calcext:value-type="float">
            <text:p>100.515989</text:p>
          </table:table-cell>
          <table:table-cell office:value-type="float" office:value="99.47658" calcext:value-type="float">
            <text:p>99.4765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18" calcext:value-type="float">
            <text:p>2418</text:p>
          </table:table-cell>
          <table:table-cell office:value-type="float" office:value="2148" calcext:value-type="float">
            <text:p>214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.062496" calcext:value-type="float">
            <text:p>1.062496</text:p>
          </table:table-cell>
          <table:table-cell office:value-type="float" office:value="100.098554" calcext:value-type="float">
            <text:p>100.098554</text:p>
          </table:table-cell>
          <table:table-cell office:value-type="float" office:value="99.036058" calcext:value-type="float">
            <text:p>99.03605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750" calcext:value-type="float">
            <text:p>60750</text:p>
          </table:table-cell>
          <table:table-cell office:value-type="float" office:value="56352" calcext:value-type="float">
            <text:p>56352</text:p>
          </table:table-cell>
          <table:table-cell office:value-type="float" office:value="1266" calcext:value-type="float">
            <text:p>1266</text:p>
          </table:table-cell>
          <table:table-cell office:value-type="float" office:value="1174" calcext:value-type="float">
            <text:p>1174</text:p>
          </table:table-cell>
          <table:table-cell office:value-type="float" office:value="2.949728" calcext:value-type="float">
            <text:p>2.949728</text:p>
          </table:table-cell>
          <table:table-cell office:value-type="float" office:value="109.025341" calcext:value-type="float">
            <text:p>109.025341</text:p>
          </table:table-cell>
          <table:table-cell office:value-type="float" office:value="106.075613" calcext:value-type="float">
            <text:p>106.075613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8065684" calcext:value-type="float">
            <text:p>8065684</text:p>
          </table:table-cell>
          <table:table-cell office:value-type="float" office:value="14554" calcext:value-type="float">
            <text:p>14554</text:p>
          </table:table-cell>
          <table:table-cell office:value-type="float" office:value="7667" calcext:value-type="float">
            <text:p>7667</text:p>
          </table:table-cell>
          <table:table-cell office:value-type="float" office:value="1.01887" calcext:value-type="float">
            <text:p>1.01887</text:p>
          </table:table-cell>
          <table:table-cell office:value-type="float" office:value="100.521846" calcext:value-type="float">
            <text:p>100.521846</text:p>
          </table:table-cell>
          <table:table-cell office:value-type="float" office:value="99.502976" calcext:value-type="float">
            <text:p>99.502976</text:p>
          </table:table-cell>
          <table:table-cell office:value-type="float" office:value="0.648478" calcext:value-type="float">
            <text:p>0.648478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08704" calcext:value-type="float">
            <text:p>15308704</text:p>
          </table:table-cell>
          <table:table-cell office:value-type="float" office:value="1064624" calcext:value-type="float">
            <text:p>1064624</text:p>
          </table:table-cell>
          <table:table-cell office:value-type="float" office:value="14552" calcext:value-type="float">
            <text:p>14552</text:p>
          </table:table-cell>
          <table:table-cell office:value-type="float" office:value="1012" calcext:value-type="float">
            <text:p>1012</text:p>
          </table:table-cell>
          <table:table-cell office:value-type="float" office:value="1.127461" calcext:value-type="float">
            <text:p>1.127461</text:p>
          </table:table-cell>
          <table:table-cell office:value-type="float" office:value="100.675468" calcext:value-type="float">
            <text:p>100.675468</text:p>
          </table:table-cell>
          <table:table-cell office:value-type="float" office:value="99.548007" calcext:value-type="float">
            <text:p>99.548007</text:p>
          </table:table-cell>
          <table:table-cell office:value-type="float" office:value="0.085557" calcext:value-type="float">
            <text:p>0.085557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3416" calcext:value-type="float">
            <text:p>193416</text:p>
          </table:table-cell>
          <table:table-cell office:value-type="float" office:value="4784" calcext:value-type="float">
            <text:p>4784</text:p>
          </table:table-cell>
          <table:table-cell office:value-type="float" office:value="4782" calcext:value-type="float">
            <text:p>4782</text:p>
          </table:table-cell>
          <table:table-cell office:value-type="float" office:value="1.040443" calcext:value-type="float">
            <text:p>1.040443</text:p>
          </table:table-cell>
          <table:table-cell office:value-type="float" office:value="100.677035" calcext:value-type="float">
            <text:p>100.677035</text:p>
          </table:table-cell>
          <table:table-cell office:value-type="float" office:value="99.636591" calcext:value-type="float">
            <text:p>99.636591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0" calcext:value-type="float">
            <text:p>4160</text:p>
          </table:table-cell>
          <table:table-cell office:value-type="float" office:value="816" calcext:value-type="float">
            <text:p>816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.04199" calcext:value-type="float">
            <text:p>1.04199</text:p>
          </table:table-cell>
          <table:table-cell office:value-type="float" office:value="100.644667" calcext:value-type="float">
            <text:p>100.644667</text:p>
          </table:table-cell>
          <table:table-cell office:value-type="float" office:value="99.602677" calcext:value-type="float">
            <text:p>99.602677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388" calcext:value-type="float">
            <text:p>2388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.054091" calcext:value-type="float">
            <text:p>1.054091</text:p>
          </table:table-cell>
          <table:table-cell office:value-type="float" office:value="100.516364" calcext:value-type="float">
            <text:p>100.516364</text:p>
          </table:table-cell>
          <table:table-cell office:value-type="float" office:value="99.462273" calcext:value-type="float">
            <text:p>99.46227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358" calcext:value-type="float">
            <text:p>59358</text:p>
          </table:table-cell>
          <table:table-cell office:value-type="float" office:value="55710" calcext:value-type="float">
            <text:p>55710</text:p>
          </table:table-cell>
          <table:table-cell office:value-type="float" office:value="1237" calcext:value-type="float">
            <text:p>1237</text:p>
          </table:table-cell>
          <table:table-cell office:value-type="float" office:value="1161" calcext:value-type="float">
            <text:p>1161</text:p>
          </table:table-cell>
          <table:table-cell office:value-type="float" office:value="3.049391" calcext:value-type="float">
            <text:p>3.049391</text:p>
          </table:table-cell>
          <table:table-cell office:value-type="float" office:value="109.025509" calcext:value-type="float">
            <text:p>109.025509</text:p>
          </table:table-cell>
          <table:table-cell office:value-type="float" office:value="105.976118" calcext:value-type="float">
            <text:p>105.976118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1.204224" calcext:value-type="float">
            <text:p>1.204224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8094088" calcext:value-type="float">
            <text:p>8094088</text:p>
          </table:table-cell>
          <table:table-cell office:value-type="float" office:value="14652" calcext:value-type="float">
            <text:p>14652</text:p>
          </table:table-cell>
          <table:table-cell office:value-type="float" office:value="7694" calcext:value-type="float">
            <text:p>7694</text:p>
          </table:table-cell>
          <table:table-cell office:value-type="float" office:value="1.007222" calcext:value-type="float">
            <text:p>1.007222</text:p>
          </table:table-cell>
          <table:table-cell office:value-type="float" office:value="100.508173" calcext:value-type="float">
            <text:p>100.508173</text:p>
          </table:table-cell>
          <table:table-cell office:value-type="float" office:value="99.500951" calcext:value-type="float">
            <text:p>99.500951</text:p>
          </table:table-cell>
          <table:table-cell office:value-type="float" office:value="0.650775" calcext:value-type="float">
            <text:p>0.650775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2852" calcext:value-type="float">
            <text:p>15412852</text:p>
          </table:table-cell>
          <table:table-cell office:value-type="float" office:value="1102496" calcext:value-type="float">
            <text:p>1102496</text:p>
          </table:table-cell>
          <table:table-cell office:value-type="float" office:value="14651" calcext:value-type="float">
            <text:p>14651</text:p>
          </table:table-cell>
          <table:table-cell office:value-type="float" office:value="1048" calcext:value-type="float">
            <text:p>1048</text:p>
          </table:table-cell>
          <table:table-cell office:value-type="float" office:value="1.102823" calcext:value-type="float">
            <text:p>1.102823</text:p>
          </table:table-cell>
          <table:table-cell office:value-type="float" office:value="100.999872" calcext:value-type="float">
            <text:p>100.999872</text:p>
          </table:table-cell>
          <table:table-cell office:value-type="float" office:value="99.897049" calcext:value-type="float">
            <text:p>99.897049</text:p>
          </table:table-cell>
          <table:table-cell office:value-type="float" office:value="0.088291" calcext:value-type="float">
            <text:p>0.08829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2496" calcext:value-type="float">
            <text:p>192496</text:p>
          </table:table-cell>
          <table:table-cell office:value-type="float" office:value="4784" calcext:value-type="float">
            <text:p>4784</text:p>
          </table:table-cell>
          <table:table-cell office:value-type="float" office:value="4759" calcext:value-type="float">
            <text:p>4759</text:p>
          </table:table-cell>
          <table:table-cell office:value-type="float" office:value="1.03463" calcext:value-type="float">
            <text:p>1.03463</text:p>
          </table:table-cell>
          <table:table-cell office:value-type="float" office:value="101.008933" calcext:value-type="float">
            <text:p>101.008933</text:p>
          </table:table-cell>
          <table:table-cell office:value-type="float" office:value="99.974303" calcext:value-type="float">
            <text:p>99.974303</text:p>
          </table:table-cell>
          <table:table-cell office:value-type="float" office:value="0.015404" calcext:value-type="float">
            <text:p>0.01540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80" calcext:value-type="float">
            <text:p>5080</text:p>
          </table:table-cell>
          <table:table-cell office:value-type="float" office:value="1224" calcext:value-type="float">
            <text:p>1224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.033063" calcext:value-type="float">
            <text:p>1.033063</text:p>
          </table:table-cell>
          <table:table-cell office:value-type="float" office:value="100.531081" calcext:value-type="float">
            <text:p>100.531081</text:p>
          </table:table-cell>
          <table:table-cell office:value-type="float" office:value="99.498018" calcext:value-type="float">
            <text:p>99.498018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38" calcext:value-type="float">
            <text:p>2538</text:p>
          </table:table-cell>
          <table:table-cell office:value-type="float" office:value="2268" calcext:value-type="float">
            <text:p>226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.052354" calcext:value-type="float">
            <text:p>1.052354</text:p>
          </table:table-cell>
          <table:table-cell office:value-type="float" office:value="100.529575" calcext:value-type="float">
            <text:p>100.529575</text:p>
          </table:table-cell>
          <table:table-cell office:value-type="float" office:value="99.477221" calcext:value-type="float">
            <text:p>99.47722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56" calcext:value-type="float">
            <text:p>59856</text:p>
          </table:table-cell>
          <table:table-cell office:value-type="float" office:value="55824" calcext:value-type="float">
            <text:p>55824</text:p>
          </table:table-cell>
          <table:table-cell office:value-type="float" office:value="1247" calcext:value-type="float">
            <text:p>1247</text:p>
          </table:table-cell>
          <table:table-cell office:value-type="float" office:value="1163" calcext:value-type="float">
            <text:p>1163</text:p>
          </table:table-cell>
          <table:table-cell office:value-type="float" office:value="2.452338" calcext:value-type="float">
            <text:p>2.452338</text:p>
          </table:table-cell>
          <table:table-cell office:value-type="float" office:value="109.022937" calcext:value-type="float">
            <text:p>109.022937</text:p>
          </table:table-cell>
          <table:table-cell office:value-type="float" office:value="106.570599" calcext:value-type="float">
            <text:p>106.57059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8251888" calcext:value-type="float">
            <text:p>8251888</text:p>
          </table:table-cell>
          <table:table-cell office:value-type="float" office:value="14752" calcext:value-type="float">
            <text:p>14752</text:p>
          </table:table-cell>
          <table:table-cell office:value-type="float" office:value="7844" calcext:value-type="float">
            <text:p>7844</text:p>
          </table:table-cell>
          <table:table-cell office:value-type="float" office:value="1.019209" calcext:value-type="float">
            <text:p>1.019209</text:p>
          </table:table-cell>
          <table:table-cell office:value-type="float" office:value="100.896589" calcext:value-type="float">
            <text:p>100.896589</text:p>
          </table:table-cell>
          <table:table-cell office:value-type="float" office:value="99.87738" calcext:value-type="float">
            <text:p>99.87738</text:p>
          </table:table-cell>
          <table:table-cell office:value-type="float" office:value="0.660962" calcext:value-type="float">
            <text:p>0.66096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1091976" calcext:value-type="float">
            <text:p>1091976</text:p>
          </table:table-cell>
          <table:table-cell office:value-type="float" office:value="14750" calcext:value-type="float">
            <text:p>14750</text:p>
          </table:table-cell>
          <table:table-cell office:value-type="float" office:value="1038" calcext:value-type="float">
            <text:p>1038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00.514273" calcext:value-type="float">
            <text:p>100.514273</text:p>
          </table:table-cell>
          <table:table-cell office:value-type="float" office:value="98.177934" calcext:value-type="float">
            <text:p>98.177934</text:p>
          </table:table-cell>
          <table:table-cell office:value-type="float" office:value="0.088979" calcext:value-type="float">
            <text:p>0.088979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280" calcext:value-type="float">
            <text:p>191280</text:p>
          </table:table-cell>
          <table:table-cell office:value-type="float" office:value="190512" calcext:value-type="float">
            <text:p>190512</text:p>
          </table:table-cell>
          <table:table-cell office:value-type="float" office:value="4727" calcext:value-type="float">
            <text:p>4727</text:p>
          </table:table-cell>
          <table:table-cell office:value-type="float" office:value="4708" calcext:value-type="float">
            <text:p>4708</text:p>
          </table:table-cell>
          <table:table-cell office:value-type="float" office:value="1.27754" calcext:value-type="float">
            <text:p>1.27754</text:p>
          </table:table-cell>
          <table:table-cell office:value-type="float" office:value="100.780683" calcext:value-type="float">
            <text:p>100.780683</text:p>
          </table:table-cell>
          <table:table-cell office:value-type="float" office:value="99.503143" calcext:value-type="float">
            <text:p>99.503143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6" calcext:value-type="float">
            <text:p>4016</text:p>
          </table:table-cell>
          <table:table-cell office:value-type="float" office:value="1144" calcext:value-type="float">
            <text:p>114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1.262631" calcext:value-type="float">
            <text:p>1.262631</text:p>
          </table:table-cell>
          <table:table-cell office:value-type="float" office:value="100.902717" calcext:value-type="float">
            <text:p>100.902717</text:p>
          </table:table-cell>
          <table:table-cell office:value-type="float" office:value="99.640086" calcext:value-type="float">
            <text:p>99.64008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938" calcext:value-type="float">
            <text:p>193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2.286859" calcext:value-type="float">
            <text:p>2.286859</text:p>
          </table:table-cell>
          <table:table-cell office:value-type="float" office:value="100.57143" calcext:value-type="float">
            <text:p>100.57143</text:p>
          </table:table-cell>
          <table:table-cell office:value-type="float" office:value="98.284571" calcext:value-type="float">
            <text:p>98.28457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96" calcext:value-type="float">
            <text:p>60096</text:p>
          </table:table-cell>
          <table:table-cell office:value-type="float" office:value="56880" calcext:value-type="float">
            <text:p>56880</text:p>
          </table:table-cell>
          <table:table-cell office:value-type="float" office:value="1252" calcext:value-type="float">
            <text:p>1252</text:p>
          </table:table-cell>
          <table:table-cell office:value-type="float" office:value="1185" calcext:value-type="float">
            <text:p>1185</text:p>
          </table:table-cell>
          <table:table-cell office:value-type="float" office:value="3.689185" calcext:value-type="float">
            <text:p>3.689185</text:p>
          </table:table-cell>
          <table:table-cell office:value-type="float" office:value="109.025266" calcext:value-type="float">
            <text:p>109.025266</text:p>
          </table:table-cell>
          <table:table-cell office:value-type="float" office:value="105.33608" calcext:value-type="float">
            <text:p>105.33608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1.220608" calcext:value-type="float">
            <text:p>1.22060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7951016" calcext:value-type="float">
            <text:p>7951016</text:p>
          </table:table-cell>
          <table:table-cell office:value-type="float" office:value="14850" calcext:value-type="float">
            <text:p>14850</text:p>
          </table:table-cell>
          <table:table-cell office:value-type="float" office:value="7558" calcext:value-type="float">
            <text:p>7558</text:p>
          </table:table-cell>
          <table:table-cell office:value-type="float" office:value="1.011321" calcext:value-type="float">
            <text:p>1.011321</text:p>
          </table:table-cell>
          <table:table-cell office:value-type="float" office:value="100.521798" calcext:value-type="float">
            <text:p>100.521798</text:p>
          </table:table-cell>
          <table:table-cell office:value-type="float" office:value="99.510477" calcext:value-type="float">
            <text:p>99.510477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1148" calcext:value-type="float">
            <text:p>15621148</text:p>
          </table:table-cell>
          <table:table-cell office:value-type="float" office:value="1162460" calcext:value-type="float">
            <text:p>1162460</text:p>
          </table:table-cell>
          <table:table-cell office:value-type="float" office:value="14849" calcext:value-type="float">
            <text:p>14849</text:p>
          </table:table-cell>
          <table:table-cell office:value-type="float" office:value="1105" calcext:value-type="float">
            <text:p>1105</text:p>
          </table:table-cell>
          <table:table-cell office:value-type="float" office:value="1.17946" calcext:value-type="float">
            <text:p>1.17946</text:p>
          </table:table-cell>
          <table:table-cell office:value-type="float" office:value="100.644785" calcext:value-type="float">
            <text:p>100.644785</text:p>
          </table:table-cell>
          <table:table-cell office:value-type="float" office:value="99.465325" calcext:value-type="float">
            <text:p>99.465325</text:p>
          </table:table-cell>
          <table:table-cell office:value-type="float" office:value="0.093497" calcext:value-type="float">
            <text:p>0.093497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288" calcext:value-type="float">
            <text:p>192288</text:p>
          </table:table-cell>
          <table:table-cell office:value-type="float" office:value="191688" calcext:value-type="float">
            <text:p>191688</text:p>
          </table:table-cell>
          <table:table-cell office:value-type="float" office:value="4752" calcext:value-type="float">
            <text:p>4752</text:p>
          </table:table-cell>
          <table:table-cell office:value-type="float" office:value="4737" calcext:value-type="float">
            <text:p>4737</text:p>
          </table:table-cell>
          <table:table-cell office:value-type="float" office:value="1.049305" calcext:value-type="float">
            <text:p>1.049305</text:p>
          </table:table-cell>
          <table:table-cell office:value-type="float" office:value="100.16366" calcext:value-type="float">
            <text:p>100.16366</text:p>
          </table:table-cell>
          <table:table-cell office:value-type="float" office:value="99.114356" calcext:value-type="float">
            <text:p>99.114356</text:p>
          </table:table-cell>
          <table:table-cell office:value-type="float" office:value="0.015472" calcext:value-type="float">
            <text:p>0.01547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72" calcext:value-type="float">
            <text:p>4472</text:p>
          </table:table-cell>
          <table:table-cell office:value-type="float" office:value="848" calcext:value-type="float">
            <text:p>848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.047598" calcext:value-type="float">
            <text:p>1.047598</text:p>
          </table:table-cell>
          <table:table-cell office:value-type="float" office:value="100.647837" calcext:value-type="float">
            <text:p>100.647837</text:p>
          </table:table-cell>
          <table:table-cell office:value-type="float" office:value="99.600239" calcext:value-type="float">
            <text:p>99.600239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56" calcext:value-type="float">
            <text:p>2556</text:p>
          </table:table-cell>
          <table:table-cell office:value-type="float" office:value="2316" calcext:value-type="float">
            <text:p>2316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.146646" calcext:value-type="float">
            <text:p>1.146646</text:p>
          </table:table-cell>
          <table:table-cell office:value-type="float" office:value="100.646371" calcext:value-type="float">
            <text:p>100.646371</text:p>
          </table:table-cell>
          <table:table-cell office:value-type="float" office:value="99.499725" calcext:value-type="float">
            <text:p>99.49972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48" calcext:value-type="float">
            <text:p>60048</text:p>
          </table:table-cell>
          <table:table-cell office:value-type="float" office:value="56544" calcext:value-type="float">
            <text:p>56544</text:p>
          </table:table-cell>
          <table:table-cell office:value-type="float" office:value="1251" calcext:value-type="float">
            <text:p>1251</text:p>
          </table:table-cell>
          <table:table-cell office:value-type="float" office:value="1178" calcext:value-type="float">
            <text:p>1178</text:p>
          </table:table-cell>
          <table:table-cell office:value-type="float" office:value="3.117347" calcext:value-type="float">
            <text:p>3.117347</text:p>
          </table:table-cell>
          <table:table-cell office:value-type="float" office:value="109.024719" calcext:value-type="float">
            <text:p>109.024719</text:p>
          </table:table-cell>
          <table:table-cell office:value-type="float" office:value="105.907372" calcext:value-type="float">
            <text:p>105.907372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8613776" calcext:value-type="float">
            <text:p>8613776</text:p>
          </table:table-cell>
          <table:table-cell office:value-type="float" office:value="14949" calcext:value-type="float">
            <text:p>14949</text:p>
          </table:table-cell>
          <table:table-cell office:value-type="float" office:value="8188" calcext:value-type="float">
            <text:p>8188</text:p>
          </table:table-cell>
          <table:table-cell office:value-type="float" office:value="1.016321" calcext:value-type="float">
            <text:p>1.016321</text:p>
          </table:table-cell>
          <table:table-cell office:value-type="float" office:value="100.530805" calcext:value-type="float">
            <text:p>100.530805</text:p>
          </table:table-cell>
          <table:table-cell office:value-type="float" office:value="99.514485" calcext:value-type="float">
            <text:p>99.514485</text:p>
          </table:table-cell>
          <table:table-cell office:value-type="float" office:value="0.692464" calcext:value-type="float">
            <text:p>0.692464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5296" calcext:value-type="float">
            <text:p>15725296</text:p>
          </table:table-cell>
          <table:table-cell office:value-type="float" office:value="979412" calcext:value-type="float">
            <text:p>979412</text:p>
          </table:table-cell>
          <table:table-cell office:value-type="float" office:value="14948" calcext:value-type="float">
            <text:p>14948</text:p>
          </table:table-cell>
          <table:table-cell office:value-type="float" office:value="931" calcext:value-type="float">
            <text:p>931</text:p>
          </table:table-cell>
          <table:table-cell office:value-type="float" office:value="1.142239" calcext:value-type="float">
            <text:p>1.142239</text:p>
          </table:table-cell>
          <table:table-cell office:value-type="float" office:value="100.580398" calcext:value-type="float">
            <text:p>100.580398</text:p>
          </table:table-cell>
          <table:table-cell office:value-type="float" office:value="99.438159" calcext:value-type="float">
            <text:p>99.438159</text:p>
          </table:table-cell>
          <table:table-cell office:value-type="float" office:value="0.078796" calcext:value-type="float">
            <text:p>0.078796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008" calcext:value-type="float">
            <text:p>189008</text:p>
          </table:table-cell>
          <table:table-cell office:value-type="float" office:value="188728" calcext:value-type="float">
            <text:p>188728</text:p>
          </table:table-cell>
          <table:table-cell office:value-type="float" office:value="4675" calcext:value-type="float">
            <text:p>4675</text:p>
          </table:table-cell>
          <table:table-cell office:value-type="float" office:value="4668" calcext:value-type="float">
            <text:p>4668</text:p>
          </table:table-cell>
          <table:table-cell office:value-type="float" office:value="1.037934" calcext:value-type="float">
            <text:p>1.037934</text:p>
          </table:table-cell>
          <table:table-cell office:value-type="float" office:value="100.584373" calcext:value-type="float">
            <text:p>100.584373</text:p>
          </table:table-cell>
          <table:table-cell office:value-type="float" office:value="99.546439" calcext:value-type="float">
            <text:p>99.546439</text:p>
          </table:table-cell>
          <table:table-cell office:value-type="float" office:value="0.015167" calcext:value-type="float">
            <text:p>0.015167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.039621" calcext:value-type="float">
            <text:p>1.039621</text:p>
          </table:table-cell>
          <table:table-cell office:value-type="float" office:value="101.004663" calcext:value-type="float">
            <text:p>101.004663</text:p>
          </table:table-cell>
          <table:table-cell office:value-type="float" office:value="99.965042" calcext:value-type="float">
            <text:p>99.96504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2238" calcext:value-type="float">
            <text:p>223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.064317" calcext:value-type="float">
            <text:p>1.064317</text:p>
          </table:table-cell>
          <table:table-cell office:value-type="float" office:value="100.53371" calcext:value-type="float">
            <text:p>100.53371</text:p>
          </table:table-cell>
          <table:table-cell office:value-type="float" office:value="99.469393" calcext:value-type="float">
            <text:p>99.46939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646" calcext:value-type="float">
            <text:p>59646</text:p>
          </table:table-cell>
          <table:table-cell office:value-type="float" office:value="55374" calcext:value-type="float">
            <text:p>55374</text:p>
          </table:table-cell>
          <table:table-cell office:value-type="float" office:value="1243" calcext:value-type="float">
            <text:p>1243</text:p>
          </table:table-cell>
          <table:table-cell office:value-type="float" office:value="1154" calcext:value-type="float">
            <text:p>1154</text:p>
          </table:table-cell>
          <table:table-cell office:value-type="float" office:value="2.484751" calcext:value-type="float">
            <text:p>2.484751</text:p>
          </table:table-cell>
          <table:table-cell office:value-type="float" office:value="109.025124" calcext:value-type="float">
            <text:p>109.025124</text:p>
          </table:table-cell>
          <table:table-cell office:value-type="float" office:value="106.540373" calcext:value-type="float">
            <text:p>106.540373</text:p>
          </table:table-cell>
          <table:table-cell office:value-type="float" office:value="0.004158" calcext:value-type="float">
            <text:p>0.004158</text:p>
          </table:table-cell>
          <table:table-cell office:value-type="float" office:value="1.236992" calcext:value-type="float">
            <text:p>1.23699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8252940" calcext:value-type="float">
            <text:p>8252940</text:p>
          </table:table-cell>
          <table:table-cell office:value-type="float" office:value="15049" calcext:value-type="float">
            <text:p>15049</text:p>
          </table:table-cell>
          <table:table-cell office:value-type="float" office:value="7845" calcext:value-type="float">
            <text:p>7845</text:p>
          </table:table-cell>
          <table:table-cell office:value-type="float" office:value="1.010433" calcext:value-type="float">
            <text:p>1.010433</text:p>
          </table:table-cell>
          <table:table-cell office:value-type="float" office:value="100.639411" calcext:value-type="float">
            <text:p>100.639411</text:p>
          </table:table-cell>
          <table:table-cell office:value-type="float" office:value="99.628979" calcext:value-type="float">
            <text:p>99.628979</text:p>
          </table:table-cell>
          <table:table-cell office:value-type="float" office:value="0.662694" calcext:value-type="float">
            <text:p>0.662694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29444" calcext:value-type="float">
            <text:p>15829444</text:p>
          </table:table-cell>
          <table:table-cell office:value-type="float" office:value="1142472" calcext:value-type="float">
            <text:p>1142472</text:p>
          </table:table-cell>
          <table:table-cell office:value-type="float" office:value="15047" calcext:value-type="float">
            <text:p>15047</text:p>
          </table:table-cell>
          <table:table-cell office:value-type="float" office:value="1086" calcext:value-type="float">
            <text:p>1086</text:p>
          </table:table-cell>
          <table:table-cell office:value-type="float" office:value="1.11181" calcext:value-type="float">
            <text:p>1.11181</text:p>
          </table:table-cell>
          <table:table-cell office:value-type="float" office:value="100.706738" calcext:value-type="float">
            <text:p>100.706738</text:p>
          </table:table-cell>
          <table:table-cell office:value-type="float" office:value="99.594928" calcext:value-type="float">
            <text:p>99.594928</text:p>
          </table:table-cell>
          <table:table-cell office:value-type="float" office:value="0.091769" calcext:value-type="float">
            <text:p>0.09176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5600" calcext:value-type="float">
            <text:p>185600</text:p>
          </table:table-cell>
          <table:table-cell office:value-type="float" office:value="185280" calcext:value-type="float">
            <text:p>185280</text:p>
          </table:table-cell>
          <table:table-cell office:value-type="float" office:value="4584" calcext:value-type="float">
            <text:p>4584</text:p>
          </table:table-cell>
          <table:table-cell office:value-type="float" office:value="4576" calcext:value-type="float">
            <text:p>4576</text:p>
          </table:table-cell>
          <table:table-cell office:value-type="float" office:value="1.036359" calcext:value-type="float">
            <text:p>1.036359</text:p>
          </table:table-cell>
          <table:table-cell office:value-type="float" office:value="100.667941" calcext:value-type="float">
            <text:p>100.667941</text:p>
          </table:table-cell>
          <table:table-cell office:value-type="float" office:value="99.631581" calcext:value-type="float">
            <text:p>99.631581</text:p>
          </table:table-cell>
          <table:table-cell office:value-type="float" office:value="0.014877" calcext:value-type="float">
            <text:p>0.01487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2" calcext:value-type="float">
            <text:p>4152</text:p>
          </table:table-cell>
          <table:table-cell office:value-type="float" office:value="1240" calcext:value-type="float">
            <text:p>124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1.028045" calcext:value-type="float">
            <text:p>1.028045</text:p>
          </table:table-cell>
          <table:table-cell office:value-type="float" office:value="100.844393" calcext:value-type="float">
            <text:p>100.844393</text:p>
          </table:table-cell>
          <table:table-cell office:value-type="float" office:value="99.816348" calcext:value-type="float">
            <text:p>99.816348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08" calcext:value-type="float">
            <text:p>2508</text:p>
          </table:table-cell>
          <table:table-cell office:value-type="float" office:value="2268" calcext:value-type="float">
            <text:p>226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.056588" calcext:value-type="float">
            <text:p>1.056588</text:p>
          </table:table-cell>
          <table:table-cell office:value-type="float" office:value="100.842907" calcext:value-type="float">
            <text:p>100.842907</text:p>
          </table:table-cell>
          <table:table-cell office:value-type="float" office:value="99.786319" calcext:value-type="float">
            <text:p>99.78631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384" calcext:value-type="float">
            <text:p>60384</text:p>
          </table:table-cell>
          <table:table-cell office:value-type="float" office:value="57312" calcext:value-type="float">
            <text:p>57312</text:p>
          </table:table-cell>
          <table:table-cell office:value-type="float" office:value="1258" calcext:value-type="float">
            <text:p>1258</text:p>
          </table:table-cell>
          <table:table-cell office:value-type="float" office:value="1194" calcext:value-type="float">
            <text:p>1194</text:p>
          </table:table-cell>
          <table:table-cell office:value-type="float" office:value="3.109566" calcext:value-type="float">
            <text:p>3.109566</text:p>
          </table:table-cell>
          <table:table-cell office:value-type="float" office:value="109.02478" calcext:value-type="float">
            <text:p>109.02478</text:p>
          </table:table-cell>
          <table:table-cell office:value-type="float" office:value="105.915214" calcext:value-type="float">
            <text:p>105.915214</text:p>
          </table:table-cell>
          <table:table-cell office:value-type="float" office:value="0.004329" calcext:value-type="float">
            <text:p>0.00432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9028264" calcext:value-type="float">
            <text:p>9028264</text:p>
          </table:table-cell>
          <table:table-cell office:value-type="float" office:value="15147" calcext:value-type="float">
            <text:p>15147</text:p>
          </table:table-cell>
          <table:table-cell office:value-type="float" office:value="8582" calcext:value-type="float">
            <text:p>8582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00.611028" calcext:value-type="float">
            <text:p>100.611028</text:p>
          </table:table-cell>
          <table:table-cell office:value-type="float" office:value="99.591818" calcext:value-type="float">
            <text:p>99.591818</text:p>
          </table:table-cell>
          <table:table-cell office:value-type="float" office:value="0.725221" calcext:value-type="float">
            <text:p>0.725221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3592" calcext:value-type="float">
            <text:p>15933592</text:p>
          </table:table-cell>
          <table:table-cell office:value-type="float" office:value="1115120" calcext:value-type="float">
            <text:p>1115120</text:p>
          </table:table-cell>
          <table:table-cell office:value-type="float" office:value="15146" calcext:value-type="float">
            <text:p>15146</text:p>
          </table:table-cell>
          <table:table-cell office:value-type="float" office:value="1060" calcext:value-type="float">
            <text:p>1060</text:p>
          </table:table-cell>
          <table:table-cell office:value-type="float" office:value="2.090302" calcext:value-type="float">
            <text:p>2.090302</text:p>
          </table:table-cell>
          <table:table-cell office:value-type="float" office:value="100.71771" calcext:value-type="float">
            <text:p>100.71771</text:p>
          </table:table-cell>
          <table:table-cell office:value-type="float" office:value="98.627409" calcext:value-type="float">
            <text:p>98.627409</text:p>
          </table:table-cell>
          <table:table-cell office:value-type="float" office:value="0.090451" calcext:value-type="float">
            <text:p>0.090451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6488" calcext:value-type="float">
            <text:p>166488</text:p>
          </table:table-cell>
          <table:table-cell office:value-type="float" office:value="166368" calcext:value-type="float">
            <text:p>166368</text:p>
          </table:table-cell>
          <table:table-cell office:value-type="float" office:value="4113" calcext:value-type="float">
            <text:p>4113</text:p>
          </table:table-cell>
          <table:table-cell office:value-type="float" office:value="4110" calcext:value-type="float">
            <text:p>4110</text:p>
          </table:table-cell>
          <table:table-cell office:value-type="float" office:value="1.047396" calcext:value-type="float">
            <text:p>1.047396</text:p>
          </table:table-cell>
          <table:table-cell office:value-type="float" office:value="101.030688" calcext:value-type="float">
            <text:p>101.030688</text:p>
          </table:table-cell>
          <table:table-cell office:value-type="float" office:value="99.983292" calcext:value-type="float">
            <text:p>99.983292</text:p>
          </table:table-cell>
          <table:table-cell office:value-type="float" office:value="0.013312" calcext:value-type="float">
            <text:p>0.013312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0" calcext:value-type="float">
            <text:p>3680</text:p>
          </table:table-cell>
          <table:table-cell office:value-type="float" office:value="1392" calcext:value-type="float">
            <text:p>139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.048863" calcext:value-type="float">
            <text:p>1.048863</text:p>
          </table:table-cell>
          <table:table-cell office:value-type="float" office:value="100.631761" calcext:value-type="float">
            <text:p>100.631761</text:p>
          </table:table-cell>
          <table:table-cell office:value-type="float" office:value="99.582898" calcext:value-type="float">
            <text:p>99.58289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2118" calcext:value-type="float">
            <text:p>211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.057648" calcext:value-type="float">
            <text:p>2.057648</text:p>
          </table:table-cell>
          <table:table-cell office:value-type="float" office:value="100.313221" calcext:value-type="float">
            <text:p>100.313221</text:p>
          </table:table-cell>
          <table:table-cell office:value-type="float" office:value="98.255573" calcext:value-type="float">
            <text:p>98.255573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542" calcext:value-type="float">
            <text:p>58542</text:p>
          </table:table-cell>
          <table:table-cell office:value-type="float" office:value="53886" calcext:value-type="float">
            <text:p>53886</text:p>
          </table:table-cell>
          <table:table-cell office:value-type="float" office:value="1220" calcext:value-type="float">
            <text:p>1220</text:p>
          </table:table-cell>
          <table:table-cell office:value-type="float" office:value="1123" calcext:value-type="float">
            <text:p>1123</text:p>
          </table:table-cell>
          <table:table-cell office:value-type="float" office:value="3.440481" calcext:value-type="float">
            <text:p>3.440481</text:p>
          </table:table-cell>
          <table:table-cell office:value-type="float" office:value="109.023429" calcext:value-type="float">
            <text:p>109.023429</text:p>
          </table:table-cell>
          <table:table-cell office:value-type="float" office:value="105.582947" calcext:value-type="float">
            <text:p>105.582947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1.253376" calcext:value-type="float">
            <text:p>1.25337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7898416" calcext:value-type="float">
            <text:p>7898416</text:p>
          </table:table-cell>
          <table:table-cell office:value-type="float" office:value="15247" calcext:value-type="float">
            <text:p>15247</text:p>
          </table:table-cell>
          <table:table-cell office:value-type="float" office:value="7508" calcext:value-type="float">
            <text:p>7508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100.534833" calcext:value-type="float">
            <text:p>100.534833</text:p>
          </table:table-cell>
          <table:table-cell office:value-type="float" office:value="99.518563" calcext:value-type="float">
            <text:p>99.518563</text:p>
          </table:table-cell>
          <table:table-cell office:value-type="float" office:value="0.63493" calcext:value-type="float">
            <text:p>0.6349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7740" calcext:value-type="float">
            <text:p>16037740</text:p>
          </table:table-cell>
          <table:table-cell office:value-type="float" office:value="998348" calcext:value-type="float">
            <text:p>998348</text:p>
          </table:table-cell>
          <table:table-cell office:value-type="float" office:value="15245" calcext:value-type="float">
            <text:p>15245</text:p>
          </table:table-cell>
          <table:table-cell office:value-type="float" office:value="949" calcext:value-type="float">
            <text:p>949</text:p>
          </table:table-cell>
          <table:table-cell office:value-type="float" office:value="1.139899" calcext:value-type="float">
            <text:p>1.139899</text:p>
          </table:table-cell>
          <table:table-cell office:value-type="float" office:value="101.004133" calcext:value-type="float">
            <text:p>101.004133</text:p>
          </table:table-cell>
          <table:table-cell office:value-type="float" office:value="99.864234" calcext:value-type="float">
            <text:p>99.864234</text:p>
          </table:table-cell>
          <table:table-cell office:value-type="float" office:value="0.079976" calcext:value-type="float">
            <text:p>0.079976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9216" calcext:value-type="float">
            <text:p>199216</text:p>
          </table:table-cell>
          <table:table-cell office:value-type="float" office:value="198936" calcext:value-type="float">
            <text:p>198936</text:p>
          </table:table-cell>
          <table:table-cell office:value-type="float" office:value="4927" calcext:value-type="float">
            <text:p>4927</text:p>
          </table:table-cell>
          <table:table-cell office:value-type="float" office:value="4920" calcext:value-type="float">
            <text:p>4920</text:p>
          </table:table-cell>
          <table:table-cell office:value-type="float" office:value="1.037603" calcext:value-type="float">
            <text:p>1.037603</text:p>
          </table:table-cell>
          <table:table-cell office:value-type="float" office:value="101.237923" calcext:value-type="float">
            <text:p>101.237923</text:p>
          </table:table-cell>
          <table:table-cell office:value-type="float" office:value="100.20032" calcext:value-type="float">
            <text:p>100.20032</text:p>
          </table:table-cell>
          <table:table-cell office:value-type="float" office:value="0.015883" calcext:value-type="float">
            <text:p>0.01588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624" calcext:value-type="float">
            <text:p>624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.03909" calcext:value-type="float">
            <text:p>1.03909</text:p>
          </table:table-cell>
          <table:table-cell office:value-type="float" office:value="95.546745" calcext:value-type="float">
            <text:p>95.546745</text:p>
          </table:table-cell>
          <table:table-cell office:value-type="float" office:value="94.507655" calcext:value-type="float">
            <text:p>94.507655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30" calcext:value-type="float">
            <text:p>2130</text:p>
          </table:table-cell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.052343" calcext:value-type="float">
            <text:p>1.052343</text:p>
          </table:table-cell>
          <table:table-cell office:value-type="float" office:value="99.789513" calcext:value-type="float">
            <text:p>99.789513</text:p>
          </table:table-cell>
          <table:table-cell office:value-type="float" office:value="98.73717" calcext:value-type="float">
            <text:p>98.7371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04" calcext:value-type="float">
            <text:p>59904</text:p>
          </table:table-cell>
          <table:table-cell office:value-type="float" office:value="57552" calcext:value-type="float">
            <text:p>57552</text:p>
          </table:table-cell>
          <table:table-cell office:value-type="float" office:value="1248" calcext:value-type="float">
            <text:p>1248</text:p>
          </table:table-cell>
          <table:table-cell office:value-type="float" office:value="1199" calcext:value-type="float">
            <text:p>1199</text:p>
          </table:table-cell>
          <table:table-cell office:value-type="float" office:value="2.457173" calcext:value-type="float">
            <text:p>2.457173</text:p>
          </table:table-cell>
          <table:table-cell office:value-type="float" office:value="109.024978" calcext:value-type="float">
            <text:p>109.024978</text:p>
          </table:table-cell>
          <table:table-cell office:value-type="float" office:value="106.567805" calcext:value-type="float">
            <text:p>106.56780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8057268" calcext:value-type="float">
            <text:p>8057268</text:p>
          </table:table-cell>
          <table:table-cell office:value-type="float" office:value="15345" calcext:value-type="float">
            <text:p>15345</text:p>
          </table:table-cell>
          <table:table-cell office:value-type="float" office:value="7659" calcext:value-type="float">
            <text:p>7659</text:p>
          </table:table-cell>
          <table:table-cell office:value-type="float" office:value="1.010362" calcext:value-type="float">
            <text:p>1.010362</text:p>
          </table:table-cell>
          <table:table-cell office:value-type="float" office:value="100.507138" calcext:value-type="float">
            <text:p>100.507138</text:p>
          </table:table-cell>
          <table:table-cell office:value-type="float" office:value="99.496776" calcext:value-type="float">
            <text:p>99.496776</text:p>
          </table:table-cell>
          <table:table-cell office:value-type="float" office:value="0.647842" calcext:value-type="float">
            <text:p>0.647842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1888" calcext:value-type="float">
            <text:p>16141888</text:p>
          </table:table-cell>
          <table:table-cell office:value-type="float" office:value="1057260" calcext:value-type="float">
            <text:p>1057260</text:p>
          </table:table-cell>
          <table:table-cell office:value-type="float" office:value="15344" calcext:value-type="float">
            <text:p>15344</text:p>
          </table:table-cell>
          <table:table-cell office:value-type="float" office:value="1005" calcext:value-type="float">
            <text:p>1005</text:p>
          </table:table-cell>
          <table:table-cell office:value-type="float" office:value="1.099045" calcext:value-type="float">
            <text:p>1.099045</text:p>
          </table:table-cell>
          <table:table-cell office:value-type="float" office:value="100.763305" calcext:value-type="float">
            <text:p>100.763305</text:p>
          </table:table-cell>
          <table:table-cell office:value-type="float" office:value="99.664259" calcext:value-type="float">
            <text:p>99.664259</text:p>
          </table:table-cell>
          <table:table-cell office:value-type="float" office:value="0.084866" calcext:value-type="float">
            <text:p>0.084866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376" calcext:value-type="float">
            <text:p>191376</text:p>
          </table:table-cell>
          <table:table-cell office:value-type="float" office:value="190616" calcext:value-type="float">
            <text:p>190616</text:p>
          </table:table-cell>
          <table:table-cell office:value-type="float" office:value="4731" calcext:value-type="float">
            <text:p>4731</text:p>
          </table:table-cell>
          <table:table-cell office:value-type="float" office:value="4712" calcext:value-type="float">
            <text:p>4712</text:p>
          </table:table-cell>
          <table:table-cell office:value-type="float" office:value="1.03609" calcext:value-type="float">
            <text:p>1.03609</text:p>
          </table:table-cell>
          <table:table-cell office:value-type="float" office:value="100.665642" calcext:value-type="float">
            <text:p>100.665642</text:p>
          </table:table-cell>
          <table:table-cell office:value-type="float" office:value="99.629552" calcext:value-type="float">
            <text:p>99.629552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0" calcext:value-type="float">
            <text:p>3760</text:p>
          </table:table-cell>
          <table:table-cell office:value-type="float" office:value="1048" calcext:value-type="float">
            <text:p>1048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1.034623" calcext:value-type="float">
            <text:p>1.034623</text:p>
          </table:table-cell>
          <table:table-cell office:value-type="float" office:value="100.764711" calcext:value-type="float">
            <text:p>100.764711</text:p>
          </table:table-cell>
          <table:table-cell office:value-type="float" office:value="99.730088" calcext:value-type="float">
            <text:p>99.73008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2100" calcext:value-type="float">
            <text:p>210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.055185" calcext:value-type="float">
            <text:p>1.055185</text:p>
          </table:table-cell>
          <table:table-cell office:value-type="float" office:value="98.81197" calcext:value-type="float">
            <text:p>98.81197</text:p>
          </table:table-cell>
          <table:table-cell office:value-type="float" office:value="97.756785" calcext:value-type="float">
            <text:p>97.75678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30" calcext:value-type="float">
            <text:p>58830</text:p>
          </table:table-cell>
          <table:table-cell office:value-type="float" office:value="56574" calcext:value-type="float">
            <text:p>56574</text:p>
          </table:table-cell>
          <table:table-cell office:value-type="float" office:value="1226" calcext:value-type="float">
            <text:p>1226</text:p>
          </table:table-cell>
          <table:table-cell office:value-type="float" office:value="1179" calcext:value-type="float">
            <text:p>1179</text:p>
          </table:table-cell>
          <table:table-cell office:value-type="float" office:value="3.02427" calcext:value-type="float">
            <text:p>3.02427</text:p>
          </table:table-cell>
          <table:table-cell office:value-type="float" office:value="109.023695" calcext:value-type="float">
            <text:p>109.023695</text:p>
          </table:table-cell>
          <table:table-cell office:value-type="float" office:value="105.999425" calcext:value-type="float">
            <text:p>105.999425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1.26976" calcext:value-type="float">
            <text:p>1.26976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7679600" calcext:value-type="float">
            <text:p>7679600</text:p>
          </table:table-cell>
          <table:table-cell office:value-type="float" office:value="15445" calcext:value-type="float">
            <text:p>15445</text:p>
          </table:table-cell>
          <table:table-cell office:value-type="float" office:value="7300" calcext:value-type="float">
            <text:p>7300</text:p>
          </table:table-cell>
          <table:table-cell office:value-type="float" office:value="1.01733" calcext:value-type="float">
            <text:p>1.01733</text:p>
          </table:table-cell>
          <table:table-cell office:value-type="float" office:value="100.518377" calcext:value-type="float">
            <text:p>100.518377</text:p>
          </table:table-cell>
          <table:table-cell office:value-type="float" office:value="99.501047" calcext:value-type="float">
            <text:p>99.501047</text:p>
          </table:table-cell>
          <table:table-cell office:value-type="float" office:value="0.617449" calcext:value-type="float">
            <text:p>0.61744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6036" calcext:value-type="float">
            <text:p>16246036</text:p>
          </table:table-cell>
          <table:table-cell office:value-type="float" office:value="1050948" calcext:value-type="float">
            <text:p>1050948</text:p>
          </table:table-cell>
          <table:table-cell office:value-type="float" office:value="15443" calcext:value-type="float">
            <text:p>15443</text:p>
          </table:table-cell>
          <table:table-cell office:value-type="float" office:value="999" calcext:value-type="float">
            <text:p>999</text:p>
          </table:table-cell>
          <table:table-cell office:value-type="float" office:value="1.1259" calcext:value-type="float">
            <text:p>1.1259</text:p>
          </table:table-cell>
          <table:table-cell office:value-type="float" office:value="100.199188" calcext:value-type="float">
            <text:p>100.199188</text:p>
          </table:table-cell>
          <table:table-cell office:value-type="float" office:value="99.073288" calcext:value-type="float">
            <text:p>99.073288</text:p>
          </table:table-cell>
          <table:table-cell office:value-type="float" office:value="0.084862" calcext:value-type="float">
            <text:p>0.08486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384" calcext:value-type="float">
            <text:p>197384</text:p>
          </table:table-cell>
          <table:table-cell office:value-type="float" office:value="196376" calcext:value-type="float">
            <text:p>196376</text:p>
          </table:table-cell>
          <table:table-cell office:value-type="float" office:value="4873" calcext:value-type="float">
            <text:p>4873</text:p>
          </table:table-cell>
          <table:table-cell office:value-type="float" office:value="4848" calcext:value-type="float">
            <text:p>4848</text:p>
          </table:table-cell>
          <table:table-cell office:value-type="float" office:value="1.041239" calcext:value-type="float">
            <text:p>1.041239</text:p>
          </table:table-cell>
          <table:table-cell office:value-type="float" office:value="100.584871" calcext:value-type="float">
            <text:p>100.584871</text:p>
          </table:table-cell>
          <table:table-cell office:value-type="float" office:value="99.543633" calcext:value-type="float">
            <text:p>99.543633</text:p>
          </table:table-cell>
          <table:table-cell office:value-type="float" office:value="0.015782" calcext:value-type="float">
            <text:p>0.01578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8" calcext:value-type="float">
            <text:p>468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.031734" calcext:value-type="float">
            <text:p>1.031734</text:p>
          </table:table-cell>
          <table:table-cell office:value-type="float" office:value="89.925783" calcext:value-type="float">
            <text:p>89.925783</text:p>
          </table:table-cell>
          <table:table-cell office:value-type="float" office:value="88.894049" calcext:value-type="float">
            <text:p>88.89404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580" calcext:value-type="float">
            <text:p>2580</text:p>
          </table:table-cell>
          <table:table-cell office:value-type="float" office:value="2460" calcext:value-type="float">
            <text:p>246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.064565" calcext:value-type="float">
            <text:p>1.064565</text:p>
          </table:table-cell>
          <table:table-cell office:value-type="float" office:value="99.748045" calcext:value-type="float">
            <text:p>99.748045</text:p>
          </table:table-cell>
          <table:table-cell office:value-type="float" office:value="98.68348" calcext:value-type="float">
            <text:p>98.68348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728" calcext:value-type="float">
            <text:p>61728</text:p>
          </table:table-cell>
          <table:table-cell office:value-type="float" office:value="58224" calcext:value-type="float">
            <text:p>58224</text:p>
          </table:table-cell>
          <table:table-cell office:value-type="float" office:value="1286" calcext:value-type="float">
            <text:p>1286</text:p>
          </table:table-cell>
          <table:table-cell office:value-type="float" office:value="1213" calcext:value-type="float">
            <text:p>1213</text:p>
          </table:table-cell>
          <table:table-cell office:value-type="float" office:value="2.973102" calcext:value-type="float">
            <text:p>2.973102</text:p>
          </table:table-cell>
          <table:table-cell office:value-type="float" office:value="109.021173" calcext:value-type="float">
            <text:p>109.021173</text:p>
          </table:table-cell>
          <table:table-cell office:value-type="float" office:value="106.04807" calcext:value-type="float">
            <text:p>106.04807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8420208" calcext:value-type="float">
            <text:p>8420208</text:p>
          </table:table-cell>
          <table:table-cell office:value-type="float" office:value="15543" calcext:value-type="float">
            <text:p>15543</text:p>
          </table:table-cell>
          <table:table-cell office:value-type="float" office:value="8004" calcext:value-type="float">
            <text:p>8004</text:p>
          </table:table-cell>
          <table:table-cell office:value-type="float" office:value="1.010233" calcext:value-type="float">
            <text:p>1.010233</text:p>
          </table:table-cell>
          <table:table-cell office:value-type="float" office:value="100.46754" calcext:value-type="float">
            <text:p>100.46754</text:p>
          </table:table-cell>
          <table:table-cell office:value-type="float" office:value="99.457308" calcext:value-type="float">
            <text:p>99.457308</text:p>
          </table:table-cell>
          <table:table-cell office:value-type="float" office:value="0.677292" calcext:value-type="float">
            <text:p>0.677292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0184" calcext:value-type="float">
            <text:p>16350184</text:p>
          </table:table-cell>
          <table:table-cell office:value-type="float" office:value="1138264" calcext:value-type="float">
            <text:p>1138264</text:p>
          </table:table-cell>
          <table:table-cell office:value-type="float" office:value="15542" calcext:value-type="float">
            <text:p>15542</text:p>
          </table:table-cell>
          <table:table-cell office:value-type="float" office:value="1082" calcext:value-type="float">
            <text:p>1082</text:p>
          </table:table-cell>
          <table:table-cell office:value-type="float" office:value="1.137997" calcext:value-type="float">
            <text:p>1.137997</text:p>
          </table:table-cell>
          <table:table-cell office:value-type="float" office:value="103.432294" calcext:value-type="float">
            <text:p>103.432294</text:p>
          </table:table-cell>
          <table:table-cell office:value-type="float" office:value="102.294297" calcext:value-type="float">
            <text:p>102.294297</text:p>
          </table:table-cell>
          <table:table-cell office:value-type="float" office:value="0.089019" calcext:value-type="float">
            <text:p>0.089019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208" calcext:value-type="float">
            <text:p>183208</text:p>
          </table:table-cell>
          <table:table-cell office:value-type="float" office:value="182688" calcext:value-type="float">
            <text:p>182688</text:p>
          </table:table-cell>
          <table:table-cell office:value-type="float" office:value="4531" calcext:value-type="float">
            <text:p>4531</text:p>
          </table:table-cell>
          <table:table-cell office:value-type="float" office:value="4518" calcext:value-type="float">
            <text:p>4518</text:p>
          </table:table-cell>
          <table:table-cell office:value-type="float" office:value="1.048324" calcext:value-type="float">
            <text:p>1.048324</text:p>
          </table:table-cell>
          <table:table-cell office:value-type="float" office:value="103.302459" calcext:value-type="float">
            <text:p>103.302459</text:p>
          </table:table-cell>
          <table:table-cell office:value-type="float" office:value="102.254135" calcext:value-type="float">
            <text:p>102.254135</text:p>
          </table:table-cell>
          <table:table-cell office:value-type="float" office:value="0.014293" calcext:value-type="float">
            <text:p>0.014293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808" calcext:value-type="float">
            <text:p>808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.045547" calcext:value-type="float">
            <text:p>1.045547</text:p>
          </table:table-cell>
          <table:table-cell office:value-type="float" office:value="102.932467" calcext:value-type="float">
            <text:p>102.932467</text:p>
          </table:table-cell>
          <table:table-cell office:value-type="float" office:value="101.88692" calcext:value-type="float">
            <text:p>101.8869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800" calcext:value-type="float">
            <text:p>180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077113" calcext:value-type="float">
            <text:p>1.077113</text:p>
          </table:table-cell>
          <table:table-cell office:value-type="float" office:value="102.931061" calcext:value-type="float">
            <text:p>102.931061</text:p>
          </table:table-cell>
          <table:table-cell office:value-type="float" office:value="101.853948" calcext:value-type="float">
            <text:p>101.85394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472" calcext:value-type="float">
            <text:p>59472</text:p>
          </table:table-cell>
          <table:table-cell office:value-type="float" office:value="54720" calcext:value-type="float">
            <text:p>54720</text:p>
          </table:table-cell>
          <table:table-cell office:value-type="float" office:value="1239" calcext:value-type="float">
            <text:p>1239</text:p>
          </table:table-cell>
          <table:table-cell office:value-type="float" office:value="1140" calcext:value-type="float">
            <text:p>1140</text:p>
          </table:table-cell>
          <table:table-cell office:value-type="float" office:value="2.425282" calcext:value-type="float">
            <text:p>2.425282</text:p>
          </table:table-cell>
          <table:table-cell office:value-type="float" office:value="109.022775" calcext:value-type="float">
            <text:p>109.022775</text:p>
          </table:table-cell>
          <table:table-cell office:value-type="float" office:value="106.597492" calcext:value-type="float">
            <text:p>106.597492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1.286144" calcext:value-type="float">
            <text:p>1.28614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7375572" calcext:value-type="float">
            <text:p>7375572</text:p>
          </table:table-cell>
          <table:table-cell office:value-type="float" office:value="15642" calcext:value-type="float">
            <text:p>15642</text:p>
          </table:table-cell>
          <table:table-cell office:value-type="float" office:value="7011" calcext:value-type="float">
            <text:p>7011</text:p>
          </table:table-cell>
          <table:table-cell office:value-type="float" office:value="1.007233" calcext:value-type="float">
            <text:p>1.007233</text:p>
          </table:table-cell>
          <table:table-cell office:value-type="float" office:value="100.632825" calcext:value-type="float">
            <text:p>100.632825</text:p>
          </table:table-cell>
          <table:table-cell office:value-type="float" office:value="99.625593" calcext:value-type="float">
            <text:p>99.625593</text:p>
          </table:table-cell>
          <table:table-cell office:value-type="float" office:value="0.592263" calcext:value-type="float">
            <text:p>0.59226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4332" calcext:value-type="float">
            <text:p>16454332</text:p>
          </table:table-cell>
          <table:table-cell office:value-type="float" office:value="1187708" calcext:value-type="float">
            <text:p>1187708</text:p>
          </table:table-cell>
          <table:table-cell office:value-type="float" office:value="15641" calcext:value-type="float">
            <text:p>15641</text:p>
          </table:table-cell>
          <table:table-cell office:value-type="float" office:value="1129" calcext:value-type="float">
            <text:p>1129</text:p>
          </table:table-cell>
          <table:table-cell office:value-type="float" office:value="1.351104" calcext:value-type="float">
            <text:p>1.351104</text:p>
          </table:table-cell>
          <table:table-cell office:value-type="float" office:value="100.82344" calcext:value-type="float">
            <text:p>100.82344</text:p>
          </table:table-cell>
          <table:table-cell office:value-type="float" office:value="99.472336" calcext:value-type="float">
            <text:p>99.472336</text:p>
          </table:table-cell>
          <table:table-cell office:value-type="float" office:value="0.095521" calcext:value-type="float">
            <text:p>0.095521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2664" calcext:value-type="float">
            <text:p>202664</text:p>
          </table:table-cell>
          <table:table-cell office:value-type="float" office:value="202304" calcext:value-type="float">
            <text:p>202304</text:p>
          </table:table-cell>
          <table:table-cell office:value-type="float" office:value="5010" calcext:value-type="float">
            <text:p>5010</text:p>
          </table:table-cell>
          <table:table-cell office:value-type="float" office:value="5001" calcext:value-type="float">
            <text:p>5001</text:p>
          </table:table-cell>
          <table:table-cell office:value-type="float" office:value="1.278657" calcext:value-type="float">
            <text:p>1.278657</text:p>
          </table:table-cell>
          <table:table-cell office:value-type="float" office:value="100.191419" calcext:value-type="float">
            <text:p>100.191419</text:p>
          </table:table-cell>
          <table:table-cell office:value-type="float" office:value="98.912762" calcext:value-type="float">
            <text:p>98.912762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48" calcext:value-type="float">
            <text:p>3048</text:p>
          </table:table-cell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.269351" calcext:value-type="float">
            <text:p>1.269351</text:p>
          </table:table-cell>
          <table:table-cell office:value-type="float" office:value="100.852379" calcext:value-type="float">
            <text:p>100.852379</text:p>
          </table:table-cell>
          <table:table-cell office:value-type="float" office:value="99.583029" calcext:value-type="float">
            <text:p>99.58302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638" calcext:value-type="float">
            <text:p>163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.301643" calcext:value-type="float">
            <text:p>1.301643</text:p>
          </table:table-cell>
          <table:table-cell office:value-type="float" office:value="100.850933" calcext:value-type="float">
            <text:p>100.850933</text:p>
          </table:table-cell>
          <table:table-cell office:value-type="float" office:value="99.54929" calcext:value-type="float">
            <text:p>99.5492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968" calcext:value-type="float">
            <text:p>61968</text:p>
          </table:table-cell>
          <table:table-cell office:value-type="float" office:value="55728" calcext:value-type="float">
            <text:p>55728</text:p>
          </table:table-cell>
          <table:table-cell office:value-type="float" office:value="1291" calcext:value-type="float">
            <text:p>1291</text:p>
          </table:table-cell>
          <table:table-cell office:value-type="float" office:value="1161" calcext:value-type="float">
            <text:p>1161</text:p>
          </table:table-cell>
          <table:table-cell office:value-type="float" office:value="2.687453" calcext:value-type="float">
            <text:p>2.687453</text:p>
          </table:table-cell>
          <table:table-cell office:value-type="float" office:value="109.023867" calcext:value-type="float">
            <text:p>109.023867</text:p>
          </table:table-cell>
          <table:table-cell office:value-type="float" office:value="106.336414" calcext:value-type="float">
            <text:p>106.336414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8622192" calcext:value-type="float">
            <text:p>8622192</text:p>
          </table:table-cell>
          <table:table-cell office:value-type="float" office:value="15742" calcext:value-type="float">
            <text:p>15742</text:p>
          </table:table-cell>
          <table:table-cell office:value-type="float" office:value="8196" calcext:value-type="float">
            <text:p>8196</text:p>
          </table:table-cell>
          <table:table-cell office:value-type="float" office:value="1.009453" calcext:value-type="float">
            <text:p>1.009453</text:p>
          </table:table-cell>
          <table:table-cell office:value-type="float" office:value="100.575876" calcext:value-type="float">
            <text:p>100.575876</text:p>
          </table:table-cell>
          <table:table-cell office:value-type="float" office:value="99.566424" calcext:value-type="float">
            <text:p>99.566424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58480" calcext:value-type="float">
            <text:p>16558480</text:p>
          </table:table-cell>
          <table:table-cell office:value-type="float" office:value="1137212" calcext:value-type="float">
            <text:p>1137212</text:p>
          </table:table-cell>
          <table:table-cell office:value-type="float" office:value="15740" calcext:value-type="float">
            <text:p>15740</text:p>
          </table:table-cell>
          <table:table-cell office:value-type="float" office:value="1081" calcext:value-type="float">
            <text:p>1081</text:p>
          </table:table-cell>
          <table:table-cell office:value-type="float" office:value="1.119721" calcext:value-type="float">
            <text:p>1.119721</text:p>
          </table:table-cell>
          <table:table-cell office:value-type="float" office:value="100.676444" calcext:value-type="float">
            <text:p>100.676444</text:p>
          </table:table-cell>
          <table:table-cell office:value-type="float" office:value="99.556723" calcext:value-type="float">
            <text:p>99.556723</text:p>
          </table:table-cell>
          <table:table-cell office:value-type="float" office:value="0.091382" calcext:value-type="float">
            <text:p>0.091382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77224" calcext:value-type="float">
            <text:p>177224</text:p>
          </table:table-cell>
          <table:table-cell table:number-columns-repeated="2" office:value-type="float" office:value="4378" calcext:value-type="float">
            <text:p>4378</text:p>
          </table:table-cell>
          <table:table-cell office:value-type="float" office:value="1.035501" calcext:value-type="float">
            <text:p>1.035501</text:p>
          </table:table-cell>
          <table:table-cell office:value-type="float" office:value="100.150927" calcext:value-type="float">
            <text:p>100.150927</text:p>
          </table:table-cell>
          <table:table-cell office:value-type="float" office:value="99.115426" calcext:value-type="float">
            <text:p>99.115426</text:p>
          </table:table-cell>
          <table:table-cell office:value-type="float" office:value="0.014304" calcext:value-type="float">
            <text:p>0.014304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864" calcext:value-type="float">
            <text:p>86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.034094" calcext:value-type="float">
            <text:p>1.034094</text:p>
          </table:table-cell>
          <table:table-cell office:value-type="float" office:value="100.716722" calcext:value-type="float">
            <text:p>100.716722</text:p>
          </table:table-cell>
          <table:table-cell office:value-type="float" office:value="99.682628" calcext:value-type="float">
            <text:p>99.68262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2088" calcext:value-type="float">
            <text:p>208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.058887" calcext:value-type="float">
            <text:p>1.058887</text:p>
          </table:table-cell>
          <table:table-cell office:value-type="float" office:value="100.715316" calcext:value-type="float">
            <text:p>100.715316</text:p>
          </table:table-cell>
          <table:table-cell office:value-type="float" office:value="99.656428" calcext:value-type="float">
            <text:p>99.65642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68" calcext:value-type="float">
            <text:p>59568</text:p>
          </table:table-cell>
          <table:table-cell office:value-type="float" office:value="54912" calcext:value-type="float">
            <text:p>54912</text:p>
          </table:table-cell>
          <table:table-cell office:value-type="float" office:value="1241" calcext:value-type="float">
            <text:p>1241</text:p>
          </table:table-cell>
          <table:table-cell office:value-type="float" office:value="1144" calcext:value-type="float">
            <text:p>1144</text:p>
          </table:table-cell>
          <table:table-cell office:value-type="float" office:value="2.584978" calcext:value-type="float">
            <text:p>2.584978</text:p>
          </table:table-cell>
          <table:table-cell office:value-type="float" office:value="109.025536" calcext:value-type="float">
            <text:p>109.025536</text:p>
          </table:table-cell>
          <table:table-cell office:value-type="float" office:value="106.440558" calcext:value-type="float">
            <text:p>106.440558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1.302528" calcext:value-type="float">
            <text:p>1.302528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7733252" calcext:value-type="float">
            <text:p>7733252</text:p>
          </table:table-cell>
          <table:table-cell office:value-type="float" office:value="15840" calcext:value-type="float">
            <text:p>15840</text:p>
          </table:table-cell>
          <table:table-cell office:value-type="float" office:value="7351" calcext:value-type="float">
            <text:p>7351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531529" calcext:value-type="float">
            <text:p>100.531529</text:p>
          </table:table-cell>
          <table:table-cell office:value-type="float" office:value="99.516219" calcext:value-type="float">
            <text:p>99.516219</text:p>
          </table:table-cell>
          <table:table-cell office:value-type="float" office:value="0.621668" calcext:value-type="float">
            <text:p>0.62166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2628" calcext:value-type="float">
            <text:p>16662628</text:p>
          </table:table-cell>
          <table:table-cell office:value-type="float" office:value="1142472" calcext:value-type="float">
            <text:p>1142472</text:p>
          </table:table-cell>
          <table:table-cell office:value-type="float" office:value="15839" calcext:value-type="float">
            <text:p>15839</text:p>
          </table:table-cell>
          <table:table-cell office:value-type="float" office:value="1086" calcext:value-type="float">
            <text:p>1086</text:p>
          </table:table-cell>
          <table:table-cell office:value-type="float" office:value="1.135379" calcext:value-type="float">
            <text:p>1.135379</text:p>
          </table:table-cell>
          <table:table-cell office:value-type="float" office:value="100.762969" calcext:value-type="float">
            <text:p>100.762969</text:p>
          </table:table-cell>
          <table:table-cell office:value-type="float" office:value="99.62759" calcext:value-type="float">
            <text:p>99.62759</text:p>
          </table:table-cell>
          <table:table-cell office:value-type="float" office:value="0.091739" calcext:value-type="float">
            <text:p>0.09173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8952" calcext:value-type="float">
            <text:p>198952</text:p>
          </table:table-cell>
          <table:table-cell office:value-type="float" office:value="198392" calcext:value-type="float">
            <text:p>198392</text:p>
          </table:table-cell>
          <table:table-cell office:value-type="float" office:value="4914" calcext:value-type="float">
            <text:p>4914</text:p>
          </table:table-cell>
          <table:table-cell office:value-type="float" office:value="4900" calcext:value-type="float">
            <text:p>4900</text:p>
          </table:table-cell>
          <table:table-cell office:value-type="float" office:value="1.033937" calcext:value-type="float">
            <text:p>1.033937</text:p>
          </table:table-cell>
          <table:table-cell office:value-type="float" office:value="100.713201" calcext:value-type="float">
            <text:p>100.713201</text:p>
          </table:table-cell>
          <table:table-cell office:value-type="float" office:value="99.679264" calcext:value-type="float">
            <text:p>99.679264</text:p>
          </table:table-cell>
          <table:table-cell office:value-type="float" office:value="0.015922" calcext:value-type="float">
            <text:p>0.015922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8" calcext:value-type="float">
            <text:p>3688</text:p>
          </table:table-cell>
          <table:table-cell office:value-type="float" office:value="816" calcext:value-type="float">
            <text:p>81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.031281" calcext:value-type="float">
            <text:p>1.031281</text:p>
          </table:table-cell>
          <table:table-cell office:value-type="float" office:value="101.006279" calcext:value-type="float">
            <text:p>101.006279</text:p>
          </table:table-cell>
          <table:table-cell office:value-type="float" office:value="99.974998" calcext:value-type="float">
            <text:p>99.97499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.068289" calcext:value-type="float">
            <text:p>1.068289</text:p>
          </table:table-cell>
          <table:table-cell office:value-type="float" office:value="100.603823" calcext:value-type="float">
            <text:p>100.603823</text:p>
          </table:table-cell>
          <table:table-cell office:value-type="float" office:value="99.535533" calcext:value-type="float">
            <text:p>99.53553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998" calcext:value-type="float">
            <text:p>61998</text:p>
          </table:table-cell>
          <table:table-cell office:value-type="float" office:value="57822" calcext:value-type="float">
            <text:p>57822</text:p>
          </table:table-cell>
          <table:table-cell office:value-type="float" office:value="1292" calcext:value-type="float">
            <text:p>1292</text:p>
          </table:table-cell>
          <table:table-cell office:value-type="float" office:value="1205" calcext:value-type="float">
            <text:p>1205</text:p>
          </table:table-cell>
          <table:table-cell office:value-type="float" office:value="2.921854" calcext:value-type="float">
            <text:p>2.921854</text:p>
          </table:table-cell>
          <table:table-cell office:value-type="float" office:value="109.0278" calcext:value-type="float">
            <text:p>109.0278</text:p>
          </table:table-cell>
          <table:table-cell office:value-type="float" office:value="106.105946" calcext:value-type="float">
            <text:p>106.105946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8959884" calcext:value-type="float">
            <text:p>8959884</text:p>
          </table:table-cell>
          <table:table-cell office:value-type="float" office:value="15940" calcext:value-type="float">
            <text:p>15940</text:p>
          </table:table-cell>
          <table:table-cell office:value-type="float" office:value="8517" calcext:value-type="float">
            <text:p>8517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0.539288" calcext:value-type="float">
            <text:p>100.539288</text:p>
          </table:table-cell>
          <table:table-cell office:value-type="float" office:value="99.52213" calcext:value-type="float">
            <text:p>99.52213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6776" calcext:value-type="float">
            <text:p>16766776</text:p>
          </table:table-cell>
          <table:table-cell office:value-type="float" office:value="1060416" calcext:value-type="float">
            <text:p>1060416</text:p>
          </table:table-cell>
          <table:table-cell office:value-type="float" office:value="15938" calcext:value-type="float">
            <text:p>15938</text:p>
          </table:table-cell>
          <table:table-cell office:value-type="float" office:value="1008" calcext:value-type="float">
            <text:p>1008</text:p>
          </table:table-cell>
          <table:table-cell office:value-type="float" office:value="1.345349" calcext:value-type="float">
            <text:p>1.345349</text:p>
          </table:table-cell>
          <table:table-cell office:value-type="float" office:value="100.667228" calcext:value-type="float">
            <text:p>100.667228</text:p>
          </table:table-cell>
          <table:table-cell office:value-type="float" office:value="99.321879" calcext:value-type="float">
            <text:p>99.321879</text:p>
          </table:table-cell>
          <table:table-cell office:value-type="float" office:value="0.085412" calcext:value-type="float">
            <text:p>0.085412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8984" calcext:value-type="float">
            <text:p>168984</text:p>
          </table:table-cell>
          <table:table-cell office:value-type="float" office:value="168664" calcext:value-type="float">
            <text:p>168664</text:p>
          </table:table-cell>
          <table:table-cell office:value-type="float" office:value="4172" calcext:value-type="float">
            <text:p>4172</text:p>
          </table:table-cell>
          <table:table-cell office:value-type="float" office:value="4164" calcext:value-type="float">
            <text:p>4164</text:p>
          </table:table-cell>
          <table:table-cell office:value-type="float" office:value="1.277684" calcext:value-type="float">
            <text:p>1.277684</text:p>
          </table:table-cell>
          <table:table-cell office:value-type="float" office:value="100.587518" calcext:value-type="float">
            <text:p>100.587518</text:p>
          </table:table-cell>
          <table:table-cell office:value-type="float" office:value="99.309834" calcext:value-type="float">
            <text:p>99.309834</text:p>
          </table:table-cell>
          <table:table-cell office:value-type="float" office:value="0.013587" calcext:value-type="float">
            <text:p>0.01358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1080" calcext:value-type="float">
            <text:p>108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.268118" calcext:value-type="float">
            <text:p>1.268118</text:p>
          </table:table-cell>
          <table:table-cell office:value-type="float" office:value="100.672322" calcext:value-type="float">
            <text:p>100.672322</text:p>
          </table:table-cell>
          <table:table-cell office:value-type="float" office:value="99.404204" calcext:value-type="float">
            <text:p>99.404204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2118" calcext:value-type="float">
            <text:p>211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.301431" calcext:value-type="float">
            <text:p>1.301431</text:p>
          </table:table-cell>
          <table:table-cell office:value-type="float" office:value="100.526686" calcext:value-type="float">
            <text:p>100.526686</text:p>
          </table:table-cell>
          <table:table-cell office:value-type="float" office:value="99.225255" calcext:value-type="float">
            <text:p>99.22525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310" calcext:value-type="float">
            <text:p>59310</text:p>
          </table:table-cell>
          <table:table-cell office:value-type="float" office:value="55662" calcext:value-type="float">
            <text:p>55662</text:p>
          </table:table-cell>
          <table:table-cell office:value-type="float" office:value="1236" calcext:value-type="float">
            <text:p>1236</text:p>
          </table:table-cell>
          <table:table-cell office:value-type="float" office:value="1160" calcext:value-type="float">
            <text:p>1160</text:p>
          </table:table-cell>
          <table:table-cell office:value-type="float" office:value="3.673867" calcext:value-type="float">
            <text:p>3.673867</text:p>
          </table:table-cell>
          <table:table-cell office:value-type="float" office:value="109.025841" calcext:value-type="float">
            <text:p>109.025841</text:p>
          </table:table-cell>
          <table:table-cell office:value-type="float" office:value="105.351975" calcext:value-type="float">
            <text:p>105.351975</text:p>
          </table:table-cell>
          <table:table-cell office:value-type="float" office:value="0.004227" calcext:value-type="float">
            <text:p>0.004227</text:p>
          </table:table-cell>
          <table:table-cell office:value-type="float" office:value="1.318912" calcext:value-type="float">
            <text:p>1.31891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8055164" calcext:value-type="float">
            <text:p>8055164</text:p>
          </table:table-cell>
          <table:table-cell office:value-type="float" office:value="16038" calcext:value-type="float">
            <text:p>16038</text:p>
          </table:table-cell>
          <table:table-cell office:value-type="float" office:value="7657" calcext:value-type="float">
            <text:p>7657</text:p>
          </table:table-cell>
          <table:table-cell office:value-type="float" office:value="1.009313" calcext:value-type="float">
            <text:p>1.009313</text:p>
          </table:table-cell>
          <table:table-cell office:value-type="float" office:value="100.512743" calcext:value-type="float">
            <text:p>100.512743</text:p>
          </table:table-cell>
          <table:table-cell office:value-type="float" office:value="99.50343" calcext:value-type="float">
            <text:p>99.50343</text:p>
          </table:table-cell>
          <table:table-cell office:value-type="float" office:value="0.647629" calcext:value-type="float">
            <text:p>0.647629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0924" calcext:value-type="float">
            <text:p>16870924</text:p>
          </table:table-cell>
          <table:table-cell office:value-type="float" office:value="1096184" calcext:value-type="float">
            <text:p>1096184</text:p>
          </table:table-cell>
          <table:table-cell office:value-type="float" office:value="16037" calcext:value-type="float">
            <text:p>16037</text:p>
          </table:table-cell>
          <table:table-cell office:value-type="float" office:value="1042" calcext:value-type="float">
            <text:p>1042</text:p>
          </table:table-cell>
          <table:table-cell office:value-type="float" office:value="1.147173" calcext:value-type="float">
            <text:p>1.147173</text:p>
          </table:table-cell>
          <table:table-cell office:value-type="float" office:value="100.732157" calcext:value-type="float">
            <text:p>100.732157</text:p>
          </table:table-cell>
          <table:table-cell office:value-type="float" office:value="99.584983" calcext:value-type="float">
            <text:p>99.584983</text:p>
          </table:table-cell>
          <table:table-cell office:value-type="float" office:value="0.08806" calcext:value-type="float">
            <text:p>0.0880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952" calcext:value-type="float">
            <text:p>192952</text:p>
          </table:table-cell>
          <table:table-cell office:value-type="float" office:value="191312" calcext:value-type="float">
            <text:p>191312</text:p>
          </table:table-cell>
          <table:table-cell office:value-type="float" office:value="4772" calcext:value-type="float">
            <text:p>4772</text:p>
          </table:table-cell>
          <table:table-cell office:value-type="float" office:value="4731" calcext:value-type="float">
            <text:p>4731</text:p>
          </table:table-cell>
          <table:table-cell office:value-type="float" office:value="1.029698" calcext:value-type="float">
            <text:p>1.029698</text:p>
          </table:table-cell>
          <table:table-cell office:value-type="float" office:value="100.739588" calcext:value-type="float">
            <text:p>100.739588</text:p>
          </table:table-cell>
          <table:table-cell office:value-type="float" office:value="99.70989" calcext:value-type="float">
            <text:p>99.70989</text:p>
          </table:table-cell>
          <table:table-cell office:value-type="float" office:value="0.015349" calcext:value-type="float">
            <text:p>0.015349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8" calcext:value-type="float">
            <text:p>4208</text:p>
          </table:table-cell>
          <table:table-cell office:value-type="float" office:value="888" calcext:value-type="float">
            <text:p>888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.028051" calcext:value-type="float">
            <text:p>1.028051</text:p>
          </table:table-cell>
          <table:table-cell office:value-type="float" office:value="100.736464" calcext:value-type="float">
            <text:p>100.736464</text:p>
          </table:table-cell>
          <table:table-cell office:value-type="float" office:value="99.708413" calcext:value-type="float">
            <text:p>99.708413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2040" calcext:value-type="float">
            <text:p>204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.052905" calcext:value-type="float">
            <text:p>1.052905</text:p>
          </table:table-cell>
          <table:table-cell office:value-type="float" office:value="95.698205" calcext:value-type="float">
            <text:p>95.698205</text:p>
          </table:table-cell>
          <table:table-cell office:value-type="float" office:value="94.645301" calcext:value-type="float">
            <text:p>94.64530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30" calcext:value-type="float">
            <text:p>60030</text:p>
          </table:table-cell>
          <table:table-cell office:value-type="float" office:value="53790" calcext:value-type="float">
            <text:p>53790</text:p>
          </table:table-cell>
          <table:table-cell office:value-type="float" office:value="1251" calcext:value-type="float">
            <text:p>1251</text:p>
          </table:table-cell>
          <table:table-cell office:value-type="float" office:value="1121" calcext:value-type="float">
            <text:p>1121</text:p>
          </table:table-cell>
          <table:table-cell office:value-type="float" office:value="2.442542" calcext:value-type="float">
            <text:p>2.442542</text:p>
          </table:table-cell>
          <table:table-cell office:value-type="float" office:value="109.025957" calcext:value-type="float">
            <text:p>109.025957</text:p>
          </table:table-cell>
          <table:table-cell office:value-type="float" office:value="106.583415" calcext:value-type="float">
            <text:p>106.583415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8439144" calcext:value-type="float">
            <text:p>8439144</text:p>
          </table:table-cell>
          <table:table-cell office:value-type="float" office:value="16138" calcext:value-type="float">
            <text:p>16138</text:p>
          </table:table-cell>
          <table:table-cell office:value-type="float" office:value="8022" calcext:value-type="float">
            <text:p>8022</text:p>
          </table:table-cell>
          <table:table-cell office:value-type="float" office:value="1.010221" calcext:value-type="float">
            <text:p>1.010221</text:p>
          </table:table-cell>
          <table:table-cell office:value-type="float" office:value="100.52452" calcext:value-type="float">
            <text:p>100.52452</text:p>
          </table:table-cell>
          <table:table-cell office:value-type="float" office:value="99.514298" calcext:value-type="float">
            <text:p>99.514298</text:p>
          </table:table-cell>
          <table:table-cell office:value-type="float" office:value="0.678427" calcext:value-type="float">
            <text:p>0.678427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5072" calcext:value-type="float">
            <text:p>16975072</text:p>
          </table:table-cell>
          <table:table-cell office:value-type="float" office:value="1231892" calcext:value-type="float">
            <text:p>1231892</text:p>
          </table:table-cell>
          <table:table-cell office:value-type="float" office:value="16136" calcext:value-type="float">
            <text:p>16136</text:p>
          </table:table-cell>
          <table:table-cell office:value-type="float" office:value="1171" calcext:value-type="float">
            <text:p>1171</text:p>
          </table:table-cell>
          <table:table-cell office:value-type="float" office:value="1.12086" calcext:value-type="float">
            <text:p>1.12086</text:p>
          </table:table-cell>
          <table:table-cell office:value-type="float" office:value="100.837212" calcext:value-type="float">
            <text:p>100.837212</text:p>
          </table:table-cell>
          <table:table-cell office:value-type="float" office:value="99.716352" calcext:value-type="float">
            <text:p>99.716352</text:p>
          </table:table-cell>
          <table:table-cell office:value-type="float" office:value="0.098832" calcext:value-type="float">
            <text:p>0.098832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400" calcext:value-type="float">
            <text:p>177400</text:p>
          </table:table-cell>
          <table:table-cell office:value-type="float" office:value="177360" calcext:value-type="float">
            <text:p>177360</text:p>
          </table:table-cell>
          <table:table-cell office:value-type="float" office:value="4382" calcext:value-type="float">
            <text:p>4382</text:p>
          </table:table-cell>
          <table:table-cell office:value-type="float" office:value="4381" calcext:value-type="float">
            <text:p>4381</text:p>
          </table:table-cell>
          <table:table-cell office:value-type="float" office:value="1.036297" calcext:value-type="float">
            <text:p>1.036297</text:p>
          </table:table-cell>
          <table:table-cell office:value-type="float" office:value="100.669215" calcext:value-type="float">
            <text:p>100.669215</text:p>
          </table:table-cell>
          <table:table-cell office:value-type="float" office:value="99.632918" calcext:value-type="float">
            <text:p>99.632918</text:p>
          </table:table-cell>
          <table:table-cell office:value-type="float" office:value="0.014241" calcext:value-type="float">
            <text:p>0.014241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44" calcext:value-type="float">
            <text:p>3544</text:p>
          </table:table-cell>
          <table:table-cell office:value-type="float" office:value="1200" calcext:value-type="float">
            <text:p>120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.034831" calcext:value-type="float">
            <text:p>1.034831</text:p>
          </table:table-cell>
          <table:table-cell office:value-type="float" office:value="100.840116" calcext:value-type="float">
            <text:p>100.840116</text:p>
          </table:table-cell>
          <table:table-cell office:value-type="float" office:value="99.805286" calcext:value-type="float">
            <text:p>99.80528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1938" calcext:value-type="float">
            <text:p>193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.060514" calcext:value-type="float">
            <text:p>1.060514</text:p>
          </table:table-cell>
          <table:table-cell office:value-type="float" office:value="100.585099" calcext:value-type="float">
            <text:p>100.585099</text:p>
          </table:table-cell>
          <table:table-cell office:value-type="float" office:value="99.524585" calcext:value-type="float">
            <text:p>99.52458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366" calcext:value-type="float">
            <text:p>60366</text:p>
          </table:table-cell>
          <table:table-cell office:value-type="float" office:value="55374" calcext:value-type="float">
            <text:p>55374</text:p>
          </table:table-cell>
          <table:table-cell office:value-type="float" office:value="1258" calcext:value-type="float">
            <text:p>1258</text:p>
          </table:table-cell>
          <table:table-cell office:value-type="float" office:value="1154" calcext:value-type="float">
            <text:p>1154</text:p>
          </table:table-cell>
          <table:table-cell office:value-type="float" office:value="2.408381" calcext:value-type="float">
            <text:p>2.408381</text:p>
          </table:table-cell>
          <table:table-cell office:value-type="float" office:value="109.022633" calcext:value-type="float">
            <text:p>109.022633</text:p>
          </table:table-cell>
          <table:table-cell office:value-type="float" office:value="106.614252" calcext:value-type="float">
            <text:p>106.614252</text:p>
          </table:table-cell>
          <table:table-cell office:value-type="float" office:value="0.004155" calcext:value-type="float">
            <text:p>0.004155</text:p>
          </table:table-cell>
          <table:table-cell office:value-type="float" office:value="1.335296" calcext:value-type="float">
            <text:p>1.33529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8674792" calcext:value-type="float">
            <text:p>8674792</text:p>
          </table:table-cell>
          <table:table-cell office:value-type="float" office:value="16236" calcext:value-type="float">
            <text:p>16236</text:p>
          </table:table-cell>
          <table:table-cell office:value-type="float" office:value="8246" calcext:value-type="float">
            <text:p>8246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398907" calcext:value-type="float">
            <text:p>100.398907</text:p>
          </table:table-cell>
          <table:table-cell office:value-type="float" office:value="99.383597" calcext:value-type="float">
            <text:p>99.383597</text:p>
          </table:table-cell>
          <table:table-cell office:value-type="float" office:value="0.698288" calcext:value-type="float">
            <text:p>0.69828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79220" calcext:value-type="float">
            <text:p>17079220</text:p>
          </table:table-cell>
          <table:table-cell office:value-type="float" office:value="928916" calcext:value-type="float">
            <text:p>928916</text:p>
          </table:table-cell>
          <table:table-cell office:value-type="float" office:value="16235" calcext:value-type="float">
            <text:p>16235</text:p>
          </table:table-cell>
          <table:table-cell office:value-type="float" office:value="883" calcext:value-type="float">
            <text:p>883</text:p>
          </table:table-cell>
          <table:table-cell office:value-type="float" office:value="1.151991" calcext:value-type="float">
            <text:p>1.151991</text:p>
          </table:table-cell>
          <table:table-cell office:value-type="float" office:value="102.364791" calcext:value-type="float">
            <text:p>102.364791</text:p>
          </table:table-cell>
          <table:table-cell office:value-type="float" office:value="101.2128" calcext:value-type="float">
            <text:p>101.2128</text:p>
          </table:table-cell>
          <table:table-cell office:value-type="float" office:value="0.073423" calcext:value-type="float">
            <text:p>0.07342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256" calcext:value-type="float">
            <text:p>186256</text:p>
          </table:table-cell>
          <table:table-cell office:value-type="float" office:value="185856" calcext:value-type="float">
            <text:p>185856</text:p>
          </table:table-cell>
          <table:table-cell office:value-type="float" office:value="4605" calcext:value-type="float">
            <text:p>4605</text:p>
          </table:table-cell>
          <table:table-cell office:value-type="float" office:value="4595" calcext:value-type="float">
            <text:p>4595</text:p>
          </table:table-cell>
          <table:table-cell office:value-type="float" office:value="1.038033" calcext:value-type="float">
            <text:p>1.038033</text:p>
          </table:table-cell>
          <table:table-cell office:value-type="float" office:value="102.135047" calcext:value-type="float">
            <text:p>102.135047</text:p>
          </table:table-cell>
          <table:table-cell office:value-type="float" office:value="101.097013" calcext:value-type="float">
            <text:p>101.097013</text:p>
          </table:table-cell>
          <table:table-cell office:value-type="float" office:value="0.014707" calcext:value-type="float">
            <text:p>0.01470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936" calcext:value-type="float">
            <text:p>936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.04045" calcext:value-type="float">
            <text:p>1.04045</text:p>
          </table:table-cell>
          <table:table-cell office:value-type="float" office:value="101.850101" calcext:value-type="float">
            <text:p>101.850101</text:p>
          </table:table-cell>
          <table:table-cell office:value-type="float" office:value="100.809651" calcext:value-type="float">
            <text:p>100.80965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2070" calcext:value-type="float">
            <text:p>20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.046459" calcext:value-type="float">
            <text:p>1.046459</text:p>
          </table:table-cell>
          <table:table-cell office:value-type="float" office:value="101.851515" calcext:value-type="float">
            <text:p>101.851515</text:p>
          </table:table-cell>
          <table:table-cell office:value-type="float" office:value="100.805057" calcext:value-type="float">
            <text:p>100.80505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00" calcext:value-type="float">
            <text:p>58800</text:p>
          </table:table-cell>
          <table:table-cell office:value-type="float" office:value="55200" calcext:value-type="float">
            <text:p>55200</text:p>
          </table:table-cell>
          <table:table-cell office:value-type="float" office:value="1225" calcext:value-type="float">
            <text:p>1225</text:p>
          </table:table-cell>
          <table:table-cell office:value-type="float" office:value="1150" calcext:value-type="float">
            <text:p>1150</text:p>
          </table:table-cell>
          <table:table-cell office:value-type="float" office:value="2.896257" calcext:value-type="float">
            <text:p>2.896257</text:p>
          </table:table-cell>
          <table:table-cell office:value-type="float" office:value="109.025411" calcext:value-type="float">
            <text:p>109.025411</text:p>
          </table:table-cell>
          <table:table-cell office:value-type="float" office:value="106.129154" calcext:value-type="float">
            <text:p>106.129154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7942600" calcext:value-type="float">
            <text:p>7942600</text:p>
          </table:table-cell>
          <table:table-cell office:value-type="float" office:value="16336" calcext:value-type="float">
            <text:p>16336</text:p>
          </table:table-cell>
          <table:table-cell office:value-type="float" office:value="7550" calcext:value-type="float">
            <text:p>7550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00.522684" calcext:value-type="float">
            <text:p>100.522684</text:p>
          </table:table-cell>
          <table:table-cell office:value-type="float" office:value="99.507414" calcext:value-type="float">
            <text:p>99.507414</text:p>
          </table:table-cell>
          <table:table-cell office:value-type="float" office:value="0.638553" calcext:value-type="float">
            <text:p>0.638553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3368" calcext:value-type="float">
            <text:p>17183368</text:p>
          </table:table-cell>
          <table:table-cell office:value-type="float" office:value="1004660" calcext:value-type="float">
            <text:p>1004660</text:p>
          </table:table-cell>
          <table:table-cell office:value-type="float" office:value="16334" calcext:value-type="float">
            <text:p>16334</text:p>
          </table:table-cell>
          <table:table-cell office:value-type="float" office:value="955" calcext:value-type="float">
            <text:p>955</text:p>
          </table:table-cell>
          <table:table-cell office:value-type="float" office:value="1.106125" calcext:value-type="float">
            <text:p>1.106125</text:p>
          </table:table-cell>
          <table:table-cell office:value-type="float" office:value="100.589616" calcext:value-type="float">
            <text:p>100.589616</text:p>
          </table:table-cell>
          <table:table-cell office:value-type="float" office:value="99.483491" calcext:value-type="float">
            <text:p>99.483491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9424" calcext:value-type="float">
            <text:p>199424</text:p>
          </table:table-cell>
          <table:table-cell office:value-type="float" office:value="198504" calcext:value-type="float">
            <text:p>198504</text:p>
          </table:table-cell>
          <table:table-cell office:value-type="float" office:value="4927" calcext:value-type="float">
            <text:p>4927</text:p>
          </table:table-cell>
          <table:table-cell office:value-type="float" office:value="4904" calcext:value-type="float">
            <text:p>4904</text:p>
          </table:table-cell>
          <table:table-cell office:value-type="float" office:value="1.033897" calcext:value-type="float">
            <text:p>1.033897</text:p>
          </table:table-cell>
          <table:table-cell office:value-type="float" office:value="100.262579" calcext:value-type="float">
            <text:p>100.262579</text:p>
          </table:table-cell>
          <table:table-cell office:value-type="float" office:value="99.228681" calcext:value-type="float">
            <text:p>99.228681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40" calcext:value-type="float">
            <text:p>4640</text:p>
          </table:table-cell>
          <table:table-cell office:value-type="float" office:value="1296" calcext:value-type="float">
            <text:p>129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.032271" calcext:value-type="float">
            <text:p>1.032271</text:p>
          </table:table-cell>
          <table:table-cell office:value-type="float" office:value="98.521648" calcext:value-type="float">
            <text:p>98.521648</text:p>
          </table:table-cell>
          <table:table-cell office:value-type="float" office:value="97.489377" calcext:value-type="float">
            <text:p>97.48937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00" calcext:value-type="float">
            <text:p>2400</text:p>
          </table:table-cell>
          <table:table-cell office:value-type="float" office:value="2310" calcext:value-type="float">
            <text:p>231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.045859" calcext:value-type="float">
            <text:p>1.045859</text:p>
          </table:table-cell>
          <table:table-cell office:value-type="float" office:value="99.572994" calcext:value-type="float">
            <text:p>99.572994</text:p>
          </table:table-cell>
          <table:table-cell office:value-type="float" office:value="98.527135" calcext:value-type="float">
            <text:p>98.52713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488" calcext:value-type="float">
            <text:p>61488</text:p>
          </table:table-cell>
          <table:table-cell office:value-type="float" office:value="57168" calcext:value-type="float">
            <text:p>57168</text:p>
          </table:table-cell>
          <table:table-cell office:value-type="float" office:value="1281" calcext:value-type="float">
            <text:p>1281</text:p>
          </table:table-cell>
          <table:table-cell office:value-type="float" office:value="1191" calcext:value-type="float">
            <text:p>1191</text:p>
          </table:table-cell>
          <table:table-cell office:value-type="float" office:value="2.409352" calcext:value-type="float">
            <text:p>2.409352</text:p>
          </table:table-cell>
          <table:table-cell office:value-type="float" office:value="109.025178" calcext:value-type="float">
            <text:p>109.025178</text:p>
          </table:table-cell>
          <table:table-cell office:value-type="float" office:value="106.615826" calcext:value-type="float">
            <text:p>106.615826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1.35168" calcext:value-type="float">
            <text:p>1.35168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8369712" calcext:value-type="float">
            <text:p>8369712</text:p>
          </table:table-cell>
          <table:table-cell office:value-type="float" office:value="16435" calcext:value-type="float">
            <text:p>16435</text:p>
          </table:table-cell>
          <table:table-cell office:value-type="float" office:value="7956" calcext:value-type="float">
            <text:p>7956</text:p>
          </table:table-cell>
          <table:table-cell office:value-type="float" office:value="1.018561" calcext:value-type="float">
            <text:p>1.018561</text:p>
          </table:table-cell>
          <table:table-cell office:value-type="float" office:value="100.499151" calcext:value-type="float">
            <text:p>100.499151</text:p>
          </table:table-cell>
          <table:table-cell office:value-type="float" office:value="99.480591" calcext:value-type="float">
            <text:p>99.480591</text:p>
          </table:table-cell>
          <table:table-cell office:value-type="float" office:value="0.673073" calcext:value-type="float">
            <text:p>0.67307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7516" calcext:value-type="float">
            <text:p>17287516</text:p>
          </table:table-cell>
          <table:table-cell office:value-type="float" office:value="968892" calcext:value-type="float">
            <text:p>968892</text:p>
          </table:table-cell>
          <table:table-cell office:value-type="float" office:value="16433" calcext:value-type="float">
            <text:p>16433</text:p>
          </table:table-cell>
          <table:table-cell office:value-type="float" office:value="921" calcext:value-type="float">
            <text:p>921</text:p>
          </table:table-cell>
          <table:table-cell office:value-type="float" office:value="1.126671" calcext:value-type="float">
            <text:p>1.126671</text:p>
          </table:table-cell>
          <table:table-cell office:value-type="float" office:value="100.583349" calcext:value-type="float">
            <text:p>100.583349</text:p>
          </table:table-cell>
          <table:table-cell office:value-type="float" office:value="99.456677" calcext:value-type="float">
            <text:p>99.456677</text:p>
          </table:table-cell>
          <table:table-cell office:value-type="float" office:value="0.077935" calcext:value-type="float">
            <text:p>0.07793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456" calcext:value-type="float">
            <text:p>189456</text:p>
          </table:table-cell>
          <table:table-cell office:value-type="float" office:value="188816" calcext:value-type="float">
            <text:p>188816</text:p>
          </table:table-cell>
          <table:table-cell office:value-type="float" office:value="4684" calcext:value-type="float">
            <text:p>4684</text:p>
          </table:table-cell>
          <table:table-cell office:value-type="float" office:value="4668" calcext:value-type="float">
            <text:p>4668</text:p>
          </table:table-cell>
          <table:table-cell office:value-type="float" office:value="1.048281" calcext:value-type="float">
            <text:p>1.048281</text:p>
          </table:table-cell>
          <table:table-cell office:value-type="float" office:value="100.593839" calcext:value-type="float">
            <text:p>100.593839</text:p>
          </table:table-cell>
          <table:table-cell office:value-type="float" office:value="99.545558" calcext:value-type="float">
            <text:p>99.545558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760" calcext:value-type="float">
            <text:p>76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.046775" calcext:value-type="float">
            <text:p>1.046775</text:p>
          </table:table-cell>
          <table:table-cell office:value-type="float" office:value="100.587935" calcext:value-type="float">
            <text:p>100.587935</text:p>
          </table:table-cell>
          <table:table-cell office:value-type="float" office:value="99.541161" calcext:value-type="float">
            <text:p>99.54116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8" calcext:value-type="float">
            <text:p>2088</text:p>
          </table:table-cell>
          <table:table-cell office:value-type="float" office:value="1968" calcext:value-type="float">
            <text:p>196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.071728" calcext:value-type="float">
            <text:p>1.071728</text:p>
          </table:table-cell>
          <table:table-cell office:value-type="float" office:value="100.573548" calcext:value-type="float">
            <text:p>100.573548</text:p>
          </table:table-cell>
          <table:table-cell office:value-type="float" office:value="99.50182" calcext:value-type="float">
            <text:p>99.5018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560" calcext:value-type="float">
            <text:p>58560</text:p>
          </table:table-cell>
          <table:table-cell office:value-type="float" office:value="56880" calcext:value-type="float">
            <text:p>56880</text:p>
          </table:table-cell>
          <table:table-cell office:value-type="float" office:value="1220" calcext:value-type="float">
            <text:p>1220</text:p>
          </table:table-cell>
          <table:table-cell office:value-type="float" office:value="1185" calcext:value-type="float">
            <text:p>1185</text:p>
          </table:table-cell>
          <table:table-cell office:value-type="float" office:value="2.436481" calcext:value-type="float">
            <text:p>2.436481</text:p>
          </table:table-cell>
          <table:table-cell office:value-type="float" office:value="109.023783" calcext:value-type="float">
            <text:p>109.023783</text:p>
          </table:table-cell>
          <table:table-cell office:value-type="float" office:value="106.587302" calcext:value-type="float">
            <text:p>106.587302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9094540" calcext:value-type="float">
            <text:p>9094540</text:p>
          </table:table-cell>
          <table:table-cell office:value-type="float" office:value="16533" calcext:value-type="float">
            <text:p>16533</text:p>
          </table:table-cell>
          <table:table-cell office:value-type="float" office:value="8645" calcext:value-type="float">
            <text:p>8645</text:p>
          </table:table-cell>
          <table:table-cell office:value-type="float" office:value="1.018181" calcext:value-type="float">
            <text:p>1.018181</text:p>
          </table:table-cell>
          <table:table-cell office:value-type="float" office:value="100.498918" calcext:value-type="float">
            <text:p>100.498918</text:p>
          </table:table-cell>
          <table:table-cell office:value-type="float" office:value="99.480737" calcext:value-type="float">
            <text:p>99.480737</text:p>
          </table:table-cell>
          <table:table-cell office:value-type="float" office:value="0.731361" calcext:value-type="float">
            <text:p>0.731361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1664" calcext:value-type="float">
            <text:p>17391664</text:p>
          </table:table-cell>
          <table:table-cell office:value-type="float" office:value="974152" calcext:value-type="float">
            <text:p>974152</text:p>
          </table:table-cell>
          <table:table-cell office:value-type="float" office:value="16532" calcext:value-type="float">
            <text:p>16532</text:p>
          </table:table-cell>
          <table:table-cell office:value-type="float" office:value="926" calcext:value-type="float">
            <text:p>926</text:p>
          </table:table-cell>
          <table:table-cell office:value-type="float" office:value="1.165102" calcext:value-type="float">
            <text:p>1.165102</text:p>
          </table:table-cell>
          <table:table-cell office:value-type="float" office:value="100.845913" calcext:value-type="float">
            <text:p>100.845913</text:p>
          </table:table-cell>
          <table:table-cell office:value-type="float" office:value="99.680811" calcext:value-type="float">
            <text:p>99.68081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9128" calcext:value-type="float">
            <text:p>169128</text:p>
          </table:table-cell>
          <table:table-cell office:value-type="float" office:value="168432" calcext:value-type="float">
            <text:p>168432</text:p>
          </table:table-cell>
          <table:table-cell office:value-type="float" office:value="4182" calcext:value-type="float">
            <text:p>4182</text:p>
          </table:table-cell>
          <table:table-cell office:value-type="float" office:value="4165" calcext:value-type="float">
            <text:p>4165</text:p>
          </table:table-cell>
          <table:table-cell office:value-type="float" office:value="1.046222" calcext:value-type="float">
            <text:p>1.046222</text:p>
          </table:table-cell>
          <table:table-cell office:value-type="float" office:value="100.725875" calcext:value-type="float">
            <text:p>100.725875</text:p>
          </table:table-cell>
          <table:table-cell office:value-type="float" office:value="99.679653" calcext:value-type="float">
            <text:p>99.679653</text:p>
          </table:table-cell>
          <table:table-cell office:value-type="float" office:value="0.013518" calcext:value-type="float">
            <text:p>0.013518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840" calcext:value-type="float">
            <text:p>84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.037967" calcext:value-type="float">
            <text:p>1.037967</text:p>
          </table:table-cell>
          <table:table-cell office:value-type="float" office:value="100.84752" calcext:value-type="float">
            <text:p>100.84752</text:p>
          </table:table-cell>
          <table:table-cell office:value-type="float" office:value="99.809552" calcext:value-type="float">
            <text:p>99.809552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8" calcext:value-type="float">
            <text:p>2088</text:p>
          </table:table-cell>
          <table:table-cell office:value-type="float" office:value="1908" calcext:value-type="float">
            <text:p>1908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.075231" calcext:value-type="float">
            <text:p>1.075231</text:p>
          </table:table-cell>
          <table:table-cell office:value-type="float" office:value="100.804317" calcext:value-type="float">
            <text:p>100.804317</text:p>
          </table:table-cell>
          <table:table-cell office:value-type="float" office:value="99.729086" calcext:value-type="float">
            <text:p>99.72908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608" calcext:value-type="float">
            <text:p>58608</text:p>
          </table:table-cell>
          <table:table-cell office:value-type="float" office:value="54816" calcext:value-type="float">
            <text:p>54816</text:p>
          </table:table-cell>
          <table:table-cell office:value-type="float" office:value="1221" calcext:value-type="float">
            <text:p>1221</text:p>
          </table:table-cell>
          <table:table-cell office:value-type="float" office:value="1142" calcext:value-type="float">
            <text:p>1142</text:p>
          </table:table-cell>
          <table:table-cell office:value-type="float" office:value="3.008263" calcext:value-type="float">
            <text:p>3.008263</text:p>
          </table:table-cell>
          <table:table-cell office:value-type="float" office:value="109.027383" calcext:value-type="float">
            <text:p>109.027383</text:p>
          </table:table-cell>
          <table:table-cell office:value-type="float" office:value="106.01912" calcext:value-type="float">
            <text:p>106.01912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1.368064" calcext:value-type="float">
            <text:p>1.368064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8661116" calcext:value-type="float">
            <text:p>8661116</text:p>
          </table:table-cell>
          <table:table-cell office:value-type="float" office:value="16632" calcext:value-type="float">
            <text:p>16632</text:p>
          </table:table-cell>
          <table:table-cell office:value-type="float" office:value="8233" calcext:value-type="float">
            <text:p>8233</text:p>
          </table:table-cell>
          <table:table-cell office:value-type="float" office:value="1.015289" calcext:value-type="float">
            <text:p>1.015289</text:p>
          </table:table-cell>
          <table:table-cell office:value-type="float" office:value="100.530068" calcext:value-type="float">
            <text:p>100.530068</text:p>
          </table:table-cell>
          <table:table-cell office:value-type="float" office:value="99.514779" calcext:value-type="float">
            <text:p>99.514779</text:p>
          </table:table-cell>
          <table:table-cell office:value-type="float" office:value="0.696268" calcext:value-type="float">
            <text:p>0.69626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5812" calcext:value-type="float">
            <text:p>17495812</text:p>
          </table:table-cell>
          <table:table-cell office:value-type="float" office:value="1055156" calcext:value-type="float">
            <text:p>1055156</text:p>
          </table:table-cell>
          <table:table-cell office:value-type="float" office:value="16631" calcext:value-type="float">
            <text:p>16631</text:p>
          </table:table-cell>
          <table:table-cell office:value-type="float" office:value="1003" calcext:value-type="float">
            <text:p>1003</text:p>
          </table:table-cell>
          <table:table-cell office:value-type="float" office:value="1.346038" calcext:value-type="float">
            <text:p>1.346038</text:p>
          </table:table-cell>
          <table:table-cell office:value-type="float" office:value="101.264478" calcext:value-type="float">
            <text:p>101.264478</text:p>
          </table:table-cell>
          <table:table-cell office:value-type="float" office:value="99.91844" calcext:value-type="float">
            <text:p>99.91844</text:p>
          </table:table-cell>
          <table:table-cell office:value-type="float" office:value="0.084481" calcext:value-type="float">
            <text:p>0.08448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944" calcext:value-type="float">
            <text:p>183944</text:p>
          </table:table-cell>
          <table:table-cell office:value-type="float" office:value="183144" calcext:value-type="float">
            <text:p>183144</text:p>
          </table:table-cell>
          <table:table-cell office:value-type="float" office:value="4545" calcext:value-type="float">
            <text:p>4545</text:p>
          </table:table-cell>
          <table:table-cell office:value-type="float" office:value="4525" calcext:value-type="float">
            <text:p>4525</text:p>
          </table:table-cell>
          <table:table-cell office:value-type="float" office:value="1.273131" calcext:value-type="float">
            <text:p>1.273131</text:p>
          </table:table-cell>
          <table:table-cell office:value-type="float" office:value="101.087585" calcext:value-type="float">
            <text:p>101.087585</text:p>
          </table:table-cell>
          <table:table-cell office:value-type="float" office:value="99.814454" calcext:value-type="float">
            <text:p>99.814454</text:p>
          </table:table-cell>
          <table:table-cell office:value-type="float" office:value="0.014679" calcext:value-type="float">
            <text:p>0.01467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04" calcext:value-type="float">
            <text:p>3904</text:p>
          </table:table-cell>
          <table:table-cell office:value-type="float" office:value="616" calcext:value-type="float">
            <text:p>616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.271604" calcext:value-type="float">
            <text:p>1.271604</text:p>
          </table:table-cell>
          <table:table-cell office:value-type="float" office:value="101.083074" calcext:value-type="float">
            <text:p>101.083074</text:p>
          </table:table-cell>
          <table:table-cell office:value-type="float" office:value="99.81147" calcext:value-type="float">
            <text:p>99.81147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8" calcext:value-type="float">
            <text:p>2058</text:p>
          </table:table-cell>
          <table:table-cell office:value-type="float" office:value="1968" calcext:value-type="float">
            <text:p>196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.30202" calcext:value-type="float">
            <text:p>1.30202</text:p>
          </table:table-cell>
          <table:table-cell office:value-type="float" office:value="100.546357" calcext:value-type="float">
            <text:p>100.546357</text:p>
          </table:table-cell>
          <table:table-cell office:value-type="float" office:value="99.244337" calcext:value-type="float">
            <text:p>99.24433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04" calcext:value-type="float">
            <text:p>59904</text:p>
          </table:table-cell>
          <table:table-cell office:value-type="float" office:value="57120" calcext:value-type="float">
            <text:p>57120</text:p>
          </table:table-cell>
          <table:table-cell office:value-type="float" office:value="1248" calcext:value-type="float">
            <text:p>1248</text:p>
          </table:table-cell>
          <table:table-cell office:value-type="float" office:value="1190" calcext:value-type="float">
            <text:p>1190</text:p>
          </table:table-cell>
          <table:table-cell office:value-type="float" office:value="2.65725" calcext:value-type="float">
            <text:p>2.65725</text:p>
          </table:table-cell>
          <table:table-cell office:value-type="float" office:value="109.022915" calcext:value-type="float">
            <text:p>109.022915</text:p>
          </table:table-cell>
          <table:table-cell office:value-type="float" office:value="106.365665" calcext:value-type="float">
            <text:p>106.365665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8546448" calcext:value-type="float">
            <text:p>8546448</text:p>
          </table:table-cell>
          <table:table-cell office:value-type="float" office:value="16731" calcext:value-type="float">
            <text:p>16731</text:p>
          </table:table-cell>
          <table:table-cell office:value-type="float" office:value="8124" calcext:value-type="float">
            <text:p>8124</text:p>
          </table:table-cell>
          <table:table-cell office:value-type="float" office:value="1.014112" calcext:value-type="float">
            <text:p>1.014112</text:p>
          </table:table-cell>
          <table:table-cell office:value-type="float" office:value="100.586252" calcext:value-type="float">
            <text:p>100.586252</text:p>
          </table:table-cell>
          <table:table-cell office:value-type="float" office:value="99.57214" calcext:value-type="float">
            <text:p>99.57214</text:p>
          </table:table-cell>
          <table:table-cell office:value-type="float" office:value="0.686654" calcext:value-type="float">
            <text:p>0.686654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599960" calcext:value-type="float">
            <text:p>17599960</text:p>
          </table:table-cell>
          <table:table-cell office:value-type="float" office:value="1023596" calcext:value-type="float">
            <text:p>1023596</text:p>
          </table:table-cell>
          <table:table-cell office:value-type="float" office:value="16730" calcext:value-type="float">
            <text:p>16730</text:p>
          </table:table-cell>
          <table:table-cell office:value-type="float" office:value="973" calcext:value-type="float">
            <text:p>973</text:p>
          </table:table-cell>
          <table:table-cell office:value-type="float" office:value="1.133539" calcext:value-type="float">
            <text:p>1.133539</text:p>
          </table:table-cell>
          <table:table-cell office:value-type="float" office:value="100.838029" calcext:value-type="float">
            <text:p>100.838029</text:p>
          </table:table-cell>
          <table:table-cell office:value-type="float" office:value="99.704491" calcext:value-type="float">
            <text:p>99.704491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656" calcext:value-type="float">
            <text:p>184656</text:p>
          </table:table-cell>
          <table:table-cell office:value-type="float" office:value="183376" calcext:value-type="float">
            <text:p>183376</text:p>
          </table:table-cell>
          <table:table-cell office:value-type="float" office:value="4565" calcext:value-type="float">
            <text:p>4565</text:p>
          </table:table-cell>
          <table:table-cell office:value-type="float" office:value="4533" calcext:value-type="float">
            <text:p>4533</text:p>
          </table:table-cell>
          <table:table-cell office:value-type="float" office:value="1.038422" calcext:value-type="float">
            <text:p>1.038422</text:p>
          </table:table-cell>
          <table:table-cell office:value-type="float" office:value="100.869829" calcext:value-type="float">
            <text:p>100.869829</text:p>
          </table:table-cell>
          <table:table-cell office:value-type="float" office:value="99.831407" calcext:value-type="float">
            <text:p>99.831407</text:p>
          </table:table-cell>
          <table:table-cell office:value-type="float" office:value="0.014695" calcext:value-type="float">
            <text:p>0.014695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32" calcext:value-type="float">
            <text:p>4232</text:p>
          </table:table-cell>
          <table:table-cell office:value-type="float" office:value="760" calcext:value-type="float">
            <text:p>76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.036935" calcext:value-type="float">
            <text:p>1.036935</text:p>
          </table:table-cell>
          <table:table-cell office:value-type="float" office:value="100.868383" calcext:value-type="float">
            <text:p>100.868383</text:p>
          </table:table-cell>
          <table:table-cell office:value-type="float" office:value="99.831447" calcext:value-type="float">
            <text:p>99.83144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2178" calcext:value-type="float">
            <text:p>21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.067411" calcext:value-type="float">
            <text:p>1.067411</text:p>
          </table:table-cell>
          <table:table-cell office:value-type="float" office:value="100.12033" calcext:value-type="float">
            <text:p>100.12033</text:p>
          </table:table-cell>
          <table:table-cell office:value-type="float" office:value="99.052918" calcext:value-type="float">
            <text:p>99.05291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20" calcext:value-type="float">
            <text:p>59820</text:p>
          </table:table-cell>
          <table:table-cell office:value-type="float" office:value="55932" calcext:value-type="float">
            <text:p>55932</text:p>
          </table:table-cell>
          <table:table-cell office:value-type="float" office:value="1247" calcext:value-type="float">
            <text:p>1247</text:p>
          </table:table-cell>
          <table:table-cell office:value-type="float" office:value="1166" calcext:value-type="float">
            <text:p>1166</text:p>
          </table:table-cell>
          <table:table-cell office:value-type="float" office:value="2.477145" calcext:value-type="float">
            <text:p>2.477145</text:p>
          </table:table-cell>
          <table:table-cell office:value-type="float" office:value="109.027424" calcext:value-type="float">
            <text:p>109.027424</text:p>
          </table:table-cell>
          <table:table-cell office:value-type="float" office:value="106.550279" calcext:value-type="float">
            <text:p>106.550279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1.384448" calcext:value-type="float">
            <text:p>1.38444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8826280" calcext:value-type="float">
            <text:p>8826280</text:p>
          </table:table-cell>
          <table:table-cell office:value-type="float" office:value="16830" calcext:value-type="float">
            <text:p>16830</text:p>
          </table:table-cell>
          <table:table-cell office:value-type="float" office:value="8390" calcext:value-type="float">
            <text:p>8390</text:p>
          </table:table-cell>
          <table:table-cell office:value-type="float" office:value="1.009502" calcext:value-type="float">
            <text:p>1.009502</text:p>
          </table:table-cell>
          <table:table-cell office:value-type="float" office:value="100.514241" calcext:value-type="float">
            <text:p>100.514241</text:p>
          </table:table-cell>
          <table:table-cell office:value-type="float" office:value="99.504739" calcext:value-type="float">
            <text:p>99.504739</text:p>
          </table:table-cell>
          <table:table-cell office:value-type="float" office:value="0.709617" calcext:value-type="float">
            <text:p>0.70961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4108" calcext:value-type="float">
            <text:p>17704108</text:p>
          </table:table-cell>
          <table:table-cell office:value-type="float" office:value="976256" calcext:value-type="float">
            <text:p>976256</text:p>
          </table:table-cell>
          <table:table-cell office:value-type="float" office:value="16829" calcext:value-type="float">
            <text:p>16829</text:p>
          </table:table-cell>
          <table:table-cell office:value-type="float" office:value="928" calcext:value-type="float">
            <text:p>928</text:p>
          </table:table-cell>
          <table:table-cell office:value-type="float" office:value="1.109067" calcext:value-type="float">
            <text:p>1.109067</text:p>
          </table:table-cell>
          <table:table-cell office:value-type="float" office:value="100.521221" calcext:value-type="float">
            <text:p>100.521221</text:p>
          </table:table-cell>
          <table:table-cell office:value-type="float" office:value="99.412155" calcext:value-type="float">
            <text:p>99.412155</text:p>
          </table:table-cell>
          <table:table-cell office:value-type="float" office:value="0.078562" calcext:value-type="float">
            <text:p>0.078562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8184" calcext:value-type="float">
            <text:p>178184</text:p>
          </table:table-cell>
          <table:table-cell office:value-type="float" office:value="178104" calcext:value-type="float">
            <text:p>178104</text:p>
          </table:table-cell>
          <table:table-cell office:value-type="float" office:value="4406" calcext:value-type="float">
            <text:p>4406</text:p>
          </table:table-cell>
          <table:table-cell office:value-type="float" office:value="4404" calcext:value-type="float">
            <text:p>4404</text:p>
          </table:table-cell>
          <table:table-cell office:value-type="float" office:value="1.029907" calcext:value-type="float">
            <text:p>1.029907</text:p>
          </table:table-cell>
          <table:table-cell office:value-type="float" office:value="100.630817" calcext:value-type="float">
            <text:p>100.630817</text:p>
          </table:table-cell>
          <table:table-cell office:value-type="float" office:value="99.600909" calcext:value-type="float">
            <text:p>99.600909</text:p>
          </table:table-cell>
          <table:table-cell office:value-type="float" office:value="0.014305" calcext:value-type="float">
            <text:p>0.01430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6" calcext:value-type="float">
            <text:p>3536</text:p>
          </table:table-cell>
          <table:table-cell office:value-type="float" office:value="720" calcext:value-type="float">
            <text:p>72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.028321" calcext:value-type="float">
            <text:p>1.028321</text:p>
          </table:table-cell>
          <table:table-cell office:value-type="float" office:value="101.009948" calcext:value-type="float">
            <text:p>101.009948</text:p>
          </table:table-cell>
          <table:table-cell office:value-type="float" office:value="99.981627" calcext:value-type="float">
            <text:p>99.981627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968" calcext:value-type="float">
            <text:p>196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.041909" calcext:value-type="float">
            <text:p>1.041909</text:p>
          </table:table-cell>
          <table:table-cell office:value-type="float" office:value="100.545201" calcext:value-type="float">
            <text:p>100.545201</text:p>
          </table:table-cell>
          <table:table-cell office:value-type="float" office:value="99.503292" calcext:value-type="float">
            <text:p>99.50329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350" calcext:value-type="float">
            <text:p>58350</text:p>
          </table:table-cell>
          <table:table-cell office:value-type="float" office:value="55134" calcext:value-type="float">
            <text:p>55134</text:p>
          </table:table-cell>
          <table:table-cell office:value-type="float" office:value="1216" calcext:value-type="float">
            <text:p>1216</text:p>
          </table:table-cell>
          <table:table-cell office:value-type="float" office:value="1149" calcext:value-type="float">
            <text:p>1149</text:p>
          </table:table-cell>
          <table:table-cell office:value-type="float" office:value="2.8959" calcext:value-type="float">
            <text:p>2.8959</text:p>
          </table:table-cell>
          <table:table-cell office:value-type="float" office:value="109.023805" calcext:value-type="float">
            <text:p>109.023805</text:p>
          </table:table-cell>
          <table:table-cell office:value-type="float" office:value="106.127904" calcext:value-type="float">
            <text:p>106.127904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0799832" calcext:value-type="float">
            <text:p>10799832</text:p>
          </table:table-cell>
          <table:table-cell office:value-type="float" office:value="16930" calcext:value-type="float">
            <text:p>16930</text:p>
          </table:table-cell>
          <table:table-cell office:value-type="float" office:value="10266" calcext:value-type="float">
            <text:p>10266</text:p>
          </table:table-cell>
          <table:table-cell office:value-type="float" office:value="1.018241" calcext:value-type="float">
            <text:p>1.018241</text:p>
          </table:table-cell>
          <table:table-cell office:value-type="float" office:value="100.390143" calcext:value-type="float">
            <text:p>100.390143</text:p>
          </table:table-cell>
          <table:table-cell office:value-type="float" office:value="99.371902" calcext:value-type="float">
            <text:p>99.371902</text:p>
          </table:table-cell>
          <table:table-cell office:value-type="float" office:value="0.869448" calcext:value-type="float">
            <text:p>0.869448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08256" calcext:value-type="float">
            <text:p>17808256</text:p>
          </table:table-cell>
          <table:table-cell office:value-type="float" office:value="770064" calcext:value-type="float">
            <text:p>770064</text:p>
          </table:table-cell>
          <table:table-cell office:value-type="float" office:value="16928" calcext:value-type="float">
            <text:p>16928</text:p>
          </table:table-cell>
          <table:table-cell office:value-type="float" office:value="732" calcext:value-type="float">
            <text:p>732</text:p>
          </table:table-cell>
          <table:table-cell office:value-type="float" office:value="1.144401" calcext:value-type="float">
            <text:p>1.144401</text:p>
          </table:table-cell>
          <table:table-cell office:value-type="float" office:value="91.622152" calcext:value-type="float">
            <text:p>91.622152</text:p>
          </table:table-cell>
          <table:table-cell office:value-type="float" office:value="90.477752" calcext:value-type="float">
            <text:p>90.477752</text:p>
          </table:table-cell>
          <table:table-cell office:value-type="float" office:value="0.068089" calcext:value-type="float">
            <text:p>0.068089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32992" calcext:value-type="float">
            <text:p>132992</text:p>
          </table:table-cell>
          <table:table-cell office:value-type="float" office:value="132592" calcext:value-type="float">
            <text:p>132592</text:p>
          </table:table-cell>
          <table:table-cell office:value-type="float" office:value="3285" calcext:value-type="float">
            <text:p>3285</text:p>
          </table:table-cell>
          <table:table-cell office:value-type="float" office:value="3275" calcext:value-type="float">
            <text:p>3275</text:p>
          </table:table-cell>
          <table:table-cell office:value-type="float" office:value="1.047118" calcext:value-type="float">
            <text:p>1.047118</text:p>
          </table:table-cell>
          <table:table-cell office:value-type="float" office:value="91.259879" calcext:value-type="float">
            <text:p>91.259879</text:p>
          </table:table-cell>
          <table:table-cell office:value-type="float" office:value="90.212761" calcext:value-type="float">
            <text:p>90.212761</text:p>
          </table:table-cell>
          <table:table-cell office:value-type="float" office:value="0.011758" calcext:value-type="float">
            <text:p>0.011758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12" calcext:value-type="float">
            <text:p>3112</text:p>
          </table:table-cell>
          <table:table-cell office:value-type="float" office:value="672" calcext:value-type="float">
            <text:p>67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.054147" calcext:value-type="float">
            <text:p>1.054147</text:p>
          </table:table-cell>
          <table:table-cell office:value-type="float" office:value="73.695096" calcext:value-type="float">
            <text:p>73.695096</text:p>
          </table:table-cell>
          <table:table-cell office:value-type="float" office:value="72.640949" calcext:value-type="float">
            <text:p>72.64094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70" calcext:value-type="float">
            <text:p>1770</text:p>
          </table:table-cell>
          <table:table-cell office:value-type="float" office:value="1680" calcext:value-type="float">
            <text:p>168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.078633" calcext:value-type="float">
            <text:p>1.078633</text:p>
          </table:table-cell>
          <table:table-cell office:value-type="float" office:value="90.231617" calcext:value-type="float">
            <text:p>90.231617</text:p>
          </table:table-cell>
          <table:table-cell office:value-type="float" office:value="89.152984" calcext:value-type="float">
            <text:p>89.15298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552" calcext:value-type="float">
            <text:p>57552</text:p>
          </table:table-cell>
          <table:table-cell office:value-type="float" office:value="54288" calcext:value-type="float">
            <text:p>54288</text:p>
          </table:table-cell>
          <table:table-cell office:value-type="float" office:value="1199" calcext:value-type="float">
            <text:p>1199</text:p>
          </table:table-cell>
          <table:table-cell office:value-type="float" office:value="1131" calcext:value-type="float">
            <text:p>1131</text:p>
          </table:table-cell>
          <table:table-cell office:value-type="float" office:value="2.939014" calcext:value-type="float">
            <text:p>2.939014</text:p>
          </table:table-cell>
          <table:table-cell office:value-type="float" office:value="109.040653" calcext:value-type="float">
            <text:p>109.040653</text:p>
          </table:table-cell>
          <table:table-cell office:value-type="float" office:value="106.101639" calcext:value-type="float">
            <text:p>106.101639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1.400832" calcext:value-type="float">
            <text:p>1.400832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8404428" calcext:value-type="float">
            <text:p>8404428</text:p>
          </table:table-cell>
          <table:table-cell office:value-type="float" office:value="17029" calcext:value-type="float">
            <text:p>17029</text:p>
          </table:table-cell>
          <table:table-cell office:value-type="float" office:value="7989" calcext:value-type="float">
            <text:p>7989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100.522619" calcext:value-type="float">
            <text:p>100.522619</text:p>
          </table:table-cell>
          <table:table-cell office:value-type="float" office:value="99.508369" calcext:value-type="float">
            <text:p>99.508369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2404" calcext:value-type="float">
            <text:p>17912404</text:p>
          </table:table-cell>
          <table:table-cell office:value-type="float" office:value="985724" calcext:value-type="float">
            <text:p>985724</text:p>
          </table:table-cell>
          <table:table-cell office:value-type="float" office:value="17027" calcext:value-type="float">
            <text:p>17027</text:p>
          </table:table-cell>
          <table:table-cell office:value-type="float" office:value="937" calcext:value-type="float">
            <text:p>937</text:p>
          </table:table-cell>
          <table:table-cell office:value-type="float" office:value="1.1177" calcext:value-type="float">
            <text:p>1.1177</text:p>
          </table:table-cell>
          <table:table-cell office:value-type="float" office:value="100.892148" calcext:value-type="float">
            <text:p>100.892148</text:p>
          </table:table-cell>
          <table:table-cell office:value-type="float" office:value="99.774448" calcext:value-type="float">
            <text:p>99.774448</text:p>
          </table:table-cell>
          <table:table-cell office:value-type="float" office:value="0.079036" calcext:value-type="float">
            <text:p>0.07903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2568" calcext:value-type="float">
            <text:p>192568</text:p>
          </table:table-cell>
          <table:table-cell office:value-type="float" office:value="191520" calcext:value-type="float">
            <text:p>191520</text:p>
          </table:table-cell>
          <table:table-cell office:value-type="float" office:value="4761" calcext:value-type="float">
            <text:p>4761</text:p>
          </table:table-cell>
          <table:table-cell office:value-type="float" office:value="4735" calcext:value-type="float">
            <text:p>4735</text:p>
          </table:table-cell>
          <table:table-cell office:value-type="float" office:value="1.033629" calcext:value-type="float">
            <text:p>1.033629</text:p>
          </table:table-cell>
          <table:table-cell office:value-type="float" office:value="100.874698" calcext:value-type="float">
            <text:p>100.874698</text:p>
          </table:table-cell>
          <table:table-cell office:value-type="float" office:value="99.841069" calcext:value-type="float">
            <text:p>99.841069</text:p>
          </table:table-cell>
          <table:table-cell office:value-type="float" office:value="0.015346" calcext:value-type="float">
            <text:p>0.01534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24" calcext:value-type="float">
            <text:p>3224</text:p>
          </table:table-cell>
          <table:table-cell office:value-type="float" office:value="888" calcext:value-type="float">
            <text:p>888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.032082" calcext:value-type="float">
            <text:p>1.032082</text:p>
          </table:table-cell>
          <table:table-cell office:value-type="float" office:value="100.900406" calcext:value-type="float">
            <text:p>100.900406</text:p>
          </table:table-cell>
          <table:table-cell office:value-type="float" office:value="99.868324" calcext:value-type="float">
            <text:p>99.868324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46" calcext:value-type="float">
            <text:p>1746</text:p>
          </table:table-cell>
          <table:table-cell office:value-type="float" office:value="1626" calcext:value-type="float">
            <text:p>162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.051773" calcext:value-type="float">
            <text:p>1.051773</text:p>
          </table:table-cell>
          <table:table-cell office:value-type="float" office:value="100.897533" calcext:value-type="float">
            <text:p>100.897533</text:p>
          </table:table-cell>
          <table:table-cell office:value-type="float" office:value="99.845761" calcext:value-type="float">
            <text:p>99.84576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638" calcext:value-type="float">
            <text:p>58638</text:p>
          </table:table-cell>
          <table:table-cell office:value-type="float" office:value="54126" calcext:value-type="float">
            <text:p>54126</text:p>
          </table:table-cell>
          <table:table-cell office:value-type="float" office:value="1222" calcext:value-type="float">
            <text:p>1222</text:p>
          </table:table-cell>
          <table:table-cell office:value-type="float" office:value="1128" calcext:value-type="float">
            <text:p>1128</text:p>
          </table:table-cell>
          <table:table-cell office:value-type="float" office:value="2.421046" calcext:value-type="float">
            <text:p>2.421046</text:p>
          </table:table-cell>
          <table:table-cell office:value-type="float" office:value="109.026903" calcext:value-type="float">
            <text:p>109.026903</text:p>
          </table:table-cell>
          <table:table-cell office:value-type="float" office:value="106.605857" calcext:value-type="float">
            <text:p>106.605857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9006172" calcext:value-type="float">
            <text:p>9006172</text:p>
          </table:table-cell>
          <table:table-cell office:value-type="float" office:value="17127" calcext:value-type="float">
            <text:p>17127</text:p>
          </table:table-cell>
          <table:table-cell office:value-type="float" office:value="8561" calcext:value-type="float">
            <text:p>8561</text:p>
          </table:table-cell>
          <table:table-cell office:value-type="float" office:value="1.01649" calcext:value-type="float">
            <text:p>1.01649</text:p>
          </table:table-cell>
          <table:table-cell office:value-type="float" office:value="100.547309" calcext:value-type="float">
            <text:p>100.547309</text:p>
          </table:table-cell>
          <table:table-cell office:value-type="float" office:value="99.530819" calcext:value-type="float">
            <text:p>99.530819</text:p>
          </table:table-cell>
          <table:table-cell office:value-type="float" office:value="0.72389" calcext:value-type="float">
            <text:p>0.72389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6552" calcext:value-type="float">
            <text:p>18016552</text:p>
          </table:table-cell>
          <table:table-cell office:value-type="float" office:value="960476" calcext:value-type="float">
            <text:p>960476</text:p>
          </table:table-cell>
          <table:table-cell office:value-type="float" office:value="17126" calcext:value-type="float">
            <text:p>17126</text:p>
          </table:table-cell>
          <table:table-cell office:value-type="float" office:value="913" calcext:value-type="float">
            <text:p>913</text:p>
          </table:table-cell>
          <table:table-cell office:value-type="float" office:value="1.119409" calcext:value-type="float">
            <text:p>1.119409</text:p>
          </table:table-cell>
          <table:table-cell office:value-type="float" office:value="101.270434" calcext:value-type="float">
            <text:p>101.270434</text:p>
          </table:table-cell>
          <table:table-cell office:value-type="float" office:value="100.151025" calcext:value-type="float">
            <text:p>100.151025</text:p>
          </table:table-cell>
          <table:table-cell office:value-type="float" office:value="0.076722" calcext:value-type="float">
            <text:p>0.076722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4704" calcext:value-type="float">
            <text:p>174704</text:p>
          </table:table-cell>
          <table:table-cell office:value-type="float" office:value="173104" calcext:value-type="float">
            <text:p>173104</text:p>
          </table:table-cell>
          <table:table-cell office:value-type="float" office:value="4321" calcext:value-type="float">
            <text:p>4321</text:p>
          </table:table-cell>
          <table:table-cell office:value-type="float" office:value="4281" calcext:value-type="float">
            <text:p>4281</text:p>
          </table:table-cell>
          <table:table-cell office:value-type="float" office:value="1.044776" calcext:value-type="float">
            <text:p>1.044776</text:p>
          </table:table-cell>
          <table:table-cell office:value-type="float" office:value="101.155543" calcext:value-type="float">
            <text:p>101.155543</text:p>
          </table:table-cell>
          <table:table-cell office:value-type="float" office:value="100.110767" calcext:value-type="float">
            <text:p>100.110767</text:p>
          </table:table-cell>
          <table:table-cell office:value-type="float" office:value="0.013833" calcext:value-type="float">
            <text:p>0.013833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2" calcext:value-type="float">
            <text:p>3752</text:p>
          </table:table-cell>
          <table:table-cell office:value-type="float" office:value="816" calcext:value-type="float">
            <text:p>816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.053235" calcext:value-type="float">
            <text:p>1.053235</text:p>
          </table:table-cell>
          <table:table-cell office:value-type="float" office:value="100.792743" calcext:value-type="float">
            <text:p>100.792743</text:p>
          </table:table-cell>
          <table:table-cell office:value-type="float" office:value="99.739508" calcext:value-type="float">
            <text:p>99.739508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88" calcext:value-type="float">
            <text:p>1788</text:p>
          </table:table-cell>
          <table:table-cell office:value-type="float" office:value="1518" calcext:value-type="float">
            <text:p>151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.059044" calcext:value-type="float">
            <text:p>1.059044</text:p>
          </table:table-cell>
          <table:table-cell office:value-type="float" office:value="100.769546" calcext:value-type="float">
            <text:p>100.769546</text:p>
          </table:table-cell>
          <table:table-cell office:value-type="float" office:value="99.710502" calcext:value-type="float">
            <text:p>99.71050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48" calcext:value-type="float">
            <text:p>58848</text:p>
          </table:table-cell>
          <table:table-cell office:value-type="float" office:value="54480" calcext:value-type="float">
            <text:p>54480</text:p>
          </table:table-cell>
          <table:table-cell office:value-type="float" office:value="1226" calcext:value-type="float">
            <text:p>1226</text:p>
          </table:table-cell>
          <table:table-cell office:value-type="float" office:value="1135" calcext:value-type="float">
            <text:p>1135</text:p>
          </table:table-cell>
          <table:table-cell office:value-type="float" office:value="2.980903" calcext:value-type="float">
            <text:p>2.980903</text:p>
          </table:table-cell>
          <table:table-cell office:value-type="float" office:value="109.023717" calcext:value-type="float">
            <text:p>109.023717</text:p>
          </table:table-cell>
          <table:table-cell office:value-type="float" office:value="106.042814" calcext:value-type="float">
            <text:p>106.04281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1.417216" calcext:value-type="float">
            <text:p>1.4172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8249784" calcext:value-type="float">
            <text:p>8249784</text:p>
          </table:table-cell>
          <table:table-cell office:value-type="float" office:value="17227" calcext:value-type="float">
            <text:p>17227</text:p>
          </table:table-cell>
          <table:table-cell office:value-type="float" office:value="7842" calcext:value-type="float">
            <text:p>7842</text:p>
          </table:table-cell>
          <table:table-cell office:value-type="float" office:value="1.016529" calcext:value-type="float">
            <text:p>1.016529</text:p>
          </table:table-cell>
          <table:table-cell office:value-type="float" office:value="101.029698" calcext:value-type="float">
            <text:p>101.029698</text:p>
          </table:table-cell>
          <table:table-cell office:value-type="float" office:value="100.013169" calcext:value-type="float">
            <text:p>100.013169</text:p>
          </table:table-cell>
          <table:table-cell office:value-type="float" office:value="0.659896" calcext:value-type="float">
            <text:p>0.659896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0700" calcext:value-type="float">
            <text:p>18120700</text:p>
          </table:table-cell>
          <table:table-cell office:value-type="float" office:value="965736" calcext:value-type="float">
            <text:p>965736</text:p>
          </table:table-cell>
          <table:table-cell office:value-type="float" office:value="17225" calcext:value-type="float">
            <text:p>17225</text:p>
          </table:table-cell>
          <table:table-cell office:value-type="float" office:value="918" calcext:value-type="float">
            <text:p>918</text:p>
          </table:table-cell>
          <table:table-cell office:value-type="float" office:value="2.120072" calcext:value-type="float">
            <text:p>2.120072</text:p>
          </table:table-cell>
          <table:table-cell office:value-type="float" office:value="100.218067" calcext:value-type="float">
            <text:p>100.218067</text:p>
          </table:table-cell>
          <table:table-cell office:value-type="float" office:value="98.097995" calcext:value-type="float">
            <text:p>98.097995</text:p>
          </table:table-cell>
          <table:table-cell office:value-type="float" office:value="0.078757" calcext:value-type="float">
            <text:p>0.07875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0872" calcext:value-type="float">
            <text:p>190872</text:p>
          </table:table-cell>
          <table:table-cell office:value-type="float" office:value="190752" calcext:value-type="float">
            <text:p>190752</text:p>
          </table:table-cell>
          <table:table-cell office:value-type="float" office:value="4716" calcext:value-type="float">
            <text:p>4716</text:p>
          </table:table-cell>
          <table:table-cell office:value-type="float" office:value="4713" calcext:value-type="float">
            <text:p>4713</text:p>
          </table:table-cell>
          <table:table-cell office:value-type="float" office:value="1.044515" calcext:value-type="float">
            <text:p>1.044515</text:p>
          </table:table-cell>
          <table:table-cell office:value-type="float" office:value="100.698734" calcext:value-type="float">
            <text:p>100.698734</text:p>
          </table:table-cell>
          <table:table-cell office:value-type="float" office:value="99.654219" calcext:value-type="float">
            <text:p>99.654219</text:p>
          </table:table-cell>
          <table:table-cell office:value-type="float" office:value="0.015313" calcext:value-type="float">
            <text:p>0.015313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52" calcext:value-type="float">
            <text:p>3552</text:p>
          </table:table-cell>
          <table:table-cell office:value-type="float" office:value="864" calcext:value-type="float">
            <text:p>86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.045962" calcext:value-type="float">
            <text:p>1.045962</text:p>
          </table:table-cell>
          <table:table-cell office:value-type="float" office:value="101.040474" calcext:value-type="float">
            <text:p>101.040474</text:p>
          </table:table-cell>
          <table:table-cell office:value-type="float" office:value="99.994512" calcext:value-type="float">
            <text:p>99.99451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2088" calcext:value-type="float">
            <text:p>208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.081736" calcext:value-type="float">
            <text:p>2.081736</text:p>
          </table:table-cell>
          <table:table-cell office:value-type="float" office:value="100.562039" calcext:value-type="float">
            <text:p>100.562039</text:p>
          </table:table-cell>
          <table:table-cell office:value-type="float" office:value="98.480302" calcext:value-type="float">
            <text:p>98.48030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664" calcext:value-type="float">
            <text:p>59664</text:p>
          </table:table-cell>
          <table:table-cell office:value-type="float" office:value="55680" calcext:value-type="float">
            <text:p>55680</text:p>
          </table:table-cell>
          <table:table-cell office:value-type="float" office:value="1243" calcext:value-type="float">
            <text:p>1243</text:p>
          </table:table-cell>
          <table:table-cell office:value-type="float" office:value="1160" calcext:value-type="float">
            <text:p>1160</text:p>
          </table:table-cell>
          <table:table-cell office:value-type="float" office:value="3.904345" calcext:value-type="float">
            <text:p>3.904345</text:p>
          </table:table-cell>
          <table:table-cell office:value-type="float" office:value="109.02512" calcext:value-type="float">
            <text:p>109.02512</text:p>
          </table:table-cell>
          <table:table-cell office:value-type="float" office:value="105.120775" calcext:value-type="float">
            <text:p>105.120775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8469652" calcext:value-type="float">
            <text:p>8469652</text:p>
          </table:table-cell>
          <table:table-cell office:value-type="float" office:value="17325" calcext:value-type="float">
            <text:p>17325</text:p>
          </table:table-cell>
          <table:table-cell office:value-type="float" office:value="8051" calcext:value-type="float">
            <text:p>8051</text:p>
          </table:table-cell>
          <table:table-cell office:value-type="float" office:value="1.009253" calcext:value-type="float">
            <text:p>1.009253</text:p>
          </table:table-cell>
          <table:table-cell office:value-type="float" office:value="100.497741" calcext:value-type="float">
            <text:p>100.497741</text:p>
          </table:table-cell>
          <table:table-cell office:value-type="float" office:value="99.488489" calcext:value-type="float">
            <text:p>99.488489</text:p>
          </table:table-cell>
          <table:table-cell office:value-type="float" office:value="0.681056" calcext:value-type="float">
            <text:p>0.681056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4848" calcext:value-type="float">
            <text:p>18224848</text:p>
          </table:table-cell>
          <table:table-cell office:value-type="float" office:value="953112" calcext:value-type="float">
            <text:p>953112</text:p>
          </table:table-cell>
          <table:table-cell office:value-type="float" office:value="17324" calcext:value-type="float">
            <text:p>17324</text:p>
          </table:table-cell>
          <table:table-cell office:value-type="float" office:value="906" calcext:value-type="float">
            <text:p>906</text:p>
          </table:table-cell>
          <table:table-cell office:value-type="float" office:value="1.356746" calcext:value-type="float">
            <text:p>1.356746</text:p>
          </table:table-cell>
          <table:table-cell office:value-type="float" office:value="100.510224" calcext:value-type="float">
            <text:p>100.510224</text:p>
          </table:table-cell>
          <table:table-cell office:value-type="float" office:value="99.153478" calcext:value-type="float">
            <text:p>99.153478</text:p>
          </table:table-cell>
          <table:table-cell office:value-type="float" office:value="0.0769" calcext:value-type="float">
            <text:p>0.0769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448" calcext:value-type="float">
            <text:p>187448</text:p>
          </table:table-cell>
          <table:table-cell office:value-type="float" office:value="186928" calcext:value-type="float">
            <text:p>186928</text:p>
          </table:table-cell>
          <table:table-cell office:value-type="float" office:value="4633" calcext:value-type="float">
            <text:p>4633</text:p>
          </table:table-cell>
          <table:table-cell office:value-type="float" office:value="4620" calcext:value-type="float">
            <text:p>4620</text:p>
          </table:table-cell>
          <table:table-cell office:value-type="float" office:value="1.273055" calcext:value-type="float">
            <text:p>1.273055</text:p>
          </table:table-cell>
          <table:table-cell office:value-type="float" office:value="100.736535" calcext:value-type="float">
            <text:p>100.736535</text:p>
          </table:table-cell>
          <table:table-cell office:value-type="float" office:value="99.463481" calcext:value-type="float">
            <text:p>99.463481</text:p>
          </table:table-cell>
          <table:table-cell office:value-type="float" office:value="0.015035" calcext:value-type="float">
            <text:p>0.015035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0" calcext:value-type="float">
            <text:p>3960</text:p>
          </table:table-cell>
          <table:table-cell office:value-type="float" office:value="752" calcext:value-type="float">
            <text:p>75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.271408" calcext:value-type="float">
            <text:p>1.271408</text:p>
          </table:table-cell>
          <table:table-cell office:value-type="float" office:value="101.006389" calcext:value-type="float">
            <text:p>101.006389</text:p>
          </table:table-cell>
          <table:table-cell office:value-type="float" office:value="99.734981" calcext:value-type="float">
            <text:p>99.73498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1968" calcext:value-type="float">
            <text:p>1968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.296181" calcext:value-type="float">
            <text:p>1.296181</text:p>
          </table:table-cell>
          <table:table-cell office:value-type="float" office:value="100.516806" calcext:value-type="float">
            <text:p>100.516806</text:p>
          </table:table-cell>
          <table:table-cell office:value-type="float" office:value="99.220625" calcext:value-type="float">
            <text:p>99.22062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86" calcext:value-type="float">
            <text:p>59886</text:p>
          </table:table-cell>
          <table:table-cell office:value-type="float" office:value="57726" calcext:value-type="float">
            <text:p>57726</text:p>
          </table:table-cell>
          <table:table-cell office:value-type="float" office:value="1248" calcext:value-type="float">
            <text:p>1248</text:p>
          </table:table-cell>
          <table:table-cell office:value-type="float" office:value="1203" calcext:value-type="float">
            <text:p>1203</text:p>
          </table:table-cell>
          <table:table-cell office:value-type="float" office:value="2.573207" calcext:value-type="float">
            <text:p>2.573207</text:p>
          </table:table-cell>
          <table:table-cell office:value-type="float" office:value="109.02521" calcext:value-type="float">
            <text:p>109.02521</text:p>
          </table:table-cell>
          <table:table-cell office:value-type="float" office:value="106.452002" calcext:value-type="float">
            <text:p>106.452002</text:p>
          </table:table-cell>
          <table:table-cell office:value-type="float" office:value="0.004338" calcext:value-type="float">
            <text:p>0.004338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7639624" calcext:value-type="float">
            <text:p>7639624</text:p>
          </table:table-cell>
          <table:table-cell office:value-type="float" office:value="17425" calcext:value-type="float">
            <text:p>17425</text:p>
          </table:table-cell>
          <table:table-cell office:value-type="float" office:value="7262" calcext:value-type="float">
            <text:p>7262</text:p>
          </table:table-cell>
          <table:table-cell office:value-type="float" office:value="1.018289" calcext:value-type="float">
            <text:p>1.018289</text:p>
          </table:table-cell>
          <table:table-cell office:value-type="float" office:value="100.527274" calcext:value-type="float">
            <text:p>100.527274</text:p>
          </table:table-cell>
          <table:table-cell office:value-type="float" office:value="99.508985" calcext:value-type="float">
            <text:p>99.508985</text:p>
          </table:table-cell>
          <table:table-cell office:value-type="float" office:value="0.614186" calcext:value-type="float">
            <text:p>0.61418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28996" calcext:value-type="float">
            <text:p>18328996</text:p>
          </table:table-cell>
          <table:table-cell office:value-type="float" office:value="988880" calcext:value-type="float">
            <text:p>988880</text:p>
          </table:table-cell>
          <table:table-cell office:value-type="float" office:value="17423" calcext:value-type="float">
            <text:p>17423</text:p>
          </table:table-cell>
          <table:table-cell office:value-type="float" office:value="940" calcext:value-type="float">
            <text:p>940</text:p>
          </table:table-cell>
          <table:table-cell office:value-type="float" office:value="1.371189" calcext:value-type="float">
            <text:p>1.371189</text:p>
          </table:table-cell>
          <table:table-cell office:value-type="float" office:value="100.796591" calcext:value-type="float">
            <text:p>100.796591</text:p>
          </table:table-cell>
          <table:table-cell office:value-type="float" office:value="99.425402" calcext:value-type="float">
            <text:p>99.425402</text:p>
          </table:table-cell>
          <table:table-cell office:value-type="float" office:value="0.079568" calcext:value-type="float">
            <text:p>0.07956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3536" calcext:value-type="float">
            <text:p>203536</text:p>
          </table:table-cell>
          <table:table-cell office:value-type="float" office:value="201280" calcext:value-type="float">
            <text:p>201280</text:p>
          </table:table-cell>
          <table:table-cell office:value-type="float" office:value="5032" calcext:value-type="float">
            <text:p>5032</text:p>
          </table:table-cell>
          <table:table-cell office:value-type="float" office:value="4976" calcext:value-type="float">
            <text:p>4976</text:p>
          </table:table-cell>
          <table:table-cell office:value-type="float" office:value="1.274967" calcext:value-type="float">
            <text:p>1.274967</text:p>
          </table:table-cell>
          <table:table-cell office:value-type="float" office:value="100.737188" calcext:value-type="float">
            <text:p>100.737188</text:p>
          </table:table-cell>
          <table:table-cell office:value-type="float" office:value="99.462221" calcext:value-type="float">
            <text:p>99.462221</text:p>
          </table:table-cell>
          <table:table-cell office:value-type="float" office:value="0.016189" calcext:value-type="float">
            <text:p>0.016189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88" calcext:value-type="float">
            <text:p>4688</text:p>
          </table:table-cell>
          <table:table-cell office:value-type="float" office:value="696" calcext:value-type="float">
            <text:p>696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.276573" calcext:value-type="float">
            <text:p>1.276573</text:p>
          </table:table-cell>
          <table:table-cell office:value-type="float" office:value="101.00374" calcext:value-type="float">
            <text:p>101.00374</text:p>
          </table:table-cell>
          <table:table-cell office:value-type="float" office:value="99.727166" calcext:value-type="float">
            <text:p>99.72716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2208" calcext:value-type="float">
            <text:p>220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.29972" calcext:value-type="float">
            <text:p>1.29972</text:p>
          </table:table-cell>
          <table:table-cell office:value-type="float" office:value="100.545108" calcext:value-type="float">
            <text:p>100.545108</text:p>
          </table:table-cell>
          <table:table-cell office:value-type="float" office:value="99.245388" calcext:value-type="float">
            <text:p>99.24538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94" calcext:value-type="float">
            <text:p>60894</text:p>
          </table:table-cell>
          <table:table-cell office:value-type="float" office:value="56622" calcext:value-type="float">
            <text:p>56622</text:p>
          </table:table-cell>
          <table:table-cell office:value-type="float" office:value="1269" calcext:value-type="float">
            <text:p>1269</text:p>
          </table:table-cell>
          <table:table-cell office:value-type="float" office:value="1180" calcext:value-type="float">
            <text:p>1180</text:p>
          </table:table-cell>
          <table:table-cell office:value-type="float" office:value="2.619284" calcext:value-type="float">
            <text:p>2.619284</text:p>
          </table:table-cell>
          <table:table-cell office:value-type="float" office:value="109.026049" calcext:value-type="float">
            <text:p>109.026049</text:p>
          </table:table-cell>
          <table:table-cell office:value-type="float" office:value="106.406765" calcext:value-type="float">
            <text:p>106.406765</text:p>
          </table:table-cell>
          <table:table-cell office:value-type="float" office:value="0.004257" calcext:value-type="float">
            <text:p>0.00425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8195080" calcext:value-type="float">
            <text:p>8195080</text:p>
          </table:table-cell>
          <table:table-cell office:value-type="float" office:value="17523" calcext:value-type="float">
            <text:p>17523</text:p>
          </table:table-cell>
          <table:table-cell office:value-type="float" office:value="7790" calcext:value-type="float">
            <text:p>7790</text:p>
          </table:table-cell>
          <table:table-cell office:value-type="float" office:value="1.01933" calcext:value-type="float">
            <text:p>1.01933</text:p>
          </table:table-cell>
          <table:table-cell office:value-type="float" office:value="100.510779" calcext:value-type="float">
            <text:p>100.510779</text:p>
          </table:table-cell>
          <table:table-cell office:value-type="float" office:value="99.491449" calcext:value-type="float">
            <text:p>99.491449</text:p>
          </table:table-cell>
          <table:table-cell office:value-type="float" office:value="0.658958" calcext:value-type="float">
            <text:p>0.658958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3144" calcext:value-type="float">
            <text:p>18433144</text:p>
          </table:table-cell>
          <table:table-cell office:value-type="float" office:value="902616" calcext:value-type="float">
            <text:p>902616</text:p>
          </table:table-cell>
          <table:table-cell office:value-type="float" office:value="17522" calcext:value-type="float">
            <text:p>17522</text:p>
          </table:table-cell>
          <table:table-cell office:value-type="float" office:value="858" calcext:value-type="float">
            <text:p>858</text:p>
          </table:table-cell>
          <table:table-cell office:value-type="float" office:value="1.166356" calcext:value-type="float">
            <text:p>1.166356</text:p>
          </table:table-cell>
          <table:table-cell office:value-type="float" office:value="101.202623" calcext:value-type="float">
            <text:p>101.202623</text:p>
          </table:table-cell>
          <table:table-cell office:value-type="float" office:value="100.036267" calcext:value-type="float">
            <text:p>100.036267</text:p>
          </table:table-cell>
          <table:table-cell office:value-type="float" office:value="0.072183" calcext:value-type="float">
            <text:p>0.072183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2856" calcext:value-type="float">
            <text:p>202856</text:p>
          </table:table-cell>
          <table:table-cell office:value-type="float" office:value="202536" calcext:value-type="float">
            <text:p>202536</text:p>
          </table:table-cell>
          <table:table-cell office:value-type="float" office:value="5017" calcext:value-type="float">
            <text:p>5017</text:p>
          </table:table-cell>
          <table:table-cell office:value-type="float" office:value="5009" calcext:value-type="float">
            <text:p>5009</text:p>
          </table:table-cell>
          <table:table-cell office:value-type="float" office:value="1.042053" calcext:value-type="float">
            <text:p>1.042053</text:p>
          </table:table-cell>
          <table:table-cell office:value-type="float" office:value="101.014411" calcext:value-type="float">
            <text:p>101.014411</text:p>
          </table:table-cell>
          <table:table-cell office:value-type="float" office:value="99.972358" calcext:value-type="float">
            <text:p>99.972358</text:p>
          </table:table-cell>
          <table:table-cell office:value-type="float" office:value="0.016207" calcext:value-type="float">
            <text:p>0.016207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616" calcext:value-type="float">
            <text:p>616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.04362" calcext:value-type="float">
            <text:p>1.04362</text:p>
          </table:table-cell>
          <table:table-cell office:value-type="float" office:value="99.802312" calcext:value-type="float">
            <text:p>99.802312</text:p>
          </table:table-cell>
          <table:table-cell office:value-type="float" office:value="98.758692" calcext:value-type="float">
            <text:p>98.75869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890" calcext:value-type="float">
            <text:p>189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.067737" calcext:value-type="float">
            <text:p>1.067737</text:p>
          </table:table-cell>
          <table:table-cell office:value-type="float" office:value="99.589867" calcext:value-type="float">
            <text:p>99.589867</text:p>
          </table:table-cell>
          <table:table-cell office:value-type="float" office:value="98.52213" calcext:value-type="float">
            <text:p>98.5221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528" calcext:value-type="float">
            <text:p>60528</text:p>
          </table:table-cell>
          <table:table-cell office:value-type="float" office:value="56016" calcext:value-type="float">
            <text:p>56016</text:p>
          </table:table-cell>
          <table:table-cell office:value-type="float" office:value="1261" calcext:value-type="float">
            <text:p>1261</text:p>
          </table:table-cell>
          <table:table-cell office:value-type="float" office:value="1167" calcext:value-type="float">
            <text:p>1167</text:p>
          </table:table-cell>
          <table:table-cell office:value-type="float" office:value="2.882518" calcext:value-type="float">
            <text:p>2.882518</text:p>
          </table:table-cell>
          <table:table-cell office:value-type="float" office:value="109.023776" calcext:value-type="float">
            <text:p>109.023776</text:p>
          </table:table-cell>
          <table:table-cell office:value-type="float" office:value="106.141257" calcext:value-type="float">
            <text:p>106.141257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1.449984" calcext:value-type="float">
            <text:p>1.449984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8808396" calcext:value-type="float">
            <text:p>8808396</text:p>
          </table:table-cell>
          <table:table-cell office:value-type="float" office:value="17622" calcext:value-type="float">
            <text:p>17622</text:p>
          </table:table-cell>
          <table:table-cell office:value-type="float" office:value="8373" calcext:value-type="float">
            <text:p>8373</text:p>
          </table:table-cell>
          <table:table-cell office:value-type="float" office:value="1.018338" calcext:value-type="float">
            <text:p>1.018338</text:p>
          </table:table-cell>
          <table:table-cell office:value-type="float" office:value="100.498772" calcext:value-type="float">
            <text:p>100.498772</text:p>
          </table:table-cell>
          <table:table-cell office:value-type="float" office:value="99.480434" calcext:value-type="float">
            <text:p>99.480434</text:p>
          </table:table-cell>
          <table:table-cell office:value-type="float" office:value="0.708352" calcext:value-type="float">
            <text:p>0.708352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7292" calcext:value-type="float">
            <text:p>18537292</text:p>
          </table:table-cell>
          <table:table-cell office:value-type="float" office:value="919448" calcext:value-type="float">
            <text:p>919448</text:p>
          </table:table-cell>
          <table:table-cell office:value-type="float" office:value="17621" calcext:value-type="float">
            <text:p>17621</text:p>
          </table:table-cell>
          <table:table-cell office:value-type="float" office:value="874" calcext:value-type="float">
            <text:p>874</text:p>
          </table:table-cell>
          <table:table-cell office:value-type="float" office:value="1.384564" calcext:value-type="float">
            <text:p>1.384564</text:p>
          </table:table-cell>
          <table:table-cell office:value-type="float" office:value="101.475317" calcext:value-type="float">
            <text:p>101.475317</text:p>
          </table:table-cell>
          <table:table-cell office:value-type="float" office:value="100.090753" calcext:value-type="float">
            <text:p>100.090753</text:p>
          </table:table-cell>
          <table:table-cell office:value-type="float" office:value="0.073489" calcext:value-type="float">
            <text:p>0.073489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704" calcext:value-type="float">
            <text:p>182704</text:p>
          </table:table-cell>
          <table:table-cell office:value-type="float" office:value="181976" calcext:value-type="float">
            <text:p>181976</text:p>
          </table:table-cell>
          <table:table-cell office:value-type="float" office:value="4514" calcext:value-type="float">
            <text:p>4514</text:p>
          </table:table-cell>
          <table:table-cell office:value-type="float" office:value="4496" calcext:value-type="float">
            <text:p>4496</text:p>
          </table:table-cell>
          <table:table-cell office:value-type="float" office:value="1.293865" calcext:value-type="float">
            <text:p>1.293865</text:p>
          </table:table-cell>
          <table:table-cell office:value-type="float" office:value="101.282524" calcext:value-type="float">
            <text:p>101.282524</text:p>
          </table:table-cell>
          <table:table-cell office:value-type="float" office:value="99.988659" calcext:value-type="float">
            <text:p>99.98865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808" calcext:value-type="float">
            <text:p>4808</text:p>
          </table:table-cell>
          <table:table-cell office:value-type="float" office:value="928" calcext:value-type="float">
            <text:p>928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.301904" calcext:value-type="float">
            <text:p>1.301904</text:p>
          </table:table-cell>
          <table:table-cell office:value-type="float" office:value="101.490295" calcext:value-type="float">
            <text:p>101.490295</text:p>
          </table:table-cell>
          <table:table-cell office:value-type="float" office:value="100.188391" calcext:value-type="float">
            <text:p>100.18839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48" calcext:value-type="float">
            <text:p>2748</text:p>
          </table:table-cell>
          <table:table-cell office:value-type="float" office:value="2598" calcext:value-type="float">
            <text:p>259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.307753" calcext:value-type="float">
            <text:p>1.307753</text:p>
          </table:table-cell>
          <table:table-cell office:value-type="float" office:value="101.488709" calcext:value-type="float">
            <text:p>101.488709</text:p>
          </table:table-cell>
          <table:table-cell office:value-type="float" office:value="100.180956" calcext:value-type="float">
            <text:p>100.18095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272" calcext:value-type="float">
            <text:p>58272</text:p>
          </table:table-cell>
          <table:table-cell office:value-type="float" office:value="56400" calcext:value-type="float">
            <text:p>56400</text:p>
          </table:table-cell>
          <table:table-cell office:value-type="float" office:value="1214" calcext:value-type="float">
            <text:p>1214</text:p>
          </table:table-cell>
          <table:table-cell office:value-type="float" office:value="1175" calcext:value-type="float">
            <text:p>1175</text:p>
          </table:table-cell>
          <table:table-cell office:value-type="float" office:value="2.609424" calcext:value-type="float">
            <text:p>2.609424</text:p>
          </table:table-cell>
          <table:table-cell office:value-type="float" office:value="109.024796" calcext:value-type="float">
            <text:p>109.024796</text:p>
          </table:table-cell>
          <table:table-cell office:value-type="float" office:value="106.415372" calcext:value-type="float">
            <text:p>106.41537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8593788" calcext:value-type="float">
            <text:p>8593788</text:p>
          </table:table-cell>
          <table:table-cell office:value-type="float" office:value="17722" calcext:value-type="float">
            <text:p>17722</text:p>
          </table:table-cell>
          <table:table-cell office:value-type="float" office:value="8169" calcext:value-type="float">
            <text:p>8169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100.509953" calcext:value-type="float">
            <text:p>100.509953</text:p>
          </table:table-cell>
          <table:table-cell office:value-type="float" office:value="99.499731" calcext:value-type="float">
            <text:p>99.499731</text:p>
          </table:table-cell>
          <table:table-cell office:value-type="float" office:value="0.69096" calcext:value-type="float">
            <text:p>0.69096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1440" calcext:value-type="float">
            <text:p>18641440</text:p>
          </table:table-cell>
          <table:table-cell office:value-type="float" office:value="832132" calcext:value-type="float">
            <text:p>832132</text:p>
          </table:table-cell>
          <table:table-cell office:value-type="float" office:value="17720" calcext:value-type="float">
            <text:p>17720</text:p>
          </table:table-cell>
          <table:table-cell office:value-type="float" office:value="791" calcext:value-type="float">
            <text:p>791</text:p>
          </table:table-cell>
          <table:table-cell office:value-type="float" office:value="1.120575" calcext:value-type="float">
            <text:p>1.120575</text:p>
          </table:table-cell>
          <table:table-cell office:value-type="float" office:value="100.600425" calcext:value-type="float">
            <text:p>100.600425</text:p>
          </table:table-cell>
          <table:table-cell office:value-type="float" office:value="99.47985" calcext:value-type="float">
            <text:p>99.47985</text:p>
          </table:table-cell>
          <table:table-cell office:value-type="float" office:value="0.066919" calcext:value-type="float">
            <text:p>0.066919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0776" calcext:value-type="float">
            <text:p>190776</text:p>
          </table:table-cell>
          <table:table-cell office:value-type="float" office:value="189608" calcext:value-type="float">
            <text:p>189608</text:p>
          </table:table-cell>
          <table:table-cell office:value-type="float" office:value="4720" calcext:value-type="float">
            <text:p>4720</text:p>
          </table:table-cell>
          <table:table-cell office:value-type="float" office:value="4691" calcext:value-type="float">
            <text:p>4691</text:p>
          </table:table-cell>
          <table:table-cell office:value-type="float" office:value="1.035455" calcext:value-type="float">
            <text:p>1.035455</text:p>
          </table:table-cell>
          <table:table-cell office:value-type="float" office:value="100.100181" calcext:value-type="float">
            <text:p>100.100181</text:p>
          </table:table-cell>
          <table:table-cell office:value-type="float" office:value="99.064726" calcext:value-type="float">
            <text:p>99.064726</text:p>
          </table:table-cell>
          <table:table-cell office:value-type="float" office:value="0.015312" calcext:value-type="float">
            <text:p>0.015312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2" calcext:value-type="float">
            <text:p>4072</text:p>
          </table:table-cell>
          <table:table-cell office:value-type="float" office:value="840" calcext:value-type="float">
            <text:p>84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.037001" calcext:value-type="float">
            <text:p>1.037001</text:p>
          </table:table-cell>
          <table:table-cell office:value-type="float" office:value="100.636543" calcext:value-type="float">
            <text:p>100.636543</text:p>
          </table:table-cell>
          <table:table-cell office:value-type="float" office:value="99.599542" calcext:value-type="float">
            <text:p>99.599542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6" calcext:value-type="float">
            <text:p>2106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.060488" calcext:value-type="float">
            <text:p>1.060488</text:p>
          </table:table-cell>
          <table:table-cell office:value-type="float" office:value="100.635137" calcext:value-type="float">
            <text:p>100.635137</text:p>
          </table:table-cell>
          <table:table-cell office:value-type="float" office:value="99.574649" calcext:value-type="float">
            <text:p>99.57464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608" calcext:value-type="float">
            <text:p>58608</text:p>
          </table:table-cell>
          <table:table-cell office:value-type="float" office:value="52800" calcext:value-type="float">
            <text:p>52800</text:p>
          </table:table-cell>
          <table:table-cell office:value-type="float" office:value="1221" calcext:value-type="float">
            <text:p>1221</text:p>
          </table:table-cell>
          <table:table-cell office:value-type="float" office:value="1100" calcext:value-type="float">
            <text:p>1100</text:p>
          </table:table-cell>
          <table:table-cell office:value-type="float" office:value="2.360898" calcext:value-type="float">
            <text:p>2.360898</text:p>
          </table:table-cell>
          <table:table-cell office:value-type="float" office:value="109.023991" calcext:value-type="float">
            <text:p>109.023991</text:p>
          </table:table-cell>
          <table:table-cell office:value-type="float" office:value="106.663093" calcext:value-type="float">
            <text:p>106.663093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1.466368" calcext:value-type="float">
            <text:p>1.466368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8386544" calcext:value-type="float">
            <text:p>8386544</text:p>
          </table:table-cell>
          <table:table-cell office:value-type="float" office:value="17820" calcext:value-type="float">
            <text:p>17820</text:p>
          </table:table-cell>
          <table:table-cell office:value-type="float" office:value="7972" calcext:value-type="float">
            <text:p>7972</text:p>
          </table:table-cell>
          <table:table-cell office:value-type="float" office:value="1.010253" calcext:value-type="float">
            <text:p>1.010253</text:p>
          </table:table-cell>
          <table:table-cell office:value-type="float" office:value="100.521475" calcext:value-type="float">
            <text:p>100.521475</text:p>
          </table:table-cell>
          <table:table-cell office:value-type="float" office:value="99.511223" calcext:value-type="float">
            <text:p>99.511223</text:p>
          </table:table-cell>
          <table:table-cell office:value-type="float" office:value="0.674219" calcext:value-type="float">
            <text:p>0.67421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5588" calcext:value-type="float">
            <text:p>18745588</text:p>
          </table:table-cell>
          <table:table-cell office:value-type="float" office:value="905772" calcext:value-type="float">
            <text:p>905772</text:p>
          </table:table-cell>
          <table:table-cell office:value-type="float" office:value="17819" calcext:value-type="float">
            <text:p>17819</text:p>
          </table:table-cell>
          <table:table-cell office:value-type="float" office:value="861" calcext:value-type="float">
            <text:p>861</text:p>
          </table:table-cell>
          <table:table-cell office:value-type="float" office:value="1.137532" calcext:value-type="float">
            <text:p>1.137532</text:p>
          </table:table-cell>
          <table:table-cell office:value-type="float" office:value="101.027134" calcext:value-type="float">
            <text:p>101.027134</text:p>
          </table:table-cell>
          <table:table-cell office:value-type="float" office:value="99.889601" calcext:value-type="float">
            <text:p>99.889601</text:p>
          </table:table-cell>
          <table:table-cell office:value-type="float" office:value="0.072542" calcext:value-type="float">
            <text:p>0.07254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480" calcext:value-type="float">
            <text:p>193480</text:p>
          </table:table-cell>
          <table:table-cell office:value-type="float" office:value="192600" calcext:value-type="float">
            <text:p>192600</text:p>
          </table:table-cell>
          <table:table-cell office:value-type="float" office:value="4782" calcext:value-type="float">
            <text:p>4782</text:p>
          </table:table-cell>
          <table:table-cell office:value-type="float" office:value="4760" calcext:value-type="float">
            <text:p>4760</text:p>
          </table:table-cell>
          <table:table-cell office:value-type="float" office:value="1.040437" calcext:value-type="float">
            <text:p>1.040437</text:p>
          </table:table-cell>
          <table:table-cell office:value-type="float" office:value="101.013108" calcext:value-type="float">
            <text:p>101.013108</text:p>
          </table:table-cell>
          <table:table-cell office:value-type="float" office:value="99.972671" calcext:value-type="float">
            <text:p>99.972671</text:p>
          </table:table-cell>
          <table:table-cell office:value-type="float" office:value="0.015412" calcext:value-type="float">
            <text:p>0.01541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0" calcext:value-type="float">
            <text:p>4160</text:p>
          </table:table-cell>
          <table:table-cell office:value-type="float" office:value="944" calcext:value-type="float">
            <text:p>944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.041843" calcext:value-type="float">
            <text:p>1.041843</text:p>
          </table:table-cell>
          <table:table-cell office:value-type="float" office:value="100.596999" calcext:value-type="float">
            <text:p>100.596999</text:p>
          </table:table-cell>
          <table:table-cell office:value-type="float" office:value="99.555155" calcext:value-type="float">
            <text:p>99.55515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1938" calcext:value-type="float">
            <text:p>193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.070913" calcext:value-type="float">
            <text:p>1.070913</text:p>
          </table:table-cell>
          <table:table-cell office:value-type="float" office:value="100.392916" calcext:value-type="float">
            <text:p>100.392916</text:p>
          </table:table-cell>
          <table:table-cell office:value-type="float" office:value="99.322003" calcext:value-type="float">
            <text:p>99.32200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62" calcext:value-type="float">
            <text:p>60462</text:p>
          </table:table-cell>
          <table:table-cell office:value-type="float" office:value="57438" calcext:value-type="float">
            <text:p>57438</text:p>
          </table:table-cell>
          <table:table-cell office:value-type="float" office:value="1260" calcext:value-type="float">
            <text:p>1260</text:p>
          </table:table-cell>
          <table:table-cell office:value-type="float" office:value="1197" calcext:value-type="float">
            <text:p>1197</text:p>
          </table:table-cell>
          <table:table-cell office:value-type="float" office:value="2.863584" calcext:value-type="float">
            <text:p>2.863584</text:p>
          </table:table-cell>
          <table:table-cell office:value-type="float" office:value="109.026058" calcext:value-type="float">
            <text:p>109.026058</text:p>
          </table:table-cell>
          <table:table-cell office:value-type="float" office:value="106.162474" calcext:value-type="float">
            <text:p>106.162474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8743172" calcext:value-type="float">
            <text:p>8743172</text:p>
          </table:table-cell>
          <table:table-cell office:value-type="float" office:value="17919" calcext:value-type="float">
            <text:p>17919</text:p>
          </table:table-cell>
          <table:table-cell office:value-type="float" office:value="8311" calcext:value-type="float">
            <text:p>8311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100.540002" calcext:value-type="float">
            <text:p>100.540002</text:p>
          </table:table-cell>
          <table:table-cell office:value-type="float" office:value="99.522732" calcext:value-type="float">
            <text:p>99.522732</text:p>
          </table:table-cell>
          <table:table-cell office:value-type="float" office:value="0.702808" calcext:value-type="float">
            <text:p>0.702808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49736" calcext:value-type="float">
            <text:p>18849736</text:p>
          </table:table-cell>
          <table:table-cell office:value-type="float" office:value="758492" calcext:value-type="float">
            <text:p>758492</text:p>
          </table:table-cell>
          <table:table-cell office:value-type="float" office:value="17918" calcext:value-type="float">
            <text:p>17918</text:p>
          </table:table-cell>
          <table:table-cell office:value-type="float" office:value="721" calcext:value-type="float">
            <text:p>721</text:p>
          </table:table-cell>
          <table:table-cell office:value-type="float" office:value="1.126151" calcext:value-type="float">
            <text:p>1.126151</text:p>
          </table:table-cell>
          <table:table-cell office:value-type="float" office:value="100.713032" calcext:value-type="float">
            <text:p>100.713032</text:p>
          </table:table-cell>
          <table:table-cell office:value-type="float" office:value="99.58688" calcext:value-type="float">
            <text:p>99.58688</text:p>
          </table:table-cell>
          <table:table-cell office:value-type="float" office:value="0.060931" calcext:value-type="float">
            <text:p>0.060931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3472" calcext:value-type="float">
            <text:p>183472</text:p>
          </table:table-cell>
          <table:table-cell office:value-type="float" office:value="182552" calcext:value-type="float">
            <text:p>182552</text:p>
          </table:table-cell>
          <table:table-cell office:value-type="float" office:value="4537" calcext:value-type="float">
            <text:p>4537</text:p>
          </table:table-cell>
          <table:table-cell office:value-type="float" office:value="4514" calcext:value-type="float">
            <text:p>4514</text:p>
          </table:table-cell>
          <table:table-cell office:value-type="float" office:value="1.038963" calcext:value-type="float">
            <text:p>1.038963</text:p>
          </table:table-cell>
          <table:table-cell office:value-type="float" office:value="100.625041" calcext:value-type="float">
            <text:p>100.625041</text:p>
          </table:table-cell>
          <table:table-cell office:value-type="float" office:value="99.586078" calcext:value-type="float">
            <text:p>99.586078</text:p>
          </table:table-cell>
          <table:table-cell office:value-type="float" office:value="0.014665" calcext:value-type="float">
            <text:p>0.014665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72" calcext:value-type="float">
            <text:p>4472</text:p>
          </table:table-cell>
          <table:table-cell office:value-type="float" office:value="864" calcext:value-type="float">
            <text:p>86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.049113" calcext:value-type="float">
            <text:p>1.049113</text:p>
          </table:table-cell>
          <table:table-cell office:value-type="float" office:value="100.716145" calcext:value-type="float">
            <text:p>100.716145</text:p>
          </table:table-cell>
          <table:table-cell office:value-type="float" office:value="99.667032" calcext:value-type="float">
            <text:p>99.66703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118" calcext:value-type="float">
            <text:p>211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.065727" calcext:value-type="float">
            <text:p>1.065727</text:p>
          </table:table-cell>
          <table:table-cell office:value-type="float" office:value="100.541428" calcext:value-type="float">
            <text:p>100.541428</text:p>
          </table:table-cell>
          <table:table-cell office:value-type="float" office:value="99.475701" calcext:value-type="float">
            <text:p>99.47570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638" calcext:value-type="float">
            <text:p>58638</text:p>
          </table:table-cell>
          <table:table-cell office:value-type="float" office:value="54126" calcext:value-type="float">
            <text:p>54126</text:p>
          </table:table-cell>
          <table:table-cell office:value-type="float" office:value="1222" calcext:value-type="float">
            <text:p>1222</text:p>
          </table:table-cell>
          <table:table-cell office:value-type="float" office:value="1128" calcext:value-type="float">
            <text:p>1128</text:p>
          </table:table-cell>
          <table:table-cell office:value-type="float" office:value="2.355442" calcext:value-type="float">
            <text:p>2.355442</text:p>
          </table:table-cell>
          <table:table-cell office:value-type="float" office:value="109.023233" calcext:value-type="float">
            <text:p>109.023233</text:p>
          </table:table-cell>
          <table:table-cell office:value-type="float" office:value="106.667791" calcext:value-type="float">
            <text:p>106.667791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1.482752" calcext:value-type="float">
            <text:p>1.482752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8673740" calcext:value-type="float">
            <text:p>8673740</text:p>
          </table:table-cell>
          <table:table-cell office:value-type="float" office:value="18019" calcext:value-type="float">
            <text:p>18019</text:p>
          </table:table-cell>
          <table:table-cell office:value-type="float" office:value="8245" calcext:value-type="float">
            <text:p>8245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00.519149" calcext:value-type="float">
            <text:p>100.519149</text:p>
          </table:table-cell>
          <table:table-cell office:value-type="float" office:value="99.511727" calcext:value-type="float">
            <text:p>99.511727</text:p>
          </table:table-cell>
          <table:table-cell office:value-type="float" office:value="0.697304" calcext:value-type="float">
            <text:p>0.69730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3884" calcext:value-type="float">
            <text:p>18953884</text:p>
          </table:table-cell>
          <table:table-cell office:value-type="float" office:value="888940" calcext:value-type="float">
            <text:p>888940</text:p>
          </table:table-cell>
          <table:table-cell office:value-type="float" office:value="18017" calcext:value-type="float">
            <text:p>18017</text:p>
          </table:table-cell>
          <table:table-cell office:value-type="float" office:value="845" calcext:value-type="float">
            <text:p>845</text:p>
          </table:table-cell>
          <table:table-cell office:value-type="float" office:value="1.800477" calcext:value-type="float">
            <text:p>1.800477</text:p>
          </table:table-cell>
          <table:table-cell office:value-type="float" office:value="100.625424" calcext:value-type="float">
            <text:p>100.625424</text:p>
          </table:table-cell>
          <table:table-cell office:value-type="float" office:value="98.824947" calcext:value-type="float">
            <text:p>98.824947</text:p>
          </table:table-cell>
          <table:table-cell office:value-type="float" office:value="0.071961" calcext:value-type="float">
            <text:p>0.07196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840" calcext:value-type="float">
            <text:p>184840</text:p>
          </table:table-cell>
          <table:table-cell office:value-type="float" office:value="184800" calcext:value-type="float">
            <text:p>184800</text:p>
          </table:table-cell>
          <table:table-cell office:value-type="float" office:value="4567" calcext:value-type="float">
            <text:p>4567</text:p>
          </table:table-cell>
          <table:table-cell office:value-type="float" office:value="4566" calcext:value-type="float">
            <text:p>4566</text:p>
          </table:table-cell>
          <table:table-cell office:value-type="float" office:value="1.671361" calcext:value-type="float">
            <text:p>1.671361</text:p>
          </table:table-cell>
          <table:table-cell office:value-type="float" office:value="100.223434" calcext:value-type="float">
            <text:p>100.223434</text:p>
          </table:table-cell>
          <table:table-cell office:value-type="float" office:value="98.552073" calcext:value-type="float">
            <text:p>98.552073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0" calcext:value-type="float">
            <text:p>3640</text:p>
          </table:table-cell>
          <table:table-cell office:value-type="float" office:value="528" calcext:value-type="float">
            <text:p>528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.684684" calcext:value-type="float">
            <text:p>1.684684</text:p>
          </table:table-cell>
          <table:table-cell office:value-type="float" office:value="99.914582" calcext:value-type="float">
            <text:p>99.914582</text:p>
          </table:table-cell>
          <table:table-cell office:value-type="float" office:value="98.229898" calcext:value-type="float">
            <text:p>98.229898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0" calcext:value-type="float">
            <text:p>2250</text:p>
          </table:table-cell>
          <table:table-cell office:value-type="float" office:value="2040" calcext:value-type="float">
            <text:p>204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.695915" calcext:value-type="float">
            <text:p>1.695915</text:p>
          </table:table-cell>
          <table:table-cell office:value-type="float" office:value="99.900757" calcext:value-type="float">
            <text:p>99.900757</text:p>
          </table:table-cell>
          <table:table-cell office:value-type="float" office:value="98.204842" calcext:value-type="float">
            <text:p>98.20484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00" calcext:value-type="float">
            <text:p>58800</text:p>
          </table:table-cell>
          <table:table-cell office:value-type="float" office:value="54816" calcext:value-type="float">
            <text:p>54816</text:p>
          </table:table-cell>
          <table:table-cell office:value-type="float" office:value="1225" calcext:value-type="float">
            <text:p>1225</text:p>
          </table:table-cell>
          <table:table-cell office:value-type="float" office:value="1142" calcext:value-type="float">
            <text:p>1142</text:p>
          </table:table-cell>
          <table:table-cell office:value-type="float" office:value="2.991326" calcext:value-type="float">
            <text:p>2.991326</text:p>
          </table:table-cell>
          <table:table-cell office:value-type="float" office:value="109.028168" calcext:value-type="float">
            <text:p>109.028168</text:p>
          </table:table-cell>
          <table:table-cell office:value-type="float" office:value="106.036842" calcext:value-type="float">
            <text:p>106.036842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7949964" calcext:value-type="float">
            <text:p>7949964</text:p>
          </table:table-cell>
          <table:table-cell office:value-type="float" office:value="18117" calcext:value-type="float">
            <text:p>18117</text:p>
          </table:table-cell>
          <table:table-cell office:value-type="float" office:value="7557" calcext:value-type="float">
            <text:p>7557</text:p>
          </table:table-cell>
          <table:table-cell office:value-type="float" office:value="1.020473" calcext:value-type="float">
            <text:p>1.020473</text:p>
          </table:table-cell>
          <table:table-cell office:value-type="float" office:value="100.507997" calcext:value-type="float">
            <text:p>100.507997</text:p>
          </table:table-cell>
          <table:table-cell office:value-type="float" office:value="99.487524" calcext:value-type="float">
            <text:p>99.487524</text:p>
          </table:table-cell>
          <table:table-cell office:value-type="float" office:value="0.639273" calcext:value-type="float">
            <text:p>0.639273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8032" calcext:value-type="float">
            <text:p>19058032</text:p>
          </table:table-cell>
          <table:table-cell office:value-type="float" office:value="880524" calcext:value-type="float">
            <text:p>880524</text:p>
          </table:table-cell>
          <table:table-cell office:value-type="float" office:value="18116" calcext:value-type="float">
            <text:p>18116</text:p>
          </table:table-cell>
          <table:table-cell office:value-type="float" office:value="837" calcext:value-type="float">
            <text:p>837</text:p>
          </table:table-cell>
          <table:table-cell office:value-type="float" office:value="2.200878" calcext:value-type="float">
            <text:p>2.200878</text:p>
          </table:table-cell>
          <table:table-cell office:value-type="float" office:value="100.574604" calcext:value-type="float">
            <text:p>100.574604</text:p>
          </table:table-cell>
          <table:table-cell office:value-type="float" office:value="98.373726" calcext:value-type="float">
            <text:p>98.373726</text:p>
          </table:table-cell>
          <table:table-cell office:value-type="float" office:value="0.071606" calcext:value-type="float">
            <text:p>0.071606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4688" calcext:value-type="float">
            <text:p>204688</text:p>
          </table:table-cell>
          <table:table-cell office:value-type="float" office:value="204408" calcext:value-type="float">
            <text:p>204408</text:p>
          </table:table-cell>
          <table:table-cell office:value-type="float" office:value="5055" calcext:value-type="float">
            <text:p>5055</text:p>
          </table:table-cell>
          <table:table-cell office:value-type="float" office:value="5048" calcext:value-type="float">
            <text:p>5048</text:p>
          </table:table-cell>
          <table:table-cell office:value-type="float" office:value="1.029759" calcext:value-type="float">
            <text:p>1.029759</text:p>
          </table:table-cell>
          <table:table-cell office:value-type="float" office:value="100.56348" calcext:value-type="float">
            <text:p>100.56348</text:p>
          </table:table-cell>
          <table:table-cell office:value-type="float" office:value="99.533721" calcext:value-type="float">
            <text:p>99.533721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8" calcext:value-type="float">
            <text:p>4168</text:p>
          </table:table-cell>
          <table:table-cell office:value-type="float" office:value="952" calcext:value-type="float">
            <text:p>95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.037998" calcext:value-type="float">
            <text:p>1.037998</text:p>
          </table:table-cell>
          <table:table-cell office:value-type="float" office:value="100.535452" calcext:value-type="float">
            <text:p>100.535452</text:p>
          </table:table-cell>
          <table:table-cell office:value-type="float" office:value="99.497454" calcext:value-type="float">
            <text:p>99.497454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6" calcext:value-type="float">
            <text:p>2466</text:p>
          </table:table-cell>
          <table:table-cell office:value-type="float" office:value="2256" calcext:value-type="float">
            <text:p>225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2.062612" calcext:value-type="float">
            <text:p>2.062612</text:p>
          </table:table-cell>
          <table:table-cell office:value-type="float" office:value="100.529464" calcext:value-type="float">
            <text:p>100.529464</text:p>
          </table:table-cell>
          <table:table-cell office:value-type="float" office:value="98.466851" calcext:value-type="float">
            <text:p>98.466851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872" calcext:value-type="float">
            <text:p>61872</text:p>
          </table:table-cell>
          <table:table-cell office:value-type="float" office:value="58032" calcext:value-type="float">
            <text:p>58032</text:p>
          </table:table-cell>
          <table:table-cell office:value-type="float" office:value="1289" calcext:value-type="float">
            <text:p>1289</text:p>
          </table:table-cell>
          <table:table-cell office:value-type="float" office:value="1209" calcext:value-type="float">
            <text:p>1209</text:p>
          </table:table-cell>
          <table:table-cell office:value-type="float" office:value="3.306676" calcext:value-type="float">
            <text:p>3.306676</text:p>
          </table:table-cell>
          <table:table-cell office:value-type="float" office:value="109.026291" calcext:value-type="float">
            <text:p>109.026291</text:p>
          </table:table-cell>
          <table:table-cell office:value-type="float" office:value="105.719615" calcext:value-type="float">
            <text:p>105.719615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1.499136" calcext:value-type="float">
            <text:p>1.49913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7940496" calcext:value-type="float">
            <text:p>7940496</text:p>
          </table:table-cell>
          <table:table-cell office:value-type="float" office:value="18216" calcext:value-type="float">
            <text:p>18216</text:p>
          </table:table-cell>
          <table:table-cell office:value-type="float" office:value="7548" calcext:value-type="float">
            <text:p>7548</text:p>
          </table:table-cell>
          <table:table-cell office:value-type="float" office:value="1.008221" calcext:value-type="float">
            <text:p>1.008221</text:p>
          </table:table-cell>
          <table:table-cell office:value-type="float" office:value="100.517613" calcext:value-type="float">
            <text:p>100.517613</text:p>
          </table:table-cell>
          <table:table-cell office:value-type="float" office:value="99.509392" calcext:value-type="float">
            <text:p>99.509392</text:p>
          </table:table-cell>
          <table:table-cell office:value-type="float" office:value="0.638372" calcext:value-type="float">
            <text:p>0.638372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2180" calcext:value-type="float">
            <text:p>19162180</text:p>
          </table:table-cell>
          <table:table-cell office:value-type="float" office:value="916292" calcext:value-type="float">
            <text:p>916292</text:p>
          </table:table-cell>
          <table:table-cell office:value-type="float" office:value="18215" calcext:value-type="float">
            <text:p>18215</text:p>
          </table:table-cell>
          <table:table-cell office:value-type="float" office:value="871" calcext:value-type="float">
            <text:p>871</text:p>
          </table:table-cell>
          <table:table-cell office:value-type="float" office:value="1.202338" calcext:value-type="float">
            <text:p>1.202338</text:p>
          </table:table-cell>
          <table:table-cell office:value-type="float" office:value="100.549578" calcext:value-type="float">
            <text:p>100.549578</text:p>
          </table:table-cell>
          <table:table-cell office:value-type="float" office:value="99.34724" calcext:value-type="float">
            <text:p>99.34724</text:p>
          </table:table-cell>
          <table:table-cell office:value-type="float" office:value="0.073785" calcext:value-type="float">
            <text:p>0.07378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5944" calcext:value-type="float">
            <text:p>205944</text:p>
          </table:table-cell>
          <table:table-cell office:value-type="float" office:value="205304" calcext:value-type="float">
            <text:p>205304</text:p>
          </table:table-cell>
          <table:table-cell office:value-type="float" office:value="5089" calcext:value-type="float">
            <text:p>5089</text:p>
          </table:table-cell>
          <table:table-cell office:value-type="float" office:value="5073" calcext:value-type="float">
            <text:p>5073</text:p>
          </table:table-cell>
          <table:table-cell office:value-type="float" office:value="1.033929" calcext:value-type="float">
            <text:p>1.033929</text:p>
          </table:table-cell>
          <table:table-cell office:value-type="float" office:value="100.760028" calcext:value-type="float">
            <text:p>100.760028</text:p>
          </table:table-cell>
          <table:table-cell office:value-type="float" office:value="99.726099" calcext:value-type="float">
            <text:p>99.726099</text:p>
          </table:table-cell>
          <table:table-cell office:value-type="float" office:value="0.016469" calcext:value-type="float">
            <text:p>0.016469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848" calcext:value-type="float">
            <text:p>84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.032483" calcext:value-type="float">
            <text:p>1.032483</text:p>
          </table:table-cell>
          <table:table-cell office:value-type="float" office:value="101.006356" calcext:value-type="float">
            <text:p>101.006356</text:p>
          </table:table-cell>
          <table:table-cell office:value-type="float" office:value="99.973873" calcext:value-type="float">
            <text:p>99.97387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178" calcext:value-type="float">
            <text:p>217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.10902" calcext:value-type="float">
            <text:p>1.10902</text:p>
          </table:table-cell>
          <table:table-cell office:value-type="float" office:value="100.569179" calcext:value-type="float">
            <text:p>100.569179</text:p>
          </table:table-cell>
          <table:table-cell office:value-type="float" office:value="99.460159" calcext:value-type="float">
            <text:p>99.46015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750" calcext:value-type="float">
            <text:p>60750</text:p>
          </table:table-cell>
          <table:table-cell office:value-type="float" office:value="56862" calcext:value-type="float">
            <text:p>56862</text:p>
          </table:table-cell>
          <table:table-cell office:value-type="float" office:value="1266" calcext:value-type="float">
            <text:p>1266</text:p>
          </table:table-cell>
          <table:table-cell office:value-type="float" office:value="1185" calcext:value-type="float">
            <text:p>1185</text:p>
          </table:table-cell>
          <table:table-cell office:value-type="float" office:value="2.839194" calcext:value-type="float">
            <text:p>2.839194</text:p>
          </table:table-cell>
          <table:table-cell office:value-type="float" office:value="109.023863" calcext:value-type="float">
            <text:p>109.023863</text:p>
          </table:table-cell>
          <table:table-cell office:value-type="float" office:value="106.184669" calcext:value-type="float">
            <text:p>106.184669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7976264" calcext:value-type="float">
            <text:p>7976264</text:p>
          </table:table-cell>
          <table:table-cell office:value-type="float" office:value="18316" calcext:value-type="float">
            <text:p>18316</text:p>
          </table:table-cell>
          <table:table-cell office:value-type="float" office:value="7582" calcext:value-type="float">
            <text:p>7582</text:p>
          </table:table-cell>
          <table:table-cell office:value-type="float" office:value="1.007442" calcext:value-type="float">
            <text:p>1.007442</text:p>
          </table:table-cell>
          <table:table-cell office:value-type="float" office:value="100.528619" calcext:value-type="float">
            <text:p>100.528619</text:p>
          </table:table-cell>
          <table:table-cell office:value-type="float" office:value="99.521177" calcext:value-type="float">
            <text:p>99.521177</text:p>
          </table:table-cell>
          <table:table-cell office:value-type="float" office:value="0.641171" calcext:value-type="float">
            <text:p>0.641171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6328" calcext:value-type="float">
            <text:p>19266328</text:p>
          </table:table-cell>
          <table:table-cell office:value-type="float" office:value="877368" calcext:value-type="float">
            <text:p>877368</text:p>
          </table:table-cell>
          <table:table-cell office:value-type="float" office:value="18314" calcext:value-type="float">
            <text:p>18314</text:p>
          </table:table-cell>
          <table:table-cell office:value-type="float" office:value="834" calcext:value-type="float">
            <text:p>834</text:p>
          </table:table-cell>
          <table:table-cell office:value-type="float" office:value="1.196239" calcext:value-type="float">
            <text:p>1.196239</text:p>
          </table:table-cell>
          <table:table-cell office:value-type="float" office:value="100.797947" calcext:value-type="float">
            <text:p>100.797947</text:p>
          </table:table-cell>
          <table:table-cell office:value-type="float" office:value="99.601709" calcext:value-type="float">
            <text:p>99.601709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736" calcext:value-type="float">
            <text:p>200736</text:p>
          </table:table-cell>
          <table:table-cell office:value-type="float" office:value="199616" calcext:value-type="float">
            <text:p>199616</text:p>
          </table:table-cell>
          <table:table-cell office:value-type="float" office:value="4965" calcext:value-type="float">
            <text:p>4965</text:p>
          </table:table-cell>
          <table:table-cell office:value-type="float" office:value="4937" calcext:value-type="float">
            <text:p>4937</text:p>
          </table:table-cell>
          <table:table-cell office:value-type="float" office:value="1.045225" calcext:value-type="float">
            <text:p>1.045225</text:p>
          </table:table-cell>
          <table:table-cell office:value-type="float" office:value="100.816895" calcext:value-type="float">
            <text:p>100.816895</text:p>
          </table:table-cell>
          <table:table-cell office:value-type="float" office:value="99.77167" calcext:value-type="float">
            <text:p>99.77167</text:p>
          </table:table-cell>
          <table:table-cell office:value-type="float" office:value="0.016006" calcext:value-type="float">
            <text:p>0.016006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04" calcext:value-type="float">
            <text:p>3704</text:p>
          </table:table-cell>
          <table:table-cell office:value-type="float" office:value="664" calcext:value-type="float">
            <text:p>66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.035839" calcext:value-type="float">
            <text:p>1.035839</text:p>
          </table:table-cell>
          <table:table-cell office:value-type="float" office:value="104.775322" calcext:value-type="float">
            <text:p>104.775322</text:p>
          </table:table-cell>
          <table:table-cell office:value-type="float" office:value="103.739483" calcext:value-type="float">
            <text:p>103.73948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1998" calcext:value-type="float">
            <text:p>199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.108401" calcext:value-type="float">
            <text:p>1.108401</text:p>
          </table:table-cell>
          <table:table-cell office:value-type="float" office:value="100.792365" calcext:value-type="float">
            <text:p>100.792365</text:p>
          </table:table-cell>
          <table:table-cell office:value-type="float" office:value="99.683965" calcext:value-type="float">
            <text:p>99.6839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32" calcext:value-type="float">
            <text:p>60432</text:p>
          </table:table-cell>
          <table:table-cell office:value-type="float" office:value="56976" calcext:value-type="float">
            <text:p>56976</text:p>
          </table:table-cell>
          <table:table-cell office:value-type="float" office:value="1259" calcext:value-type="float">
            <text:p>1259</text:p>
          </table:table-cell>
          <table:table-cell office:value-type="float" office:value="1187" calcext:value-type="float">
            <text:p>1187</text:p>
          </table:table-cell>
          <table:table-cell office:value-type="float" office:value="2.891633" calcext:value-type="float">
            <text:p>2.891633</text:p>
          </table:table-cell>
          <table:table-cell office:value-type="float" office:value="109.0259" calcext:value-type="float">
            <text:p>109.0259</text:p>
          </table:table-cell>
          <table:table-cell office:value-type="float" office:value="106.134267" calcext:value-type="float">
            <text:p>106.134267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1.51552" calcext:value-type="float">
            <text:p>1.5155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8209808" calcext:value-type="float">
            <text:p>8209808</text:p>
          </table:table-cell>
          <table:table-cell office:value-type="float" office:value="18415" calcext:value-type="float">
            <text:p>18415</text:p>
          </table:table-cell>
          <table:table-cell office:value-type="float" office:value="7804" calcext:value-type="float">
            <text:p>7804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51269" calcext:value-type="float">
            <text:p>100.51269</text:p>
          </table:table-cell>
          <table:table-cell office:value-type="float" office:value="99.505297" calcext:value-type="float">
            <text:p>99.505297</text:p>
          </table:table-cell>
          <table:table-cell office:value-type="float" office:value="0.66005" calcext:value-type="float">
            <text:p>0.66005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0476" calcext:value-type="float">
            <text:p>19370476</text:p>
          </table:table-cell>
          <table:table-cell office:value-type="float" office:value="884732" calcext:value-type="float">
            <text:p>884732</text:p>
          </table:table-cell>
          <table:table-cell office:value-type="float" office:value="18413" calcext:value-type="float">
            <text:p>18413</text:p>
          </table:table-cell>
          <table:table-cell office:value-type="float" office:value="841" calcext:value-type="float">
            <text:p>841</text:p>
          </table:table-cell>
          <table:table-cell office:value-type="float" office:value="1.146163" calcext:value-type="float">
            <text:p>1.146163</text:p>
          </table:table-cell>
          <table:table-cell office:value-type="float" office:value="100.608257" calcext:value-type="float">
            <text:p>100.608257</text:p>
          </table:table-cell>
          <table:table-cell office:value-type="float" office:value="99.462093" calcext:value-type="float">
            <text:p>99.462093</text:p>
          </table:table-cell>
          <table:table-cell office:value-type="float" office:value="0.071161" calcext:value-type="float">
            <text:p>0.07116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208" calcext:value-type="float">
            <text:p>194208</text:p>
          </table:table-cell>
          <table:table-cell office:value-type="float" office:value="192800" calcext:value-type="float">
            <text:p>192800</text:p>
          </table:table-cell>
          <table:table-cell office:value-type="float" office:value="4799" calcext:value-type="float">
            <text:p>4799</text:p>
          </table:table-cell>
          <table:table-cell office:value-type="float" office:value="4764" calcext:value-type="float">
            <text:p>4764</text:p>
          </table:table-cell>
          <table:table-cell office:value-type="float" office:value="1.050197" calcext:value-type="float">
            <text:p>1.050197</text:p>
          </table:table-cell>
          <table:table-cell office:value-type="float" office:value="100.05734" calcext:value-type="float">
            <text:p>100.05734</text:p>
          </table:table-cell>
          <table:table-cell office:value-type="float" office:value="99.007143" calcext:value-type="float">
            <text:p>99.007143</text:p>
          </table:table-cell>
          <table:table-cell office:value-type="float" office:value="0.015579" calcext:value-type="float">
            <text:p>0.01557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2" calcext:value-type="float">
            <text:p>4352</text:p>
          </table:table-cell>
          <table:table-cell office:value-type="float" office:value="1072" calcext:value-type="float">
            <text:p>1072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100.609923" calcext:value-type="float">
            <text:p>100.609923</text:p>
          </table:table-cell>
          <table:table-cell office:value-type="float" office:value="99.561293" calcext:value-type="float">
            <text:p>99.561293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86" calcext:value-type="float">
            <text:p>2286</text:p>
          </table:table-cell>
          <table:table-cell office:value-type="float" office:value="2106" calcext:value-type="float">
            <text:p>210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.074415" calcext:value-type="float">
            <text:p>1.074415</text:p>
          </table:table-cell>
          <table:table-cell office:value-type="float" office:value="100.563316" calcext:value-type="float">
            <text:p>100.563316</text:p>
          </table:table-cell>
          <table:table-cell office:value-type="float" office:value="99.488901" calcext:value-type="float">
            <text:p>99.488901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248" calcext:value-type="float">
            <text:p>61248</text:p>
          </table:table-cell>
          <table:table-cell office:value-type="float" office:value="56400" calcext:value-type="float">
            <text:p>56400</text:p>
          </table:table-cell>
          <table:table-cell office:value-type="float" office:value="1276" calcext:value-type="float">
            <text:p>1276</text:p>
          </table:table-cell>
          <table:table-cell office:value-type="float" office:value="1175" calcext:value-type="float">
            <text:p>1175</text:p>
          </table:table-cell>
          <table:table-cell office:value-type="float" office:value="2.969016" calcext:value-type="float">
            <text:p>2.969016</text:p>
          </table:table-cell>
          <table:table-cell office:value-type="float" office:value="109.025317" calcext:value-type="float">
            <text:p>109.025317</text:p>
          </table:table-cell>
          <table:table-cell office:value-type="float" office:value="106.0563" calcext:value-type="float">
            <text:p>106.0563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8758952" calcext:value-type="float">
            <text:p>8758952</text:p>
          </table:table-cell>
          <table:table-cell office:value-type="float" office:value="18513" calcext:value-type="float">
            <text:p>18513</text:p>
          </table:table-cell>
          <table:table-cell office:value-type="float" office:value="8326" calcext:value-type="float">
            <text:p>8326</text:p>
          </table:table-cell>
          <table:table-cell office:value-type="float" office:value="1.02109" calcext:value-type="float">
            <text:p>1.02109</text:p>
          </table:table-cell>
          <table:table-cell office:value-type="float" office:value="100.540414" calcext:value-type="float">
            <text:p>100.540414</text:p>
          </table:table-cell>
          <table:table-cell office:value-type="float" office:value="99.519324" calcext:value-type="float">
            <text:p>99.519324</text:p>
          </table:table-cell>
          <table:table-cell office:value-type="float" office:value="0.704101" calcext:value-type="float">
            <text:p>0.704101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4624" calcext:value-type="float">
            <text:p>19474624</text:p>
          </table:table-cell>
          <table:table-cell office:value-type="float" office:value="893148" calcext:value-type="float">
            <text:p>893148</text:p>
          </table:table-cell>
          <table:table-cell office:value-type="float" office:value="18512" calcext:value-type="float">
            <text:p>18512</text:p>
          </table:table-cell>
          <table:table-cell office:value-type="float" office:value="849" calcext:value-type="float">
            <text:p>849</text:p>
          </table:table-cell>
          <table:table-cell office:value-type="float" office:value="1.440484" calcext:value-type="float">
            <text:p>1.440484</text:p>
          </table:table-cell>
          <table:table-cell office:value-type="float" office:value="100.674499" calcext:value-type="float">
            <text:p>100.674499</text:p>
          </table:table-cell>
          <table:table-cell office:value-type="float" office:value="99.234014" calcext:value-type="float">
            <text:p>99.234014</text:p>
          </table:table-cell>
          <table:table-cell office:value-type="float" office:value="0.072003" calcext:value-type="float">
            <text:p>0.072003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760" calcext:value-type="float">
            <text:p>182760</text:p>
          </table:table-cell>
          <table:table-cell office:value-type="float" office:value="182480" calcext:value-type="float">
            <text:p>182480</text:p>
          </table:table-cell>
          <table:table-cell office:value-type="float" office:value="4515" calcext:value-type="float">
            <text:p>4515</text:p>
          </table:table-cell>
          <table:table-cell office:value-type="float" office:value="4508" calcext:value-type="float">
            <text:p>4508</text:p>
          </table:table-cell>
          <table:table-cell office:value-type="float" office:value="1.273213" calcext:value-type="float">
            <text:p>1.273213</text:p>
          </table:table-cell>
          <table:table-cell office:value-type="float" office:value="100.016017" calcext:value-type="float">
            <text:p>100.016017</text:p>
          </table:table-cell>
          <table:table-cell office:value-type="float" office:value="98.742804" calcext:value-type="float">
            <text:p>98.742804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96" calcext:value-type="float">
            <text:p>3496</text:p>
          </table:table-cell>
          <table:table-cell office:value-type="float" office:value="608" calcext:value-type="float">
            <text:p>608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.303488" calcext:value-type="float">
            <text:p>1.303488</text:p>
          </table:table-cell>
          <table:table-cell office:value-type="float" office:value="100.693823" calcext:value-type="float">
            <text:p>100.693823</text:p>
          </table:table-cell>
          <table:table-cell office:value-type="float" office:value="99.390334" calcext:value-type="float">
            <text:p>99.39033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818" calcext:value-type="float">
            <text:p>181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.301982" calcext:value-type="float">
            <text:p>1.301982</text:p>
          </table:table-cell>
          <table:table-cell office:value-type="float" office:value="100.692337" calcext:value-type="float">
            <text:p>100.692337</text:p>
          </table:table-cell>
          <table:table-cell office:value-type="float" office:value="99.390354" calcext:value-type="float">
            <text:p>99.39035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624" calcext:value-type="float">
            <text:p>60624</text:p>
          </table:table-cell>
          <table:table-cell office:value-type="float" office:value="57216" calcext:value-type="float">
            <text:p>57216</text:p>
          </table:table-cell>
          <table:table-cell office:value-type="float" office:value="1263" calcext:value-type="float">
            <text:p>1263</text:p>
          </table:table-cell>
          <table:table-cell office:value-type="float" office:value="1192" calcext:value-type="float">
            <text:p>1192</text:p>
          </table:table-cell>
          <table:table-cell office:value-type="float" office:value="2.576997" calcext:value-type="float">
            <text:p>2.576997</text:p>
          </table:table-cell>
          <table:table-cell office:value-type="float" office:value="109.025765" calcext:value-type="float">
            <text:p>109.025765</text:p>
          </table:table-cell>
          <table:table-cell office:value-type="float" office:value="106.448768" calcext:value-type="float">
            <text:p>106.448768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531904" calcext:value-type="float">
            <text:p>1.53190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7580712" calcext:value-type="float">
            <text:p>7580712</text:p>
          </table:table-cell>
          <table:table-cell office:value-type="float" office:value="18612" calcext:value-type="float">
            <text:p>18612</text:p>
          </table:table-cell>
          <table:table-cell office:value-type="float" office:value="7206" calcext:value-type="float">
            <text:p>7206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00.512075" calcext:value-type="float">
            <text:p>100.512075</text:p>
          </table:table-cell>
          <table:table-cell office:value-type="float" office:value="99.502583" calcext:value-type="float">
            <text:p>99.502583</text:p>
          </table:table-cell>
          <table:table-cell office:value-type="float" office:value="0.609489" calcext:value-type="float">
            <text:p>0.60948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8772" calcext:value-type="float">
            <text:p>19578772</text:p>
          </table:table-cell>
          <table:table-cell office:value-type="float" office:value="840548" calcext:value-type="float">
            <text:p>840548</text:p>
          </table:table-cell>
          <table:table-cell office:value-type="float" office:value="18611" calcext:value-type="float">
            <text:p>18611</text:p>
          </table:table-cell>
          <table:table-cell office:value-type="float" office:value="799" calcext:value-type="float">
            <text:p>799</text:p>
          </table:table-cell>
          <table:table-cell office:value-type="float" office:value="1.115216" calcext:value-type="float">
            <text:p>1.115216</text:p>
          </table:table-cell>
          <table:table-cell office:value-type="float" office:value="100.754685" calcext:value-type="float">
            <text:p>100.754685</text:p>
          </table:table-cell>
          <table:table-cell office:value-type="float" office:value="99.639469" calcext:value-type="float">
            <text:p>99.639469</text:p>
          </table:table-cell>
          <table:table-cell office:value-type="float" office:value="0.067487" calcext:value-type="float">
            <text:p>0.06748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6464" calcext:value-type="float">
            <text:p>216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5356" calcext:value-type="float">
            <text:p>5356</text:p>
          </table:table-cell>
          <table:table-cell office:value-type="float" office:value="5354" calcext:value-type="float">
            <text:p>5354</text:p>
          </table:table-cell>
          <table:table-cell office:value-type="float" office:value="1.033873" calcext:value-type="float">
            <text:p>1.033873</text:p>
          </table:table-cell>
          <table:table-cell office:value-type="float" office:value="100.726252" calcext:value-type="float">
            <text:p>100.726252</text:p>
          </table:table-cell>
          <table:table-cell office:value-type="float" office:value="99.692378" calcext:value-type="float">
            <text:p>99.692378</text:p>
          </table:table-cell>
          <table:table-cell office:value-type="float" office:value="0.017364" calcext:value-type="float">
            <text:p>0.017364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0" calcext:value-type="float">
            <text:p>3680</text:p>
          </table:table-cell>
          <table:table-cell office:value-type="float" office:value="960" calcext:value-type="float">
            <text:p>96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.03554" calcext:value-type="float">
            <text:p>1.03554</text:p>
          </table:table-cell>
          <table:table-cell office:value-type="float" office:value="100.703605" calcext:value-type="float">
            <text:p>100.703605</text:p>
          </table:table-cell>
          <table:table-cell office:value-type="float" office:value="99.668065" calcext:value-type="float">
            <text:p>99.66806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68" calcext:value-type="float">
            <text:p>2268</text:p>
          </table:table-cell>
          <table:table-cell office:value-type="float" office:value="2028" calcext:value-type="float">
            <text:p>202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.053084" calcext:value-type="float">
            <text:p>1.053084</text:p>
          </table:table-cell>
          <table:table-cell office:value-type="float" office:value="100.358753" calcext:value-type="float">
            <text:p>100.358753</text:p>
          </table:table-cell>
          <table:table-cell office:value-type="float" office:value="99.305669" calcext:value-type="float">
            <text:p>99.305669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64" calcext:value-type="float">
            <text:p>60864</text:p>
          </table:table-cell>
          <table:table-cell office:value-type="float" office:value="57072" calcext:value-type="float">
            <text:p>57072</text:p>
          </table:table-cell>
          <table:table-cell office:value-type="float" office:value="1268" calcext:value-type="float">
            <text:p>1268</text:p>
          </table:table-cell>
          <table:table-cell office:value-type="float" office:value="1189" calcext:value-type="float">
            <text:p>1189</text:p>
          </table:table-cell>
          <table:table-cell office:value-type="float" office:value="2.96655" calcext:value-type="float">
            <text:p>2.96655</text:p>
          </table:table-cell>
          <table:table-cell office:value-type="float" office:value="109.02824" calcext:value-type="float">
            <text:p>109.02824</text:p>
          </table:table-cell>
          <table:table-cell office:value-type="float" office:value="106.06169" calcext:value-type="float">
            <text:p>106.06169</text:p>
          </table:table-cell>
          <table:table-cell office:value-type="float" office:value="0.004305" calcext:value-type="float">
            <text:p>0.00430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8673740" calcext:value-type="float">
            <text:p>8673740</text:p>
          </table:table-cell>
          <table:table-cell office:value-type="float" office:value="18712" calcext:value-type="float">
            <text:p>18712</text:p>
          </table:table-cell>
          <table:table-cell office:value-type="float" office:value="8245" calcext:value-type="float">
            <text:p>8245</text:p>
          </table:table-cell>
          <table:table-cell office:value-type="float" office:value="1.009321" calcext:value-type="float">
            <text:p>1.009321</text:p>
          </table:table-cell>
          <table:table-cell office:value-type="float" office:value="100.504337" calcext:value-type="float">
            <text:p>100.504337</text:p>
          </table:table-cell>
          <table:table-cell office:value-type="float" office:value="99.495015" calcext:value-type="float">
            <text:p>99.495015</text:p>
          </table:table-cell>
          <table:table-cell office:value-type="float" office:value="0.697421" calcext:value-type="float">
            <text:p>0.697421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2920" calcext:value-type="float">
            <text:p>19682920</text:p>
          </table:table-cell>
          <table:table-cell office:value-type="float" office:value="860536" calcext:value-type="float">
            <text:p>860536</text:p>
          </table:table-cell>
          <table:table-cell office:value-type="float" office:value="18710" calcext:value-type="float">
            <text:p>18710</text:p>
          </table:table-cell>
          <table:table-cell office:value-type="float" office:value="818" calcext:value-type="float">
            <text:p>818</text:p>
          </table:table-cell>
          <table:table-cell office:value-type="float" office:value="2.286519" calcext:value-type="float">
            <text:p>2.286519</text:p>
          </table:table-cell>
          <table:table-cell office:value-type="float" office:value="100.711099" calcext:value-type="float">
            <text:p>100.711099</text:p>
          </table:table-cell>
          <table:table-cell office:value-type="float" office:value="98.42458" calcext:value-type="float">
            <text:p>98.42458</text:p>
          </table:table-cell>
          <table:table-cell office:value-type="float" office:value="0.069945" calcext:value-type="float">
            <text:p>0.069945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7136" calcext:value-type="float">
            <text:p>187136</text:p>
          </table:table-cell>
          <table:table-cell office:value-type="float" office:value="4642" calcext:value-type="float">
            <text:p>4642</text:p>
          </table:table-cell>
          <table:table-cell office:value-type="float" office:value="4626" calcext:value-type="float">
            <text:p>4626</text:p>
          </table:table-cell>
          <table:table-cell office:value-type="float" office:value="1.044668" calcext:value-type="float">
            <text:p>1.044668</text:p>
          </table:table-cell>
          <table:table-cell office:value-type="float" office:value="99.724916" calcext:value-type="float">
            <text:p>99.724916</text:p>
          </table:table-cell>
          <table:table-cell office:value-type="float" office:value="98.680248" calcext:value-type="float">
            <text:p>98.680248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84" calcext:value-type="float">
            <text:p>4184</text:p>
          </table:table-cell>
          <table:table-cell office:value-type="float" office:value="504" calcext:value-type="float">
            <text:p>50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.046175" calcext:value-type="float">
            <text:p>1.046175</text:p>
          </table:table-cell>
          <table:table-cell office:value-type="float" office:value="101.143358" calcext:value-type="float">
            <text:p>101.143358</text:p>
          </table:table-cell>
          <table:table-cell office:value-type="float" office:value="100.097183" calcext:value-type="float">
            <text:p>100.09718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298" calcext:value-type="float">
            <text:p>229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.077022" calcext:value-type="float">
            <text:p>2.077022</text:p>
          </table:table-cell>
          <table:table-cell office:value-type="float" office:value="101.141852" calcext:value-type="float">
            <text:p>101.141852</text:p>
          </table:table-cell>
          <table:table-cell office:value-type="float" office:value="99.06483" calcext:value-type="float">
            <text:p>99.0648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656" calcext:value-type="float">
            <text:p>58656</text:p>
          </table:table-cell>
          <table:table-cell office:value-type="float" office:value="55104" calcext:value-type="float">
            <text:p>55104</text:p>
          </table:table-cell>
          <table:table-cell office:value-type="float" office:value="1222" calcext:value-type="float">
            <text:p>1222</text:p>
          </table:table-cell>
          <table:table-cell office:value-type="float" office:value="1148" calcext:value-type="float">
            <text:p>1148</text:p>
          </table:table-cell>
          <table:table-cell office:value-type="float" office:value="3.293553" calcext:value-type="float">
            <text:p>3.293553</text:p>
          </table:table-cell>
          <table:table-cell office:value-type="float" office:value="109.024904" calcext:value-type="float">
            <text:p>109.024904</text:p>
          </table:table-cell>
          <table:table-cell office:value-type="float" office:value="105.731351" calcext:value-type="float">
            <text:p>105.731351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1.548288" calcext:value-type="float">
            <text:p>1.54828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7710108" calcext:value-type="float">
            <text:p>7710108</text:p>
          </table:table-cell>
          <table:table-cell office:value-type="float" office:value="18810" calcext:value-type="float">
            <text:p>18810</text:p>
          </table:table-cell>
          <table:table-cell office:value-type="float" office:value="7329" calcext:value-type="float">
            <text:p>7329</text:p>
          </table:table-cell>
          <table:table-cell office:value-type="float" office:value="1.025559" calcext:value-type="float">
            <text:p>1.025559</text:p>
          </table:table-cell>
          <table:table-cell office:value-type="float" office:value="100.839731" calcext:value-type="float">
            <text:p>100.839731</text:p>
          </table:table-cell>
          <table:table-cell office:value-type="float" office:value="99.814172" calcext:value-type="float">
            <text:p>99.814172</text:p>
          </table:table-cell>
          <table:table-cell office:value-type="float" office:value="0.617957" calcext:value-type="float">
            <text:p>0.617957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740" calcext:value-type="float">
            <text:p>61740</text:p>
          </table:table-cell>
          <table:table-cell office:value-type="float" office:value="56748" calcext:value-type="float">
            <text:p>56748</text:p>
          </table:table-cell>
          <table:table-cell office:value-type="float" office:value="1287" calcext:value-type="float">
            <text:p>1287</text:p>
          </table:table-cell>
          <table:table-cell office:value-type="float" office:value="1183" calcext:value-type="float">
            <text:p>1183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9.023667" calcext:value-type="float">
            <text:p>109.023667</text:p>
          </table:table-cell>
          <table:table-cell office:value-type="float" office:value="108.011279" calcext:value-type="float">
            <text:p>108.011279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7068" calcext:value-type="float">
            <text:p>19787068</text:p>
          </table:table-cell>
          <table:table-cell office:value-type="float" office:value="881576" calcext:value-type="float">
            <text:p>881576</text:p>
          </table:table-cell>
          <table:table-cell office:value-type="float" office:value="18809" calcext:value-type="float">
            <text:p>18809</text:p>
          </table:table-cell>
          <table:table-cell office:value-type="float" office:value="838" calcext:value-type="float">
            <text:p>838</text:p>
          </table:table-cell>
          <table:table-cell office:value-type="float" office:value="1.143403" calcext:value-type="float">
            <text:p>1.143403</text:p>
          </table:table-cell>
          <table:table-cell office:value-type="float" office:value="101.099815" calcext:value-type="float">
            <text:p>101.099815</text:p>
          </table:table-cell>
          <table:table-cell office:value-type="float" office:value="99.956412" calcext:value-type="float">
            <text:p>99.956412</text:p>
          </table:table-cell>
          <table:table-cell office:value-type="float" office:value="0.070557" calcext:value-type="float">
            <text:p>0.070557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4552" calcext:value-type="float">
            <text:p>214552</text:p>
          </table:table-cell>
          <table:table-cell office:value-type="float" office:value="212992" calcext:value-type="float">
            <text:p>212992</text:p>
          </table:table-cell>
          <table:table-cell office:value-type="float" office:value="5305" calcext:value-type="float">
            <text:p>5305</text:p>
          </table:table-cell>
          <table:table-cell office:value-type="float" office:value="5266" calcext:value-type="float">
            <text:p>5266</text:p>
          </table:table-cell>
          <table:table-cell office:value-type="float" office:value="1.041698" calcext:value-type="float">
            <text:p>1.041698</text:p>
          </table:table-cell>
          <table:table-cell office:value-type="float" office:value="101.084236" calcext:value-type="float">
            <text:p>101.084236</text:p>
          </table:table-cell>
          <table:table-cell office:value-type="float" office:value="100.042538" calcext:value-type="float">
            <text:p>100.042538</text:p>
          </table:table-cell>
          <table:table-cell office:value-type="float" office:value="0.017032" calcext:value-type="float">
            <text:p>0.01703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24" calcext:value-type="float">
            <text:p>4624</text:p>
          </table:table-cell>
          <table:table-cell office:value-type="float" office:value="960" calcext:value-type="float">
            <text:p>96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.043285" calcext:value-type="float">
            <text:p>1.043285</text:p>
          </table:table-cell>
          <table:table-cell office:value-type="float" office:value="101.103643" calcext:value-type="float">
            <text:p>101.103643</text:p>
          </table:table-cell>
          <table:table-cell office:value-type="float" office:value="100.060358" calcext:value-type="float">
            <text:p>100.06035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1998" calcext:value-type="float">
            <text:p>1998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.066711" calcext:value-type="float">
            <text:p>1.066711</text:p>
          </table:table-cell>
          <table:table-cell office:value-type="float" office:value="100.449503" calcext:value-type="float">
            <text:p>100.449503</text:p>
          </table:table-cell>
          <table:table-cell office:value-type="float" office:value="99.382792" calcext:value-type="float">
            <text:p>99.382792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8061476" calcext:value-type="float">
            <text:p>8061476</text:p>
          </table:table-cell>
          <table:table-cell office:value-type="float" office:value="18910" calcext:value-type="float">
            <text:p>18910</text:p>
          </table:table-cell>
          <table:table-cell office:value-type="float" office:value="7663" calcext:value-type="float">
            <text:p>7663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100.71126" calcext:value-type="float">
            <text:p>100.71126</text:p>
          </table:table-cell>
          <table:table-cell office:value-type="float" office:value="99.695819" calcext:value-type="float">
            <text:p>99.695819</text:p>
          </table:table-cell>
          <table:table-cell office:value-type="float" office:value="0.646886" calcext:value-type="float">
            <text:p>0.646886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1216" calcext:value-type="float">
            <text:p>19891216</text:p>
          </table:table-cell>
          <table:table-cell office:value-type="float" office:value="864744" calcext:value-type="float">
            <text:p>864744</text:p>
          </table:table-cell>
          <table:table-cell office:value-type="float" office:value="18908" calcext:value-type="float">
            <text:p>18908</text:p>
          </table:table-cell>
          <table:table-cell office:value-type="float" office:value="822" calcext:value-type="float">
            <text:p>822</text:p>
          </table:table-cell>
          <table:table-cell office:value-type="float" office:value="1.415929" calcext:value-type="float">
            <text:p>1.415929</text:p>
          </table:table-cell>
          <table:table-cell office:value-type="float" office:value="100.86458" calcext:value-type="float">
            <text:p>100.86458</text:p>
          </table:table-cell>
          <table:table-cell office:value-type="float" office:value="99.448651" calcext:value-type="float">
            <text:p>99.448651</text:p>
          </table:table-cell>
          <table:table-cell office:value-type="float" office:value="0.069563" calcext:value-type="float">
            <text:p>0.069563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112" calcext:value-type="float">
            <text:p>194112</text:p>
          </table:table-cell>
          <table:table-cell office:value-type="float" office:value="193272" calcext:value-type="float">
            <text:p>193272</text:p>
          </table:table-cell>
          <table:table-cell office:value-type="float" office:value="4802" calcext:value-type="float">
            <text:p>4802</text:p>
          </table:table-cell>
          <table:table-cell office:value-type="float" office:value="4781" calcext:value-type="float">
            <text:p>4781</text:p>
          </table:table-cell>
          <table:table-cell office:value-type="float" office:value="1.280551" calcext:value-type="float">
            <text:p>1.280551</text:p>
          </table:table-cell>
          <table:table-cell office:value-type="float" office:value="100.786783" calcext:value-type="float">
            <text:p>100.786783</text:p>
          </table:table-cell>
          <table:table-cell office:value-type="float" office:value="99.506232" calcext:value-type="float">
            <text:p>99.506232</text:p>
          </table:table-cell>
          <table:table-cell office:value-type="float" office:value="0.015538" calcext:value-type="float">
            <text:p>0.015538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8" calcext:value-type="float">
            <text:p>4168</text:p>
          </table:table-cell>
          <table:table-cell office:value-type="float" office:value="776" calcext:value-type="float">
            <text:p>776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.32221" calcext:value-type="float">
            <text:p>1.32221</text:p>
          </table:table-cell>
          <table:table-cell office:value-type="float" office:value="100.882008" calcext:value-type="float">
            <text:p>100.882008</text:p>
          </table:table-cell>
          <table:table-cell office:value-type="float" office:value="99.559798" calcext:value-type="float">
            <text:p>99.55979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2118" calcext:value-type="float">
            <text:p>211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.298775" calcext:value-type="float">
            <text:p>1.298775</text:p>
          </table:table-cell>
          <table:table-cell office:value-type="float" office:value="100.880442" calcext:value-type="float">
            <text:p>100.880442</text:p>
          </table:table-cell>
          <table:table-cell office:value-type="float" office:value="99.581667" calcext:value-type="float">
            <text:p>99.58166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472" calcext:value-type="float">
            <text:p>59472</text:p>
          </table:table-cell>
          <table:table-cell office:value-type="float" office:value="54624" calcext:value-type="float">
            <text:p>54624</text:p>
          </table:table-cell>
          <table:table-cell office:value-type="float" office:value="1239" calcext:value-type="float">
            <text:p>1239</text:p>
          </table:table-cell>
          <table:table-cell office:value-type="float" office:value="1138" calcext:value-type="float">
            <text:p>1138</text:p>
          </table:table-cell>
          <table:table-cell office:value-type="float" office:value="3.098185" calcext:value-type="float">
            <text:p>3.098185</text:p>
          </table:table-cell>
          <table:table-cell office:value-type="float" office:value="109.023679" calcext:value-type="float">
            <text:p>109.023679</text:p>
          </table:table-cell>
          <table:table-cell office:value-type="float" office:value="105.925494" calcext:value-type="float">
            <text:p>105.925494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1.564672" calcext:value-type="float">
            <text:p>1.564672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9013536" calcext:value-type="float">
            <text:p>9013536</text:p>
          </table:table-cell>
          <table:table-cell office:value-type="float" office:value="19009" calcext:value-type="float">
            <text:p>19009</text:p>
          </table:table-cell>
          <table:table-cell office:value-type="float" office:value="8568" calcext:value-type="float">
            <text:p>8568</text:p>
          </table:table-cell>
          <table:table-cell office:value-type="float" office:value="1.010241" calcext:value-type="float">
            <text:p>1.010241</text:p>
          </table:table-cell>
          <table:table-cell office:value-type="float" office:value="100.497263" calcext:value-type="float">
            <text:p>100.497263</text:p>
          </table:table-cell>
          <table:table-cell office:value-type="float" office:value="99.487022" calcext:value-type="float">
            <text:p>99.487022</text:p>
          </table:table-cell>
          <table:table-cell office:value-type="float" office:value="0.724801" calcext:value-type="float">
            <text:p>0.72480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5364" calcext:value-type="float">
            <text:p>19995364</text:p>
          </table:table-cell>
          <table:table-cell office:value-type="float" office:value="796364" calcext:value-type="float">
            <text:p>796364</text:p>
          </table:table-cell>
          <table:table-cell office:value-type="float" office:value="19007" calcext:value-type="float">
            <text:p>19007</text:p>
          </table:table-cell>
          <table:table-cell office:value-type="float" office:value="757" calcext:value-type="float">
            <text:p>757</text:p>
          </table:table-cell>
          <table:table-cell office:value-type="float" office:value="1.379228" calcext:value-type="float">
            <text:p>1.379228</text:p>
          </table:table-cell>
          <table:table-cell office:value-type="float" office:value="95.063718" calcext:value-type="float">
            <text:p>95.063718</text:p>
          </table:table-cell>
          <table:table-cell office:value-type="float" office:value="93.684489" calcext:value-type="float">
            <text:p>93.684489</text:p>
          </table:table-cell>
          <table:table-cell office:value-type="float" office:value="0.068004" calcext:value-type="float">
            <text:p>0.068004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2480" calcext:value-type="float">
            <text:p>172480</text:p>
          </table:table-cell>
          <table:table-cell office:value-type="float" office:value="171640" calcext:value-type="float">
            <text:p>171640</text:p>
          </table:table-cell>
          <table:table-cell office:value-type="float" office:value="4259" calcext:value-type="float">
            <text:p>4259</text:p>
          </table:table-cell>
          <table:table-cell office:value-type="float" office:value="4238" calcext:value-type="float">
            <text:p>4238</text:p>
          </table:table-cell>
          <table:table-cell office:value-type="float" office:value="1.276739" calcext:value-type="float">
            <text:p>1.276739</text:p>
          </table:table-cell>
          <table:table-cell office:value-type="float" office:value="95.219441" calcext:value-type="float">
            <text:p>95.219441</text:p>
          </table:table-cell>
          <table:table-cell office:value-type="float" office:value="93.942702" calcext:value-type="float">
            <text:p>93.942702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84" calcext:value-type="float">
            <text:p>3784</text:p>
          </table:table-cell>
          <table:table-cell office:value-type="float" office:value="560" calcext:value-type="float">
            <text:p>56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.3179" calcext:value-type="float">
            <text:p>1.3179</text:p>
          </table:table-cell>
          <table:table-cell office:value-type="float" office:value="88.540341" calcext:value-type="float">
            <text:p>88.540341</text:p>
          </table:table-cell>
          <table:table-cell office:value-type="float" office:value="87.222441" calcext:value-type="float">
            <text:p>87.22244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770" calcext:value-type="float">
            <text:p>177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.294623" calcext:value-type="float">
            <text:p>1.294623</text:p>
          </table:table-cell>
          <table:table-cell office:value-type="float" office:value="94.570178" calcext:value-type="float">
            <text:p>94.570178</text:p>
          </table:table-cell>
          <table:table-cell office:value-type="float" office:value="93.275555" calcext:value-type="float">
            <text:p>93.27555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560" calcext:value-type="float">
            <text:p>58560</text:p>
          </table:table-cell>
          <table:table-cell office:value-type="float" office:value="55536" calcext:value-type="float">
            <text:p>55536</text:p>
          </table:table-cell>
          <table:table-cell office:value-type="float" office:value="1220" calcext:value-type="float">
            <text:p>1220</text:p>
          </table:table-cell>
          <table:table-cell office:value-type="float" office:value="1157" calcext:value-type="float">
            <text:p>1157</text:p>
          </table:table-cell>
          <table:table-cell office:value-type="float" office:value="5.099119" calcext:value-type="float">
            <text:p>5.099119</text:p>
          </table:table-cell>
          <table:table-cell office:value-type="float" office:value="109.02506" calcext:value-type="float">
            <text:p>109.02506</text:p>
          </table:table-cell>
          <table:table-cell office:value-type="float" office:value="103.92594" calcext:value-type="float">
            <text:p>103.92594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8306592" calcext:value-type="float">
            <text:p>8306592</text:p>
          </table:table-cell>
          <table:table-cell office:value-type="float" office:value="19108" calcext:value-type="float">
            <text:p>19108</text:p>
          </table:table-cell>
          <table:table-cell office:value-type="float" office:value="7896" calcext:value-type="float">
            <text:p>7896</text:p>
          </table:table-cell>
          <table:table-cell office:value-type="float" office:value="1.008482" calcext:value-type="float">
            <text:p>1.008482</text:p>
          </table:table-cell>
          <table:table-cell office:value-type="float" office:value="100.499592" calcext:value-type="float">
            <text:p>100.499592</text:p>
          </table:table-cell>
          <table:table-cell office:value-type="float" office:value="99.49111" calcext:value-type="float">
            <text:p>99.49111</text:p>
          </table:table-cell>
          <table:table-cell office:value-type="float" office:value="0.667926" calcext:value-type="float">
            <text:p>0.667926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099512" calcext:value-type="float">
            <text:p>20099512</text:p>
          </table:table-cell>
          <table:table-cell office:value-type="float" office:value="823716" calcext:value-type="float">
            <text:p>823716</text:p>
          </table:table-cell>
          <table:table-cell office:value-type="float" office:value="19106" calcext:value-type="float">
            <text:p>19106</text:p>
          </table:table-cell>
          <table:table-cell office:value-type="float" office:value="783" calcext:value-type="float">
            <text:p>783</text:p>
          </table:table-cell>
          <table:table-cell office:value-type="float" office:value="1.135597" calcext:value-type="float">
            <text:p>1.135597</text:p>
          </table:table-cell>
          <table:table-cell office:value-type="float" office:value="100.999684" calcext:value-type="float">
            <text:p>100.999684</text:p>
          </table:table-cell>
          <table:table-cell office:value-type="float" office:value="99.864087" calcext:value-type="float">
            <text:p>99.864087</text:p>
          </table:table-cell>
          <table:table-cell office:value-type="float" office:value="0.065987" calcext:value-type="float">
            <text:p>0.065987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176" calcext:value-type="float">
            <text:p>197176</text:p>
          </table:table-cell>
          <table:table-cell office:value-type="float" office:value="196056" calcext:value-type="float">
            <text:p>196056</text:p>
          </table:table-cell>
          <table:table-cell office:value-type="float" office:value="4875" calcext:value-type="float">
            <text:p>4875</text:p>
          </table:table-cell>
          <table:table-cell office:value-type="float" office:value="4847" calcext:value-type="float">
            <text:p>4847</text:p>
          </table:table-cell>
          <table:table-cell office:value-type="float" office:value="1.038486" calcext:value-type="float">
            <text:p>1.038486</text:p>
          </table:table-cell>
          <table:table-cell office:value-type="float" office:value="100.523354" calcext:value-type="float">
            <text:p>100.523354</text:p>
          </table:table-cell>
          <table:table-cell office:value-type="float" office:value="99.484868" calcext:value-type="float">
            <text:p>99.484868</text:p>
          </table:table-cell>
          <table:table-cell office:value-type="float" office:value="0.015766" calcext:value-type="float">
            <text:p>0.015766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944" calcext:value-type="float">
            <text:p>94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.041183" calcext:value-type="float">
            <text:p>1.041183</text:p>
          </table:table-cell>
          <table:table-cell office:value-type="float" office:value="101.046104" calcext:value-type="float">
            <text:p>101.046104</text:p>
          </table:table-cell>
          <table:table-cell office:value-type="float" office:value="100.004921" calcext:value-type="float">
            <text:p>100.004921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98" calcext:value-type="float">
            <text:p>2298</text:p>
          </table:table-cell>
          <table:table-cell office:value-type="float" office:value="2238" calcext:value-type="float">
            <text:p>223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.053384" calcext:value-type="float">
            <text:p>1.053384</text:p>
          </table:table-cell>
          <table:table-cell office:value-type="float" office:value="101.044698" calcext:value-type="float">
            <text:p>101.044698</text:p>
          </table:table-cell>
          <table:table-cell office:value-type="float" office:value="99.991314" calcext:value-type="float">
            <text:p>99.99131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144" calcext:value-type="float">
            <text:p>60144</text:p>
          </table:table-cell>
          <table:table-cell office:value-type="float" office:value="57168" calcext:value-type="float">
            <text:p>57168</text:p>
          </table:table-cell>
          <table:table-cell office:value-type="float" office:value="1253" calcext:value-type="float">
            <text:p>1253</text:p>
          </table:table-cell>
          <table:table-cell office:value-type="float" office:value="1191" calcext:value-type="float">
            <text:p>1191</text:p>
          </table:table-cell>
          <table:table-cell office:value-type="float" office:value="2.856897" calcext:value-type="float">
            <text:p>2.856897</text:p>
          </table:table-cell>
          <table:table-cell office:value-type="float" office:value="109.02687" calcext:value-type="float">
            <text:p>109.02687</text:p>
          </table:table-cell>
          <table:table-cell office:value-type="float" office:value="106.169973" calcext:value-type="float">
            <text:p>106.169973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1.581056" calcext:value-type="float">
            <text:p>1.58105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8241368" calcext:value-type="float">
            <text:p>8241368</text:p>
          </table:table-cell>
          <table:table-cell office:value-type="float" office:value="19207" calcext:value-type="float">
            <text:p>19207</text:p>
          </table:table-cell>
          <table:table-cell office:value-type="float" office:value="7834" calcext:value-type="float">
            <text:p>7834</text:p>
          </table:table-cell>
          <table:table-cell office:value-type="float" office:value="1.01945" calcext:value-type="float">
            <text:p>1.01945</text:p>
          </table:table-cell>
          <table:table-cell office:value-type="float" office:value="100.51791" calcext:value-type="float">
            <text:p>100.51791</text:p>
          </table:table-cell>
          <table:table-cell office:value-type="float" office:value="99.49846" calcext:value-type="float">
            <text:p>99.49846</text:p>
          </table:table-cell>
          <table:table-cell office:value-type="float" office:value="0.662633" calcext:value-type="float">
            <text:p>0.66263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3660" calcext:value-type="float">
            <text:p>20203660</text:p>
          </table:table-cell>
          <table:table-cell office:value-type="float" office:value="871056" calcext:value-type="float">
            <text:p>871056</text:p>
          </table:table-cell>
          <table:table-cell office:value-type="float" office:value="19205" calcext:value-type="float">
            <text:p>19205</text:p>
          </table:table-cell>
          <table:table-cell office:value-type="float" office:value="828" calcext:value-type="float">
            <text:p>828</text:p>
          </table:table-cell>
          <table:table-cell office:value-type="float" office:value="1.131795" calcext:value-type="float">
            <text:p>1.131795</text:p>
          </table:table-cell>
          <table:table-cell office:value-type="float" office:value="100.327123" calcext:value-type="float">
            <text:p>100.327123</text:p>
          </table:table-cell>
          <table:table-cell office:value-type="float" office:value="99.195328" calcext:value-type="float">
            <text:p>99.195328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0416" calcext:value-type="float">
            <text:p>190416</text:p>
          </table:table-cell>
          <table:table-cell office:value-type="float" office:value="188928" calcext:value-type="float">
            <text:p>188928</text:p>
          </table:table-cell>
          <table:table-cell office:value-type="float" office:value="4705" calcext:value-type="float">
            <text:p>4705</text:p>
          </table:table-cell>
          <table:table-cell office:value-type="float" office:value="4668" calcext:value-type="float">
            <text:p>4668</text:p>
          </table:table-cell>
          <table:table-cell office:value-type="float" office:value="1.040702" calcext:value-type="float">
            <text:p>1.040702</text:p>
          </table:table-cell>
          <table:table-cell office:value-type="float" office:value="100.141045" calcext:value-type="float">
            <text:p>100.141045</text:p>
          </table:table-cell>
          <table:table-cell office:value-type="float" office:value="99.100343" calcext:value-type="float">
            <text:p>99.100343</text:p>
          </table:table-cell>
          <table:table-cell office:value-type="float" office:value="0.015251" calcext:value-type="float">
            <text:p>0.01525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52" calcext:value-type="float">
            <text:p>3952</text:p>
          </table:table-cell>
          <table:table-cell office:value-type="float" office:value="760" calcext:value-type="float">
            <text:p>76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.048801" calcext:value-type="float">
            <text:p>1.048801</text:p>
          </table:table-cell>
          <table:table-cell office:value-type="float" office:value="101.013327" calcext:value-type="float">
            <text:p>101.013327</text:p>
          </table:table-cell>
          <table:table-cell office:value-type="float" office:value="99.964526" calcext:value-type="float">
            <text:p>99.96452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54" calcext:value-type="float">
            <text:p>2154</text:p>
          </table:table-cell>
          <table:table-cell office:value-type="float" office:value="2034" calcext:value-type="float">
            <text:p>203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.060903" calcext:value-type="float">
            <text:p>1.060903</text:p>
          </table:table-cell>
          <table:table-cell office:value-type="float" office:value="100.536825" calcext:value-type="float">
            <text:p>100.536825</text:p>
          </table:table-cell>
          <table:table-cell office:value-type="float" office:value="99.475923" calcext:value-type="float">
            <text:p>99.47592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64" calcext:value-type="float">
            <text:p>60864</text:p>
          </table:table-cell>
          <table:table-cell office:value-type="float" office:value="56400" calcext:value-type="float">
            <text:p>56400</text:p>
          </table:table-cell>
          <table:table-cell office:value-type="float" office:value="1268" calcext:value-type="float">
            <text:p>1268</text:p>
          </table:table-cell>
          <table:table-cell office:value-type="float" office:value="1175" calcext:value-type="float">
            <text:p>1175</text:p>
          </table:table-cell>
          <table:table-cell office:value-type="float" office:value="2.335081" calcext:value-type="float">
            <text:p>2.335081</text:p>
          </table:table-cell>
          <table:table-cell office:value-type="float" office:value="109.026863" calcext:value-type="float">
            <text:p>109.026863</text:p>
          </table:table-cell>
          <table:table-cell office:value-type="float" office:value="106.691782" calcext:value-type="float">
            <text:p>106.691782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7936288" calcext:value-type="float">
            <text:p>7936288</text:p>
          </table:table-cell>
          <table:table-cell office:value-type="float" office:value="19306" calcext:value-type="float">
            <text:p>19306</text:p>
          </table:table-cell>
          <table:table-cell office:value-type="float" office:value="7544" calcext:value-type="float">
            <text:p>7544</text:p>
          </table:table-cell>
          <table:table-cell office:value-type="float" office:value="1.017301" calcext:value-type="float">
            <text:p>1.017301</text:p>
          </table:table-cell>
          <table:table-cell office:value-type="float" office:value="100.505478" calcext:value-type="float">
            <text:p>100.505478</text:p>
          </table:table-cell>
          <table:table-cell office:value-type="float" office:value="99.488177" calcext:value-type="float">
            <text:p>99.488177</text:p>
          </table:table-cell>
          <table:table-cell office:value-type="float" office:value="0.638169" calcext:value-type="float">
            <text:p>0.638169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7808" calcext:value-type="float">
            <text:p>20307808</text:p>
          </table:table-cell>
          <table:table-cell office:value-type="float" office:value="886836" calcext:value-type="float">
            <text:p>886836</text:p>
          </table:table-cell>
          <table:table-cell office:value-type="float" office:value="19304" calcext:value-type="float">
            <text:p>19304</text:p>
          </table:table-cell>
          <table:table-cell office:value-type="float" office:value="843" calcext:value-type="float">
            <text:p>843</text:p>
          </table:table-cell>
          <table:table-cell office:value-type="float" office:value="1.137136" calcext:value-type="float">
            <text:p>1.137136</text:p>
          </table:table-cell>
          <table:table-cell office:value-type="float" office:value="100.711671" calcext:value-type="float">
            <text:p>100.711671</text:p>
          </table:table-cell>
          <table:table-cell office:value-type="float" office:value="99.574535" calcext:value-type="float">
            <text:p>99.57453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3712" calcext:value-type="float">
            <text:p>203712</text:p>
          </table:table-cell>
          <table:table-cell office:value-type="float" office:value="203344" calcext:value-type="float">
            <text:p>203344</text:p>
          </table:table-cell>
          <table:table-cell office:value-type="float" office:value="5033" calcext:value-type="float">
            <text:p>5033</text:p>
          </table:table-cell>
          <table:table-cell office:value-type="float" office:value="5024" calcext:value-type="float">
            <text:p>5024</text:p>
          </table:table-cell>
          <table:table-cell office:value-type="float" office:value="1.038533" calcext:value-type="float">
            <text:p>1.038533</text:p>
          </table:table-cell>
          <table:table-cell office:value-type="float" office:value="100.544391" calcext:value-type="float">
            <text:p>100.544391</text:p>
          </table:table-cell>
          <table:table-cell office:value-type="float" office:value="99.505858" calcext:value-type="float">
            <text:p>99.505858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48" calcext:value-type="float">
            <text:p>3248</text:p>
          </table:table-cell>
          <table:table-cell office:value-type="float" office:value="664" calcext:value-type="float">
            <text:p>66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.040019" calcext:value-type="float">
            <text:p>1.040019</text:p>
          </table:table-cell>
          <table:table-cell office:value-type="float" office:value="100.723447" calcext:value-type="float">
            <text:p>100.723447</text:p>
          </table:table-cell>
          <table:table-cell office:value-type="float" office:value="99.683428" calcext:value-type="float">
            <text:p>99.683428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968" calcext:value-type="float">
            <text:p>19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.058043" calcext:value-type="float">
            <text:p>1.058043</text:p>
          </table:table-cell>
          <table:table-cell office:value-type="float" office:value="100.721801" calcext:value-type="float">
            <text:p>100.721801</text:p>
          </table:table-cell>
          <table:table-cell office:value-type="float" office:value="99.663758" calcext:value-type="float">
            <text:p>99.66375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352" calcext:value-type="float">
            <text:p>62352</text:p>
          </table:table-cell>
          <table:table-cell office:value-type="float" office:value="60432" calcext:value-type="float">
            <text:p>60432</text:p>
          </table:table-cell>
          <table:table-cell office:value-type="float" office:value="1299" calcext:value-type="float">
            <text:p>1299</text:p>
          </table:table-cell>
          <table:table-cell office:value-type="float" office:value="1259" calcext:value-type="float">
            <text:p>1259</text:p>
          </table:table-cell>
          <table:table-cell office:value-type="float" office:value="3.000515" calcext:value-type="float">
            <text:p>3.000515</text:p>
          </table:table-cell>
          <table:table-cell office:value-type="float" office:value="109.025509" calcext:value-type="float">
            <text:p>109.025509</text:p>
          </table:table-cell>
          <table:table-cell office:value-type="float" office:value="106.024994" calcext:value-type="float">
            <text:p>106.024994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.59744" calcext:value-type="float">
            <text:p>1.5974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8111972" calcext:value-type="float">
            <text:p>8111972</text:p>
          </table:table-cell>
          <table:table-cell office:value-type="float" office:value="19404" calcext:value-type="float">
            <text:p>19404</text:p>
          </table:table-cell>
          <table:table-cell office:value-type="float" office:value="7711" calcext:value-type="float">
            <text:p>7711</text:p>
          </table:table-cell>
          <table:table-cell office:value-type="float" office:value="1.015409" calcext:value-type="float">
            <text:p>1.015409</text:p>
          </table:table-cell>
          <table:table-cell office:value-type="float" office:value="100.518061" calcext:value-type="float">
            <text:p>100.518061</text:p>
          </table:table-cell>
          <table:table-cell office:value-type="float" office:value="99.502651" calcext:value-type="float">
            <text:p>99.502651</text:p>
          </table:table-cell>
          <table:table-cell office:value-type="float" office:value="0.652201" calcext:value-type="float">
            <text:p>0.652201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1956" calcext:value-type="float">
            <text:p>20411956</text:p>
          </table:table-cell>
          <table:table-cell office:value-type="float" office:value="868952" calcext:value-type="float">
            <text:p>868952</text:p>
          </table:table-cell>
          <table:table-cell office:value-type="float" office:value="19403" calcext:value-type="float">
            <text:p>19403</text:p>
          </table:table-cell>
          <table:table-cell office:value-type="float" office:value="826" calcext:value-type="float">
            <text:p>826</text:p>
          </table:table-cell>
          <table:table-cell office:value-type="float" office:value="1.168357" calcext:value-type="float">
            <text:p>1.168357</text:p>
          </table:table-cell>
          <table:table-cell office:value-type="float" office:value="100.687239" calcext:value-type="float">
            <text:p>100.687239</text:p>
          </table:table-cell>
          <table:table-cell office:value-type="float" office:value="99.518883" calcext:value-type="float">
            <text:p>99.518883</text:p>
          </table:table-cell>
          <table:table-cell office:value-type="float" office:value="0.069852" calcext:value-type="float">
            <text:p>0.06985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9832" calcext:value-type="float">
            <text:p>199832</text:p>
          </table:table-cell>
          <table:table-cell office:value-type="float" office:value="199152" calcext:value-type="float">
            <text:p>199152</text:p>
          </table:table-cell>
          <table:table-cell office:value-type="float" office:value="4942" calcext:value-type="float">
            <text:p>4942</text:p>
          </table:table-cell>
          <table:table-cell office:value-type="float" office:value="4925" calcext:value-type="float">
            <text:p>4925</text:p>
          </table:table-cell>
          <table:table-cell office:value-type="float" office:value="1.03255" calcext:value-type="float">
            <text:p>1.03255</text:p>
          </table:table-cell>
          <table:table-cell office:value-type="float" office:value="100.530559" calcext:value-type="float">
            <text:p>100.530559</text:p>
          </table:table-cell>
          <table:table-cell office:value-type="float" office:value="99.498009" calcext:value-type="float">
            <text:p>99.498009</text:p>
          </table:table-cell>
          <table:table-cell office:value-type="float" office:value="0.016013" calcext:value-type="float">
            <text:p>0.01601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76" calcext:value-type="float">
            <text:p>4576</text:p>
          </table:table-cell>
          <table:table-cell office:value-type="float" office:value="920" calcext:value-type="float">
            <text:p>92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.040589" calcext:value-type="float">
            <text:p>1.040589</text:p>
          </table:table-cell>
          <table:table-cell office:value-type="float" office:value="100.691742" calcext:value-type="float">
            <text:p>100.691742</text:p>
          </table:table-cell>
          <table:table-cell office:value-type="float" office:value="99.651153" calcext:value-type="float">
            <text:p>99.651153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328" calcext:value-type="float">
            <text:p>232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.046278" calcext:value-type="float">
            <text:p>1.046278</text:p>
          </table:table-cell>
          <table:table-cell office:value-type="float" office:value="100.562051" calcext:value-type="float">
            <text:p>100.562051</text:p>
          </table:table-cell>
          <table:table-cell office:value-type="float" office:value="99.515773" calcext:value-type="float">
            <text:p>99.515773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288" calcext:value-type="float">
            <text:p>60288</text:p>
          </table:table-cell>
          <table:table-cell office:value-type="float" office:value="56736" calcext:value-type="float">
            <text:p>56736</text:p>
          </table:table-cell>
          <table:table-cell office:value-type="float" office:value="1256" calcext:value-type="float">
            <text:p>1256</text:p>
          </table:table-cell>
          <table:table-cell office:value-type="float" office:value="1182" calcext:value-type="float">
            <text:p>1182</text:p>
          </table:table-cell>
          <table:table-cell office:value-type="float" office:value="2.267916" calcext:value-type="float">
            <text:p>2.267916</text:p>
          </table:table-cell>
          <table:table-cell office:value-type="float" office:value="109.023579" calcext:value-type="float">
            <text:p>109.023579</text:p>
          </table:table-cell>
          <table:table-cell office:value-type="float" office:value="106.755663" calcext:value-type="float">
            <text:p>106.755663</text:p>
          </table:table-cell>
          <table:table-cell office:value-type="float" office:value="0.004252" calcext:value-type="float">
            <text:p>0.004252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9257600" calcext:value-type="float">
            <text:p>9257600</text:p>
          </table:table-cell>
          <table:table-cell office:value-type="float" office:value="19504" calcext:value-type="float">
            <text:p>19504</text:p>
          </table:table-cell>
          <table:table-cell office:value-type="float" office:value="8800" calcext:value-type="float">
            <text:p>8800</text:p>
          </table:table-cell>
          <table:table-cell office:value-type="float" office:value="1.01443" calcext:value-type="float">
            <text:p>1.01443</text:p>
          </table:table-cell>
          <table:table-cell office:value-type="float" office:value="100.527668" calcext:value-type="float">
            <text:p>100.527668</text:p>
          </table:table-cell>
          <table:table-cell office:value-type="float" office:value="99.513238" calcext:value-type="float">
            <text:p>99.513238</text:p>
          </table:table-cell>
          <table:table-cell office:value-type="float" office:value="0.744231" calcext:value-type="float">
            <text:p>0.74423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6104" calcext:value-type="float">
            <text:p>20516104</text:p>
          </table:table-cell>
          <table:table-cell office:value-type="float" office:value="666968" calcext:value-type="float">
            <text:p>666968</text:p>
          </table:table-cell>
          <table:table-cell office:value-type="float" office:value="19502" calcext:value-type="float">
            <text:p>19502</text:p>
          </table:table-cell>
          <table:table-cell office:value-type="float" office:value="634" calcext:value-type="float">
            <text:p>634</text:p>
          </table:table-cell>
          <table:table-cell office:value-type="float" office:value="1.145953" calcext:value-type="float">
            <text:p>1.145953</text:p>
          </table:table-cell>
          <table:table-cell office:value-type="float" office:value="100.773597" calcext:value-type="float">
            <text:p>100.773597</text:p>
          </table:table-cell>
          <table:table-cell office:value-type="float" office:value="99.627643" calcext:value-type="float">
            <text:p>99.627643</text:p>
          </table:table-cell>
          <table:table-cell office:value-type="float" office:value="0.053557" calcext:value-type="float">
            <text:p>0.053557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2128" calcext:value-type="float">
            <text:p>182128</text:p>
          </table:table-cell>
          <table:table-cell office:value-type="float" office:value="181808" calcext:value-type="float">
            <text:p>181808</text:p>
          </table:table-cell>
          <table:table-cell office:value-type="float" office:value="4507" calcext:value-type="float">
            <text:p>4507</text:p>
          </table:table-cell>
          <table:table-cell office:value-type="float" office:value="4499" calcext:value-type="float">
            <text:p>4499</text:p>
          </table:table-cell>
          <table:table-cell office:value-type="float" office:value="1.031592" calcext:value-type="float">
            <text:p>1.031592</text:p>
          </table:table-cell>
          <table:table-cell office:value-type="float" office:value="100.645095" calcext:value-type="float">
            <text:p>100.645095</text:p>
          </table:table-cell>
          <table:table-cell office:value-type="float" office:value="99.613503" calcext:value-type="float">
            <text:p>99.6135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0" calcext:value-type="float">
            <text:p>3160</text:p>
          </table:table-cell>
          <table:table-cell office:value-type="float" office:value="712" calcext:value-type="float">
            <text:p>71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.038521" calcext:value-type="float">
            <text:p>1.038521</text:p>
          </table:table-cell>
          <table:table-cell office:value-type="float" office:value="100.794542" calcext:value-type="float">
            <text:p>100.794542</text:p>
          </table:table-cell>
          <table:table-cell office:value-type="float" office:value="99.756021" calcext:value-type="float">
            <text:p>99.75602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18" calcext:value-type="float">
            <text:p>1818</text:p>
          </table:table-cell>
          <table:table-cell office:value-type="float" office:value="1638" calcext:value-type="float">
            <text:p>163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.056505" calcext:value-type="float">
            <text:p>1.056505</text:p>
          </table:table-cell>
          <table:table-cell office:value-type="float" office:value="100.793136" calcext:value-type="float">
            <text:p>100.793136</text:p>
          </table:table-cell>
          <table:table-cell office:value-type="float" office:value="99.736631" calcext:value-type="float">
            <text:p>99.73663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7024" calcext:value-type="float">
            <text:p>57024</text:p>
          </table:table-cell>
          <table:table-cell office:value-type="float" office:value="54528" calcext:value-type="float">
            <text:p>54528</text:p>
          </table:table-cell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office:value-type="float" office:value="2.33975" calcext:value-type="float">
            <text:p>2.33975</text:p>
          </table:table-cell>
          <table:table-cell office:value-type="float" office:value="109.023623" calcext:value-type="float">
            <text:p>109.023623</text:p>
          </table:table-cell>
          <table:table-cell office:value-type="float" office:value="106.683872" calcext:value-type="float">
            <text:p>106.683872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1.613824" calcext:value-type="float">
            <text:p>1.613824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8151948" calcext:value-type="float">
            <text:p>8151948</text:p>
          </table:table-cell>
          <table:table-cell office:value-type="float" office:value="19603" calcext:value-type="float">
            <text:p>19603</text:p>
          </table:table-cell>
          <table:table-cell office:value-type="float" office:value="7749" calcext:value-type="float">
            <text:p>7749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13184" calcext:value-type="float">
            <text:p>100.513184</text:p>
          </table:table-cell>
          <table:table-cell office:value-type="float" office:value="99.499903" calcext:value-type="float">
            <text:p>99.499903</text:p>
          </table:table-cell>
          <table:table-cell office:value-type="float" office:value="0.655434" calcext:value-type="float">
            <text:p>0.65543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0252" calcext:value-type="float">
            <text:p>20620252</text:p>
          </table:table-cell>
          <table:table-cell office:value-type="float" office:value="911032" calcext:value-type="float">
            <text:p>911032</text:p>
          </table:table-cell>
          <table:table-cell office:value-type="float" office:value="19601" calcext:value-type="float">
            <text:p>19601</text:p>
          </table:table-cell>
          <table:table-cell office:value-type="float" office:value="866" calcext:value-type="float">
            <text:p>866</text:p>
          </table:table-cell>
          <table:table-cell office:value-type="float" office:value="1.143121" calcext:value-type="float">
            <text:p>1.143121</text:p>
          </table:table-cell>
          <table:table-cell office:value-type="float" office:value="100.649822" calcext:value-type="float">
            <text:p>100.649822</text:p>
          </table:table-cell>
          <table:table-cell office:value-type="float" office:value="99.506701" calcext:value-type="float">
            <text:p>99.506701</text:p>
          </table:table-cell>
          <table:table-cell office:value-type="float" office:value="0.073244" calcext:value-type="float">
            <text:p>0.07324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744" calcext:value-type="float">
            <text:p>200744</text:p>
          </table:table-cell>
          <table:table-cell office:value-type="float" office:value="200464" calcext:value-type="float">
            <text:p>200464</text:p>
          </table:table-cell>
          <table:table-cell office:value-type="float" office:value="4966" calcext:value-type="float">
            <text:p>4966</text:p>
          </table:table-cell>
          <table:table-cell office:value-type="float" office:value="4959" calcext:value-type="float">
            <text:p>4959</text:p>
          </table:table-cell>
          <table:table-cell office:value-type="float" office:value="1.036369" calcext:value-type="float">
            <text:p>1.036369</text:p>
          </table:table-cell>
          <table:table-cell office:value-type="float" office:value="100.801403" calcext:value-type="float">
            <text:p>100.801403</text:p>
          </table:table-cell>
          <table:table-cell office:value-type="float" office:value="99.765034" calcext:value-type="float">
            <text:p>99.765034</text:p>
          </table:table-cell>
          <table:table-cell office:value-type="float" office:value="0.016075" calcext:value-type="float">
            <text:p>0.01607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.034822" calcext:value-type="float">
            <text:p>1.034822</text:p>
          </table:table-cell>
          <table:table-cell office:value-type="float" office:value="100.595274" calcext:value-type="float">
            <text:p>100.595274</text:p>
          </table:table-cell>
          <table:table-cell office:value-type="float" office:value="99.560451" calcext:value-type="float">
            <text:p>99.56045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20" calcext:value-type="float">
            <text:p>2220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.055124" calcext:value-type="float">
            <text:p>1.055124</text:p>
          </table:table-cell>
          <table:table-cell office:value-type="float" office:value="100.295455" calcext:value-type="float">
            <text:p>100.295455</text:p>
          </table:table-cell>
          <table:table-cell office:value-type="float" office:value="99.240331" calcext:value-type="float">
            <text:p>99.24033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528" calcext:value-type="float">
            <text:p>60528</text:p>
          </table:table-cell>
          <table:table-cell office:value-type="float" office:value="55248" calcext:value-type="float">
            <text:p>55248</text:p>
          </table:table-cell>
          <table:table-cell office:value-type="float" office:value="1261" calcext:value-type="float">
            <text:p>1261</text:p>
          </table:table-cell>
          <table:table-cell office:value-type="float" office:value="1151" calcext:value-type="float">
            <text:p>1151</text:p>
          </table:table-cell>
          <table:table-cell office:value-type="float" office:value="2.334985" calcext:value-type="float">
            <text:p>2.334985</text:p>
          </table:table-cell>
          <table:table-cell office:value-type="float" office:value="109.026158" calcext:value-type="float">
            <text:p>109.026158</text:p>
          </table:table-cell>
          <table:table-cell office:value-type="float" office:value="106.691173" calcext:value-type="float">
            <text:p>106.691173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7405028" calcext:value-type="float">
            <text:p>7405028</text:p>
          </table:table-cell>
          <table:table-cell office:value-type="float" office:value="19701" calcext:value-type="float">
            <text:p>19701</text:p>
          </table:table-cell>
          <table:table-cell office:value-type="float" office:value="7039" calcext:value-type="float">
            <text:p>7039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100.519892" calcext:value-type="float">
            <text:p>100.519892</text:p>
          </table:table-cell>
          <table:table-cell office:value-type="float" office:value="99.500542" calcext:value-type="float">
            <text:p>99.500542</text:p>
          </table:table-cell>
          <table:table-cell office:value-type="float" office:value="0.595376" calcext:value-type="float">
            <text:p>0.595376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4400" calcext:value-type="float">
            <text:p>20724400</text:p>
          </table:table-cell>
          <table:table-cell office:value-type="float" office:value="858432" calcext:value-type="float">
            <text:p>858432</text:p>
          </table:table-cell>
          <table:table-cell office:value-type="float" office:value="19700" calcext:value-type="float">
            <text:p>19700</text:p>
          </table:table-cell>
          <table:table-cell office:value-type="float" office:value="816" calcext:value-type="float">
            <text:p>816</text:p>
          </table:table-cell>
          <table:table-cell office:value-type="float" office:value="1.143019" calcext:value-type="float">
            <text:p>1.143019</text:p>
          </table:table-cell>
          <table:table-cell office:value-type="float" office:value="100.762052" calcext:value-type="float">
            <text:p>100.762052</text:p>
          </table:table-cell>
          <table:table-cell office:value-type="float" office:value="99.619034" calcext:value-type="float">
            <text:p>99.619034</text:p>
          </table:table-cell>
          <table:table-cell office:value-type="float" office:value="0.068937" calcext:value-type="float">
            <text:p>0.068937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8696" calcext:value-type="float">
            <text:p>218696</text:p>
          </table:table-cell>
          <table:table-cell office:value-type="float" office:value="216816" calcext:value-type="float">
            <text:p>216816</text:p>
          </table:table-cell>
          <table:table-cell office:value-type="float" office:value="5408" calcext:value-type="float">
            <text:p>5408</text:p>
          </table:table-cell>
          <table:table-cell office:value-type="float" office:value="5361" calcext:value-type="float">
            <text:p>5361</text:p>
          </table:table-cell>
          <table:table-cell office:value-type="float" office:value="1.040623" calcext:value-type="float">
            <text:p>1.040623</text:p>
          </table:table-cell>
          <table:table-cell office:value-type="float" office:value="100.711868" calcext:value-type="float">
            <text:p>100.711868</text:p>
          </table:table-cell>
          <table:table-cell office:value-type="float" office:value="99.671245" calcext:value-type="float">
            <text:p>99.671245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568" calcext:value-type="float">
            <text:p>56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.055381" calcext:value-type="float">
            <text:p>1.055381</text:p>
          </table:table-cell>
          <table:table-cell office:value-type="float" office:value="96.224558" calcext:value-type="float">
            <text:p>96.224558</text:p>
          </table:table-cell>
          <table:table-cell office:value-type="float" office:value="95.169178" calcext:value-type="float">
            <text:p>95.16917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90" calcext:value-type="float">
            <text:p>2190</text:p>
          </table:table-cell>
          <table:table-cell office:value-type="float" office:value="1980" calcext:value-type="float">
            <text:p>19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.052865" calcext:value-type="float">
            <text:p>1.052865</text:p>
          </table:table-cell>
          <table:table-cell office:value-type="float" office:value="97.97003" calcext:value-type="float">
            <text:p>97.97003</text:p>
          </table:table-cell>
          <table:table-cell office:value-type="float" office:value="96.917166" calcext:value-type="float">
            <text:p>96.91716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824" calcext:value-type="float">
            <text:p>61824</text:p>
          </table:table-cell>
          <table:table-cell office:value-type="float" office:value="56592" calcext:value-type="float">
            <text:p>56592</text:p>
          </table:table-cell>
          <table:table-cell office:value-type="float" office:value="1288" calcext:value-type="float">
            <text:p>1288</text:p>
          </table:table-cell>
          <table:table-cell office:value-type="float" office:value="1179" calcext:value-type="float">
            <text:p>1179</text:p>
          </table:table-cell>
          <table:table-cell office:value-type="float" office:value="2.832966" calcext:value-type="float">
            <text:p>2.832966</text:p>
          </table:table-cell>
          <table:table-cell office:value-type="float" office:value="109.025469" calcext:value-type="float">
            <text:p>109.025469</text:p>
          </table:table-cell>
          <table:table-cell office:value-type="float" office:value="106.192503" calcext:value-type="float">
            <text:p>106.192503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1.630208" calcext:value-type="float">
            <text:p>1.63020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9181856" calcext:value-type="float">
            <text:p>9181856</text:p>
          </table:table-cell>
          <table:table-cell office:value-type="float" office:value="19800" calcext:value-type="float">
            <text:p>19800</text:p>
          </table:table-cell>
          <table:table-cell office:value-type="float" office:value="8728" calcext:value-type="float">
            <text:p>8728</text:p>
          </table:table-cell>
          <table:table-cell office:value-type="float" office:value="1.015241" calcext:value-type="float">
            <text:p>1.015241</text:p>
          </table:table-cell>
          <table:table-cell office:value-type="float" office:value="100.524585" calcext:value-type="float">
            <text:p>100.524585</text:p>
          </table:table-cell>
          <table:table-cell office:value-type="float" office:value="99.509344" calcext:value-type="float">
            <text:p>99.509344</text:p>
          </table:table-cell>
          <table:table-cell office:value-type="float" office:value="0.73817" calcext:value-type="float">
            <text:p>0.7381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7496" calcext:value-type="float">
            <text:p>20827496</text:p>
          </table:table-cell>
          <table:table-cell office:value-type="float" office:value="826872" calcext:value-type="float">
            <text:p>826872</text:p>
          </table:table-cell>
          <table:table-cell office:value-type="float" office:value="19798" calcext:value-type="float">
            <text:p>19798</text:p>
          </table:table-cell>
          <table:table-cell office:value-type="float" office:value="786" calcext:value-type="float">
            <text:p>786</text:p>
          </table:table-cell>
          <table:table-cell office:value-type="float" office:value="1.441481" calcext:value-type="float">
            <text:p>1.441481</text:p>
          </table:table-cell>
          <table:table-cell office:value-type="float" office:value="100.674627" calcext:value-type="float">
            <text:p>100.674627</text:p>
          </table:table-cell>
          <table:table-cell office:value-type="float" office:value="99.233146" calcext:value-type="float">
            <text:p>99.233146</text:p>
          </table:table-cell>
          <table:table-cell office:value-type="float" office:value="0.066661" calcext:value-type="float">
            <text:p>0.06666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976" calcext:value-type="float">
            <text:p>176976</text:p>
          </table:table-cell>
          <table:table-cell office:value-type="float" office:value="176576" calcext:value-type="float">
            <text:p>176576</text:p>
          </table:table-cell>
          <table:table-cell office:value-type="float" office:value="4376" calcext:value-type="float">
            <text:p>4376</text:p>
          </table:table-cell>
          <table:table-cell office:value-type="float" office:value="4366" calcext:value-type="float">
            <text:p>4366</text:p>
          </table:table-cell>
          <table:table-cell office:value-type="float" office:value="1.279131" calcext:value-type="float">
            <text:p>1.279131</text:p>
          </table:table-cell>
          <table:table-cell office:value-type="float" office:value="100.797504" calcext:value-type="float">
            <text:p>100.797504</text:p>
          </table:table-cell>
          <table:table-cell office:value-type="float" office:value="99.518373" calcext:value-type="float">
            <text:p>99.518373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432" calcext:value-type="float">
            <text:p>43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.336998" calcext:value-type="float">
            <text:p>1.336998</text:p>
          </table:table-cell>
          <table:table-cell office:value-type="float" office:value="100.648205" calcext:value-type="float">
            <text:p>100.648205</text:p>
          </table:table-cell>
          <table:table-cell office:value-type="float" office:value="99.311207" calcext:value-type="float">
            <text:p>99.31120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.302657" calcext:value-type="float">
            <text:p>1.302657</text:p>
          </table:table-cell>
          <table:table-cell office:value-type="float" office:value="100.298712" calcext:value-type="float">
            <text:p>100.298712</text:p>
          </table:table-cell>
          <table:table-cell office:value-type="float" office:value="98.996055" calcext:value-type="float">
            <text:p>98.99605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20" calcext:value-type="float">
            <text:p>59520</text:p>
          </table:table-cell>
          <table:table-cell office:value-type="float" office:value="56256" calcext:value-type="float">
            <text:p>56256</text:p>
          </table:table-cell>
          <table:table-cell office:value-type="float" office:value="1240" calcext:value-type="float">
            <text:p>1240</text:p>
          </table:table-cell>
          <table:table-cell office:value-type="float" office:value="1172" calcext:value-type="float">
            <text:p>1172</text:p>
          </table:table-cell>
          <table:table-cell office:value-type="float" office:value="2.60141" calcext:value-type="float">
            <text:p>2.60141</text:p>
          </table:table-cell>
          <table:table-cell office:value-type="float" office:value="109.021702" calcext:value-type="float">
            <text:p>109.021702</text:p>
          </table:table-cell>
          <table:table-cell office:value-type="float" office:value="106.420292" calcext:value-type="float">
            <text:p>106.420292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8854684" calcext:value-type="float">
            <text:p>8854684</text:p>
          </table:table-cell>
          <table:table-cell office:value-type="float" office:value="19900" calcext:value-type="float">
            <text:p>19900</text:p>
          </table:table-cell>
          <table:table-cell office:value-type="float" office:value="8417" calcext:value-type="float">
            <text:p>8417</text:p>
          </table:table-cell>
          <table:table-cell office:value-type="float" office:value="1.014261" calcext:value-type="float">
            <text:p>1.014261</text:p>
          </table:table-cell>
          <table:table-cell office:value-type="float" office:value="100.551917" calcext:value-type="float">
            <text:p>100.551917</text:p>
          </table:table-cell>
          <table:table-cell office:value-type="float" office:value="99.537656" calcext:value-type="float">
            <text:p>99.537656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1644" calcext:value-type="float">
            <text:p>20931644</text:p>
          </table:table-cell>
          <table:table-cell office:value-type="float" office:value="762700" calcext:value-type="float">
            <text:p>762700</text:p>
          </table:table-cell>
          <table:table-cell office:value-type="float" office:value="19897" calcext:value-type="float">
            <text:p>19897</text:p>
          </table:table-cell>
          <table:table-cell office:value-type="float" office:value="725" calcext:value-type="float">
            <text:p>725</text:p>
          </table:table-cell>
          <table:table-cell office:value-type="float" office:value="2.425944" calcext:value-type="float">
            <text:p>2.425944</text:p>
          </table:table-cell>
          <table:table-cell office:value-type="float" office:value="100.430784" calcext:value-type="float">
            <text:p>100.430784</text:p>
          </table:table-cell>
          <table:table-cell office:value-type="float" office:value="98.00484" calcext:value-type="float">
            <text:p>98.00484</text:p>
          </table:table-cell>
          <table:table-cell office:value-type="float" office:value="0.062258" calcext:value-type="float">
            <text:p>0.062258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480" calcext:value-type="float">
            <text:p>184480</text:p>
          </table:table-cell>
          <table:table-cell office:value-type="float" office:value="183280" calcext:value-type="float">
            <text:p>183280</text:p>
          </table:table-cell>
          <table:table-cell office:value-type="float" office:value="4560" calcext:value-type="float">
            <text:p>4560</text:p>
          </table:table-cell>
          <table:table-cell office:value-type="float" office:value="4530" calcext:value-type="float">
            <text:p>4530</text:p>
          </table:table-cell>
          <table:table-cell office:value-type="float" office:value="1.090392" calcext:value-type="float">
            <text:p>1.090392</text:p>
          </table:table-cell>
          <table:table-cell office:value-type="float" office:value="100.362557" calcext:value-type="float">
            <text:p>100.362557</text:p>
          </table:table-cell>
          <table:table-cell office:value-type="float" office:value="99.272165" calcext:value-type="float">
            <text:p>99.272165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76" calcext:value-type="float">
            <text:p>4176</text:p>
          </table:table-cell>
          <table:table-cell office:value-type="float" office:value="920" calcext:value-type="float">
            <text:p>92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.054044" calcext:value-type="float">
            <text:p>1.054044</text:p>
          </table:table-cell>
          <table:table-cell office:value-type="float" office:value="100.588485" calcext:value-type="float">
            <text:p>100.588485</text:p>
          </table:table-cell>
          <table:table-cell office:value-type="float" office:value="99.534441" calcext:value-type="float">
            <text:p>99.53444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818" calcext:value-type="float">
            <text:p>181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2.117816" calcext:value-type="float">
            <text:p>2.117816</text:p>
          </table:table-cell>
          <table:table-cell office:value-type="float" office:value="100.587079" calcext:value-type="float">
            <text:p>100.587079</text:p>
          </table:table-cell>
          <table:table-cell office:value-type="float" office:value="98.469263" calcext:value-type="float">
            <text:p>98.46926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896" calcext:value-type="float">
            <text:p>58896</text:p>
          </table:table-cell>
          <table:table-cell office:value-type="float" office:value="55248" calcext:value-type="float">
            <text:p>55248</text:p>
          </table:table-cell>
          <table:table-cell office:value-type="float" office:value="1227" calcext:value-type="float">
            <text:p>1227</text:p>
          </table:table-cell>
          <table:table-cell office:value-type="float" office:value="1151" calcext:value-type="float">
            <text:p>1151</text:p>
          </table:table-cell>
          <table:table-cell office:value-type="float" office:value="3.753043" calcext:value-type="float">
            <text:p>3.753043</text:p>
          </table:table-cell>
          <table:table-cell office:value-type="float" office:value="109.023729" calcext:value-type="float">
            <text:p>109.023729</text:p>
          </table:table-cell>
          <table:table-cell office:value-type="float" office:value="105.270687" calcext:value-type="float">
            <text:p>105.270687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1.646592" calcext:value-type="float">
            <text:p>1.64659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8461236" calcext:value-type="float">
            <text:p>8461236</text:p>
          </table:table-cell>
          <table:table-cell office:value-type="float" office:value="19999" calcext:value-type="float">
            <text:p>19999</text:p>
          </table:table-cell>
          <table:table-cell office:value-type="float" office:value="8043" calcext:value-type="float">
            <text:p>8043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00.528219" calcext:value-type="float">
            <text:p>100.528219</text:p>
          </table:table-cell>
          <table:table-cell office:value-type="float" office:value="99.520827" calcext:value-type="float">
            <text:p>99.520827</text:p>
          </table:table-cell>
          <table:table-cell office:value-type="float" office:value="0.680158" calcext:value-type="float">
            <text:p>0.68015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5792" calcext:value-type="float">
            <text:p>21035792</text:p>
          </table:table-cell>
          <table:table-cell office:value-type="float" office:value="795312" calcext:value-type="float">
            <text:p>795312</text:p>
          </table:table-cell>
          <table:table-cell office:value-type="float" office:value="19996" calcext:value-type="float">
            <text:p>19996</text:p>
          </table:table-cell>
          <table:table-cell office:value-type="float" office:value="756" calcext:value-type="float">
            <text:p>756</text:p>
          </table:table-cell>
          <table:table-cell office:value-type="float" office:value="1.448522" calcext:value-type="float">
            <text:p>1.448522</text:p>
          </table:table-cell>
          <table:table-cell office:value-type="float" office:value="100.585138" calcext:value-type="float">
            <text:p>100.585138</text:p>
          </table:table-cell>
          <table:table-cell office:value-type="float" office:value="99.136616" calcext:value-type="float">
            <text:p>99.136616</text:p>
          </table:table-cell>
          <table:table-cell office:value-type="float" office:value="0.064179" calcext:value-type="float">
            <text:p>0.064179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904" calcext:value-type="float">
            <text:p>184904</text:p>
          </table:table-cell>
          <table:table-cell office:value-type="float" office:value="184304" calcext:value-type="float">
            <text:p>184304</text:p>
          </table:table-cell>
          <table:table-cell office:value-type="float" office:value="4571" calcext:value-type="float">
            <text:p>4571</text:p>
          </table:table-cell>
          <table:table-cell office:value-type="float" office:value="4556" calcext:value-type="float">
            <text:p>4556</text:p>
          </table:table-cell>
          <table:table-cell office:value-type="float" office:value="1.292039" calcext:value-type="float">
            <text:p>1.292039</text:p>
          </table:table-cell>
          <table:table-cell office:value-type="float" office:value="100.605309" calcext:value-type="float">
            <text:p>100.605309</text:p>
          </table:table-cell>
          <table:table-cell office:value-type="float" office:value="99.31327" calcext:value-type="float">
            <text:p>99.31327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.322093" calcext:value-type="float">
            <text:p>1.322093</text:p>
          </table:table-cell>
          <table:table-cell office:value-type="float" office:value="100.622739" calcext:value-type="float">
            <text:p>100.622739</text:p>
          </table:table-cell>
          <table:table-cell office:value-type="float" office:value="99.300647" calcext:value-type="float">
            <text:p>99.30064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2088" calcext:value-type="float">
            <text:p>208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.30424" calcext:value-type="float">
            <text:p>1.30424</text:p>
          </table:table-cell>
          <table:table-cell office:value-type="float" office:value="100.621253" calcext:value-type="float">
            <text:p>100.621253</text:p>
          </table:table-cell>
          <table:table-cell office:value-type="float" office:value="99.317013" calcext:value-type="float">
            <text:p>99.31701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664" calcext:value-type="float">
            <text:p>59664</text:p>
          </table:table-cell>
          <table:table-cell office:value-type="float" office:value="54720" calcext:value-type="float">
            <text:p>54720</text:p>
          </table:table-cell>
          <table:table-cell office:value-type="float" office:value="1243" calcext:value-type="float">
            <text:p>1243</text:p>
          </table:table-cell>
          <table:table-cell office:value-type="float" office:value="1140" calcext:value-type="float">
            <text:p>1140</text:p>
          </table:table-cell>
          <table:table-cell office:value-type="float" office:value="3.066576" calcext:value-type="float">
            <text:p>3.066576</text:p>
          </table:table-cell>
          <table:table-cell office:value-type="float" office:value="109.02514" calcext:value-type="float">
            <text:p>109.02514</text:p>
          </table:table-cell>
          <table:table-cell office:value-type="float" office:value="105.958563" calcext:value-type="float">
            <text:p>105.958563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8074100" calcext:value-type="float">
            <text:p>8074100</text:p>
          </table:table-cell>
          <table:table-cell office:value-type="float" office:value="20098" calcext:value-type="float">
            <text:p>20098</text:p>
          </table:table-cell>
          <table:table-cell office:value-type="float" office:value="7675" calcext:value-type="float">
            <text:p>7675</text:p>
          </table:table-cell>
          <table:table-cell office:value-type="float" office:value="1.01623" calcext:value-type="float">
            <text:p>1.01623</text:p>
          </table:table-cell>
          <table:table-cell office:value-type="float" office:value="100.525065" calcext:value-type="float">
            <text:p>100.525065</text:p>
          </table:table-cell>
          <table:table-cell office:value-type="float" office:value="99.508835" calcext:value-type="float">
            <text:p>99.508835</text:p>
          </table:table-cell>
          <table:table-cell office:value-type="float" office:value="0.649116" calcext:value-type="float">
            <text:p>0.649116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39940" calcext:value-type="float">
            <text:p>21139940</text:p>
          </table:table-cell>
          <table:table-cell office:value-type="float" office:value="866848" calcext:value-type="float">
            <text:p>866848</text:p>
          </table:table-cell>
          <table:table-cell office:value-type="float" office:value="20095" calcext:value-type="float">
            <text:p>20095</text:p>
          </table:table-cell>
          <table:table-cell office:value-type="float" office:value="824" calcext:value-type="float">
            <text:p>824</text:p>
          </table:table-cell>
          <table:table-cell office:value-type="float" office:value="1.146969" calcext:value-type="float">
            <text:p>1.146969</text:p>
          </table:table-cell>
          <table:table-cell office:value-type="float" office:value="101.061523" calcext:value-type="float">
            <text:p>101.061523</text:p>
          </table:table-cell>
          <table:table-cell office:value-type="float" office:value="99.914553" calcext:value-type="float">
            <text:p>99.914553</text:p>
          </table:table-cell>
          <table:table-cell office:value-type="float" office:value="0.069407" calcext:value-type="float">
            <text:p>0.069407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424" calcext:value-type="float">
            <text:p>200424</text:p>
          </table:table-cell>
          <table:table-cell office:value-type="float" office:value="198736" calcext:value-type="float">
            <text:p>198736</text:p>
          </table:table-cell>
          <table:table-cell office:value-type="float" office:value="4954" calcext:value-type="float">
            <text:p>4954</text:p>
          </table:table-cell>
          <table:table-cell office:value-type="float" office:value="4912" calcext:value-type="float">
            <text:p>4912</text:p>
          </table:table-cell>
          <table:table-cell office:value-type="float" office:value="1.032301" calcext:value-type="float">
            <text:p>1.032301</text:p>
          </table:table-cell>
          <table:table-cell office:value-type="float" office:value="101.029663" calcext:value-type="float">
            <text:p>101.029663</text:p>
          </table:table-cell>
          <table:table-cell office:value-type="float" office:value="99.997362" calcext:value-type="float">
            <text:p>99.997362</text:p>
          </table:table-cell>
          <table:table-cell office:value-type="float" office:value="0.015899" calcext:value-type="float">
            <text:p>0.015899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36" calcext:value-type="float">
            <text:p>4536</text:p>
          </table:table-cell>
          <table:table-cell office:value-type="float" office:value="984" calcext:value-type="float">
            <text:p>984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.044415" calcext:value-type="float">
            <text:p>1.044415</text:p>
          </table:table-cell>
          <table:table-cell office:value-type="float" office:value="101.027734" calcext:value-type="float">
            <text:p>101.027734</text:p>
          </table:table-cell>
          <table:table-cell office:value-type="float" office:value="99.983319" calcext:value-type="float">
            <text:p>99.98331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6" calcext:value-type="float">
            <text:p>2166</text:p>
          </table:table-cell>
          <table:table-cell office:value-type="float" office:value="1986" calcext:value-type="float">
            <text:p>198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.051351" calcext:value-type="float">
            <text:p>1.051351</text:p>
          </table:table-cell>
          <table:table-cell office:value-type="float" office:value="100.549123" calcext:value-type="float">
            <text:p>100.549123</text:p>
          </table:table-cell>
          <table:table-cell office:value-type="float" office:value="99.497772" calcext:value-type="float">
            <text:p>99.49777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326" calcext:value-type="float">
            <text:p>61326</text:p>
          </table:table-cell>
          <table:table-cell office:value-type="float" office:value="56814" calcext:value-type="float">
            <text:p>56814</text:p>
          </table:table-cell>
          <table:table-cell office:value-type="float" office:value="1278" calcext:value-type="float">
            <text:p>1278</text:p>
          </table:table-cell>
          <table:table-cell office:value-type="float" office:value="1184" calcext:value-type="float">
            <text:p>1184</text:p>
          </table:table-cell>
          <table:table-cell office:value-type="float" office:value="2.833927" calcext:value-type="float">
            <text:p>2.833927</text:p>
          </table:table-cell>
          <table:table-cell office:value-type="float" office:value="109.02356" calcext:value-type="float">
            <text:p>109.02356</text:p>
          </table:table-cell>
          <table:table-cell office:value-type="float" office:value="106.189633" calcext:value-type="float">
            <text:p>106.189633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1.662976" calcext:value-type="float">
            <text:p>1.66297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8853632" calcext:value-type="float">
            <text:p>8853632</text:p>
          </table:table-cell>
          <table:table-cell office:value-type="float" office:value="20196" calcext:value-type="float">
            <text:p>20196</text:p>
          </table:table-cell>
          <table:table-cell office:value-type="float" office:value="8416" calcext:value-type="float">
            <text:p>8416</text:p>
          </table:table-cell>
          <table:table-cell office:value-type="float" office:value="1.013369" calcext:value-type="float">
            <text:p>1.013369</text:p>
          </table:table-cell>
          <table:table-cell office:value-type="float" office:value="100.531053" calcext:value-type="float">
            <text:p>100.531053</text:p>
          </table:table-cell>
          <table:table-cell office:value-type="float" office:value="99.517683" calcext:value-type="float">
            <text:p>99.517683</text:p>
          </table:table-cell>
          <table:table-cell office:value-type="float" office:value="0.711723" calcext:value-type="float">
            <text:p>0.71172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4088" calcext:value-type="float">
            <text:p>21244088</text:p>
          </table:table-cell>
          <table:table-cell office:value-type="float" office:value="758492" calcext:value-type="float">
            <text:p>758492</text:p>
          </table:table-cell>
          <table:table-cell office:value-type="float" office:value="20194" calcext:value-type="float">
            <text:p>20194</text:p>
          </table:table-cell>
          <table:table-cell office:value-type="float" office:value="721" calcext:value-type="float">
            <text:p>721</text:p>
          </table:table-cell>
          <table:table-cell office:value-type="float" office:value="1.14508" calcext:value-type="float">
            <text:p>1.14508</text:p>
          </table:table-cell>
          <table:table-cell office:value-type="float" office:value="100.480675" calcext:value-type="float">
            <text:p>100.480675</text:p>
          </table:table-cell>
          <table:table-cell office:value-type="float" office:value="99.335595" calcext:value-type="float">
            <text:p>99.335595</text:p>
          </table:table-cell>
          <table:table-cell office:value-type="float" office:value="0.061085" calcext:value-type="float">
            <text:p>0.06108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6888" calcext:value-type="float">
            <text:p>186888</text:p>
          </table:table-cell>
          <table:table-cell office:value-type="float" office:value="186288" calcext:value-type="float">
            <text:p>186288</text:p>
          </table:table-cell>
          <table:table-cell office:value-type="float" office:value="4622" calcext:value-type="float">
            <text:p>4622</text:p>
          </table:table-cell>
          <table:table-cell office:value-type="float" office:value="4607" calcext:value-type="float">
            <text:p>4607</text:p>
          </table:table-cell>
          <table:table-cell office:value-type="float" office:value="1.038669" calcext:value-type="float">
            <text:p>1.038669</text:p>
          </table:table-cell>
          <table:table-cell office:value-type="float" office:value="99.754712" calcext:value-type="float">
            <text:p>99.754712</text:p>
          </table:table-cell>
          <table:table-cell office:value-type="float" office:value="98.716043" calcext:value-type="float">
            <text:p>98.716043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12" calcext:value-type="float">
            <text:p>3312</text:p>
          </table:table-cell>
          <table:table-cell office:value-type="float" office:value="600" calcext:value-type="float">
            <text:p>60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.037103" calcext:value-type="float">
            <text:p>1.037103</text:p>
          </table:table-cell>
          <table:table-cell office:value-type="float" office:value="97.864057" calcext:value-type="float">
            <text:p>97.864057</text:p>
          </table:table-cell>
          <table:table-cell office:value-type="float" office:value="96.826954" calcext:value-type="float">
            <text:p>96.82695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70" calcext:value-type="float">
            <text:p>1770</text:p>
          </table:table-cell>
          <table:table-cell office:value-type="float" office:value="1560" calcext:value-type="float">
            <text:p>15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1.061636" calcext:value-type="float">
            <text:p>1.061636</text:p>
          </table:table-cell>
          <table:table-cell office:value-type="float" office:value="98.692813" calcext:value-type="float">
            <text:p>98.692813</text:p>
          </table:table-cell>
          <table:table-cell office:value-type="float" office:value="97.631177" calcext:value-type="float">
            <text:p>97.63117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56" calcext:value-type="float">
            <text:p>59856</text:p>
          </table:table-cell>
          <table:table-cell office:value-type="float" office:value="57072" calcext:value-type="float">
            <text:p>57072</text:p>
          </table:table-cell>
          <table:table-cell office:value-type="float" office:value="1247" calcext:value-type="float">
            <text:p>1247</text:p>
          </table:table-cell>
          <table:table-cell office:value-type="float" office:value="1189" calcext:value-type="float">
            <text:p>1189</text:p>
          </table:table-cell>
          <table:table-cell office:value-type="float" office:value="2.833889" calcext:value-type="float">
            <text:p>2.833889</text:p>
          </table:table-cell>
          <table:table-cell office:value-type="float" office:value="109.024431" calcext:value-type="float">
            <text:p>109.024431</text:p>
          </table:table-cell>
          <table:table-cell office:value-type="float" office:value="106.190542" calcext:value-type="float">
            <text:p>106.190542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8784200" calcext:value-type="float">
            <text:p>8784200</text:p>
          </table:table-cell>
          <table:table-cell office:value-type="float" office:value="20295" calcext:value-type="float">
            <text:p>20295</text:p>
          </table:table-cell>
          <table:table-cell office:value-type="float" office:value="8350" calcext:value-type="float">
            <text:p>8350</text:p>
          </table:table-cell>
          <table:table-cell office:value-type="float" office:value="1.017261" calcext:value-type="float">
            <text:p>1.017261</text:p>
          </table:table-cell>
          <table:table-cell office:value-type="float" office:value="100.532375" calcext:value-type="float">
            <text:p>100.532375</text:p>
          </table:table-cell>
          <table:table-cell office:value-type="float" office:value="99.515114" calcext:value-type="float">
            <text:p>99.515114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48236" calcext:value-type="float">
            <text:p>21348236</text:p>
          </table:table-cell>
          <table:table-cell office:value-type="float" office:value="744816" calcext:value-type="float">
            <text:p>744816</text:p>
          </table:table-cell>
          <table:table-cell office:value-type="float" office:value="20293" calcext:value-type="float">
            <text:p>20293</text:p>
          </table:table-cell>
          <table:table-cell office:value-type="float" office:value="708" calcext:value-type="float">
            <text:p>708</text:p>
          </table:table-cell>
          <table:table-cell office:value-type="float" office:value="4.073003" calcext:value-type="float">
            <text:p>4.073003</text:p>
          </table:table-cell>
          <table:table-cell office:value-type="float" office:value="100.612724" calcext:value-type="float">
            <text:p>100.612724</text:p>
          </table:table-cell>
          <table:table-cell office:value-type="float" office:value="96.53972" calcext:value-type="float">
            <text:p>96.53972</text:p>
          </table:table-cell>
          <table:table-cell office:value-type="float" office:value="0.061721" calcext:value-type="float">
            <text:p>0.061721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088" calcext:value-type="float">
            <text:p>187088</text:p>
          </table:table-cell>
          <table:table-cell office:value-type="float" office:value="186152" calcext:value-type="float">
            <text:p>186152</text:p>
          </table:table-cell>
          <table:table-cell office:value-type="float" office:value="4623" calcext:value-type="float">
            <text:p>4623</text:p>
          </table:table-cell>
          <table:table-cell office:value-type="float" office:value="4600" calcext:value-type="float">
            <text:p>4600</text:p>
          </table:table-cell>
          <table:table-cell office:value-type="float" office:value="1.034581" calcext:value-type="float">
            <text:p>1.034581</text:p>
          </table:table-cell>
          <table:table-cell office:value-type="float" office:value="100.344555" calcext:value-type="float">
            <text:p>100.344555</text:p>
          </table:table-cell>
          <table:table-cell office:value-type="float" office:value="99.309974" calcext:value-type="float">
            <text:p>99.309974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6" calcext:value-type="float">
            <text:p>3096</text:p>
          </table:table-cell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.041611" calcext:value-type="float">
            <text:p>1.041611</text:p>
          </table:table-cell>
          <table:table-cell office:value-type="float" office:value="100.623556" calcext:value-type="float">
            <text:p>100.623556</text:p>
          </table:table-cell>
          <table:table-cell office:value-type="float" office:value="99.581945" calcext:value-type="float">
            <text:p>99.58194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548" calcext:value-type="float">
            <text:p>154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.140867" calcext:value-type="float">
            <text:p>3.140867</text:p>
          </table:table-cell>
          <table:table-cell office:value-type="float" office:value="100.62215" calcext:value-type="float">
            <text:p>100.62215</text:p>
          </table:table-cell>
          <table:table-cell office:value-type="float" office:value="97.481283" calcext:value-type="float">
            <text:p>97.48128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576" calcext:value-type="float">
            <text:p>60576</text:p>
          </table:table-cell>
          <table:table-cell office:value-type="float" office:value="56496" calcext:value-type="float">
            <text:p>56496</text:p>
          </table:table-cell>
          <table:table-cell office:value-type="float" office:value="1262" calcext:value-type="float">
            <text:p>1262</text:p>
          </table:table-cell>
          <table:table-cell office:value-type="float" office:value="1177" calcext:value-type="float">
            <text:p>1177</text:p>
          </table:table-cell>
          <table:table-cell office:value-type="float" office:value="3.458936" calcext:value-type="float">
            <text:p>3.458936</text:p>
          </table:table-cell>
          <table:table-cell office:value-type="float" office:value="109.026436" calcext:value-type="float">
            <text:p>109.026436</text:p>
          </table:table-cell>
          <table:table-cell office:value-type="float" office:value="105.5675" calcext:value-type="float">
            <text:p>105.5675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1.67936" calcext:value-type="float">
            <text:p>1.67936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7912092" calcext:value-type="float">
            <text:p>7912092</text:p>
          </table:table-cell>
          <table:table-cell office:value-type="float" office:value="20394" calcext:value-type="float">
            <text:p>20394</text:p>
          </table:table-cell>
          <table:table-cell office:value-type="float" office:value="7521" calcext:value-type="float">
            <text:p>7521</text:p>
          </table:table-cell>
          <table:table-cell office:value-type="float" office:value="1.013281" calcext:value-type="float">
            <text:p>1.013281</text:p>
          </table:table-cell>
          <table:table-cell office:value-type="float" office:value="100.548303" calcext:value-type="float">
            <text:p>100.548303</text:p>
          </table:table-cell>
          <table:table-cell office:value-type="float" office:value="99.535023" calcext:value-type="float">
            <text:p>99.535023</text:p>
          </table:table-cell>
          <table:table-cell office:value-type="float" office:value="0.635924" calcext:value-type="float">
            <text:p>0.63592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2384" calcext:value-type="float">
            <text:p>21452384</text:p>
          </table:table-cell>
          <table:table-cell office:value-type="float" office:value="842652" calcext:value-type="float">
            <text:p>842652</text:p>
          </table:table-cell>
          <table:table-cell office:value-type="float" office:value="20392" calcext:value-type="float">
            <text:p>20392</text:p>
          </table:table-cell>
          <table:table-cell office:value-type="float" office:value="801" calcext:value-type="float">
            <text:p>801</text:p>
          </table:table-cell>
          <table:table-cell office:value-type="float" office:value="1.172175" calcext:value-type="float">
            <text:p>1.172175</text:p>
          </table:table-cell>
          <table:table-cell office:value-type="float" office:value="100.623456" calcext:value-type="float">
            <text:p>100.623456</text:p>
          </table:table-cell>
          <table:table-cell office:value-type="float" office:value="99.451281" calcext:value-type="float">
            <text:p>99.451281</text:p>
          </table:table-cell>
          <table:table-cell office:value-type="float" office:value="0.067784" calcext:value-type="float">
            <text:p>0.06778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896" calcext:value-type="float">
            <text:p>201896</text:p>
          </table:table-cell>
          <table:table-cell office:value-type="float" office:value="200920" calcext:value-type="float">
            <text:p>200920</text:p>
          </table:table-cell>
          <table:table-cell office:value-type="float" office:value="4993" calcext:value-type="float">
            <text:p>4993</text:p>
          </table:table-cell>
          <table:table-cell office:value-type="float" office:value="4969" calcext:value-type="float">
            <text:p>4969</text:p>
          </table:table-cell>
          <table:table-cell office:value-type="float" office:value="1.042938" calcext:value-type="float">
            <text:p>1.042938</text:p>
          </table:table-cell>
          <table:table-cell office:value-type="float" office:value="100.575975" calcext:value-type="float">
            <text:p>100.575975</text:p>
          </table:table-cell>
          <table:table-cell office:value-type="float" office:value="99.533037" calcext:value-type="float">
            <text:p>99.533037</text:p>
          </table:table-cell>
          <table:table-cell office:value-type="float" office:value="0.016149" calcext:value-type="float">
            <text:p>0.01614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56" calcext:value-type="float">
            <text:p>3856</text:p>
          </table:table-cell>
          <table:table-cell office:value-type="float" office:value="608" calcext:value-type="float">
            <text:p>608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.044545" calcext:value-type="float">
            <text:p>1.044545</text:p>
          </table:table-cell>
          <table:table-cell office:value-type="float" office:value="100.628187" calcext:value-type="float">
            <text:p>100.628187</text:p>
          </table:table-cell>
          <table:table-cell office:value-type="float" office:value="99.583642" calcext:value-type="float">
            <text:p>99.58364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98" calcext:value-type="float">
            <text:p>1998</text:p>
          </table:table-cell>
          <table:table-cell office:value-type="float" office:value="1728" calcext:value-type="float">
            <text:p>172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.062409" calcext:value-type="float">
            <text:p>1.062409</text:p>
          </table:table-cell>
          <table:table-cell office:value-type="float" office:value="100.526233" calcext:value-type="float">
            <text:p>100.526233</text:p>
          </table:table-cell>
          <table:table-cell office:value-type="float" office:value="99.463825" calcext:value-type="float">
            <text:p>99.46382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182" calcext:value-type="float">
            <text:p>61182</text:p>
          </table:table-cell>
          <table:table-cell office:value-type="float" office:value="55566" calcext:value-type="float">
            <text:p>55566</text:p>
          </table:table-cell>
          <table:table-cell office:value-type="float" office:value="1275" calcext:value-type="float">
            <text:p>1275</text:p>
          </table:table-cell>
          <table:table-cell office:value-type="float" office:value="1158" calcext:value-type="float">
            <text:p>1158</text:p>
          </table:table-cell>
          <table:table-cell office:value-type="float" office:value="2.833697" calcext:value-type="float">
            <text:p>2.833697</text:p>
          </table:table-cell>
          <table:table-cell office:value-type="float" office:value="109.025403" calcext:value-type="float">
            <text:p>109.025403</text:p>
          </table:table-cell>
          <table:table-cell office:value-type="float" office:value="106.191706" calcext:value-type="float">
            <text:p>106.191706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8500160" calcext:value-type="float">
            <text:p>8500160</text:p>
          </table:table-cell>
          <table:table-cell office:value-type="float" office:value="20493" calcext:value-type="float">
            <text:p>20493</text:p>
          </table:table-cell>
          <table:table-cell office:value-type="float" office:value="8080" calcext:value-type="float">
            <text:p>8080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00.503875" calcext:value-type="float">
            <text:p>100.503875</text:p>
          </table:table-cell>
          <table:table-cell office:value-type="float" office:value="99.488565" calcext:value-type="float">
            <text:p>99.488565</text:p>
          </table:table-cell>
          <table:table-cell office:value-type="float" office:value="0.683509" calcext:value-type="float">
            <text:p>0.683509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6532" calcext:value-type="float">
            <text:p>21556532</text:p>
          </table:table-cell>
          <table:table-cell office:value-type="float" office:value="778480" calcext:value-type="float">
            <text:p>778480</text:p>
          </table:table-cell>
          <table:table-cell office:value-type="float" office:value="20491" calcext:value-type="float">
            <text:p>20491</text:p>
          </table:table-cell>
          <table:table-cell office:value-type="float" office:value="740" calcext:value-type="float">
            <text:p>740</text:p>
          </table:table-cell>
          <table:table-cell office:value-type="float" office:value="1.156009" calcext:value-type="float">
            <text:p>1.156009</text:p>
          </table:table-cell>
          <table:table-cell office:value-type="float" office:value="100.532451" calcext:value-type="float">
            <text:p>100.532451</text:p>
          </table:table-cell>
          <table:table-cell office:value-type="float" office:value="99.376441" calcext:value-type="float">
            <text:p>99.376441</text:p>
          </table:table-cell>
          <table:table-cell office:value-type="float" office:value="0.062669" calcext:value-type="float">
            <text:p>0.062669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544" calcext:value-type="float">
            <text:p>191544</text:p>
          </table:table-cell>
          <table:table-cell office:value-type="float" office:value="190896" calcext:value-type="float">
            <text:p>190896</text:p>
          </table:table-cell>
          <table:table-cell office:value-type="float" office:value="4738" calcext:value-type="float">
            <text:p>4738</text:p>
          </table:table-cell>
          <table:table-cell office:value-type="float" office:value="4722" calcext:value-type="float">
            <text:p>4722</text:p>
          </table:table-cell>
          <table:table-cell office:value-type="float" office:value="1.048149" calcext:value-type="float">
            <text:p>1.048149</text:p>
          </table:table-cell>
          <table:table-cell office:value-type="float" office:value="99.796907" calcext:value-type="float">
            <text:p>99.796907</text:p>
          </table:table-cell>
          <table:table-cell office:value-type="float" office:value="98.748758" calcext:value-type="float">
            <text:p>98.748758</text:p>
          </table:table-cell>
          <table:table-cell office:value-type="float" office:value="0.015465" calcext:value-type="float">
            <text:p>0.015465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848" calcext:value-type="float">
            <text:p>84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.049655" calcext:value-type="float">
            <text:p>1.049655</text:p>
          </table:table-cell>
          <table:table-cell office:value-type="float" office:value="100.539925" calcext:value-type="float">
            <text:p>100.539925</text:p>
          </table:table-cell>
          <table:table-cell office:value-type="float" office:value="99.49027" calcext:value-type="float">
            <text:p>99.49027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56" calcext:value-type="float">
            <text:p>2256</text:p>
          </table:table-cell>
          <table:table-cell office:value-type="float" office:value="2136" calcext:value-type="float">
            <text:p>213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.078185" calcext:value-type="float">
            <text:p>1.078185</text:p>
          </table:table-cell>
          <table:table-cell office:value-type="float" office:value="100.533937" calcext:value-type="float">
            <text:p>100.533937</text:p>
          </table:table-cell>
          <table:table-cell office:value-type="float" office:value="99.455752" calcext:value-type="float">
            <text:p>99.45575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04" calcext:value-type="float">
            <text:p>59904</text:p>
          </table:table-cell>
          <table:table-cell office:value-type="float" office:value="55392" calcext:value-type="float">
            <text:p>55392</text:p>
          </table:table-cell>
          <table:table-cell office:value-type="float" office:value="1248" calcext:value-type="float">
            <text:p>1248</text:p>
          </table:table-cell>
          <table:table-cell office:value-type="float" office:value="1154" calcext:value-type="float">
            <text:p>1154</text:p>
          </table:table-cell>
          <table:table-cell office:value-type="float" office:value="2.865137" calcext:value-type="float">
            <text:p>2.865137</text:p>
          </table:table-cell>
          <table:table-cell office:value-type="float" office:value="109.025095" calcext:value-type="float">
            <text:p>109.025095</text:p>
          </table:table-cell>
          <table:table-cell office:value-type="float" office:value="106.159958" calcext:value-type="float">
            <text:p>106.159958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1.695744" calcext:value-type="float">
            <text:p>1.695744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8037280" calcext:value-type="float">
            <text:p>8037280</text:p>
          </table:table-cell>
          <table:table-cell office:value-type="float" office:value="20593" calcext:value-type="float">
            <text:p>20593</text:p>
          </table:table-cell>
          <table:table-cell office:value-type="float" office:value="7640" calcext:value-type="float">
            <text:p>7640</text:p>
          </table:table-cell>
          <table:table-cell office:value-type="float" office:value="1.019265" calcext:value-type="float">
            <text:p>1.019265</text:p>
          </table:table-cell>
          <table:table-cell office:value-type="float" office:value="100.554903" calcext:value-type="float">
            <text:p>100.554903</text:p>
          </table:table-cell>
          <table:table-cell office:value-type="float" office:value="99.535639" calcext:value-type="float">
            <text:p>99.535639</text:p>
          </table:table-cell>
          <table:table-cell office:value-type="float" office:value="0.645982" calcext:value-type="float">
            <text:p>0.64598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0680" calcext:value-type="float">
            <text:p>21660680</text:p>
          </table:table-cell>
          <table:table-cell office:value-type="float" office:value="820560" calcext:value-type="float">
            <text:p>820560</text:p>
          </table:table-cell>
          <table:table-cell office:value-type="float" office:value="20590" calcext:value-type="float">
            <text:p>20590</text:p>
          </table:table-cell>
          <table:table-cell office:value-type="float" office:value="780" calcext:value-type="float">
            <text:p>780</text:p>
          </table:table-cell>
          <table:table-cell office:value-type="float" office:value="1.17633" calcext:value-type="float">
            <text:p>1.17633</text:p>
          </table:table-cell>
          <table:table-cell office:value-type="float" office:value="100.86007" calcext:value-type="float">
            <text:p>100.86007</text:p>
          </table:table-cell>
          <table:table-cell office:value-type="float" office:value="99.68374" calcext:value-type="float">
            <text:p>99.68374</text:p>
          </table:table-cell>
          <table:table-cell office:value-type="float" office:value="0.065853" calcext:value-type="float">
            <text:p>0.06585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2040" calcext:value-type="float">
            <text:p>202040</text:p>
          </table:table-cell>
          <table:table-cell office:value-type="float" office:value="201144" calcext:value-type="float">
            <text:p>201144</text:p>
          </table:table-cell>
          <table:table-cell office:value-type="float" office:value="4999" calcext:value-type="float">
            <text:p>4999</text:p>
          </table:table-cell>
          <table:table-cell office:value-type="float" office:value="4977" calcext:value-type="float">
            <text:p>4977</text:p>
          </table:table-cell>
          <table:table-cell office:value-type="float" office:value="1.051683" calcext:value-type="float">
            <text:p>1.051683</text:p>
          </table:table-cell>
          <table:table-cell office:value-type="float" office:value="100.810927" calcext:value-type="float">
            <text:p>100.810927</text:p>
          </table:table-cell>
          <table:table-cell office:value-type="float" office:value="99.759244" calcext:value-type="float">
            <text:p>99.759244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20" calcext:value-type="float">
            <text:p>3120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.058553" calcext:value-type="float">
            <text:p>1.058553</text:p>
          </table:table-cell>
          <table:table-cell office:value-type="float" office:value="95.722861" calcext:value-type="float">
            <text:p>95.722861</text:p>
          </table:table-cell>
          <table:table-cell office:value-type="float" office:value="94.664308" calcext:value-type="float">
            <text:p>94.66430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770" calcext:value-type="float">
            <text:p>17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.087342" calcext:value-type="float">
            <text:p>1.087342</text:p>
          </table:table-cell>
          <table:table-cell office:value-type="float" office:value="99.25934" calcext:value-type="float">
            <text:p>99.25934</text:p>
          </table:table-cell>
          <table:table-cell office:value-type="float" office:value="98.171998" calcext:value-type="float">
            <text:p>98.17199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56" calcext:value-type="float">
            <text:p>59856</text:p>
          </table:table-cell>
          <table:table-cell office:value-type="float" office:value="54480" calcext:value-type="float">
            <text:p>54480</text:p>
          </table:table-cell>
          <table:table-cell office:value-type="float" office:value="1247" calcext:value-type="float">
            <text:p>1247</text:p>
          </table:table-cell>
          <table:table-cell office:value-type="float" office:value="1135" calcext:value-type="float">
            <text:p>1135</text:p>
          </table:table-cell>
          <table:table-cell office:value-type="float" office:value="2.850876" calcext:value-type="float">
            <text:p>2.850876</text:p>
          </table:table-cell>
          <table:table-cell office:value-type="float" office:value="109.026646" calcext:value-type="float">
            <text:p>109.026646</text:p>
          </table:table-cell>
          <table:table-cell office:value-type="float" office:value="106.17577" calcext:value-type="float">
            <text:p>106.17577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7922612" calcext:value-type="float">
            <text:p>7922612</text:p>
          </table:table-cell>
          <table:table-cell office:value-type="float" office:value="20691" calcext:value-type="float">
            <text:p>20691</text:p>
          </table:table-cell>
          <table:table-cell office:value-type="float" office:value="7531" calcext:value-type="float">
            <text:p>7531</text:p>
          </table:table-cell>
          <table:table-cell office:value-type="float" office:value="1.017501" calcext:value-type="float">
            <text:p>1.017501</text:p>
          </table:table-cell>
          <table:table-cell office:value-type="float" office:value="100.545946" calcext:value-type="float">
            <text:p>100.545946</text:p>
          </table:table-cell>
          <table:table-cell office:value-type="float" office:value="99.528445" calcext:value-type="float">
            <text:p>99.528445</text:p>
          </table:table-cell>
          <table:table-cell office:value-type="float" office:value="0.636812" calcext:value-type="float">
            <text:p>0.63681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4828" calcext:value-type="float">
            <text:p>21764828</text:p>
          </table:table-cell>
          <table:table-cell office:value-type="float" office:value="827924" calcext:value-type="float">
            <text:p>827924</text:p>
          </table:table-cell>
          <table:table-cell office:value-type="float" office:value="20689" calcext:value-type="float">
            <text:p>20689</text:p>
          </table:table-cell>
          <table:table-cell office:value-type="float" office:value="787" calcext:value-type="float">
            <text:p>787</text:p>
          </table:table-cell>
          <table:table-cell office:value-type="float" office:value="1.170992" calcext:value-type="float">
            <text:p>1.170992</text:p>
          </table:table-cell>
          <table:table-cell office:value-type="float" office:value="100.755988" calcext:value-type="float">
            <text:p>100.755988</text:p>
          </table:table-cell>
          <table:table-cell office:value-type="float" office:value="99.584996" calcext:value-type="float">
            <text:p>99.584996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0280" calcext:value-type="float">
            <text:p>210280</text:p>
          </table:table-cell>
          <table:table-cell office:value-type="float" office:value="210040" calcext:value-type="float">
            <text:p>210040</text:p>
          </table:table-cell>
          <table:table-cell office:value-type="float" office:value="5196" calcext:value-type="float">
            <text:p>5196</text:p>
          </table:table-cell>
          <table:table-cell office:value-type="float" office:value="5190" calcext:value-type="float">
            <text:p>5190</text:p>
          </table:table-cell>
          <table:table-cell office:value-type="float" office:value="1.040993" calcext:value-type="float">
            <text:p>1.040993</text:p>
          </table:table-cell>
          <table:table-cell office:value-type="float" office:value="100.750365" calcext:value-type="float">
            <text:p>100.750365</text:p>
          </table:table-cell>
          <table:table-cell office:value-type="float" office:value="99.709372" calcext:value-type="float">
            <text:p>99.709372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424" calcext:value-type="float">
            <text:p>4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.042439" calcext:value-type="float">
            <text:p>1.042439</text:p>
          </table:table-cell>
          <table:table-cell office:value-type="float" office:value="106.764038" calcext:value-type="float">
            <text:p>106.764038</text:p>
          </table:table-cell>
          <table:table-cell office:value-type="float" office:value="105.721599" calcext:value-type="float">
            <text:p>105.72159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2208" calcext:value-type="float">
            <text:p>220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.060223" calcext:value-type="float">
            <text:p>1.060223</text:p>
          </table:table-cell>
          <table:table-cell office:value-type="float" office:value="100.762975" calcext:value-type="float">
            <text:p>100.762975</text:p>
          </table:table-cell>
          <table:table-cell office:value-type="float" office:value="99.702752" calcext:value-type="float">
            <text:p>99.70275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496" calcext:value-type="float">
            <text:p>62496</text:p>
          </table:table-cell>
          <table:table-cell office:value-type="float" office:value="59376" calcext:value-type="float">
            <text:p>59376</text:p>
          </table:table-cell>
          <table:table-cell office:value-type="float" office:value="1302" calcext:value-type="float">
            <text:p>1302</text:p>
          </table:table-cell>
          <table:table-cell office:value-type="float" office:value="1237" calcext:value-type="float">
            <text:p>1237</text:p>
          </table:table-cell>
          <table:table-cell office:value-type="float" office:value="2.302704" calcext:value-type="float">
            <text:p>2.302704</text:p>
          </table:table-cell>
          <table:table-cell office:value-type="float" office:value="109.026427" calcext:value-type="float">
            <text:p>109.026427</text:p>
          </table:table-cell>
          <table:table-cell office:value-type="float" office:value="106.723723" calcext:value-type="float">
            <text:p>106.723723</text:p>
          </table:table-cell>
          <table:table-cell office:value-type="float" office:value="0.004451" calcext:value-type="float">
            <text:p>0.004451</text:p>
          </table:table-cell>
          <table:table-cell office:value-type="float" office:value="1.712128" calcext:value-type="float">
            <text:p>1.71212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9231300" calcext:value-type="float">
            <text:p>9231300</text:p>
          </table:table-cell>
          <table:table-cell office:value-type="float" office:value="20790" calcext:value-type="float">
            <text:p>20790</text:p>
          </table:table-cell>
          <table:table-cell office:value-type="float" office:value="8775" calcext:value-type="float">
            <text:p>8775</text:p>
          </table:table-cell>
          <table:table-cell office:value-type="float" office:value="1.015381" calcext:value-type="float">
            <text:p>1.015381</text:p>
          </table:table-cell>
          <table:table-cell office:value-type="float" office:value="100.524748" calcext:value-type="float">
            <text:p>100.524748</text:p>
          </table:table-cell>
          <table:table-cell office:value-type="float" office:value="99.509367" calcext:value-type="float">
            <text:p>99.509367</text:p>
          </table:table-cell>
          <table:table-cell office:value-type="float" office:value="0.742145" calcext:value-type="float">
            <text:p>0.74214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68976" calcext:value-type="float">
            <text:p>21868976</text:p>
          </table:table-cell>
          <table:table-cell office:value-type="float" office:value="607004" calcext:value-type="float">
            <text:p>607004</text:p>
          </table:table-cell>
          <table:table-cell office:value-type="float" office:value="20788" calcext:value-type="float">
            <text:p>20788</text:p>
          </table:table-cell>
          <table:table-cell office:value-type="float" office:value="577" calcext:value-type="float">
            <text:p>577</text:p>
          </table:table-cell>
          <table:table-cell office:value-type="float" office:value="1.141093" calcext:value-type="float">
            <text:p>1.141093</text:p>
          </table:table-cell>
          <table:table-cell office:value-type="float" office:value="100.573027" calcext:value-type="float">
            <text:p>100.573027</text:p>
          </table:table-cell>
          <table:table-cell office:value-type="float" office:value="99.431933" calcext:value-type="float">
            <text:p>99.431933</text:p>
          </table:table-cell>
          <table:table-cell office:value-type="float" office:value="0.048838" calcext:value-type="float">
            <text:p>0.04883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7472" calcext:value-type="float">
            <text:p>177472</text:p>
          </table:table-cell>
          <table:table-cell office:value-type="float" office:value="176544" calcext:value-type="float">
            <text:p>176544</text:p>
          </table:table-cell>
          <table:table-cell office:value-type="float" office:value="4390" calcext:value-type="float">
            <text:p>4390</text:p>
          </table:table-cell>
          <table:table-cell office:value-type="float" office:value="4367" calcext:value-type="float">
            <text:p>4367</text:p>
          </table:table-cell>
          <table:table-cell office:value-type="float" office:value="1.036894" calcext:value-type="float">
            <text:p>1.036894</text:p>
          </table:table-cell>
          <table:table-cell office:value-type="float" office:value="100.610766" calcext:value-type="float">
            <text:p>100.610766</text:p>
          </table:table-cell>
          <table:table-cell office:value-type="float" office:value="99.573872" calcext:value-type="float">
            <text:p>99.573872</text:p>
          </table:table-cell>
          <table:table-cell office:value-type="float" office:value="0.014184" calcext:value-type="float">
            <text:p>0.01418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04" calcext:value-type="float">
            <text:p>2904</text:p>
          </table:table-cell>
          <table:table-cell office:value-type="float" office:value="472" calcext:value-type="float">
            <text:p>47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.038501" calcext:value-type="float">
            <text:p>1.038501</text:p>
          </table:table-cell>
          <table:table-cell office:value-type="float" office:value="100.605862" calcext:value-type="float">
            <text:p>100.605862</text:p>
          </table:table-cell>
          <table:table-cell office:value-type="float" office:value="99.567361" calcext:value-type="float">
            <text:p>99.567361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8" calcext:value-type="float">
            <text:p>1608</text:p>
          </table:table-cell>
          <table:table-cell office:value-type="float" office:value="1458" calcext:value-type="float">
            <text:p>145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.050922" calcext:value-type="float">
            <text:p>1.050922</text:p>
          </table:table-cell>
          <table:table-cell office:value-type="float" office:value="100.602701" calcext:value-type="float">
            <text:p>100.602701</text:p>
          </table:table-cell>
          <table:table-cell office:value-type="float" office:value="99.551779" calcext:value-type="float">
            <text:p>99.55177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856" calcext:value-type="float">
            <text:p>59856</text:p>
          </table:table-cell>
          <table:table-cell office:value-type="float" office:value="56736" calcext:value-type="float">
            <text:p>56736</text:p>
          </table:table-cell>
          <table:table-cell office:value-type="float" office:value="1247" calcext:value-type="float">
            <text:p>1247</text:p>
          </table:table-cell>
          <table:table-cell office:value-type="float" office:value="1182" calcext:value-type="float">
            <text:p>1182</text:p>
          </table:table-cell>
          <table:table-cell office:value-type="float" office:value="2.338922" calcext:value-type="float">
            <text:p>2.338922</text:p>
          </table:table-cell>
          <table:table-cell office:value-type="float" office:value="109.025735" calcext:value-type="float">
            <text:p>109.025735</text:p>
          </table:table-cell>
          <table:table-cell office:value-type="float" office:value="106.686813" calcext:value-type="float">
            <text:p>106.686813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8512044" calcext:value-type="float">
            <text:p>18512044</text:p>
          </table:table-cell>
          <table:table-cell office:value-type="float" office:value="20890" calcext:value-type="float">
            <text:p>20890</text:p>
          </table:table-cell>
          <table:table-cell office:value-type="float" office:value="17597" calcext:value-type="float">
            <text:p>17597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503968" calcext:value-type="float">
            <text:p>100.503968</text:p>
          </table:table-cell>
          <table:table-cell office:value-type="float" office:value="99.487619" calcext:value-type="float">
            <text:p>99.487619</text:p>
          </table:table-cell>
          <table:table-cell office:value-type="float" office:value="1.488591" calcext:value-type="float">
            <text:p>1.488591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3124" calcext:value-type="float">
            <text:p>21973124</text:p>
          </table:table-cell>
          <table:table-cell office:value-type="float" office:value="0" calcext:value-type="float">
            <text:p>0</text:p>
          </table:table-cell>
          <table:table-cell office:value-type="float" office:value="20887" calcext:value-type="float">
            <text:p>20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8712" calcext:value-type="float">
            <text:p>8712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43645" calcext:value-type="float">
            <text:p>1.043645</text:p>
          </table:table-cell>
          <table:table-cell office:value-type="float" office:value="100.064219" calcext:value-type="float">
            <text:p>100.064219</text:p>
          </table:table-cell>
          <table:table-cell office:value-type="float" office:value="99.020573" calcext:value-type="float">
            <text:p>99.020573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1824" calcext:value-type="float">
            <text:p>1824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.058369" calcext:value-type="float">
            <text:p>1.058369</text:p>
          </table:table-cell>
          <table:table-cell office:value-type="float" office:value="99.626136" calcext:value-type="float">
            <text:p>99.626136</text:p>
          </table:table-cell>
          <table:table-cell office:value-type="float" office:value="98.567768" calcext:value-type="float">
            <text:p>98.56776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664" calcext:value-type="float">
            <text:p>5664</text:p>
          </table:table-cell>
          <table:table-cell office:value-type="float" office:value="5616" calcext:value-type="float">
            <text:p>56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5.57958" calcext:value-type="float">
            <text:p>5.57958</text:p>
          </table:table-cell>
          <table:table-cell office:value-type="float" office:value="99.113739" calcext:value-type="float">
            <text:p>99.113739</text:p>
          </table:table-cell>
          <table:table-cell office:value-type="float" office:value="93.534159" calcext:value-type="float">
            <text:p>93.53415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1.728512" calcext:value-type="float">
            <text:p>1.728512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8175092" calcext:value-type="float">
            <text:p>8175092</text:p>
          </table:table-cell>
          <table:table-cell office:value-type="float" office:value="20989" calcext:value-type="float">
            <text:p>20989</text:p>
          </table:table-cell>
          <table:table-cell office:value-type="float" office:value="7771" calcext:value-type="float">
            <text:p>7771</text:p>
          </table:table-cell>
          <table:table-cell office:value-type="float" office:value="1.014249" calcext:value-type="float">
            <text:p>1.014249</text:p>
          </table:table-cell>
          <table:table-cell office:value-type="float" office:value="100.518986" calcext:value-type="float">
            <text:p>100.518986</text:p>
          </table:table-cell>
          <table:table-cell office:value-type="float" office:value="99.504736" calcext:value-type="float">
            <text:p>99.504736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77272" calcext:value-type="float">
            <text:p>22077272</text:p>
          </table:table-cell>
          <table:table-cell office:value-type="float" office:value="818456" calcext:value-type="float">
            <text:p>818456</text:p>
          </table:table-cell>
          <table:table-cell office:value-type="float" office:value="20986" calcext:value-type="float">
            <text:p>20986</text:p>
          </table:table-cell>
          <table:table-cell office:value-type="float" office:value="778" calcext:value-type="float">
            <text:p>778</text:p>
          </table:table-cell>
          <table:table-cell office:value-type="float" office:value="1.127221" calcext:value-type="float">
            <text:p>1.127221</text:p>
          </table:table-cell>
          <table:table-cell office:value-type="float" office:value="101.271481" calcext:value-type="float">
            <text:p>101.271481</text:p>
          </table:table-cell>
          <table:table-cell office:value-type="float" office:value="100.144259" calcext:value-type="float">
            <text:p>100.144259</text:p>
          </table:table-cell>
          <table:table-cell office:value-type="float" office:value="0.065382" calcext:value-type="float">
            <text:p>0.065382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7936" calcext:value-type="float">
            <text:p>207936</text:p>
          </table:table-cell>
          <table:table-cell office:value-type="float" office:value="207896" calcext:value-type="float">
            <text:p>207896</text:p>
          </table:table-cell>
          <table:table-cell office:value-type="float" office:value="5143" calcext:value-type="float">
            <text:p>5143</text:p>
          </table:table-cell>
          <table:table-cell office:value-type="float" office:value="5142" calcext:value-type="float">
            <text:p>5142</text:p>
          </table:table-cell>
          <table:table-cell office:value-type="float" office:value="1.035551" calcext:value-type="float">
            <text:p>1.035551</text:p>
          </table:table-cell>
          <table:table-cell office:value-type="float" office:value="100.759804" calcext:value-type="float">
            <text:p>100.759804</text:p>
          </table:table-cell>
          <table:table-cell office:value-type="float" office:value="99.724253" calcext:value-type="float">
            <text:p>99.724253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96" calcext:value-type="float">
            <text:p>3496</text:p>
          </table:table-cell>
          <table:table-cell office:value-type="float" office:value="672" calcext:value-type="float">
            <text:p>67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.055712" calcext:value-type="float">
            <text:p>1.055712</text:p>
          </table:table-cell>
          <table:table-cell office:value-type="float" office:value="100.762664" calcext:value-type="float">
            <text:p>100.762664</text:p>
          </table:table-cell>
          <table:table-cell office:value-type="float" office:value="99.706952" calcext:value-type="float">
            <text:p>99.70695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1938" calcext:value-type="float">
            <text:p>193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.048783" calcext:value-type="float">
            <text:p>1.048783</text:p>
          </table:table-cell>
          <table:table-cell office:value-type="float" office:value="100.761178" calcext:value-type="float">
            <text:p>100.761178</text:p>
          </table:table-cell>
          <table:table-cell office:value-type="float" office:value="99.712394" calcext:value-type="float">
            <text:p>99.71239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16" calcext:value-type="float">
            <text:p>60816</text:p>
          </table:table-cell>
          <table:table-cell office:value-type="float" office:value="56976" calcext:value-type="float">
            <text:p>56976</text:p>
          </table:table-cell>
          <table:table-cell office:value-type="float" office:value="1267" calcext:value-type="float">
            <text:p>1267</text:p>
          </table:table-cell>
          <table:table-cell office:value-type="float" office:value="1187" calcext:value-type="float">
            <text:p>1187</text:p>
          </table:table-cell>
          <table:table-cell office:value-type="float" office:value="2.30691" calcext:value-type="float">
            <text:p>2.30691</text:p>
          </table:table-cell>
          <table:table-cell office:value-type="float" office:value="109.025448" calcext:value-type="float">
            <text:p>109.025448</text:p>
          </table:table-cell>
          <table:table-cell office:value-type="float" office:value="106.718538" calcext:value-type="float">
            <text:p>106.718538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8265564" calcext:value-type="float">
            <text:p>8265564</text:p>
          </table:table-cell>
          <table:table-cell office:value-type="float" office:value="21087" calcext:value-type="float">
            <text:p>21087</text:p>
          </table:table-cell>
          <table:table-cell office:value-type="float" office:value="7857" calcext:value-type="float">
            <text:p>7857</text:p>
          </table:table-cell>
          <table:table-cell office:value-type="float" office:value="1.007361" calcext:value-type="float">
            <text:p>1.007361</text:p>
          </table:table-cell>
          <table:table-cell office:value-type="float" office:value="100.52056" calcext:value-type="float">
            <text:p>100.52056</text:p>
          </table:table-cell>
          <table:table-cell office:value-type="float" office:value="99.513198" calcext:value-type="float">
            <text:p>99.513198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1420" calcext:value-type="float">
            <text:p>22181420</text:p>
          </table:table-cell>
          <table:table-cell office:value-type="float" office:value="721672" calcext:value-type="float">
            <text:p>721672</text:p>
          </table:table-cell>
          <table:table-cell office:value-type="float" office:value="21085" calcext:value-type="float">
            <text:p>21085</text:p>
          </table:table-cell>
          <table:table-cell office:value-type="float" office:value="686" calcext:value-type="float">
            <text:p>686</text:p>
          </table:table-cell>
          <table:table-cell office:value-type="float" office:value="1.185501" calcext:value-type="float">
            <text:p>1.185501</text:p>
          </table:table-cell>
          <table:table-cell office:value-type="float" office:value="100.618013" calcext:value-type="float">
            <text:p>100.618013</text:p>
          </table:table-cell>
          <table:table-cell office:value-type="float" office:value="99.432512" calcext:value-type="float">
            <text:p>99.432512</text:p>
          </table:table-cell>
          <table:table-cell office:value-type="float" office:value="0.058063" calcext:value-type="float">
            <text:p>0.058063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6728" calcext:value-type="float">
            <text:p>206728</text:p>
          </table:table-cell>
          <table:table-cell office:value-type="float" office:value="206408" calcext:value-type="float">
            <text:p>206408</text:p>
          </table:table-cell>
          <table:table-cell office:value-type="float" office:value="5114" calcext:value-type="float">
            <text:p>5114</text:p>
          </table:table-cell>
          <table:table-cell office:value-type="float" office:value="5106" calcext:value-type="float">
            <text:p>5106</text:p>
          </table:table-cell>
          <table:table-cell office:value-type="float" office:value="1.039922" calcext:value-type="float">
            <text:p>1.039922</text:p>
          </table:table-cell>
          <table:table-cell office:value-type="float" office:value="100.563112" calcext:value-type="float">
            <text:p>100.563112</text:p>
          </table:table-cell>
          <table:table-cell office:value-type="float" office:value="99.52319" calcext:value-type="float">
            <text:p>99.52319</text:p>
          </table:table-cell>
          <table:table-cell office:value-type="float" office:value="0.016592" calcext:value-type="float">
            <text:p>0.016592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00" calcext:value-type="float">
            <text:p>3400</text:p>
          </table:table-cell>
          <table:table-cell office:value-type="float" office:value="904" calcext:value-type="float">
            <text:p>904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.038435" calcext:value-type="float">
            <text:p>1.038435</text:p>
          </table:table-cell>
          <table:table-cell office:value-type="float" office:value="100.347806" calcext:value-type="float">
            <text:p>100.347806</text:p>
          </table:table-cell>
          <table:table-cell office:value-type="float" office:value="99.30937" calcext:value-type="float">
            <text:p>99.3093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740" calcext:value-type="float">
            <text:p>174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.079397" calcext:value-type="float">
            <text:p>1.079397</text:p>
          </table:table-cell>
          <table:table-cell office:value-type="float" office:value="100.339384" calcext:value-type="float">
            <text:p>100.339384</text:p>
          </table:table-cell>
          <table:table-cell office:value-type="float" office:value="99.259987" calcext:value-type="float">
            <text:p>99.25998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624" calcext:value-type="float">
            <text:p>60624</text:p>
          </table:table-cell>
          <table:table-cell office:value-type="float" office:value="57120" calcext:value-type="float">
            <text:p>57120</text:p>
          </table:table-cell>
          <table:table-cell office:value-type="float" office:value="1263" calcext:value-type="float">
            <text:p>1263</text:p>
          </table:table-cell>
          <table:table-cell office:value-type="float" office:value="1190" calcext:value-type="float">
            <text:p>1190</text:p>
          </table:table-cell>
          <table:table-cell office:value-type="float" office:value="2.854089" calcext:value-type="float">
            <text:p>2.854089</text:p>
          </table:table-cell>
          <table:table-cell office:value-type="float" office:value="109.023835" calcext:value-type="float">
            <text:p>109.023835</text:p>
          </table:table-cell>
          <table:table-cell office:value-type="float" office:value="106.169746" calcext:value-type="float">
            <text:p>106.169746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1.744896" calcext:value-type="float">
            <text:p>1.74489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8883088" calcext:value-type="float">
            <text:p>8883088</text:p>
          </table:table-cell>
          <table:table-cell office:value-type="float" office:value="21187" calcext:value-type="float">
            <text:p>21187</text:p>
          </table:table-cell>
          <table:table-cell office:value-type="float" office:value="8444" calcext:value-type="float">
            <text:p>8444</text:p>
          </table:table-cell>
          <table:table-cell office:value-type="float" office:value="1.008342" calcext:value-type="float">
            <text:p>1.008342</text:p>
          </table:table-cell>
          <table:table-cell office:value-type="float" office:value="100.507677" calcext:value-type="float">
            <text:p>100.507677</text:p>
          </table:table-cell>
          <table:table-cell office:value-type="float" office:value="99.499335" calcext:value-type="float">
            <text:p>99.499335</text:p>
          </table:table-cell>
          <table:table-cell office:value-type="float" office:value="0.714223" calcext:value-type="float">
            <text:p>0.714223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5568" calcext:value-type="float">
            <text:p>22285568</text:p>
          </table:table-cell>
          <table:table-cell office:value-type="float" office:value="744816" calcext:value-type="float">
            <text:p>744816</text:p>
          </table:table-cell>
          <table:table-cell office:value-type="float" office:value="21184" calcext:value-type="float">
            <text:p>21184</text:p>
          </table:table-cell>
          <table:table-cell office:value-type="float" office:value="708" calcext:value-type="float">
            <text:p>708</text:p>
          </table:table-cell>
          <table:table-cell office:value-type="float" office:value="1.136445" calcext:value-type="float">
            <text:p>1.136445</text:p>
          </table:table-cell>
          <table:table-cell office:value-type="float" office:value="101.053279" calcext:value-type="float">
            <text:p>101.053279</text:p>
          </table:table-cell>
          <table:table-cell office:value-type="float" office:value="99.916833" calcext:value-type="float">
            <text:p>99.916833</text:p>
          </table:table-cell>
          <table:table-cell office:value-type="float" office:value="0.059635" calcext:value-type="float">
            <text:p>0.059635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90472" calcext:value-type="float">
            <text:p>190472</text:p>
          </table:table-cell>
          <table:table-cell table:number-columns-repeated="2" office:value-type="float" office:value="4711" calcext:value-type="float">
            <text:p>4711</text:p>
          </table:table-cell>
          <table:table-cell office:value-type="float" office:value="1.045039" calcext:value-type="float">
            <text:p>1.045039</text:p>
          </table:table-cell>
          <table:table-cell office:value-type="float" office:value="101.100341" calcext:value-type="float">
            <text:p>101.100341</text:p>
          </table:table-cell>
          <table:table-cell office:value-type="float" office:value="100.055302" calcext:value-type="float">
            <text:p>100.055302</text:p>
          </table:table-cell>
          <table:table-cell office:value-type="float" office:value="0.015229" calcext:value-type="float">
            <text:p>0.01522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24" calcext:value-type="float">
            <text:p>3024</text:p>
          </table:table-cell>
          <table:table-cell office:value-type="float" office:value="912" calcext:value-type="float">
            <text:p>91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0.593885" calcext:value-type="float">
            <text:p>100.593885</text:p>
          </table:table-cell>
          <table:table-cell office:value-type="float" office:value="99.540887" calcext:value-type="float">
            <text:p>99.54088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728" calcext:value-type="float">
            <text:p>172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.058707" calcext:value-type="float">
            <text:p>1.058707</text:p>
          </table:table-cell>
          <table:table-cell office:value-type="float" office:value="100.22045" calcext:value-type="float">
            <text:p>100.22045</text:p>
          </table:table-cell>
          <table:table-cell office:value-type="float" office:value="99.161743" calcext:value-type="float">
            <text:p>99.16174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78" calcext:value-type="float">
            <text:p>60078</text:p>
          </table:table-cell>
          <table:table-cell office:value-type="float" office:value="57408" calcext:value-type="float">
            <text:p>57408</text:p>
          </table:table-cell>
          <table:table-cell office:value-type="float" office:value="1252" calcext:value-type="float">
            <text:p>1252</text:p>
          </table:table-cell>
          <table:table-cell office:value-type="float" office:value="1196" calcext:value-type="float">
            <text:p>1196</text:p>
          </table:table-cell>
          <table:table-cell office:value-type="float" office:value="2.886398" calcext:value-type="float">
            <text:p>2.886398</text:p>
          </table:table-cell>
          <table:table-cell office:value-type="float" office:value="109.024988" calcext:value-type="float">
            <text:p>109.024988</text:p>
          </table:table-cell>
          <table:table-cell office:value-type="float" office:value="106.138591" calcext:value-type="float">
            <text:p>106.138591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7756396" calcext:value-type="float">
            <text:p>7756396</text:p>
          </table:table-cell>
          <table:table-cell office:value-type="float" office:value="21285" calcext:value-type="float">
            <text:p>21285</text:p>
          </table:table-cell>
          <table:table-cell office:value-type="float" office:value="7373" calcext:value-type="float">
            <text:p>7373</text:p>
          </table:table-cell>
          <table:table-cell office:value-type="float" office:value="1.018218" calcext:value-type="float">
            <text:p>1.018218</text:p>
          </table:table-cell>
          <table:table-cell office:value-type="float" office:value="100.534266" calcext:value-type="float">
            <text:p>100.534266</text:p>
          </table:table-cell>
          <table:table-cell office:value-type="float" office:value="99.516048" calcext:value-type="float">
            <text:p>99.516048</text:p>
          </table:table-cell>
          <table:table-cell office:value-type="float" office:value="0.623529" calcext:value-type="float">
            <text:p>0.623529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89716" calcext:value-type="float">
            <text:p>22389716</text:p>
          </table:table-cell>
          <table:table-cell office:value-type="float" office:value="812144" calcext:value-type="float">
            <text:p>812144</text:p>
          </table:table-cell>
          <table:table-cell office:value-type="float" office:value="21283" calcext:value-type="float">
            <text:p>21283</text:p>
          </table:table-cell>
          <table:table-cell office:value-type="float" office:value="772" calcext:value-type="float">
            <text:p>772</text:p>
          </table:table-cell>
          <table:table-cell office:value-type="float" office:value="1.500415" calcext:value-type="float">
            <text:p>1.500415</text:p>
          </table:table-cell>
          <table:table-cell office:value-type="float" office:value="100.615503" calcext:value-type="float">
            <text:p>100.615503</text:p>
          </table:table-cell>
          <table:table-cell office:value-type="float" office:value="99.115088" calcext:value-type="float">
            <text:p>99.115088</text:p>
          </table:table-cell>
          <table:table-cell office:value-type="float" office:value="0.065552" calcext:value-type="float">
            <text:p>0.065552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8376" calcext:value-type="float">
            <text:p>208376</text:p>
          </table:table-cell>
          <table:table-cell office:value-type="float" office:value="207888" calcext:value-type="float">
            <text:p>207888</text:p>
          </table:table-cell>
          <table:table-cell office:value-type="float" office:value="5147" calcext:value-type="float">
            <text:p>5147</text:p>
          </table:table-cell>
          <table:table-cell office:value-type="float" office:value="5135" calcext:value-type="float">
            <text:p>5135</text:p>
          </table:table-cell>
          <table:table-cell office:value-type="float" office:value="1.283303" calcext:value-type="float">
            <text:p>1.283303</text:p>
          </table:table-cell>
          <table:table-cell office:value-type="float" office:value="100.593143" calcext:value-type="float">
            <text:p>100.593143</text:p>
          </table:table-cell>
          <table:table-cell office:value-type="float" office:value="99.309839" calcext:value-type="float">
            <text:p>99.309839</text:p>
          </table:table-cell>
          <table:table-cell office:value-type="float" office:value="0.016747" calcext:value-type="float">
            <text:p>0.016747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52" calcext:value-type="float">
            <text:p>4152</text:p>
          </table:table-cell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.434187" calcext:value-type="float">
            <text:p>1.434187</text:p>
          </table:table-cell>
          <table:table-cell office:value-type="float" office:value="101.006348" calcext:value-type="float">
            <text:p>101.006348</text:p>
          </table:table-cell>
          <table:table-cell office:value-type="float" office:value="99.572161" calcext:value-type="float">
            <text:p>99.57216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178" calcext:value-type="float">
            <text:p>217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.295465" calcext:value-type="float">
            <text:p>1.295465</text:p>
          </table:table-cell>
          <table:table-cell office:value-type="float" office:value="100.528824" calcext:value-type="float">
            <text:p>100.528824</text:p>
          </table:table-cell>
          <table:table-cell office:value-type="float" office:value="99.233359" calcext:value-type="float">
            <text:p>99.23335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430" calcext:value-type="float">
            <text:p>62430</text:p>
          </table:table-cell>
          <table:table-cell office:value-type="float" office:value="57918" calcext:value-type="float">
            <text:p>57918</text:p>
          </table:table-cell>
          <table:table-cell office:value-type="float" office:value="1301" calcext:value-type="float">
            <text:p>1301</text:p>
          </table:table-cell>
          <table:table-cell office:value-type="float" office:value="1207" calcext:value-type="float">
            <text:p>1207</text:p>
          </table:table-cell>
          <table:table-cell office:value-type="float" office:value="2.978242" calcext:value-type="float">
            <text:p>2.978242</text:p>
          </table:table-cell>
          <table:table-cell office:value-type="float" office:value="109.025155" calcext:value-type="float">
            <text:p>109.025155</text:p>
          </table:table-cell>
          <table:table-cell office:value-type="float" office:value="106.046913" calcext:value-type="float">
            <text:p>106.046913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1.76128" calcext:value-type="float">
            <text:p>1.76128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9330188" calcext:value-type="float">
            <text:p>9330188</text:p>
          </table:table-cell>
          <table:table-cell office:value-type="float" office:value="21384" calcext:value-type="float">
            <text:p>21384</text:p>
          </table:table-cell>
          <table:table-cell office:value-type="float" office:value="8869" calcext:value-type="float">
            <text:p>8869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00.530724" calcext:value-type="float">
            <text:p>100.530724</text:p>
          </table:table-cell>
          <table:table-cell office:value-type="float" office:value="99.516414" calcext:value-type="float">
            <text:p>99.516414</text:p>
          </table:table-cell>
          <table:table-cell office:value-type="float" office:value="0.750042" calcext:value-type="float">
            <text:p>0.75004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3864" calcext:value-type="float">
            <text:p>22493864</text:p>
          </table:table-cell>
          <table:table-cell office:value-type="float" office:value="764804" calcext:value-type="float">
            <text:p>764804</text:p>
          </table:table-cell>
          <table:table-cell office:value-type="float" office:value="21382" calcext:value-type="float">
            <text:p>21382</text:p>
          </table:table-cell>
          <table:table-cell office:value-type="float" office:value="727" calcext:value-type="float">
            <text:p>727</text:p>
          </table:table-cell>
          <table:table-cell office:value-type="float" office:value="1.468815" calcext:value-type="float">
            <text:p>1.468815</text:p>
          </table:table-cell>
          <table:table-cell office:value-type="float" office:value="101.00751" calcext:value-type="float">
            <text:p>101.00751</text:p>
          </table:table-cell>
          <table:table-cell office:value-type="float" office:value="99.538695" calcext:value-type="float">
            <text:p>99.538695</text:p>
          </table:table-cell>
          <table:table-cell office:value-type="float" office:value="0.061468" calcext:value-type="float">
            <text:p>0.061468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3424" calcext:value-type="float">
            <text:p>173424</text:p>
          </table:table-cell>
          <table:table-cell office:value-type="float" office:value="173184" calcext:value-type="float">
            <text:p>173184</text:p>
          </table:table-cell>
          <table:table-cell office:value-type="float" office:value="4291" calcext:value-type="float">
            <text:p>4291</text:p>
          </table:table-cell>
          <table:table-cell office:value-type="float" office:value="4285" calcext:value-type="float">
            <text:p>4285</text:p>
          </table:table-cell>
          <table:table-cell office:value-type="float" office:value="1.27789" calcext:value-type="float">
            <text:p>1.27789</text:p>
          </table:table-cell>
          <table:table-cell office:value-type="float" office:value="101.203512" calcext:value-type="float">
            <text:p>101.203512</text:p>
          </table:table-cell>
          <table:table-cell office:value-type="float" office:value="99.925622" calcext:value-type="float">
            <text:p>99.925622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80" calcext:value-type="float">
            <text:p>2880</text:p>
          </table:table-cell>
          <table:table-cell office:value-type="float" office:value="424" calcext:value-type="float">
            <text:p>42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.352364" calcext:value-type="float">
            <text:p>1.352364</text:p>
          </table:table-cell>
          <table:table-cell office:value-type="float" office:value="94.057759" calcext:value-type="float">
            <text:p>94.057759</text:p>
          </table:table-cell>
          <table:table-cell office:value-type="float" office:value="92.705394" calcext:value-type="float">
            <text:p>92.70539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.301137" calcext:value-type="float">
            <text:p>1.301137</text:p>
          </table:table-cell>
          <table:table-cell office:value-type="float" office:value="99.697811" calcext:value-type="float">
            <text:p>99.697811</text:p>
          </table:table-cell>
          <table:table-cell office:value-type="float" office:value="98.396675" calcext:value-type="float">
            <text:p>98.39667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464" calcext:value-type="float">
            <text:p>58464</text:p>
          </table:table-cell>
          <table:table-cell office:value-type="float" office:value="53568" calcext:value-type="float">
            <text:p>53568</text:p>
          </table:table-cell>
          <table:table-cell office:value-type="float" office:value="1218" calcext:value-type="float">
            <text:p>1218</text:p>
          </table:table-cell>
          <table:table-cell office:value-type="float" office:value="1116" calcext:value-type="float">
            <text:p>1116</text:p>
          </table:table-cell>
          <table:table-cell office:value-type="float" office:value="2.584407" calcext:value-type="float">
            <text:p>2.584407</text:p>
          </table:table-cell>
          <table:table-cell office:value-type="float" office:value="109.026926" calcext:value-type="float">
            <text:p>109.026926</text:p>
          </table:table-cell>
          <table:table-cell office:value-type="float" office:value="106.442519" calcext:value-type="float">
            <text:p>106.442519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8471756" calcext:value-type="float">
            <text:p>8471756</text:p>
          </table:table-cell>
          <table:table-cell office:value-type="float" office:value="21483" calcext:value-type="float">
            <text:p>21483</text:p>
          </table:table-cell>
          <table:table-cell office:value-type="float" office:value="8053" calcext:value-type="float">
            <text:p>8053</text:p>
          </table:table-cell>
          <table:table-cell office:value-type="float" office:value="1.007261" calcext:value-type="float">
            <text:p>1.007261</text:p>
          </table:table-cell>
          <table:table-cell office:value-type="float" office:value="100.477428" calcext:value-type="float">
            <text:p>100.477428</text:p>
          </table:table-cell>
          <table:table-cell office:value-type="float" office:value="99.470167" calcext:value-type="float">
            <text:p>99.470167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598012" calcext:value-type="float">
            <text:p>22598012</text:p>
          </table:table-cell>
          <table:table-cell office:value-type="float" office:value="689060" calcext:value-type="float">
            <text:p>689060</text:p>
          </table:table-cell>
          <table:table-cell office:value-type="float" office:value="21481" calcext:value-type="float">
            <text:p>21481</text:p>
          </table:table-cell>
          <table:table-cell office:value-type="float" office:value="655" calcext:value-type="float">
            <text:p>655</text:p>
          </table:table-cell>
          <table:table-cell office:value-type="float" office:value="1.180005" calcext:value-type="float">
            <text:p>1.180005</text:p>
          </table:table-cell>
          <table:table-cell office:value-type="float" office:value="102.001478" calcext:value-type="float">
            <text:p>102.001478</text:p>
          </table:table-cell>
          <table:table-cell office:value-type="float" office:value="100.821473" calcext:value-type="float">
            <text:p>100.821473</text:p>
          </table:table-cell>
          <table:table-cell office:value-type="float" office:value="0.054676" calcext:value-type="float">
            <text:p>0.054676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5352" calcext:value-type="float">
            <text:p>195352</text:p>
          </table:table-cell>
          <table:table-cell office:value-type="float" office:value="194632" calcext:value-type="float">
            <text:p>194632</text:p>
          </table:table-cell>
          <table:table-cell office:value-type="float" office:value="4829" calcext:value-type="float">
            <text:p>4829</text:p>
          </table:table-cell>
          <table:table-cell office:value-type="float" office:value="4811" calcext:value-type="float">
            <text:p>4811</text:p>
          </table:table-cell>
          <table:table-cell office:value-type="float" office:value="1.038475" calcext:value-type="float">
            <text:p>1.038475</text:p>
          </table:table-cell>
          <table:table-cell office:value-type="float" office:value="102.153737" calcext:value-type="float">
            <text:p>102.153737</text:p>
          </table:table-cell>
          <table:table-cell office:value-type="float" office:value="101.115261" calcext:value-type="float">
            <text:p>101.115261</text:p>
          </table:table-cell>
          <table:table-cell office:value-type="float" office:value="0.015399" calcext:value-type="float">
            <text:p>0.015399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464" calcext:value-type="float">
            <text:p>46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040082" calcext:value-type="float">
            <text:p>1.040082</text:p>
          </table:table-cell>
          <table:table-cell office:value-type="float" office:value="101.633428" calcext:value-type="float">
            <text:p>101.633428</text:p>
          </table:table-cell>
          <table:table-cell office:value-type="float" office:value="100.593346" calcext:value-type="float">
            <text:p>100.593346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10" calcext:value-type="float">
            <text:p>2010</text:p>
          </table:table-cell>
          <table:table-cell office:value-type="float" office:value="1830" calcext:value-type="float">
            <text:p>183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.069071" calcext:value-type="float">
            <text:p>1.069071</text:p>
          </table:table-cell>
          <table:table-cell office:value-type="float" office:value="101.634962" calcext:value-type="float">
            <text:p>101.634962</text:p>
          </table:table-cell>
          <table:table-cell office:value-type="float" office:value="100.56589" calcext:value-type="float">
            <text:p>100.5658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64" calcext:value-type="float">
            <text:p>60864</text:p>
          </table:table-cell>
          <table:table-cell office:value-type="float" office:value="58032" calcext:value-type="float">
            <text:p>58032</text:p>
          </table:table-cell>
          <table:table-cell office:value-type="float" office:value="1268" calcext:value-type="float">
            <text:p>1268</text:p>
          </table:table-cell>
          <table:table-cell office:value-type="float" office:value="1209" calcext:value-type="float">
            <text:p>1209</text:p>
          </table:table-cell>
          <table:table-cell office:value-type="float" office:value="2.831056" calcext:value-type="float">
            <text:p>2.831056</text:p>
          </table:table-cell>
          <table:table-cell office:value-type="float" office:value="109.023619" calcext:value-type="float">
            <text:p>109.023619</text:p>
          </table:table-cell>
          <table:table-cell office:value-type="float" office:value="106.192563" calcext:value-type="float">
            <text:p>106.192563</text:p>
          </table:table-cell>
          <table:table-cell office:value-type="float" office:value="0.004372" calcext:value-type="float">
            <text:p>0.004372</text:p>
          </table:table-cell>
          <table:table-cell office:value-type="float" office:value="1.777664" calcext:value-type="float">
            <text:p>1.777664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9345968" calcext:value-type="float">
            <text:p>9345968</text:p>
          </table:table-cell>
          <table:table-cell office:value-type="float" office:value="21582" calcext:value-type="float">
            <text:p>21582</text:p>
          </table:table-cell>
          <table:table-cell office:value-type="float" office:value="8884" calcext:value-type="float">
            <text:p>8884</text:p>
          </table:table-cell>
          <table:table-cell office:value-type="float" office:value="1.01749" calcext:value-type="float">
            <text:p>1.01749</text:p>
          </table:table-cell>
          <table:table-cell office:value-type="float" office:value="100.512864" calcext:value-type="float">
            <text:p>100.512864</text:p>
          </table:table-cell>
          <table:table-cell office:value-type="float" office:value="99.495374" calcext:value-type="float">
            <text:p>99.495374</text:p>
          </table:table-cell>
          <table:table-cell office:value-type="float" office:value="0.75147" calcext:value-type="float">
            <text:p>0.75147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2160" calcext:value-type="float">
            <text:p>22702160</text:p>
          </table:table-cell>
          <table:table-cell office:value-type="float" office:value="773220" calcext:value-type="float">
            <text:p>773220</text:p>
          </table:table-cell>
          <table:table-cell office:value-type="float" office:value="21580" calcext:value-type="float">
            <text:p>21580</text:p>
          </table:table-cell>
          <table:table-cell office:value-type="float" office:value="735" calcext:value-type="float">
            <text:p>735</text:p>
          </table:table-cell>
          <table:table-cell office:value-type="float" office:value="1.163008" calcext:value-type="float">
            <text:p>1.163008</text:p>
          </table:table-cell>
          <table:table-cell office:value-type="float" office:value="100.401281" calcext:value-type="float">
            <text:p>100.401281</text:p>
          </table:table-cell>
          <table:table-cell office:value-type="float" office:value="99.238273" calcext:value-type="float">
            <text:p>99.238273</text:p>
          </table:table-cell>
          <table:table-cell office:value-type="float" office:value="0.062332" calcext:value-type="float">
            <text:p>0.06233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64832" calcext:value-type="float">
            <text:p>164832</text:p>
          </table:table-cell>
          <table:table-cell office:value-type="float" office:value="164552" calcext:value-type="float">
            <text:p>164552</text:p>
          </table:table-cell>
          <table:table-cell office:value-type="float" office:value="4074" calcext:value-type="float">
            <text:p>4074</text:p>
          </table:table-cell>
          <table:table-cell office:value-type="float" office:value="4067" calcext:value-type="float">
            <text:p>4067</text:p>
          </table:table-cell>
          <table:table-cell office:value-type="float" office:value="1.038602" calcext:value-type="float">
            <text:p>1.038602</text:p>
          </table:table-cell>
          <table:table-cell office:value-type="float" office:value="100.644473" calcext:value-type="float">
            <text:p>100.644473</text:p>
          </table:table-cell>
          <table:table-cell office:value-type="float" office:value="99.605871" calcext:value-type="float">
            <text:p>99.605871</text:p>
          </table:table-cell>
          <table:table-cell office:value-type="float" office:value="0.013216" calcext:value-type="float">
            <text:p>0.013216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0" calcext:value-type="float">
            <text:p>3640</text:p>
          </table:table-cell>
          <table:table-cell office:value-type="float" office:value="616" calcext:value-type="float">
            <text:p>616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.046681" calcext:value-type="float">
            <text:p>1.046681</text:p>
          </table:table-cell>
          <table:table-cell office:value-type="float" office:value="99.548521" calcext:value-type="float">
            <text:p>99.548521</text:p>
          </table:table-cell>
          <table:table-cell office:value-type="float" office:value="98.50184" calcext:value-type="float">
            <text:p>98.5018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950" calcext:value-type="float">
            <text:p>19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.05253" calcext:value-type="float">
            <text:p>1.05253</text:p>
          </table:table-cell>
          <table:table-cell office:value-type="float" office:value="96.588241" calcext:value-type="float">
            <text:p>96.588241</text:p>
          </table:table-cell>
          <table:table-cell office:value-type="float" office:value="95.535711" calcext:value-type="float">
            <text:p>95.53571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088" calcext:value-type="float">
            <text:p>59088</text:p>
          </table:table-cell>
          <table:table-cell office:value-type="float" office:value="55248" calcext:value-type="float">
            <text:p>55248</text:p>
          </table:table-cell>
          <table:table-cell office:value-type="float" office:value="1231" calcext:value-type="float">
            <text:p>1231</text:p>
          </table:table-cell>
          <table:table-cell office:value-type="float" office:value="1151" calcext:value-type="float">
            <text:p>1151</text:p>
          </table:table-cell>
          <table:table-cell office:value-type="float" office:value="2.829513" calcext:value-type="float">
            <text:p>2.829513</text:p>
          </table:table-cell>
          <table:table-cell office:value-type="float" office:value="109.027205" calcext:value-type="float">
            <text:p>109.027205</text:p>
          </table:table-cell>
          <table:table-cell office:value-type="float" office:value="106.197692" calcext:value-type="float">
            <text:p>106.197692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8370764" calcext:value-type="float">
            <text:p>8370764</text:p>
          </table:table-cell>
          <table:table-cell office:value-type="float" office:value="21682" calcext:value-type="float">
            <text:p>21682</text:p>
          </table:table-cell>
          <table:table-cell office:value-type="float" office:value="7957" calcext:value-type="float">
            <text:p>7957</text:p>
          </table:table-cell>
          <table:table-cell office:value-type="float" office:value="1.017341" calcext:value-type="float">
            <text:p>1.017341</text:p>
          </table:table-cell>
          <table:table-cell office:value-type="float" office:value="100.524906" calcext:value-type="float">
            <text:p>100.524906</text:p>
          </table:table-cell>
          <table:table-cell office:value-type="float" office:value="99.507566" calcext:value-type="float">
            <text:p>99.507566</text:p>
          </table:table-cell>
          <table:table-cell office:value-type="float" office:value="0.672975" calcext:value-type="float">
            <text:p>0.672975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6308" calcext:value-type="float">
            <text:p>22806308</text:p>
          </table:table-cell>
          <table:table-cell office:value-type="float" office:value="682748" calcext:value-type="float">
            <text:p>682748</text:p>
          </table:table-cell>
          <table:table-cell office:value-type="float" office:value="21679" calcext:value-type="float">
            <text:p>21679</text:p>
          </table:table-cell>
          <table:table-cell office:value-type="float" office:value="649" calcext:value-type="float">
            <text:p>649</text:p>
          </table:table-cell>
          <table:table-cell office:value-type="float" office:value="1.18652" calcext:value-type="float">
            <text:p>1.18652</text:p>
          </table:table-cell>
          <table:table-cell office:value-type="float" office:value="100.573824" calcext:value-type="float">
            <text:p>100.573824</text:p>
          </table:table-cell>
          <table:table-cell office:value-type="float" office:value="99.387304" calcext:value-type="float">
            <text:p>99.387304</text:p>
          </table:table-cell>
          <table:table-cell office:value-type="float" office:value="0.054957" calcext:value-type="float">
            <text:p>0.054957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5648" calcext:value-type="float">
            <text:p>205648</text:p>
          </table:table-cell>
          <table:table-cell office:value-type="float" office:value="205368" calcext:value-type="float">
            <text:p>205368</text:p>
          </table:table-cell>
          <table:table-cell office:value-type="float" office:value="5088" calcext:value-type="float">
            <text:p>5088</text:p>
          </table:table-cell>
          <table:table-cell office:value-type="float" office:value="5081" calcext:value-type="float">
            <text:p>5081</text:p>
          </table:table-cell>
          <table:table-cell office:value-type="float" office:value="1.059129" calcext:value-type="float">
            <text:p>1.059129</text:p>
          </table:table-cell>
          <table:table-cell office:value-type="float" office:value="100.908056" calcext:value-type="float">
            <text:p>100.908056</text:p>
          </table:table-cell>
          <table:table-cell office:value-type="float" office:value="99.848928" calcext:value-type="float">
            <text:p>99.848928</text:p>
          </table:table-cell>
          <table:table-cell office:value-type="float" office:value="0.016454" calcext:value-type="float">
            <text:p>0.016454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720" calcext:value-type="float">
            <text:p>72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.050554" calcext:value-type="float">
            <text:p>1.050554</text:p>
          </table:table-cell>
          <table:table-cell office:value-type="float" office:value="100.578367" calcext:value-type="float">
            <text:p>100.578367</text:p>
          </table:table-cell>
          <table:table-cell office:value-type="float" office:value="99.527813" calcext:value-type="float">
            <text:p>99.52781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58" calcext:value-type="float">
            <text:p>2058</text:p>
          </table:table-cell>
          <table:table-cell office:value-type="float" office:value="1878" calcext:value-type="float">
            <text:p>187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.076733" calcext:value-type="float">
            <text:p>1.076733</text:p>
          </table:table-cell>
          <table:table-cell office:value-type="float" office:value="100.401852" calcext:value-type="float">
            <text:p>100.401852</text:p>
          </table:table-cell>
          <table:table-cell office:value-type="float" office:value="99.32512" calcext:value-type="float">
            <text:p>99.325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952" calcext:value-type="float">
            <text:p>59952</text:p>
          </table:table-cell>
          <table:table-cell office:value-type="float" office:value="56208" calcext:value-type="float">
            <text:p>56208</text:p>
          </table:table-cell>
          <table:table-cell office:value-type="float" office:value="1249" calcext:value-type="float">
            <text:p>1249</text:p>
          </table:table-cell>
          <table:table-cell office:value-type="float" office:value="1171" calcext:value-type="float">
            <text:p>1171</text:p>
          </table:table-cell>
          <table:table-cell office:value-type="float" office:value="2.890349" calcext:value-type="float">
            <text:p>2.890349</text:p>
          </table:table-cell>
          <table:table-cell office:value-type="float" office:value="109.024981" calcext:value-type="float">
            <text:p>109.024981</text:p>
          </table:table-cell>
          <table:table-cell office:value-type="float" office:value="106.134632" calcext:value-type="float">
            <text:p>106.134632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1.794048" calcext:value-type="float">
            <text:p>1.7940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8131960" calcext:value-type="float">
            <text:p>8131960</text:p>
          </table:table-cell>
          <table:table-cell office:value-type="float" office:value="21780" calcext:value-type="float">
            <text:p>21780</text:p>
          </table:table-cell>
          <table:table-cell office:value-type="float" office:value="7730" calcext:value-type="float">
            <text:p>7730</text:p>
          </table:table-cell>
          <table:table-cell office:value-type="float" office:value="1.009301" calcext:value-type="float">
            <text:p>1.009301</text:p>
          </table:table-cell>
          <table:table-cell office:value-type="float" office:value="100.546236" calcext:value-type="float">
            <text:p>100.546236</text:p>
          </table:table-cell>
          <table:table-cell office:value-type="float" office:value="99.536935" calcext:value-type="float">
            <text:p>99.536935</text:p>
          </table:table-cell>
          <table:table-cell office:value-type="float" office:value="0.653583" calcext:value-type="float">
            <text:p>0.65358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0456" calcext:value-type="float">
            <text:p>22910456</text:p>
          </table:table-cell>
          <table:table-cell office:value-type="float" office:value="685904" calcext:value-type="float">
            <text:p>685904</text:p>
          </table:table-cell>
          <table:table-cell office:value-type="float" office:value="21778" calcext:value-type="float">
            <text:p>21778</text:p>
          </table:table-cell>
          <table:table-cell office:value-type="float" office:value="652" calcext:value-type="float">
            <text:p>652</text:p>
          </table:table-cell>
          <table:table-cell office:value-type="float" office:value="1.170383" calcext:value-type="float">
            <text:p>1.170383</text:p>
          </table:table-cell>
          <table:table-cell office:value-type="float" office:value="100.82152" calcext:value-type="float">
            <text:p>100.82152</text:p>
          </table:table-cell>
          <table:table-cell office:value-type="float" office:value="99.651136" calcext:value-type="float">
            <text:p>99.651136</text:p>
          </table:table-cell>
          <table:table-cell office:value-type="float" office:value="0.055064" calcext:value-type="float">
            <text:p>0.05506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13336" calcext:value-type="float">
            <text:p>213336</text:p>
          </table:table-cell>
          <table:table-cell table:number-columns-repeated="2" office:value-type="float" office:value="5276" calcext:value-type="float">
            <text:p>5276</text:p>
          </table:table-cell>
          <table:table-cell office:value-type="float" office:value="1.034654" calcext:value-type="float">
            <text:p>1.034654</text:p>
          </table:table-cell>
          <table:table-cell office:value-type="float" office:value="100.746529" calcext:value-type="float">
            <text:p>100.746529</text:p>
          </table:table-cell>
          <table:table-cell office:value-type="float" office:value="99.711875" calcext:value-type="float">
            <text:p>99.711875</text:p>
          </table:table-cell>
          <table:table-cell office:value-type="float" office:value="0.017116" calcext:value-type="float">
            <text:p>0.017116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24" calcext:value-type="float">
            <text:p>3024</text:p>
          </table:table-cell>
          <table:table-cell office:value-type="float" office:value="528" calcext:value-type="float">
            <text:p>52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.036181" calcext:value-type="float">
            <text:p>1.036181</text:p>
          </table:table-cell>
          <table:table-cell office:value-type="float" office:value="100.827588" calcext:value-type="float">
            <text:p>100.827588</text:p>
          </table:table-cell>
          <table:table-cell office:value-type="float" office:value="99.791407" calcext:value-type="float">
            <text:p>99.79140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728" calcext:value-type="float">
            <text:p>172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.053945" calcext:value-type="float">
            <text:p>1.053945</text:p>
          </table:table-cell>
          <table:table-cell office:value-type="float" office:value="100.666158" calcext:value-type="float">
            <text:p>100.666158</text:p>
          </table:table-cell>
          <table:table-cell office:value-type="float" office:value="99.612214" calcext:value-type="float">
            <text:p>99.61221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2142" calcext:value-type="float">
            <text:p>62142</text:p>
          </table:table-cell>
          <table:table-cell office:value-type="float" office:value="58590" calcext:value-type="float">
            <text:p>58590</text:p>
          </table:table-cell>
          <table:table-cell office:value-type="float" office:value="1295" calcext:value-type="float">
            <text:p>1295</text:p>
          </table:table-cell>
          <table:table-cell office:value-type="float" office:value="1221" calcext:value-type="float">
            <text:p>1221</text:p>
          </table:table-cell>
          <table:table-cell office:value-type="float" office:value="2.822182" calcext:value-type="float">
            <text:p>2.822182</text:p>
          </table:table-cell>
          <table:table-cell office:value-type="float" office:value="109.026841" calcext:value-type="float">
            <text:p>109.026841</text:p>
          </table:table-cell>
          <table:table-cell office:value-type="float" office:value="106.20466" calcext:value-type="float">
            <text:p>106.20466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8616932" calcext:value-type="float">
            <text:p>8616932</text:p>
          </table:table-cell>
          <table:table-cell office:value-type="float" office:value="21879" calcext:value-type="float">
            <text:p>21879</text:p>
          </table:table-cell>
          <table:table-cell office:value-type="float" office:value="8191" calcext:value-type="float">
            <text:p>8191</text:p>
          </table:table-cell>
          <table:table-cell office:value-type="float" office:value="1.036478" calcext:value-type="float">
            <text:p>1.036478</text:p>
          </table:table-cell>
          <table:table-cell office:value-type="float" office:value="100.476583" calcext:value-type="float">
            <text:p>100.476583</text:p>
          </table:table-cell>
          <table:table-cell office:value-type="float" office:value="99.440105" calcext:value-type="float">
            <text:p>99.440105</text:p>
          </table:table-cell>
          <table:table-cell office:value-type="float" office:value="0.693236" calcext:value-type="float">
            <text:p>0.693236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912" calcext:value-type="float">
            <text:p>60912</text:p>
          </table:table-cell>
          <table:table-cell office:value-type="float" office:value="58800" calcext:value-type="float">
            <text:p>58800</text:p>
          </table:table-cell>
          <table:table-cell office:value-type="float" office:value="1269" calcext:value-type="float">
            <text:p>1269</text:p>
          </table:table-cell>
          <table:table-cell office:value-type="float" office:value="1225" calcext:value-type="float">
            <text:p>1225</text:p>
          </table:table-cell>
          <table:table-cell office:value-type="float" office:value="1.021511" calcext:value-type="float">
            <text:p>1.021511</text:p>
          </table:table-cell>
          <table:table-cell office:value-type="float" office:value="109.046369" calcext:value-type="float">
            <text:p>109.046369</text:p>
          </table:table-cell>
          <table:table-cell office:value-type="float" office:value="108.024857" calcext:value-type="float">
            <text:p>108.024857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4604" calcext:value-type="float">
            <text:p>23014604</text:p>
          </table:table-cell>
          <table:table-cell office:value-type="float" office:value="734296" calcext:value-type="float">
            <text:p>734296</text:p>
          </table:table-cell>
          <table:table-cell office:value-type="float" office:value="21877" calcext:value-type="float">
            <text:p>21877</text:p>
          </table:table-cell>
          <table:table-cell office:value-type="float" office:value="698" calcext:value-type="float">
            <text:p>698</text:p>
          </table:table-cell>
          <table:table-cell office:value-type="float" office:value="1.570079" calcext:value-type="float">
            <text:p>1.570079</text:p>
          </table:table-cell>
          <table:table-cell office:value-type="float" office:value="96.394606" calcext:value-type="float">
            <text:p>96.394606</text:p>
          </table:table-cell>
          <table:table-cell office:value-type="float" office:value="94.824527" calcext:value-type="float">
            <text:p>94.824527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5568" calcext:value-type="float">
            <text:p>185568</text:p>
          </table:table-cell>
          <table:table-cell office:value-type="float" office:value="183888" calcext:value-type="float">
            <text:p>183888</text:p>
          </table:table-cell>
          <table:table-cell office:value-type="float" office:value="4585" calcext:value-type="float">
            <text:p>4585</text:p>
          </table:table-cell>
          <table:table-cell office:value-type="float" office:value="4543" calcext:value-type="float">
            <text:p>4543</text:p>
          </table:table-cell>
          <table:table-cell office:value-type="float" office:value="1.280898" calcext:value-type="float">
            <text:p>1.280898</text:p>
          </table:table-cell>
          <table:table-cell office:value-type="float" office:value="96.70292" calcext:value-type="float">
            <text:p>96.70292</text:p>
          </table:table-cell>
          <table:table-cell office:value-type="float" office:value="95.422022" calcext:value-type="float">
            <text:p>95.422022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0" calcext:value-type="float">
            <text:p>456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.37158" calcext:value-type="float">
            <text:p>1.37158</text:p>
          </table:table-cell>
          <table:table-cell office:value-type="float" office:value="94.665442" calcext:value-type="float">
            <text:p>94.665442</text:p>
          </table:table-cell>
          <table:table-cell office:value-type="float" office:value="93.293862" calcext:value-type="float">
            <text:p>93.29386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.309667" calcext:value-type="float">
            <text:p>1.309667</text:p>
          </table:table-cell>
          <table:table-cell office:value-type="float" office:value="95.131193" calcext:value-type="float">
            <text:p>95.131193</text:p>
          </table:table-cell>
          <table:table-cell office:value-type="float" office:value="93.821526" calcext:value-type="float">
            <text:p>93.82152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810432" calcext:value-type="float">
            <text:p>1.810432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8605360" calcext:value-type="float">
            <text:p>8605360</text:p>
          </table:table-cell>
          <table:table-cell office:value-type="float" office:value="21978" calcext:value-type="float">
            <text:p>21978</text:p>
          </table:table-cell>
          <table:table-cell office:value-type="float" office:value="8180" calcext:value-type="float">
            <text:p>8180</text:p>
          </table:table-cell>
          <table:table-cell office:value-type="float" office:value="1.007353" calcext:value-type="float">
            <text:p>1.007353</text:p>
          </table:table-cell>
          <table:table-cell office:value-type="float" office:value="100.505933" calcext:value-type="float">
            <text:p>100.505933</text:p>
          </table:table-cell>
          <table:table-cell office:value-type="float" office:value="99.49858" calcext:value-type="float">
            <text:p>99.49858</text:p>
          </table:table-cell>
          <table:table-cell office:value-type="float" office:value="0.691898" calcext:value-type="float">
            <text:p>0.69189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18752" calcext:value-type="float">
            <text:p>23118752</text:p>
          </table:table-cell>
          <table:table-cell office:value-type="float" office:value="711152" calcext:value-type="float">
            <text:p>711152</text:p>
          </table:table-cell>
          <table:table-cell office:value-type="float" office:value="21976" calcext:value-type="float">
            <text:p>21976</text:p>
          </table:table-cell>
          <table:table-cell office:value-type="float" office:value="676" calcext:value-type="float">
            <text:p>676</text:p>
          </table:table-cell>
          <table:table-cell office:value-type="float" office:value="1.498966" calcext:value-type="float">
            <text:p>1.498966</text:p>
          </table:table-cell>
          <table:table-cell office:value-type="float" office:value="100.566149" calcext:value-type="float">
            <text:p>100.566149</text:p>
          </table:table-cell>
          <table:table-cell office:value-type="float" office:value="99.067183" calcext:value-type="float">
            <text:p>99.067183</text:p>
          </table:table-cell>
          <table:table-cell office:value-type="float" office:value="0.057428" calcext:value-type="float">
            <text:p>0.05742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312" calcext:value-type="float">
            <text:p>200312</text:p>
          </table:table-cell>
          <table:table-cell office:value-type="float" office:value="198704" calcext:value-type="float">
            <text:p>198704</text:p>
          </table:table-cell>
          <table:table-cell office:value-type="float" office:value="4957" calcext:value-type="float">
            <text:p>4957</text:p>
          </table:table-cell>
          <table:table-cell office:value-type="float" office:value="4917" calcext:value-type="float">
            <text:p>4917</text:p>
          </table:table-cell>
          <table:table-cell office:value-type="float" office:value="1.291799" calcext:value-type="float">
            <text:p>1.291799</text:p>
          </table:table-cell>
          <table:table-cell office:value-type="float" office:value="99.729944" calcext:value-type="float">
            <text:p>99.729944</text:p>
          </table:table-cell>
          <table:table-cell office:value-type="float" office:value="98.438145" calcext:value-type="float">
            <text:p>98.438145</text:p>
          </table:table-cell>
          <table:table-cell office:value-type="float" office:value="0.016149" calcext:value-type="float">
            <text:p>0.016149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32" calcext:value-type="float">
            <text:p>3632</text:p>
          </table:table-cell>
          <table:table-cell office:value-type="float" office:value="520" calcext:value-type="float">
            <text:p>52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.393922" calcext:value-type="float">
            <text:p>1.393922</text:p>
          </table:table-cell>
          <table:table-cell office:value-type="float" office:value="98.385017" calcext:value-type="float">
            <text:p>98.385017</text:p>
          </table:table-cell>
          <table:table-cell office:value-type="float" office:value="96.991095" calcext:value-type="float">
            <text:p>96.99109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.309623" calcext:value-type="float">
            <text:p>1.309623</text:p>
          </table:table-cell>
          <table:table-cell office:value-type="float" office:value="96.689101" calcext:value-type="float">
            <text:p>96.689101</text:p>
          </table:table-cell>
          <table:table-cell office:value-type="float" office:value="95.379478" calcext:value-type="float">
            <text:p>95.37947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712" calcext:value-type="float">
            <text:p>59712</text:p>
          </table:table-cell>
          <table:table-cell office:value-type="float" office:value="54864" calcext:value-type="float">
            <text:p>54864</text:p>
          </table:table-cell>
          <table:table-cell office:value-type="float" office:value="1244" calcext:value-type="float">
            <text:p>1244</text:p>
          </table:table-cell>
          <table:table-cell office:value-type="float" office:value="1143" calcext:value-type="float">
            <text:p>1143</text:p>
          </table:table-cell>
          <table:table-cell office:value-type="float" office:value="2.536513" calcext:value-type="float">
            <text:p>2.536513</text:p>
          </table:table-cell>
          <table:table-cell office:value-type="float" office:value="109.025396" calcext:value-type="float">
            <text:p>109.025396</text:p>
          </table:table-cell>
          <table:table-cell office:value-type="float" office:value="106.488883" calcext:value-type="float">
            <text:p>106.488883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9510080" calcext:value-type="float">
            <text:p>9510080</text:p>
          </table:table-cell>
          <table:table-cell office:value-type="float" office:value="22077" calcext:value-type="float">
            <text:p>22077</text:p>
          </table:table-cell>
          <table:table-cell office:value-type="float" office:value="9040" calcext:value-type="float">
            <text:p>9040</text:p>
          </table:table-cell>
          <table:table-cell office:value-type="float" office:value="1.014281" calcext:value-type="float">
            <text:p>1.014281</text:p>
          </table:table-cell>
          <table:table-cell office:value-type="float" office:value="100.517227" calcext:value-type="float">
            <text:p>100.517227</text:p>
          </table:table-cell>
          <table:table-cell office:value-type="float" office:value="99.502946" calcext:value-type="float">
            <text:p>99.502946</text:p>
          </table:table-cell>
          <table:table-cell office:value-type="float" office:value="0.764607" calcext:value-type="float">
            <text:p>0.76460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2900" calcext:value-type="float">
            <text:p>23222900</text:p>
          </table:table-cell>
          <table:table-cell office:value-type="float" office:value="696424" calcext:value-type="float">
            <text:p>696424</text:p>
          </table:table-cell>
          <table:table-cell office:value-type="float" office:value="22075" calcext:value-type="float">
            <text:p>22075</text:p>
          </table:table-cell>
          <table:table-cell office:value-type="float" office:value="662" calcext:value-type="float">
            <text:p>662</text:p>
          </table:table-cell>
          <table:table-cell office:value-type="float" office:value="1.184473" calcext:value-type="float">
            <text:p>1.184473</text:p>
          </table:table-cell>
          <table:table-cell office:value-type="float" office:value="100.848638" calcext:value-type="float">
            <text:p>100.848638</text:p>
          </table:table-cell>
          <table:table-cell office:value-type="float" office:value="99.664164" calcext:value-type="float">
            <text:p>99.664164</text:p>
          </table:table-cell>
          <table:table-cell office:value-type="float" office:value="0.055902" calcext:value-type="float">
            <text:p>0.055902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4968" calcext:value-type="float">
            <text:p>174968</text:p>
          </table:table-cell>
          <table:table-cell office:value-type="float" office:value="173032" calcext:value-type="float">
            <text:p>173032</text:p>
          </table:table-cell>
          <table:table-cell office:value-type="float" office:value="4321" calcext:value-type="float">
            <text:p>4321</text:p>
          </table:table-cell>
          <table:table-cell office:value-type="float" office:value="4273" calcext:value-type="float">
            <text:p>4273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100.859552" calcext:value-type="float">
            <text:p>100.859552</text:p>
          </table:table-cell>
          <table:table-cell office:value-type="float" office:value="99.801767" calcext:value-type="float">
            <text:p>99.801767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12" calcext:value-type="float">
            <text:p>3912</text:p>
          </table:table-cell>
          <table:table-cell office:value-type="float" office:value="816" calcext:value-type="float">
            <text:p>816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.064774" calcext:value-type="float">
            <text:p>1.064774</text:p>
          </table:table-cell>
          <table:table-cell office:value-type="float" office:value="100.857905" calcext:value-type="float">
            <text:p>100.857905</text:p>
          </table:table-cell>
          <table:table-cell office:value-type="float" office:value="99.793131" calcext:value-type="float">
            <text:p>99.79313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08" calcext:value-type="float">
            <text:p>1908</text:p>
          </table:table-cell>
          <table:table-cell office:value-type="float" office:value="1788" calcext:value-type="float">
            <text:p>178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.083921" calcext:value-type="float">
            <text:p>1.083921</text:p>
          </table:table-cell>
          <table:table-cell office:value-type="float" office:value="100.450297" calcext:value-type="float">
            <text:p>100.450297</text:p>
          </table:table-cell>
          <table:table-cell office:value-type="float" office:value="99.366376" calcext:value-type="float">
            <text:p>99.36637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654" calcext:value-type="float">
            <text:p>60654</text:p>
          </table:table-cell>
          <table:table-cell office:value-type="float" office:value="58878" calcext:value-type="float">
            <text:p>58878</text:p>
          </table:table-cell>
          <table:table-cell office:value-type="float" office:value="1264" calcext:value-type="float">
            <text:p>1264</text:p>
          </table:table-cell>
          <table:table-cell office:value-type="float" office:value="1227" calcext:value-type="float">
            <text:p>1227</text:p>
          </table:table-cell>
          <table:table-cell office:value-type="float" office:value="2.296634" calcext:value-type="float">
            <text:p>2.296634</text:p>
          </table:table-cell>
          <table:table-cell office:value-type="float" office:value="109.025393" calcext:value-type="float">
            <text:p>109.025393</text:p>
          </table:table-cell>
          <table:table-cell office:value-type="float" office:value="106.728758" calcext:value-type="float">
            <text:p>106.728758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1.826816" calcext:value-type="float">
            <text:p>1.8268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8860996" calcext:value-type="float">
            <text:p>8860996</text:p>
          </table:table-cell>
          <table:table-cell office:value-type="float" office:value="22176" calcext:value-type="float">
            <text:p>22176</text:p>
          </table:table-cell>
          <table:table-cell office:value-type="float" office:value="8423" calcext:value-type="float">
            <text:p>8423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00.47442" calcext:value-type="float">
            <text:p>100.47442</text:p>
          </table:table-cell>
          <table:table-cell office:value-type="float" office:value="99.45516" calcext:value-type="float">
            <text:p>99.45516</text:p>
          </table:table-cell>
          <table:table-cell office:value-type="float" office:value="0.712763" calcext:value-type="float">
            <text:p>0.71276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7048" calcext:value-type="float">
            <text:p>23327048</text:p>
          </table:table-cell>
          <table:table-cell office:value-type="float" office:value="733244" calcext:value-type="float">
            <text:p>733244</text:p>
          </table:table-cell>
          <table:table-cell office:value-type="float" office:value="22174" calcext:value-type="float">
            <text:p>22174</text:p>
          </table:table-cell>
          <table:table-cell office:value-type="float" office:value="697" calcext:value-type="float">
            <text:p>697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101.335927" calcext:value-type="float">
            <text:p>101.335927</text:p>
          </table:table-cell>
          <table:table-cell office:value-type="float" office:value="100.158805" calcext:value-type="float">
            <text:p>100.158805</text:p>
          </table:table-cell>
          <table:table-cell office:value-type="float" office:value="0.058567" calcext:value-type="float">
            <text:p>0.05856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4584" calcext:value-type="float">
            <text:p>184584</text:p>
          </table:table-cell>
          <table:table-cell office:value-type="float" office:value="183424" calcext:value-type="float">
            <text:p>183424</text:p>
          </table:table-cell>
          <table:table-cell office:value-type="float" office:value="4564" calcext:value-type="float">
            <text:p>4564</text:p>
          </table:table-cell>
          <table:table-cell office:value-type="float" office:value="4535" calcext:value-type="float">
            <text:p>4535</text:p>
          </table:table-cell>
          <table:table-cell office:value-type="float" office:value="1.046316" calcext:value-type="float">
            <text:p>1.046316</text:p>
          </table:table-cell>
          <table:table-cell office:value-type="float" office:value="100.836864" calcext:value-type="float">
            <text:p>100.836864</text:p>
          </table:table-cell>
          <table:table-cell office:value-type="float" office:value="99.790548" calcext:value-type="float">
            <text:p>99.790548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384" calcext:value-type="float">
            <text:p>38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.053465" calcext:value-type="float">
            <text:p>1.053465</text:p>
          </table:table-cell>
          <table:table-cell office:value-type="float" office:value="100.838291" calcext:value-type="float">
            <text:p>100.838291</text:p>
          </table:table-cell>
          <table:table-cell office:value-type="float" office:value="99.784826" calcext:value-type="float">
            <text:p>99.78482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530" calcext:value-type="float">
            <text:p>153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.072399" calcext:value-type="float">
            <text:p>1.072399</text:p>
          </table:table-cell>
          <table:table-cell office:value-type="float" office:value="100.839785" calcext:value-type="float">
            <text:p>100.839785</text:p>
          </table:table-cell>
          <table:table-cell office:value-type="float" office:value="99.767386" calcext:value-type="float">
            <text:p>99.76738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384" calcext:value-type="float">
            <text:p>60384</text:p>
          </table:table-cell>
          <table:table-cell office:value-type="float" office:value="56928" calcext:value-type="float">
            <text:p>56928</text:p>
          </table:table-cell>
          <table:table-cell office:value-type="float" office:value="1258" calcext:value-type="float">
            <text:p>1258</text:p>
          </table:table-cell>
          <table:table-cell office:value-type="float" office:value="1186" calcext:value-type="float">
            <text:p>1186</text:p>
          </table:table-cell>
          <table:table-cell office:value-type="float" office:value="2.306046" calcext:value-type="float">
            <text:p>2.306046</text:p>
          </table:table-cell>
          <table:table-cell office:value-type="float" office:value="109.025333" calcext:value-type="float">
            <text:p>109.025333</text:p>
          </table:table-cell>
          <table:table-cell office:value-type="float" office:value="106.719287" calcext:value-type="float">
            <text:p>106.719287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8915700" calcext:value-type="float">
            <text:p>8915700</text:p>
          </table:table-cell>
          <table:table-cell office:value-type="float" office:value="22276" calcext:value-type="float">
            <text:p>22276</text:p>
          </table:table-cell>
          <table:table-cell office:value-type="float" office:value="8475" calcext:value-type="float">
            <text:p>8475</text:p>
          </table:table-cell>
          <table:table-cell office:value-type="float" office:value="1.018329" calcext:value-type="float">
            <text:p>1.018329</text:p>
          </table:table-cell>
          <table:table-cell office:value-type="float" office:value="100.890687" calcext:value-type="float">
            <text:p>100.890687</text:p>
          </table:table-cell>
          <table:table-cell office:value-type="float" office:value="99.872357" calcext:value-type="float">
            <text:p>99.872357</text:p>
          </table:table-cell>
          <table:table-cell office:value-type="float" office:value="0.714168" calcext:value-type="float">
            <text:p>0.714168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1196" calcext:value-type="float">
            <text:p>23431196</text:p>
          </table:table-cell>
          <table:table-cell office:value-type="float" office:value="643824" calcext:value-type="float">
            <text:p>643824</text:p>
          </table:table-cell>
          <table:table-cell office:value-type="float" office:value="22273" calcext:value-type="float">
            <text:p>22273</text:p>
          </table:table-cell>
          <table:table-cell office:value-type="float" office:value="612" calcext:value-type="float">
            <text:p>612</text:p>
          </table:table-cell>
          <table:table-cell office:value-type="float" office:value="1.153791" calcext:value-type="float">
            <text:p>1.153791</text:p>
          </table:table-cell>
          <table:table-cell office:value-type="float" office:value="101.122682" calcext:value-type="float">
            <text:p>101.122682</text:p>
          </table:table-cell>
          <table:table-cell office:value-type="float" office:value="99.96889" calcext:value-type="float">
            <text:p>99.96889</text:p>
          </table:table-cell>
          <table:table-cell office:value-type="float" office:value="0.051522" calcext:value-type="float">
            <text:p>0.051522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672" calcext:value-type="float">
            <text:p>194672</text:p>
          </table:table-cell>
          <table:table-cell office:value-type="float" office:value="193984" calcext:value-type="float">
            <text:p>193984</text:p>
          </table:table-cell>
          <table:table-cell office:value-type="float" office:value="4815" calcext:value-type="float">
            <text:p>4815</text:p>
          </table:table-cell>
          <table:table-cell office:value-type="float" office:value="4798" calcext:value-type="float">
            <text:p>4798</text:p>
          </table:table-cell>
          <table:table-cell office:value-type="float" office:value="1.03434" calcext:value-type="float">
            <text:p>1.03434</text:p>
          </table:table-cell>
          <table:table-cell office:value-type="float" office:value="101.07553" calcext:value-type="float">
            <text:p>101.07553</text:p>
          </table:table-cell>
          <table:table-cell office:value-type="float" office:value="100.04119" calcext:value-type="float">
            <text:p>100.04119</text:p>
          </table:table-cell>
          <table:table-cell office:value-type="float" office:value="0.015512" calcext:value-type="float">
            <text:p>0.015512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520" calcext:value-type="float">
            <text:p>52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.05323" calcext:value-type="float">
            <text:p>1.05323</text:p>
          </table:table-cell>
          <table:table-cell office:value-type="float" office:value="100.892153" calcext:value-type="float">
            <text:p>100.892153</text:p>
          </table:table-cell>
          <table:table-cell office:value-type="float" office:value="99.838923" calcext:value-type="float">
            <text:p>99.83892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2148" calcext:value-type="float">
            <text:p>2148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.051824" calcext:value-type="float">
            <text:p>1.051824</text:p>
          </table:table-cell>
          <table:table-cell office:value-type="float" office:value="100.516638" calcext:value-type="float">
            <text:p>100.516638</text:p>
          </table:table-cell>
          <table:table-cell office:value-type="float" office:value="99.464814" calcext:value-type="float">
            <text:p>99.46481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8128" calcext:value-type="float">
            <text:p>58128</text:p>
          </table:table-cell>
          <table:table-cell office:value-type="float" office:value="55440" calcext:value-type="float">
            <text:p>55440</text:p>
          </table:table-cell>
          <table:table-cell office:value-type="float" office:value="1211" calcext:value-type="float">
            <text:p>1211</text:p>
          </table:table-cell>
          <table:table-cell office:value-type="float" office:value="1155" calcext:value-type="float">
            <text:p>1155</text:p>
          </table:table-cell>
          <table:table-cell office:value-type="float" office:value="2.333212" calcext:value-type="float">
            <text:p>2.333212</text:p>
          </table:table-cell>
          <table:table-cell office:value-type="float" office:value="109.022676" calcext:value-type="float">
            <text:p>109.022676</text:p>
          </table:table-cell>
          <table:table-cell office:value-type="float" office:value="106.689464" calcext:value-type="float">
            <text:p>106.689464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1.8432" calcext:value-type="float">
            <text:p>1.843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8174040" calcext:value-type="float">
            <text:p>8174040</text:p>
          </table:table-cell>
          <table:table-cell office:value-type="float" office:value="22374" calcext:value-type="float">
            <text:p>22374</text:p>
          </table:table-cell>
          <table:table-cell office:value-type="float" office:value="7770" calcext:value-type="float">
            <text:p>7770</text:p>
          </table:table-cell>
          <table:table-cell office:value-type="float" office:value="1.007282" calcext:value-type="float">
            <text:p>1.007282</text:p>
          </table:table-cell>
          <table:table-cell office:value-type="float" office:value="100.516297" calcext:value-type="float">
            <text:p>100.516297</text:p>
          </table:table-cell>
          <table:table-cell office:value-type="float" office:value="99.509015" calcext:value-type="float">
            <text:p>99.509015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5344" calcext:value-type="float">
            <text:p>23535344</text:p>
          </table:table-cell>
          <table:table-cell office:value-type="float" office:value="680644" calcext:value-type="float">
            <text:p>680644</text:p>
          </table:table-cell>
          <table:table-cell office:value-type="float" office:value="22372" calcext:value-type="float">
            <text:p>22372</text:p>
          </table:table-cell>
          <table:table-cell office:value-type="float" office:value="647" calcext:value-type="float">
            <text:p>647</text:p>
          </table:table-cell>
          <table:table-cell office:value-type="float" office:value="1.515559" calcext:value-type="float">
            <text:p>1.515559</text:p>
          </table:table-cell>
          <table:table-cell office:value-type="float" office:value="100.716727" calcext:value-type="float">
            <text:p>100.716727</text:p>
          </table:table-cell>
          <table:table-cell office:value-type="float" office:value="99.201168" calcext:value-type="float">
            <text:p>99.201168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3496" calcext:value-type="float">
            <text:p>203496</text:p>
          </table:table-cell>
          <table:table-cell office:value-type="float" office:value="203056" calcext:value-type="float">
            <text:p>203056</text:p>
          </table:table-cell>
          <table:table-cell office:value-type="float" office:value="5033" calcext:value-type="float">
            <text:p>5033</text:p>
          </table:table-cell>
          <table:table-cell office:value-type="float" office:value="5022" calcext:value-type="float">
            <text:p>5022</text:p>
          </table:table-cell>
          <table:table-cell office:value-type="float" office:value="1.286647" calcext:value-type="float">
            <text:p>1.286647</text:p>
          </table:table-cell>
          <table:table-cell office:value-type="float" office:value="100.608821" calcext:value-type="float">
            <text:p>100.608821</text:p>
          </table:table-cell>
          <table:table-cell office:value-type="float" office:value="99.322174" calcext:value-type="float">
            <text:p>99.322174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56" calcext:value-type="float">
            <text:p>4056</text:p>
          </table:table-cell>
          <table:table-cell office:value-type="float" office:value="624" calcext:value-type="float">
            <text:p>62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.394351" calcext:value-type="float">
            <text:p>1.394351</text:p>
          </table:table-cell>
          <table:table-cell office:value-type="float" office:value="100.723349" calcext:value-type="float">
            <text:p>100.723349</text:p>
          </table:table-cell>
          <table:table-cell office:value-type="float" office:value="99.328997" calcext:value-type="float">
            <text:p>99.32899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28" calcext:value-type="float">
            <text:p>2328</text:p>
          </table:table-cell>
          <table:table-cell office:value-type="float" office:value="1998" calcext:value-type="float">
            <text:p>199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.304771" calcext:value-type="float">
            <text:p>1.304771</text:p>
          </table:table-cell>
          <table:table-cell office:value-type="float" office:value="100.721871" calcext:value-type="float">
            <text:p>100.721871</text:p>
          </table:table-cell>
          <table:table-cell office:value-type="float" office:value="99.4171" calcext:value-type="float">
            <text:p>99.417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184" calcext:value-type="float">
            <text:p>59184</text:p>
          </table:table-cell>
          <table:table-cell office:value-type="float" office:value="55872" calcext:value-type="float">
            <text:p>55872</text:p>
          </table:table-cell>
          <table:table-cell office:value-type="float" office:value="1233" calcext:value-type="float">
            <text:p>1233</text:p>
          </table:table-cell>
          <table:table-cell office:value-type="float" office:value="1164" calcext:value-type="float">
            <text:p>1164</text:p>
          </table:table-cell>
          <table:table-cell office:value-type="float" office:value="3.016806" calcext:value-type="float">
            <text:p>3.016806</text:p>
          </table:table-cell>
          <table:table-cell office:value-type="float" office:value="109.023127" calcext:value-type="float">
            <text:p>109.023127</text:p>
          </table:table-cell>
          <table:table-cell office:value-type="float" office:value="106.006321" calcext:value-type="float">
            <text:p>106.006321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8757900" calcext:value-type="float">
            <text:p>8757900</text:p>
          </table:table-cell>
          <table:table-cell office:value-type="float" office:value="22474" calcext:value-type="float">
            <text:p>22474</text:p>
          </table:table-cell>
          <table:table-cell office:value-type="float" office:value="8325" calcext:value-type="float">
            <text:p>8325</text:p>
          </table:table-cell>
          <table:table-cell office:value-type="float" office:value="1.018281" calcext:value-type="float">
            <text:p>1.018281</text:p>
          </table:table-cell>
          <table:table-cell office:value-type="float" office:value="100.509714" calcext:value-type="float">
            <text:p>100.509714</text:p>
          </table:table-cell>
          <table:table-cell office:value-type="float" office:value="99.491433" calcext:value-type="float">
            <text:p>99.491433</text:p>
          </table:table-cell>
          <table:table-cell office:value-type="float" office:value="0.704213" calcext:value-type="float">
            <text:p>0.704213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39492" calcext:value-type="float">
            <text:p>23639492</text:p>
          </table:table-cell>
          <table:table-cell office:value-type="float" office:value="722724" calcext:value-type="float">
            <text:p>722724</text:p>
          </table:table-cell>
          <table:table-cell office:value-type="float" office:value="22471" calcext:value-type="float">
            <text:p>22471</text:p>
          </table:table-cell>
          <table:table-cell office:value-type="float" office:value="687" calcext:value-type="float">
            <text:p>687</text:p>
          </table:table-cell>
          <table:table-cell office:value-type="float" office:value="1.176611" calcext:value-type="float">
            <text:p>1.176611</text:p>
          </table:table-cell>
          <table:table-cell office:value-type="float" office:value="100.743435" calcext:value-type="float">
            <text:p>100.743435</text:p>
          </table:table-cell>
          <table:table-cell office:value-type="float" office:value="99.566824" calcext:value-type="float">
            <text:p>99.566824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984" calcext:value-type="float">
            <text:p>193984</text:p>
          </table:table-cell>
          <table:table-cell office:value-type="float" office:value="193824" calcext:value-type="float">
            <text:p>193824</text:p>
          </table:table-cell>
          <table:table-cell office:value-type="float" office:value="4792" calcext:value-type="float">
            <text:p>4792</text:p>
          </table:table-cell>
          <table:table-cell office:value-type="float" office:value="4788" calcext:value-type="float">
            <text:p>4788</text:p>
          </table:table-cell>
          <table:table-cell office:value-type="float" office:value="1.034151" calcext:value-type="float">
            <text:p>1.034151</text:p>
          </table:table-cell>
          <table:table-cell office:value-type="float" office:value="100.642275" calcext:value-type="float">
            <text:p>100.642275</text:p>
          </table:table-cell>
          <table:table-cell office:value-type="float" office:value="99.608124" calcext:value-type="float">
            <text:p>99.608124</text:p>
          </table:table-cell>
          <table:table-cell office:value-type="float" office:value="0.015567" calcext:value-type="float">
            <text:p>0.015567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84" calcext:value-type="float">
            <text:p>3584</text:p>
          </table:table-cell>
          <table:table-cell office:value-type="float" office:value="672" calcext:value-type="float">
            <text:p>67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.059064" calcext:value-type="float">
            <text:p>1.059064</text:p>
          </table:table-cell>
          <table:table-cell office:value-type="float" office:value="101.006098" calcext:value-type="float">
            <text:p>101.006098</text:p>
          </table:table-cell>
          <table:table-cell office:value-type="float" office:value="99.947034" calcext:value-type="float">
            <text:p>99.94703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2088" calcext:value-type="float">
            <text:p>208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.052115" calcext:value-type="float">
            <text:p>1.052115</text:p>
          </table:table-cell>
          <table:table-cell office:value-type="float" office:value="100.570599" calcext:value-type="float">
            <text:p>100.570599</text:p>
          </table:table-cell>
          <table:table-cell office:value-type="float" office:value="99.518483" calcext:value-type="float">
            <text:p>99.51848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550" calcext:value-type="float">
            <text:p>59550</text:p>
          </table:table-cell>
          <table:table-cell office:value-type="float" office:value="56718" calcext:value-type="float">
            <text:p>56718</text:p>
          </table:table-cell>
          <table:table-cell office:value-type="float" office:value="1241" calcext:value-type="float">
            <text:p>1241</text:p>
          </table:table-cell>
          <table:table-cell office:value-type="float" office:value="1182" calcext:value-type="float">
            <text:p>1182</text:p>
          </table:table-cell>
          <table:table-cell office:value-type="float" office:value="2.279574" calcext:value-type="float">
            <text:p>2.279574</text:p>
          </table:table-cell>
          <table:table-cell office:value-type="float" office:value="109.024712" calcext:value-type="float">
            <text:p>109.024712</text:p>
          </table:table-cell>
          <table:table-cell office:value-type="float" office:value="106.745138" calcext:value-type="float">
            <text:p>106.745138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1.859584" calcext:value-type="float">
            <text:p>1.85958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153000" calcext:value-type="float">
            <text:p>8153000</text:p>
          </table:table-cell>
          <table:table-cell office:value-type="float" office:value="22572" calcext:value-type="float">
            <text:p>22572</text:p>
          </table:table-cell>
          <table:table-cell office:value-type="float" office:value="7750" calcext:value-type="float">
            <text:p>7750</text:p>
          </table:table-cell>
          <table:table-cell office:value-type="float" office:value="1.015361" calcext:value-type="float">
            <text:p>1.015361</text:p>
          </table:table-cell>
          <table:table-cell office:value-type="float" office:value="100.516258" calcext:value-type="float">
            <text:p>100.516258</text:p>
          </table:table-cell>
          <table:table-cell office:value-type="float" office:value="99.500897" calcext:value-type="float">
            <text:p>99.500897</text:p>
          </table:table-cell>
          <table:table-cell office:value-type="float" office:value="0.655512" calcext:value-type="float">
            <text:p>0.655512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3640" calcext:value-type="float">
            <text:p>23743640</text:p>
          </table:table-cell>
          <table:table-cell office:value-type="float" office:value="706944" calcext:value-type="float">
            <text:p>706944</text:p>
          </table:table-cell>
          <table:table-cell office:value-type="float" office:value="22570" calcext:value-type="float">
            <text:p>22570</text:p>
          </table:table-cell>
          <table:table-cell office:value-type="float" office:value="672" calcext:value-type="float">
            <text:p>672</text:p>
          </table:table-cell>
          <table:table-cell office:value-type="float" office:value="1.162949" calcext:value-type="float">
            <text:p>1.162949</text:p>
          </table:table-cell>
          <table:table-cell office:value-type="float" office:value="100.232216" calcext:value-type="float">
            <text:p>100.232216</text:p>
          </table:table-cell>
          <table:table-cell office:value-type="float" office:value="99.069267" calcext:value-type="float">
            <text:p>99.069267</text:p>
          </table:table-cell>
          <table:table-cell office:value-type="float" office:value="0.057087" calcext:value-type="float">
            <text:p>0.05708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4432" calcext:value-type="float">
            <text:p>204432</text:p>
          </table:table-cell>
          <table:table-cell office:value-type="float" office:value="204192" calcext:value-type="float">
            <text:p>204192</text:p>
          </table:table-cell>
          <table:table-cell office:value-type="float" office:value="5060" calcext:value-type="float">
            <text:p>5060</text:p>
          </table:table-cell>
          <table:table-cell office:value-type="float" office:value="5054" calcext:value-type="float">
            <text:p>5054</text:p>
          </table:table-cell>
          <table:table-cell office:value-type="float" office:value="1.043927" calcext:value-type="float">
            <text:p>1.043927</text:p>
          </table:table-cell>
          <table:table-cell office:value-type="float" office:value="100.544481" calcext:value-type="float">
            <text:p>100.544481</text:p>
          </table:table-cell>
          <table:table-cell office:value-type="float" office:value="99.500554" calcext:value-type="float">
            <text:p>99.500554</text:p>
          </table:table-cell>
          <table:table-cell office:value-type="float" office:value="0.016417" calcext:value-type="float">
            <text:p>0.01641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472" calcext:value-type="float">
            <text:p>472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.052026" calcext:value-type="float">
            <text:p>1.052026</text:p>
          </table:table-cell>
          <table:table-cell office:value-type="float" office:value="101.006326" calcext:value-type="float">
            <text:p>101.006326</text:p>
          </table:table-cell>
          <table:table-cell office:value-type="float" office:value="99.9543" calcext:value-type="float">
            <text:p>99.954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908" calcext:value-type="float">
            <text:p>190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.057715" calcext:value-type="float">
            <text:p>1.057715</text:p>
          </table:table-cell>
          <table:table-cell office:value-type="float" office:value="100.52082" calcext:value-type="float">
            <text:p>100.52082</text:p>
          </table:table-cell>
          <table:table-cell office:value-type="float" office:value="99.463105" calcext:value-type="float">
            <text:p>99.4631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62" calcext:value-type="float">
            <text:p>60462</text:p>
          </table:table-cell>
          <table:table-cell office:value-type="float" office:value="57054" calcext:value-type="float">
            <text:p>57054</text:p>
          </table:table-cell>
          <table:table-cell office:value-type="float" office:value="1260" calcext:value-type="float">
            <text:p>1260</text:p>
          </table:table-cell>
          <table:table-cell office:value-type="float" office:value="1189" calcext:value-type="float">
            <text:p>1189</text:p>
          </table:table-cell>
          <table:table-cell office:value-type="float" office:value="2.25726" calcext:value-type="float">
            <text:p>2.25726</text:p>
          </table:table-cell>
          <table:table-cell office:value-type="float" office:value="109.025686" calcext:value-type="float">
            <text:p>109.025686</text:p>
          </table:table-cell>
          <table:table-cell office:value-type="float" office:value="106.768427" calcext:value-type="float">
            <text:p>106.768427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8440196" calcext:value-type="float">
            <text:p>8440196</text:p>
          </table:table-cell>
          <table:table-cell office:value-type="float" office:value="22672" calcext:value-type="float">
            <text:p>22672</text:p>
          </table:table-cell>
          <table:table-cell office:value-type="float" office:value="8023" calcext:value-type="float">
            <text:p>8023</text:p>
          </table:table-cell>
          <table:table-cell office:value-type="float" office:value="1.014221" calcext:value-type="float">
            <text:p>1.014221</text:p>
          </table:table-cell>
          <table:table-cell office:value-type="float" office:value="100.672131" calcext:value-type="float">
            <text:p>100.672131</text:p>
          </table:table-cell>
          <table:table-cell office:value-type="float" office:value="99.65791" calcext:value-type="float">
            <text:p>99.65791</text:p>
          </table:table-cell>
          <table:table-cell office:value-type="float" office:value="0.677533" calcext:value-type="float">
            <text:p>0.677533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47788" calcext:value-type="float">
            <text:p>23847788</text:p>
          </table:table-cell>
          <table:table-cell office:value-type="float" office:value="787948" calcext:value-type="float">
            <text:p>787948</text:p>
          </table:table-cell>
          <table:table-cell office:value-type="float" office:value="22669" calcext:value-type="float">
            <text:p>22669</text:p>
          </table:table-cell>
          <table:table-cell office:value-type="float" office:value="749" calcext:value-type="float">
            <text:p>749</text:p>
          </table:table-cell>
          <table:table-cell office:value-type="float" office:value="1.154499" calcext:value-type="float">
            <text:p>1.154499</text:p>
          </table:table-cell>
          <table:table-cell office:value-type="float" office:value="100.933946" calcext:value-type="float">
            <text:p>100.933946</text:p>
          </table:table-cell>
          <table:table-cell office:value-type="float" office:value="99.779447" calcext:value-type="float">
            <text:p>99.779447</text:p>
          </table:table-cell>
          <table:table-cell office:value-type="float" office:value="0.063175" calcext:value-type="float">
            <text:p>0.063175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6136" calcext:value-type="float">
            <text:p>196136</text:p>
          </table:table-cell>
          <table:table-cell office:value-type="float" office:value="194648" calcext:value-type="float">
            <text:p>194648</text:p>
          </table:table-cell>
          <table:table-cell office:value-type="float" office:value="4846" calcext:value-type="float">
            <text:p>4846</text:p>
          </table:table-cell>
          <table:table-cell office:value-type="float" office:value="4809" calcext:value-type="float">
            <text:p>4809</text:p>
          </table:table-cell>
          <table:table-cell office:value-type="float" office:value="1.041215" calcext:value-type="float">
            <text:p>1.041215</text:p>
          </table:table-cell>
          <table:table-cell office:value-type="float" office:value="101.173574" calcext:value-type="float">
            <text:p>101.173574</text:p>
          </table:table-cell>
          <table:table-cell office:value-type="float" office:value="100.132359" calcext:value-type="float">
            <text:p>100.132359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264" calcext:value-type="float">
            <text:p>5264</text:p>
          </table:table-cell>
          <table:table-cell office:value-type="float" office:value="864" calcext:value-type="float">
            <text:p>864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.042882" calcext:value-type="float">
            <text:p>1.042882</text:p>
          </table:table-cell>
          <table:table-cell office:value-type="float" office:value="109.015066" calcext:value-type="float">
            <text:p>109.015066</text:p>
          </table:table-cell>
          <table:table-cell office:value-type="float" office:value="107.972184" calcext:value-type="float">
            <text:p>107.97218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60" calcext:value-type="float">
            <text:p>2460</text:p>
          </table:table-cell>
          <table:table-cell office:value-type="float" office:value="2340" calcext:value-type="float">
            <text:p>234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66069" calcext:value-type="float">
            <text:p>1.066069</text:p>
          </table:table-cell>
          <table:table-cell office:value-type="float" office:value="99.526668" calcext:value-type="float">
            <text:p>99.526668</text:p>
          </table:table-cell>
          <table:table-cell office:value-type="float" office:value="98.460599" calcext:value-type="float">
            <text:p>98.46059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94" calcext:value-type="float">
            <text:p>60894</text:p>
          </table:table-cell>
          <table:table-cell office:value-type="float" office:value="57630" calcext:value-type="float">
            <text:p>57630</text:p>
          </table:table-cell>
          <table:table-cell office:value-type="float" office:value="1269" calcext:value-type="float">
            <text:p>1269</text:p>
          </table:table-cell>
          <table:table-cell office:value-type="float" office:value="1201" calcext:value-type="float">
            <text:p>1201</text:p>
          </table:table-cell>
          <table:table-cell office:value-type="float" office:value="2.315201" calcext:value-type="float">
            <text:p>2.315201</text:p>
          </table:table-cell>
          <table:table-cell office:value-type="float" office:value="109.026324" calcext:value-type="float">
            <text:p>109.026324</text:p>
          </table:table-cell>
          <table:table-cell office:value-type="float" office:value="106.711123" calcext:value-type="float">
            <text:p>106.711123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1.875968" calcext:value-type="float">
            <text:p>1.875968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8758952" calcext:value-type="float">
            <text:p>8758952</text:p>
          </table:table-cell>
          <table:table-cell office:value-type="float" office:value="22771" calcext:value-type="float">
            <text:p>22771</text:p>
          </table:table-cell>
          <table:table-cell office:value-type="float" office:value="8326" calcext:value-type="float">
            <text:p>8326</text:p>
          </table:table-cell>
          <table:table-cell office:value-type="float" office:value="1.015521" calcext:value-type="float">
            <text:p>1.015521</text:p>
          </table:table-cell>
          <table:table-cell office:value-type="float" office:value="100.884299" calcext:value-type="float">
            <text:p>100.884299</text:p>
          </table:table-cell>
          <table:table-cell office:value-type="float" office:value="99.868778" calcext:value-type="float">
            <text:p>99.868778</text:p>
          </table:table-cell>
          <table:table-cell office:value-type="float" office:value="0.701637" calcext:value-type="float">
            <text:p>0.70163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1936" calcext:value-type="float">
            <text:p>23951936</text:p>
          </table:table-cell>
          <table:table-cell office:value-type="float" office:value="800572" calcext:value-type="float">
            <text:p>800572</text:p>
          </table:table-cell>
          <table:table-cell office:value-type="float" office:value="22768" calcext:value-type="float">
            <text:p>22768</text:p>
          </table:table-cell>
          <table:table-cell office:value-type="float" office:value="761" calcext:value-type="float">
            <text:p>761</text:p>
          </table:table-cell>
          <table:table-cell office:value-type="float" office:value="1.151613" calcext:value-type="float">
            <text:p>1.151613</text:p>
          </table:table-cell>
          <table:table-cell office:value-type="float" office:value="100.986096" calcext:value-type="float">
            <text:p>100.986096</text:p>
          </table:table-cell>
          <table:table-cell office:value-type="float" office:value="99.834483" calcext:value-type="float">
            <text:p>99.834483</text:p>
          </table:table-cell>
          <table:table-cell office:value-type="float" office:value="0.064152" calcext:value-type="float">
            <text:p>0.064152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7936" calcext:value-type="float">
            <text:p>187936</text:p>
          </table:table-cell>
          <table:table-cell office:value-type="float" office:value="186048" calcext:value-type="float">
            <text:p>186048</text:p>
          </table:table-cell>
          <table:table-cell office:value-type="float" office:value="4646" calcext:value-type="float">
            <text:p>4646</text:p>
          </table:table-cell>
          <table:table-cell office:value-type="float" office:value="4599" calcext:value-type="float">
            <text:p>4599</text:p>
          </table:table-cell>
          <table:table-cell office:value-type="float" office:value="1.038264" calcext:value-type="float">
            <text:p>1.038264</text:p>
          </table:table-cell>
          <table:table-cell office:value-type="float" office:value="100.891773" calcext:value-type="float">
            <text:p>100.891773</text:p>
          </table:table-cell>
          <table:table-cell office:value-type="float" office:value="99.853509" calcext:value-type="float">
            <text:p>99.853509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76" calcext:value-type="float">
            <text:p>4376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.039671" calcext:value-type="float">
            <text:p>1.039671</text:p>
          </table:table-cell>
          <table:table-cell office:value-type="float" office:value="100.992384" calcext:value-type="float">
            <text:p>100.992384</text:p>
          </table:table-cell>
          <table:table-cell office:value-type="float" office:value="99.952713" calcext:value-type="float">
            <text:p>99.952713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866" calcext:value-type="float">
            <text:p>186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.057915" calcext:value-type="float">
            <text:p>1.057915</text:p>
          </table:table-cell>
          <table:table-cell office:value-type="float" office:value="100.990978" calcext:value-type="float">
            <text:p>100.990978</text:p>
          </table:table-cell>
          <table:table-cell office:value-type="float" office:value="99.933063" calcext:value-type="float">
            <text:p>99.93306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008" calcext:value-type="float">
            <text:p>61008</text:p>
          </table:table-cell>
          <table:table-cell office:value-type="float" office:value="59040" calcext:value-type="float">
            <text:p>59040</text:p>
          </table:table-cell>
          <table:table-cell office:value-type="float" office:value="1271" calcext:value-type="float">
            <text:p>1271</text:p>
          </table:table-cell>
          <table:table-cell office:value-type="float" office:value="1230" calcext:value-type="float">
            <text:p>1230</text:p>
          </table:table-cell>
          <table:table-cell office:value-type="float" office:value="2.320056" calcext:value-type="float">
            <text:p>2.320056</text:p>
          </table:table-cell>
          <table:table-cell office:value-type="float" office:value="109.023862" calcext:value-type="float">
            <text:p>109.023862</text:p>
          </table:table-cell>
          <table:table-cell office:value-type="float" office:value="106.703807" calcext:value-type="float">
            <text:p>106.703807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8978820" calcext:value-type="float">
            <text:p>8978820</text:p>
          </table:table-cell>
          <table:table-cell office:value-type="float" office:value="22870" calcext:value-type="float">
            <text:p>22870</text:p>
          </table:table-cell>
          <table:table-cell office:value-type="float" office:value="8535" calcext:value-type="float">
            <text:p>8535</text:p>
          </table:table-cell>
          <table:table-cell office:value-type="float" office:value="1.009393" calcext:value-type="float">
            <text:p>1.009393</text:p>
          </table:table-cell>
          <table:table-cell office:value-type="float" office:value="100.520057" calcext:value-type="float">
            <text:p>100.520057</text:p>
          </table:table-cell>
          <table:table-cell office:value-type="float" office:value="99.510664" calcext:value-type="float">
            <text:p>99.510664</text:p>
          </table:table-cell>
          <table:table-cell office:value-type="float" office:value="0.721838" calcext:value-type="float">
            <text:p>0.721838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6084" calcext:value-type="float">
            <text:p>24056084</text:p>
          </table:table-cell>
          <table:table-cell office:value-type="float" office:value="772168" calcext:value-type="float">
            <text:p>772168</text:p>
          </table:table-cell>
          <table:table-cell office:value-type="float" office:value="22867" calcext:value-type="float">
            <text:p>22867</text:p>
          </table:table-cell>
          <table:table-cell office:value-type="float" office:value="734" calcext:value-type="float">
            <text:p>734</text:p>
          </table:table-cell>
          <table:table-cell office:value-type="float" office:value="1.538046" calcext:value-type="float">
            <text:p>1.538046</text:p>
          </table:table-cell>
          <table:table-cell office:value-type="float" office:value="101.014403" calcext:value-type="float">
            <text:p>101.014403</text:p>
          </table:table-cell>
          <table:table-cell office:value-type="float" office:value="99.476357" calcext:value-type="float">
            <text:p>99.476357</text:p>
          </table:table-cell>
          <table:table-cell office:value-type="float" office:value="0.062099" calcext:value-type="float">
            <text:p>0.062099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76376" calcext:value-type="float">
            <text:p>176376</text:p>
          </table:table-cell>
          <table:table-cell office:value-type="float" office:value="174768" calcext:value-type="float">
            <text:p>174768</text:p>
          </table:table-cell>
          <table:table-cell office:value-type="float" office:value="4359" calcext:value-type="float">
            <text:p>4359</text:p>
          </table:table-cell>
          <table:table-cell office:value-type="float" office:value="4319" calcext:value-type="float">
            <text:p>4319</text:p>
          </table:table-cell>
          <table:table-cell office:value-type="float" office:value="1.276551" calcext:value-type="float">
            <text:p>1.276551</text:p>
          </table:table-cell>
          <table:table-cell office:value-type="float" office:value="101.319004" calcext:value-type="float">
            <text:p>101.319004</text:p>
          </table:table-cell>
          <table:table-cell office:value-type="float" office:value="100.042453" calcext:value-type="float">
            <text:p>100.042453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464" calcext:value-type="float">
            <text:p>464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.406229" calcext:value-type="float">
            <text:p>1.406229</text:p>
          </table:table-cell>
          <table:table-cell office:value-type="float" office:value="100.534851" calcext:value-type="float">
            <text:p>100.534851</text:p>
          </table:table-cell>
          <table:table-cell office:value-type="float" office:value="99.128623" calcext:value-type="float">
            <text:p>99.12862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08" calcext:value-type="float">
            <text:p>1908</text:p>
          </table:table-cell>
          <table:table-cell office:value-type="float" office:value="1698" calcext:value-type="float">
            <text:p>169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.299937" calcext:value-type="float">
            <text:p>1.299937</text:p>
          </table:table-cell>
          <table:table-cell office:value-type="float" office:value="100.533445" calcext:value-type="float">
            <text:p>100.533445</text:p>
          </table:table-cell>
          <table:table-cell office:value-type="float" office:value="99.233508" calcext:value-type="float">
            <text:p>99.23350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240" calcext:value-type="float">
            <text:p>60240</text:p>
          </table:table-cell>
          <table:table-cell office:value-type="float" office:value="57120" calcext:value-type="float">
            <text:p>57120</text:p>
          </table:table-cell>
          <table:table-cell office:value-type="float" office:value="1255" calcext:value-type="float">
            <text:p>1255</text:p>
          </table:table-cell>
          <table:table-cell office:value-type="float" office:value="1190" calcext:value-type="float">
            <text:p>1190</text:p>
          </table:table-cell>
          <table:table-cell office:value-type="float" office:value="3.012296" calcext:value-type="float">
            <text:p>3.012296</text:p>
          </table:table-cell>
          <table:table-cell office:value-type="float" office:value="109.024744" calcext:value-type="float">
            <text:p>109.024744</text:p>
          </table:table-cell>
          <table:table-cell office:value-type="float" office:value="106.012448" calcext:value-type="float">
            <text:p>106.012448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1.892352" calcext:value-type="float">
            <text:p>1.892352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8645336" calcext:value-type="float">
            <text:p>8645336</text:p>
          </table:table-cell>
          <table:table-cell office:value-type="float" office:value="22968" calcext:value-type="float">
            <text:p>22968</text:p>
          </table:table-cell>
          <table:table-cell office:value-type="float" office:value="8218" calcext:value-type="float">
            <text:p>8218</text:p>
          </table:table-cell>
          <table:table-cell office:value-type="float" office:value="1.015309" calcext:value-type="float">
            <text:p>1.015309</text:p>
          </table:table-cell>
          <table:table-cell office:value-type="float" office:value="100.530444" calcext:value-type="float">
            <text:p>100.530444</text:p>
          </table:table-cell>
          <table:table-cell office:value-type="float" office:value="99.515135" calcext:value-type="float">
            <text:p>99.515135</text:p>
          </table:table-cell>
          <table:table-cell office:value-type="float" office:value="0.694997" calcext:value-type="float">
            <text:p>0.69499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0232" calcext:value-type="float">
            <text:p>24160232</text:p>
          </table:table-cell>
          <table:table-cell office:value-type="float" office:value="713256" calcext:value-type="float">
            <text:p>713256</text:p>
          </table:table-cell>
          <table:table-cell office:value-type="float" office:value="22966" calcext:value-type="float">
            <text:p>22966</text:p>
          </table:table-cell>
          <table:table-cell office:value-type="float" office:value="678" calcext:value-type="float">
            <text:p>678</text:p>
          </table:table-cell>
          <table:table-cell office:value-type="float" office:value="1.213306" calcext:value-type="float">
            <text:p>1.213306</text:p>
          </table:table-cell>
          <table:table-cell office:value-type="float" office:value="100.583328" calcext:value-type="float">
            <text:p>100.583328</text:p>
          </table:table-cell>
          <table:table-cell office:value-type="float" office:value="99.370022" calcext:value-type="float">
            <text:p>99.370022</text:p>
          </table:table-cell>
          <table:table-cell office:value-type="float" office:value="0.057422" calcext:value-type="float">
            <text:p>0.057422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784" calcext:value-type="float">
            <text:p>194784</text:p>
          </table:table-cell>
          <table:table-cell office:value-type="float" office:value="194584" calcext:value-type="float">
            <text:p>194584</text:p>
          </table:table-cell>
          <table:table-cell office:value-type="float" office:value="4813" calcext:value-type="float">
            <text:p>4813</text:p>
          </table:table-cell>
          <table:table-cell office:value-type="float" office:value="4808" calcext:value-type="float">
            <text:p>4808</text:p>
          </table:table-cell>
          <table:table-cell office:value-type="float" office:value="1.042345" calcext:value-type="float">
            <text:p>1.042345</text:p>
          </table:table-cell>
          <table:table-cell office:value-type="float" office:value="100.641574" calcext:value-type="float">
            <text:p>100.641574</text:p>
          </table:table-cell>
          <table:table-cell office:value-type="float" office:value="99.599229" calcext:value-type="float">
            <text:p>99.599229</text:p>
          </table:table-cell>
          <table:table-cell office:value-type="float" office:value="0.015629" calcext:value-type="float">
            <text:p>0.01562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64" calcext:value-type="float">
            <text:p>3464</text:p>
          </table:table-cell>
          <table:table-cell office:value-type="float" office:value="712" calcext:value-type="float">
            <text:p>712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.057134" calcext:value-type="float">
            <text:p>1.057134</text:p>
          </table:table-cell>
          <table:table-cell office:value-type="float" office:value="101.006396" calcext:value-type="float">
            <text:p>101.006396</text:p>
          </table:table-cell>
          <table:table-cell office:value-type="float" office:value="99.949262" calcext:value-type="float">
            <text:p>99.94926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28" calcext:value-type="float">
            <text:p>2028</text:p>
          </table:table-cell>
          <table:table-cell office:value-type="float" office:value="1848" calcext:value-type="float">
            <text:p>184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.11388" calcext:value-type="float">
            <text:p>1.11388</text:p>
          </table:table-cell>
          <table:table-cell office:value-type="float" office:value="100.601225" calcext:value-type="float">
            <text:p>100.601225</text:p>
          </table:table-cell>
          <table:table-cell office:value-type="float" office:value="99.487345" calcext:value-type="float">
            <text:p>99.48734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358" calcext:value-type="float">
            <text:p>59358</text:p>
          </table:table-cell>
          <table:table-cell office:value-type="float" office:value="53790" calcext:value-type="float">
            <text:p>53790</text:p>
          </table:table-cell>
          <table:table-cell office:value-type="float" office:value="1237" calcext:value-type="float">
            <text:p>1237</text:p>
          </table:table-cell>
          <table:table-cell office:value-type="float" office:value="1121" calcext:value-type="float">
            <text:p>1121</text:p>
          </table:table-cell>
          <table:table-cell office:value-type="float" office:value="2.958342" calcext:value-type="float">
            <text:p>2.958342</text:p>
          </table:table-cell>
          <table:table-cell office:value-type="float" office:value="109.02699" calcext:value-type="float">
            <text:p>109.02699</text:p>
          </table:table-cell>
          <table:table-cell office:value-type="float" office:value="106.068649" calcext:value-type="float">
            <text:p>106.068649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8595892" calcext:value-type="float">
            <text:p>8595892</text:p>
          </table:table-cell>
          <table:table-cell office:value-type="float" office:value="23068" calcext:value-type="float">
            <text:p>23068</text:p>
          </table:table-cell>
          <table:table-cell office:value-type="float" office:value="8171" calcext:value-type="float">
            <text:p>8171</text:p>
          </table:table-cell>
          <table:table-cell office:value-type="float" office:value="1.008281" calcext:value-type="float">
            <text:p>1.008281</text:p>
          </table:table-cell>
          <table:table-cell office:value-type="float" office:value="100.615451" calcext:value-type="float">
            <text:p>100.615451</text:p>
          </table:table-cell>
          <table:table-cell office:value-type="float" office:value="99.607169" calcext:value-type="float">
            <text:p>99.607169</text:p>
          </table:table-cell>
          <table:table-cell office:value-type="float" office:value="0.690383" calcext:value-type="float">
            <text:p>0.690383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4380" calcext:value-type="float">
            <text:p>24264380</text:p>
          </table:table-cell>
          <table:table-cell office:value-type="float" office:value="794260" calcext:value-type="float">
            <text:p>794260</text:p>
          </table:table-cell>
          <table:table-cell office:value-type="float" office:value="23065" calcext:value-type="float">
            <text:p>23065</text:p>
          </table:table-cell>
          <table:table-cell office:value-type="float" office:value="755" calcext:value-type="float">
            <text:p>755</text:p>
          </table:table-cell>
          <table:table-cell office:value-type="float" office:value="1.341398" calcext:value-type="float">
            <text:p>1.341398</text:p>
          </table:table-cell>
          <table:table-cell office:value-type="float" office:value="100.785335" calcext:value-type="float">
            <text:p>100.785335</text:p>
          </table:table-cell>
          <table:table-cell office:value-type="float" office:value="99.443937" calcext:value-type="float">
            <text:p>99.443937</text:p>
          </table:table-cell>
          <table:table-cell office:value-type="float" office:value="0.063896" calcext:value-type="float">
            <text:p>0.063896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9376" calcext:value-type="float">
            <text:p>189376</text:p>
          </table:table-cell>
          <table:table-cell office:value-type="float" office:value="188656" calcext:value-type="float">
            <text:p>188656</text:p>
          </table:table-cell>
          <table:table-cell office:value-type="float" office:value="4680" calcext:value-type="float">
            <text:p>4680</text:p>
          </table:table-cell>
          <table:table-cell office:value-type="float" office:value="4662" calcext:value-type="float">
            <text:p>4662</text:p>
          </table:table-cell>
          <table:table-cell office:value-type="float" office:value="1.152984" calcext:value-type="float">
            <text:p>1.152984</text:p>
          </table:table-cell>
          <table:table-cell office:value-type="float" office:value="100.59334" calcext:value-type="float">
            <text:p>100.59334</text:p>
          </table:table-cell>
          <table:table-cell office:value-type="float" office:value="99.440356" calcext:value-type="float">
            <text:p>99.440356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36" calcext:value-type="float">
            <text:p>3336</text:p>
          </table:table-cell>
          <table:table-cell office:value-type="float" office:value="736" calcext:value-type="float">
            <text:p>736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.048164" calcext:value-type="float">
            <text:p>1.048164</text:p>
          </table:table-cell>
          <table:table-cell office:value-type="float" office:value="100.6841" calcext:value-type="float">
            <text:p>100.6841</text:p>
          </table:table-cell>
          <table:table-cell office:value-type="float" office:value="99.635936" calcext:value-type="float">
            <text:p>99.63593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48" calcext:value-type="float">
            <text:p>1848</text:p>
          </table:table-cell>
          <table:table-cell office:value-type="float" office:value="1608" calcext:value-type="float">
            <text:p>160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.176131" calcext:value-type="float">
            <text:p>1.176131</text:p>
          </table:table-cell>
          <table:table-cell office:value-type="float" office:value="100.134093" calcext:value-type="float">
            <text:p>100.134093</text:p>
          </table:table-cell>
          <table:table-cell office:value-type="float" office:value="98.957962" calcext:value-type="float">
            <text:p>98.95796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230" calcext:value-type="float">
            <text:p>61230</text:p>
          </table:table-cell>
          <table:table-cell office:value-type="float" office:value="56622" calcext:value-type="float">
            <text:p>56622</text:p>
          </table:table-cell>
          <table:table-cell office:value-type="float" office:value="1276" calcext:value-type="float">
            <text:p>1276</text:p>
          </table:table-cell>
          <table:table-cell office:value-type="float" office:value="1180" calcext:value-type="float">
            <text:p>1180</text:p>
          </table:table-cell>
          <table:table-cell office:value-type="float" office:value="2.925451" calcext:value-type="float">
            <text:p>2.925451</text:p>
          </table:table-cell>
          <table:table-cell office:value-type="float" office:value="109.025737" calcext:value-type="float">
            <text:p>109.025737</text:p>
          </table:table-cell>
          <table:table-cell office:value-type="float" office:value="106.100286" calcext:value-type="float">
            <text:p>106.100286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1.908736" calcext:value-type="float">
            <text:p>1.90873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8410740" calcext:value-type="float">
            <text:p>8410740</text:p>
          </table:table-cell>
          <table:table-cell office:value-type="float" office:value="23167" calcext:value-type="float">
            <text:p>23167</text:p>
          </table:table-cell>
          <table:table-cell office:value-type="float" office:value="7995" calcext:value-type="float">
            <text:p>7995</text:p>
          </table:table-cell>
          <table:table-cell office:value-type="float" office:value="1.016361" calcext:value-type="float">
            <text:p>1.016361</text:p>
          </table:table-cell>
          <table:table-cell office:value-type="float" office:value="100.509503" calcext:value-type="float">
            <text:p>100.509503</text:p>
          </table:table-cell>
          <table:table-cell office:value-type="float" office:value="99.493142" calcext:value-type="float">
            <text:p>99.493142</text:p>
          </table:table-cell>
          <table:table-cell office:value-type="float" office:value="0.676287" calcext:value-type="float">
            <text:p>0.676287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68528" calcext:value-type="float">
            <text:p>24368528</text:p>
          </table:table-cell>
          <table:table-cell office:value-type="float" office:value="726932" calcext:value-type="float">
            <text:p>726932</text:p>
          </table:table-cell>
          <table:table-cell office:value-type="float" office:value="23164" calcext:value-type="float">
            <text:p>23164</text:p>
          </table:table-cell>
          <table:table-cell office:value-type="float" office:value="691" calcext:value-type="float">
            <text:p>691</text:p>
          </table:table-cell>
          <table:table-cell office:value-type="float" office:value="2.654679" calcext:value-type="float">
            <text:p>2.654679</text:p>
          </table:table-cell>
          <table:table-cell office:value-type="float" office:value="100.831001" calcext:value-type="float">
            <text:p>100.831001</text:p>
          </table:table-cell>
          <table:table-cell office:value-type="float" office:value="98.176322" calcext:value-type="float">
            <text:p>98.176322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416" calcext:value-type="float">
            <text:p>197416</text:p>
          </table:table-cell>
          <table:table-cell office:value-type="float" office:value="196312" calcext:value-type="float">
            <text:p>196312</text:p>
          </table:table-cell>
          <table:table-cell office:value-type="float" office:value="4881" calcext:value-type="float">
            <text:p>4881</text:p>
          </table:table-cell>
          <table:table-cell office:value-type="float" office:value="4854" calcext:value-type="float">
            <text:p>4854</text:p>
          </table:table-cell>
          <table:table-cell office:value-type="float" office:value="1.050825" calcext:value-type="float">
            <text:p>1.050825</text:p>
          </table:table-cell>
          <table:table-cell office:value-type="float" office:value="100.570523" calcext:value-type="float">
            <text:p>100.570523</text:p>
          </table:table-cell>
          <table:table-cell office:value-type="float" office:value="99.519698" calcext:value-type="float">
            <text:p>99.519698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328" calcext:value-type="float">
            <text:p>32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.049138" calcext:value-type="float">
            <text:p>1.049138</text:p>
          </table:table-cell>
          <table:table-cell office:value-type="float" office:value="100.833885" calcext:value-type="float">
            <text:p>100.833885</text:p>
          </table:table-cell>
          <table:table-cell office:value-type="float" office:value="99.784747" calcext:value-type="float">
            <text:p>99.78474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38" calcext:value-type="float">
            <text:p>1938</text:p>
          </table:table-cell>
          <table:table-cell office:value-type="float" office:value="1848" calcext:value-type="float">
            <text:p>184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2.082182" calcext:value-type="float">
            <text:p>2.082182</text:p>
          </table:table-cell>
          <table:table-cell office:value-type="float" office:value="100.653614" calcext:value-type="float">
            <text:p>100.653614</text:p>
          </table:table-cell>
          <table:table-cell office:value-type="float" office:value="98.571432" calcext:value-type="float">
            <text:p>98.57143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864" calcext:value-type="float">
            <text:p>60864</text:p>
          </table:table-cell>
          <table:table-cell office:value-type="float" office:value="56304" calcext:value-type="float">
            <text:p>56304</text:p>
          </table:table-cell>
          <table:table-cell office:value-type="float" office:value="1268" calcext:value-type="float">
            <text:p>1268</text:p>
          </table:table-cell>
          <table:table-cell office:value-type="float" office:value="1173" calcext:value-type="float">
            <text:p>1173</text:p>
          </table:table-cell>
          <table:table-cell office:value-type="float" office:value="4.005075" calcext:value-type="float">
            <text:p>4.005075</text:p>
          </table:table-cell>
          <table:table-cell office:value-type="float" office:value="109.025316" calcext:value-type="float">
            <text:p>109.025316</text:p>
          </table:table-cell>
          <table:table-cell office:value-type="float" office:value="105.020241" calcext:value-type="float">
            <text:p>105.020241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8159312" calcext:value-type="float">
            <text:p>8159312</text:p>
          </table:table-cell>
          <table:table-cell office:value-type="float" office:value="23266" calcext:value-type="float">
            <text:p>23266</text:p>
          </table:table-cell>
          <table:table-cell office:value-type="float" office:value="7756" calcext:value-type="float">
            <text:p>7756</text:p>
          </table:table-cell>
          <table:table-cell office:value-type="float" office:value="1.012321" calcext:value-type="float">
            <text:p>1.012321</text:p>
          </table:table-cell>
          <table:table-cell office:value-type="float" office:value="100.668965" calcext:value-type="float">
            <text:p>100.668965</text:p>
          </table:table-cell>
          <table:table-cell office:value-type="float" office:value="99.656644" calcext:value-type="float">
            <text:p>99.656644</text:p>
          </table:table-cell>
          <table:table-cell office:value-type="float" office:value="0.654994" calcext:value-type="float">
            <text:p>0.654994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2676" calcext:value-type="float">
            <text:p>24472676</text:p>
          </table:table-cell>
          <table:table-cell office:value-type="float" office:value="716412" calcext:value-type="float">
            <text:p>716412</text:p>
          </table:table-cell>
          <table:table-cell office:value-type="float" office:value="23263" calcext:value-type="float">
            <text:p>23263</text:p>
          </table:table-cell>
          <table:table-cell office:value-type="float" office:value="681" calcext:value-type="float">
            <text:p>681</text:p>
          </table:table-cell>
          <table:table-cell office:value-type="float" office:value="1.196973" calcext:value-type="float">
            <text:p>1.196973</text:p>
          </table:table-cell>
          <table:table-cell office:value-type="float" office:value="100.412342" calcext:value-type="float">
            <text:p>100.412342</text:p>
          </table:table-cell>
          <table:table-cell office:value-type="float" office:value="99.215369" calcext:value-type="float">
            <text:p>99.215369</text:p>
          </table:table-cell>
          <table:table-cell office:value-type="float" office:value="0.057766" calcext:value-type="float">
            <text:p>0.057766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872" calcext:value-type="float">
            <text:p>200872</text:p>
          </table:table-cell>
          <table:table-cell office:value-type="float" office:value="200832" calcext:value-type="float">
            <text:p>200832</text:p>
          </table:table-cell>
          <table:table-cell office:value-type="float" office:value="4968" calcext:value-type="float">
            <text:p>4968</text:p>
          </table:table-cell>
          <table:table-cell office:value-type="float" office:value="4967" calcext:value-type="float">
            <text:p>4967</text:p>
          </table:table-cell>
          <table:table-cell office:value-type="float" office:value="1.028351" calcext:value-type="float">
            <text:p>1.028351</text:p>
          </table:table-cell>
          <table:table-cell office:value-type="float" office:value="100.681559" calcext:value-type="float">
            <text:p>100.681559</text:p>
          </table:table-cell>
          <table:table-cell office:value-type="float" office:value="99.653207" calcext:value-type="float">
            <text:p>99.653207</text:p>
          </table:table-cell>
          <table:table-cell office:value-type="float" office:value="0.016122" calcext:value-type="float">
            <text:p>0.016122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92" calcext:value-type="float">
            <text:p>3592</text:p>
          </table:table-cell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.036251" calcext:value-type="float">
            <text:p>1.036251</text:p>
          </table:table-cell>
          <table:table-cell office:value-type="float" office:value="101.006073" calcext:value-type="float">
            <text:p>101.006073</text:p>
          </table:table-cell>
          <table:table-cell office:value-type="float" office:value="99.969822" calcext:value-type="float">
            <text:p>99.96982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1968" calcext:value-type="float">
            <text:p>196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042019" calcext:value-type="float">
            <text:p>1.042019</text:p>
          </table:table-cell>
          <table:table-cell office:value-type="float" office:value="100.501093" calcext:value-type="float">
            <text:p>100.501093</text:p>
          </table:table-cell>
          <table:table-cell office:value-type="float" office:value="99.459074" calcext:value-type="float">
            <text:p>99.45907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14" calcext:value-type="float">
            <text:p>60414</text:p>
          </table:table-cell>
          <table:table-cell office:value-type="float" office:value="56286" calcext:value-type="float">
            <text:p>56286</text:p>
          </table:table-cell>
          <table:table-cell office:value-type="float" office:value="1259" calcext:value-type="float">
            <text:p>1259</text:p>
          </table:table-cell>
          <table:table-cell office:value-type="float" office:value="1173" calcext:value-type="float">
            <text:p>1173</text:p>
          </table:table-cell>
          <table:table-cell office:value-type="float" office:value="2.802016" calcext:value-type="float">
            <text:p>2.802016</text:p>
          </table:table-cell>
          <table:table-cell office:value-type="float" office:value="109.023994" calcext:value-type="float">
            <text:p>109.023994</text:p>
          </table:table-cell>
          <table:table-cell office:value-type="float" office:value="106.221977" calcext:value-type="float">
            <text:p>106.221977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1.92512" calcext:value-type="float">
            <text:p>1.925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8466496" calcext:value-type="float">
            <text:p>8466496</text:p>
          </table:table-cell>
          <table:table-cell office:value-type="float" office:value="23365" calcext:value-type="float">
            <text:p>23365</text:p>
          </table:table-cell>
          <table:table-cell office:value-type="float" office:value="8048" calcext:value-type="float">
            <text:p>8048</text:p>
          </table:table-cell>
          <table:table-cell office:value-type="float" office:value="1.016089" calcext:value-type="float">
            <text:p>1.016089</text:p>
          </table:table-cell>
          <table:table-cell office:value-type="float" office:value="100.511282" calcext:value-type="float">
            <text:p>100.511282</text:p>
          </table:table-cell>
          <table:table-cell office:value-type="float" office:value="99.495193" calcext:value-type="float">
            <text:p>99.495193</text:p>
          </table:table-cell>
          <table:table-cell office:value-type="float" office:value="0.680756" calcext:value-type="float">
            <text:p>0.680756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6824" calcext:value-type="float">
            <text:p>24576824</text:p>
          </table:table-cell>
          <table:table-cell office:value-type="float" office:value="702736" calcext:value-type="float">
            <text:p>702736</text:p>
          </table:table-cell>
          <table:table-cell office:value-type="float" office:value="23362" calcext:value-type="float">
            <text:p>23362</text:p>
          </table:table-cell>
          <table:table-cell office:value-type="float" office:value="668" calcext:value-type="float">
            <text:p>668</text:p>
          </table:table-cell>
          <table:table-cell office:value-type="float" office:value="1.202238" calcext:value-type="float">
            <text:p>1.202238</text:p>
          </table:table-cell>
          <table:table-cell office:value-type="float" office:value="100.614572" calcext:value-type="float">
            <text:p>100.614572</text:p>
          </table:table-cell>
          <table:table-cell office:value-type="float" office:value="99.412334" calcext:value-type="float">
            <text:p>99.412334</text:p>
          </table:table-cell>
          <table:table-cell office:value-type="float" office:value="0.056551" calcext:value-type="float">
            <text:p>0.056551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1080" calcext:value-type="float">
            <text:p>191080</text:p>
          </table:table-cell>
          <table:table-cell office:value-type="float" office:value="190184" calcext:value-type="float">
            <text:p>190184</text:p>
          </table:table-cell>
          <table:table-cell office:value-type="float" office:value="4726" calcext:value-type="float">
            <text:p>4726</text:p>
          </table:table-cell>
          <table:table-cell office:value-type="float" office:value="4704" calcext:value-type="float">
            <text:p>4704</text:p>
          </table:table-cell>
          <table:table-cell office:value-type="float" office:value="1.037723" calcext:value-type="float">
            <text:p>1.037723</text:p>
          </table:table-cell>
          <table:table-cell office:value-type="float" office:value="100.169569" calcext:value-type="float">
            <text:p>100.169569</text:p>
          </table:table-cell>
          <table:table-cell office:value-type="float" office:value="99.131846" calcext:value-type="float">
            <text:p>99.131846</text:p>
          </table:table-cell>
          <table:table-cell office:value-type="float" office:value="0.015348" calcext:value-type="float">
            <text:p>0.01534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68" calcext:value-type="float">
            <text:p>3168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.055419" calcext:value-type="float">
            <text:p>1.055419</text:p>
          </table:table-cell>
          <table:table-cell office:value-type="float" office:value="98.541025" calcext:value-type="float">
            <text:p>98.541025</text:p>
          </table:table-cell>
          <table:table-cell office:value-type="float" office:value="97.485606" calcext:value-type="float">
            <text:p>97.48560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0" calcext:value-type="float">
            <text:p>1830</text:p>
          </table:table-cell>
          <table:table-cell office:value-type="float" office:value="1680" calcext:value-type="float">
            <text:p>168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.085697" calcext:value-type="float">
            <text:p>1.085697</text:p>
          </table:table-cell>
          <table:table-cell office:value-type="float" office:value="98.663821" calcext:value-type="float">
            <text:p>98.663821</text:p>
          </table:table-cell>
          <table:table-cell office:value-type="float" office:value="97.578125" calcext:value-type="float">
            <text:p>97.57812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720" calcext:value-type="float">
            <text:p>60720</text:p>
          </table:table-cell>
          <table:table-cell office:value-type="float" office:value="57312" calcext:value-type="float">
            <text:p>57312</text:p>
          </table:table-cell>
          <table:table-cell office:value-type="float" office:value="1265" calcext:value-type="float">
            <text:p>1265</text:p>
          </table:table-cell>
          <table:table-cell office:value-type="float" office:value="1194" calcext:value-type="float">
            <text:p>1194</text:p>
          </table:table-cell>
          <table:table-cell office:value-type="float" office:value="2.378548" calcext:value-type="float">
            <text:p>2.378548</text:p>
          </table:table-cell>
          <table:table-cell office:value-type="float" office:value="109.026124" calcext:value-type="float">
            <text:p>109.026124</text:p>
          </table:table-cell>
          <table:table-cell office:value-type="float" office:value="106.647576" calcext:value-type="float">
            <text:p>106.647576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9008276" calcext:value-type="float">
            <text:p>9008276</text:p>
          </table:table-cell>
          <table:table-cell office:value-type="float" office:value="23464" calcext:value-type="float">
            <text:p>23464</text:p>
          </table:table-cell>
          <table:table-cell office:value-type="float" office:value="8563" calcext:value-type="float">
            <text:p>8563</text:p>
          </table:table-cell>
          <table:table-cell office:value-type="float" office:value="1.013149" calcext:value-type="float">
            <text:p>1.013149</text:p>
          </table:table-cell>
          <table:table-cell office:value-type="float" office:value="100.522866" calcext:value-type="float">
            <text:p>100.522866</text:p>
          </table:table-cell>
          <table:table-cell office:value-type="float" office:value="99.509716" calcext:value-type="float">
            <text:p>99.509716</text:p>
          </table:table-cell>
          <table:table-cell office:value-type="float" office:value="0.724213" calcext:value-type="float">
            <text:p>0.724213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0972" calcext:value-type="float">
            <text:p>24680972</text:p>
          </table:table-cell>
          <table:table-cell office:value-type="float" office:value="753232" calcext:value-type="float">
            <text:p>753232</text:p>
          </table:table-cell>
          <table:table-cell office:value-type="float" office:value="23461" calcext:value-type="float">
            <text:p>23461</text:p>
          </table:table-cell>
          <table:table-cell office:value-type="float" office:value="716" calcext:value-type="float">
            <text:p>716</text:p>
          </table:table-cell>
          <table:table-cell office:value-type="float" office:value="1.184808" calcext:value-type="float">
            <text:p>1.184808</text:p>
          </table:table-cell>
          <table:table-cell office:value-type="float" office:value="101.314197" calcext:value-type="float">
            <text:p>101.314197</text:p>
          </table:table-cell>
          <table:table-cell office:value-type="float" office:value="100.129389" calcext:value-type="float">
            <text:p>100.129389</text:p>
          </table:table-cell>
          <table:table-cell office:value-type="float" office:value="0.060181" calcext:value-type="float">
            <text:p>0.060181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81776" calcext:value-type="float">
            <text:p>181776</text:p>
          </table:table-cell>
          <table:table-cell office:value-type="float" office:value="180896" calcext:value-type="float">
            <text:p>180896</text:p>
          </table:table-cell>
          <table:table-cell office:value-type="float" office:value="4489" calcext:value-type="float">
            <text:p>4489</text:p>
          </table:table-cell>
          <table:table-cell office:value-type="float" office:value="4467" calcext:value-type="float">
            <text:p>4467</text:p>
          </table:table-cell>
          <table:table-cell office:value-type="float" office:value="1.036273" calcext:value-type="float">
            <text:p>1.036273</text:p>
          </table:table-cell>
          <table:table-cell office:value-type="float" office:value="101.045013" calcext:value-type="float">
            <text:p>101.045013</text:p>
          </table:table-cell>
          <table:table-cell office:value-type="float" office:value="100.008741" calcext:value-type="float">
            <text:p>100.008741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512" calcext:value-type="float">
            <text:p>512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.037739" calcext:value-type="float">
            <text:p>1.037739</text:p>
          </table:table-cell>
          <table:table-cell office:value-type="float" office:value="101.04648" calcext:value-type="float">
            <text:p>101.04648</text:p>
          </table:table-cell>
          <table:table-cell office:value-type="float" office:value="100.008741" calcext:value-type="float">
            <text:p>100.00874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58" calcext:value-type="float">
            <text:p>2358</text:p>
          </table:table-cell>
          <table:table-cell office:value-type="float" office:value="2118" calcext:value-type="float">
            <text:p>211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.078953" calcext:value-type="float">
            <text:p>1.078953</text:p>
          </table:table-cell>
          <table:table-cell office:value-type="float" office:value="101.047974" calcext:value-type="float">
            <text:p>101.047974</text:p>
          </table:table-cell>
          <table:table-cell office:value-type="float" office:value="99.969021" calcext:value-type="float">
            <text:p>99.969021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32" calcext:value-type="float">
            <text:p>60432</text:p>
          </table:table-cell>
          <table:table-cell office:value-type="float" office:value="57936" calcext:value-type="float">
            <text:p>57936</text:p>
          </table:table-cell>
          <table:table-cell office:value-type="float" office:value="1259" calcext:value-type="float">
            <text:p>1259</text:p>
          </table:table-cell>
          <table:table-cell office:value-type="float" office:value="1207" calcext:value-type="float">
            <text:p>1207</text:p>
          </table:table-cell>
          <table:table-cell office:value-type="float" office:value="2.30329" calcext:value-type="float">
            <text:p>2.30329</text:p>
          </table:table-cell>
          <table:table-cell office:value-type="float" office:value="109.025206" calcext:value-type="float">
            <text:p>109.025206</text:p>
          </table:table-cell>
          <table:table-cell office:value-type="float" office:value="106.721916" calcext:value-type="float">
            <text:p>106.721916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1.941504" calcext:value-type="float">
            <text:p>1.941504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8310800" calcext:value-type="float">
            <text:p>8310800</text:p>
          </table:table-cell>
          <table:table-cell office:value-type="float" office:value="23562" calcext:value-type="float">
            <text:p>23562</text:p>
          </table:table-cell>
          <table:table-cell office:value-type="float" office:value="7900" calcext:value-type="float">
            <text:p>7900</text:p>
          </table:table-cell>
          <table:table-cell office:value-type="float" office:value="1.014329" calcext:value-type="float">
            <text:p>1.014329</text:p>
          </table:table-cell>
          <table:table-cell office:value-type="float" office:value="100.762862" calcext:value-type="float">
            <text:p>100.762862</text:p>
          </table:table-cell>
          <table:table-cell office:value-type="float" office:value="99.748533" calcext:value-type="float">
            <text:p>99.748533</text:p>
          </table:table-cell>
          <table:table-cell office:value-type="float" office:value="0.66654" calcext:value-type="float">
            <text:p>0.6665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5120" calcext:value-type="float">
            <text:p>24785120</text:p>
          </table:table-cell>
          <table:table-cell office:value-type="float" office:value="752180" calcext:value-type="float">
            <text:p>752180</text:p>
          </table:table-cell>
          <table:table-cell office:value-type="float" office:value="23560" calcext:value-type="float">
            <text:p>23560</text:p>
          </table:table-cell>
          <table:table-cell office:value-type="float" office:value="715" calcext:value-type="float">
            <text:p>715</text:p>
          </table:table-cell>
          <table:table-cell office:value-type="float" office:value="1.568255" calcext:value-type="float">
            <text:p>1.568255</text:p>
          </table:table-cell>
          <table:table-cell office:value-type="float" office:value="100.930595" calcext:value-type="float">
            <text:p>100.930595</text:p>
          </table:table-cell>
          <table:table-cell office:value-type="float" office:value="99.36234" calcext:value-type="float">
            <text:p>99.36234</text:p>
          </table:table-cell>
          <table:table-cell office:value-type="float" office:value="0.060561" calcext:value-type="float">
            <text:p>0.06056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7280" calcext:value-type="float">
            <text:p>197280</text:p>
          </table:table-cell>
          <table:table-cell office:value-type="float" office:value="196872" calcext:value-type="float">
            <text:p>196872</text:p>
          </table:table-cell>
          <table:table-cell office:value-type="float" office:value="4878" calcext:value-type="float">
            <text:p>4878</text:p>
          </table:table-cell>
          <table:table-cell office:value-type="float" office:value="4868" calcext:value-type="float">
            <text:p>4868</text:p>
          </table:table-cell>
          <table:table-cell office:value-type="float" office:value="1.288835" calcext:value-type="float">
            <text:p>1.288835</text:p>
          </table:table-cell>
          <table:table-cell office:value-type="float" office:value="100.775537" calcext:value-type="float">
            <text:p>100.775537</text:p>
          </table:table-cell>
          <table:table-cell office:value-type="float" office:value="99.486702" calcext:value-type="float">
            <text:p>99.486702</text:p>
          </table:table-cell>
          <table:table-cell office:value-type="float" office:value="0.015831" calcext:value-type="float">
            <text:p>0.01583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44" calcext:value-type="float">
            <text:p>3344</text:p>
          </table:table-cell>
          <table:table-cell office:value-type="float" office:value="720" calcext:value-type="float">
            <text:p>7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.385621" calcext:value-type="float">
            <text:p>1.385621</text:p>
          </table:table-cell>
          <table:table-cell office:value-type="float" office:value="100.771126" calcext:value-type="float">
            <text:p>100.771126</text:p>
          </table:table-cell>
          <table:table-cell office:value-type="float" office:value="99.385505" calcext:value-type="float">
            <text:p>99.38550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06" calcext:value-type="float">
            <text:p>2106</text:p>
          </table:table-cell>
          <table:table-cell office:value-type="float" office:value="1758" calcext:value-type="float">
            <text:p>175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.312161" calcext:value-type="float">
            <text:p>1.312161</text:p>
          </table:table-cell>
          <table:table-cell office:value-type="float" office:value="100.284887" calcext:value-type="float">
            <text:p>100.284887</text:p>
          </table:table-cell>
          <table:table-cell office:value-type="float" office:value="98.972725" calcext:value-type="float">
            <text:p>98.97272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192" calcext:value-type="float">
            <text:p>60192</text:p>
          </table:table-cell>
          <table:table-cell office:value-type="float" office:value="56544" calcext:value-type="float">
            <text:p>56544</text:p>
          </table:table-cell>
          <table:table-cell office:value-type="float" office:value="1254" calcext:value-type="float">
            <text:p>1254</text:p>
          </table:table-cell>
          <table:table-cell office:value-type="float" office:value="1178" calcext:value-type="float">
            <text:p>1178</text:p>
          </table:table-cell>
          <table:table-cell office:value-type="float" office:value="4.385546" calcext:value-type="float">
            <text:p>4.385546</text:p>
          </table:table-cell>
          <table:table-cell office:value-type="float" office:value="109.027372" calcext:value-type="float">
            <text:p>109.027372</text:p>
          </table:table-cell>
          <table:table-cell office:value-type="float" office:value="104.641826" calcext:value-type="float">
            <text:p>104.641826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7862648" calcext:value-type="float">
            <text:p>7862648</text:p>
          </table:table-cell>
          <table:table-cell office:value-type="float" office:value="23662" calcext:value-type="float">
            <text:p>23662</text:p>
          </table:table-cell>
          <table:table-cell office:value-type="float" office:value="7474" calcext:value-type="float">
            <text:p>7474</text:p>
          </table:table-cell>
          <table:table-cell office:value-type="float" office:value="1.008261" calcext:value-type="float">
            <text:p>1.008261</text:p>
          </table:table-cell>
          <table:table-cell office:value-type="float" office:value="100.480595" calcext:value-type="float">
            <text:p>100.480595</text:p>
          </table:table-cell>
          <table:table-cell office:value-type="float" office:value="99.472334" calcext:value-type="float">
            <text:p>99.472334</text:p>
          </table:table-cell>
          <table:table-cell office:value-type="float" office:value="0.632349" calcext:value-type="float">
            <text:p>0.632349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89268" calcext:value-type="float">
            <text:p>24889268</text:p>
          </table:table-cell>
          <table:table-cell office:value-type="float" office:value="701684" calcext:value-type="float">
            <text:p>701684</text:p>
          </table:table-cell>
          <table:table-cell office:value-type="float" office:value="23659" calcext:value-type="float">
            <text:p>23659</text:p>
          </table:table-cell>
          <table:table-cell office:value-type="float" office:value="667" calcext:value-type="float">
            <text:p>667</text:p>
          </table:table-cell>
          <table:table-cell office:value-type="float" office:value="1.273577" calcext:value-type="float">
            <text:p>1.273577</text:p>
          </table:table-cell>
          <table:table-cell office:value-type="float" office:value="101.028603" calcext:value-type="float">
            <text:p>101.028603</text:p>
          </table:table-cell>
          <table:table-cell office:value-type="float" office:value="99.755026" calcext:value-type="float">
            <text:p>99.755026</text:p>
          </table:table-cell>
          <table:table-cell office:value-type="float" office:value="0.056273" calcext:value-type="float">
            <text:p>0.056273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12840" calcext:value-type="float">
            <text:p>212840</text:p>
          </table:table-cell>
          <table:table-cell office:value-type="float" office:value="211320" calcext:value-type="float">
            <text:p>211320</text:p>
          </table:table-cell>
          <table:table-cell office:value-type="float" office:value="5265" calcext:value-type="float">
            <text:p>5265</text:p>
          </table:table-cell>
          <table:table-cell office:value-type="float" office:value="5227" calcext:value-type="float">
            <text:p>5227</text:p>
          </table:table-cell>
          <table:table-cell office:value-type="float" office:value="1.049571" calcext:value-type="float">
            <text:p>1.049571</text:p>
          </table:table-cell>
          <table:table-cell office:value-type="float" office:value="101.032614" calcext:value-type="float">
            <text:p>101.032614</text:p>
          </table:table-cell>
          <table:table-cell office:value-type="float" office:value="99.983044" calcext:value-type="float">
            <text:p>99.983044</text:p>
          </table:table-cell>
          <table:table-cell office:value-type="float" office:value="0.016908" calcext:value-type="float">
            <text:p>0.016908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12" calcext:value-type="float">
            <text:p>4712</text:p>
          </table:table-cell>
          <table:table-cell office:value-type="float" office:value="472" calcext:value-type="float">
            <text:p>472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.050977" calcext:value-type="float">
            <text:p>1.050977</text:p>
          </table:table-cell>
          <table:table-cell office:value-type="float" office:value="100.528141" calcext:value-type="float">
            <text:p>100.528141</text:p>
          </table:table-cell>
          <table:table-cell office:value-type="float" office:value="99.477164" calcext:value-type="float">
            <text:p>99.47716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38" calcext:value-type="float">
            <text:p>2238</text:p>
          </table:table-cell>
          <table:table-cell office:value-type="float" office:value="2118" calcext:value-type="float">
            <text:p>211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.085569" calcext:value-type="float">
            <text:p>1.085569</text:p>
          </table:table-cell>
          <table:table-cell office:value-type="float" office:value="100.526635" calcext:value-type="float">
            <text:p>100.526635</text:p>
          </table:table-cell>
          <table:table-cell office:value-type="float" office:value="99.441066" calcext:value-type="float">
            <text:p>99.44106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960" calcext:value-type="float">
            <text:p>60960</text:p>
          </table:table-cell>
          <table:table-cell office:value-type="float" office:value="55920" calcext:value-type="float">
            <text:p>55920</text:p>
          </table:table-cell>
          <table:table-cell office:value-type="float" office:value="1270" calcext:value-type="float">
            <text:p>1270</text:p>
          </table:table-cell>
          <table:table-cell office:value-type="float" office:value="1165" calcext:value-type="float">
            <text:p>1165</text:p>
          </table:table-cell>
          <table:table-cell office:value-type="float" office:value="2.277852" calcext:value-type="float">
            <text:p>2.277852</text:p>
          </table:table-cell>
          <table:table-cell office:value-type="float" office:value="109.024064" calcext:value-type="float">
            <text:p>109.024064</text:p>
          </table:table-cell>
          <table:table-cell office:value-type="float" office:value="106.746212" calcext:value-type="float">
            <text:p>106.746212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1.957888" calcext:value-type="float">
            <text:p>1.95788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8691624" calcext:value-type="float">
            <text:p>8691624</text:p>
          </table:table-cell>
          <table:table-cell office:value-type="float" office:value="23760" calcext:value-type="float">
            <text:p>23760</text:p>
          </table:table-cell>
          <table:table-cell office:value-type="float" office:value="8262" calcext:value-type="float">
            <text:p>8262</text:p>
          </table:table-cell>
          <table:table-cell office:value-type="float" office:value="1.008362" calcext:value-type="float">
            <text:p>1.008362</text:p>
          </table:table-cell>
          <table:table-cell office:value-type="float" office:value="100.531753" calcext:value-type="float">
            <text:p>100.531753</text:p>
          </table:table-cell>
          <table:table-cell office:value-type="float" office:value="99.523391" calcext:value-type="float">
            <text:p>99.523391</text:p>
          </table:table-cell>
          <table:table-cell office:value-type="float" office:value="0.69866" calcext:value-type="float">
            <text:p>0.6986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3416" calcext:value-type="float">
            <text:p>24993416</text:p>
          </table:table-cell>
          <table:table-cell office:value-type="float" office:value="615420" calcext:value-type="float">
            <text:p>615420</text:p>
          </table:table-cell>
          <table:table-cell office:value-type="float" office:value="23758" calcext:value-type="float">
            <text:p>23758</text:p>
          </table:table-cell>
          <table:table-cell office:value-type="float" office:value="585" calcext:value-type="float">
            <text:p>585</text:p>
          </table:table-cell>
          <table:table-cell office:value-type="float" office:value="1.164681" calcext:value-type="float">
            <text:p>1.164681</text:p>
          </table:table-cell>
          <table:table-cell office:value-type="float" office:value="100.573713" calcext:value-type="float">
            <text:p>100.573713</text:p>
          </table:table-cell>
          <table:table-cell office:value-type="float" office:value="99.409032" calcext:value-type="float">
            <text:p>99.409032</text:p>
          </table:table-cell>
          <table:table-cell office:value-type="float" office:value="0.049526" calcext:value-type="float">
            <text:p>0.049526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3896" calcext:value-type="float">
            <text:p>193896</text:p>
          </table:table-cell>
          <table:table-cell office:value-type="float" office:value="192776" calcext:value-type="float">
            <text:p>192776</text:p>
          </table:table-cell>
          <table:table-cell office:value-type="float" office:value="4798" calcext:value-type="float">
            <text:p>4798</text:p>
          </table:table-cell>
          <table:table-cell office:value-type="float" office:value="4770" calcext:value-type="float">
            <text:p>4770</text:p>
          </table:table-cell>
          <table:table-cell office:value-type="float" office:value="1.050561" calcext:value-type="float">
            <text:p>1.050561</text:p>
          </table:table-cell>
          <table:table-cell office:value-type="float" office:value="100.544562" calcext:value-type="float">
            <text:p>100.544562</text:p>
          </table:table-cell>
          <table:table-cell office:value-type="float" office:value="99.494001" calcext:value-type="float">
            <text:p>99.494001</text:p>
          </table:table-cell>
          <table:table-cell office:value-type="float" office:value="0.015501" calcext:value-type="float">
            <text:p>0.01550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24" calcext:value-type="float">
            <text:p>3624</text:p>
          </table:table-cell>
          <table:table-cell office:value-type="float" office:value="624" calcext:value-type="float">
            <text:p>62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.058281" calcext:value-type="float">
            <text:p>1.058281</text:p>
          </table:table-cell>
          <table:table-cell office:value-type="float" office:value="101.00902" calcext:value-type="float">
            <text:p>101.00902</text:p>
          </table:table-cell>
          <table:table-cell office:value-type="float" office:value="99.95074" calcext:value-type="float">
            <text:p>99.9507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8" calcext:value-type="float">
            <text:p>1728</text:p>
          </table:table-cell>
          <table:table-cell office:value-type="float" office:value="1458" calcext:value-type="float">
            <text:p>145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064349" calcext:value-type="float">
            <text:p>1.064349</text:p>
          </table:table-cell>
          <table:table-cell office:value-type="float" office:value="100.500146" calcext:value-type="float">
            <text:p>100.500146</text:p>
          </table:table-cell>
          <table:table-cell office:value-type="float" office:value="99.435797" calcext:value-type="float">
            <text:p>99.43579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030" calcext:value-type="float">
            <text:p>60030</text:p>
          </table:table-cell>
          <table:table-cell office:value-type="float" office:value="56238" calcext:value-type="float">
            <text:p>56238</text:p>
          </table:table-cell>
          <table:table-cell office:value-type="float" office:value="1251" calcext:value-type="float">
            <text:p>1251</text:p>
          </table:table-cell>
          <table:table-cell office:value-type="float" office:value="1172" calcext:value-type="float">
            <text:p>1172</text:p>
          </table:table-cell>
          <table:table-cell office:value-type="float" office:value="2.367506" calcext:value-type="float">
            <text:p>2.367506</text:p>
          </table:table-cell>
          <table:table-cell office:value-type="float" office:value="109.024488" calcext:value-type="float">
            <text:p>109.024488</text:p>
          </table:table-cell>
          <table:table-cell office:value-type="float" office:value="106.656982" calcext:value-type="float">
            <text:p>106.656982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8549604" calcext:value-type="float">
            <text:p>8549604</text:p>
          </table:table-cell>
          <table:table-cell office:value-type="float" office:value="23859" calcext:value-type="float">
            <text:p>23859</text:p>
          </table:table-cell>
          <table:table-cell office:value-type="float" office:value="8127" calcext:value-type="float">
            <text:p>8127</text:p>
          </table:table-cell>
          <table:table-cell office:value-type="float" office:value="1.016099" calcext:value-type="float">
            <text:p>1.016099</text:p>
          </table:table-cell>
          <table:table-cell office:value-type="float" office:value="100.561371" calcext:value-type="float">
            <text:p>100.561371</text:p>
          </table:table-cell>
          <table:table-cell office:value-type="float" office:value="99.545273" calcext:value-type="float">
            <text:p>99.545273</text:p>
          </table:table-cell>
          <table:table-cell office:value-type="float" office:value="0.687093" calcext:value-type="float">
            <text:p>0.687093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7564" calcext:value-type="float">
            <text:p>25097564</text:p>
          </table:table-cell>
          <table:table-cell office:value-type="float" office:value="597536" calcext:value-type="float">
            <text:p>597536</text:p>
          </table:table-cell>
          <table:table-cell office:value-type="float" office:value="23857" calcext:value-type="float">
            <text:p>23857</text:p>
          </table:table-cell>
          <table:table-cell office:value-type="float" office:value="568" calcext:value-type="float">
            <text:p>568</text:p>
          </table:table-cell>
          <table:table-cell office:value-type="float" office:value="1.586589" calcext:value-type="float">
            <text:p>1.586589</text:p>
          </table:table-cell>
          <table:table-cell office:value-type="float" office:value="100.670099" calcext:value-type="float">
            <text:p>100.670099</text:p>
          </table:table-cell>
          <table:table-cell office:value-type="float" office:value="99.08351" calcext:value-type="float">
            <text:p>99.08351</text:p>
          </table:table-cell>
          <table:table-cell office:value-type="float" office:value="0.048245" calcext:value-type="float">
            <text:p>0.048245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920" calcext:value-type="float">
            <text:p>194920</text:p>
          </table:table-cell>
          <table:table-cell office:value-type="float" office:value="192976" calcext:value-type="float">
            <text:p>192976</text:p>
          </table:table-cell>
          <table:table-cell office:value-type="float" office:value="4819" calcext:value-type="float">
            <text:p>4819</text:p>
          </table:table-cell>
          <table:table-cell office:value-type="float" office:value="4771" calcext:value-type="float">
            <text:p>4771</text:p>
          </table:table-cell>
          <table:table-cell office:value-type="float" office:value="1.274957" calcext:value-type="float">
            <text:p>1.274957</text:p>
          </table:table-cell>
          <table:table-cell office:value-type="float" office:value="100.604442" calcext:value-type="float">
            <text:p>100.604442</text:p>
          </table:table-cell>
          <table:table-cell office:value-type="float" office:value="99.329484" calcext:value-type="float">
            <text:p>99.329484</text:p>
          </table:table-cell>
          <table:table-cell office:value-type="float" office:value="0.015542" calcext:value-type="float">
            <text:p>0.015542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496" calcext:value-type="float">
            <text:p>496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.415378" calcext:value-type="float">
            <text:p>1.415378</text:p>
          </table:table-cell>
          <table:table-cell office:value-type="float" office:value="100.674402" calcext:value-type="float">
            <text:p>100.674402</text:p>
          </table:table-cell>
          <table:table-cell office:value-type="float" office:value="99.259024" calcext:value-type="float">
            <text:p>99.25902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208" calcext:value-type="float">
            <text:p>2208</text:p>
          </table:table-cell>
          <table:table-cell office:value-type="float" office:value="2088" calcext:value-type="float">
            <text:p>208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.326157" calcext:value-type="float">
            <text:p>1.326157</text:p>
          </table:table-cell>
          <table:table-cell office:value-type="float" office:value="100.597385" calcext:value-type="float">
            <text:p>100.597385</text:p>
          </table:table-cell>
          <table:table-cell office:value-type="float" office:value="99.271228" calcext:value-type="float">
            <text:p>99.27122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432" calcext:value-type="float">
            <text:p>60432</text:p>
          </table:table-cell>
          <table:table-cell office:value-type="float" office:value="59280" calcext:value-type="float">
            <text:p>59280</text:p>
          </table:table-cell>
          <table:table-cell office:value-type="float" office:value="1259" calcext:value-type="float">
            <text:p>1259</text:p>
          </table:table-cell>
          <table:table-cell office:value-type="float" office:value="1235" calcext:value-type="float">
            <text:p>1235</text:p>
          </table:table-cell>
          <table:table-cell office:value-type="float" office:value="3.000032" calcext:value-type="float">
            <text:p>3.000032</text:p>
          </table:table-cell>
          <table:table-cell office:value-type="float" office:value="109.026257" calcext:value-type="float">
            <text:p>109.026257</text:p>
          </table:table-cell>
          <table:table-cell office:value-type="float" office:value="106.026224" calcext:value-type="float">
            <text:p>106.026224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1.974272" calcext:value-type="float">
            <text:p>1.974272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8630608" calcext:value-type="float">
            <text:p>8630608</text:p>
          </table:table-cell>
          <table:table-cell office:value-type="float" office:value="23959" calcext:value-type="float">
            <text:p>23959</text:p>
          </table:table-cell>
          <table:table-cell office:value-type="float" office:value="8204" calcext:value-type="float">
            <text:p>8204</text:p>
          </table:table-cell>
          <table:table-cell office:value-type="float" office:value="1.01641" calcext:value-type="float">
            <text:p>1.01641</text:p>
          </table:table-cell>
          <table:table-cell office:value-type="float" office:value="100.52345" calcext:value-type="float">
            <text:p>100.52345</text:p>
          </table:table-cell>
          <table:table-cell office:value-type="float" office:value="99.50704" calcext:value-type="float">
            <text:p>99.50704</text:p>
          </table:table-cell>
          <table:table-cell office:value-type="float" office:value="0.693869" calcext:value-type="float">
            <text:p>0.69386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1712" calcext:value-type="float">
            <text:p>25201712</text:p>
          </table:table-cell>
          <table:table-cell office:value-type="float" office:value="736400" calcext:value-type="float">
            <text:p>736400</text:p>
          </table:table-cell>
          <table:table-cell office:value-type="float" office:value="23956" calcext:value-type="float">
            <text:p>23956</text:p>
          </table:table-cell>
          <table:table-cell office:value-type="float" office:value="700" calcext:value-type="float">
            <text:p>700</text:p>
          </table:table-cell>
          <table:table-cell office:value-type="float" office:value="1.263523" calcext:value-type="float">
            <text:p>1.263523</text:p>
          </table:table-cell>
          <table:table-cell office:value-type="float" office:value="100.755582" calcext:value-type="float">
            <text:p>100.755582</text:p>
          </table:table-cell>
          <table:table-cell office:value-type="float" office:value="99.492059" calcext:value-type="float">
            <text:p>99.492059</text:p>
          </table:table-cell>
          <table:table-cell office:value-type="float" office:value="0.059213" calcext:value-type="float">
            <text:p>0.059213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194648" calcext:value-type="float">
            <text:p>194648</text:p>
          </table:table-cell>
          <table:table-cell office:value-type="float" office:value="194080" calcext:value-type="float">
            <text:p>194080</text:p>
          </table:table-cell>
          <table:table-cell office:value-type="float" office:value="4813" calcext:value-type="float">
            <text:p>4813</text:p>
          </table:table-cell>
          <table:table-cell office:value-type="float" office:value="4799" calcext:value-type="float">
            <text:p>4799</text:p>
          </table:table-cell>
          <table:table-cell office:value-type="float" office:value="1.039195" calcext:value-type="float">
            <text:p>1.039195</text:p>
          </table:table-cell>
          <table:table-cell office:value-type="float" office:value="100.476778" calcext:value-type="float">
            <text:p>100.476778</text:p>
          </table:table-cell>
          <table:table-cell office:value-type="float" office:value="99.437583" calcext:value-type="float">
            <text:p>99.437583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8" calcext:value-type="float">
            <text:p>3368</text:p>
          </table:table-cell>
          <table:table-cell office:value-type="float" office:value="576" calcext:value-type="float">
            <text:p>57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.047514" calcext:value-type="float">
            <text:p>1.047514</text:p>
          </table:table-cell>
          <table:table-cell office:value-type="float" office:value="100.770554" calcext:value-type="float">
            <text:p>100.770554</text:p>
          </table:table-cell>
          <table:table-cell office:value-type="float" office:value="99.72304" calcext:value-type="float">
            <text:p>99.7230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6" calcext:value-type="float">
            <text:p>2046</text:p>
          </table:table-cell>
          <table:table-cell office:value-type="float" office:value="1938" calcext:value-type="float">
            <text:p>193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.087609" calcext:value-type="float">
            <text:p>1.087609</text:p>
          </table:table-cell>
          <table:table-cell office:value-type="float" office:value="100.769148" calcext:value-type="float">
            <text:p>100.769148</text:p>
          </table:table-cell>
          <table:table-cell office:value-type="float" office:value="99.681539" calcext:value-type="float">
            <text:p>99.68153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0720" calcext:value-type="float">
            <text:p>60720</text:p>
          </table:table-cell>
          <table:table-cell office:value-type="float" office:value="56160" calcext:value-type="float">
            <text:p>56160</text:p>
          </table:table-cell>
          <table:table-cell office:value-type="float" office:value="1265" calcext:value-type="float">
            <text:p>1265</text:p>
          </table:table-cell>
          <table:table-cell office:value-type="float" office:value="1170" calcext:value-type="float">
            <text:p>1170</text:p>
          </table:table-cell>
          <table:table-cell office:value-type="float" office:value="2.24648" calcext:value-type="float">
            <text:p>2.24648</text:p>
          </table:table-cell>
          <table:table-cell office:value-type="float" office:value="109.028003" calcext:value-type="float">
            <text:p>109.028003</text:p>
          </table:table-cell>
          <table:table-cell office:value-type="float" office:value="106.781523" calcext:value-type="float">
            <text:p>106.781523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8334996" calcext:value-type="float">
            <text:p>8334996</text:p>
          </table:table-cell>
          <table:table-cell office:value-type="float" office:value="24058" calcext:value-type="float">
            <text:p>24058</text:p>
          </table:table-cell>
          <table:table-cell office:value-type="float" office:value="7923" calcext:value-type="float">
            <text:p>7923</text:p>
          </table:table-cell>
          <table:table-cell office:value-type="float" office:value="1.019777" calcext:value-type="float">
            <text:p>1.019777</text:p>
          </table:table-cell>
          <table:table-cell office:value-type="float" office:value="100.528891" calcext:value-type="float">
            <text:p>100.528891</text:p>
          </table:table-cell>
          <table:table-cell office:value-type="float" office:value="99.509114" calcext:value-type="float">
            <text:p>99.509114</text:p>
          </table:table-cell>
          <table:table-cell office:value-type="float" office:value="0.670089" calcext:value-type="float">
            <text:p>0.670089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5860" calcext:value-type="float">
            <text:p>25305860</text:p>
          </table:table-cell>
          <table:table-cell office:value-type="float" office:value="656448" calcext:value-type="float">
            <text:p>656448</text:p>
          </table:table-cell>
          <table:table-cell office:value-type="float" office:value="24055" calcext:value-type="float">
            <text:p>24055</text:p>
          </table:table-cell>
          <table:table-cell office:value-type="float" office:value="624" calcext:value-type="float">
            <text:p>624</text:p>
          </table:table-cell>
          <table:table-cell office:value-type="float" office:value="1.188877" calcext:value-type="float">
            <text:p>1.188877</text:p>
          </table:table-cell>
          <table:table-cell office:value-type="float" office:value="100.577803" calcext:value-type="float">
            <text:p>100.577803</text:p>
          </table:table-cell>
          <table:table-cell office:value-type="float" office:value="99.388927" calcext:value-type="float">
            <text:p>99.388927</text:p>
          </table:table-cell>
          <table:table-cell office:value-type="float" office:value="0.052839" calcext:value-type="float">
            <text:p>0.052839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1376" calcext:value-type="float">
            <text:p>201376</text:p>
          </table:table-cell>
          <table:table-cell office:value-type="float" office:value="200288" calcext:value-type="float">
            <text:p>200288</text:p>
          </table:table-cell>
          <table:table-cell office:value-type="float" office:value="4978" calcext:value-type="float">
            <text:p>4978</text:p>
          </table:table-cell>
          <table:table-cell office:value-type="float" office:value="4951" calcext:value-type="float">
            <text:p>4951</text:p>
          </table:table-cell>
          <table:table-cell office:value-type="float" office:value="1.041171" calcext:value-type="float">
            <text:p>1.041171</text:p>
          </table:table-cell>
          <table:table-cell office:value-type="float" office:value="100.175796" calcext:value-type="float">
            <text:p>100.175796</text:p>
          </table:table-cell>
          <table:table-cell office:value-type="float" office:value="99.134625" calcext:value-type="float">
            <text:p>99.134625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56" calcext:value-type="float">
            <text:p>4456</text:p>
          </table:table-cell>
          <table:table-cell office:value-type="float" office:value="632" calcext:value-type="float">
            <text:p>632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.059145" calcext:value-type="float">
            <text:p>1.059145</text:p>
          </table:table-cell>
          <table:table-cell office:value-type="float" office:value="109.019555" calcext:value-type="float">
            <text:p>109.019555</text:p>
          </table:table-cell>
          <table:table-cell office:value-type="float" office:value="107.96041" calcext:value-type="float">
            <text:p>107.9604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78" calcext:value-type="float">
            <text:p>2178</text:p>
          </table:table-cell>
          <table:table-cell office:value-type="float" office:value="2088" calcext:value-type="float">
            <text:p>208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.077919" calcext:value-type="float">
            <text:p>1.077919</text:p>
          </table:table-cell>
          <table:table-cell office:value-type="float" office:value="100.596328" calcext:value-type="float">
            <text:p>100.596328</text:p>
          </table:table-cell>
          <table:table-cell office:value-type="float" office:value="99.518409" calcext:value-type="float">
            <text:p>99.51840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1008" calcext:value-type="float">
            <text:p>61008</text:p>
          </table:table-cell>
          <table:table-cell office:value-type="float" office:value="55728" calcext:value-type="float">
            <text:p>55728</text:p>
          </table:table-cell>
          <table:table-cell office:value-type="float" office:value="1271" calcext:value-type="float">
            <text:p>1271</text:p>
          </table:table-cell>
          <table:table-cell office:value-type="float" office:value="1161" calcext:value-type="float">
            <text:p>1161</text:p>
          </table:table-cell>
          <table:table-cell office:value-type="float" office:value="2.31212" calcext:value-type="float">
            <text:p>2.31212</text:p>
          </table:table-cell>
          <table:table-cell office:value-type="float" office:value="109.027745" calcext:value-type="float">
            <text:p>109.027745</text:p>
          </table:table-cell>
          <table:table-cell office:value-type="float" office:value="106.715625" calcext:value-type="float">
            <text:p>106.715625</text:p>
          </table:table-cell>
          <table:table-cell office:value-type="float" office:value="0.004178" calcext:value-type="float">
            <text:p>0.004178</text:p>
          </table:table-cell>
          <table:table-cell office:value-type="float" office:value="1.990656" calcext:value-type="float">
            <text:p>1.99065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8328684" calcext:value-type="float">
            <text:p>8328684</text:p>
          </table:table-cell>
          <table:table-cell office:value-type="float" office:value="24156" calcext:value-type="float">
            <text:p>24156</text:p>
          </table:table-cell>
          <table:table-cell office:value-type="float" office:value="7917" calcext:value-type="float">
            <text:p>7917</text:p>
          </table:table-cell>
          <table:table-cell office:value-type="float" office:value="1.017249" calcext:value-type="float">
            <text:p>1.017249</text:p>
          </table:table-cell>
          <table:table-cell office:value-type="float" office:value="100.514612" calcext:value-type="float">
            <text:p>100.514612</text:p>
          </table:table-cell>
          <table:table-cell office:value-type="float" office:value="99.497362" calcext:value-type="float">
            <text:p>99.497362</text:p>
          </table:table-cell>
          <table:table-cell office:value-type="float" office:value="0.669661" calcext:value-type="float">
            <text:p>0.66966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0008" calcext:value-type="float">
            <text:p>25410008</text:p>
          </table:table-cell>
          <table:table-cell office:value-type="float" office:value="684852" calcext:value-type="float">
            <text:p>684852</text:p>
          </table:table-cell>
          <table:table-cell office:value-type="float" office:value="24154" calcext:value-type="float">
            <text:p>24154</text:p>
          </table:table-cell>
          <table:table-cell office:value-type="float" office:value="651" calcext:value-type="float">
            <text:p>651</text:p>
          </table:table-cell>
          <table:table-cell office:value-type="float" office:value="1.591533" calcext:value-type="float">
            <text:p>1.591533</text:p>
          </table:table-cell>
          <table:table-cell office:value-type="float" office:value="100.692391" calcext:value-type="float">
            <text:p>100.692391</text:p>
          </table:table-cell>
          <table:table-cell office:value-type="float" office:value="99.100858" calcext:value-type="float">
            <text:p>99.100858</text:p>
          </table:table-cell>
          <table:table-cell office:value-type="float" office:value="0.055285" calcext:value-type="float">
            <text:p>0.055285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00800" calcext:value-type="float">
            <text:p>200800</text:p>
          </table:table-cell>
          <table:table-cell office:value-type="float" office:value="198832" calcext:value-type="float">
            <text:p>198832</text:p>
          </table:table-cell>
          <table:table-cell office:value-type="float" office:value="4965" calcext:value-type="float">
            <text:p>4965</text:p>
          </table:table-cell>
          <table:table-cell office:value-type="float" office:value="4916" calcext:value-type="float">
            <text:p>4916</text:p>
          </table:table-cell>
          <table:table-cell office:value-type="float" office:value="1.280989" calcext:value-type="float">
            <text:p>1.280989</text:p>
          </table:table-cell>
          <table:table-cell office:value-type="float" office:value="100.633959" calcext:value-type="float">
            <text:p>100.633959</text:p>
          </table:table-cell>
          <table:table-cell office:value-type="float" office:value="99.352969" calcext:value-type="float">
            <text:p>99.352969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904" calcext:value-type="float">
            <text:p>4904</text:p>
          </table:table-cell>
          <table:table-cell office:value-type="float" office:value="888" calcext:value-type="float">
            <text:p>888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1.459482" calcext:value-type="float">
            <text:p>1.459482</text:p>
          </table:table-cell>
          <table:table-cell office:value-type="float" office:value="101.003686" calcext:value-type="float">
            <text:p>101.003686</text:p>
          </table:table-cell>
          <table:table-cell office:value-type="float" office:value="99.544204" calcext:value-type="float">
            <text:p>99.544204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478" calcext:value-type="float">
            <text:p>2478</text:p>
          </table:table-cell>
          <table:table-cell office:value-type="float" office:value="2178" calcext:value-type="float">
            <text:p>217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.304316" calcext:value-type="float">
            <text:p>1.304316</text:p>
          </table:table-cell>
          <table:table-cell office:value-type="float" office:value="100.549839" calcext:value-type="float">
            <text:p>100.549839</text:p>
          </table:table-cell>
          <table:table-cell office:value-type="float" office:value="99.245523" calcext:value-type="float">
            <text:p>99.24552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9694" calcext:value-type="float">
            <text:p>59694</text:p>
          </table:table-cell>
          <table:table-cell office:value-type="float" office:value="56478" calcext:value-type="float">
            <text:p>56478</text:p>
          </table:table-cell>
          <table:table-cell office:value-type="float" office:value="1244" calcext:value-type="float">
            <text:p>1244</text:p>
          </table:table-cell>
          <table:table-cell office:value-type="float" office:value="1177" calcext:value-type="float">
            <text:p>1177</text:p>
          </table:table-cell>
          <table:table-cell office:value-type="float" office:value="2.94825" calcext:value-type="float">
            <text:p>2.94825</text:p>
          </table:table-cell>
          <table:table-cell office:value-type="float" office:value="109.024456" calcext:value-type="float">
            <text:p>109.024456</text:p>
          </table:table-cell>
          <table:table-cell office:value-type="float" office:value="106.076206" calcext:value-type="float">
            <text:p>106.076206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1.998848" calcext:value-type="float">
            <text:p>1.99884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A2:Sheet2.A245 Sheet2.B1:Sheet2.B1 Sheet2.B2:Sheet2.B245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</table:table-row>
        <table:table-row table:style-name="ro1">
          <table:table-cell office:value-type="float" office:value="0.008192" calcext:value-type="float">
            <text:p>0.00819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22" calcext:value-type="float">
            <text:p>0.016922</text:p>
          </table:table-cell>
        </table:table-row>
        <table:table-row table:style-name="ro1">
          <table:table-cell office:value-type="float" office:value="0.024576" calcext:value-type="float">
            <text:p>0.024576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3758" calcext:value-type="float">
            <text:p>0.033758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042174" calcext:value-type="float">
            <text:p>0.042174</text:p>
          </table:table-cell>
          <table:table-cell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0592" calcext:value-type="float">
            <text:p>0.050592</text:p>
          </table:table-cell>
        </table:table-row>
        <table:table-row table:style-name="ro1">
          <table:table-cell office:value-type="float" office:value="0.057344" calcext:value-type="float">
            <text:p>0.057344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14" calcext:value-type="float">
            <text:p>0.05901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67416" calcext:value-type="float">
            <text:p>0.067416</text:p>
          </table:table-cell>
          <table:table-cell office:value-type="float" office:value="0.067439" calcext:value-type="float">
            <text:p>0.067439</text:p>
          </table:table-cell>
        </table:table-row>
        <table:table-row table:style-name="ro1">
          <table:table-cell office:value-type="float" office:value="0.073728" calcext:value-type="float">
            <text:p>0.073728</text:p>
          </table:table-cell>
          <table:table-cell office:value-type="float" office:value="0.075834" calcext:value-type="float">
            <text:p>0.075834</text:p>
          </table:table-cell>
          <table:table-cell office:value-type="float" office:value="0.075845" calcext:value-type="float">
            <text:p>0.075845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84269" calcext:value-type="float">
            <text:p>0.084269</text:p>
          </table:table-cell>
        </table:table-row>
        <table:table-row table:style-name="ro1">
          <table:table-cell office:value-type="float" office:value="0.090112" calcext:value-type="float">
            <text:p>0.090112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8" calcext:value-type="float">
            <text:p>0.092688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11" calcext:value-type="float">
            <text:p>0.101111</text:p>
          </table:table-cell>
        </table:table-row>
        <table:table-row table:style-name="ro1">
          <table:table-cell office:value-type="float" office:value="0.106496" calcext:value-type="float">
            <text:p>0.106496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10952" calcext:value-type="float">
            <text:p>0.10952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117917" calcext:value-type="float">
            <text:p>0.117917</text:p>
          </table:table-cell>
          <table:table-cell office:value-type="float" office:value="0.117943" calcext:value-type="float">
            <text:p>0.117943</text:p>
          </table:table-cell>
        </table:table-row>
        <table:table-row table:style-name="ro1">
          <table:table-cell office:value-type="float" office:value="0.12288" calcext:value-type="float">
            <text:p>0.12288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26499" calcext:value-type="float">
            <text:p>0.12649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134775" calcext:value-type="float">
            <text:p>0.134775</text:p>
          </table:table-cell>
        </table:table-row>
        <table:table-row table:style-name="ro1">
          <table:table-cell office:value-type="float" office:value="0.139264" calcext:value-type="float">
            <text:p>0.139264</text:p>
          </table:table-cell>
          <table:table-cell office:value-type="float" office:value="0.143172" calcext:value-type="float">
            <text:p>0.143172</text:p>
          </table:table-cell>
          <table:table-cell office:value-type="float" office:value="0.143206" calcext:value-type="float">
            <text:p>0.143206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151578" calcext:value-type="float">
            <text:p>0.151578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155648" calcext:value-type="float">
            <text:p>0.155648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0.160041" calcext:value-type="float">
            <text:p>0.160041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168519" calcext:value-type="float">
            <text:p>0.168519</text:p>
          </table:table-cell>
        </table:table-row>
        <table:table-row table:style-name="ro1">
          <table:table-cell office:value-type="float" office:value="0.172032" calcext:value-type="float">
            <text:p>0.172032</text:p>
          </table:table-cell>
          <table:table-cell office:value-type="float" office:value="0.176843" calcext:value-type="float">
            <text:p>0.176843</text:p>
          </table:table-cell>
          <table:table-cell office:value-type="float" office:value="0.176914" calcext:value-type="float">
            <text:p>0.176914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185286" calcext:value-type="float">
            <text:p>0.185286</text:p>
          </table:table-cell>
        </table:table-row>
        <table:table-row table:style-name="ro1">
          <table:table-cell office:value-type="float" office:value="0.188416" calcext:value-type="float">
            <text:p>0.188416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193741" calcext:value-type="float">
            <text:p>0.193741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202078" calcext:value-type="float">
            <text:p>0.202078</text:p>
          </table:table-cell>
          <table:table-cell office:value-type="float" office:value="0.202116" calcext:value-type="float">
            <text:p>0.202116</text:p>
          </table:table-cell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58" calcext:value-type="float">
            <text:p>0.210558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98" calcext:value-type="float">
            <text:p>0.21898</text:p>
          </table:table-cell>
        </table:table-row>
        <table:table-row table:style-name="ro1">
          <table:table-cell office:value-type="float" office:value="0.221184" calcext:value-type="float">
            <text:p>0.221184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7365" calcext:value-type="float">
            <text:p>0.227365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582" calcext:value-type="float">
            <text:p>0.23582</text:p>
          </table:table-cell>
        </table:table-row>
        <table:table-row table:style-name="ro1">
          <table:table-cell office:value-type="float" office:value="0.237568" calcext:value-type="float">
            <text:p>0.237568</text:p>
          </table:table-cell>
          <table:table-cell office:value-type="float" office:value="0.244157" calcext:value-type="float">
            <text:p>0.244157</text:p>
          </table:table-cell>
          <table:table-cell office:value-type="float" office:value="0.244248" calcext:value-type="float">
            <text:p>0.244248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252589" calcext:value-type="float">
            <text:p>0.252589</text:p>
          </table:table-cell>
          <table:table-cell office:value-type="float" office:value="0.252646" calcext:value-type="float">
            <text:p>0.252646</text:p>
          </table:table-cell>
        </table:table-row>
        <table:table-row table:style-name="ro1">
          <table:table-cell office:value-type="float" office:value="0.253952" calcext:value-type="float">
            <text:p>0.253952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261057" calcext:value-type="float">
            <text:p>0.261057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6952" calcext:value-type="float">
            <text:p>0.26952</text:p>
          </table:table-cell>
        </table:table-row>
        <table:table-row table:style-name="ro1">
          <table:table-cell office:value-type="float" office:value="0.270336" calcext:value-type="float">
            <text:p>0.270336</text:p>
          </table:table-cell>
          <table:table-cell office:value-type="float" office:value="0.277836" calcext:value-type="float">
            <text:p>0.277836</text:p>
          </table:table-cell>
          <table:table-cell office:value-type="float" office:value="0.277886" calcext:value-type="float">
            <text:p>0.277886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286261" calcext:value-type="float">
            <text:p>0.286261</text:p>
          </table:table-cell>
          <table:table-cell office:value-type="float" office:value="0.286321" calcext:value-type="float">
            <text:p>0.286321</text:p>
          </table:table-cell>
        </table:table-row>
        <table:table-row table:style-name="ro1">
          <table:table-cell office:value-type="float" office:value="0.28672" calcext:value-type="float">
            <text:p>0.28672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294737" calcext:value-type="float">
            <text:p>0.294737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303178" calcext:value-type="float">
            <text:p>0.303178</text:p>
          </table:table-cell>
        </table:table-row>
        <table:table-row table:style-name="ro1">
          <table:table-cell office:value-type="float" office:value="0.303104" calcext:value-type="float">
            <text:p>0.303104</text:p>
          </table:table-cell>
          <table:table-cell office:value-type="float" office:value="0.311509" calcext:value-type="float">
            <text:p>0.311509</text:p>
          </table:table-cell>
          <table:table-cell office:value-type="float" office:value="0.311657" calcext:value-type="float">
            <text:p>0.311657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20112" calcext:value-type="float">
            <text:p>0.320112</text:p>
          </table:table-cell>
        </table:table-row>
        <table:table-row table:style-name="ro1">
          <table:table-cell office:value-type="float" office:value="0.319488" calcext:value-type="float">
            <text:p>0.319488</text:p>
          </table:table-cell>
          <table:table-cell office:value-type="float" office:value="0.328316" calcext:value-type="float">
            <text:p>0.328316</text:p>
          </table:table-cell>
          <table:table-cell office:value-type="float" office:value="0.328408" calcext:value-type="float">
            <text:p>0.328408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6818" calcext:value-type="float">
            <text:p>0.336818</text:p>
          </table:table-cell>
        </table:table-row>
        <table:table-row table:style-name="ro1">
          <table:table-cell office:value-type="float" office:value="0.335872" calcext:value-type="float">
            <text:p>0.335872</text:p>
          </table:table-cell>
          <table:table-cell office:value-type="float" office:value="0.345163" calcext:value-type="float">
            <text:p>0.345163</text:p>
          </table:table-cell>
          <table:table-cell office:value-type="float" office:value="0.345322" calcext:value-type="float">
            <text:p>0.345322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57" calcext:value-type="float">
            <text:p>0.353657</text:p>
          </table:table-cell>
        </table:table-row>
        <table:table-row table:style-name="ro1">
          <table:table-cell office:value-type="float" office:value="0.352256" calcext:value-type="float">
            <text:p>0.352256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0.362177" calcext:value-type="float">
            <text:p>0.362177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370412" calcext:value-type="float">
            <text:p>0.370412</text:p>
          </table:table-cell>
          <table:table-cell office:value-type="float" office:value="0.370483" calcext:value-type="float">
            <text:p>0.370483</text:p>
          </table:table-cell>
        </table:table-row>
        <table:table-row table:style-name="ro1">
          <table:table-cell office:value-type="float" office:value="0.36864" calcext:value-type="float">
            <text:p>0.36864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387424" calcext:value-type="float">
            <text:p>0.387424</text:p>
          </table:table-cell>
        </table:table-row>
        <table:table-row table:style-name="ro1">
          <table:table-cell office:value-type="float" office:value="0.385024" calcext:value-type="float">
            <text:p>0.385024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395779" calcext:value-type="float">
            <text:p>0.395779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404158" calcext:value-type="float">
            <text:p>0.404158</text:p>
          </table:table-cell>
        </table:table-row>
        <table:table-row table:style-name="ro1">
          <table:table-cell office:value-type="float" office:value="0.401408" calcext:value-type="float">
            <text:p>0.401408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12557" calcext:value-type="float">
            <text:p>0.412557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420915" calcext:value-type="float">
            <text:p>0.420915</text:p>
          </table:table-cell>
          <table:table-cell office:value-type="float" office:value="0.42102" calcext:value-type="float">
            <text:p>0.42102</text:p>
          </table:table-cell>
        </table:table-row>
        <table:table-row table:style-name="ro1">
          <table:table-cell office:value-type="float" office:value="0.417792" calcext:value-type="float">
            <text:p>0.417792</text:p>
          </table:table-cell>
          <table:table-cell office:value-type="float" office:value="0.429334" calcext:value-type="float">
            <text:p>0.429334</text:p>
          </table:table-cell>
          <table:table-cell office:value-type="float" office:value="0.429493" calcext:value-type="float">
            <text:p>0.429493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43776" calcext:value-type="float">
            <text:p>0.43776</text:p>
          </table:table-cell>
          <table:table-cell office:value-type="float" office:value="0.437887" calcext:value-type="float">
            <text:p>0.437887</text:p>
          </table:table-cell>
        </table:table-row>
        <table:table-row table:style-name="ro1">
          <table:table-cell office:value-type="float" office:value="0.434176" calcext:value-type="float">
            <text:p>0.434176</text:p>
          </table:table-cell>
          <table:table-cell office:value-type="float" office:value="0.446139" calcext:value-type="float">
            <text:p>0.446139</text:p>
          </table:table-cell>
          <table:table-cell office:value-type="float" office:value="0.446306" calcext:value-type="float">
            <text:p>0.446306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454553" calcext:value-type="float">
            <text:p>0.454553</text:p>
          </table:table-cell>
          <table:table-cell office:value-type="float" office:value="0.454645" calcext:value-type="float">
            <text:p>0.454645</text:p>
          </table:table-cell>
        </table:table-row>
        <table:table-row table:style-name="ro1">
          <table:table-cell office:value-type="float" office:value="0.45056" calcext:value-type="float">
            <text:p>0.45056</text:p>
          </table:table-cell>
          <table:table-cell office:value-type="float" office:value="0.462999" calcext:value-type="float">
            <text:p>0.462999</text:p>
          </table:table-cell>
          <table:table-cell office:value-type="float" office:value="0.463186" calcext:value-type="float">
            <text:p>0.463186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471381" calcext:value-type="float">
            <text:p>0.471381</text:p>
          </table:table-cell>
          <table:table-cell office:value-type="float" office:value="0.471562" calcext:value-type="float">
            <text:p>0.471562</text:p>
          </table:table-cell>
        </table:table-row>
        <table:table-row table:style-name="ro1">
          <table:table-cell office:value-type="float" office:value="0.466944" calcext:value-type="float">
            <text:p>0.466944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79992" calcext:value-type="float">
            <text:p>0.479992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88428" calcext:value-type="float">
            <text:p>0.488428</text:p>
          </table:table-cell>
        </table:table-row>
        <table:table-row table:style-name="ro1">
          <table:table-cell office:value-type="float" office:value="0.483328" calcext:value-type="float">
            <text:p>0.483328</text:p>
          </table:table-cell>
          <table:table-cell office:value-type="float" office:value="0.496727" calcext:value-type="float">
            <text:p>0.496727</text:p>
          </table:table-cell>
          <table:table-cell office:value-type="float" office:value="0.49681" calcext:value-type="float">
            <text:p>0.49681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505032" calcext:value-type="float">
            <text:p>0.505032</text:p>
          </table:table-cell>
          <table:table-cell office:value-type="float" office:value="0.505301" calcext:value-type="float">
            <text:p>0.505301</text:p>
          </table:table-cell>
        </table:table-row>
        <table:table-row table:style-name="ro1">
          <table:table-cell office:value-type="float" office:value="0.499712" calcext:value-type="float">
            <text:p>0.499712</text:p>
          </table:table-cell>
          <table:table-cell office:value-type="float" office:value="0.503445" calcext:value-type="float">
            <text:p>0.503445</text:p>
          </table:table-cell>
          <table:table-cell office:value-type="float" office:value="0.47067" calcext:value-type="float">
            <text:p>0.47067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502869" calcext:value-type="float">
            <text:p>0.502869</text:p>
          </table:table-cell>
          <table:table-cell office:value-type="float" office:value="0.464981" calcext:value-type="float">
            <text:p>0.464981</text:p>
          </table:table-cell>
        </table:table-row>
        <table:table-row table:style-name="ro1">
          <table:table-cell office:value-type="float" office:value="0.516096" calcext:value-type="float">
            <text:p>0.516096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446443" calcext:value-type="float">
            <text:p>0.446443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507995" calcext:value-type="float">
            <text:p>0.507995</text:p>
          </table:table-cell>
          <table:table-cell office:value-type="float" office:value="0.434063" calcext:value-type="float">
            <text:p>0.434063</text:p>
          </table:table-cell>
        </table:table-row>
        <table:table-row table:style-name="ro1">
          <table:table-cell office:value-type="float" office:value="0.53248" calcext:value-type="float">
            <text:p>0.53248</text:p>
          </table:table-cell>
          <table:table-cell office:value-type="float" office:value="0.510395" calcext:value-type="float">
            <text:p>0.510395</text:p>
          </table:table-cell>
          <table:table-cell office:value-type="float" office:value="0.410246" calcext:value-type="float">
            <text:p>0.410246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513864" calcext:value-type="float">
            <text:p>0.513864</text:p>
          </table:table-cell>
          <table:table-cell office:value-type="float" office:value="0.404255" calcext:value-type="float">
            <text:p>0.404255</text:p>
          </table:table-cell>
        </table:table-row>
        <table:table-row table:style-name="ro1">
          <table:table-cell office:value-type="float" office:value="0.548864" calcext:value-type="float">
            <text:p>0.548864</text:p>
          </table:table-cell>
          <table:table-cell office:value-type="float" office:value="0.513454" calcext:value-type="float">
            <text:p>0.513454</text:p>
          </table:table-cell>
          <table:table-cell office:value-type="float" office:value="0.384052" calcext:value-type="float">
            <text:p>0.384052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515221" calcext:value-type="float">
            <text:p>0.515221</text:p>
          </table:table-cell>
          <table:table-cell office:value-type="float" office:value="0.370952" calcext:value-type="float">
            <text:p>0.370952</text:p>
          </table:table-cell>
        </table:table-row>
        <table:table-row table:style-name="ro1">
          <table:table-cell office:value-type="float" office:value="0.565248" calcext:value-type="float">
            <text:p>0.565248</text:p>
          </table:table-cell>
          <table:table-cell office:value-type="float" office:value="0.518879" calcext:value-type="float">
            <text:p>0.518879</text:p>
          </table:table-cell>
          <table:table-cell office:value-type="float" office:value="0.367732" calcext:value-type="float">
            <text:p>0.367732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522495" calcext:value-type="float">
            <text:p>0.522495</text:p>
          </table:table-cell>
          <table:table-cell office:value-type="float" office:value="0.345388" calcext:value-type="float">
            <text:p>0.345388</text:p>
          </table:table-cell>
        </table:table-row>
        <table:table-row table:style-name="ro1">
          <table:table-cell office:value-type="float" office:value="0.581632" calcext:value-type="float">
            <text:p>0.581632</text:p>
          </table:table-cell>
          <table:table-cell office:value-type="float" office:value="0.52633" calcext:value-type="float">
            <text:p>0.52633</text:p>
          </table:table-cell>
          <table:table-cell office:value-type="float" office:value="0.335253" calcext:value-type="float">
            <text:p>0.335253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523974" calcext:value-type="float">
            <text:p>0.523974</text:p>
          </table:table-cell>
          <table:table-cell office:value-type="float" office:value="0.32656" calcext:value-type="float">
            <text:p>0.32656</text:p>
          </table:table-cell>
        </table:table-row>
        <table:table-row table:style-name="ro1">
          <table:table-cell office:value-type="float" office:value="0.598016" calcext:value-type="float">
            <text:p>0.598016</text:p>
          </table:table-cell>
          <table:table-cell office:value-type="float" office:value="0.528032" calcext:value-type="float">
            <text:p>0.528032</text:p>
          </table:table-cell>
          <table:table-cell office:value-type="float" office:value="0.318694" calcext:value-type="float">
            <text:p>0.318694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532699" calcext:value-type="float">
            <text:p>0.532699</text:p>
          </table:table-cell>
          <table:table-cell office:value-type="float" office:value="0.296468" calcext:value-type="float">
            <text:p>0.296468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0.533492" calcext:value-type="float">
            <text:p>0.533492</text:p>
          </table:table-cell>
          <table:table-cell office:value-type="float" office:value="0.289424" calcext:value-type="float">
            <text:p>0.289424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545683" calcext:value-type="float">
            <text:p>0.545683</text:p>
          </table:table-cell>
          <table:table-cell office:value-type="float" office:value="0.298408" calcext:value-type="float">
            <text:p>0.298408</text:p>
          </table:table-cell>
        </table:table-row>
        <table:table-row table:style-name="ro1">
          <table:table-cell office:value-type="float" office:value="0.630784" calcext:value-type="float">
            <text:p>0.630784</text:p>
          </table:table-cell>
          <table:table-cell office:value-type="float" office:value="0.536188" calcext:value-type="float">
            <text:p>0.536188</text:p>
          </table:table-cell>
          <table:table-cell office:value-type="float" office:value="0.275857" calcext:value-type="float">
            <text:p>0.275857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267473" calcext:value-type="float">
            <text:p>0.267473</text:p>
          </table:table-cell>
        </table:table-row>
        <table:table-row table:style-name="ro1">
          <table:table-cell office:value-type="float" office:value="0.647168" calcext:value-type="float">
            <text:p>0.647168</text:p>
          </table:table-cell>
          <table:table-cell office:value-type="float" office:value="0.553037" calcext:value-type="float">
            <text:p>0.553037</text:p>
          </table:table-cell>
          <table:table-cell office:value-type="float" office:value="0.253365" calcext:value-type="float">
            <text:p>0.253365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545308" calcext:value-type="float">
            <text:p>0.545308</text:p>
          </table:table-cell>
          <table:table-cell office:value-type="float" office:value="0.264668" calcext:value-type="float">
            <text:p>0.264668</text:p>
          </table:table-cell>
        </table:table-row>
        <table:table-row table:style-name="ro1">
          <table:table-cell office:value-type="float" office:value="0.663552" calcext:value-type="float">
            <text:p>0.663552</text:p>
          </table:table-cell>
          <table:table-cell office:value-type="float" office:value="0.544906" calcext:value-type="float">
            <text:p>0.544906</text:p>
          </table:table-cell>
          <table:table-cell office:value-type="float" office:value="0.243641" calcext:value-type="float">
            <text:p>0.243641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563833" calcext:value-type="float">
            <text:p>0.563833</text:p>
          </table:table-cell>
          <table:table-cell office:value-type="float" office:value="0.204932" calcext:value-type="float">
            <text:p>0.204932</text:p>
          </table:table-cell>
        </table:table-row>
        <table:table-row table:style-name="ro1">
          <table:table-cell office:value-type="float" office:value="0.679936" calcext:value-type="float">
            <text:p>0.679936</text:p>
          </table:table-cell>
          <table:table-cell office:value-type="float" office:value="0.555143" calcext:value-type="float">
            <text:p>0.555143</text:p>
          </table:table-cell>
          <table:table-cell office:value-type="float" office:value="0.260318" calcext:value-type="float">
            <text:p>0.260318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562639" calcext:value-type="float">
            <text:p>0.562639</text:p>
          </table:table-cell>
          <table:table-cell office:value-type="float" office:value="0.244304" calcext:value-type="float">
            <text:p>0.244304</text:p>
          </table:table-cell>
        </table:table-row>
        <table:table-row table:style-name="ro1">
          <table:table-cell office:value-type="float" office:value="0.69632" calcext:value-type="float">
            <text:p>0.69632</text:p>
          </table:table-cell>
          <table:table-cell office:value-type="float" office:value="0.551104" calcext:value-type="float">
            <text:p>0.551104</text:p>
          </table:table-cell>
          <table:table-cell office:value-type="float" office:value="0.212336" calcext:value-type="float">
            <text:p>0.212336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573309" calcext:value-type="float">
            <text:p>0.573309</text:p>
          </table:table-cell>
          <table:table-cell office:value-type="float" office:value="0.214827" calcext:value-type="float">
            <text:p>0.214827</text:p>
          </table:table-cell>
        </table:table-row>
        <table:table-row table:style-name="ro1">
          <table:table-cell office:value-type="float" office:value="0.712704" calcext:value-type="float">
            <text:p>0.712704</text:p>
          </table:table-cell>
          <table:table-cell office:value-type="float" office:value="0.548466" calcext:value-type="float">
            <text:p>0.548466</text:p>
          </table:table-cell>
          <table:table-cell office:value-type="float" office:value="0.214994" calcext:value-type="float">
            <text:p>0.214994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580565" calcext:value-type="float">
            <text:p>0.580565</text:p>
          </table:table-cell>
          <table:table-cell office:value-type="float" office:value="0.207897" calcext:value-type="float">
            <text:p>0.207897</text:p>
          </table:table-cell>
        </table:table-row>
        <table:table-row table:style-name="ro1">
          <table:table-cell office:value-type="float" office:value="0.729088" calcext:value-type="float">
            <text:p>0.729088</text:p>
          </table:table-cell>
          <table:table-cell office:value-type="float" office:value="0.561634" calcext:value-type="float">
            <text:p>0.561634</text:p>
          </table:table-cell>
          <table:table-cell office:value-type="float" office:value="0.200831" calcext:value-type="float">
            <text:p>0.200831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204911" calcext:value-type="float">
            <text:p>0.204911</text:p>
          </table:table-cell>
        </table:table-row>
        <table:table-row table:style-name="ro1">
          <table:table-cell office:value-type="float" office:value="0.745472" calcext:value-type="float">
            <text:p>0.745472</text:p>
          </table:table-cell>
          <table:table-cell office:value-type="float" office:value="0.566344" calcext:value-type="float">
            <text:p>0.566344</text:p>
          </table:table-cell>
          <table:table-cell office:value-type="float" office:value="0.20145" calcext:value-type="float">
            <text:p>0.20145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575629" calcext:value-type="float">
            <text:p>0.575629</text:p>
          </table:table-cell>
          <table:table-cell office:value-type="float" office:value="0.191082" calcext:value-type="float">
            <text:p>0.191082</text:p>
          </table:table-cell>
        </table:table-row>
        <table:table-row table:style-name="ro1">
          <table:table-cell office:value-type="float" office:value="0.761856" calcext:value-type="float">
            <text:p>0.761856</text:p>
          </table:table-cell>
          <table:table-cell office:value-type="float" office:value="0.572941" calcext:value-type="float">
            <text:p>0.572941</text:p>
          </table:table-cell>
          <table:table-cell office:value-type="float" office:value="0.178748" calcext:value-type="float">
            <text:p>0.178748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576599" calcext:value-type="float">
            <text:p>0.576599</text:p>
          </table:table-cell>
          <table:table-cell office:value-type="float" office:value="0.189141" calcext:value-type="float">
            <text:p>0.189141</text:p>
          </table:table-cell>
        </table:table-row>
        <table:table-row table:style-name="ro1">
          <table:table-cell office:value-type="float" office:value="0.77824" calcext:value-type="float">
            <text:p>0.77824</text:p>
          </table:table-cell>
          <table:table-cell office:value-type="float" office:value="0.591647" calcext:value-type="float">
            <text:p>0.591647</text:p>
          </table:table-cell>
          <table:table-cell office:value-type="float" office:value="0.169732" calcext:value-type="float">
            <text:p>0.169732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587369" calcext:value-type="float">
            <text:p>0.587369</text:p>
          </table:table-cell>
          <table:table-cell office:value-type="float" office:value="0.18155" calcext:value-type="float">
            <text:p>0.18155</text:p>
          </table:table-cell>
        </table:table-row>
        <table:table-row table:style-name="ro1">
          <table:table-cell office:value-type="float" office:value="0.794624" calcext:value-type="float">
            <text:p>0.794624</text:p>
          </table:table-cell>
          <table:table-cell office:value-type="float" office:value="0.597392" calcext:value-type="float">
            <text:p>0.597392</text:p>
          </table:table-cell>
          <table:table-cell office:value-type="float" office:value="0.156117" calcext:value-type="float">
            <text:p>0.156117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594642" calcext:value-type="float">
            <text:p>0.594642</text:p>
          </table:table-cell>
          <table:table-cell office:value-type="float" office:value="0.166135" calcext:value-type="float">
            <text:p>0.166135</text:p>
          </table:table-cell>
        </table:table-row>
        <table:table-row table:style-name="ro1">
          <table:table-cell office:value-type="float" office:value="0.811008" calcext:value-type="float">
            <text:p>0.811008</text:p>
          </table:table-cell>
          <table:table-cell office:value-type="float" office:value="0.590907" calcext:value-type="float">
            <text:p>0.590907</text:p>
          </table:table-cell>
          <table:table-cell office:value-type="float" office:value="0.153355" calcext:value-type="float">
            <text:p>0.153355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587244" calcext:value-type="float">
            <text:p>0.587244</text:p>
          </table:table-cell>
          <table:table-cell office:value-type="float" office:value="0.160733" calcext:value-type="float">
            <text:p>0.160733</text:p>
          </table:table-cell>
        </table:table-row>
        <table:table-row table:style-name="ro1">
          <table:table-cell office:value-type="float" office:value="0.827392" calcext:value-type="float">
            <text:p>0.827392</text:p>
          </table:table-cell>
          <table:table-cell office:value-type="float" office:value="0.596753" calcext:value-type="float">
            <text:p>0.596753</text:p>
          </table:table-cell>
          <table:table-cell office:value-type="float" office:value="0.17131" calcext:value-type="float">
            <text:p>0.17131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591098" calcext:value-type="float">
            <text:p>0.591098</text:p>
          </table:table-cell>
          <table:table-cell office:value-type="float" office:value="0.165792" calcext:value-type="float">
            <text:p>0.165792</text:p>
          </table:table-cell>
        </table:table-row>
        <table:table-row table:style-name="ro1">
          <table:table-cell office:value-type="float" office:value="0.843776" calcext:value-type="float">
            <text:p>0.843776</text:p>
          </table:table-cell>
          <table:table-cell office:value-type="float" office:value="0.604125" calcext:value-type="float">
            <text:p>0.604125</text:p>
          </table:table-cell>
          <table:table-cell office:value-type="float" office:value="0.169421" calcext:value-type="float">
            <text:p>0.169421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621814" calcext:value-type="float">
            <text:p>0.621814</text:p>
          </table:table-cell>
          <table:table-cell office:value-type="float" office:value="0.170708" calcext:value-type="float">
            <text:p>0.170708</text:p>
          </table:table-cell>
        </table:table-row>
        <table:table-row table:style-name="ro1">
          <table:table-cell office:value-type="float" office:value="0.86016" calcext:value-type="float">
            <text:p>0.86016</text:p>
          </table:table-cell>
          <table:table-cell office:value-type="float" office:value="0.555464" calcext:value-type="float">
            <text:p>0.555464</text:p>
          </table:table-cell>
          <table:table-cell office:value-type="float" office:value="0.137636" calcext:value-type="float">
            <text:p>0.137636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585036" calcext:value-type="float">
            <text:p>0.585036</text:p>
          </table:table-cell>
          <table:table-cell office:value-type="float" office:value="0.146076" calcext:value-type="float">
            <text:p>0.146076</text:p>
          </table:table-cell>
        </table:table-row>
        <table:table-row table:style-name="ro1">
          <table:table-cell office:value-type="float" office:value="0.876544" calcext:value-type="float">
            <text:p>0.876544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146755" calcext:value-type="float">
            <text:p>0.14675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606816" calcext:value-type="float">
            <text:p>0.606816</text:p>
          </table:table-cell>
          <table:table-cell office:value-type="float" office:value="0.158527" calcext:value-type="float">
            <text:p>0.158527</text:p>
          </table:table-cell>
        </table:table-row>
        <table:table-row table:style-name="ro1">
          <table:table-cell office:value-type="float" office:value="0.892928" calcext:value-type="float">
            <text:p>0.89292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14214" calcext:value-type="float">
            <text:p>0.14214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629021" calcext:value-type="float">
            <text:p>0.629021</text:p>
          </table:table-cell>
          <table:table-cell office:value-type="float" office:value="0.141425" calcext:value-type="float">
            <text:p>0.141425</text:p>
          </table:table-cell>
        </table:table-row>
        <table:table-row table:style-name="ro1">
          <table:table-cell office:value-type="float" office:value="0.909312" calcext:value-type="float">
            <text:p>0.909312</text:p>
          </table:table-cell>
          <table:table-cell office:value-type="float" office:value="0.601491" calcext:value-type="float">
            <text:p>0.601491</text:p>
          </table:table-cell>
          <table:table-cell office:value-type="float" office:value="0.133815" calcext:value-type="float">
            <text:p>0.133815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583361" calcext:value-type="float">
            <text:p>0.583361</text:p>
          </table:table-cell>
          <table:table-cell office:value-type="float" office:value="0.135178" calcext:value-type="float">
            <text:p>0.135178</text:p>
          </table:table-cell>
        </table:table-row>
        <table:table-row table:style-name="ro1">
          <table:table-cell office:value-type="float" office:value="0.925696" calcext:value-type="float">
            <text:p>0.925696</text:p>
          </table:table-cell>
          <table:table-cell office:value-type="float" office:value="0.612078" calcext:value-type="float">
            <text:p>0.612078</text:p>
          </table:table-cell>
          <table:table-cell office:value-type="float" office:value="0.142905" calcext:value-type="float">
            <text:p>0.142905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661131" calcext:value-type="float">
            <text:p>0.661131</text:p>
          </table:table-cell>
          <table:table-cell office:value-type="float" office:value="0.125927" calcext:value-type="float">
            <text:p>0.125927</text:p>
          </table:table-cell>
        </table:table-row>
        <table:table-row table:style-name="ro1">
          <table:table-cell office:value-type="float" office:value="0.94208" calcext:value-type="float">
            <text:p>0.94208</text:p>
          </table:table-cell>
          <table:table-cell office:value-type="float" office:value="0.623503" calcext:value-type="float">
            <text:p>0.623503</text:p>
          </table:table-cell>
          <table:table-cell office:value-type="float" office:value="0.113541" calcext:value-type="float">
            <text:p>0.113541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641109" calcext:value-type="float">
            <text:p>0.641109</text:p>
          </table:table-cell>
          <table:table-cell office:value-type="float" office:value="0.124181" calcext:value-type="float">
            <text:p>0.124181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640072" calcext:value-type="float">
            <text:p>0.640072</text:p>
          </table:table-cell>
          <table:table-cell office:value-type="float" office:value="0.115818" calcext:value-type="float">
            <text:p>0.115818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621414" calcext:value-type="float">
            <text:p>0.621414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float" office:value="0.974848" calcext:value-type="float">
            <text:p>0.974848</text:p>
          </table:table-cell>
          <table:table-cell office:value-type="float" office:value="0.61422" calcext:value-type="float">
            <text:p>0.61422</text:p>
          </table:table-cell>
          <table:table-cell office:value-type="float" office:value="0.123926" calcext:value-type="float">
            <text:p>0.123926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121572" calcext:value-type="float">
            <text:p>0.121572</text:p>
          </table:table-cell>
        </table:table-row>
        <table:table-row table:style-name="ro1">
          <table:table-cell office:value-type="float" office:value="0.991232" calcext:value-type="float">
            <text:p>0.991232</text:p>
          </table:table-cell>
          <table:table-cell office:value-type="float" office:value="0.615066" calcext:value-type="float">
            <text:p>0.615066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627352" calcext:value-type="float">
            <text:p>0.627352</text:p>
          </table:table-cell>
          <table:table-cell office:value-type="float" office:value="0.118168" calcext:value-type="float">
            <text:p>0.118168</text:p>
          </table:table-cell>
        </table:table-row>
        <table:table-row table:style-name="ro1">
          <table:table-cell office:value-type="float" office:value="1.007616" calcext:value-type="float">
            <text:p>1.007616</text:p>
          </table:table-cell>
          <table:table-cell office:value-type="float" office:value="0.632139" calcext:value-type="float">
            <text:p>0.632139</text:p>
          </table:table-cell>
          <table:table-cell office:value-type="float" office:value="0.110113" calcext:value-type="float">
            <text:p>0.110113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629674" calcext:value-type="float">
            <text:p>0.629674</text:p>
          </table:table-cell>
          <table:table-cell office:value-type="float" office:value="0.113598" calcext:value-type="float">
            <text:p>0.113598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661356" calcext:value-type="float">
            <text:p>0.661356</text:p>
          </table:table-cell>
          <table:table-cell office:value-type="float" office:value="0.117376" calcext:value-type="float">
            <text:p>0.117376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62079" calcext:value-type="float">
            <text:p>0.62079</text:p>
          </table:table-cell>
          <table:table-cell office:value-type="float" office:value="0.118021" calcext:value-type="float">
            <text:p>0.118021</text:p>
          </table:table-cell>
        </table:table-row>
        <table:table-row table:style-name="ro1">
          <table:table-cell office:value-type="float" office:value="1.040384" calcext:value-type="float">
            <text:p>1.040384</text:p>
          </table:table-cell>
          <table:table-cell office:value-type="float" office:value="0.628075" calcext:value-type="float">
            <text:p>0.628075</text:p>
          </table:table-cell>
          <table:table-cell office:value-type="float" office:value="0.116465" calcext:value-type="float">
            <text:p>0.116465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671813" calcext:value-type="float">
            <text:p>0.671813</text:p>
          </table:table-cell>
          <table:table-cell office:value-type="float" office:value="0.118825" calcext:value-type="float">
            <text:p>0.118825</text:p>
          </table:table-cell>
        </table:table-row>
        <table:table-row table:style-name="ro1">
          <table:table-cell office:value-type="float" office:value="1.056768" calcext:value-type="float">
            <text:p>1.056768</text:p>
          </table:table-cell>
          <table:table-cell office:value-type="float" office:value="0.637118" calcext:value-type="float">
            <text:p>0.637118</text:p>
          </table:table-cell>
          <table:table-cell office:value-type="float" office:value="0.103918" calcext:value-type="float">
            <text:p>0.103918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646951" calcext:value-type="float">
            <text:p>0.646951</text:p>
          </table:table-cell>
          <table:table-cell office:value-type="float" office:value="0.10163" calcext:value-type="float">
            <text:p>0.10163</text:p>
          </table:table-cell>
        </table:table-row>
        <table:table-row table:style-name="ro1">
          <table:table-cell office:value-type="float" office:value="1.073152" calcext:value-type="float">
            <text:p>1.073152</text:p>
          </table:table-cell>
          <table:table-cell office:value-type="float" office:value="0.649181" calcext:value-type="float">
            <text:p>0.649181</text:p>
          </table:table-cell>
          <table:table-cell office:value-type="float" office:value="0.107587" calcext:value-type="float">
            <text:p>0.107587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590377" calcext:value-type="float">
            <text:p>0.590377</text:p>
          </table:table-cell>
          <table:table-cell office:value-type="float" office:value="0.101983" calcext:value-type="float">
            <text:p>0.101983</text:p>
          </table:table-cell>
        </table:table-row>
        <table:table-row table:style-name="ro1">
          <table:table-cell office:value-type="float" office:value="1.089536" calcext:value-type="float">
            <text:p>1.08953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101718" calcext:value-type="float">
            <text:p>0.101718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64812" calcext:value-type="float">
            <text:p>0.64812</text:p>
          </table:table-cell>
          <table:table-cell office:value-type="float" office:value="0.1074" calcext:value-type="float">
            <text:p>0.1074</text:p>
          </table:table-cell>
        </table:table-row>
        <table:table-row table:style-name="ro1">
          <table:table-cell office:value-type="float" office:value="1.10592" calcext:value-type="float">
            <text:p>1.10592</text:p>
          </table:table-cell>
          <table:table-cell office:value-type="float" office:value="0.639994" calcext:value-type="float">
            <text:p>0.639994</text:p>
          </table:table-cell>
          <table:table-cell office:value-type="float" office:value="0.100043" calcext:value-type="float">
            <text:p>0.100043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679151" calcext:value-type="float">
            <text:p>0.679151</text:p>
          </table:table-cell>
          <table:table-cell office:value-type="float" office:value="0.095331" calcext:value-type="float">
            <text:p>0.095331</text:p>
          </table:table-cell>
        </table:table-row>
        <table:table-row table:style-name="ro1">
          <table:table-cell office:value-type="float" office:value="1.122304" calcext:value-type="float">
            <text:p>1.122304</text:p>
          </table:table-cell>
          <table:table-cell office:value-type="float" office:value="0.653398" calcext:value-type="float">
            <text:p>0.653398</text:p>
          </table:table-cell>
          <table:table-cell office:value-type="float" office:value="0.100718" calcext:value-type="float">
            <text:p>0.100718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712524" calcext:value-type="float">
            <text:p>0.712524</text:p>
          </table:table-cell>
          <table:table-cell office:value-type="float" office:value="0.098514" calcext:value-type="float">
            <text:p>0.098514</text:p>
          </table:table-cell>
        </table:table-row>
        <table:table-row table:style-name="ro1">
          <table:table-cell office:value-type="float" office:value="1.138688" calcext:value-type="float">
            <text:p>1.138688</text:p>
          </table:table-cell>
          <table:table-cell office:value-type="float" office:value="0.729722" calcext:value-type="float">
            <text:p>0.729722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672528" calcext:value-type="float">
            <text:p>0.672528</text:p>
          </table:table-cell>
          <table:table-cell office:value-type="float" office:value="0.092325" calcext:value-type="float">
            <text:p>0.092325</text:p>
          </table:table-cell>
        </table:table-row>
        <table:table-row table:style-name="ro1">
          <table:table-cell office:value-type="float" office:value="1.155072" calcext:value-type="float">
            <text:p>1.155072</text:p>
          </table:table-cell>
          <table:table-cell office:value-type="float" office:value="0.641062" calcext:value-type="float">
            <text:p>0.641062</text:p>
          </table:table-cell>
          <table:table-cell office:value-type="float" office:value="0.092535" calcext:value-type="float">
            <text:p>0.092535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635195" calcext:value-type="float">
            <text:p>0.635195</text:p>
          </table:table-cell>
          <table:table-cell office:value-type="float" office:value="0.096581" calcext:value-type="float">
            <text:p>0.096581</text:p>
          </table:table-cell>
        </table:table-row>
        <table:table-row table:style-name="ro1">
          <table:table-cell office:value-type="float" office:value="1.171456" calcext:value-type="float">
            <text:p>1.171456</text:p>
          </table:table-cell>
          <table:table-cell office:value-type="float" office:value="0.588497" calcext:value-type="float">
            <text:p>0.588497</text:p>
          </table:table-cell>
          <table:table-cell office:value-type="float" office:value="0.107084" calcext:value-type="float">
            <text:p>0.107084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660203" calcext:value-type="float">
            <text:p>0.660203</text:p>
          </table:table-cell>
          <table:table-cell office:value-type="float" office:value="0.09925" calcext:value-type="float">
            <text:p>0.09925</text:p>
          </table:table-cell>
        </table:table-row>
        <table:table-row table:style-name="ro1">
          <table:table-cell office:value-type="float" office:value="1.18784" calcext:value-type="float">
            <text:p>1.18784</text:p>
          </table:table-cell>
          <table:table-cell office:value-type="float" office:value="0.644018" calcext:value-type="float">
            <text:p>0.644018</text:p>
          </table:table-cell>
          <table:table-cell office:value-type="float" office:value="0.096331" calcext:value-type="float">
            <text:p>0.096331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577331" calcext:value-type="float">
            <text:p>0.577331</text:p>
          </table:table-cell>
          <table:table-cell office:value-type="float" office:value="0.105557" calcext:value-type="float">
            <text:p>0.105557</text:p>
          </table:table-cell>
        </table:table-row>
        <table:table-row table:style-name="ro1">
          <table:table-cell office:value-type="float" office:value="1.204224" calcext:value-type="float">
            <text:p>1.204224</text:p>
          </table:table-cell>
          <table:table-cell office:value-type="float" office:value="0.648478" calcext:value-type="float">
            <text:p>0.648478</text:p>
          </table:table-cell>
          <table:table-cell office:value-type="float" office:value="0.085557" calcext:value-type="float">
            <text:p>0.085557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650775" calcext:value-type="float">
            <text:p>0.650775</text:p>
          </table:table-cell>
          <table:table-cell office:value-type="float" office:value="0.088291" calcext:value-type="float">
            <text:p>0.088291</text:p>
          </table:table-cell>
        </table:table-row>
        <table:table-row table:style-name="ro1">
          <table:table-cell office:value-type="float" office:value="1.220608" calcext:value-type="float">
            <text:p>1.220608</text:p>
          </table:table-cell>
          <table:table-cell office:value-type="float" office:value="0.660962" calcext:value-type="float">
            <text:p>0.660962</text:p>
          </table:table-cell>
          <table:table-cell office:value-type="float" office:value="0.088979" calcext:value-type="float">
            <text:p>0.088979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093497" calcext:value-type="float">
            <text:p>0.093497</text:p>
          </table:table-cell>
        </table:table-row>
        <table:table-row table:style-name="ro1">
          <table:table-cell office:value-type="float" office:value="1.236992" calcext:value-type="float">
            <text:p>1.236992</text:p>
          </table:table-cell>
          <table:table-cell office:value-type="float" office:value="0.692464" calcext:value-type="float">
            <text:p>0.692464</text:p>
          </table:table-cell>
          <table:table-cell office:value-type="float" office:value="0.078796" calcext:value-type="float">
            <text:p>0.078796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62694" calcext:value-type="float">
            <text:p>0.662694</text:p>
          </table:table-cell>
          <table:table-cell office:value-type="float" office:value="0.091769" calcext:value-type="float">
            <text:p>0.091769</text:p>
          </table:table-cell>
        </table:table-row>
        <table:table-row table:style-name="ro1">
          <table:table-cell office:value-type="float" office:value="1.253376" calcext:value-type="float">
            <text:p>1.253376</text:p>
          </table:table-cell>
          <table:table-cell office:value-type="float" office:value="0.725221" calcext:value-type="float">
            <text:p>0.725221</text:p>
          </table:table-cell>
          <table:table-cell office:value-type="float" office:value="0.090451" calcext:value-type="float">
            <text:p>0.090451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63493" calcext:value-type="float">
            <text:p>0.63493</text:p>
          </table:table-cell>
          <table:table-cell office:value-type="float" office:value="0.079976" calcext:value-type="float">
            <text:p>0.079976</text:p>
          </table:table-cell>
        </table:table-row>
        <table:table-row table:style-name="ro1">
          <table:table-cell office:value-type="float" office:value="1.26976" calcext:value-type="float">
            <text:p>1.26976</text:p>
          </table:table-cell>
          <table:table-cell office:value-type="float" office:value="0.647842" calcext:value-type="float">
            <text:p>0.647842</text:p>
          </table:table-cell>
          <table:table-cell office:value-type="float" office:value="0.084866" calcext:value-type="float">
            <text:p>0.084866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617449" calcext:value-type="float">
            <text:p>0.617449</text:p>
          </table:table-cell>
          <table:table-cell office:value-type="float" office:value="0.084862" calcext:value-type="float">
            <text:p>0.084862</text:p>
          </table:table-cell>
        </table:table-row>
        <table:table-row table:style-name="ro1">
          <table:table-cell office:value-type="float" office:value="1.286144" calcext:value-type="float">
            <text:p>1.286144</text:p>
          </table:table-cell>
          <table:table-cell office:value-type="float" office:value="0.677292" calcext:value-type="float">
            <text:p>0.677292</text:p>
          </table:table-cell>
          <table:table-cell office:value-type="float" office:value="0.089019" calcext:value-type="float">
            <text:p>0.089019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592263" calcext:value-type="float">
            <text:p>0.592263</text:p>
          </table:table-cell>
          <table:table-cell office:value-type="float" office:value="0.095521" calcext:value-type="float">
            <text:p>0.095521</text:p>
          </table:table-cell>
        </table:table-row>
        <table:table-row table:style-name="ro1">
          <table:table-cell office:value-type="float" office:value="1.302528" calcext:value-type="float">
            <text:p>1.302528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0.091382" calcext:value-type="float">
            <text:p>0.091382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621668" calcext:value-type="float">
            <text:p>0.621668</text:p>
          </table:table-cell>
          <table:table-cell office:value-type="float" office:value="0.091739" calcext:value-type="float">
            <text:p>0.091739</text:p>
          </table:table-cell>
        </table:table-row>
        <table:table-row table:style-name="ro1">
          <table:table-cell office:value-type="float" office:value="1.318912" calcext:value-type="float">
            <text:p>1.318912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0.085412" calcext:value-type="float">
            <text:p>0.085412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47629" calcext:value-type="float">
            <text:p>0.647629</text:p>
          </table:table-cell>
          <table:table-cell office:value-type="float" office:value="0.08806" calcext:value-type="float">
            <text:p>0.08806</text:p>
          </table:table-cell>
        </table:table-row>
        <table:table-row table:style-name="ro1">
          <table:table-cell office:value-type="float" office:value="1.335296" calcext:value-type="float">
            <text:p>1.335296</text:p>
          </table:table-cell>
          <table:table-cell office:value-type="float" office:value="0.678427" calcext:value-type="float">
            <text:p>0.678427</text:p>
          </table:table-cell>
          <table:table-cell office:value-type="float" office:value="0.098832" calcext:value-type="float">
            <text:p>0.098832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698288" calcext:value-type="float">
            <text:p>0.698288</text:p>
          </table:table-cell>
          <table:table-cell office:value-type="float" office:value="0.073423" calcext:value-type="float">
            <text:p>0.073423</text:p>
          </table:table-cell>
        </table:table-row>
        <table:table-row table:style-name="ro1">
          <table:table-cell office:value-type="float" office:value="1.35168" calcext:value-type="float">
            <text:p>1.35168</text:p>
          </table:table-cell>
          <table:table-cell office:value-type="float" office:value="0.638553" calcext:value-type="float">
            <text:p>0.638553</text:p>
          </table:table-cell>
          <table:table-cell office:value-type="float" office:value="0.08079" calcext:value-type="float">
            <text:p>0.08079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673073" calcext:value-type="float">
            <text:p>0.673073</text:p>
          </table:table-cell>
          <table:table-cell office:value-type="float" office:value="0.077935" calcext:value-type="float">
            <text:p>0.077935</text:p>
          </table:table-cell>
        </table:table-row>
        <table:table-row table:style-name="ro1">
          <table:table-cell office:value-type="float" office:value="1.368064" calcext:value-type="float">
            <text:p>1.368064</text:p>
          </table:table-cell>
          <table:table-cell office:value-type="float" office:value="0.731361" calcext:value-type="float">
            <text:p>0.731361</text:p>
          </table:table-cell>
          <table:table-cell office:value-type="float" office:value="0.078182" calcext:value-type="float">
            <text:p>0.078182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696268" calcext:value-type="float">
            <text:p>0.696268</text:p>
          </table:table-cell>
          <table:table-cell office:value-type="float" office:value="0.084481" calcext:value-type="float">
            <text:p>0.084481</text:p>
          </table:table-cell>
        </table:table-row>
        <table:table-row table:style-name="ro1">
          <table:table-cell office:value-type="float" office:value="1.384448" calcext:value-type="float">
            <text:p>1.384448</text:p>
          </table:table-cell>
          <table:table-cell office:value-type="float" office:value="0.686654" calcext:value-type="float">
            <text:p>0.686654</text:p>
          </table:table-cell>
          <table:table-cell office:value-type="float" office:value="0.08213" calcext:value-type="float">
            <text:p>0.08213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709617" calcext:value-type="float">
            <text:p>0.709617</text:p>
          </table:table-cell>
          <table:table-cell office:value-type="float" office:value="0.078562" calcext:value-type="float">
            <text:p>0.078562</text:p>
          </table:table-cell>
        </table:table-row>
        <table:table-row table:style-name="ro1">
          <table:table-cell office:value-type="float" office:value="1.400832" calcext:value-type="float">
            <text:p>1.400832</text:p>
          </table:table-cell>
          <table:table-cell office:value-type="float" office:value="0.869448" calcext:value-type="float">
            <text:p>0.869448</text:p>
          </table:table-cell>
          <table:table-cell office:value-type="float" office:value="0.068089" calcext:value-type="float">
            <text:p>0.068089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079036" calcext:value-type="float">
            <text:p>0.079036</text:p>
          </table:table-cell>
        </table:table-row>
        <table:table-row table:style-name="ro1">
          <table:table-cell office:value-type="float" office:value="1.417216" calcext:value-type="float">
            <text:p>1.417216</text:p>
          </table:table-cell>
          <table:table-cell office:value-type="float" office:value="0.72389" calcext:value-type="float">
            <text:p>0.72389</text:p>
          </table:table-cell>
          <table:table-cell office:value-type="float" office:value="0.076722" calcext:value-type="float">
            <text:p>0.076722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659896" calcext:value-type="float">
            <text:p>0.659896</text:p>
          </table:table-cell>
          <table:table-cell office:value-type="float" office:value="0.078757" calcext:value-type="float">
            <text:p>0.078757</text:p>
          </table:table-cell>
        </table:table-row>
        <table:table-row table:style-name="ro1">
          <table:table-cell office:value-type="float" office:value="1.4336" calcext:value-type="float">
            <text:p>1.4336</text:p>
          </table:table-cell>
          <table:table-cell office:value-type="float" office:value="0.681056" calcext:value-type="float">
            <text:p>0.68105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614186" calcext:value-type="float">
            <text:p>0.614186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float" office:value="1.449984" calcext:value-type="float">
            <text:p>1.449984</text:p>
          </table:table-cell>
          <table:table-cell office:value-type="float" office:value="0.658958" calcext:value-type="float">
            <text:p>0.658958</text:p>
          </table:table-cell>
          <table:table-cell office:value-type="float" office:value="0.072183" calcext:value-type="float">
            <text:p>0.072183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708352" calcext:value-type="float">
            <text:p>0.708352</text:p>
          </table:table-cell>
          <table:table-cell office:value-type="float" office:value="0.073489" calcext:value-type="float">
            <text:p>0.073489</text:p>
          </table:table-cell>
        </table:table-row>
        <table:table-row table:style-name="ro1">
          <table:table-cell office:value-type="float" office:value="1.466368" calcext:value-type="float">
            <text:p>1.466368</text:p>
          </table:table-cell>
          <table:table-cell office:value-type="float" office:value="0.69096" calcext:value-type="float">
            <text:p>0.69096</text:p>
          </table:table-cell>
          <table:table-cell office:value-type="float" office:value="0.066919" calcext:value-type="float">
            <text:p>0.066919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674219" calcext:value-type="float">
            <text:p>0.674219</text:p>
          </table:table-cell>
          <table:table-cell office:value-type="float" office:value="0.072542" calcext:value-type="float">
            <text:p>0.072542</text:p>
          </table:table-cell>
        </table:table-row>
        <table:table-row table:style-name="ro1">
          <table:table-cell office:value-type="float" office:value="1.482752" calcext:value-type="float">
            <text:p>1.482752</text:p>
          </table:table-cell>
          <table:table-cell office:value-type="float" office:value="0.702808" calcext:value-type="float">
            <text:p>0.702808</text:p>
          </table:table-cell>
          <table:table-cell office:value-type="float" office:value="0.060931" calcext:value-type="float">
            <text:p>0.060931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697304" calcext:value-type="float">
            <text:p>0.697304</text:p>
          </table:table-cell>
          <table:table-cell office:value-type="float" office:value="0.071961" calcext:value-type="float">
            <text:p>0.071961</text:p>
          </table:table-cell>
        </table:table-row>
        <table:table-row table:style-name="ro1">
          <table:table-cell office:value-type="float" office:value="1.499136" calcext:value-type="float">
            <text:p>1.499136</text:p>
          </table:table-cell>
          <table:table-cell office:value-type="float" office:value="0.639273" calcext:value-type="float">
            <text:p>0.639273</text:p>
          </table:table-cell>
          <table:table-cell office:value-type="float" office:value="0.071606" calcext:value-type="float">
            <text:p>0.071606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638372" calcext:value-type="float">
            <text:p>0.638372</text:p>
          </table:table-cell>
          <table:table-cell office:value-type="float" office:value="0.073785" calcext:value-type="float">
            <text:p>0.073785</text:p>
          </table:table-cell>
        </table:table-row>
        <table:table-row table:style-name="ro1">
          <table:table-cell office:value-type="float" office:value="1.51552" calcext:value-type="float">
            <text:p>1.51552</text:p>
          </table:table-cell>
          <table:table-cell office:value-type="float" office:value="0.641171" calcext:value-type="float">
            <text:p>0.641171</text:p>
          </table:table-cell>
          <table:table-cell office:value-type="float" office:value="0.07047" calcext:value-type="float">
            <text:p>0.07047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66005" calcext:value-type="float">
            <text:p>0.66005</text:p>
          </table:table-cell>
          <table:table-cell office:value-type="float" office:value="0.071161" calcext:value-type="float">
            <text:p>0.071161</text:p>
          </table:table-cell>
        </table:table-row>
        <table:table-row table:style-name="ro1">
          <table:table-cell office:value-type="float" office:value="1.531904" calcext:value-type="float">
            <text:p>1.531904</text:p>
          </table:table-cell>
          <table:table-cell office:value-type="float" office:value="0.704101" calcext:value-type="float">
            <text:p>0.704101</text:p>
          </table:table-cell>
          <table:table-cell office:value-type="float" office:value="0.072003" calcext:value-type="float">
            <text:p>0.072003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609489" calcext:value-type="float">
            <text:p>0.609489</text:p>
          </table:table-cell>
          <table:table-cell office:value-type="float" office:value="0.067487" calcext:value-type="float">
            <text:p>0.067487</text:p>
          </table:table-cell>
        </table:table-row>
        <table:table-row table:style-name="ro1">
          <table:table-cell office:value-type="float" office:value="1.548288" calcext:value-type="float">
            <text:p>1.548288</text:p>
          </table:table-cell>
          <table:table-cell office:value-type="float" office:value="0.697421" calcext:value-type="float">
            <text:p>0.697421</text:p>
          </table:table-cell>
          <table:table-cell office:value-type="float" office:value="0.069945" calcext:value-type="float">
            <text:p>0.06994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617957" calcext:value-type="float">
            <text:p>0.617957</text:p>
          </table:table-cell>
          <table:table-cell office:value-type="float" office:value="0.070557" calcext:value-type="float">
            <text:p>0.070557</text:p>
          </table:table-cell>
        </table:table-row>
        <table:table-row table:style-name="ro1">
          <table:table-cell office:value-type="float" office:value="1.564672" calcext:value-type="float">
            <text:p>1.564672</text:p>
          </table:table-cell>
          <table:table-cell office:value-type="float" office:value="0.646886" calcext:value-type="float">
            <text:p>0.646886</text:p>
          </table:table-cell>
          <table:table-cell office:value-type="float" office:value="0.069563" calcext:value-type="float">
            <text:p>0.069563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724801" calcext:value-type="float">
            <text:p>0.724801</text:p>
          </table:table-cell>
          <table:table-cell office:value-type="float" office:value="0.068004" calcext:value-type="float">
            <text:p>0.068004</text:p>
          </table:table-cell>
        </table:table-row>
        <table:table-row table:style-name="ro1">
          <table:table-cell office:value-type="float" office:value="1.581056" calcext:value-type="float">
            <text:p>1.581056</text:p>
          </table:table-cell>
          <table:table-cell office:value-type="float" office:value="0.667926" calcext:value-type="float">
            <text:p>0.667926</text:p>
          </table:table-cell>
          <table:table-cell office:value-type="float" office:value="0.065987" calcext:value-type="float">
            <text:p>0.065987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662633" calcext:value-type="float">
            <text:p>0.662633</text:p>
          </table:table-cell>
          <table:table-cell office:value-type="float" office:value="0.07025" calcext:value-type="float">
            <text:p>0.07025</text:p>
          </table:table-cell>
        </table:table-row>
        <table:table-row table:style-name="ro1">
          <table:table-cell office:value-type="float" office:value="1.59744" calcext:value-type="float">
            <text:p>1.59744</text:p>
          </table:table-cell>
          <table:table-cell office:value-type="float" office:value="0.638169" calcext:value-type="float">
            <text:p>0.638169</text:p>
          </table:table-cell>
          <table:table-cell office:value-type="float" office:value="0.07125" calcext:value-type="float">
            <text:p>0.07125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652201" calcext:value-type="float">
            <text:p>0.652201</text:p>
          </table:table-cell>
          <table:table-cell office:value-type="float" office:value="0.069852" calcext:value-type="float">
            <text:p>0.069852</text:p>
          </table:table-cell>
        </table:table-row>
        <table:table-row table:style-name="ro1">
          <table:table-cell office:value-type="float" office:value="1.613824" calcext:value-type="float">
            <text:p>1.613824</text:p>
          </table:table-cell>
          <table:table-cell office:value-type="float" office:value="0.744231" calcext:value-type="float">
            <text:p>0.744231</text:p>
          </table:table-cell>
          <table:table-cell office:value-type="float" office:value="0.053557" calcext:value-type="float">
            <text:p>0.053557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655434" calcext:value-type="float">
            <text:p>0.655434</text:p>
          </table:table-cell>
          <table:table-cell office:value-type="float" office:value="0.073244" calcext:value-type="float">
            <text:p>0.073244</text:p>
          </table:table-cell>
        </table:table-row>
        <table:table-row table:style-name="ro1">
          <table:table-cell office:value-type="float" office:value="1.630208" calcext:value-type="float">
            <text:p>1.630208</text:p>
          </table:table-cell>
          <table:table-cell office:value-type="float" office:value="0.595376" calcext:value-type="float">
            <text:p>0.595376</text:p>
          </table:table-cell>
          <table:table-cell office:value-type="float" office:value="0.068937" calcext:value-type="float">
            <text:p>0.068937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73817" calcext:value-type="float">
            <text:p>0.73817</text:p>
          </table:table-cell>
          <table:table-cell office:value-type="float" office:value="0.066661" calcext:value-type="float">
            <text:p>0.066661</text:p>
          </table:table-cell>
        </table:table-row>
        <table:table-row table:style-name="ro1">
          <table:table-cell office:value-type="float" office:value="1.646592" calcext:value-type="float">
            <text:p>1.646592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062258" calcext:value-type="float">
            <text:p>0.062258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680158" calcext:value-type="float">
            <text:p>0.680158</text:p>
          </table:table-cell>
          <table:table-cell office:value-type="float" office:value="0.064179" calcext:value-type="float">
            <text:p>0.064179</text:p>
          </table:table-cell>
        </table:table-row>
        <table:table-row table:style-name="ro1">
          <table:table-cell office:value-type="float" office:value="1.662976" calcext:value-type="float">
            <text:p>1.662976</text:p>
          </table:table-cell>
          <table:table-cell office:value-type="float" office:value="0.649116" calcext:value-type="float">
            <text:p>0.649116</text:p>
          </table:table-cell>
          <table:table-cell office:value-type="float" office:value="0.069407" calcext:value-type="float">
            <text:p>0.069407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711723" calcext:value-type="float">
            <text:p>0.711723</text:p>
          </table:table-cell>
          <table:table-cell office:value-type="float" office:value="0.061085" calcext:value-type="float">
            <text:p>0.061085</text:p>
          </table:table-cell>
        </table:table-row>
        <table:table-row table:style-name="ro1">
          <table:table-cell office:value-type="float" office:value="1.67936" calcext:value-type="float">
            <text:p>1.67936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061721" calcext:value-type="float">
            <text:p>0.061721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635924" calcext:value-type="float">
            <text:p>0.635924</text:p>
          </table:table-cell>
          <table:table-cell office:value-type="float" office:value="0.067784" calcext:value-type="float">
            <text:p>0.067784</text:p>
          </table:table-cell>
        </table:table-row>
        <table:table-row table:style-name="ro1">
          <table:table-cell office:value-type="float" office:value="1.695744" calcext:value-type="float">
            <text:p>1.695744</text:p>
          </table:table-cell>
          <table:table-cell office:value-type="float" office:value="0.683509" calcext:value-type="float">
            <text:p>0.683509</text:p>
          </table:table-cell>
          <table:table-cell office:value-type="float" office:value="0.062669" calcext:value-type="float">
            <text:p>0.062669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645982" calcext:value-type="float">
            <text:p>0.645982</text:p>
          </table:table-cell>
          <table:table-cell office:value-type="float" office:value="0.065853" calcext:value-type="float">
            <text:p>0.065853</text:p>
          </table:table-cell>
        </table:table-row>
        <table:table-row table:style-name="ro1">
          <table:table-cell office:value-type="float" office:value="1.712128" calcext:value-type="float">
            <text:p>1.712128</text:p>
          </table:table-cell>
          <table:table-cell office:value-type="float" office:value="0.636812" calcext:value-type="float">
            <text:p>0.636812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742145" calcext:value-type="float">
            <text:p>0.742145</text:p>
          </table:table-cell>
          <table:table-cell office:value-type="float" office:value="0.048838" calcext:value-type="float">
            <text:p>0.048838</text:p>
          </table:table-cell>
        </table:table-row>
        <table:table-row table:style-name="ro1">
          <table:table-cell office:value-type="float" office:value="1.728512" calcext:value-type="float">
            <text:p>1.728512</text:p>
          </table:table-cell>
          <table:table-cell office:value-type="float" office:value="1.488591" calcext:value-type="float">
            <text:p>1.488591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065382" calcext:value-type="float">
            <text:p>0.065382</text:p>
          </table:table-cell>
        </table:table-row>
        <table:table-row table:style-name="ro1">
          <table:table-cell office:value-type="float" office:value="1.744896" calcext:value-type="float">
            <text:p>1.744896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0.058063" calcext:value-type="float">
            <text:p>0.058063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714223" calcext:value-type="float">
            <text:p>0.714223</text:p>
          </table:table-cell>
          <table:table-cell office:value-type="float" office:value="0.059635" calcext:value-type="float">
            <text:p>0.059635</text:p>
          </table:table-cell>
        </table:table-row>
        <table:table-row table:style-name="ro1">
          <table:table-cell office:value-type="float" office:value="1.76128" calcext:value-type="float">
            <text:p>1.76128</text:p>
          </table:table-cell>
          <table:table-cell office:value-type="float" office:value="0.623529" calcext:value-type="float">
            <text:p>0.623529</text:p>
          </table:table-cell>
          <table:table-cell office:value-type="float" office:value="0.065552" calcext:value-type="float">
            <text:p>0.065552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750042" calcext:value-type="float">
            <text:p>0.750042</text:p>
          </table:table-cell>
          <table:table-cell office:value-type="float" office:value="0.061468" calcext:value-type="float">
            <text:p>0.061468</text:p>
          </table:table-cell>
        </table:table-row>
        <table:table-row table:style-name="ro1">
          <table:table-cell office:value-type="float" office:value="1.777664" calcext:value-type="float">
            <text:p>1.777664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054676" calcext:value-type="float">
            <text:p>0.054676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75147" calcext:value-type="float">
            <text:p>0.75147</text:p>
          </table:table-cell>
          <table:table-cell office:value-type="float" office:value="0.062332" calcext:value-type="float">
            <text:p>0.062332</text:p>
          </table:table-cell>
        </table:table-row>
        <table:table-row table:style-name="ro1">
          <table:table-cell office:value-type="float" office:value="1.794048" calcext:value-type="float">
            <text:p>1.794048</text:p>
          </table:table-cell>
          <table:table-cell office:value-type="float" office:value="0.672975" calcext:value-type="float">
            <text:p>0.672975</text:p>
          </table:table-cell>
          <table:table-cell office:value-type="float" office:value="0.054957" calcext:value-type="float">
            <text:p>0.054957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653583" calcext:value-type="float">
            <text:p>0.653583</text:p>
          </table:table-cell>
          <table:table-cell office:value-type="float" office:value="0.055064" calcext:value-type="float">
            <text:p>0.055064</text:p>
          </table:table-cell>
        </table:table-row>
        <table:table-row table:style-name="ro1">
          <table:table-cell office:value-type="float" office:value="1.810432" calcext:value-type="float">
            <text:p>1.810432</text:p>
          </table:table-cell>
          <table:table-cell office:value-type="float" office:value="0.693236" calcext:value-type="float">
            <text:p>0.693236</text:p>
          </table:table-cell>
          <table:table-cell office:value-type="float" office:value="0.06195" calcext:value-type="float">
            <text:p>0.06195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691898" calcext:value-type="float">
            <text:p>0.691898</text:p>
          </table:table-cell>
          <table:table-cell office:value-type="float" office:value="0.057428" calcext:value-type="float">
            <text:p>0.057428</text:p>
          </table:table-cell>
        </table:table-row>
        <table:table-row table:style-name="ro1">
          <table:table-cell office:value-type="float" office:value="1.826816" calcext:value-type="float">
            <text:p>1.826816</text:p>
          </table:table-cell>
          <table:table-cell office:value-type="float" office:value="0.764607" calcext:value-type="float">
            <text:p>0.764607</text:p>
          </table:table-cell>
          <table:table-cell office:value-type="float" office:value="0.055902" calcext:value-type="float">
            <text:p>0.055902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712763" calcext:value-type="float">
            <text:p>0.712763</text:p>
          </table:table-cell>
          <table:table-cell office:value-type="float" office:value="0.058567" calcext:value-type="float">
            <text:p>0.058567</text:p>
          </table:table-cell>
        </table:table-row>
        <table:table-row table:style-name="ro1">
          <table:table-cell office:value-type="float" office:value="1.8432" calcext:value-type="float">
            <text:p>1.8432</text:p>
          </table:table-cell>
          <table:table-cell office:value-type="float" office:value="0.714168" calcext:value-type="float">
            <text:p>0.714168</text:p>
          </table:table-cell>
          <table:table-cell office:value-type="float" office:value="0.051522" calcext:value-type="float">
            <text:p>0.051522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5489" calcext:value-type="float">
            <text:p>0.05489</text:p>
          </table:table-cell>
        </table:table-row>
        <table:table-row table:style-name="ro1">
          <table:table-cell office:value-type="float" office:value="1.859584" calcext:value-type="float">
            <text:p>1.859584</text:p>
          </table:table-cell>
          <table:table-cell office:value-type="float" office:value="0.704213" calcext:value-type="float">
            <text:p>0.704213</text:p>
          </table:table-cell>
          <table:table-cell office:value-type="float" office:value="0.058069" calcext:value-type="float">
            <text:p>0.058069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655512" calcext:value-type="float">
            <text:p>0.655512</text:p>
          </table:table-cell>
          <table:table-cell office:value-type="float" office:value="0.057087" calcext:value-type="float">
            <text:p>0.057087</text:p>
          </table:table-cell>
        </table:table-row>
        <table:table-row table:style-name="ro1">
          <table:table-cell office:value-type="float" office:value="1.875968" calcext:value-type="float">
            <text:p>1.875968</text:p>
          </table:table-cell>
          <table:table-cell office:value-type="float" office:value="0.677533" calcext:value-type="float">
            <text:p>0.677533</text:p>
          </table:table-cell>
          <table:table-cell office:value-type="float" office:value="0.063175" calcext:value-type="float">
            <text:p>0.063175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701637" calcext:value-type="float">
            <text:p>0.701637</text:p>
          </table:table-cell>
          <table:table-cell office:value-type="float" office:value="0.064152" calcext:value-type="float">
            <text:p>0.064152</text:p>
          </table:table-cell>
        </table:table-row>
        <table:table-row table:style-name="ro1">
          <table:table-cell office:value-type="float" office:value="1.892352" calcext:value-type="float">
            <text:p>1.892352</text:p>
          </table:table-cell>
          <table:table-cell office:value-type="float" office:value="0.721838" calcext:value-type="float">
            <text:p>0.721838</text:p>
          </table:table-cell>
          <table:table-cell office:value-type="float" office:value="0.062099" calcext:value-type="float">
            <text:p>0.062099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694997" calcext:value-type="float">
            <text:p>0.694997</text:p>
          </table:table-cell>
          <table:table-cell office:value-type="float" office:value="0.057422" calcext:value-type="float">
            <text:p>0.057422</text:p>
          </table:table-cell>
        </table:table-row>
        <table:table-row table:style-name="ro1">
          <table:table-cell office:value-type="float" office:value="1.908736" calcext:value-type="float">
            <text:p>1.908736</text:p>
          </table:table-cell>
          <table:table-cell office:value-type="float" office:value="0.690383" calcext:value-type="float">
            <text:p>0.690383</text:p>
          </table:table-cell>
          <table:table-cell office:value-type="float" office:value="0.063896" calcext:value-type="float">
            <text:p>0.063896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676287" calcext:value-type="float">
            <text:p>0.676287</text:p>
          </table:table-cell>
          <table:table-cell office:value-type="float" office:value="0.059235" calcext:value-type="float">
            <text:p>0.059235</text:p>
          </table:table-cell>
        </table:table-row>
        <table:table-row table:style-name="ro1">
          <table:table-cell office:value-type="float" office:value="1.92512" calcext:value-type="float">
            <text:p>1.92512</text:p>
          </table:table-cell>
          <table:table-cell office:value-type="float" office:value="0.654994" calcext:value-type="float">
            <text:p>0.654994</text:p>
          </table:table-cell>
          <table:table-cell office:value-type="float" office:value="0.057766" calcext:value-type="float">
            <text:p>0.057766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680756" calcext:value-type="float">
            <text:p>0.680756</text:p>
          </table:table-cell>
          <table:table-cell office:value-type="float" office:value="0.056551" calcext:value-type="float">
            <text:p>0.056551</text:p>
          </table:table-cell>
        </table:table-row>
        <table:table-row table:style-name="ro1">
          <table:table-cell office:value-type="float" office:value="1.941504" calcext:value-type="float">
            <text:p>1.941504</text:p>
          </table:table-cell>
          <table:table-cell office:value-type="float" office:value="0.724213" calcext:value-type="float">
            <text:p>0.724213</text:p>
          </table:table-cell>
          <table:table-cell office:value-type="float" office:value="0.060181" calcext:value-type="float">
            <text:p>0.060181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66654" calcext:value-type="float">
            <text:p>0.66654</text:p>
          </table:table-cell>
          <table:table-cell office:value-type="float" office:value="0.060561" calcext:value-type="float">
            <text:p>0.060561</text:p>
          </table:table-cell>
        </table:table-row>
        <table:table-row table:style-name="ro1">
          <table:table-cell office:value-type="float" office:value="1.957888" calcext:value-type="float">
            <text:p>1.957888</text:p>
          </table:table-cell>
          <table:table-cell office:value-type="float" office:value="0.632349" calcext:value-type="float">
            <text:p>0.632349</text:p>
          </table:table-cell>
          <table:table-cell office:value-type="float" office:value="0.056273" calcext:value-type="float">
            <text:p>0.056273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69866" calcext:value-type="float">
            <text:p>0.69866</text:p>
          </table:table-cell>
          <table:table-cell office:value-type="float" office:value="0.049526" calcext:value-type="float">
            <text:p>0.049526</text:p>
          </table:table-cell>
        </table:table-row>
        <table:table-row table:style-name="ro1">
          <table:table-cell office:value-type="float" office:value="1.974272" calcext:value-type="float">
            <text:p>1.974272</text:p>
          </table:table-cell>
          <table:table-cell office:value-type="float" office:value="0.687093" calcext:value-type="float">
            <text:p>0.687093</text:p>
          </table:table-cell>
          <table:table-cell office:value-type="float" office:value="0.048245" calcext:value-type="float">
            <text:p>0.048245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693869" calcext:value-type="float">
            <text:p>0.693869</text:p>
          </table:table-cell>
          <table:table-cell office:value-type="float" office:value="0.059213" calcext:value-type="float">
            <text:p>0.059213</text:p>
          </table:table-cell>
        </table:table-row>
        <table:table-row table:style-name="ro1">
          <table:table-cell office:value-type="float" office:value="1.990656" calcext:value-type="float">
            <text:p>1.990656</text:p>
          </table:table-cell>
          <table:table-cell office:value-type="float" office:value="0.670089" calcext:value-type="float">
            <text:p>0.670089</text:p>
          </table:table-cell>
          <table:table-cell office:value-type="float" office:value="0.052839" calcext:value-type="float">
            <text:p>0.052839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669661" calcext:value-type="float">
            <text:p>0.669661</text:p>
          </table:table-cell>
          <table:table-cell office:value-type="float" office:value="0.055285" calcext:value-type="float">
            <text:p>0.055285</text:p>
          </table:table-cell>
        </table:table-row>
      </table:table>
      <table:named-expressions/>
      <table:database-ranges>
        <table:database-range table:name="__Anonymous_Sheet_DB__0" table:target-range-address="simulation_results_RR_4.A1:simulation_results_RR_4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0T10:56:14.158377780</dc:date>
    <meta:editing-duration>PT7M48S</meta:editing-duration>
    <meta:editing-cycles>3</meta:editing-cycles>
    <meta:generator>LibreOffice/7.3.7.2$Linux_X86_64 LibreOffice_project/30$Build-2</meta:generator>
    <meta:document-statistic meta:table-count="2" meta:cell-count="190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3.952cm" style:legend-expansion="high" chart:style-name="ch2"/>
        <chart:plot-area chart:style-name="ch3" table:cell-range-address="Sheet2.A2:Sheet2.C245 Sheet2.B1:Sheet2.C1" chart:data-source-has-labels="row" svg:x="0.32cm" svg:y="0.18cm" svg:width="14.129cm" svg:height="8.64cm">
          <chart:coordinate-region svg:x="1.047cm" svg:y="0.379cm" svg:width="13.1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1</text:p>
                <draw:g>
                  <svg:desc>Sheet2.B1:Sheet2.B1</svg:desc>
                </draw:g>
              </table:table-cell>
              <table:table-cell office:value-type="string">
                <text:p>th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2">
                <text:p>0.008192</text:p>
                <draw:g>
                  <svg:desc>Sheet2.A2:Sheet2.A245</svg:desc>
                </draw:g>
              </table:table-cell>
              <table:table-cell office:value-type="float" office:value="0.008503">
                <text:p>0.008503</text:p>
                <draw:g>
                  <svg:desc>Sheet2.B2:Sheet2.B245</svg:desc>
                </draw:g>
              </table:table-cell>
              <table:table-cell office:value-type="float" office:value="0.00859">
                <text:p>0.00859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84">
                <text:p>0.016384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22">
                <text:p>0.01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76">
                <text:p>0.024576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68">
                <text:p>0.032768</text:p>
              </table:table-cell>
              <table:table-cell office:value-type="float" office:value="0.03375">
                <text:p>0.03375</text:p>
              </table:table-cell>
              <table:table-cell office:value-type="float" office:value="0.033758">
                <text:p>0.033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">
                <text:p>0.04096</text:p>
              </table:table-cell>
              <table:table-cell office:value-type="float" office:value="0.042174">
                <text:p>0.042174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52">
                <text:p>0.049152</text:p>
              </table:table-cell>
              <table:table-cell office:value-type="float" office:value="0.050584">
                <text:p>0.050584</text:p>
              </table:table-cell>
              <table:table-cell office:value-type="float" office:value="0.050592">
                <text:p>0.05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344">
                <text:p>0.057344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14">
                <text:p>0.059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536">
                <text:p>0.065536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39">
                <text:p>0.067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728">
                <text:p>0.073728</text:p>
              </table:table-cell>
              <table:table-cell office:value-type="float" office:value="0.075834">
                <text:p>0.075834</text:p>
              </table:table-cell>
              <table:table-cell office:value-type="float" office:value="0.075845">
                <text:p>0.07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2">
                <text:p>0.08192</text:p>
              </table:table-cell>
              <table:table-cell office:value-type="float" office:value="0.084247">
                <text:p>0.084247</text:p>
              </table:table-cell>
              <table:table-cell office:value-type="float" office:value="0.084269">
                <text:p>0.08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112">
                <text:p>0.090112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8">
                <text:p>0.092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304">
                <text:p>0.098304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11">
                <text:p>0.10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496">
                <text:p>0.106496</text:p>
              </table:table-cell>
              <table:table-cell office:value-type="float" office:value="0.109495">
                <text:p>0.109495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688">
                <text:p>0.114688</text:p>
              </table:table-cell>
              <table:table-cell office:value-type="float" office:value="0.117917">
                <text:p>0.117917</text:p>
              </table:table-cell>
              <table:table-cell office:value-type="float" office:value="0.117943">
                <text:p>0.11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88">
                <text:p>0.12288</text:p>
              </table:table-cell>
              <table:table-cell office:value-type="float" office:value="0.126342">
                <text:p>0.126342</text:p>
              </table:table-cell>
              <table:table-cell office:value-type="float" office:value="0.126499">
                <text:p>0.12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072">
                <text:p>0.131072</text:p>
              </table:table-cell>
              <table:table-cell office:value-type="float" office:value="0.13475">
                <text:p>0.13475</text:p>
              </table:table-cell>
              <table:table-cell office:value-type="float" office:value="0.134775">
                <text:p>0.134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264">
                <text:p>0.139264</text:p>
              </table:table-cell>
              <table:table-cell office:value-type="float" office:value="0.143172">
                <text:p>0.143172</text:p>
              </table:table-cell>
              <table:table-cell office:value-type="float" office:value="0.143206">
                <text:p>0.14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456">
                <text:p>0.147456</text:p>
              </table:table-cell>
              <table:table-cell office:value-type="float" office:value="0.151578">
                <text:p>0.151578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648">
                <text:p>0.155648</text:p>
              </table:table-cell>
              <table:table-cell office:value-type="float" office:value="0.159994">
                <text:p>0.159994</text:p>
              </table:table-cell>
              <table:table-cell office:value-type="float" office:value="0.160041">
                <text:p>0.160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384">
                <text:p>0.16384</text:p>
              </table:table-cell>
              <table:table-cell office:value-type="float" office:value="0.168427">
                <text:p>0.168427</text:p>
              </table:table-cell>
              <table:table-cell office:value-type="float" office:value="0.168519">
                <text:p>0.168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2032">
                <text:p>0.172032</text:p>
              </table:table-cell>
              <table:table-cell office:value-type="float" office:value="0.176843">
                <text:p>0.176843</text:p>
              </table:table-cell>
              <table:table-cell office:value-type="float" office:value="0.176914">
                <text:p>0.17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24">
                <text:p>0.180224</text:p>
              </table:table-cell>
              <table:table-cell office:value-type="float" office:value="0.185245">
                <text:p>0.185245</text:p>
              </table:table-cell>
              <table:table-cell office:value-type="float" office:value="0.185286">
                <text:p>0.18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416">
                <text:p>0.188416</text:p>
              </table:table-cell>
              <table:table-cell office:value-type="float" office:value="0.193671">
                <text:p>0.193671</text:p>
              </table:table-cell>
              <table:table-cell office:value-type="float" office:value="0.193741">
                <text:p>0.193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08">
                <text:p>0.196608</text:p>
              </table:table-cell>
              <table:table-cell office:value-type="float" office:value="0.202078">
                <text:p>0.202078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">
                <text:p>0.2048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58">
                <text:p>0.210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2992">
                <text:p>0.212992</text:p>
              </table:table-cell>
              <table:table-cell office:value-type="float" office:value="0.218915">
                <text:p>0.218915</text:p>
              </table:table-cell>
              <table:table-cell office:value-type="float" office:value="0.21898">
                <text:p>0.21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184">
                <text:p>0.221184</text:p>
              </table:table-cell>
              <table:table-cell office:value-type="float" office:value="0.227332">
                <text:p>0.227332</text:p>
              </table:table-cell>
              <table:table-cell office:value-type="float" office:value="0.227365">
                <text:p>0.227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376">
                <text:p>0.229376</text:p>
              </table:table-cell>
              <table:table-cell office:value-type="float" office:value="0.235741">
                <text:p>0.235741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568">
                <text:p>0.237568</text:p>
              </table:table-cell>
              <table:table-cell office:value-type="float" office:value="0.244157">
                <text:p>0.244157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576">
                <text:p>0.24576</text:p>
              </table:table-cell>
              <table:table-cell office:value-type="float" office:value="0.252589">
                <text:p>0.252589</text:p>
              </table:table-cell>
              <table:table-cell office:value-type="float" office:value="0.252646">
                <text:p>0.25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952">
                <text:p>0.253952</text:p>
              </table:table-cell>
              <table:table-cell office:value-type="float" office:value="0.260987">
                <text:p>0.260987</text:p>
              </table:table-cell>
              <table:table-cell office:value-type="float" office:value="0.261057">
                <text:p>0.26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2144">
                <text:p>0.262144</text:p>
              </table:table-cell>
              <table:table-cell office:value-type="float" office:value="0.269428">
                <text:p>0.269428</text:p>
              </table:table-cell>
              <table:table-cell office:value-type="float" office:value="0.26952">
                <text:p>0.26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336">
                <text:p>0.270336</text:p>
              </table:table-cell>
              <table:table-cell office:value-type="float" office:value="0.277836">
                <text:p>0.277836</text:p>
              </table:table-cell>
              <table:table-cell office:value-type="float" office:value="0.277886">
                <text:p>0.277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28">
                <text:p>0.278528</text:p>
              </table:table-cell>
              <table:table-cell office:value-type="float" office:value="0.286261">
                <text:p>0.286261</text:p>
              </table:table-cell>
              <table:table-cell office:value-type="float" office:value="0.286321">
                <text:p>0.28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2">
                <text:p>0.28672</text:p>
              </table:table-cell>
              <table:table-cell office:value-type="float" office:value="0.29469">
                <text:p>0.29469</text:p>
              </table:table-cell>
              <table:table-cell office:value-type="float" office:value="0.294737">
                <text:p>0.294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912">
                <text:p>0.294912</text:p>
              </table:table-cell>
              <table:table-cell office:value-type="float" office:value="0.303095">
                <text:p>0.303095</text:p>
              </table:table-cell>
              <table:table-cell office:value-type="float" office:value="0.303178">
                <text:p>0.303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104">
                <text:p>0.303104</text:p>
              </table:table-cell>
              <table:table-cell office:value-type="float" office:value="0.311509">
                <text:p>0.311509</text:p>
              </table:table-cell>
              <table:table-cell office:value-type="float" office:value="0.311657">
                <text:p>0.311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1296">
                <text:p>0.311296</text:p>
              </table:table-cell>
              <table:table-cell office:value-type="float" office:value="0.319919">
                <text:p>0.319919</text:p>
              </table:table-cell>
              <table:table-cell office:value-type="float" office:value="0.320112">
                <text:p>0.32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488">
                <text:p>0.319488</text:p>
              </table:table-cell>
              <table:table-cell office:value-type="float" office:value="0.328316">
                <text:p>0.328316</text:p>
              </table:table-cell>
              <table:table-cell office:value-type="float" office:value="0.328408">
                <text:p>0.328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68">
                <text:p>0.32768</text:p>
              </table:table-cell>
              <table:table-cell office:value-type="float" office:value="0.336736">
                <text:p>0.336736</text:p>
              </table:table-cell>
              <table:table-cell office:value-type="float" office:value="0.336818">
                <text:p>0.33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5872">
                <text:p>0.335872</text:p>
              </table:table-cell>
              <table:table-cell office:value-type="float" office:value="0.345163">
                <text:p>0.345163</text:p>
              </table:table-cell>
              <table:table-cell office:value-type="float" office:value="0.345322">
                <text:p>0.34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64">
                <text:p>0.344064</text:p>
              </table:table-cell>
              <table:table-cell office:value-type="float" office:value="0.35359">
                <text:p>0.35359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6">
                <text:p>0.352256</text:p>
              </table:table-cell>
              <table:table-cell office:value-type="float" office:value="0.361993">
                <text:p>0.361993</text:p>
              </table:table-cell>
              <table:table-cell office:value-type="float" office:value="0.362177">
                <text:p>0.362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448">
                <text:p>0.360448</text:p>
              </table:table-cell>
              <table:table-cell office:value-type="float" office:value="0.370412">
                <text:p>0.370412</text:p>
              </table:table-cell>
              <table:table-cell office:value-type="float" office:value="0.370483">
                <text:p>0.37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64">
                <text:p>0.36864</text:p>
              </table:table-cell>
              <table:table-cell office:value-type="float" office:value="0.378848">
                <text:p>0.378848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32">
                <text:p>0.376832</text:p>
              </table:table-cell>
              <table:table-cell office:value-type="float" office:value="0.387249">
                <text:p>0.387249</text:p>
              </table:table-cell>
              <table:table-cell office:value-type="float" office:value="0.387424">
                <text:p>0.38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5024">
                <text:p>0.385024</text:p>
              </table:table-cell>
              <table:table-cell office:value-type="float" office:value="0.395674">
                <text:p>0.395674</text:p>
              </table:table-cell>
              <table:table-cell office:value-type="float" office:value="0.395779">
                <text:p>0.395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216">
                <text:p>0.393216</text:p>
              </table:table-cell>
              <table:table-cell office:value-type="float" office:value="0.404075">
                <text:p>0.404075</text:p>
              </table:table-cell>
              <table:table-cell office:value-type="float" office:value="0.404158">
                <text:p>0.404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08">
                <text:p>0.401408</text:p>
              </table:table-cell>
              <table:table-cell office:value-type="float" office:value="0.412489">
                <text:p>0.412489</text:p>
              </table:table-cell>
              <table:table-cell office:value-type="float" office:value="0.412557">
                <text:p>0.412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6">
                <text:p>0.4096</text:p>
              </table:table-cell>
              <table:table-cell office:value-type="float" office:value="0.420915">
                <text:p>0.420915</text:p>
              </table:table-cell>
              <table:table-cell office:value-type="float" office:value="0.42102">
                <text:p>0.42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7792">
                <text:p>0.417792</text:p>
              </table:table-cell>
              <table:table-cell office:value-type="float" office:value="0.429334">
                <text:p>0.429334</text:p>
              </table:table-cell>
              <table:table-cell office:value-type="float" office:value="0.429493">
                <text:p>0.429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984">
                <text:p>0.425984</text:p>
              </table:table-cell>
              <table:table-cell office:value-type="float" office:value="0.43776">
                <text:p>0.43776</text:p>
              </table:table-cell>
              <table:table-cell office:value-type="float" office:value="0.437887">
                <text:p>0.437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4176">
                <text:p>0.434176</text:p>
              </table:table-cell>
              <table:table-cell office:value-type="float" office:value="0.446139">
                <text:p>0.446139</text:p>
              </table:table-cell>
              <table:table-cell office:value-type="float" office:value="0.446306">
                <text:p>0.446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368">
                <text:p>0.442368</text:p>
              </table:table-cell>
              <table:table-cell office:value-type="float" office:value="0.454553">
                <text:p>0.454553</text:p>
              </table:table-cell>
              <table:table-cell office:value-type="float" office:value="0.454645">
                <text:p>0.454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056">
                <text:p>0.45056</text:p>
              </table:table-cell>
              <table:table-cell office:value-type="float" office:value="0.462999">
                <text:p>0.462999</text:p>
              </table:table-cell>
              <table:table-cell office:value-type="float" office:value="0.463186">
                <text:p>0.463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752">
                <text:p>0.458752</text:p>
              </table:table-cell>
              <table:table-cell office:value-type="float" office:value="0.471381">
                <text:p>0.471381</text:p>
              </table:table-cell>
              <table:table-cell office:value-type="float" office:value="0.471562">
                <text:p>0.471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6944">
                <text:p>0.466944</text:p>
              </table:table-cell>
              <table:table-cell office:value-type="float" office:value="0.479835">
                <text:p>0.479835</text:p>
              </table:table-cell>
              <table:table-cell office:value-type="float" office:value="0.479992">
                <text:p>0.47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5136">
                <text:p>0.475136</text:p>
              </table:table-cell>
              <table:table-cell office:value-type="float" office:value="0.488206">
                <text:p>0.488206</text:p>
              </table:table-cell>
              <table:table-cell office:value-type="float" office:value="0.488428">
                <text:p>0.488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328">
                <text:p>0.483328</text:p>
              </table:table-cell>
              <table:table-cell office:value-type="float" office:value="0.496727">
                <text:p>0.496727</text:p>
              </table:table-cell>
              <table:table-cell office:value-type="float" office:value="0.49681">
                <text:p>0.49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152">
                <text:p>0.49152</text:p>
              </table:table-cell>
              <table:table-cell office:value-type="float" office:value="0.505032">
                <text:p>0.505032</text:p>
              </table:table-cell>
              <table:table-cell office:value-type="float" office:value="0.505301">
                <text:p>0.505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712">
                <text:p>0.499712</text:p>
              </table:table-cell>
              <table:table-cell office:value-type="float" office:value="0.503445">
                <text:p>0.503445</text:p>
              </table:table-cell>
              <table:table-cell office:value-type="float" office:value="0.47067">
                <text:p>0.47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7904">
                <text:p>0.507904</text:p>
              </table:table-cell>
              <table:table-cell office:value-type="float" office:value="0.502869">
                <text:p>0.502869</text:p>
              </table:table-cell>
              <table:table-cell office:value-type="float" office:value="0.464981">
                <text:p>0.464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096">
                <text:p>0.516096</text:p>
              </table:table-cell>
              <table:table-cell office:value-type="float" office:value="0.50584">
                <text:p>0.50584</text:p>
              </table:table-cell>
              <table:table-cell office:value-type="float" office:value="0.446443">
                <text:p>0.446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4288">
                <text:p>0.524288</text:p>
              </table:table-cell>
              <table:table-cell office:value-type="float" office:value="0.507995">
                <text:p>0.507995</text:p>
              </table:table-cell>
              <table:table-cell office:value-type="float" office:value="0.434063">
                <text:p>0.434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8">
                <text:p>0.53248</text:p>
              </table:table-cell>
              <table:table-cell office:value-type="float" office:value="0.510395">
                <text:p>0.510395</text:p>
              </table:table-cell>
              <table:table-cell office:value-type="float" office:value="0.410246">
                <text:p>0.410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672">
                <text:p>0.540672</text:p>
              </table:table-cell>
              <table:table-cell office:value-type="float" office:value="0.513864">
                <text:p>0.513864</text:p>
              </table:table-cell>
              <table:table-cell office:value-type="float" office:value="0.404255">
                <text:p>0.404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864">
                <text:p>0.548864</text:p>
              </table:table-cell>
              <table:table-cell office:value-type="float" office:value="0.513454">
                <text:p>0.513454</text:p>
              </table:table-cell>
              <table:table-cell office:value-type="float" office:value="0.384052">
                <text:p>0.384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7056">
                <text:p>0.557056</text:p>
              </table:table-cell>
              <table:table-cell office:value-type="float" office:value="0.515221">
                <text:p>0.515221</text:p>
              </table:table-cell>
              <table:table-cell office:value-type="float" office:value="0.370952">
                <text:p>0.370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5248">
                <text:p>0.565248</text:p>
              </table:table-cell>
              <table:table-cell office:value-type="float" office:value="0.518879">
                <text:p>0.518879</text:p>
              </table:table-cell>
              <table:table-cell office:value-type="float" office:value="0.367732">
                <text:p>0.36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44">
                <text:p>0.57344</text:p>
              </table:table-cell>
              <table:table-cell office:value-type="float" office:value="0.522495">
                <text:p>0.522495</text:p>
              </table:table-cell>
              <table:table-cell office:value-type="float" office:value="0.345388">
                <text:p>0.345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1632">
                <text:p>0.581632</text:p>
              </table:table-cell>
              <table:table-cell office:value-type="float" office:value="0.52633">
                <text:p>0.52633</text:p>
              </table:table-cell>
              <table:table-cell office:value-type="float" office:value="0.335253">
                <text:p>0.335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9824">
                <text:p>0.589824</text:p>
              </table:table-cell>
              <table:table-cell office:value-type="float" office:value="0.523974">
                <text:p>0.523974</text:p>
              </table:table-cell>
              <table:table-cell office:value-type="float" office:value="0.32656">
                <text:p>0.32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8016">
                <text:p>0.598016</text:p>
              </table:table-cell>
              <table:table-cell office:value-type="float" office:value="0.528032">
                <text:p>0.528032</text:p>
              </table:table-cell>
              <table:table-cell office:value-type="float" office:value="0.318694">
                <text:p>0.318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6208">
                <text:p>0.606208</text:p>
              </table:table-cell>
              <table:table-cell office:value-type="float" office:value="0.532699">
                <text:p>0.532699</text:p>
              </table:table-cell>
              <table:table-cell office:value-type="float" office:value="0.296468">
                <text:p>0.296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44">
                <text:p>0.6144</text:p>
              </table:table-cell>
              <table:table-cell office:value-type="float" office:value="0.533492">
                <text:p>0.533492</text:p>
              </table:table-cell>
              <table:table-cell office:value-type="float" office:value="0.289424">
                <text:p>0.289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592">
                <text:p>0.622592</text:p>
              </table:table-cell>
              <table:table-cell office:value-type="float" office:value="0.545683">
                <text:p>0.545683</text:p>
              </table:table-cell>
              <table:table-cell office:value-type="float" office:value="0.298408">
                <text:p>0.298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784">
                <text:p>0.630784</text:p>
              </table:table-cell>
              <table:table-cell office:value-type="float" office:value="0.536188">
                <text:p>0.536188</text:p>
              </table:table-cell>
              <table:table-cell office:value-type="float" office:value="0.275857">
                <text:p>0.275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976">
                <text:p>0.638976</text:p>
              </table:table-cell>
              <table:table-cell office:value-type="float" office:value="0.551276">
                <text:p>0.551276</text:p>
              </table:table-cell>
              <table:table-cell office:value-type="float" office:value="0.267473">
                <text:p>0.267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168">
                <text:p>0.647168</text:p>
              </table:table-cell>
              <table:table-cell office:value-type="float" office:value="0.553037">
                <text:p>0.553037</text:p>
              </table:table-cell>
              <table:table-cell office:value-type="float" office:value="0.253365">
                <text:p>0.253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536">
                <text:p>0.65536</text:p>
              </table:table-cell>
              <table:table-cell office:value-type="float" office:value="0.545308">
                <text:p>0.545308</text:p>
              </table:table-cell>
              <table:table-cell office:value-type="float" office:value="0.264668">
                <text:p>0.264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3552">
                <text:p>0.663552</text:p>
              </table:table-cell>
              <table:table-cell office:value-type="float" office:value="0.544906">
                <text:p>0.544906</text:p>
              </table:table-cell>
              <table:table-cell office:value-type="float" office:value="0.243641">
                <text:p>0.243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1744">
                <text:p>0.671744</text:p>
              </table:table-cell>
              <table:table-cell office:value-type="float" office:value="0.563833">
                <text:p>0.563833</text:p>
              </table:table-cell>
              <table:table-cell office:value-type="float" office:value="0.204932">
                <text:p>0.204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9936">
                <text:p>0.679936</text:p>
              </table:table-cell>
              <table:table-cell office:value-type="float" office:value="0.555143">
                <text:p>0.555143</text:p>
              </table:table-cell>
              <table:table-cell office:value-type="float" office:value="0.260318">
                <text:p>0.260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8128">
                <text:p>0.688128</text:p>
              </table:table-cell>
              <table:table-cell office:value-type="float" office:value="0.562639">
                <text:p>0.562639</text:p>
              </table:table-cell>
              <table:table-cell office:value-type="float" office:value="0.244304">
                <text:p>0.244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632">
                <text:p>0.69632</text:p>
              </table:table-cell>
              <table:table-cell office:value-type="float" office:value="0.551104">
                <text:p>0.551104</text:p>
              </table:table-cell>
              <table:table-cell office:value-type="float" office:value="0.212336">
                <text:p>0.212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4512">
                <text:p>0.704512</text:p>
              </table:table-cell>
              <table:table-cell office:value-type="float" office:value="0.573309">
                <text:p>0.573309</text:p>
              </table:table-cell>
              <table:table-cell office:value-type="float" office:value="0.214827">
                <text:p>0.214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2704">
                <text:p>0.712704</text:p>
              </table:table-cell>
              <table:table-cell office:value-type="float" office:value="0.548466">
                <text:p>0.548466</text:p>
              </table:table-cell>
              <table:table-cell office:value-type="float" office:value="0.214994">
                <text:p>0.214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0896">
                <text:p>0.720896</text:p>
              </table:table-cell>
              <table:table-cell office:value-type="float" office:value="0.580565">
                <text:p>0.580565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9088">
                <text:p>0.729088</text:p>
              </table:table-cell>
              <table:table-cell office:value-type="float" office:value="0.561634">
                <text:p>0.561634</text:p>
              </table:table-cell>
              <table:table-cell office:value-type="float" office:value="0.200831">
                <text:p>0.200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728">
                <text:p>0.73728</text:p>
              </table:table-cell>
              <table:table-cell office:value-type="float" office:value="0.56297">
                <text:p>0.56297</text:p>
              </table:table-cell>
              <table:table-cell office:value-type="float" office:value="0.204911">
                <text:p>0.2049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5472">
                <text:p>0.745472</text:p>
              </table:table-cell>
              <table:table-cell office:value-type="float" office:value="0.566344">
                <text:p>0.566344</text:p>
              </table:table-cell>
              <table:table-cell office:value-type="float" office:value="0.20145">
                <text:p>0.20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64">
                <text:p>0.753664</text:p>
              </table:table-cell>
              <table:table-cell office:value-type="float" office:value="0.575629">
                <text:p>0.575629</text:p>
              </table:table-cell>
              <table:table-cell office:value-type="float" office:value="0.191082">
                <text:p>0.191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856">
                <text:p>0.761856</text:p>
              </table:table-cell>
              <table:table-cell office:value-type="float" office:value="0.572941">
                <text:p>0.572941</text:p>
              </table:table-cell>
              <table:table-cell office:value-type="float" office:value="0.178748">
                <text:p>0.178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0048">
                <text:p>0.770048</text:p>
              </table:table-cell>
              <table:table-cell office:value-type="float" office:value="0.576599">
                <text:p>0.576599</text:p>
              </table:table-cell>
              <table:table-cell office:value-type="float" office:value="0.189141">
                <text:p>0.1891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24">
                <text:p>0.77824</text:p>
              </table:table-cell>
              <table:table-cell office:value-type="float" office:value="0.591647">
                <text:p>0.591647</text:p>
              </table:table-cell>
              <table:table-cell office:value-type="float" office:value="0.169732">
                <text:p>0.169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432">
                <text:p>0.786432</text:p>
              </table:table-cell>
              <table:table-cell office:value-type="float" office:value="0.587369">
                <text:p>0.587369</text:p>
              </table:table-cell>
              <table:table-cell office:value-type="float" office:value="0.18155">
                <text:p>0.18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624">
                <text:p>0.794624</text:p>
              </table:table-cell>
              <table:table-cell office:value-type="float" office:value="0.597392">
                <text:p>0.597392</text:p>
              </table:table-cell>
              <table:table-cell office:value-type="float" office:value="0.156117">
                <text:p>0.156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816">
                <text:p>0.802816</text:p>
              </table:table-cell>
              <table:table-cell office:value-type="float" office:value="0.594642">
                <text:p>0.594642</text:p>
              </table:table-cell>
              <table:table-cell office:value-type="float" office:value="0.166135">
                <text:p>0.166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1008">
                <text:p>0.811008</text:p>
              </table:table-cell>
              <table:table-cell office:value-type="float" office:value="0.590907">
                <text:p>0.590907</text:p>
              </table:table-cell>
              <table:table-cell office:value-type="float" office:value="0.153355">
                <text:p>0.153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2">
                <text:p>0.8192</text:p>
              </table:table-cell>
              <table:table-cell office:value-type="float" office:value="0.587244">
                <text:p>0.587244</text:p>
              </table:table-cell>
              <table:table-cell office:value-type="float" office:value="0.160733">
                <text:p>0.160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392">
                <text:p>0.827392</text:p>
              </table:table-cell>
              <table:table-cell office:value-type="float" office:value="0.596753">
                <text:p>0.596753</text:p>
              </table:table-cell>
              <table:table-cell office:value-type="float" office:value="0.17131">
                <text:p>0.17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584">
                <text:p>0.835584</text:p>
              </table:table-cell>
              <table:table-cell office:value-type="float" office:value="0.591098">
                <text:p>0.591098</text:p>
              </table:table-cell>
              <table:table-cell office:value-type="float" office:value="0.165792">
                <text:p>0.165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3776">
                <text:p>0.843776</text:p>
              </table:table-cell>
              <table:table-cell office:value-type="float" office:value="0.604125">
                <text:p>0.604125</text:p>
              </table:table-cell>
              <table:table-cell office:value-type="float" office:value="0.169421">
                <text:p>0.1694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1968">
                <text:p>0.851968</text:p>
              </table:table-cell>
              <table:table-cell office:value-type="float" office:value="0.621814">
                <text:p>0.621814</text:p>
              </table:table-cell>
              <table:table-cell office:value-type="float" office:value="0.170708">
                <text:p>0.170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16">
                <text:p>0.86016</text:p>
              </table:table-cell>
              <table:table-cell office:value-type="float" office:value="0.555464">
                <text:p>0.555464</text:p>
              </table:table-cell>
              <table:table-cell office:value-type="float" office:value="0.137636">
                <text:p>0.1376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8352">
                <text:p>0.868352</text:p>
              </table:table-cell>
              <table:table-cell office:value-type="float" office:value="0.585036">
                <text:p>0.585036</text:p>
              </table:table-cell>
              <table:table-cell office:value-type="float" office:value="0.146076">
                <text:p>0.146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544">
                <text:p>0.876544</text:p>
              </table:table-cell>
              <table:table-cell office:value-type="float" office:value="0.618971">
                <text:p>0.618971</text:p>
              </table:table-cell>
              <table:table-cell office:value-type="float" office:value="0.146755">
                <text:p>0.146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4736">
                <text:p>0.884736</text:p>
              </table:table-cell>
              <table:table-cell office:value-type="float" office:value="0.606816">
                <text:p>0.606816</text:p>
              </table:table-cell>
              <table:table-cell office:value-type="float" office:value="0.158527">
                <text:p>0.158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2928">
                <text:p>0.892928</text:p>
              </table:table-cell>
              <table:table-cell office:value-type="float" office:value="0.60932">
                <text:p>0.60932</text:p>
              </table:table-cell>
              <table:table-cell office:value-type="float" office:value="0.14214">
                <text:p>0.14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112">
                <text:p>0.90112</text:p>
              </table:table-cell>
              <table:table-cell office:value-type="float" office:value="0.629021">
                <text:p>0.629021</text:p>
              </table:table-cell>
              <table:table-cell office:value-type="float" office:value="0.141425">
                <text:p>0.141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9312">
                <text:p>0.909312</text:p>
              </table:table-cell>
              <table:table-cell office:value-type="float" office:value="0.601491">
                <text:p>0.601491</text:p>
              </table:table-cell>
              <table:table-cell office:value-type="float" office:value="0.133815">
                <text:p>0.133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7504">
                <text:p>0.917504</text:p>
              </table:table-cell>
              <table:table-cell office:value-type="float" office:value="0.583361">
                <text:p>0.583361</text:p>
              </table:table-cell>
              <table:table-cell office:value-type="float" office:value="0.135178">
                <text:p>0.1351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696">
                <text:p>0.925696</text:p>
              </table:table-cell>
              <table:table-cell office:value-type="float" office:value="0.612078">
                <text:p>0.612078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3888">
                <text:p>0.933888</text:p>
              </table:table-cell>
              <table:table-cell office:value-type="float" office:value="0.661131">
                <text:p>0.661131</text:p>
              </table:table-cell>
              <table:table-cell office:value-type="float" office:value="0.125927">
                <text:p>0.1259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08">
                <text:p>0.94208</text:p>
              </table:table-cell>
              <table:table-cell office:value-type="float" office:value="0.623503">
                <text:p>0.623503</text:p>
              </table:table-cell>
              <table:table-cell office:value-type="float" office:value="0.113541">
                <text:p>0.113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72">
                <text:p>0.950272</text:p>
              </table:table-cell>
              <table:table-cell office:value-type="float" office:value="0.641109">
                <text:p>0.641109</text:p>
              </table:table-cell>
              <table:table-cell office:value-type="float" office:value="0.124181">
                <text:p>0.124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64">
                <text:p>0.958464</text:p>
              </table:table-cell>
              <table:table-cell office:value-type="float" office:value="0.640072">
                <text:p>0.640072</text:p>
              </table:table-cell>
              <table:table-cell office:value-type="float" office:value="0.115818">
                <text:p>0.1158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6656">
                <text:p>0.966656</text:p>
              </table:table-cell>
              <table:table-cell office:value-type="float" office:value="0.621414">
                <text:p>0.621414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4848">
                <text:p>0.974848</text:p>
              </table:table-cell>
              <table:table-cell office:value-type="float" office:value="0.61422">
                <text:p>0.61422</text:p>
              </table:table-cell>
              <table:table-cell office:value-type="float" office:value="0.123926">
                <text:p>0.1239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04">
                <text:p>0.98304</text:p>
              </table:table-cell>
              <table:table-cell office:value-type="float" office:value="0.634286">
                <text:p>0.634286</text:p>
              </table:table-cell>
              <table:table-cell office:value-type="float" office:value="0.121572">
                <text:p>0.121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232">
                <text:p>0.991232</text:p>
              </table:table-cell>
              <table:table-cell office:value-type="float" office:value="0.615066">
                <text:p>0.615066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24">
                <text:p>0.999424</text:p>
              </table:table-cell>
              <table:table-cell office:value-type="float" office:value="0.627352">
                <text:p>0.627352</text:p>
              </table:table-cell>
              <table:table-cell office:value-type="float" office:value="0.118168">
                <text:p>0.118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7616">
                <text:p>1.007616</text:p>
              </table:table-cell>
              <table:table-cell office:value-type="float" office:value="0.632139">
                <text:p>0.632139</text:p>
              </table:table-cell>
              <table:table-cell office:value-type="float" office:value="0.110113">
                <text:p>0.110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808">
                <text:p>1.015808</text:p>
              </table:table-cell>
              <table:table-cell office:value-type="float" office:value="0.629674">
                <text:p>0.629674</text:p>
              </table:table-cell>
              <table:table-cell office:value-type="float" office:value="0.113598">
                <text:p>0.113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4">
                <text:p>1.024</text:p>
              </table:table-cell>
              <table:table-cell office:value-type="float" office:value="0.661356">
                <text:p>0.661356</text:p>
              </table:table-cell>
              <table:table-cell office:value-type="float" office:value="0.117376">
                <text:p>0.117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2192">
                <text:p>1.032192</text:p>
              </table:table-cell>
              <table:table-cell office:value-type="float" office:value="0.62079">
                <text:p>0.62079</text:p>
              </table:table-cell>
              <table:table-cell office:value-type="float" office:value="0.118021">
                <text:p>0.118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0384">
                <text:p>1.040384</text:p>
              </table:table-cell>
              <table:table-cell office:value-type="float" office:value="0.628075">
                <text:p>0.628075</text:p>
              </table:table-cell>
              <table:table-cell office:value-type="float" office:value="0.116465">
                <text:p>0.116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8576">
                <text:p>1.048576</text:p>
              </table:table-cell>
              <table:table-cell office:value-type="float" office:value="0.671813">
                <text:p>0.671813</text:p>
              </table:table-cell>
              <table:table-cell office:value-type="float" office:value="0.118825">
                <text:p>0.118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768">
                <text:p>1.056768</text:p>
              </table:table-cell>
              <table:table-cell office:value-type="float" office:value="0.637118">
                <text:p>0.637118</text:p>
              </table:table-cell>
              <table:table-cell office:value-type="float" office:value="0.103918">
                <text:p>0.1039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496">
                <text:p>1.06496</text:p>
              </table:table-cell>
              <table:table-cell office:value-type="float" office:value="0.646951">
                <text:p>0.646951</text:p>
              </table:table-cell>
              <table:table-cell office:value-type="float" office:value="0.10163">
                <text:p>0.10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3152">
                <text:p>1.073152</text:p>
              </table:table-cell>
              <table:table-cell office:value-type="float" office:value="0.649181">
                <text:p>0.649181</text:p>
              </table:table-cell>
              <table:table-cell office:value-type="float" office:value="0.107587">
                <text:p>0.107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344">
                <text:p>1.081344</text:p>
              </table:table-cell>
              <table:table-cell office:value-type="float" office:value="0.590377">
                <text:p>0.590377</text:p>
              </table:table-cell>
              <table:table-cell office:value-type="float" office:value="0.101983">
                <text:p>0.101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9536">
                <text:p>1.089536</text:p>
              </table:table-cell>
              <table:table-cell office:value-type="float" office:value="0.62647">
                <text:p>0.62647</text:p>
              </table:table-cell>
              <table:table-cell office:value-type="float" office:value="0.101718">
                <text:p>0.101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7728">
                <text:p>1.097728</text:p>
              </table:table-cell>
              <table:table-cell office:value-type="float" office:value="0.64812">
                <text:p>0.64812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92">
                <text:p>1.10592</text:p>
              </table:table-cell>
              <table:table-cell office:value-type="float" office:value="0.639994">
                <text:p>0.639994</text:p>
              </table:table-cell>
              <table:table-cell office:value-type="float" office:value="0.100043">
                <text:p>0.1000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4112">
                <text:p>1.114112</text:p>
              </table:table-cell>
              <table:table-cell office:value-type="float" office:value="0.679151">
                <text:p>0.679151</text:p>
              </table:table-cell>
              <table:table-cell office:value-type="float" office:value="0.095331">
                <text:p>0.095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304">
                <text:p>1.122304</text:p>
              </table:table-cell>
              <table:table-cell office:value-type="float" office:value="0.653398">
                <text:p>0.653398</text:p>
              </table:table-cell>
              <table:table-cell office:value-type="float" office:value="0.100718">
                <text:p>0.100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496">
                <text:p>1.130496</text:p>
              </table:table-cell>
              <table:table-cell office:value-type="float" office:value="0.712524">
                <text:p>0.712524</text:p>
              </table:table-cell>
              <table:table-cell office:value-type="float" office:value="0.098514">
                <text:p>0.0985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688">
                <text:p>1.138688</text:p>
              </table:table-cell>
              <table:table-cell office:value-type="float" office:value="0.729722">
                <text:p>0.729722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688">
                <text:p>1.14688</text:p>
              </table:table-cell>
              <table:table-cell office:value-type="float" office:value="0.672528">
                <text:p>0.672528</text:p>
              </table:table-cell>
              <table:table-cell office:value-type="float" office:value="0.092325">
                <text:p>0.092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072">
                <text:p>1.155072</text:p>
              </table:table-cell>
              <table:table-cell office:value-type="float" office:value="0.641062">
                <text:p>0.641062</text:p>
              </table:table-cell>
              <table:table-cell office:value-type="float" office:value="0.092535">
                <text:p>0.092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3264">
                <text:p>1.163264</text:p>
              </table:table-cell>
              <table:table-cell office:value-type="float" office:value="0.635195">
                <text:p>0.635195</text:p>
              </table:table-cell>
              <table:table-cell office:value-type="float" office:value="0.096581">
                <text:p>0.0965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1456">
                <text:p>1.171456</text:p>
              </table:table-cell>
              <table:table-cell office:value-type="float" office:value="0.588497">
                <text:p>0.588497</text:p>
              </table:table-cell>
              <table:table-cell office:value-type="float" office:value="0.107084">
                <text:p>0.107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79648">
                <text:p>1.179648</text:p>
              </table:table-cell>
              <table:table-cell office:value-type="float" office:value="0.660203">
                <text:p>0.660203</text:p>
              </table:table-cell>
              <table:table-cell office:value-type="float" office:value="0.09925">
                <text:p>0.09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784">
                <text:p>1.18784</text:p>
              </table:table-cell>
              <table:table-cell office:value-type="float" office:value="0.644018">
                <text:p>0.644018</text:p>
              </table:table-cell>
              <table:table-cell office:value-type="float" office:value="0.096331">
                <text:p>0.096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6032">
                <text:p>1.196032</text:p>
              </table:table-cell>
              <table:table-cell office:value-type="float" office:value="0.577331">
                <text:p>0.577331</text:p>
              </table:table-cell>
              <table:table-cell office:value-type="float" office:value="0.105557">
                <text:p>0.1055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4224">
                <text:p>1.204224</text:p>
              </table:table-cell>
              <table:table-cell office:value-type="float" office:value="0.648478">
                <text:p>0.648478</text:p>
              </table:table-cell>
              <table:table-cell office:value-type="float" office:value="0.085557">
                <text:p>0.085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2416">
                <text:p>1.212416</text:p>
              </table:table-cell>
              <table:table-cell office:value-type="float" office:value="0.650775">
                <text:p>0.650775</text:p>
              </table:table-cell>
              <table:table-cell office:value-type="float" office:value="0.088291">
                <text:p>0.088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0608">
                <text:p>1.220608</text:p>
              </table:table-cell>
              <table:table-cell office:value-type="float" office:value="0.660962">
                <text:p>0.660962</text:p>
              </table:table-cell>
              <table:table-cell office:value-type="float" office:value="0.088979">
                <text:p>0.0889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88">
                <text:p>1.2288</text:p>
              </table:table-cell>
              <table:table-cell office:value-type="float" office:value="0.63921">
                <text:p>0.63921</text:p>
              </table:table-cell>
              <table:table-cell office:value-type="float" office:value="0.093497">
                <text:p>0.093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6992">
                <text:p>1.236992</text:p>
              </table:table-cell>
              <table:table-cell office:value-type="float" office:value="0.692464">
                <text:p>0.692464</text:p>
              </table:table-cell>
              <table:table-cell office:value-type="float" office:value="0.078796">
                <text:p>0.078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5184">
                <text:p>1.245184</text:p>
              </table:table-cell>
              <table:table-cell office:value-type="float" office:value="0.662694">
                <text:p>0.662694</text:p>
              </table:table-cell>
              <table:table-cell office:value-type="float" office:value="0.091769">
                <text:p>0.0917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3376">
                <text:p>1.253376</text:p>
              </table:table-cell>
              <table:table-cell office:value-type="float" office:value="0.725221">
                <text:p>0.725221</text:p>
              </table:table-cell>
              <table:table-cell office:value-type="float" office:value="0.090451">
                <text:p>0.090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1568">
                <text:p>1.261568</text:p>
              </table:table-cell>
              <table:table-cell office:value-type="float" office:value="0.63493">
                <text:p>0.63493</text:p>
              </table:table-cell>
              <table:table-cell office:value-type="float" office:value="0.079976">
                <text:p>0.079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6976">
                <text:p>1.26976</text:p>
              </table:table-cell>
              <table:table-cell office:value-type="float" office:value="0.647842">
                <text:p>0.647842</text:p>
              </table:table-cell>
              <table:table-cell office:value-type="float" office:value="0.084866">
                <text:p>0.084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952">
                <text:p>1.277952</text:p>
              </table:table-cell>
              <table:table-cell office:value-type="float" office:value="0.617449">
                <text:p>0.617449</text:p>
              </table:table-cell>
              <table:table-cell office:value-type="float" office:value="0.084862">
                <text:p>0.0848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6144">
                <text:p>1.286144</text:p>
              </table:table-cell>
              <table:table-cell office:value-type="float" office:value="0.677292">
                <text:p>0.677292</text:p>
              </table:table-cell>
              <table:table-cell office:value-type="float" office:value="0.089019">
                <text:p>0.089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4336">
                <text:p>1.294336</text:p>
              </table:table-cell>
              <table:table-cell office:value-type="float" office:value="0.592263">
                <text:p>0.592263</text:p>
              </table:table-cell>
              <table:table-cell office:value-type="float" office:value="0.095521">
                <text:p>0.095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528">
                <text:p>1.302528</text:p>
              </table:table-cell>
              <table:table-cell office:value-type="float" office:value="0.692779">
                <text:p>0.692779</text:p>
              </table:table-cell>
              <table:table-cell office:value-type="float" office:value="0.091382">
                <text:p>0.0913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072">
                <text:p>1.31072</text:p>
              </table:table-cell>
              <table:table-cell office:value-type="float" office:value="0.621668">
                <text:p>0.621668</text:p>
              </table:table-cell>
              <table:table-cell office:value-type="float" office:value="0.091739">
                <text:p>0.0917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18912">
                <text:p>1.318912</text:p>
              </table:table-cell>
              <table:table-cell office:value-type="float" office:value="0.720232">
                <text:p>0.720232</text:p>
              </table:table-cell>
              <table:table-cell office:value-type="float" office:value="0.085412">
                <text:p>0.085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27104">
                <text:p>1.327104</text:p>
              </table:table-cell>
              <table:table-cell office:value-type="float" office:value="0.647629">
                <text:p>0.647629</text:p>
              </table:table-cell>
              <table:table-cell office:value-type="float" office:value="0.08806">
                <text:p>0.08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5296">
                <text:p>1.335296</text:p>
              </table:table-cell>
              <table:table-cell office:value-type="float" office:value="0.678427">
                <text:p>0.678427</text:p>
              </table:table-cell>
              <table:table-cell office:value-type="float" office:value="0.098832">
                <text:p>0.098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3488">
                <text:p>1.343488</text:p>
              </table:table-cell>
              <table:table-cell office:value-type="float" office:value="0.698288">
                <text:p>0.698288</text:p>
              </table:table-cell>
              <table:table-cell office:value-type="float" office:value="0.073423">
                <text:p>0.073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168">
                <text:p>1.35168</text:p>
              </table:table-cell>
              <table:table-cell office:value-type="float" office:value="0.638553">
                <text:p>0.638553</text:p>
              </table:table-cell>
              <table:table-cell office:value-type="float" office:value="0.08079">
                <text:p>0.08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59872">
                <text:p>1.359872</text:p>
              </table:table-cell>
              <table:table-cell office:value-type="float" office:value="0.673073">
                <text:p>0.673073</text:p>
              </table:table-cell>
              <table:table-cell office:value-type="float" office:value="0.077935">
                <text:p>0.0779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68064">
                <text:p>1.368064</text:p>
              </table:table-cell>
              <table:table-cell office:value-type="float" office:value="0.731361">
                <text:p>0.731361</text:p>
              </table:table-cell>
              <table:table-cell office:value-type="float" office:value="0.078182">
                <text:p>0.078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6256">
                <text:p>1.376256</text:p>
              </table:table-cell>
              <table:table-cell office:value-type="float" office:value="0.696268">
                <text:p>0.696268</text:p>
              </table:table-cell>
              <table:table-cell office:value-type="float" office:value="0.084481">
                <text:p>0.0844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84448">
                <text:p>1.384448</text:p>
              </table:table-cell>
              <table:table-cell office:value-type="float" office:value="0.686654">
                <text:p>0.686654</text:p>
              </table:table-cell>
              <table:table-cell office:value-type="float" office:value="0.08213">
                <text:p>0.08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9264">
                <text:p>1.39264</text:p>
              </table:table-cell>
              <table:table-cell office:value-type="float" office:value="0.709617">
                <text:p>0.709617</text:p>
              </table:table-cell>
              <table:table-cell office:value-type="float" office:value="0.078562">
                <text:p>0.078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0832">
                <text:p>1.400832</text:p>
              </table:table-cell>
              <table:table-cell office:value-type="float" office:value="0.869448">
                <text:p>0.869448</text:p>
              </table:table-cell>
              <table:table-cell office:value-type="float" office:value="0.068089">
                <text:p>0.068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09024">
                <text:p>1.409024</text:p>
              </table:table-cell>
              <table:table-cell office:value-type="float" office:value="0.675676">
                <text:p>0.675676</text:p>
              </table:table-cell>
              <table:table-cell office:value-type="float" office:value="0.079036">
                <text:p>0.079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7216">
                <text:p>1.417216</text:p>
              </table:table-cell>
              <table:table-cell office:value-type="float" office:value="0.72389">
                <text:p>0.72389</text:p>
              </table:table-cell>
              <table:table-cell office:value-type="float" office:value="0.076722">
                <text:p>0.0767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25408">
                <text:p>1.425408</text:p>
              </table:table-cell>
              <table:table-cell office:value-type="float" office:value="0.659896">
                <text:p>0.659896</text:p>
              </table:table-cell>
              <table:table-cell office:value-type="float" office:value="0.078757">
                <text:p>0.0787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36">
                <text:p>1.4336</text:p>
              </table:table-cell>
              <table:table-cell office:value-type="float" office:value="0.681056">
                <text:p>0.681056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41792">
                <text:p>1.441792</text:p>
              </table:table-cell>
              <table:table-cell office:value-type="float" office:value="0.614186">
                <text:p>0.614186</text:p>
              </table:table-cell>
              <table:table-cell office:value-type="float" office:value="0.079568">
                <text:p>0.079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49984">
                <text:p>1.449984</text:p>
              </table:table-cell>
              <table:table-cell office:value-type="float" office:value="0.658958">
                <text:p>0.658958</text:p>
              </table:table-cell>
              <table:table-cell office:value-type="float" office:value="0.072183">
                <text:p>0.072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58176">
                <text:p>1.458176</text:p>
              </table:table-cell>
              <table:table-cell office:value-type="float" office:value="0.708352">
                <text:p>0.708352</text:p>
              </table:table-cell>
              <table:table-cell office:value-type="float" office:value="0.073489">
                <text:p>0.073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66368">
                <text:p>1.466368</text:p>
              </table:table-cell>
              <table:table-cell office:value-type="float" office:value="0.69096">
                <text:p>0.69096</text:p>
              </table:table-cell>
              <table:table-cell office:value-type="float" office:value="0.066919">
                <text:p>0.0669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456">
                <text:p>1.47456</text:p>
              </table:table-cell>
              <table:table-cell office:value-type="float" office:value="0.674219">
                <text:p>0.674219</text:p>
              </table:table-cell>
              <table:table-cell office:value-type="float" office:value="0.072542">
                <text:p>0.0725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82752">
                <text:p>1.482752</text:p>
              </table:table-cell>
              <table:table-cell office:value-type="float" office:value="0.702808">
                <text:p>0.702808</text:p>
              </table:table-cell>
              <table:table-cell office:value-type="float" office:value="0.060931">
                <text:p>0.06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0944">
                <text:p>1.490944</text:p>
              </table:table-cell>
              <table:table-cell office:value-type="float" office:value="0.697304">
                <text:p>0.697304</text:p>
              </table:table-cell>
              <table:table-cell office:value-type="float" office:value="0.071961">
                <text:p>0.0719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9136">
                <text:p>1.499136</text:p>
              </table:table-cell>
              <table:table-cell office:value-type="float" office:value="0.639273">
                <text:p>0.639273</text:p>
              </table:table-cell>
              <table:table-cell office:value-type="float" office:value="0.071606">
                <text:p>0.0716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07328">
                <text:p>1.507328</text:p>
              </table:table-cell>
              <table:table-cell office:value-type="float" office:value="0.638372">
                <text:p>0.638372</text:p>
              </table:table-cell>
              <table:table-cell office:value-type="float" office:value="0.073785">
                <text:p>0.073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1552">
                <text:p>1.51552</text:p>
              </table:table-cell>
              <table:table-cell office:value-type="float" office:value="0.641171">
                <text:p>0.641171</text:p>
              </table:table-cell>
              <table:table-cell office:value-type="float" office:value="0.07047">
                <text:p>0.070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3712">
                <text:p>1.523712</text:p>
              </table:table-cell>
              <table:table-cell office:value-type="float" office:value="0.66005">
                <text:p>0.66005</text:p>
              </table:table-cell>
              <table:table-cell office:value-type="float" office:value="0.071161">
                <text:p>0.071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1904">
                <text:p>1.531904</text:p>
              </table:table-cell>
              <table:table-cell office:value-type="float" office:value="0.704101">
                <text:p>0.704101</text:p>
              </table:table-cell>
              <table:table-cell office:value-type="float" office:value="0.072003">
                <text:p>0.072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40096">
                <text:p>1.540096</text:p>
              </table:table-cell>
              <table:table-cell office:value-type="float" office:value="0.609489">
                <text:p>0.609489</text:p>
              </table:table-cell>
              <table:table-cell office:value-type="float" office:value="0.067487">
                <text:p>0.067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48288">
                <text:p>1.548288</text:p>
              </table:table-cell>
              <table:table-cell office:value-type="float" office:value="0.697421">
                <text:p>0.697421</text:p>
              </table:table-cell>
              <table:table-cell office:value-type="float" office:value="0.069945">
                <text:p>0.069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648">
                <text:p>1.55648</text:p>
              </table:table-cell>
              <table:table-cell office:value-type="float" office:value="0.617957">
                <text:p>0.617957</text:p>
              </table:table-cell>
              <table:table-cell office:value-type="float" office:value="0.070557">
                <text:p>0.0705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4672">
                <text:p>1.564672</text:p>
              </table:table-cell>
              <table:table-cell office:value-type="float" office:value="0.646886">
                <text:p>0.646886</text:p>
              </table:table-cell>
              <table:table-cell office:value-type="float" office:value="0.069563">
                <text:p>0.0695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2864">
                <text:p>1.572864</text:p>
              </table:table-cell>
              <table:table-cell office:value-type="float" office:value="0.724801">
                <text:p>0.724801</text:p>
              </table:table-cell>
              <table:table-cell office:value-type="float" office:value="0.068004">
                <text:p>0.068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81056">
                <text:p>1.581056</text:p>
              </table:table-cell>
              <table:table-cell office:value-type="float" office:value="0.667926">
                <text:p>0.667926</text:p>
              </table:table-cell>
              <table:table-cell office:value-type="float" office:value="0.065987">
                <text:p>0.0659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9248">
                <text:p>1.589248</text:p>
              </table:table-cell>
              <table:table-cell office:value-type="float" office:value="0.662633">
                <text:p>0.662633</text:p>
              </table:table-cell>
              <table:table-cell office:value-type="float" office:value="0.07025">
                <text:p>0.07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744">
                <text:p>1.59744</text:p>
              </table:table-cell>
              <table:table-cell office:value-type="float" office:value="0.638169">
                <text:p>0.638169</text:p>
              </table:table-cell>
              <table:table-cell office:value-type="float" office:value="0.07125">
                <text:p>0.07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05632">
                <text:p>1.605632</text:p>
              </table:table-cell>
              <table:table-cell office:value-type="float" office:value="0.652201">
                <text:p>0.652201</text:p>
              </table:table-cell>
              <table:table-cell office:value-type="float" office:value="0.069852">
                <text:p>0.0698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3824">
                <text:p>1.613824</text:p>
              </table:table-cell>
              <table:table-cell office:value-type="float" office:value="0.744231">
                <text:p>0.744231</text:p>
              </table:table-cell>
              <table:table-cell office:value-type="float" office:value="0.053557">
                <text:p>0.0535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22016">
                <text:p>1.622016</text:p>
              </table:table-cell>
              <table:table-cell office:value-type="float" office:value="0.655434">
                <text:p>0.655434</text:p>
              </table:table-cell>
              <table:table-cell office:value-type="float" office:value="0.073244">
                <text:p>0.073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30208">
                <text:p>1.630208</text:p>
              </table:table-cell>
              <table:table-cell office:value-type="float" office:value="0.595376">
                <text:p>0.595376</text:p>
              </table:table-cell>
              <table:table-cell office:value-type="float" office:value="0.068937">
                <text:p>0.0689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384">
                <text:p>1.6384</text:p>
              </table:table-cell>
              <table:table-cell office:value-type="float" office:value="0.73817">
                <text:p>0.73817</text:p>
              </table:table-cell>
              <table:table-cell office:value-type="float" office:value="0.066661">
                <text:p>0.066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46592">
                <text:p>1.646592</text:p>
              </table:table-cell>
              <table:table-cell office:value-type="float" office:value="0.711665">
                <text:p>0.711665</text:p>
              </table:table-cell>
              <table:table-cell office:value-type="float" office:value="0.062258">
                <text:p>0.062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54784">
                <text:p>1.654784</text:p>
              </table:table-cell>
              <table:table-cell office:value-type="float" office:value="0.680158">
                <text:p>0.680158</text:p>
              </table:table-cell>
              <table:table-cell office:value-type="float" office:value="0.064179">
                <text:p>0.0641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62976">
                <text:p>1.662976</text:p>
              </table:table-cell>
              <table:table-cell office:value-type="float" office:value="0.649116">
                <text:p>0.649116</text:p>
              </table:table-cell>
              <table:table-cell office:value-type="float" office:value="0.069407">
                <text:p>0.069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71168">
                <text:p>1.671168</text:p>
              </table:table-cell>
              <table:table-cell office:value-type="float" office:value="0.711723">
                <text:p>0.711723</text:p>
              </table:table-cell>
              <table:table-cell office:value-type="float" office:value="0.061085">
                <text:p>0.061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7936">
                <text:p>1.67936</text:p>
              </table:table-cell>
              <table:table-cell office:value-type="float" office:value="0.70616">
                <text:p>0.70616</text:p>
              </table:table-cell>
              <table:table-cell office:value-type="float" office:value="0.061721">
                <text:p>0.0617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7552">
                <text:p>1.687552</text:p>
              </table:table-cell>
              <table:table-cell office:value-type="float" office:value="0.635924">
                <text:p>0.635924</text:p>
              </table:table-cell>
              <table:table-cell office:value-type="float" office:value="0.067784">
                <text:p>0.067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95744">
                <text:p>1.695744</text:p>
              </table:table-cell>
              <table:table-cell office:value-type="float" office:value="0.683509">
                <text:p>0.683509</text:p>
              </table:table-cell>
              <table:table-cell office:value-type="float" office:value="0.062669">
                <text:p>0.0626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03936">
                <text:p>1.703936</text:p>
              </table:table-cell>
              <table:table-cell office:value-type="float" office:value="0.645982">
                <text:p>0.645982</text:p>
              </table:table-cell>
              <table:table-cell office:value-type="float" office:value="0.065853">
                <text:p>0.0658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12128">
                <text:p>1.712128</text:p>
              </table:table-cell>
              <table:table-cell office:value-type="float" office:value="0.636812">
                <text:p>0.636812</text:p>
              </table:table-cell>
              <table:table-cell office:value-type="float" office:value="0.06651">
                <text:p>0.066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2032">
                <text:p>1.72032</text:p>
              </table:table-cell>
              <table:table-cell office:value-type="float" office:value="0.742145">
                <text:p>0.742145</text:p>
              </table:table-cell>
              <table:table-cell office:value-type="float" office:value="0.048838">
                <text:p>0.0488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28512">
                <text:p>1.728512</text:p>
              </table:table-cell>
              <table:table-cell office:value-type="float" office:value="1.488591">
                <text:p>1.48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6704">
                <text:p>1.736704</text:p>
              </table:table-cell>
              <table:table-cell office:value-type="float" office:value="0.657263">
                <text:p>0.657263</text:p>
              </table:table-cell>
              <table:table-cell office:value-type="float" office:value="0.065382">
                <text:p>0.0653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44896">
                <text:p>1.744896</text:p>
              </table:table-cell>
              <table:table-cell office:value-type="float" office:value="0.66448">
                <text:p>0.66448</text:p>
              </table:table-cell>
              <table:table-cell office:value-type="float" office:value="0.058063">
                <text:p>0.0580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53088">
                <text:p>1.753088</text:p>
              </table:table-cell>
              <table:table-cell office:value-type="float" office:value="0.714223">
                <text:p>0.714223</text:p>
              </table:table-cell>
              <table:table-cell office:value-type="float" office:value="0.059635">
                <text:p>0.0596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6128">
                <text:p>1.76128</text:p>
              </table:table-cell>
              <table:table-cell office:value-type="float" office:value="0.623529">
                <text:p>0.623529</text:p>
              </table:table-cell>
              <table:table-cell office:value-type="float" office:value="0.065552">
                <text:p>0.065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69472">
                <text:p>1.769472</text:p>
              </table:table-cell>
              <table:table-cell office:value-type="float" office:value="0.750042">
                <text:p>0.750042</text:p>
              </table:table-cell>
              <table:table-cell office:value-type="float" office:value="0.061468">
                <text:p>0.0614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7664">
                <text:p>1.777664</text:p>
              </table:table-cell>
              <table:table-cell office:value-type="float" office:value="0.68135">
                <text:p>0.68135</text:p>
              </table:table-cell>
              <table:table-cell office:value-type="float" office:value="0.054676">
                <text:p>0.0546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85856">
                <text:p>1.785856</text:p>
              </table:table-cell>
              <table:table-cell office:value-type="float" office:value="0.75147">
                <text:p>0.75147</text:p>
              </table:table-cell>
              <table:table-cell office:value-type="float" office:value="0.062332">
                <text:p>0.0623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94048">
                <text:p>1.794048</text:p>
              </table:table-cell>
              <table:table-cell office:value-type="float" office:value="0.672975">
                <text:p>0.672975</text:p>
              </table:table-cell>
              <table:table-cell office:value-type="float" office:value="0.054957">
                <text:p>0.0549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0224">
                <text:p>1.80224</text:p>
              </table:table-cell>
              <table:table-cell office:value-type="float" office:value="0.653583">
                <text:p>0.653583</text:p>
              </table:table-cell>
              <table:table-cell office:value-type="float" office:value="0.055064">
                <text:p>0.055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10432">
                <text:p>1.810432</text:p>
              </table:table-cell>
              <table:table-cell office:value-type="float" office:value="0.693236">
                <text:p>0.693236</text:p>
              </table:table-cell>
              <table:table-cell office:value-type="float" office:value="0.06195">
                <text:p>0.061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18624">
                <text:p>1.818624</text:p>
              </table:table-cell>
              <table:table-cell office:value-type="float" office:value="0.691898">
                <text:p>0.691898</text:p>
              </table:table-cell>
              <table:table-cell office:value-type="float" office:value="0.057428">
                <text:p>0.0574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26816">
                <text:p>1.826816</text:p>
              </table:table-cell>
              <table:table-cell office:value-type="float" office:value="0.764607">
                <text:p>0.764607</text:p>
              </table:table-cell>
              <table:table-cell office:value-type="float" office:value="0.055902">
                <text:p>0.0559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35008">
                <text:p>1.835008</text:p>
              </table:table-cell>
              <table:table-cell office:value-type="float" office:value="0.712763">
                <text:p>0.712763</text:p>
              </table:table-cell>
              <table:table-cell office:value-type="float" office:value="0.058567">
                <text:p>0.058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432">
                <text:p>1.8432</text:p>
              </table:table-cell>
              <table:table-cell office:value-type="float" office:value="0.714168">
                <text:p>0.714168</text:p>
              </table:table-cell>
              <table:table-cell office:value-type="float" office:value="0.051522">
                <text:p>0.0515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1392">
                <text:p>1.851392</text:p>
              </table:table-cell>
              <table:table-cell office:value-type="float" office:value="0.65715">
                <text:p>0.65715</text:p>
              </table:table-cell>
              <table:table-cell office:value-type="float" office:value="0.05489">
                <text:p>0.054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9584">
                <text:p>1.859584</text:p>
              </table:table-cell>
              <table:table-cell office:value-type="float" office:value="0.704213">
                <text:p>0.704213</text:p>
              </table:table-cell>
              <table:table-cell office:value-type="float" office:value="0.058069">
                <text:p>0.058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67776">
                <text:p>1.867776</text:p>
              </table:table-cell>
              <table:table-cell office:value-type="float" office:value="0.655512">
                <text:p>0.655512</text:p>
              </table:table-cell>
              <table:table-cell office:value-type="float" office:value="0.057087">
                <text:p>0.057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75968">
                <text:p>1.875968</text:p>
              </table:table-cell>
              <table:table-cell office:value-type="float" office:value="0.677533">
                <text:p>0.677533</text:p>
              </table:table-cell>
              <table:table-cell office:value-type="float" office:value="0.063175">
                <text:p>0.063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8416">
                <text:p>1.88416</text:p>
              </table:table-cell>
              <table:table-cell office:value-type="float" office:value="0.701637">
                <text:p>0.701637</text:p>
              </table:table-cell>
              <table:table-cell office:value-type="float" office:value="0.064152">
                <text:p>0.064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92352">
                <text:p>1.892352</text:p>
              </table:table-cell>
              <table:table-cell office:value-type="float" office:value="0.721838">
                <text:p>0.721838</text:p>
              </table:table-cell>
              <table:table-cell office:value-type="float" office:value="0.062099">
                <text:p>0.0620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00544">
                <text:p>1.900544</text:p>
              </table:table-cell>
              <table:table-cell office:value-type="float" office:value="0.694997">
                <text:p>0.694997</text:p>
              </table:table-cell>
              <table:table-cell office:value-type="float" office:value="0.057422">
                <text:p>0.0574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08736">
                <text:p>1.908736</text:p>
              </table:table-cell>
              <table:table-cell office:value-type="float" office:value="0.690383">
                <text:p>0.690383</text:p>
              </table:table-cell>
              <table:table-cell office:value-type="float" office:value="0.063896">
                <text:p>0.0638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16928">
                <text:p>1.916928</text:p>
              </table:table-cell>
              <table:table-cell office:value-type="float" office:value="0.676287">
                <text:p>0.676287</text:p>
              </table:table-cell>
              <table:table-cell office:value-type="float" office:value="0.059235">
                <text:p>0.0592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2512">
                <text:p>1.92512</text:p>
              </table:table-cell>
              <table:table-cell office:value-type="float" office:value="0.654994">
                <text:p>0.654994</text:p>
              </table:table-cell>
              <table:table-cell office:value-type="float" office:value="0.057766">
                <text:p>0.0577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33312">
                <text:p>1.933312</text:p>
              </table:table-cell>
              <table:table-cell office:value-type="float" office:value="0.680756">
                <text:p>0.680756</text:p>
              </table:table-cell>
              <table:table-cell office:value-type="float" office:value="0.056551">
                <text:p>0.0565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41504">
                <text:p>1.941504</text:p>
              </table:table-cell>
              <table:table-cell office:value-type="float" office:value="0.724213">
                <text:p>0.724213</text:p>
              </table:table-cell>
              <table:table-cell office:value-type="float" office:value="0.060181">
                <text:p>0.0601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49696">
                <text:p>1.949696</text:p>
              </table:table-cell>
              <table:table-cell office:value-type="float" office:value="0.66654">
                <text:p>0.66654</text:p>
              </table:table-cell>
              <table:table-cell office:value-type="float" office:value="0.060561">
                <text:p>0.0605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57888">
                <text:p>1.957888</text:p>
              </table:table-cell>
              <table:table-cell office:value-type="float" office:value="0.632349">
                <text:p>0.632349</text:p>
              </table:table-cell>
              <table:table-cell office:value-type="float" office:value="0.056273">
                <text:p>0.0562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6608">
                <text:p>1.96608</text:p>
              </table:table-cell>
              <table:table-cell office:value-type="float" office:value="0.69866">
                <text:p>0.69866</text:p>
              </table:table-cell>
              <table:table-cell office:value-type="float" office:value="0.049526">
                <text:p>0.0495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74272">
                <text:p>1.974272</text:p>
              </table:table-cell>
              <table:table-cell office:value-type="float" office:value="0.687093">
                <text:p>0.687093</text:p>
              </table:table-cell>
              <table:table-cell office:value-type="float" office:value="0.048245">
                <text:p>0.048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82464">
                <text:p>1.982464</text:p>
              </table:table-cell>
              <table:table-cell office:value-type="float" office:value="0.693869">
                <text:p>0.693869</text:p>
              </table:table-cell>
              <table:table-cell office:value-type="float" office:value="0.059213">
                <text:p>0.0592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0656">
                <text:p>1.990656</text:p>
              </table:table-cell>
              <table:table-cell office:value-type="float" office:value="0.670089">
                <text:p>0.670089</text:p>
              </table:table-cell>
              <table:table-cell office:value-type="float" office:value="0.052839">
                <text:p>0.052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8848">
                <text:p>1.998848</text:p>
              </table:table-cell>
              <table:table-cell office:value-type="float" office:value="0.669661">
                <text:p>0.669661</text:p>
              </table:table-cell>
              <table:table-cell office:value-type="float" office:value="0.055285">
                <text:p>0.055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